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ΚΑΤΑ ΜΑΘΘΑΙΟΝ</text:h>
      <text:p text:style-name="Text_20_body"/>
      <text:p text:style-name="P4">ΚΑΤΑ ΜΑΘΘΑΙΟΝ  1</text:p>
      <text:p text:style-name="Text_20_body"><text:span text:style-name="T2">1</text:span> <text:span text:style-name="T1">Βίβλος γενέσεως Ἰησοῦ Χριστοῦ υἱοῦ Δαυὶδ υἱοῦ Ἀβραάμ.</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ίαν,</text:span> <text:span text:style-name="T2">9</text:span> <text:span text:style-name="T1">Ὀζ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ίμ, Ἐλιακὶμ δὲ ἐγέννησεν τὸν Ἀζώρ,</text:span> <text:span text:style-name="T2">14</text:span> <text:span text:style-name="T1">Ἀζὼρ δὲ ἐγέννησεν τὸν Σαδώκ, Σαδὼκ δὲ ἐγέννησεν τὸν Ἀχίμ, Ἀχὶμ δὲ ἐγέννησεν τὸν Ἐλιούδ,</text:span> <text:span text:style-name="T2">15</text:span> <text:span text:style-name="T1">Ἐλιοὺδ δὲ ἐγέννησεν τὸν Ἐλεάζαρ, Ἐλεάζαρ δὲ ἐγέννησεν τὸν Ματθάν, Ματ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text:span> <text:span text:style-name="T2">19</text:span> <text:span text:style-name="T1">Ἰωσὴφ δὲ ὁ ἀνὴρ αὐτῆς, δίκαιος ὢν καὶ μὴ θέλων αὐτὴν δειγματίσαι, ἐβουλήθη λάθρᾳ ἀπολῦσαι αὐτήν.</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text:span> <text:span text:style-name="T2">22</text:span> <text:span text:style-name="T1">τοῦτο δὲ ὅλον γέγονεν ἵνα πληρωθῇ τὸ ῥηθὲν ὑπὸ κυρίου διὰ τοῦ προφήτου λέγοντος·</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text:span> </text:p>
      <text:p text:style-name="P4">ΚΑΤΑ ΜΑΘΘΑΙΟΝ  2</text:p>
      <text:p text:style-name="Text_20_body"><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text:span> <text:span text:style-name="T2">3</text:span> <text:span text:style-name="T1">ἀκούσας δὲ ὁ βασιλεὺς Ἡρῴδης ἐταράχθη καὶ πᾶσα Ἱεροσόλυμα 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text:span> <text:span text:style-name="T2">5</text:span> <text:span text:style-name="T1">οἱ δὲ εἶπαν αὐτῷ· ἐν Βηθλέεμ τῆς Ἰουδαίας· οὕτως γὰρ γέγραπται διὰ τοῦ προφήτου·</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text:span> <text:span text:style-name="T2">10</text:span> <text:span text:style-name="T1">ἰδόντες δὲ τὸν ἀστέρα ἐχάρησαν χαρὰν μεγάλην σφόδρα.</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text:span> <text:span text:style-name="T2">12</text:span> <text:span text:style-name="T1">Καὶ χρηματισθέντες κατ᾽ ὄναρ μὴ ἀνακάμψαι πρὸς Ἡρῴδην, δι᾽ ἄλλης ὁδοῦ ἀνεχώρησαν εἰς τὴν χώραν αὐτῶν.</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text:span> <text:span text:style-name="T2">17</text:span> <text:span text:style-name="T1">τότε ἐπληρώθη τὸ ῥηθὲν διὰ Ἰερεμίου τοῦ προφήτου λέγοντος·</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text:span> <text:span text:style-name="T2">21</text:span> <text:span text:style-name="T1">ὁ δὲ ἐγερθεὶς παρέλαβεν τὸ παιδίον καὶ τὴν μητέρα αὐτοῦ καὶ εἰσῆλθεν εἰς γῆν Ἰσραήλ.</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text:span> </text:p>
      <text:p text:style-name="P4">ΚΑΤΑ ΜΑΘΘΑΙΟΝ  3</text:p>
      <text:p text:style-name="Text_20_body"><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καὶ] λέγων· μετανοεῖτε· ἤγγικεν γὰρ ἡ βασιλεία τῶν οὐρανῶν.</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text:span> <text:span text:style-name="T2">8</text:span> <text:span text:style-name="T1">ποιήσατε οὖν καρπὸν ἄξιον τῆς 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text:span> <text:span text:style-name="T2">13</text:span> <text:span text:style-name="T1">Τότε παραγίνεται ὁ Ἰησοῦς ἀπὸ τῆς Γαλιλαίας ἐπὶ τὸν Ἰορδάνην πρὸς τὸν Ἰωάννην τοῦ βαπτισθῆναι ὑπ᾽ αὐτοῦ.</text:span> <text:span text:style-name="T2">14</text:span> <text:span text:style-name="T1">ὁ δὲ Ἰωάννης διεκώλυεν αὐτὸν λέγων· ἐγὼ χρείαν ἔχω ὑπὸ σοῦ βαπτισθῆναι, καὶ σὺ ἔρχῃ πρός με;</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text:span> <text:span text:style-name="T2">16</text:span> <text:span text:style-name="T1">βαπτισθεὶς δὲ ὁ Ἰησοῦς εὐθὺς ἀνέβη ἀπὸ τοῦ ὕδατος· καὶ ἰδοὺ ἠνεῴχθησαν [αὐτῷ] οἱ οὐρανοί, καὶ εἶδεν [τὸ] πνεῦμα [τοῦ] θεοῦ καταβαῖνον ὡσεὶ περιστερὰν [καὶ] ἐρχόμενον ἐπ᾽ αὐτόν·</text:span> <text:span text:style-name="T2">17</text:span> <text:span text:style-name="T1">καὶ ἰδοὺ φωνὴ ἐκ τῶν οὐρανῶν λέγουσα· οὗτός ἐστιν ὁ υἱός μου ὁ ἀγαπητός, ἐν ᾧ εὐδόκησα.</text:span> </text:p>
      <text:p text:style-name="P4">ΚΑΤΑ ΜΑΘΘΑΙΟΝ  4</text:p>
      <text:p text:style-name="Text_20_body"><text:span text:style-name="T2">1</text:span> <text:span text:style-name="T1">Τότε ὁ Ἰησοῦς ἀνήχθη εἰς τὴν ἔρημον ὑπὸ τοῦ πνεύματος πειρασθῆναι ὑπὸ τοῦ διαβόλου.</text:span> <text:span text:style-name="T2">2</text:span> <text:span text:style-name="T1">καὶ νηστεύσας ἡμέρας τεσσεράκοντα καὶ νύκτας τεσσεράκοντα, ὕστερον ἐπείνασεν.</text:span> <text:span text:style-name="T2">3</text:span> <text:span text:style-name="T1">καὶ προσελθὼν ὁ πειράζων εἶπεν αὐτῷ· εἰ υἱὸς εἶ τοῦ θεοῦ, εἰπὲ ἵνα οἱ λίθοι οὗτοι ἄρτοι γένωνται.</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text:span> <text:span text:style-name="T2">7</text:span> <text:span text:style-name="T1">ἔφη αὐτῷ ὁ Ἰησοῦς· πάλιν γέγραπται· οὐκ ἐκπειράσεις κύριον τὸν θεόν σου.</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text:span> <text:span text:style-name="T2">11</text:span> <text:span text:style-name="T1">Τότε ἀφίησιν αὐτὸν ὁ διάβολος, καὶ ἰδοὺ ἄγγελοι προσῆλθον καὶ διηκόνουν αὐτῷ.</text:span> <text:span text:style-name="T2">12</text:span> <text:span text:style-name="T1">Ἀκούσας δὲ ὅτι Ἰωάννης παρεδόθη ἀνεχώρησεν εἰς τὴν Γαλιλαίαν.</text:span> <text:span text:style-name="T2">13</text:span> <text:span text:style-name="T1">καὶ καταλιπὼν τὴν Ναζαρὰ ἐλθὼν κατῴκησεν εἰς Καφαρναοὺμ τὴν παραθαλασσίαν ἐν ὁρίοις Ζαβουλὼν καὶ Νεφθαλίμ·</text:span> <text:span text:style-name="T2">14</text:span> <text:span text:style-name="T1">ἵνα πληρωθῇ τὸ ῥηθὲν διὰ Ἠσαΐου τοῦ προφήτου λέγοντος·</text:span> <text:span text:style-name="T2">15</text:span> <text:span text:style-name="T1">γῆ Ζαβουλὼν καὶ γῆ Νεφθαλίμ, ὁδὸν θαλάσσης, πέραν τοῦ Ἰορδάνου, Γαλιλαία τῶν ἐθνῶν,</text:span> <text:span text:style-name="T2">16</text:span> <text:span text:style-name="T1">ὁ λαὸς ὁ καθήμενος ἐν { σκότει } σκοτίᾳ { --- } φῶς εἶδεν μέγα, καὶ τοῖς καθημένοις ἐν χώρᾳ καὶ σκιᾷ θανάτου φῶς ἀνέτειλεν αὐτοῖς.</text:span> <text:span text:style-name="T2">17</text:span> <text:span text:style-name="T1">Ἀπὸ τότε ἤρξατο ὁ Ἰησοῦς κηρύσσειν καὶ λέγειν· μετανοεῖτε· ἤγγικεν γὰρ ἡ βασιλεία τῶν οὐρανῶν.</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text:span> <text:span text:style-name="T2">19</text:span> <text:span text:style-name="T1">καὶ λέγει αὐτοῖς· δεῦτε ὀπίσω μου, καὶ ποιήσω ὑμᾶς ἁλιεῖς ἀνθρώπων.</text:span> <text:span text:style-name="T2">20</text:span> <text:span text:style-name="T1">οἱ δὲ εὐθέως ἀφέντες τὰ δίκτυα ἠκολούθησαν αὐτῷ.</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text:span> <text:span text:style-name="T2">22</text:span> <text:span text:style-name="T1">οἱ δὲ εὐθέως ἀφέντες τὸ πλοῖον καὶ τὸν πατέρα αὐτῶν ἠκολούθησαν αὐτῷ.</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text:span> </text:p>
      <text:p text:style-name="P4">ΚΑΤΑ ΜΑΘΘΑΙΟΝ  5</text:p>
      <text:p text:style-name="Text_20_body"><text:span text:style-name="T2">1</text:span> <text:span text:style-name="T1">Ἰδὼν δὲ τοὺς ὄχλους ἀνέβη εἰς τὸ ὄρος, καὶ καθίσαντος αὐτοῦ προσῆλθαν αὐτῷ οἱ μαθηταὶ αὐτοῦ·</text:span> <text:span text:style-name="T2">2</text:span> <text:span text:style-name="T1">καὶ ἀνοίξας τὸ στόμα αὐτοῦ ἐδίδασκεν αὐτοὺς λέγων·</text:span> <text:span text:style-name="T2">3</text:span> <text:span text:style-name="T1">Μακάριοι οἱ πτωχοὶ τῷ πνεύματι, ὅτι αὐτῶν ἐστιν ἡ βασιλεία τῶν οὐρανῶν.</text:span> <text:span text:style-name="T2">4</text:span> <text:span text:style-name="T1">μακάριοι οἱ πενθοῦντες, ὅτι αὐτοὶ παρακληθήσονται.</text:span> <text:span text:style-name="T2">5</text:span> <text:span text:style-name="T1">μακάριοι οἱ πραεῖς, ὅτι αὐτοὶ κληρονομήσουσιν τὴν γῆν.</text:span> <text:span text:style-name="T2">6</text:span> <text:span text:style-name="T1">μακάριοι οἱ πεινῶντες καὶ διψῶντες τὴν δικαιοσύνην, ὅτι αὐτοὶ χορτασθήσονται.</text:span> <text:span text:style-name="T2">7</text:span> <text:span text:style-name="T1">μακάριοι οἱ ἐλεήμονες, ὅτι αὐτοὶ ἐλεηθήσονται.</text:span> <text:span text:style-name="T2">8</text:span> <text:span text:style-name="T1">μακάριοι οἱ καθαροὶ τῇ καρδίᾳ, ὅτι αὐτοὶ τὸν θεὸν ὄψονται.</text:span> <text:span text:style-name="T2">9</text:span> <text:span text:style-name="T1">μακάριοι οἱ εἰρηνοποιοί, ὅτι αὐτοὶ υἱοὶ θεοῦ κληθήσονται.</text:span> <text:span text:style-name="T2">10</text:span> <text:span text:style-name="T1">μακάριοι οἱ δεδιωγμένοι ἕνεκεν δικαιοσύνης, ὅτι αὐτῶν ἐστιν ἡ βασιλεία τῶν οὐρανῶν.</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text:span> <text:span text:style-name="T2">14</text:span> <text:span text:style-name="T1">Ὑμεῖς ἐστε τὸ φῶς τοῦ κόσμου. οὐ δύναται πόλις κρυβῆναι ἐπάνω ὄρους κειμένη·</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text:span> <text:span text:style-name="T2">17</text:span> <text:span text:style-name="T1">Μὴ νομίσητε ὅτι ἦλθον καταλῦσαι τὸν νόμον ἢ τοὺς προφήτας· οὐκ ἦλθον καταλῦσαι ἀλλὰ πληρῶσαι.</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text:span> <text:span text:style-name="T2">21</text:span> <text:span text:style-name="T1">Ἠκούσατε ὅτι ἐρρέθη τοῖς ἀρχαίοις· οὐ φονεύσεις· ὃς δ᾽ ἂν φονεύσῃ, ἔνοχος ἔσται τῇ κρίσει.</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text:span> <text:span text:style-name="T2">26</text:span> <text:span text:style-name="T1">ἀμὴν λέγω σοι, οὐ μὴ ἐξέλθῃς ἐκεῖθεν, ἕως ἂν ἀποδῷς τὸν ἔσχατον κοδράντην.</text:span> <text:span text:style-name="T2">27</text:span> <text:span text:style-name="T1">Ἠκούσατε ὅτι ἐρρέθη· οὐ μοιχεύσεις.</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text:span> <text:span text:style-name="T2">29</text:span> <text:span text:style-name="T1">Εἰ δὲ ὁ ὀφθαλμός σου ὁ δεξιὸς σκανδαλίζει σε, ἔξελε αὐτὸν καὶ βάλε ἀπὸ σοῦ· συμφέρει γάρ σοι ἵνα ἀπόληται ἓν τῶν μελῶν σου καὶ μὴ ὅλον τὸ σῶμά σου βληθῇ εἰς γέενναν.</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text:span> <text:span text:style-name="T2">31</text:span> <text:span text:style-name="T1">Ἐρρέθη δέ· ὃς ἂν ἀπολύσῃ τὴν γυναῖκα αὐτοῦ, δότω αὐτῇ ἀποστάσιον.</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text:span> <text:span text:style-name="T2">33</text:span> <text:span text:style-name="T1">Πάλιν ἠκούσατε ὅτι ἐρρέθη τοῖς ἀρχαίοις· οὐκ ἐπιορκήσεις, ἀποδώσεις δὲ τῷ κυρίῳ τοὺς ὅρκους σου.</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text:span> <text:span text:style-name="T2">37</text:span> <text:span text:style-name="T1">ἔστω δὲ ὁ λόγος ὑμῶν ναὶ ναί, οὒ οὔ· τὸ δὲ περισσὸν τούτων ἐκ τοῦ πονηροῦ ἐστιν.</text:span> <text:span text:style-name="T2">38</text:span> <text:span text:style-name="T1">Ἠκούσατε ὅτι ἐρρέθη· ὀφθαλμὸν ἀντὶ ὀφθαλμοῦ καὶ ὀδόντα ἀντὶ ὀδόντος.</text:span> <text:span text:style-name="T2">39</text:span> <text:span text:style-name="T1">ἐγὼ δὲ λέγω ὑμῖν μὴ ἀντιστῆναι τῷ πονηρῷ· ἀλλ᾽ ὅστις σε ῥαπίζει εἰς τὴν δεξιὰν σιαγόνα [σου], στρέψον αὐτῷ καὶ τὴν ἄλλην·</text:span> <text:span text:style-name="T2">40</text:span> <text:span text:style-name="T1">καὶ τῷ θέλοντί σοι κριθῆναι καὶ τὸν χιτῶνά σου λαβεῖν, ἄφες αὐτῷ καὶ τὸ ἱμάτιον·</text:span> <text:span text:style-name="T2">41</text:span> <text:span text:style-name="T1">καὶ ὅστις σε ἀγγαρεύσει μίλιον ἕν, ὕπαγε μετ᾽ αὐτοῦ δύο.</text:span> <text:span text:style-name="T2">42</text:span> <text:span text:style-name="T1">τῷ αἰτοῦντί σε δός, καὶ τὸν θέλοντα ἀπὸ σοῦ δανίσασθαι μὴ ἀποστραφῇς.</text:span> <text:span text:style-name="T2">43</text:span> <text:span text:style-name="T1">Ἠκούσατε ὅτι ἐρρέθη· ἀγαπήσεις τὸν πλησίον σου καὶ μισήσεις τὸν ἐχθρόν σου.</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text:span> <text:span text:style-name="T2">46</text:span> <text:span text:style-name="T1">ἐὰν γὰρ ἀγαπήσητε τοὺς ἀγαπῶντας ὑμᾶς, τίνα μισθὸν ἔχετε; οὐχὶ καὶ οἱ τελῶναι τὸ αὐτὸ ποιοῦσιν;</text:span> <text:span text:style-name="T2">47</text:span> <text:span text:style-name="T1">καὶ ἐὰν ἀσπάσησθε τοὺς ἀδελφοὺς ὑμῶν μόνον, τί περισσὸν ποιεῖτε; οὐχὶ καὶ οἱ ἐθνικοὶ τὸ αὐτὸ ποιοῦσιν;</text:span> <text:span text:style-name="T2">48</text:span> <text:span text:style-name="T1">ἔσεσθε οὖν ὑμεῖς τέλειοι ὡς ὁ πατὴρ ὑμῶν ὁ οὐράνιος τέλειός ἐστιν.</text:span> </text:p>
      <text:p text:style-name="P4">ΚΑΤΑ ΜΑΘΘΑΙΟΝ  6</text:p>
      <text:p text:style-name="Text_20_body"><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text:span> <text:span text:style-name="T2">8</text:span> <text:span text:style-name="T1">μὴ οὖν ὁμοιωθῆτε αὐτοῖς· οἶδεν γὰρ ὁ πατὴρ ὑμῶν ὧν χρείαν ἔχετε πρὸ τοῦ ὑμᾶς αἰτῆσαι αὐτόν.</text:span> <text:span text:style-name="T2">9</text:span> <text:span text:style-name="T1">Οὕτως οὖν προσεύχεσθε ὑμεῖς· Πάτερ ἡμῶν ὁ ἐν τοῖς οὐρανοῖς· ἁγιασθήτω τὸ ὄνομά σου·</text:span> <text:span text:style-name="T2">10</text:span> <text:span text:style-name="T1">ἐλθέτω ἡ βασιλεία σου· γενηθήτω τὸ θέλημά σου, ὡς ἐν οὐρανῷ καὶ ἐπὶ γῆς·</text:span> <text:span text:style-name="T2">11</text:span> <text:span text:style-name="T1">τὸν ἄρτον ἡμῶν τὸν ἐπιούσιον δὸς ἡμῖν σήμερον·</text:span> <text:span text:style-name="T2">12</text:span> <text:span text:style-name="T1">καὶ ἄφες ἡμῖν τὰ ὀφειλήματα ἡμῶν, ὡς καὶ ἡμεῖς ἀφήκαμεν τοῖς ὀφειλέταις ἡμῶν·</text:span> <text:span text:style-name="T2">13</text:span> <text:span text:style-name="T1">καὶ μὴ εἰσενέγκῃς ἡμᾶς εἰς πειρασμόν, ἀλλὰ ῥῦσαι ἡμᾶς ἀπὸ τοῦ πονηροῦ.</text:span> <text:span text:style-name="T2">14</text:span> <text:span text:style-name="T1">Ἐὰν γὰρ ἀφῆτε τοῖς ἀνθρώποις τὰ παραπτώματα αὐτῶν, ἀφήσει καὶ ὑμῖν ὁ πατὴρ ὑμῶν ὁ οὐράνιος·</text:span> <text:span text:style-name="T2">15</text:span> <text:span text:style-name="T1">ἐὰν δὲ μὴ ἀφῆτε τοῖς ἀνθρώποις, οὐδὲ ὁ πατὴρ ὑμῶν ἀφήσει τὰ παραπτώματα ὑμῶν.</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text:span> <text:span text:style-name="T2">21</text:span> <text:span text:style-name="T1">ὅπου γάρ ἐστιν ὁ θησαυρός σου, ἐκεῖ ἔσται καὶ ἡ καρδία σου.</text:span> <text:span text:style-name="T2">22</text:span> <text:span text:style-name="T1">Ὁ λύχνος τοῦ σώματός ἐστιν ὁ ὀφθαλμός. ἐὰν οὖν ᾖ ὁ ὀφθαλμός σου ἁπλοῦς, ὅλον τὸ σῶμά σου φωτεινὸν ἔσται·</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text:span> <text:span text:style-name="T2">27</text:span> <text:span text:style-name="T1">τίς δὲ ἐξ ὑμῶν μεριμνῶν δύναται προσθεῖναι ἐπὶ τὴν ἡλικίαν αὐτοῦ πῆχυν ἕνα;</text:span> <text:span text:style-name="T2">28</text:span> <text:span text:style-name="T1">Καὶ περὶ ἐνδύματος τί μεριμνᾶτε; καταμάθετε τὰ κρίνα τοῦ ἀγροῦ πῶς αὐξάνουσιν· οὐ κοπιῶσιν οὐδὲ νήθουσιν·</text:span> <text:span text:style-name="T2">29</text:span> <text:span text:style-name="T1">λέγω δὲ ὑμῖν ὅτι οὐδὲ Σολομὼν ἐν πάσῃ τῇ δόξῃ αὐτοῦ περιεβάλετο ὡς ἓν τούτων.</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text:span> <text:span text:style-name="T2">31</text:span> <text:span text:style-name="T1">Μὴ οὖν μεριμνήσητε λέγοντες· τί φάγωμεν; ἤ· τί πίωμεν; ἤ· τί περιβαλώμεθα;</text:span> <text:span text:style-name="T2">32</text:span> <text:span text:style-name="T1">πάντα γὰρ ταῦτα τὰ ἔθνη ἐπιζητοῦσιν· οἶδεν γὰρ ὁ πατὴρ ὑμῶν ὁ οὐράνιος ὅτι χρῄζετε τούτων ἁπάντων.</text:span> <text:span text:style-name="T2">33</text:span> <text:span text:style-name="T1">ζητεῖτε δὲ πρῶτον τὴν βασιλείαν [τοῦ θεοῦ] καὶ τὴν δικαιοσύνην αὐτοῦ, καὶ ταῦτα πάντα προστεθήσεται ὑμῖν.</text:span> <text:span text:style-name="T2">34</text:span> <text:span text:style-name="T1">Μὴ οὖν μεριμνήσητε εἰς τὴν αὔριον, ἡ γὰρ αὔριον μεριμνήσει ἑαυτῆς· ἀρκετὸν τῇ ἡμέρᾳ ἡ κακία αὐτῆς.</text:span> </text:p>
      <text:p text:style-name="P4">ΚΑΤΑ ΜΑΘΘΑΙΟΝ  7</text:p>
      <text:p text:style-name="Text_20_body"><text:span text:style-name="T2">1</text:span> <text:span text:style-name="T1">Μὴ κρίνετε, ἵνα μὴ κριθῆτε·</text:span> <text:span text:style-name="T2">2</text:span> <text:span text:style-name="T1">ἐν ᾧ γὰρ κρίματι κρίνετε κριθήσεσθε, καὶ ἐν ᾧ μέτρῳ μετρεῖτε μετρηθήσεται ὑμῖν.</text:span> <text:span text:style-name="T2">3</text:span> <text:span text:style-name="T1">Τί δὲ βλέπεις τὸ κάρφος τὸ ἐν τῷ ὀφθαλμῷ τοῦ ἀδελφοῦ σου, τὴν δὲ ἐν τῷ σῷ ὀφθαλμῷ δοκὸν οὐ κατανοεῖς;</text:span> <text:span text:style-name="T2">4</text:span> <text:span text:style-name="T1">ἢ πῶς ἐρεῖς τῷ ἀδελφῷ σου· ἄφες ἐκβάλω τὸ κάρφος ἐκ τοῦ ὀφθαλμοῦ σου, καὶ ἰδοὺ ἡ δοκὸς ἐν τῷ ὀφθαλμῷ σοῦ;</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text:span> <text:span text:style-name="T2">7</text:span> <text:span text:style-name="T1">Αἰτεῖτε καὶ δοθήσεται ὑμῖν, ζητεῖτε καὶ εὑρήσετε, κρούετε καὶ ἀνοιγήσεται ὑμῖν·</text:span> <text:span text:style-name="T2">8</text:span> <text:span text:style-name="T1">πᾶς γὰρ ὁ αἰτῶν λαμβάνει καὶ ὁ ζητῶν εὑρίσκει καὶ τῷ κρούοντι ἀνοιγήσεται.</text:span> <text:span text:style-name="T2">9</text:span> <text:span text:style-name="T1">ἢ τίς ἐστιν ἐξ ὑμῶν ἄνθρωπος, ὃν αἰτήσει ὁ υἱὸς αὐτοῦ ἄρτον, μὴ λίθον ἐπιδώσει αὐτῷ;</text:span> <text:span text:style-name="T2">10</text:span> <text:span text:style-name="T1">ἢ καὶ ἰχθὺν αἰτήσει, μὴ ὄφιν ἐπιδώσει αὐτῷ;</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προφῆται.</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text:span> <text:span text:style-name="T2">14</text:span> <text:span text:style-name="T1">τί στενὴ ἡ πύλη καὶ τεθλιμμένη ἡ ὁδὸς ἡ ἀπάγουσα εἰς τὴν ζωὴν καὶ ὀλίγοι εἰσὶν οἱ εὑρίσκοντες αὐτήν.</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text:span> <text:span text:style-name="T2">16</text:span> <text:span text:style-name="T1">ἀπὸ τῶν καρπῶν αὐτῶν ἐπιγνώσεσθε αὐτούς. μήτι συλλέγουσιν ἀπὸ ἀκανθῶν σταφυλὰς ἢ ἀπὸ τριβόλων σῦκα;</text:span> <text:span text:style-name="T2">17</text:span> <text:span text:style-name="T1">Οὕτως πᾶν δένδρον ἀγαθὸν καρποὺς καλοὺς ποιεῖ, τὸ δὲ σαπρὸν δένδρον καρποὺς πονηροὺς ποιεῖ.</text:span> <text:span text:style-name="T2">18</text:span> <text:span text:style-name="T1">οὐ δύναται δένδρον ἀγαθὸν καρποὺς πονηροὺς ποιεῖν οὐδὲ δένδρον σαπρὸν καρποὺς καλοὺς ποιεῖν.</text:span> <text:span text:style-name="T2">19</text:span> <text:span text:style-name="T1">πᾶν δένδρον μὴ ποιοῦν καρπὸν καλὸν ἐκκόπτεται καὶ εἰς πῦρ βάλλεται.</text:span> <text:span text:style-name="T2">20</text:span> <text:span text:style-name="T1">ἄρα γε ἀπὸ τῶν καρπῶν αὐτῶν ἐπιγνώσεσθε αὐτούς.</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text:span> <text:span text:style-name="T2">23</text:span> <text:span text:style-name="T1">καὶ τότε ὁμολογήσω αὐτοῖς ὅτι οὐδέποτε ἔγνων ὑμᾶς· ἀποχωρεῖτε ἀπ᾽ ἐμοῦ οἱ ἐργαζόμενοι τὴν ἀνομίαν.</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text:span> <text:span text:style-name="T2">28</text:span> <text:span text:style-name="T1">Καὶ ἐγένετο ὅτε ἐτέλεσεν ὁ Ἰησοῦς τοὺς λόγους τούτους, ἐξεπλήσσοντο οἱ ὄχλοι ἐπὶ τῇ διδαχῇ αὐτοῦ·</text:span> <text:span text:style-name="T2">29</text:span> <text:span text:style-name="T1">ἦν γὰρ διδάσκων αὐτοὺς ὡς ἐξουσίαν ἔχων καὶ οὐχ ὡς οἱ γραμματεῖς αὐτῶν.</text:span> </text:p>
      <text:p text:style-name="P4">ΚΑΤΑ ΜΑΘΘΑΙΟΝ  8</text:p>
      <text:p text:style-name="Text_20_body"><text:span text:style-name="T2">1</text:span> <text:span text:style-name="T1">Καταβάντος δὲ αὐτοῦ ἀπὸ τοῦ ὄρους ἠκολούθησαν αὐτῷ ὄχλοι πολλοί.</text:span> <text:span text:style-name="T2">2</text:span> <text:span text:style-name="T1">καὶ ἰδοὺ λεπρὸς προσελθὼν προσεκύνει αὐτῷ λέγων· κύριε, ἐὰν θέλῃς δύνασαί με καθαρίσαι.</text:span> <text:span text:style-name="T2">3</text:span> <text:span text:style-name="T1">καὶ ἐκτείνας τὴν χεῖρα ἥψατο αὐτοῦ λέγων· θέλω, καθαρίσθητι· καὶ εὐθέως ἐκαθαρίσθη αὐτοῦ ἡ λέπρα.</text:span> <text:span text:style-name="T2">4</text:span> <text:span text:style-name="T1">καὶ λέγει αὐτῷ ὁ Ἰησοῦς· ὅρα μηδενὶ εἴπῃς, ἀλλ᾽ ὕπαγε σεαυτὸν δεῖξον τῷ ἱερεῖ καὶ προσένεγκον τὸ δῶρον ὃ προσέταξεν Μωϋσῆς, εἰς μαρτύριον αὐτοῖς.</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text:span> <text:span text:style-name="T2">7</text:span> <text:span text:style-name="T1">καὶ λέγει αὐτῷ· ἐγὼ ἐλθὼν θεραπεύσω αὐτόν.</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text:span> <text:span text:style-name="T2">9</text:span> <text:span text:style-name="T1">καὶ γὰρ ἐγὼ ἄνθρωπός εἰμι ὑπὸ ἐξουσίαν, τασσόμενος, { --- }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text:span> <text:span text:style-name="T2">13</text:span> <text:span text:style-name="T1">καὶ εἶπεν ὁ Ἰησοῦς τῷ ἑκατοντάρχῃ· ὕπαγε, ὡς ἐπίστευσας γενηθήτω σοι. καὶ ἰάθη ὁ παῖς [αὐτοῦ] ἐν τῇ ὥρᾳ ἐκείνῃ.</text:span> <text:span text:style-name="T2">14</text:span> <text:span text:style-name="T1">Καὶ ἐλθὼν ὁ Ἰησοῦς εἰς τὴν οἰκίαν Πέτρου εἶδεν τὴν πενθερὰν αὐτοῦ βεβλημένην καὶ πυρέσσουσαν·</text:span> <text:span text:style-name="T2">15</text:span> <text:span text:style-name="T1">καὶ ἥψατο τῆς χειρὸς αὐτῆς, καὶ ἀφῆκεν αὐτὴν ὁ πυρετός, καὶ ἠγέρθη καὶ διηκόνει αὐτῷ.</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text:span> <text:span text:style-name="T2">18</text:span> <text:span text:style-name="T1">Ἰδὼν δὲ ὁ Ἰησοῦς ὄχλον περὶ αὐτὸν ἐκέλευσεν ἀπελθεῖν εἰς τὸ πέραν.</text:span> <text:span text:style-name="T2">19</text:span> <text:span text:style-name="T1">καὶ προσελθὼν εἷς γραμματεὺς εἶπεν αὐτῷ· διδάσκαλε, ἀκολουθήσω σοι ὅπου ἐὰν ἀπέρχῃ.</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21</text:span> <text:span text:style-name="T1">ἕτερος δὲ τῶν μαθητῶν [αὐτοῦ] εἶπεν αὐτῷ· κύριε, ἐπίτρεψόν μοι πρῶτον ἀπελθεῖν καὶ θάψαι τὸν πατέρα μου.</text:span> <text:span text:style-name="T2">22</text:span> <text:span text:style-name="T1">ὁ δὲ Ἰησοῦς λέγει αὐτῷ· ἀκολούθει μοι καὶ ἄφες τοὺς νεκροὺς θάψαι τοὺς ἑαυτῶν νεκρούς.</text:span> <text:span text:style-name="T2">23</text:span> <text:span text:style-name="T1">Καὶ ἐμβάντι αὐτῷ εἰς τὸ πλοῖον ἠκολούθησαν αὐτῷ οἱ μαθηταὶ αὐτοῦ.</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text:span> <text:span text:style-name="T2">25</text:span> <text:span text:style-name="T1">καὶ προσελθόντες ἤγειραν αὐτὸν λέγοντες· κύριε, σῶσον, ἀπολλύμεθα.</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text:span> <text:span text:style-name="T2">27</text:span> <text:span text:style-name="T1">οἱ δὲ ἄνθρωποι ἐθαύμασαν λέγοντες· ποταπός ἐστιν οὗτος ὅτι καὶ οἱ ἄνεμοι καὶ ἡ θάλασσα αὐτῷ ὑπακούουσιν;</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text:span> <text:span text:style-name="T2">29</text:span> <text:span text:style-name="T1">καὶ ἰδοὺ ἔκραξαν λέγοντες· τί ἡμῖν καὶ σοί, υἱὲ τοῦ θεοῦ; ἦλθες ὧδε πρὸ καιροῦ βασανίσαι ἡμᾶς;</text:span> <text:span text:style-name="T2">30</text:span> <text:span text:style-name="T1">ἦν δὲ μακρὰν ἀπ᾽ αὐτῶν ἀγέλη χοίρων πολλῶν βοσκομένη.</text:span> <text:span text:style-name="T2">31</text:span> <text:span text:style-name="T1">οἱ δὲ δαίμονες παρεκάλουν αὐτὸν λέγοντες· εἰ ἐκβάλλεις ἡμᾶς, ἀπόστειλον ἡμᾶς εἰς τὴν ἀγέλην τῶν χοίρων.</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text:span> <text:span text:style-name="T2">33</text:span> <text:span text:style-name="T1">οἱ δὲ βόσκοντες ἔφυγον, καὶ ἀπελθόντες εἰς τὴν πόλιν ἀπήγγειλαν πάντα καὶ τὰ τῶν δαιμονιζομένων.</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text:span> </text:p>
      <text:p text:style-name="P4">ΚΑΤΑ ΜΑΘΘΑΙΟΝ  9</text:p>
      <text:p text:style-name="Text_20_body"><text:span text:style-name="T2">1</text:span> <text:span text:style-name="T1">Καὶ ἐμβὰς εἰς πλοῖον διεπέρασεν καὶ ἦλθεν εἰς τὴν ἰδίαν πόλιν.</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text:span> <text:span text:style-name="T2">3</text:span> <text:span text:style-name="T1">Καὶ ἰδού τινες τῶν γραμματέων εἶπαν ἐν ἑαυτοῖς· οὗτος βλασφημεῖ.</text:span> <text:span text:style-name="T2">4</text:span> <text:span text:style-name="T1">καὶ ἰδὼν ὁ Ἰησοῦς τὰς ἐνθυμήσεις αὐτῶν εἶπεν· ἱνατί ἐνθυμεῖσθε πονηρὰ ἐν ταῖς καρδίαις ὑμῶν;</text:span> <text:span text:style-name="T2">5</text:span> <text:span text:style-name="T1">τί γάρ ἐστιν εὐκοπώτερον, εἰπεῖν· ἀφίενταί σου αἱ ἁμαρτίαι, ἢ εἰπεῖν· ἔγειρε καὶ περιπάτει;</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text:span> <text:span text:style-name="T2">7</text:span> <text:span text:style-name="T1">καὶ ἐγερθεὶς ἀπῆλθεν εἰς τὸν οἶκον αὐτοῦ.</text:span> <text:span text:style-name="T2">8</text:span> <text:span text:style-name="T1">ἰδόντες δὲ οἱ ὄχλοι ἐφοβήθησαν καὶ ἐδόξασαν τὸν θεὸν τὸν δόντα ἐξουσίαν τοιαύτην τοῖς ἀνθρώποις.</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text:span> <text:span text:style-name="T2">12</text:span> <text:span text:style-name="T1">Ὁ δὲ ἀκούσας εἶπεν· οὐ χρείαν ἔχουσιν οἱ ἰσχύοντες ἰατροῦ ἀλλ᾽ οἱ κακῶς ἔχοντες.</text:span> <text:span text:style-name="T2">13</text:span> <text:span text:style-name="T1">πορευθέντες δὲ μάθετε τί ἐστιν· ἔλεος θέλω καὶ οὐ θυσίαν· οὐ γὰρ ἦλθον καλέσαι δικαίους ἀλλ᾽ ἁμαρτωλούς.</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text:span> <text:span text:style-name="T2">18</text:span> <text:span text:style-name="T1">Ταῦτα αὐτοῦ λαλοῦντος αὐτοῖς, ἰδοὺ ἄρχων εἷς { ἐλθὼν } προσελθὼν { --- } προσεκύνει αὐτῷ λέγων ὅτι ἡ θυγάτηρ μου ἄρτι ἐτελεύτησεν· ἀλλ᾽ ἐλθὼν ἐπίθες τὴν χεῖρά σου ἐπ᾽ αὐτήν, καὶ ζήσεται.</text:span> <text:span text:style-name="T2">19</text:span> <text:span text:style-name="T1">καὶ ἐγερθεὶς ὁ Ἰησοῦς ἠκολούθησεν αὐτῷ καὶ οἱ μαθηταὶ αὐτοῦ.</text:span> <text:span text:style-name="T2">20</text:span> <text:span text:style-name="T1">Καὶ ἰδοὺ γυνὴ αἱμορροοῦσα δώδεκα ἔτη προσελθοῦσα ὄπισθεν ἥψατο τοῦ κρασπέδου τοῦ ἱματίου αὐτοῦ·</text:span> <text:span text:style-name="T2">21</text:span> <text:span text:style-name="T1">ἔλεγεν γὰρ ἐν ἑαυτῇ· ἐὰν μόνον ἅψωμαι τοῦ ἱματίου αὐτοῦ σωθήσομαι.</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text:span> <text:span text:style-name="T2">25</text:span> <text:span text:style-name="T1">ὅτε δὲ ἐξεβλήθη ὁ ὄχλος εἰσελθὼν ἐκράτησεν τῆς χειρὸς αὐτῆς, καὶ ἠγέρθη τὸ κοράσιον.</text:span> <text:span text:style-name="T2">26</text:span> <text:span text:style-name="T1">καὶ ἐξῆλθεν ἡ φήμη αὕτη εἰς ὅλην τὴν γῆν ἐκείνην.</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text:span> <text:span text:style-name="T2">29</text:span> <text:span text:style-name="T1">τότε ἥψατο τῶν ὀφθαλμῶν αὐτῶν λέγων· κατὰ τὴν πίστιν ὑμῶν γενηθήτω ὑμῖν.</text:span> <text:span text:style-name="T2">30</text:span> <text:span text:style-name="T1">καὶ ἠνεῴχθησαν αὐτῶν οἱ ὀφθαλμοί. καὶ ἐνεβριμήθη αὐτοῖς ὁ Ἰησοῦς λέγων· ὁρᾶτε μηδεὶς γινωσκέτω.</text:span> <text:span text:style-name="T2">31</text:span> <text:span text:style-name="T1">οἱ δὲ ἐξελθόντες διεφήμισαν αὐτὸν ἐν ὅλῃ τῇ γῇ ἐκείνῃ.</text:span> <text:span text:style-name="T2">32</text:span> <text:span text:style-name="T1">Αὐτῶν δὲ ἐξερχομένων ἰδοὺ προσήνεγκαν αὐτῷ ἄνθρωπον κωφὸν δαιμονιζόμενον.</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text:span> <text:span text:style-name="T2">34</text:span> <text:span text:style-name="T1">οἱ δὲ Φαρισαῖοι ἔλεγον· ἐν τῷ ἄρχοντι τῶν δαιμονίων ἐκβάλλει τὰ δαιμόνια.</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text:span> <text:span text:style-name="T2">37</text:span> <text:span text:style-name="T1">τότε λέγει τοῖς μαθηταῖς αὐτοῦ· ὁ μὲν θερισμὸς πολύς, οἱ δὲ ἐργάται ὀλίγοι·</text:span> <text:span text:style-name="T2">38</text:span> <text:span text:style-name="T1">δεήθητε οὖν τοῦ κυρίου τοῦ θερισμοῦ ὅπως ἐκβάλῃ ἐργάτας εἰς τὸν θερισμὸν αὐτοῦ.</text:span> </text:p>
      <text:p text:style-name="P4"><text:soft-page-break/>ΚΑΤΑ ΜΑΘΘΑΙΟΝ  10</text:p>
      <text:p text:style-name="Text_20_body"><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text:span> <text:span text:style-name="T2">5</text:span> <text:span text:style-name="T1">Τούτους τοὺς δώδεκα ἀπέστειλεν ὁ Ἰησοῦς παραγγείλας αὐτοῖς λέγων· εἰς ὁδὸν ἐθνῶν μὴ ἀπέλθητε καὶ εἰς πόλιν Σαμαριτῶν μὴ εἰσέλθητε·</text:span> <text:span text:style-name="T2">6</text:span> <text:span text:style-name="T1">πορεύεσθε δὲ μᾶλλον πρὸς τὰ πρόβατα τὰ ἀπολωλότα οἴκου Ἰσραήλ.</text:span> <text:span text:style-name="T2">7</text:span> <text:span text:style-name="T1">πορευόμενοι δὲ κηρύσσετε λέγοντες ὅτι ἤγγικεν ἡ βασιλεία τῶν οὐρανῶν.</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text:span> <text:span text:style-name="T2">11</text:span> <text:span text:style-name="T1">Εἰς ἣν δ᾽ ἂν πόλιν ἢ κώμην εἰσέλθητε, ἐξετάσατε τίς ἐν αὐτῇ ἄξιός ἐστιν· κἀκεῖ μείνατε ἕως ἂν ἐξέλθητε.</text:span> <text:span text:style-name="T2">12</text:span> <text:span text:style-name="T1">εἰσερχόμενοι δὲ εἰς τὴν οἰκίαν ἀσπάσασθε αὐτήν·</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text:span> <text:span text:style-name="T2">15</text:span> <text:span text:style-name="T1">ἀμὴν λέγω ὑμῖν, ἀνεκτότερον ἔσται γῇ Σοδόμων καὶ Γομόρρων ἐν ἡμέρᾳ κρίσεως ἢ τῇ πόλει ἐκείνῃ.</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text:span> <text:span text:style-name="T2">18</text:span> <text:span text:style-name="T1">καὶ ἐπὶ ἡγεμόνας δὲ καὶ βασιλεῖς ἀχθήσεσθε ἕνεκεν ἐμοῦ εἰς μαρτύριον αὐτοῖς καὶ τοῖς ἔθνεσιν.</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text:span> <text:span text:style-name="T2">20</text:span> <text:span text:style-name="T1">οὐ γὰρ ὑμεῖς ἐστε οἱ λαλοῦντες ἀλλὰ τὸ πνεῦμα τοῦ πατρὸς ὑμῶν τὸ λαλοῦν ἐν ὑμῖν.</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text:span> <text:span text:style-name="T2">22</text:span> <text:span text:style-name="T1">καὶ ἔσεσθε μισούμενοι ὑπὸ πάντων διὰ τὸ ὄνομά μου· ὁ δὲ ὑπομείνας εἰς τέλος οὗτος σωθήσεται.</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text:span> <text:span text:style-name="T2">24</text:span> <text:span text:style-name="T1">Οὐκ ἔστιν μαθητὴς ὑπὲρ τὸν διδάσκαλον οὐδὲ δοῦλος ὑπὲρ τὸν κύριον αὐτοῦ.</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text:span> <text:span text:style-name="T2">26</text:span> <text:span text:style-name="T1">Μὴ οὖν φοβηθῆτε αὐτούς· οὐδὲν γάρ ἐστιν κεκαλυμμένον ὃ οὐκ ἀποκαλυφθήσεται καὶ κρυπτὸν ὃ οὐ γνωσθήσεται.</text:span> <text:span text:style-name="T2">27</text:span> <text:span text:style-name="T1">ὃ λέγω ὑμῖν ἐν τῇ σκοτίᾳ εἴπατε ἐν τῷ φωτί, καὶ ὃ εἰς τὸ οὖς ἀκούετε κηρύξατε ἐπὶ τῶν δωμάτων.</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text:span> <text:span text:style-name="T2">29</text:span> <text:span text:style-name="T1">οὐχὶ δύο στρουθία ἀσσαρίου πωλεῖται; καὶ ἓν ἐξ αὐτῶν οὐ πεσεῖται ἐπὶ τὴν γῆν ἄνευ τοῦ πατρὸς ὑμῶν.</text:span> <text:span text:style-name="T2">30</text:span> <text:span text:style-name="T1">ὑμῶν δὲ καὶ αἱ τρίχες τῆς κεφαλῆς πᾶσαι ἠριθμημέναι εἰσίν.</text:span> <text:span text:style-name="T2">31</text:span> <text:span text:style-name="T1">μὴ οὖν φοβεῖσθε· πολλῶν στρουθίων διαφέρετε ὑμεῖς.</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τοῖς] οὐρανοῖς·</text:span> <text:span text:style-name="T2">33</text:span> <text:span text:style-name="T1">ὅστις δ᾽ ἂν ἀρνήσηταί με ἔμπροσθεν τῶν ἀνθρώπων, ἀρνήσομαι κἀγὼ αὐτὸν ἔμπροσθεν τοῦ πατρός μου τοῦ ἐν [τοῖς] οὐρανοῖς.</text:span> <text:span text:style-name="T2">34</text:span> <text:span text:style-name="T1">Μὴ νομίσητε ὅτι ἦλθον βαλεῖν εἰρήνην ἐπὶ τὴν γῆν· οὐκ ἦλθον βαλεῖν εἰρήνην ἀλλὰ μάχαιραν.</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text:span> <text:span text:style-name="T2">38</text:span> <text:span text:style-name="T1">καὶ ὃς οὐ λαμβάνει τὸν σταυρὸν αὐτοῦ καὶ ἀκολουθεῖ ὀπίσω μου, οὐκ ἔστιν μου ἄξιος.</text:span> <text:span text:style-name="T2">39</text:span> <text:span text:style-name="T1">ὁ εὑρὼν τὴν ψυχὴν αὐτοῦ ἀπολέσει αὐτήν, καὶ ὁ ἀπολέσας τὴν ψυχὴν αὐτοῦ ἕνεκεν ἐμοῦ εὑρήσει αὐτήν.</text:span> <text:span text:style-name="T2">40</text:span> <text:span text:style-name="T1">Ὁ δεχόμενος ὑμᾶς ἐμὲ δέχεται, καὶ ὁ ἐμὲ δεχόμενος δέχεται τὸν ἀποστείλαντά με.</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text:span> <text:span text:style-name="T2">42</text:span> <text:span text:style-name="T1">καὶ ὃς { ἂν } ἐὰν { --- } ποτίσῃ ἕνα τῶν μικρῶν τούτων ποτήριον ψυχροῦ μόνον εἰς ὄνομα μαθητοῦ, ἀμὴν λέγω ὑμῖν, οὐ μὴ ἀπολέσῃ τὸν μισθὸν αὐτοῦ.</text:span> </text:p>
      <text:p text:style-name="P4">ΚΑΤΑ ΜΑΘΘΑΙΟΝ  11</text:p>
      <text:p text:style-name="Text_20_body"><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text:span> <text:span text:style-name="T2">4</text:span> <text:span text:style-name="T1">Καὶ ἀποκριθεὶς ὁ Ἰησοῦς εἶπεν αὐτοῖς· πορευθέντες ἀπαγγείλατε Ἰωάννῃ ἃ ἀκούετε καὶ βλέπετε·</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text:span> <text:span text:style-name="T2">6</text:span> <text:span text:style-name="T1">καὶ μακάριός ἐστιν ὃς ἐὰν μὴ σκανδαλισθῇ ἐν ἐμοί.</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text:span> <text:span text:style-name="T2">9</text:span> <text:span text:style-name="T1">ἀλλὰ τί ἐξήλθατε ἰδεῖν; προφήτην; ναὶ λέγω ὑμῖν, καὶ περισσότερον προφήτου.</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text:span> <text:span text:style-name="T2">13</text:span> <text:span text:style-name="T1">πάντες γὰρ οἱ προφῆται καὶ ὁ νόμος ἕως Ἰωάννου ἐπροφήτευσαν·</text:span> <text:span text:style-name="T2">14</text:span> <text:span text:style-name="T1">καὶ εἰ θέλετε δέξασθαι, αὐτός ἐστιν Ἠλίας ὁ μέλλων ἔρχεσθαι.</text:span> <text:span text:style-name="T2">15</text:span> <text:span text:style-name="T1">ὁ ἔχων ὦτα ἀκούειν { --- } ἀκουέτω.</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text:span> <text:span text:style-name="T2">18</text:span> <text:span text:style-name="T1">ἦλθεν γὰρ Ἰωάννης μήτε ἐσθίων μήτε πίνων, καὶ λέγουσιν· δαιμόνιον ἔχει.</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text:span> <text:span text:style-name="T2">20</text:span> <text:span text:style-name="T1">Τότε ἤρξατο ὀνειδίζειν τὰς πόλεις ἐν αἷς ἐγένοντο αἱ πλεῖσται δυνάμεις αὐτοῦ, ὅτι οὐ μετενόησαν·</text:span> <text:span text:style-name="T2">21</text:span> <text:span text:style-name="T1">οὐαί σοι, Χοραζίν, οὐαί σοι, Βηθσαϊδά· ὅτι εἰ ἐν Τύρῳ καὶ Σιδῶνι ἐγένοντο αἱ δυνάμεις αἱ γενόμεναι ἐν ὑμῖν, πάλαι ἂν ἐν σάκκῳ καὶ σποδῷ μετενόησαν.</text:span> <text:span text:style-name="T2">22</text:span> <text:span text:style-name="T1">πλὴν λέγω ὑμῖν, Τύρῳ καὶ Σιδῶνι ἀνεκτότερον ἔσται ἐν ἡμέρᾳ κρίσεως ἢ ὑμῖν.</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text:span> <text:span text:style-name="T2">24</text:span> <text:span text:style-name="T1">πλὴν λέγω ὑμῖν ὅτι γῇ Σοδόμων ἀνεκτότερον ἔσται ἐν ἡμέρᾳ κρίσεως ἢ σοί.</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text:span> <text:span text:style-name="T2">26</text:span> <text:span text:style-name="T1">ναὶ ὁ πατήρ, ὅτι οὕτως εὐδοκία ἐγένετο ἔμπροσθέν σου.</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text:span> <text:span text:style-name="T2">28</text:span> <text:span text:style-name="T1">Δεῦτε πρός με πάντες οἱ κοπιῶντες καὶ πεφορτισμένοι, κἀγὼ ἀναπαύσω ὑμᾶς.</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text:span> <text:span text:style-name="T2">30</text:span> <text:span text:style-name="T1">ὁ γὰρ ζυγός μου χρηστὸς καὶ τὸ φορτίον μου ἐλαφρόν ἐστιν.</text:span> </text:p>
      <text:p text:style-name="P4">ΚΑΤΑ ΜΑΘΘΑΙΟΝ  12</text:p>
      <text:p text:style-name="Text_20_body"><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text:span> <text:span text:style-name="T2">2</text:span> <text:span text:style-name="T1">οἱ δὲ Φαρισαῖοι ἰδόντες εἶπαν αὐτῷ· ἰδοὺ οἱ μαθηταί σου ποιοῦσιν ὃ οὐκ ἔξεστιν ποιεῖν ἐν σαββάτῳ.</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 ἔφαγον, } ἔφαγεν, { --- } ὃ οὐκ ἐξὸν ἦν αὐτῷ φαγεῖν οὐδὲ τοῖς μετ᾽ αὐτοῦ εἰ μὴ τοῖς ἱερεῦσιν μόνοις;</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text:span> <text:span text:style-name="T2">6</text:span> <text:span text:style-name="T1">λέγω δὲ ὑμῖν ὅτι τοῦ ἱεροῦ μεῖζόν ἐστιν ὧδε.</text:span> <text:span text:style-name="T2">7</text:span> <text:span text:style-name="T1">εἰ δὲ ἐγνώκειτε τί ἐστιν· ἔλεος θέλω καὶ οὐ θυσίαν, οὐκ ἂν κατεδικάσατε τοὺς ἀναιτίους.</text:span> <text:span text:style-name="T2">8</text:span> <text:span text:style-name="T1">κύριος γάρ ἐστιν τοῦ σαββάτου ὁ υἱὸς τοῦ ἀνθρώπου.</text:span> <text:span text:style-name="T2">9</text:span> <text:span text:style-name="T1">Καὶ μεταβὰς ἐκεῖθεν ἦλθεν εἰς τὴν συναγωγὴν αὐτῶν·</text:span> <text:span text:style-name="T2">10</text:span> <text:span text:style-name="T1">καὶ ἰδοὺ ἄνθρωπος χεῖρα ἔχων ξηράν. καὶ ἐπηρώτησαν αὐτὸν λέγοντες· εἰ ἔξεστιν τοῖς σάββασιν { θεραπεῦσαι; } θεραπεύειν; { --- } ἵνα κατηγορήσωσιν αὐτοῦ.</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text:span> <text:span text:style-name="T2">12</text:span> <text:span text:style-name="T1">πόσῳ οὖν διαφέρει ἄνθρωπος προβάτου. ὥστε ἔξεστιν τοῖς σάββασιν καλῶς ποιεῖν.</text:span> <text:span text:style-name="T2">13</text:span> <text:span text:style-name="T1">τότε λέγει τῷ ἀνθρώπῳ· ἔκτεινόν σου τὴν χεῖρα. καὶ ἐξέτεινεν καὶ ἀπεκατεστάθη ὑγιὴς ὡς ἡ ἄλλη.</text:span> <text:span text:style-name="T2">14</text:span> <text:span text:style-name="T1">Ἐξελθόντες δὲ οἱ Φαρισαῖοι συμβούλιον ἔλαβον κατ᾽ αὐτοῦ ὅπως αὐτὸν ἀπολέσωσιν.</text:span> <text:span text:style-name="T2">15</text:span> <text:span text:style-name="T1">Ὁ δὲ Ἰησοῦς γνοὺς ἀνεχώρησεν ἐκεῖθεν. καὶ ἠκολούθησαν αὐτῷ [ὄχλοι]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text:span> <text:span text:style-name="T2">19</text:span> <text:span text:style-name="T1">οὐκ ἐρίσει οὐδὲ κραυγάσει, οὐδὲ ἀκούσει τις ἐν ταῖς πλατείαις τὴν φωνὴν αὐτοῦ.</text:span> <text:span text:style-name="T2">20</text:span> <text:span text:style-name="T1">κάλαμον συντετριμμένον οὐ κατεάξει καὶ λίνον τυφόμενον οὐ σβέσει, ἕως ἂν ἐκβάλῃ εἰς νῖκος τὴν κρίσιν.</text:span> <text:span text:style-name="T2">21</text:span> <text:span text:style-name="T1">καὶ τῷ ὀνόματι αὐτοῦ ἔθνη ἐλπιοῦσιν.</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text:span> <text:span text:style-name="T2">23</text:span> <text:span text:style-name="T1">καὶ ἐξίσταντο πάντες οἱ ὄχλοι καὶ ἔλεγον· μήτι οὗτός ἐστιν ὁ υἱὸς Δαυίδ;</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text:span> <text:span text:style-name="T2">26</text:span> <text:span text:style-name="T1">καὶ εἰ ὁ σατανᾶς τὸν σατανᾶν ἐκβάλλει, ἐφ᾽ ἑαυτὸν ἐμερίσθη· πῶς οὖν σταθήσεται ἡ βασιλεία αὐτοῦ;</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text:span> <text:span text:style-name="T2">28</text:span> <text:span text:style-name="T1">εἰ δὲ ἐν πνεύματι θεοῦ ἐγὼ ἐκβάλλω τὰ δαιμόνια, ἄρα ἔφθασεν ἐφ᾽ ὑμᾶς ἡ βασιλεία τοῦ θεοῦ.</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text:span> <text:span text:style-name="T2">30</text:span> <text:span text:style-name="T1">ὁ μὴ ὢν μετ᾽ ἐμοῦ κατ᾽ ἐμοῦ ἐστιν, καὶ ὁ μὴ συνάγων μετ᾽ ἐμοῦ σκορπίζει.</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text:span> <text:span text:style-name="T2">34</text:span> <text:span text:style-name="T1">γεννήματα ἐχιδνῶν, πῶς δύνασθε ἀγαθὰ λαλεῖν πονηροὶ ὄντες; ἐκ γὰρ τοῦ περισσεύματος τῆς καρδίας τὸ στόμα λαλεῖ.</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text:span> <text:span text:style-name="T2">37</text:span> <text:span text:style-name="T1">ἐκ γὰρ τῶν λόγων σου δικαιωθήσῃ, καὶ ἐκ τῶν λόγων σου καταδικασθήσῃ.</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text:span> <text:span text:style-name="T2">41</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text:span> <text:span text:style-name="T2">48</text:span> <text:span text:style-name="T1">ὁ δὲ ἀποκριθεὶς εἶπεν τῷ λέγοντι αὐτῷ· τίς ἐστιν ἡ μήτηρ μου καὶ τίνες εἰσὶν οἱ ἀδελφοί μου;</text:span> <text:span text:style-name="T2">49</text:span> <text:span text:style-name="T1">καὶ ἐκτείνας τὴν χεῖρα αὐτοῦ ἐπὶ τοὺς μαθητὰς αὐτοῦ εἶπεν· ἰδοὺ ἡ μήτηρ μου καὶ οἱ ἀδελφοί μου.</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text:span> </text:p>
      <text:p text:style-name="P4">ΚΑΤΑ ΜΑΘΘΑΙΟΝ  13</text:p>
      <text:p text:style-name="Text_20_body"><text:span text:style-name="T2">1</text:span> <text:span text:style-name="T1">Ἐν τῇ ἡμέρᾳ ἐκείνῃ ἐξελθὼν ὁ Ἰησοῦς τῆς οἰκίας ἐκάθητο παρὰ τὴν θάλασσαν·</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text:span> <text:span text:style-name="T2">3</text:span> <text:span text:style-name="T1">Καὶ ἐλάλησεν αὐτοῖς πολλὰ ἐν παραβολαῖς λέγων· ἰδοὺ ἐξῆλθεν ὁ σπείρων τοῦ σπείρειν.</text:span> <text:span text:style-name="T2">4</text:span> <text:span text:style-name="T1">καὶ ἐν τῷ σπείρειν αὐτὸν ἃ μὲν ἔπεσεν παρὰ τὴν ὁδόν, καὶ { ἐλθόντα } ἦλθεν { --- } τὰ πετεινὰ καὶ { --- } κατέφαγεν αὐτά.</text:span> <text:span text:style-name="T2">5</text:span> <text:span text:style-name="T1">ἄλλα δὲ ἔπεσεν ἐπὶ τὰ πετρώδη ὅπου οὐκ εἶχεν γῆν πολλήν, καὶ εὐθέως ἐξανέτειλεν διὰ τὸ μὴ ἔχειν βάθος γῆς·</text:span> <text:span text:style-name="T2">6</text:span> <text:span text:style-name="T1">ἡλίου δὲ ἀνατείλαντος ἐκαυματίσθη καὶ διὰ τὸ μὴ ἔχειν ῥίζαν ἐξηράνθη.</text:span> <text:span text:style-name="T2">7</text:span> <text:span text:style-name="T1">ἄλλα δὲ ἔπεσεν ἐπὶ τὰς ἀκάνθας, καὶ ἀνέβησαν αἱ ἄκανθαι καὶ { ἔπνιξαν } ἀπέπνιξαν { --- } αὐτά.</text:span> <text:span text:style-name="T2">8</text:span> <text:span text:style-name="T1">ἄλλα δὲ ἔπεσεν ἐπὶ τὴν γῆν τὴν καλὴν καὶ ἐδίδου καρπόν, ὃ μὲν ἑκατόν, ὃ δὲ ἑξήκοντα, ὃ δὲ τριάκοντα.</text:span> <text:span text:style-name="T2">9</text:span> <text:span text:style-name="T1">ὁ ἔχων ὦτα ἀκούειν { --- } ἀκουέτω.</text:span> <text:span text:style-name="T2">10</text:span> <text:span text:style-name="T1">Καὶ προσελθόντες οἱ μαθηταὶ εἶπαν αὐτῷ· διὰ τί ἐν παραβολαῖς λαλεῖς αὐτοῖς;</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text:span> <text:span text:style-name="T2">12</text:span> <text:span text:style-name="T1">ὅστις γὰρ ἔχει, δοθήσεται αὐτῷ καὶ περισσευθήσεται· ὅστις δὲ οὐκ ἔχει, καὶ ὃ ἔχει ἀρθήσεται ἀπ᾽ αὐτοῦ.</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16</text:span> <text:span text:style-name="T1">ὑμῶν δὲ μακάριοι οἱ ὀφθαλμοὶ ὅτι βλέπουσιν καὶ τὰ ὦτα ὑμῶν ὅτι ἀκούουσιν.</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text:span> <text:span text:style-name="T2">18</text:span> <text:span text:style-name="T1">Ὑμεῖς οὖν ἀκούσατε τὴν παραβολὴν τοῦ σπείραντος.</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text:span> <text:span text:style-name="T2">22</text:span> <text:span text:style-name="T1">ὁ δὲ εἰς τὰς ἀκάνθας σπαρείς, οὗτός ἐστιν ὁ τὸν λόγον ἀκούων, καὶ ἡ μέριμνα τοῦ αἰῶνος τούτου { --- } καὶ ἡ ἀπάτη τοῦ πλούτου συμπνίγει τὸν λόγον καὶ ἄκαρπος γίνεται.</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text:span> <text:span text:style-name="T2">26</text:span> <text:span text:style-name="T1">ὅτε δὲ ἐβλάστησεν ὁ χόρτος καὶ καρπὸν ἐποίησεν, τότε ἐφάνη καὶ τὰ ζιζάνια.</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text:span> <text:span text:style-name="T2">29</text:span> <text:span text:style-name="T1">ὁ δέ φησιν· οὔ, μήποτε συλλέγοντες τὰ ζιζάνια ἐκριζώσητε ἅμα αὐτοῖς τὸν σῖτον.</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text:span> <text:span text:style-name="T2">40</text:span> <text:span text:style-name="T1">ὥσπερ οὖν συλλέγεται τὰ ζιζάνια καὶ πυρὶ [κατα]καίεται, οὕτως ἔσται ἐν τῇ συντελείᾳ τοῦ αἰῶνος·</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text:span> <text:span text:style-name="T2">43</text:span> <text:span text:style-name="T1">τότε οἱ δίκαιοι ἐκλάμψουσιν ὡς ὁ ἥλιος ἐν τῇ βασιλείᾳ τοῦ πατρὸς αὐτῶν. ὁ ἔχων ὦτα ἀκούειν { --- } ἀκουέτω.</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πωλεῖ πάντα ὅσα ἔχει καὶ ἀγοράζει τὸν ἀγρὸν ἐκεῖνον.</text:span> <text:span text:style-name="T2">45</text:span> <text:span text:style-name="T1">Πάλιν ὁμοία ἐστὶν ἡ βασιλεία τῶν οὐρανῶν ἀνθρώπῳ ἐμπόρῳ ζητοῦντι καλοὺς μαργαρίτας·</text:span> <text:span text:style-name="T2">46</text:span> <text:span text:style-name="T1">εὑρὼν δὲ ἕνα πολύτιμον μαργαρίτην ἀπελθὼν πέπρακεν πάντα ὅσα εἶχεν καὶ ἠγόρασεν αὐτόν.</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text:span> <text:span text:style-name="T2">51</text:span> <text:span text:style-name="T1">Συνήκατε ταῦτα πάντα; λέγουσιν αὐτῷ· ναί.</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text:span> <text:span text:style-name="T2">53</text:span> <text:span text:style-name="T1">Καὶ ἐγένετο ὅτε ἐτέλεσεν ὁ Ἰησοῦς τὰς παραβολὰς ταύτας, μετῆρεν ἐκεῖθεν.</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text:span> <text:span text:style-name="T2">56</text:span> <text:span text:style-name="T1">καὶ αἱ ἀδελφαὶ αὐτοῦ οὐχὶ πᾶσαι πρὸς ἡμᾶς εἰσιν; πόθεν οὖν τούτῳ ταῦτα πάντα;</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text:span> <text:span text:style-name="T2">58</text:span> <text:span text:style-name="T1">καὶ οὐκ ἐποίησεν ἐκεῖ δυνάμεις πολλὰς διὰ τὴν ἀπιστίαν αὐτῶν.</text:span> </text:p>
      <text:p text:style-name="P4">ΚΑΤΑ ΜΑΘΘΑΙΟΝ  14</text:p>
      <text:p text:style-name="Text_20_body"><text:span text:style-name="T2">1</text:span> <text:span text:style-name="T1">Ἐν ἐκείνῳ τῷ καιρῷ ἤκουσεν Ἡρῴδης ὁ τετρα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text:span> <text:span text:style-name="T2">4</text:span> <text:span text:style-name="T1">ἔλεγεν γὰρ ὁ Ἰωάννης αὐτῷ· οὐκ ἔξεστίν σοι ἔχειν αὐτήν.</text:span> <text:span text:style-name="T2">5</text:span> <text:span text:style-name="T1">καὶ θέλων αὐτὸν ἀποκτεῖναι ἐφοβήθη τὸν ὄχλον, ὅτι ὡς προφήτην αὐτὸν εἶχον.</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text:span> <text:span text:style-name="T2">8</text:span> <text:span text:style-name="T1">ἡ δὲ προβιβασθεῖσα ὑπὸ τῆς μητρὸς αὐτῆς· δός μοι, φησίν, ὧδε ἐπὶ πίνακι τὴν κεφαλὴν Ἰωάννου τοῦ βαπτιστοῦ.</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text:span> <text:span text:style-name="T2">11</text:span> <text:span text:style-name="T1">καὶ ἠνέχθη ἡ κεφαλὴ αὐτοῦ ἐπὶ πίνακι καὶ ἐδόθη τῷ κορασίῳ, καὶ ἤνεγκεν τῇ μητρὶ αὐτῆς.</text:span> <text:span text:style-name="T2">12</text:span> <text:span text:style-name="T1">καὶ προσελθόντες οἱ μαθηταὶ αὐτοῦ ἦραν τὸ πτῶμα καὶ ἔθαψαν αὐτὸ[ν] καὶ ἐλθόντες ἀπήγγειλαν τῷ Ἰησοῦ.</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text:span> <text:span text:style-name="T2">14</text:span> <text:span text:style-name="T1">Καὶ ἐξελθὼν εἶδεν πολὺν ὄχλον καὶ ἐσπλαγχνίσθη ἐπ᾽ αὐτοῖς καὶ ἐθεράπευσεν τοὺς ἀρρώστους αὐτῶν.</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text:span> <text:span text:style-name="T2">16</text:span> <text:span text:style-name="T1">ὁ δὲ [Ἰησοῦς] εἶπεν αὐτοῖς· οὐ χρείαν ἔχουσιν ἀπελθεῖν, δότε αὐτοῖς ὑμεῖς φαγεῖν.</text:span> <text:span text:style-name="T2">17</text:span> <text:span text:style-name="T1">οἱ δὲ λέγουσιν αὐτῷ· οὐκ ἔχομεν ὧδε εἰ μὴ πέντε ἄρτους καὶ δύο ἰχθύας.</text:span> <text:span text:style-name="T2">18</text:span> <text:span text:style-name="T1">ὁ δὲ εἶπεν· φέρετέ μοι ὧδε αὐτούς.</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text:span> <text:span text:style-name="T2">20</text:span> <text:span text:style-name="T1">καὶ ἔφαγον πάντες καὶ ἐχορτάσθησαν, καὶ ἦραν τὸ περισσεῦον τῶν κλασμάτων δώδεκα κοφίνους πλήρεις.</text:span> <text:span text:style-name="T2">21</text:span> <text:span text:style-name="T1">οἱ δὲ ἐσθίοντες ἦσαν ἄνδρες ὡσεὶ πεντακισχίλιοι χωρὶς γυναικῶν καὶ παιδίων.</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text:span> <text:span text:style-name="T2">23</text:span> <text:span text:style-name="T1">καὶ ἀπολύσας τοὺς ὄχλους ἀνέβη εἰς τὸ ὄρος κατ᾽ ἰδίαν προσεύξασθαι. ὀψίας δὲ γενομένης μόνος ἦν ἐκεῖ.</text:span> <text:span text:style-name="T2">24</text:span> <text:span text:style-name="T1">Τὸ δὲ πλοῖον ἤδη { σταδίους } { πολλοὺς } { ἀπὸ } μέσον { --- } τῆς { γῆς } { ἀπεῖχεν } θαλάσσης { --- } ἦν, { --- } βασανιζόμενον ὑπὸ τῶν κυμάτων, ἦν γὰρ ἐναντίος ὁ ἄνεμος.</text:span> <text:span text:style-name="T2">25</text:span> <text:span text:style-name="T1">τετάρτῃ δὲ φυλακῇ τῆς νυκτὸς ἦλθεν πρὸς αὐτοὺς περιπατῶν ἐπὶ τὴν θάλασσαν.</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text:span> <text:span text:style-name="T2">27</text:span> <text:span text:style-name="T1">εὐθὺς δὲ ἐλάλησεν [ὁ Ἰησοῦς] αὐτοῖς λέγων· θαρσεῖτε, ἐγώ εἰμι· μὴ φοβεῖσθε.</text:span> <text:span text:style-name="T2">28</text:span> <text:span text:style-name="T1">Ἀποκριθεὶς δὲ αὐτῷ ὁ Πέτρος εἶπεν· κύριε, εἰ σὺ εἶ, κέλευσόν με ἐλθεῖν πρός σε ἐπὶ τὰ ὕδατα.</text:span> <text:span text:style-name="T2">29</text:span> <text:span text:style-name="T1">ὁ δὲ εἶπεν· ἐλθέ. καὶ καταβὰς ἀπὸ τοῦ πλοίου [ὁ] Πέτρος περιεπάτησεν ἐπὶ τὰ ὕδατα καὶ ἦλθεν πρὸς τὸν Ἰησοῦν.</text:span> <text:span text:style-name="T2">30</text:span> <text:span text:style-name="T1">βλέπων δὲ τὸν ἄνεμον [ἰσχυρὸν] ἐφοβήθη, καὶ ἀρξάμενος καταποντίζεσθαι ἔκραξεν λέγων· κύριε, σῶσόν με.</text:span> <text:span text:style-name="T2">31</text:span> <text:span text:style-name="T1">εὐθέως δὲ ὁ Ἰησοῦς ἐκτείνας τὴν χεῖρα ἐπελάβετο αὐτοῦ καὶ λέγει αὐτῷ· ὀλιγόπιστε, εἰς τί ἐδίστασας;</text:span> <text:span text:style-name="T2">32</text:span> <text:span text:style-name="T1">καὶ ἀναβάντων αὐτῶν εἰς τὸ πλοῖον ἐκόπασεν ὁ ἄνεμος.</text:span> <text:span text:style-name="T2">33</text:span> <text:span text:style-name="T1">οἱ δὲ ἐν τῷ πλοίῳ προσεκύνησαν αὐτῷ λέγοντες· ἀληθῶς θεοῦ υἱὸς εἶ.</text:span> <text:span text:style-name="T2">34</text:span> <text:span text:style-name="T1">Καὶ διαπεράσαντες ἦλθον ἐπὶ τὴν γῆν εἰς Γεννησαρέτ.</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text:span> </text:p>
      <text:p text:style-name="P4">ΚΑΤΑ ΜΑΘΘΑΙΟΝ  15</text:p>
      <text:p text:style-name="Text_20_body"><text:span text:style-name="T2">1</text:span> <text:span text:style-name="T1">Τότε προσέρχονται τῷ Ἰησοῦ ἀπὸ Ἱεροσολύμων Φαρισαῖοι καὶ γραμματεῖς λέγοντες·</text:span> <text:span text:style-name="T2">2</text:span> <text:span text:style-name="T1">διὰ τί οἱ μαθηταί σου παραβαίνουσιν τὴν παράδοσιν τῶν πρεσβυτέρων; οὐ γὰρ νίπτονται τὰς χεῖρας [αὐτῶν] ὅταν ἄρτον ἐσθίωσιν.</text:span> <text:span text:style-name="T2">3</text:span> <text:span text:style-name="T1">ὁ δὲ ἀποκριθεὶς εἶπεν αὐτοῖς· διὰ τί καὶ ὑμεῖς παραβαίνετε τὴν ἐντολὴν τοῦ θεοῦ διὰ τὴν παράδοσιν ὑμῶν;</text:span> <text:span text:style-name="T2">4</text:span> <text:span text:style-name="T1">ὁ γὰρ θεὸς εἶπεν· τίμα τὸν πατέρα καὶ τὴν μητέρα, καί· ὁ κακολογῶν πατέρα ἢ μητέρα θανάτῳ τελευτάτω.</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text:span> <text:span text:style-name="T2">7</text:span> <text:span text:style-name="T1">ὑποκριταί, καλῶς ἐπροφήτευσεν περὶ ὑμῶν Ἠσαΐας λέγων·</text:span> <text:span text:style-name="T2">8</text:span> <text:span text:style-name="T1">ὁ λαὸς οὗτος τοῖς χείλεσίν με τιμᾷ, ἡ δὲ καρδία αὐτῶν πόρρω ἀπέχει ἀπ᾽ ἐμοῦ·</text:span> <text:span text:style-name="T2">9</text:span> <text:span text:style-name="T1">μάτην δὲ σέβονταί με διδάσκοντες διδασκαλίας ἐντάλματα ἀνθρώπων.</text:span> <text:span text:style-name="T2">10</text:span> <text:span text:style-name="T1">καὶ προσκαλεσάμενος τὸν ὄχλον εἶπεν αὐτοῖς· ἀκούετε καὶ συνίετε·</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text:span> <text:span text:style-name="T2">12</text:span> <text:span text:style-name="T1">Τότε προσελθόντες οἱ μαθηταὶ λέγουσιν αὐτῷ· οἶδας ὅτι οἱ Φαρισαῖοι ἀκούσαντες τὸν λόγον ἐσκανδαλίσθησαν;</text:span> <text:span text:style-name="T2">13</text:span> <text:span text:style-name="T1">ὁ δὲ ἀποκριθεὶς εἶπεν· πᾶσα φυτεία ἣν οὐκ ἐφύτευσεν ὁ πατήρ μου ὁ οὐράνιος ἐκριζωθήσεται.</text:span> <text:span text:style-name="T2">14</text:span> <text:span text:style-name="T1">ἄφετε αὐτούς· { τυφλοί } ὁδηγοί { --- } εἰσιν { ὁδηγοὶ } τυφλοί { --- } [τυφλῶν]· τυφλὸς δὲ τυφλὸν ἐὰν ὁδηγῇ, ἀμφότεροι εἰς βόθυνον πεσοῦνται.</text:span> <text:span text:style-name="T2">15</text:span> <text:span text:style-name="T1">Ἀποκριθεὶς δὲ ὁ Πέτρος εἶπεν αὐτῷ· φράσον ἡμῖν τὴν παραβολὴν [ταύτην].</text:span> <text:span text:style-name="T2">16</text:span> <text:span text:style-name="T1">ὁ δὲ εἶπεν· ἀκμὴν καὶ ὑμεῖς ἀσύνετοί ἐστε;</text:span> <text:span text:style-name="T2">17</text:span> <text:span text:style-name="T1">{ οὐ } οὔπω { --- } νοεῖτε ὅτι πᾶν τὸ εἰσπορευόμενον εἰς τὸ στόμα εἰς τὴν κοιλίαν χωρεῖ καὶ εἰς ἀφεδρῶνα ἐκβάλλεται;</text:span> <text:span text:style-name="T2">18</text:span> <text:span text:style-name="T1">τὰ δὲ ἐκπορευόμενα ἐκ τοῦ στόματος ἐκ τῆς καρδίας ἐξέρχεται, κἀκεῖνα κοινοῖ τὸν ἄνθρωπον.</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text:span> <text:span text:style-name="T2">20</text:span> <text:span text:style-name="T1">ταῦτά ἐστιν τὰ κοινοῦντα τὸν ἄνθρωπον, τὸ δὲ ἀνίπτοις χερσὶν φαγεῖν οὐ κοινοῖ τὸν ἄνθρωπον.</text:span> <text:span text:style-name="T2">21</text:span> <text:span text:style-name="T1">Καὶ ἐξελθὼν ἐκεῖθεν ὁ Ἰησοῦς ἀνεχώρησεν εἰς τὰ μέρη Τύρου καὶ Σιδῶνος.</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text:span> <text:span text:style-name="T2">24</text:span> <text:span text:style-name="T1">ὁ δὲ ἀποκριθεὶς εἶπεν· οὐκ ἀπεστάλην εἰ μὴ εἰς τὰ πρόβατα τὰ ἀπολωλότα οἴκου Ἰσραήλ.</text:span> <text:span text:style-name="T2">25</text:span> <text:span text:style-name="T1">ἡ δὲ ἐλθοῦσα προσεκύνει αὐτῷ λέγουσα· κύριε, βοήθει μοι.</text:span> <text:span text:style-name="T2">26</text:span> <text:span text:style-name="T1">ὁ δὲ ἀποκριθεὶς εἶπεν· οὐκ ἔστιν καλὸν λαβεῖν τὸν ἄρτον τῶν τέκνων καὶ βαλεῖν τοῖς κυναρίοις.</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text:span> <text:span text:style-name="T2">29</text:span> <text:span text:style-name="T1">Καὶ μεταβὰς ἐκεῖθεν ὁ Ἰησοῦς ἦλθεν παρὰ τὴν θάλασσαν τῆς Γαλιλαίας, καὶ ἀναβὰς εἰς τὸ ὄρος ἐκάθητο ἐκεῖ.</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text:span> <text:span text:style-name="T2">33</text:span> <text:span text:style-name="T1">καὶ λέγουσιν αὐτῷ οἱ μαθηταί· πόθεν ἡμῖν ἐν ἐρημίᾳ ἄρτοι τοσοῦτοι ὥστε χορτάσαι ὄχλον τοσοῦτον;</text:span> <text:span text:style-name="T2">34</text:span> <text:span text:style-name="T1">καὶ λέγει αὐτοῖς ὁ Ἰησοῦς· πόσους ἄρτους ἔχετε; οἱ δὲ εἶπαν· ἑπτὰ καὶ ὀλίγα ἰχθύδια.</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text:span> <text:span text:style-name="T2">37</text:span> <text:span text:style-name="T1">καὶ ἔφαγον πάντες καὶ ἐχορτάσθησαν. καὶ τὸ περισσεῦον τῶν κλασμάτων ἦραν ἑπτὰ σπυρίδας πλήρεις.</text:span> <text:span text:style-name="T2">38</text:span> <text:span text:style-name="T1">οἱ δὲ ἐσθίοντες ἦσαν τετρακισχίλιοι ἄνδρες χωρὶς γυναικῶν καὶ παιδίων.</text:span> <text:span text:style-name="T2">39</text:span> <text:span text:style-name="T1">Καὶ ἀπολύσας τοὺς ὄχλους ἐνέβη εἰς τὸ πλοῖον καὶ ἦλθεν εἰς τὰ ὅρια Μαγαδάν.</text:span> </text:p>
      <text:p text:style-name="P4">ΚΑΤΑ ΜΑΘΘΑΙΟΝ  16</text:p>
      <text:p text:style-name="Text_20_body"><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text:span> <text:span text:style-name="T2">2</text:span> <text:span text:style-name="T1">ὁ δὲ ἀποκριθεὶς εἶπεν αὐτοῖς· [ὀψίας γενομένης λέγετε· εὐδία, πυρράζει γὰρ ὁ οὐρανός·</text:span> <text:span text:style-name="T2">3</text:span> <text:span text:style-name="T1">καὶ πρωΐ· σήμερον χειμών, πυρράζει γὰρ στυγνάζων ὁ οὐρανός. τὸ μὲν πρόσωπον τοῦ οὐρανοῦ γινώσκετε διακρίνειν, τὰ δὲ σημεῖα τῶν καιρῶν οὐ δύνασθε;]</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text:span> <text:span text:style-name="T2">5</text:span> <text:span text:style-name="T1">Καὶ ἐλθόντες οἱ μαθηταὶ εἰς τὸ πέραν ἐπελάθοντο ἄρτους λαβεῖν.</text:span> <text:span text:style-name="T2">6</text:span> <text:span text:style-name="T1">ὁ δὲ Ἰησοῦς εἶπεν αὐτοῖς· ὁρᾶτε καὶ προσέχετε ἀπὸ τῆς ζύμης τῶν Φαρισαίων καὶ Σαδδουκαίων.</text:span> <text:span text:style-name="T2">7</text:span> <text:span text:style-name="T1">οἱ δὲ διελογίζοντο ἐν ἑαυτοῖς λέγοντες ὅτι ἄρτους οὐκ ἐλάβομεν.</text:span> <text:span text:style-name="T2">8</text:span> <text:span text:style-name="T1">γνοὺς δὲ ὁ Ἰησοῦς εἶπεν· τί διαλογίζεσθε ἐν ἑαυτοῖς, ὀλιγόπιστοι, ὅτι ἄρτους οὐκ ἔχετε;</text:span> <text:span text:style-name="T2">9</text:span> <text:span text:style-name="T1">οὔπω νοεῖτε, οὐδὲ μνημονεύετε τοὺς πέντε ἄρτους τῶν πεντακισχιλίων καὶ πόσους κοφίνους ἐλάβετε;</text:span> <text:span text:style-name="T2">10</text:span> <text:span text:style-name="T1">οὐδὲ τοὺς ἑπτὰ ἄρτους τῶν τετρακισχιλίων καὶ πόσας σπυρίδας ἐλάβετε;</text:span> <text:span text:style-name="T2">11</text:span> <text:span text:style-name="T1">πῶς οὐ νοεῖτε ὅτι οὐ περὶ ἄρτων εἶπον ὑμῖν; προσέχετε δὲ ἀπὸ τῆς ζύμης τῶν Φαρισαίων καὶ Σαδδουκαίων.</text:span> <text:span text:style-name="T2">12</text:span> <text:span text:style-name="T1">τότε συνῆκαν ὅτι οὐκ εἶπεν προσέχειν ἀπὸ τῆς ζύμης τῶν ἄρτων ἀλλ᾽ ἀπὸ τῆς διδαχῆς τῶν Φαρισαίων καὶ Σαδδουκαίων.</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text:span> <text:span text:style-name="T2">14</text:span> <text:span text:style-name="T1">οἱ δὲ εἶπαν· οἱ μὲν Ἰωάννην τὸν βαπτιστήν, ἄλλοι δὲ Ἠλίαν, ἕτεροι δὲ Ἰερεμίαν ἢ ἕνα τῶν προφητῶν.</text:span> <text:span text:style-name="T2">15</text:span> <text:span text:style-name="T1">λέγει αὐτοῖς· ὑμεῖς δὲ τίνα με λέγετε εἶναι;</text:span> <text:span text:style-name="T2">16</text:span> <text:span text:style-name="T1">ἀποκριθεὶς δὲ Σίμων Πέτρος εἶπεν· σὺ εἶ ὁ χριστὸς ὁ υἱὸς τοῦ θεοῦ τοῦ ζῶντος.</text:span> <text:span text:style-name="T2">17</text:span> <text:span text:style-name="T1">Ἀποκριθεὶς δὲ ὁ Ἰησοῦς εἶπεν αὐτῷ· μακάριος εἶ, Σίμων Βαριωνᾶ, ὅτι σὰρξ καὶ αἷμα οὐκ ἀπεκάλυψέν σοι ἀλλ᾽ ὁ πατήρ μου ὁ ἐν τοῖς οὐρανοῖς.</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text:span> <text:span text:style-name="T2">20</text:span> <text:span text:style-name="T1">Τότε διεστείλατο τοῖς μαθηταῖς ἵνα μηδενὶ εἴπωσιν ὅτι αὐτός ἐστιν ὁ χριστός.</text:span> <text:span text:style-name="T2">21</text:span> <text:span text:style-name="T1">Ἀπὸ τότε ἤρξατο ὁ Ἰησοῦς Χριστός { --- }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text:span> <text:span text:style-name="T2">22</text:span> <text:span text:style-name="T1">καὶ προσλαβόμενος αὐτὸν ὁ Πέτρος ἤρξατο ἐπιτιμᾶν αὐτῷ λέγων· ἵλεώς σοι, κύριε· οὐ μὴ ἔσται σοι τοῦτο.</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text:span> </text:p>
      <text:p text:style-name="P4">ΚΑΤΑ ΜΑΘΘΑΙΟΝ  17</text:p>
      <text:p text:style-name="Text_20_body"><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text:span> <text:span text:style-name="T2">3</text:span> <text:span text:style-name="T1">καὶ ἰδοὺ ὤφθη αὐτοῖς Μωϋσῆς καὶ Ἠλίας συλλαλοῦντες μετ᾽ αὐτοῦ.</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ίᾳ μίαν.</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text:span> <text:span text:style-name="T2">6</text:span> <text:span text:style-name="T1">καὶ ἀκούσαντες οἱ μαθηταὶ ἔπεσαν ἐπὶ πρόσωπον αὐτῶν καὶ ἐφοβήθησαν σφόδρα.</text:span> <text:span text:style-name="T2">7</text:span> <text:span text:style-name="T1">καὶ προσῆλθεν ὁ Ἰησοῦς καὶ ἁψάμενος αὐτῶν εἶπεν· ἐγέρθητε καὶ μὴ φοβεῖσθε.</text:span> <text:span text:style-name="T2">8</text:span> <text:span text:style-name="T1">ἐπάραντες δὲ τοὺς ὀφθαλμοὺς αὐτῶν οὐδένα εἶδον εἰ μὴ αὐτὸν Ἰησοῦν μόνον.</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text:span> <text:span text:style-name="T2">10</text:span> <text:span text:style-name="T1">Καὶ ἐπηρώτησαν αὐτὸν οἱ μαθηταὶ αὐτοῦ { --- } λέγοντες· τί οὖν οἱ γραμματεῖς λέγουσιν ὅτι Ἠλίαν δεῖ ἐλθεῖν πρῶτον;</text:span> <text:span text:style-name="T2">11</text:span> <text:span text:style-name="T1">ὁ δὲ ἀποκριθεὶς εἶπεν· Ἠλίας μὲν ἔρχεται καὶ ἀποκαταστήσει πάντα·</text:span> <text:span text:style-name="T2">12</text:span> <text:span text:style-name="T1">λέγω δὲ ὑμῖν ὅτι Ἠλίας ἤδη ἦλθεν, καὶ οὐκ ἐπέγνωσαν αὐτὸν ἀλλ᾽ ἐποίησαν ἐν αὐτῷ ὅσα ἠθέλησαν· οὕτως καὶ ὁ υἱὸς τοῦ ἀνθρώπου μέλλει πάσχειν ὑπ᾽ αὐτῶν.</text:span> <text:span text:style-name="T2">13</text:span> <text:span text:style-name="T1">τότε συνῆκαν οἱ μαθηταὶ ὅτι περὶ Ἰωάννου τοῦ βαπτιστοῦ εἶπεν αὐτοῖς.</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text:span> <text:span text:style-name="T2">16</text:span> <text:span text:style-name="T1">καὶ προσήνεγκα αὐτὸν τοῖς μαθηταῖς σου, καὶ οὐκ ἠδυνήθησαν αὐτὸν θεραπεῦσαι.</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text:span> <text:span text:style-name="T2">18</text:span> <text:span text:style-name="T1">καὶ ἐπετίμησεν αὐτῷ ὁ Ἰησοῦς καὶ ἐξῆλθεν ἀπ᾽ αὐτοῦ τὸ δαιμόνιον καὶ ἐθεραπεύθη ὁ παῖς ἀπὸ τῆς ὥρας ἐκείνης.</text:span> <text:span text:style-name="T2">19</text:span> <text:span text:style-name="T1">Τότε προσελθόντες οἱ μαθηταὶ τῷ Ἰησοῦ κατ᾽ ἰδίαν εἶπον· διὰ τί ἡμεῖς οὐκ ἠδυνήθημεν ἐκβαλεῖν αὐτό;</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text:span> <text:span text:style-name="T2">21</text:span> <text:span text:style-name="T1">Τοῦτο { --- } δὲ { --- } τὸ { --- } γένος { --- } οὐκ { --- } ἐκπορεύεται { --- } εἰ { --- } μὴ { --- } ἐν { --- } προσευχῇ { --- } καὶ { --- } νηστεία. { --- }</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text:span> <text:span text:style-name="T2">24</text:span> <text:span text:style-name="T1">Ἐλθόντων δὲ αὐτῶν εἰς Καφαρναοὺμ προσῆλθον οἱ τὰ δίδραχμα λαμβάνοντες τῷ Πέτρῳ καὶ εἶπαν· ὁ διδάσκαλος ὑμῶν οὐ τελεῖ [τὰ] δίδραχμα;</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text:span> <text:span text:style-name="T2">26</text:span> <text:span text:style-name="T1">εἰπόντος δέ· ἀπὸ τῶν ἀλλοτρίων, ἔφη αὐτῷ ὁ Ἰησοῦς· ἄρα γε ἐλεύθεροί εἰσιν οἱ υἱοί.</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text:span> </text:p>
      <text:p text:style-name="P4">ΚΑΤΑ ΜΑΘΘΑΙΟΝ  18</text:p>
      <text:p text:style-name="Text_20_body"><text:span text:style-name="T2">1</text:span> <text:span text:style-name="T1">Ἐν ἐκείνῃ τῇ ὥρᾳ προσῆλθον οἱ μαθηταὶ τῷ Ἰησοῦ λέγοντες· τίς ἄρα μείζων ἐστὶν ἐν τῇ βασιλείᾳ τῶν οὐρανῶν;</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text:span> <text:span text:style-name="T2">4</text:span> <text:span text:style-name="T1">ὅστις οὖν ταπεινώσει ἑαυτὸν ὡς τὸ παιδίον τοῦτο, οὗτός ἐστιν ὁ μείζων ἐν τῇ βασιλείᾳ τῶν οὐρανῶν.</text:span> <text:span text:style-name="T2">5</text:span> <text:span text:style-name="T1">καὶ ὃς ἐὰν δέξηται ἓν παιδίον τοιοῦτο ἐπὶ τῷ ὀνόματί μου, ἐμὲ δέχεται.</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text:span> <text:span text:style-name="T2">7</text:span> <text:span text:style-name="T1">Οὐαὶ τῷ κόσμῳ ἀπὸ τῶν σκανδάλων· ἀνάγκη γὰρ ἔστιν { --- } ἐλθεῖν τὰ σκάνδαλα, πλὴν οὐαὶ τῷ ἀνθρώπῳ δι᾽ οὗ τὸ σκάνδαλον ἔρχεται.</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text:span> <text:span text:style-name="T2">11</text:span> ⟦<text:span text:style-name="T1">ἦλθεν { --- } γὰρ { --- } ὁ { --- } υἱὸς { --- } τοῦ { --- } ἀνθρώπου { --- } σῶσαι { --- } τὸ { --- } ἀπολωλός.⟧ { --- }</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text:span> <text:span text:style-name="T2">14</text:span> <text:span text:style-name="T1">οὕτως οὐκ ἔστιν θέλημα ἔμπροσθεν τοῦ πατρὸς ὑμῶν τοῦ ἐν οὐρανοῖς ἵνα ἀπόληται ἓν τῶν μικρῶν τούτων.</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text:span> <text:span text:style-name="T2">16</text:span> <text:span text:style-name="T1">ἐὰν δὲ μὴ ἀκούσῃ, παράλαβε μετὰ σοῦ ἔτι ἕνα ἢ δύο, ἵνα ἐπὶ στόματος δύο μαρτύρων ἢ τριῶν σταθῇ πᾶν ῥῆμα·</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text:span> <text:span text:style-name="T2">19</text:span> <text:span text:style-name="T1">Πάλιν [ἀμὴν] λέγω ὑμῖν ὅτι ἐὰν δύο συμφωνήσωσιν ἐξ ὑμῶν ἐπὶ τῆς γῆς περὶ παντὸς πράγματος οὗ ἐὰν αἰτήσωνται, γενήσεται αὐτοῖς παρὰ τοῦ πατρός μου τοῦ ἐν οὐρανοῖς.</text:span> <text:span text:style-name="T2">20</text:span> <text:span text:style-name="T1">οὗ γάρ εἰσιν δύο ἢ τρεῖς συνηγμένοι εἰς τὸ ἐμὸν ὄνομα, ἐκεῖ εἰμι ἐν μέσῳ αὐτῶν.</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text:span> <text:span text:style-name="T2">22</text:span> <text:span text:style-name="T1">λέγει αὐτῷ ὁ Ἰησοῦς· οὐ λέγω σοι ἕως ἑπτάκις ἀλλ᾽ ἕως ἑβδομηκοντάκις ἑπτά.</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text:span> <text:span text:style-name="T2">24</text:span> <text:span text:style-name="T1">ἀρξαμένου δὲ αὐτοῦ συναίρειν προσηνέχθη { αὐτῷ } εἷς αὐτῷ { --- } ὀφειλέτης μυρίων ταλάντων.</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text:span> <text:span text:style-name="T2">26</text:span> <text:span text:style-name="T1">πεσὼν οὖν ὁ δοῦλος προσεκύνει αὐτῷ λέγων· κύριε, { --- } μακροθύμησον ἐπ᾽ ἐμοί, καὶ πάντα ἀποδώσω σοι.</text:span> <text:span text:style-name="T2">27</text:span> <text:span text:style-name="T1">Σπλαγχνισθεὶς δὲ ὁ κύριος τοῦ δούλου ἐκείνου ἀπέλυσεν αὐτὸν καὶ τὸ δάνειον ἀφῆκεν αὐτῷ.</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text:span> <text:span text:style-name="T2">29</text:span> <text:span text:style-name="T1">πεσὼν οὖν ὁ σύνδουλος αὐτοῦ παρεκάλει αὐτὸν λέγων· μακροθύμησον ἐπ᾽ ἐμοί, καὶ ἀποδώσω σοι.</text:span> <text:span text:style-name="T2">30</text:span> <text:span text:style-name="T1">ὁ δὲ οὐκ ἤθελεν ἀλλ᾽ ἀπελθὼν ἔβαλεν αὐτὸν εἰς φυλακὴν ἕως ἀποδῷ τὸ ὀφειλόμενον.</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text:span> <text:span text:style-name="T2">33</text:span> <text:span text:style-name="T1">οὐκ ἔδει καὶ σὲ ἐλεῆσαι τὸν σύνδουλόν σου, ὡς κἀγὼ σὲ ἠλέησα;</text:span> <text:span text:style-name="T2">34</text:span> <text:span text:style-name="T1">καὶ ὀργισθεὶς ὁ κύριος αὐτοῦ παρέδωκεν αὐτὸν τοῖς βασανισταῖς ἕως οὗ ἀποδῷ πᾶν τὸ ὀφειλόμενον.</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text:span> </text:p>
      <text:p text:style-name="P4">ΚΑΤΑ ΜΑΘΘΑΙΟΝ  19</text:p>
      <text:p text:style-name="Text_20_body"><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text:span> <text:span text:style-name="T2">2</text:span> <text:span text:style-name="T1">καὶ ἠκολούθησαν αὐτῷ ὄχλοι πολλοί, καὶ ἐθεράπευσεν αὐτοὺς ἐκεῖ.</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text:span> <text:span text:style-name="T2">4</text:span> <text:span text:style-name="T1">ὁ δὲ ἀποκριθεὶς εἶπεν· οὐκ ἀνέγνωτε ὅτι ὁ { κτίσας } ποιήσας { --- } ἀπ᾽ ἀρχῆς ἄρσεν καὶ θῆλυ ἐποίησεν αὐτούς;</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text:span> <text:span text:style-name="T2">6</text:span> <text:span text:style-name="T1">ὥστε οὐκέτι εἰσὶν δύο ἀλλὰ σὰρξ μία. ὃ οὖν ὁ θεὸς συνέζευξεν ἄνθρωπος μὴ χωριζέτω.</text:span> <text:span text:style-name="T2">7</text:span> <text:span text:style-name="T1">Λέγουσιν αὐτῷ· τί οὖν Μωϋσῆς ἐνετείλατο δοῦναι βιβλίον ἀποστασίου καὶ ἀπολῦσαι [αὐτήν];</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text:span> <text:span text:style-name="T2">9</text:span> <text:span text:style-name="T1">λέγω δὲ ὑμῖν ὅτι ὃς ἂν ἀπολύσῃ τὴν γυναῖκα αὐτοῦ μὴ ἐπὶ πορνείᾳ καὶ γαμήσῃ ἄλλην μοιχᾶται. καὶ { --- } ὁ { --- } ἀπολελυμένην { --- } γαμήσας { --- } μοιχᾶται. { --- }</text:span> <text:span text:style-name="T2">10</text:span> <text:span text:style-name="T1">Λέγουσιν αὐτῷ οἱ μαθηταὶ [αὐτοῦ]· εἰ οὕτως ἐστὶν ἡ αἰτία τοῦ ἀνθρώπου μετὰ τῆς γυναικός, οὐ συμφέρει γαμῆσαι.</text:span> <text:span text:style-name="T2">11</text:span> <text:span text:style-name="T1">ὁ δὲ εἶπεν αὐτοῖς· οὐ πάντες χωροῦσιν τὸν λόγον [τοῦτον] ἀλλ᾽ οἷς δέδοται.</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text:span> <text:span text:style-name="T2">15</text:span> <text:span text:style-name="T1">καὶ ἐπιθεὶς τὰς χεῖρας αὐτοῖς ἐπορεύθη ἐκεῖθεν.</text:span> <text:span text:style-name="T2">16</text:span> <text:span text:style-name="T1">Καὶ ἰδοὺ εἷς προσελθὼν αὐτῷ εἶπεν· διδάσκαλε, τί ἀγαθὸν ποιήσω ἵνα σχῶ ζωὴν αἰώνιον;</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text:span> <text:span text:style-name="T2">20</text:span> <text:span text:style-name="T1">λέγει αὐτῷ ὁ νεανίσκος· πάντα ταῦτα ἐφύλαξα· τί ἔτι ὑστερῶ;</text:span> <text:span text:style-name="T2">21</text:span> <text:span text:style-name="T1">ἔφη αὐτῷ ὁ Ἰησοῦς· εἰ θέλεις τέλειος εἶναι, ὕπαγε πώλησόν σου τὰ ὑπάρχοντα καὶ δὸς [τοῖς] πτωχοῖς, καὶ ἕξεις θησαυρὸν ἐν οὐρανοῖς, καὶ δεῦρο ἀκολούθει μοι.</text:span> <text:span text:style-name="T2">22</text:span> <text:span text:style-name="T1">ἀκούσας δὲ ὁ νεανίσκος τὸν λόγον ἀπῆλθεν λυπούμενος· ἦν γὰρ ἔχων κτήματα πολλά.</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text:span> <text:span text:style-name="T2">24</text:span> <text:span text:style-name="T1">πάλιν δὲ λέγω ὑμῖν, εὐκοπώτερόν ἐστιν κάμηλον διὰ { τρυπήματος } τρήματος { --- } ῥαφίδος διελθεῖν ἢ πλούσιον εἰσελθεῖν εἰς τὴν βασιλείαν τοῦ θεοῦ.</text:span> <text:span text:style-name="T2">25</text:span> <text:span text:style-name="T1">ἀκούσαντες δὲ οἱ μαθηταὶ ἐξεπλήσσοντο σφόδρα λέγοντες· τίς ἄρα δύναται σωθῆναι;</text:span> <text:span text:style-name="T2">26</text:span> <text:span text:style-name="T1">ἐμβλέψας δὲ ὁ Ἰησοῦς εἶπεν αὐτοῖς· παρὰ ἀνθρώποις τοῦτο ἀδύνατόν ἐστιν, παρὰ δὲ θεῷ πάντα δυνατά.</text:span> <text:span text:style-name="T2">27</text:span> <text:span text:style-name="T1">Τότε ἀποκριθεὶς ὁ Πέτρος εἶπεν αὐτῷ· ἰδοὺ ἡμεῖς ἀφήκαμεν πάντα καὶ ἠκολουθήσαμέν σοι· τί ἄρα ἔσται ἡμῖν;</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text:span> <text:span text:style-name="T2">29</text:span> <text:span text:style-name="T1">καὶ πᾶς ὅστις ἀφῆκεν οἰκίας ἢ ἀδελφοὺς ἢ ἀδελφὰς ἢ πατέρα ἢ μητέρα ἢ γυναῖκα { --- } ἢ { --- } τέκνα ἢ ἀγροὺς ἕνεκεν τοῦ { ὀνόματός } { μου, } ἐμοῦ { --- } ὀνόματός, { --- } ἑκατονταπλασίονα λήμψεται καὶ ζωὴν αἰώνιον κληρονομήσει.</text:span> <text:span text:style-name="T2">30</text:span> <text:span text:style-name="T1">πολλοὶ δὲ ἔσονται πρῶτοι ἔσχατοι καὶ ἔσχατοι πρῶτοι.</text:span> </text:p>
      <text:p text:style-name="P4">ΚΑΤΑ ΜΑΘΘΑΙΟΝ  20</text:p>
      <text:p text:style-name="Text_20_body"><text:soft-page-break/><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text:span> <text:span text:style-name="T2">2</text:span> <text:span text:style-name="T1">συμφωνήσας δὲ μετὰ τῶν ἐργατῶν ἐκ δηναρίου τὴν ἡμέραν ἀπέστειλεν αὐτοὺς εἰς τὸν ἀμπελῶνα αὐτοῦ.</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text:span> <text:span text:style-name="T2">5</text:span> <text:span text:style-name="T1">οἱ δὲ ἀπῆλθον. πάλιν [δὲ] ἐξελθὼν περὶ ἕκτην καὶ ἐνάτην ὥραν ἐποίησεν ὡσαύτως.</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text:span> <text:span text:style-name="T2">7</text:span> <text:span text:style-name="T1">λέγουσιν αὐτῷ· ὅτι οὐδεὶς ἡμᾶς ἐμισθώσατο. λέγει αὐτοῖς· ὑπάγετε καὶ ὑμεῖς εἰς τὸν ἀμπελῶνα.</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text:span> <text:span text:style-name="T2">9</text:span> <text:span text:style-name="T1">καὶ ἐλθόντες οἱ περὶ τὴν ἑνδεκάτην ὥραν ἔλαβον ἀνὰ δηνάριον.</text:span> <text:span text:style-name="T2">10</text:span> <text:span text:style-name="T1">καὶ ἐλθόντες οἱ πρῶτοι ἐνόμισαν ὅτι πλεῖον λήμψονται· καὶ ἔλαβον [τὸ] ἀνὰ δηνάριον καὶ αὐτοί.</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text:span> <text:span text:style-name="T2">13</text:span> <text:span text:style-name="T1">ὁ δὲ ἀποκριθεὶς ἑνὶ αὐτῶν εἶπεν· ἑταῖρε, οὐκ ἀδικῶ σε· οὐχὶ δηναρίου συνεφώνησάς μοι;</text:span> <text:span text:style-name="T2">14</text:span> <text:span text:style-name="T1">ἆρον τὸ σὸν καὶ ὕπαγε. θέλω δὲ τούτῳ τῷ ἐσχάτῳ δοῦναι ὡς καὶ σοί·</text:span> <text:span text:style-name="T2">15</text:span> <text:span text:style-name="T1">[ἢ] οὐκ ἔξεστίν μοι ὃ θέλω ποιῆσαι ἐν τοῖς ἐμοῖς; ἢ ὁ ὀφθαλμός σου πονηρός ἐστιν ὅτι ἐγὼ ἀγαθός εἰμι;</text:span> <text:span text:style-name="T2">16</text:span> <text:span text:style-name="T1">οὕτως ἔσονται οἱ ἔσχατοι πρῶτοι καὶ οἱ πρῶτοι ἔσχατοι.</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 ἐγερθήσεται. } ἀναστήσεται. { --- }</text:span> <text:span text:style-name="T2">20</text:span> <text:span text:style-name="T1">Τότε προσῆλθεν αὐτῷ ἡ μήτηρ τῶν υἱῶν Ζεβεδαίου μετὰ τῶν υἱῶν αὐτῆς προσκυνοῦσα καὶ αἰτοῦσά τι { ἀπ᾽ } παρ᾽ { --- } αὐτοῦ.</text:span> <text:span text:style-name="T2">21</text:span> <text:span text:style-name="T1">ὁ δὲ εἶπεν αὐτῇ· τί θέλεις; λέγει αὐτῷ· εἰπὲ ἵνα καθίσωσιν οὗτοι οἱ δύο υἱοί μου εἷς ἐκ δεξιῶν σου καὶ εἷς ἐξ εὐωνύμων σου ἐν τῇ βασιλείᾳ σου.</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text:span> <text:span text:style-name="T2">23</text:span> <text:span text:style-name="T1">λέγει αὐτοῖς· τὸ μὲν ποτήριόν μου πίεσθε, τὸ δὲ καθίσαι ἐκ δεξιῶν μου καὶ ἐξ εὐωνύμων οὐκ ἔστιν ἐμὸν [τοῦτο] δοῦναι, ἀλλ᾽ οἷς ἡτοίμασται ὑπὸ τοῦ πατρός μου.</text:span> <text:span text:style-name="T2">24</text:span> <text:span text:style-name="T1">Καὶ ἀκούσαντες οἱ δέκα ἠγανάκτησαν περὶ τῶν δύο ἀδελφῶν.</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text:span> <text:span text:style-name="T2">29</text:span> <text:span text:style-name="T1">Καὶ ἐκπορευομένων αὐτῶν ἀπὸ Ἰεριχὼ ἠκολούθησεν αὐτῷ ὄχλος πολύς.</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text:span> <text:span text:style-name="T2">31</text:span> <text:span text:style-name="T1">ὁ δὲ ὄχλος ἐπετίμησεν αὐτοῖς ἵνα σιωπήσωσιν· οἱ δὲ μεῖζον ἔκραξαν λέγοντες· ἐλέησον ἡμᾶς, κύριε, υἱὸς Δαυίδ.</text:span> <text:span text:style-name="T2">32</text:span> <text:span text:style-name="T1">καὶ στὰς ὁ Ἰησοῦς ἐφώνησεν αὐτοὺς καὶ εἶπεν· τί θέλετε ποιήσω ὑμῖν;</text:span> <text:span text:style-name="T2">33</text:span> <text:span text:style-name="T1">λέγουσιν αὐτῷ· κύριε, ἵνα ἀνοιγῶσιν οἱ ὀφθαλμοὶ ἡμῶν.</text:span> <text:span text:style-name="T2">34</text:span> <text:span text:style-name="T1">σπλαγχνισθεὶς δὲ ὁ Ἰησοῦς ἥψατο τῶν { ὀμμάτων } ὀφθαλμῶν { --- } αὐτῶν, καὶ εὐθέως ἀνέβλεψαν καὶ ἠκολούθησαν αὐτῷ.</text:span> </text:p>
      <text:p text:style-name="P4">ΚΑΤΑ ΜΑΘΘΑΙΟΝ  21</text:p>
      <text:p text:style-name="Text_20_body"><text:span text:style-name="T2">1</text:span> <text:span text:style-name="T1">Καὶ ὅτε ἤγγισαν εἰς Ἱεροσόλυμα καὶ ἦλθον εἰς Βηθφαγὴ { εἰς } πρὸς { --- }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text:span> <text:span text:style-name="T2">3</text:span> <text:span text:style-name="T1">καὶ ἐάν τις ὑμῖν εἴπῃ τι, ἐρεῖτε ὅτι ὁ κύριος αὐτῶν χρείαν ἔχει· εὐθὺς δὲ ἀποστελεῖ αὐτούς.</text:span> <text:span text:style-name="T2">4</text:span> <text:span text:style-name="T1">τοῦτο δὲ γέγονεν ἵνα πληρωθῇ τὸ ῥηθὲν διὰ τοῦ προφήτου λέγοντος·</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 ἱμάτια, } ἱμάτια { --- } αὐτῶν, { --- } καὶ ἐπεκάθισεν ἐπάνω αὐτῶν.</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text:span> <text:span text:style-name="T2">10</text:span> <text:span text:style-name="T1">Καὶ εἰσελθόντος αὐτοῦ εἰς Ἱεροσόλυμα ἐσείσθη πᾶσα ἡ πόλις λέγουσα· τίς ἐστιν οὗτος;</text:span> <text:span text:style-name="T2">11</text:span> <text:span text:style-name="T1">οἱ δὲ ὄχλοι ἔλεγον· οὗτός ἐστιν ὁ προφήτης Ἰησοῦς ὁ ἀπὸ Ναζαρὲθ τῆς Γαλιλαίας.</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text:span> <text:span text:style-name="T2">14</text:span> <text:span text:style-name="T1">καὶ προσῆλθον αὐτῷ τυφλοὶ καὶ χωλοὶ ἐν τῷ ἱερῷ, καὶ ἐθεράπευσεν αὐτούς.</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text:span> <text:span text:style-name="T2">17</text:span> <text:span text:style-name="T1">καὶ καταλιπὼν αὐτοὺς ἐξῆλθεν ἔξω τῆς πόλεως εἰς Βηθανίαν καὶ ηὐλίσθη ἐκεῖ.</text:span> <text:span text:style-name="T2">18</text:span> <text:span text:style-name="T1">Πρωῒ δὲ ἐπανάγων εἰς τὴν πόλιν ἐπείνασεν.</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text:span> <text:span text:style-name="T2">20</text:span> <text:span text:style-name="T1">Καὶ ἰδόντες οἱ μαθηταὶ ἐθαύμασαν λέγοντες· πῶς παραχρῆμα ἐξηράνθη ἡ συκῆ;</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text:span> <text:span text:style-name="T2">22</text:span> <text:span text:style-name="T1">καὶ πάντα ὅσα ἂν αἰτήσητε ἐν τῇ προσευχῇ πιστεύοντες λήμψεσθε.</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text:span> <text:span text:style-name="T2">26</text:span> <text:span text:style-name="T1">ἐὰν δὲ εἴπωμεν· ἐξ ἀνθρώπων, φοβούμεθα τὸν ὄχλον, πάντες γὰρ ὡς προφήτην ἔχουσιν τὸν Ἰωάννην.</text:span> <text:span text:style-name="T2">27</text:span> <text:span text:style-name="T1">καὶ ἀποκριθέντες τῷ Ἰησοῦ εἶπαν· οὐκ οἴδαμεν. ἔφη αὐτοῖς καὶ αὐτός· οὐδὲ ἐγὼ λέγω ὑμῖν ἐν ποίᾳ ἐξουσίᾳ ταῦτα ποιῶ.</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text:span> <text:span text:style-name="T2">29</text:span> <text:span text:style-name="T1">ὁ δὲ ἀποκριθεὶς εἶπεν· οὐ θέλω, ὕστερον δὲ μεταμεληθεὶς ἀπῆλθεν.</text:span> <text:span text:style-name="T2">30</text:span> <text:span text:style-name="T1">προσελθὼν δὲ τῷ ἑτέρῳ εἶπεν ὡσαύτως. ὁ δὲ ἀποκριθεὶς εἶπεν· ἐγώ, κύριε, καὶ οὐκ ἀπῆλθεν.</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text:span> <text:span text:style-name="T2">35</text:span> <text:span text:style-name="T1">καὶ λαβόντες οἱ γεωργοὶ τοὺς δούλους αὐτοῦ ὃν μὲν ἔδειραν, ὃν δὲ ἀπέκτειναν, ὃν δὲ ἐλιθοβόλησαν.</text:span> <text:span text:style-name="T2">36</text:span> <text:span text:style-name="T1">πάλιν ἀπέστειλεν ἄλλους δούλους πλείονας τῶν πρώτων, καὶ ἐποίησαν αὐτοῖς ὡσαύτως.</text:span> <text:span text:style-name="T2">37</text:span> <text:span text:style-name="T1">ὕστερον δὲ ἀπέστειλεν πρὸς αὐτοὺς τὸν υἱὸν αὐτοῦ λέγων· ἐντραπήσονται τὸν υἱόν μου.</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text:span> <text:span text:style-name="T2">40</text:span> <text:span text:style-name="T1">ὅταν οὖν ἔλθῃ ὁ κύριος τοῦ ἀμπελῶνος, τί ποιήσει τοῖς γεωργοῖς ἐκείνοις;</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text:span> <text:span text:style-name="T2">45</text:span> <text:span text:style-name="T1">Καὶ ἀκούσαντες οἱ ἀρχιερεῖς καὶ οἱ Φαρισαῖοι τὰς παραβολὰς αὐτοῦ ἔγνωσαν ὅτι περὶ αὐτῶν λέγει·</text:span> <text:span text:style-name="T2">46</text:span> <text:span text:style-name="T1">καὶ ζητοῦντες αὐτὸν κρατῆσαι ἐφοβήθησαν τοὺς ὄχλους, ἐπεὶ εἰς προφήτην αὐτὸν εἶχον.</text:span> </text:p>
      <text:p text:style-name="P4">ΚΑΤΑ ΜΑΘΘΑΙΟΝ  22</text:p>
      <text:p text:style-name="Text_20_body"><text:span text:style-name="T2">1</text:span> <text:span text:style-name="T1">Καὶ ἀποκριθεὶς ὁ Ἰησοῦς πάλιν εἶπεν ἐν παραβολαῖς αὐτοῖς λέγων·</text:span> <text:span text:style-name="T2">2</text:span> <text:span text:style-name="T1">ὡμοιώθη ἡ βασιλεία τῶν οὐρανῶν ἀνθρώπῳ βασιλεῖ, ὅστις ἐποίησεν γάμους τῷ υἱῷ αὐτοῦ.</text:span> <text:span text:style-name="T2">3</text:span> <text:span text:style-name="T1">καὶ ἀπέστειλεν τοὺς δούλους αὐτοῦ καλέσαι τοὺς κεκλημένους εἰς τοὺς γάμους, καὶ οὐκ ἤθελον ἐλθεῖν.</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text:span> <text:span text:style-name="T2">5</text:span> <text:span text:style-name="T1">οἱ δὲ ἀμελήσαντες ἀπῆλθον, ὃς μὲν εἰς τὸν ἴδιον ἀγρόν, ὃς δὲ ἐπὶ τὴν ἐμπορίαν αὐτοῦ·</text:span> <text:span text:style-name="T2">6</text:span> <text:span text:style-name="T1">οἱ δὲ λοιποὶ κρατήσαντες τοὺς δούλους αὐτοῦ ὕβρισαν καὶ ἀπέκτειναν.</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text:span> <text:span text:style-name="T2">8</text:span> <text:span text:style-name="T1">τότε λέγει τοῖς δούλοις αὐτοῦ· ὁ μὲν γάμος ἕτοιμός ἐστιν, οἱ δὲ κεκλημένοι οὐκ ἦσαν ἄξιοι·</text:span> <text:span text:style-name="T2">9</text:span> <text:span text:style-name="T1">πορεύεσθε οὖν ἐπὶ τὰς διεξόδους τῶν ὁδῶν καὶ ὅσους ἐὰν εὕρητε καλέσατε εἰς τοὺς γάμους.</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text:span> <text:span text:style-name="T2">14</text:span> <text:span text:style-name="T1">πολλοὶ γάρ εἰσιν κλητοί, ὀλίγοι δὲ ἐκλεκτοί.</text:span> <text:span text:style-name="T2">15</text:span> <text:span text:style-name="T1">Τότε πορευθέντες οἱ Φαρισαῖοι συμβούλιον ἔλαβον ὅπως αὐτὸν παγιδεύσωσιν ἐν λόγῳ.</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text:span> <text:span text:style-name="T2">18</text:span> <text:span text:style-name="T1">γνοὺς δὲ ὁ Ἰησοῦς τὴν πονηρίαν αὐτῶν εἶπεν· τί με πειράζετε, ὑποκριταί;</text:span> <text:span text:style-name="T2">19</text:span> <text:span text:style-name="T1">ἐπιδείξατέ μοι τὸ νόμισμα τοῦ κήνσου. οἱ δὲ προσήνεγκαν αὐτῷ δηνάριον.</text:span> <text:span text:style-name="T2">20</text:span> <text:span text:style-name="T1">καὶ λέγει αὐτοῖς· τίνος ἡ εἰκὼν αὕτη καὶ ἡ ἐπιγραφή;</text:span> <text:span text:style-name="T2">21</text:span> <text:span text:style-name="T1">λέγουσιν αὐτῷ· Καίσαρος. τότε λέγει αὐτοῖς· ἀπόδοτε οὖν τὰ Καίσαρος Καίσαρι καὶ τὰ τοῦ θεοῦ τῷ θεῷ.</text:span> <text:span text:style-name="T2">22</text:span> <text:span text:style-name="T1">καὶ ἀκούσαντες ἐθαύμασαν, καὶ ἀφέντες αὐτὸν ἀπῆλθαν.</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text:span> <text:span text:style-name="T2">26</text:span> <text:span text:style-name="T1">ὁμοίως καὶ ὁ δεύτερος καὶ ὁ τρίτος ἕως τῶν ἑπτά.</text:span> <text:span text:style-name="T2">27</text:span> <text:span text:style-name="T1">ὕστερον δὲ πάντων ἀπέθανεν ἡ γυνή.</text:span> <text:span text:style-name="T2">28</text:span> <text:span text:style-name="T1">ἐν τῇ ἀναστάσει οὖν τίνος τῶν ἑπτὰ ἔσται γυνή; πάντες γὰρ ἔσχον αὐτήν·</text:span> <text:span text:style-name="T2">29</text:span> <text:span text:style-name="T1">Ἀποκριθεὶς δὲ ὁ Ἰησοῦς εἶπεν αὐτοῖς· πλανᾶσθε μὴ εἰδότες τὰς γραφὰς μηδὲ τὴν δύναμιν τοῦ θεοῦ·</text:span> <text:span text:style-name="T2">30</text:span> <text:span text:style-name="T1">ἐν γὰρ τῇ ἀναστάσει οὔτε γαμοῦσιν οὔτε γαμίζονται, ἀλλ᾽ ὡς ἄγγελοι ἐν τῷ οὐρανῷ εἰσιν.</text:span> <text:span text:style-name="T2">31</text:span> <text:span text:style-name="T1">περὶ δὲ τῆς ἀναστάσεως τῶν νεκρῶν οὐκ ἀνέγνωτε τὸ ῥηθὲν ὑμῖν ὑπὸ τοῦ θεοῦ λέγοντος·</text:span> <text:span text:style-name="T2">32</text:span> <text:span text:style-name="T1">ἐγώ εἰμι ὁ θεὸς Ἀβραὰμ καὶ ὁ θεὸς Ἰσαὰκ καὶ ὁ θεὸς Ἰακώβ; οὐκ ἔστιν [ὁ] θεὸς νεκρῶν ἀλλὰ ζώντων.</text:span> <text:span text:style-name="T2">33</text:span> <text:span text:style-name="T1">καὶ ἀκούσαντες οἱ ὄχλοι ἐξεπλήσσοντο ἐπὶ τῇ διδαχῇ αὐτοῦ.</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text:span> <text:span text:style-name="T2">36</text:span> <text:span text:style-name="T1">διδάσκαλε, ποία ἐντολὴ μεγάλη ἐν τῷ νόμῳ;</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text:span> <text:span text:style-name="T2">38</text:span> <text:span text:style-name="T1">αὕτη ἐστὶν ἡ μεγάλη καὶ πρώτη ἐντολή.</text:span> <text:span text:style-name="T2">39</text:span> <text:span text:style-name="T1">δευτέρα δὲ ὁμοία αὐτῇ· ἀγαπήσεις τὸν πλησίον σου ὡς σεαυτόν.</text:span> <text:span text:style-name="T2">40</text:span> <text:span text:style-name="T1">ἐν ταύταις ταῖς δυσὶν ἐντολαῖς ὅλος ὁ νόμος κρέμαται καὶ οἱ προφῆται.</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text:span> <text:span text:style-name="T2">43</text:span> <text:span text:style-name="T1">λέγει αὐτοῖς· πῶς οὖν Δαυὶδ ἐν πνεύματι καλεῖ { αὐτὸν } κύριον αὐτὸν { --- } λέγων·</text:span> <text:span text:style-name="T2">44</text:span> <text:span text:style-name="T1">εἶπεν κύριος τῷ κυρίῳ μου· κάθου ἐκ δεξιῶν μου, ἕως ἂν θῶ τοὺς ἐχθρούς σου ὑποκάτω τῶν ποδῶν σου;</text:span> <text:span text:style-name="T2">45</text:span> <text:span text:style-name="T1">εἰ οὖν Δαυὶδ καλεῖ αὐτὸν κύριον, πῶς υἱὸς αὐτοῦ ἐστιν;</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text:span> </text:p>
      <text:p text:style-name="P4">ΚΑΤΑ ΜΑΘΘΑΙΟΝ  23</text:p>
      <text:p text:style-name="Text_20_body"><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ί.</text:span> <text:span text:style-name="T2">8</text:span> <text:span text:style-name="T1">Ὑμεῖς δὲ μὴ κληθῆτε ῥαββί· εἷς γάρ ἐστιν ὑμῶν ὁ διδάσκαλος, πάντες δὲ ὑμεῖς ἀδελφοί ἐστε.</text:span> <text:span text:style-name="T2">9</text:span> <text:span text:style-name="T1">καὶ πατέρα μὴ καλέσητε ὑμῶν ἐπὶ τῆς γῆς, εἷς γάρ ἐστιν ὑμῶν ὁ πατὴρ ὁ οὐράνιος.</text:span> <text:span text:style-name="T2">10</text:span> <text:span text:style-name="T1">μηδὲ κληθῆτε καθηγηταί, ὅτι καθηγητὴς ὑμῶν ἐστιν εἷς ὁ Χριστός.</text:span> <text:span text:style-name="T2">11</text:span> <text:span text:style-name="T1">ὁ δὲ μείζων ὑμῶν ἔσται ὑμῶν διάκονος.</text:span> <text:span text:style-name="T2">12</text:span> <text:span text:style-name="T1">ὅστις δὲ ὑψώσει ἑαυτὸν ταπεινωθήσεται καὶ ὅστις ταπεινώσει ἑαυτὸν ὑψωθήσεται.</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text:span> <text:span text:style-name="T2">17</text:span> <text:span text:style-name="T1">μωροὶ καὶ τυφλοί, τίς γὰρ μείζων ἐστίν, ὁ χρυσὸς ἢ ὁ ναὸς ὁ ἁγιάσας τὸν χρυσόν;</text:span> <text:span text:style-name="T2">18</text:span> <text:span text:style-name="T1">καί· ὃς ἂν ὀμόσῃ ἐν τῷ θυσιαστηρίῳ, οὐδέν ἐστιν· ὃς δ᾽ ἂν ὀμόσῃ ἐν τῷ δώρῳ τῷ ἐπάνω αὐτοῦ, ὀφείλει.</text:span> <text:span text:style-name="T2">19</text:span> <text:span text:style-name="T1">μωροὶ { --- } καὶ { --- } τυφλοί, τί γὰρ μεῖζον, τὸ δῶρον ἢ τὸ θυσιαστήριον τὸ ἁγιάζον τὸ δῶρον;</text:span> <text:span text:style-name="T2">20</text:span> <text:span text:style-name="T1">ὁ οὖν ὀμόσας ἐν τῷ θυσιαστηρίῳ ὀμνύει ἐν αὐτῷ καὶ ἐν πᾶσιν τοῖς ἐπάνω αὐτοῦ·</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text:span> <text:span text:style-name="T2">24</text:span> <text:span text:style-name="T1">ὁδηγοὶ τυφλοί, οἱ διϋλίζοντες τὸν κώνωπα, τὴν δὲ κάμηλον καταπίνοντες.</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text:span> <text:span text:style-name="T2">26</text:span> <text:span text:style-name="T1">Φαρισαῖε τυφλέ, καθάρισον πρῶτον τὸ ἐντὸς τοῦ { ποτηρίου, } ποτηρίου { --- } καὶ { --- } τῆς { --- } παροψίδος, { --- } ἵνα γένηται καὶ τὸ ἐκτὸς { αὐτοῦ } αὐτῶν { --- } καθαρόν.</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text:span> <text:span text:style-name="T2">28</text:span> <text:span text:style-name="T1">οὕτως καὶ ὑμεῖς ἔξωθεν μὲν φαίνεσθε τοῖς ἀνθρώποις δίκαιοι, ἔσωθεν δέ ἐστε μεστοὶ ὑποκρίσεως καὶ ἀνομίας.</text:span> <text:span text:style-name="T2">29</text:span> <text:span text:style-name="T1">Οὐαὶ ὑμῖν, γραμματεῖς καὶ Φαρισαῖοι 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 αὐτῶν } κοινωνοὶ αὐτῶν { --- } ἐν τῷ αἵματι τῶν προφητῶν.</text:span> <text:span text:style-name="T2">31</text:span> <text:span text:style-name="T1">ὥστε μαρτυρεῖτε ἑαυτοῖς ὅτι υἱοί ἐστε τῶν φονευσάντων τοὺς προφήτας.</text:span> <text:span text:style-name="T2">32</text:span> <text:span text:style-name="T1">καὶ ὑμεῖς πληρώσατε τὸ μέτρον τῶν πατέρων ὑμῶν.</text:span> <text:span text:style-name="T2">33</text:span> <text:span text:style-name="T1">ὄφεις, γεννήματα ἐχιδνῶν, πῶς φύγητε ἀπὸ τῆς κρίσεως τῆς γεέννης;</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text:span> <text:span text:style-name="T2">36</text:span> <text:span text:style-name="T1">ἀμὴν λέγω ὑμῖν, ἥξει ταῦτα πάντα ἐπὶ τὴν γενεὰν ταύτην.</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text:span> <text:span text:style-name="T2">38</text:span> <text:span text:style-name="T1">ἰδοὺ ἀφίεται ὑμῖν ὁ οἶκος ὑμῶν ἔρημος.</text:span> <text:span text:style-name="T2">39</text:span> <text:span text:style-name="T1">λέγω γὰρ ὑμῖν, οὐ μή με ἴδητε ἀπ᾽ ἄρτι ἕως ἂν εἴπητε· εὐλογημένος ὁ ἐρχόμενος ἐν ὀνόματι κυρίου.</text:span> </text:p>
      <text:p text:style-name="P4">ΚΑΤΑ ΜΑΘΘΑΙΟΝ  24</text:p>
      <text:p text:style-name="Text_20_body"><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text:span> <text:span text:style-name="T2">4</text:span> <text:span text:style-name="T1">Καὶ ἀποκριθεὶς ὁ Ἰησοῦς εἶπεν αὐτοῖς· βλέπετε μή τις ὑμᾶς πλανήσῃ·</text:span> <text:span text:style-name="T2">5</text:span> <text:span text:style-name="T1">πολλοὶ γὰρ ἐλεύσονται ἐπὶ τῷ ὀνόματί μου λέγοντες· ἐγώ εἰμι ὁ χριστός, καὶ πολλοὺς πλανήσουσιν.</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text:span> <text:span text:style-name="T2">7</text:span> <text:span text:style-name="T1">ἐγερθήσεται γὰρ ἔθνος ἐπὶ ἔθνος καὶ βασιλεία ἐπὶ βασιλείαν καὶ ἔσονται λιμοὶ καὶ σεισμοὶ κατὰ τόπους·</text:span> <text:span text:style-name="T2">8</text:span> <text:span text:style-name="T1">πάντα δὲ ταῦτα ἀρχὴ ὠδίνων.</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text:span> <text:span text:style-name="T2">10</text:span> <text:span text:style-name="T1">καὶ τότε σκανδαλισθήσονται πολλοὶ καὶ ἀλλήλους παραδώσουσιν καὶ μισήσουσιν ἀλλήλους·</text:span> <text:span text:style-name="T2">11</text:span> <text:span text:style-name="T1">καὶ πολλοὶ ψευδοπροφῆται ἐγερθήσονται καὶ πλανήσουσιν πολλούς·</text:span> <text:span text:style-name="T2">12</text:span> <text:span text:style-name="T1">καὶ διὰ τὸ πληθυνθῆναι τὴν ἀνομίαν ψυγήσεται ἡ ἀγάπη τῶν πολλῶν.</text:span> <text:span text:style-name="T2">13</text:span> <text:span text:style-name="T1">ὁ δὲ ὑπομείνας εἰς τέλος οὗτος σωθήσεται.</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text:span> <text:span text:style-name="T2">19</text:span> <text:span text:style-name="T1">οὐαὶ δὲ ταῖς ἐν γαστρὶ ἐχούσαις καὶ ταῖς θηλαζούσαις ἐν ἐκείναις ταῖς ἡμέραις.</text:span> <text:span text:style-name="T2">20</text:span> <text:span text:style-name="T1">προσεύχεσθε δὲ ἵνα μὴ γένηται ἡ φυγὴ ὑμῶν χειμῶνος μηδὲ σαββάτῳ.</text:span> <text:span text:style-name="T2">21</text:span> <text:span text:style-name="T1">ἔσται γὰρ τότε θλῖψις μεγάλη οἵα οὐ γέγονεν ἀπ᾽ ἀρχῆς κόσμου ἕως τοῦ νῦν οὐδ᾽ οὐ μὴ γένηται.</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text:span> <text:span text:style-name="T2">23</text:span> <text:span text:style-name="T1">Τότε ἐάν τις ὑμῖν εἴπῃ· ἰδοὺ ὧδε ὁ χριστός, ἤ· ὧδε, μὴ πιστεύσητε·</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text:span> <text:span text:style-name="T2">25</text:span> <text:span text:style-name="T1">ἰδοὺ προείρηκα ὑμῖν.</text:span> <text:span text:style-name="T2">26</text:span> <text:span text:style-name="T1">ἐὰν οὖν εἴπωσιν ὑμῖν· ἰδοὺ ἐν τῇ ἐρήμῳ ἐστίν, μὴ ἐξέλθητε· ἰδοὺ ἐν τοῖς ταμείοις, μὴ πιστεύσητε·</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text:span> <text:span text:style-name="T2">28</text:span> <text:span text:style-name="T1">ὅπου ἐὰν ᾖ τὸ πτῶμα, ἐκεῖ συναχθήσονται οἱ ἀετοί.</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text:span> <text:span text:style-name="T2">31</text:span> <text:span text:style-name="T1">καὶ ἀποστελεῖ τοὺς ἀγγέλους αὐτοῦ μετὰ σάλπιγγος [φωνῆς] { --- } μεγάλης, καὶ ἐπισυνάξουσιν τοὺς ἐκλεκτοὺς αὐτοῦ ἐκ τῶν τεσσάρων ἀνέμων ἀπ᾽ ἄκρων οὐρανῶν ἕως [τῶν] ἄκρων αὐτῶν.</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text:span> <text:span text:style-name="T2">33</text:span> <text:span text:style-name="T1">οὕτως καὶ ὑμεῖς, ὅταν ἴδητε πάντα ταῦτα, γινώσκετε ὅτι ἐγγύς ἐστιν ἐπὶ θύραις.</text:span> <text:span text:style-name="T2">34</text:span> <text:span text:style-name="T1">ἀμὴν λέγω ὑμῖν ὅτι οὐ μὴ παρέλθῃ ἡ γενεὰ αὕτη ἕως ἂν πάντα ταῦτα γένηται.</text:span> <text:span text:style-name="T2">35</text:span> <text:span text:style-name="T1">Ὁ οὐρανὸς καὶ ἡ γῆ παρελεύσεται, οἱ δὲ λόγοι μου οὐ μὴ παρέλθωσιν.</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text:span> <text:span text:style-name="T2">37</text:span> <text:span text:style-name="T1">Ὥσπερ γὰρ αἱ ἡμέραι τοῦ Νῶε, οὕτως ἔσται ἡ παρουσία τοῦ υἱοῦ τοῦ ἀνθρώπου.</text:span> <text:span text:style-name="T2">38</text:span> <text:span text:style-name="T1">ὡς γὰρ ἦσαν ἐν ταῖς ἡμέραις [ἐκείν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text:span> <text:span text:style-name="T2">40</text:span> <text:span text:style-name="T1">Τότε δύο ἔσονται ἐν τῷ ἀγρῷ, εἷς παραλαμβάνεται καὶ εἷς ἀφίεται·</text:span> <text:span text:style-name="T2">41</text:span> <text:span text:style-name="T1">δύο ἀλήθουσαι ἐν τῷ μύλῳ, μία παραλαμβάνεται καὶ μία ἀφίεται.</text:span> <text:span text:style-name="T2">42</text:span> <text:span text:style-name="T1">Γρηγορεῖτε οὖν, ὅτι οὐκ οἴδατε ποίᾳ ἡμέρᾳ ὁ κύριος ὑμῶν ἔρχεται.</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text:span> <text:span text:style-name="T2">44</text:span> <text:span text:style-name="T1">διὰ τοῦτο καὶ ὑμεῖς γίνεσθε ἕτοιμοι, ὅτι ᾗ οὐ δοκεῖτε ὥρᾳ ὁ υἱὸς τοῦ ἀνθρώπου ἔρχεται.</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text:span> <text:span text:style-name="T2">46</text:span> <text:span text:style-name="T1">μακάριος ὁ δοῦλος ἐκεῖνος ὃν ἐλθὼν ὁ κύριος αὐτοῦ εὑρήσει οὕτως ποιοῦντα·</text:span> <text:span text:style-name="T2">47</text:span> <text:span text:style-name="T1">ἀμὴν λέγω ὑμῖν ὅτι ἐπὶ πᾶσιν τοῖς ὑπάρχουσιν αὐτοῦ καταστήσει αὐτόν.</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text:span> </text:p>
      <text:p text:style-name="P4">ΚΑΤΑ ΜΑΘΘΑΙΟΝ  25</text:p>
      <text:p text:style-name="Text_20_body"><text:span text:style-name="T2">1</text:span> <text:span text:style-name="T1">Τότε ὁμοιωθήσεται ἡ βασιλεία τῶν οὐρανῶν δέκα παρθένοις, αἵτινες λαβοῦσαι τὰς λαμπάδας { ἑαυτῶν } αυτών { --- } ἐξῆλθον εἰς ὑπάντησιν τοῦ νυμφίου.</text:span> <text:span text:style-name="T2">2</text:span> <text:span text:style-name="T1">πέντε δὲ ἐξ αὐτῶν ἦσαν μωραὶ καὶ πέντε φρόνιμοι.</text:span> <text:span text:style-name="T2">3</text:span> <text:span text:style-name="T1">αἱ γὰρ μωραὶ λαβοῦσαι τὰς λαμπάδας αὐτῶν οὐκ ἔλαβον μεθ᾽ ἑαυτῶν ἔλαιον.</text:span> <text:span text:style-name="T2">4</text:span> <text:span text:style-name="T1">αἱ δὲ φρόνιμοι ἔλαβον ἔλαιον ἐν τοῖς ἀγγείοις μετὰ τῶν λαμπάδων ἑαυτῶν.</text:span> <text:span text:style-name="T2">5</text:span> <text:span text:style-name="T1">χρονίζοντος δὲ τοῦ νυμφίου ἐνύσταξαν πᾶσαι καὶ ἐκάθευδον.</text:span> <text:span text:style-name="T2">6</text:span> <text:span text:style-name="T1">μέσης δὲ νυκτὸς κραυγὴ γέγονεν· ἰδοὺ ὁ νυμφίος, ἐξέρχεσθε εἰς ἀπάντησιν [αὐτοῦ].</text:span> <text:span text:style-name="T2">7</text:span> <text:span text:style-name="T1">τότε ἠγέρθησαν πᾶσαι αἱ παρθένοι ἐκεῖναι καὶ ἐκόσμησαν τὰς λαμπάδας ἑαυτῶν.</text:span> <text:span text:style-name="T2">8</text:span> <text:span text:style-name="T1">αἱ δὲ μωραὶ ταῖς φρονίμοις εἶπαν· δότε ἡμῖν ἐκ τοῦ ἐλαίου ὑμῶν, ὅτι αἱ λαμπάδες ἡμῶν σβέννυνται.</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καὶ ἀγοράσατε ἑαυταῖς.</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text:span> <text:span text:style-name="T2">11</text:span> <text:span text:style-name="T1">ὕστερον δὲ ἔρχονται καὶ αἱ λοιπαὶ παρθένοι λέγουσαι· κύριε κύριε, ἄνοιξον ἡμῖν.</text:span> <text:span text:style-name="T2">12</text:span> <text:span text:style-name="T1">ὁ δὲ ἀποκριθεὶς εἶπεν· ἀμὴν λέγω ὑμῖν, οὐκ οἶδα ὑμᾶς.</text:span> <text:span text:style-name="T2">13</text:span> <text:span text:style-name="T1">Γρηγορεῖτε οὖν, ὅτι οὐκ οἴδατε τὴν ἡμέραν οὐδὲ τὴν ὥραν.</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 πέντε· } πέντε { --- } τάλαντα. { --- }</text:span> <text:span text:style-name="T2">17</text:span> <text:span text:style-name="T1">ὡσαύτως καὶ { --- } ὁ τὰ δύο ἐκέρδησεν ἄλλα δύο.</text:span> <text:span text:style-name="T2">18</text:span> <text:span text:style-name="T1">ὁ δὲ τὸ ἓν λαβὼν ἀπελθὼν ὤρυξεν γῆν καὶ ἔκρυψεν τὸ ἀργύριον τοῦ κυρίου αὐτοῦ.</text:span> <text:span text:style-name="T2">19</text:span> <text:span text:style-name="T1">Μετὰ δὲ πολὺν χρόνον ἔρχεται ὁ κύριος τῶν δούλων ἐκείνων καὶ συναίρει λόγον μετ᾽ αὐτῶν.</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2</text:span> <text:span text:style-name="T1">Προσελθὼν [δὲ] καὶ ὁ τὰ δύο τάλαντα εἶπεν· κύριε, δύο τάλαντά μοι παρέδωκας· ἴδε ἄλλα δύο τάλαντα ἐκέρδησα.</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text:span> <text:span text:style-name="T2">27</text:span> <text:span text:style-name="T1">ἔδει σε οὖν βαλεῖν τὰ ἀργύριά μου τοῖς τραπεζίταις, καὶ ἐλθὼν ἐγὼ ἐκομισάμην ἂν τὸ ἐμὸν σὺν τόκῳ.</text:span> <text:span text:style-name="T2">28</text:span> <text:span text:style-name="T1">ἄρατε οὖν ἀπ᾽ αὐτοῦ τὸ τάλαντον καὶ δότε τῷ ἔχοντι τὰ δέκα τάλαντα·</text:span> <text:span text:style-name="T2">29</text:span> <text:span text:style-name="T1">Τῷ γὰρ ἔχοντι παντὶ δοθήσεται καὶ περισσευθήσεται, τοῦ δὲ μὴ ἔχοντος καὶ ὃ ἔχει ἀρθήσεται ἀπ᾽ αὐτοῦ.</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text:span> <text:span text:style-name="T2">32</text:span> <text:span text:style-name="T1">καὶ συναχθήσονται ἔμπροσθεν αὐτοῦ πάντα τὰ ἔθνη, καὶ ἀφορίσει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text:span> <text:span text:style-name="T2">38</text:span> <text:span text:style-name="T1">πότε δέ σε εἴδομεν ξένον καὶ συνηγάγομεν, ἢ γυμνὸν καὶ περιεβάλομεν;</text:span> <text:span text:style-name="T2">39</text:span> <text:span text:style-name="T1">πότε δέ σε εἴδομεν { ἀσθενοῦντα } ἀσθενῆ { --- } ἢ ἐν φυλακῇ καὶ ἤλθομεν πρός σε;</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text:span> <text:span text:style-name="T2">41</text:span> <text:span text:style-name="T1">Τότε ἐρεῖ καὶ τοῖς ἐξ εὐωνύμων· πορεύεσθε ἀπ᾽ ἐμοῦ [οἱ] κατηραμένοι εἰς τὸ πῦρ τὸ αἰώνιον τὸ ἡτοιμασμένον τῷ διαβόλῳ καὶ τοῖς ἀγγέλοις αὐτοῦ.</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text:span> <text:span text:style-name="T2">44</text:span> <text:span text:style-name="T1">τότε ἀποκριθήσονται καὶ αὐτοὶ λέγοντες· κύριε, πότε σε εἴδομεν πεινῶντα ἢ διψῶντα ἢ ξένον ἢ γυμνὸν ἢ ἀσθενῆ ἢ ἐν φυλακῇ καὶ οὐ διηκονήσαμέν σοι;</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text:span> <text:span text:style-name="T2">46</text:span> <text:span text:style-name="T1">καὶ ἀπελεύσονται οὗτοι εἰς κόλασιν αἰώνιον, οἱ δὲ δίκαιοι εἰς ζωὴν αἰώνιον.</text:span> </text:p>
      <text:p text:style-name="P4">ΚΑΤΑ ΜΑΘΘΑΙΟΝ  26</text:p>
      <text:p text:style-name="Text_20_body"><text:span text:style-name="T2">1</text:span> <text:span text:style-name="T1">Καὶ ἐγένετο ὅτε ἐτέλεσεν ὁ Ἰησοῦς πάντας τοὺς λόγους τούτους, εἶπεν τοῖς μαθηταῖς αὐτοῦ·</text:span> <text:span text:style-name="T2">2</text:span> <text:span text:style-name="T1">οἴδατε ὅτι μετὰ δύο ἡμέρας τὸ πάσχα γίνεται, καὶ ὁ υἱὸς τοῦ ἀνθρώπου παραδίδοται εἰς τὸ σταυρωθῆναι.</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text:span> <text:span text:style-name="T2">5</text:span> <text:span text:style-name="T1">ἔλεγον δέ· μὴ ἐν τῇ ἑορτῇ, ἵνα μὴ θόρυβος γένηται ἐν τῷ λαῷ.</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text:span> <text:span text:style-name="T2">8</text:span> <text:span text:style-name="T1">ἰδόντες δὲ οἱ μαθηταὶ ἠγανάκτησαν λέγοντες· εἰς τί ἡ ἀπώλεια αὕτη;</text:span> <text:span text:style-name="T2">9</text:span> <text:span text:style-name="T1">ἐδύνατο γὰρ τοῦτο πραθῆναι πολλοῦ καὶ δοθῆναι πτωχοῖς.</text:span> <text:span text:style-name="T2">10</text:span> <text:span text:style-name="T1">Γνοὺς δὲ ὁ Ἰησοῦς εἶπεν αὐτοῖς· τί κόπους παρέχετε τῇ γυναικί; ἔργον γὰρ καλὸν ἠργάσατο εἰς ἐμέ·</text:span> <text:span text:style-name="T2">11</text:span> <text:span text:style-name="T1">πάντοτε γὰρ τοὺς πτωχοὺς ἔχετε μεθ᾽ ἑαυτῶν, ἐμὲ δὲ οὐ πάντοτε ἔχετε·</text:span> <text:span text:style-name="T2">12</text:span> <text:span text:style-name="T1">βαλοῦσα γὰρ αὕτη τὸ μύρον τοῦτο ἐπὶ τοῦ σώματός μου πρὸς τὸ ἐνταφιάσαι με ἐποίησεν.</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text:span> <text:span text:style-name="T2">16</text:span> <text:span text:style-name="T1">καὶ ἀπὸ τότε ἐζήτει εὐκαιρίαν ἵνα αὐτὸν παραδῷ.</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text:span> <text:span text:style-name="T2">19</text:span> <text:span text:style-name="T1">καὶ ἐποίησαν οἱ μαθηταὶ ὡς συνέταξεν αὐτοῖς ὁ Ἰησοῦς καὶ ἡτοίμασαν τὸ πάσχα.</text:span> <text:span text:style-name="T2">20</text:span> <text:span text:style-name="T1">Ὀψίας δὲ γενομένης ἀνέκειτο μετὰ τῶν δώδεκα.</text:span> <text:span text:style-name="T2">21</text:span> <text:span text:style-name="T1">καὶ ἐσθιόντων αὐτῶν εἶπεν· ἀμὴν λέγω ὑμῖν ὅτι εἷς ἐξ ὑμῶν παραδώσει με.</text:span> <text:span text:style-name="T2">22</text:span> <text:span text:style-name="T1">καὶ λυπούμενοι σφόδρα ἤρξαντο λέγειν αὐτῷ εἷς ἕκαστος· μήτι ἐγώ εἰμι, κύριε;</text:span> <text:span text:style-name="T2">23</text:span> <text:span text:style-name="T1">ὁ δὲ ἀποκριθεὶς εἶπεν· ὁ ἐμβάψας μετ᾽ ἐμοῦ τὴν χεῖρα ἐν τῷ τρυβλίῳ οὗτός με παραδώσει.</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text:span> <text:span text:style-name="T2">25</text:span> <text:span text:style-name="T1">ἀποκριθεὶς δὲ Ἰούδας ὁ παραδιδοὺς αὐτὸν εἶπεν· μήτι ἐγώ εἰμι, ῥαββί; λέγει αὐτῷ· σὺ εἶπας.</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text:span> <text:span text:style-name="T2">30</text:span> <text:span text:style-name="T1">Καὶ ὑμνήσαντες ἐξῆλθον εἰς τὸ ὄρος τῶν ἐλαιῶν.</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text:span> <text:span text:style-name="T2">32</text:span> <text:span text:style-name="T1">μετὰ δὲ τὸ ἐγερθῆναί με προάξω ὑμᾶς εἰς τὴν Γαλιλαίαν.</text:span> <text:span text:style-name="T2">33</text:span> <text:span text:style-name="T1">ἀποκριθεὶς δὲ ὁ Πέτρος εἶπεν αὐτῷ· εἰ πάντες σκανδαλισθήσονται ἐν σοί, ἐγὼ οὐδέποτε σκανδαλισθήσομαι.</text:span> <text:span text:style-name="T2">34</text:span> <text:span text:style-name="T1">ἔφη αὐτῷ ὁ Ἰησοῦς· ἀμὴν λέγω σοι ὅτι ἐν ταύτῃ τῇ νυκτὶ πρὶν ἀλέκτορα φωνῆσαι τρὶς ἀπαρνήσῃ με.</text:span> <text:span text:style-name="T2">35</text:span> <text:span text:style-name="T1">λέγει αὐτῷ ὁ Πέτρος· κἂν δέῃ με σὺν σοὶ ἀποθανεῖν, οὐ μή σε ἀπαρνήσομαι. ὁμοίως καὶ πάντες οἱ μαθηταὶ εἶπαν.</text:span> <text:span text:style-name="T2">36</text:span> <text:span text:style-name="T1">Τότε ἔρχεται μετ᾽ αὐτῶν ὁ Ἰησοῦς εἰς χωρίον λεγόμενον Γεθσημανὶ καὶ λέγει τοῖς μαθηταῖς· καθίσατε αὐτοῦ ἕως [οὗ] ἀπελθὼν ἐκεῖ προσεύξωμαι.</text:span> <text:span text:style-name="T2">37</text:span> <text:span text:style-name="T1">καὶ παραλαβὼν τὸν Πέτρον καὶ τοὺς δύο υἱοὺς Ζεβεδαίου ἤρξατο λυπεῖσθαι καὶ ἀδημονεῖν.</text:span> <text:span text:style-name="T2">38</text:span> <text:span text:style-name="T1">τότε λέγει αὐτοῖς· περίλυπός ἐστιν ἡ ψυχή μου ἕως θανάτου· μείνατε ὧδε καὶ γρηγορεῖτε μετ᾽ ἐμοῦ.</text:span> <text:span text:style-name="T2">39</text:span> <text:span text:style-name="T1">Καὶ προελθὼν μικρὸν ἔπεσεν ἐπὶ πρόσωπον αὐτοῦ προσευχόμενος καὶ λέγων· πάτερ μου, εἰ δυνατόν ἐστιν, { παρελθάτω } παρελθέτω { --- } ἀπ᾽ ἐμοῦ τὸ ποτήριον τοῦτο· πλὴν οὐχ ὡς ἐγὼ θέλω ἀλλ᾽ ὡς σύ.</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text:span> <text:span text:style-name="T2">41</text:span> <text:span text:style-name="T1">γρηγορεῖτε καὶ προσεύχεσθε, ἵνα μὴ εἰσέλθητε εἰς πειρασμόν· τὸ μὲν πνεῦμα πρόθυμον ἡ δὲ σὰρξ ἀσθενής.</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text:span> <text:span text:style-name="T2">43</text:span> <text:span text:style-name="T1">καὶ ἐλθὼν πάλιν εὗρεν αὐτοὺς καθεύδοντας, ἦσαν γὰρ αὐτῶν οἱ ὀφθαλμοὶ βεβαρημένοι.</text:span> <text:span text:style-name="T2">44</text:span> <text:span text:style-name="T1">Καὶ ἀφεὶς αὐτοὺς πάλιν ἀπελθὼν προσηύξατο ἐκ τρίτου τὸν αὐτὸν λόγον εἰπὼν πάλιν.</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text:span> <text:span text:style-name="T2">46</text:span> <text:span text:style-name="T1">ἐγείρεσθε ἄγωμεν· ἰδοὺ ἤγγικεν ὁ παραδιδούς με.</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text:span> <text:span text:style-name="T2">48</text:span> <text:span text:style-name="T1">ὁ δὲ παραδιδοὺς αὐτὸν ἔδωκεν αὐτοῖς σημεῖον λέγων· ὃν ἂν φιλήσω αὐτός ἐστιν, κρατήσατε αὐτόν.</text:span> <text:span text:style-name="T2">49</text:span> <text:span text:style-name="T1">καὶ εὐθέως προσελθὼν τῷ Ἰησοῦ εἶπεν· χαῖρε, ῥαββί, καὶ κατεφίλησεν αὐτόν.</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text:span> <text:span text:style-name="T2">53</text:span> <text:span text:style-name="T1">ἢ δοκεῖς ὅτι οὐ δύναμαι παρακαλέσαι τὸν πατέρα μου, καὶ παραστήσει μοι ἄρτι πλείω δώδεκα λεγιῶνας ἀγγέλων;</text:span> <text:span text:style-name="T2">54</text:span> <text:span text:style-name="T1">πῶς οὖν πληρωθῶσιν αἱ γραφαὶ ὅτι οὕτως δεῖ γενέσθαι;</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text:span> <text:span text:style-name="T2">56</text:span> <text:span text:style-name="T1">τοῦτο δὲ ὅλον γέγονεν ἵνα πληρωθῶσιν αἱ γραφαὶ τῶν προφητῶν. Τότε οἱ μαθηταὶ πάντες ἀφέντες αὐτὸν ἔφυγον.</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αν· οὗτος ἔφη· δύναμαι καταλῦσαι τὸν ναὸν τοῦ θεοῦ καὶ διὰ τριῶν ἡμερῶν οἰκοδομῆσαι.</text:span> <text:span text:style-name="T2">62</text:span> <text:span text:style-name="T1">καὶ ἀναστὰς ὁ ἀρχιερεὺς εἶπεν αὐτῷ· οὐδὲν ἀποκρίνῃ τί οὗτοί σου καταμαρτυροῦσιν;</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text:span> <text:span text:style-name="T2">65</text:span> <text:span text:style-name="T1">Τότε ὁ ἀρχιερεὺς διέρρηξεν τὰ ἱμάτια αὐτοῦ λέγων· ἐβλασφήμησεν· τί ἔτι χρείαν ἔχομεν μαρτύρων; ἴδε νῦν ἠκούσατε τὴν βλασφημίαν·</text:span> <text:span text:style-name="T2">66</text:span> <text:span text:style-name="T1">τί ὑμῖν δοκεῖ; οἱ δὲ ἀποκριθέντες εἶπαν· ἔνοχος θανάτου ἐστίν.</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text:span> <text:span text:style-name="T2">70</text:span> <text:span text:style-name="T1">ὁ δὲ ἠρνήσατο ἔμπροσθεν πάντων λέγων· οὐκ οἶδα τί λέγεις.</text:span> <text:span text:style-name="T2">71</text:span> <text:span text:style-name="T1">Ἐξελθόντα δὲ εἰς τὸν πυλῶνα εἶδεν αὐτὸν ἄλλη καὶ λέγει τοῖς ἐκεῖ· οὗτος ἦν μετὰ Ἰησοῦ τοῦ Ναζωραίου.</text:span> <text:span text:style-name="T2">72</text:span> <text:span text:style-name="T1">καὶ πάλιν ἠρνήσατο μετὰ ὅρκου ὅτι οὐκ οἶδα τὸν ἄνθρωπον.</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text:span> <text:span text:style-name="T2">74</text:span> <text:span text:style-name="T1">τότε ἤρξατο καταθεματίζειν καὶ ὀμνύειν ὅτι οὐκ οἶδα τὸν ἄνθρωπον. καὶ εὐθέως ἀλέκτωρ ἐφώνησεν.</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text:span> </text:p>
      <text:p text:style-name="P4">ΚΑΤΑ ΜΑΘΘΑΙΟΝ  27</text:p>
      <text:p text:style-name="Text_20_body"><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text:span> <text:span text:style-name="T2">2</text:span> <text:span text:style-name="T1">καὶ δήσαντες αὐτὸν ἀπήγαγον καὶ παρέδωκαν Πιλάτῳ τῷ ἡγεμόνι.</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αν· τί πρὸς ἡμᾶς; σὺ ὄψῃ.</text:span> <text:span text:style-name="T2">5</text:span> <text:span text:style-name="T1">καὶ ῥίψας τὰ ἀργύρια εἰς τὸν ναὸν ἀνεχώρησεν, καὶ ἀπελθὼν ἀπήγξατο.</text:span> <text:span text:style-name="T2">6</text:span> <text:span text:style-name="T1">Οἱ δὲ ἀρχιερεῖς λαβόντες τὰ ἀργύρια εἶπαν· οὐκ ἔξεστιν βαλεῖν αὐτὰ εἰς τὸν κορβανᾶν, ἐπεὶ τιμὴ αἵματός ἐστιν.</text:span> <text:span text:style-name="T2">7</text:span> <text:span text:style-name="T1">συμβούλιον δὲ λαβόντες ἠγόρασαν ἐξ αὐτῶν τὸν ἀγρὸν τοῦ κεραμέως εἰς ταφὴν τοῖς ξένοις.</text:span> <text:span text:style-name="T2">8</text:span> <text:span text:style-name="T1">διὸ ἐκλήθη ὁ ἀγρὸς ἐκεῖνος ἀγρὸς αἵματος ἕως τῆς σήμερον.</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 ἔφη· } ἔφη { --- } αὐτῷ, { --- } σὺ λέγεις.</text:span> <text:span text:style-name="T2">12</text:span> <text:span text:style-name="T1">καὶ ἐν τῷ κατηγορεῖσθαι αὐτὸν ὑπὸ τῶν ἀρχιερέων καὶ τῶν { --- } πρεσβυτέρων οὐδὲν ἀπεκρίνατο.</text:span> <text:span text:style-name="T2">13</text:span> <text:span text:style-name="T1">τότε λέγει αὐτῷ ὁ Πιλᾶτος· οὐκ ἀκούεις πόσα σου καταμαρτυροῦσιν;</text:span> <text:span text:style-name="T2">14</text:span> <text:span text:style-name="T1">καὶ οὐκ ἀπεκρίθη αὐτῷ πρὸς οὐδὲ ἓν ῥῆμα, ὥστε θαυμάζειν τὸν ἡγεμόνα λίαν.</text:span> <text:span text:style-name="T2">15</text:span> <text:span text:style-name="T1">Κατὰ δὲ ἑορτὴν εἰώθει ὁ ἡγεμὼν ἀπολύειν ἕνα τῷ ὄχλῳ δέσμιον ὃν ἤθελον.</text:span> <text:span text:style-name="T2">16</text:span> <text:span text:style-name="T1">εἶχον δὲ τότε δέσμιον ἐπίσημον λεγόμενον [Ἰησοῦν] Βαραββᾶν.</text:span> <text:span text:style-name="T2">17</text:span> <text:span text:style-name="T1">συνηγμένων οὖν αὐτῶν εἶπεν αὐτοῖς ὁ Πιλᾶτος· τίνα θέλετε ἀπολύσω ὑμῖν, { [Ἰησοῦν } { τὸν] } Βαραββᾶν ἢ Ἰησοῦν τὸν λεγόμενον χριστόν;</text:span> <text:span text:style-name="T2">18</text:span> <text:span text:style-name="T1">ᾔδει γὰρ ὅτι διὰ φθόνον παρέδωκαν αὐτόν.</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text:span> <text:span text:style-name="T2">21</text:span> <text:span text:style-name="T1">ἀποκριθεὶς δὲ ὁ ἡγεμὼν εἶπεν αὐτοῖς· τίνα θέλετε ἀπὸ τῶν δύο ἀπολύσω ὑμῖν; οἱ δὲ εἶπαν· τὸν Βαραββᾶν.</text:span> <text:span text:style-name="T2">22</text:span> <text:span text:style-name="T1">λέγει αὐτοῖς ὁ Πιλᾶτος· τί οὖν ποιήσω Ἰησοῦν τὸν λεγόμενον χριστόν; λέγουσιν πάντες· σταυρωθήτω.</text:span> <text:span text:style-name="T2">23</text:span> <text:span text:style-name="T1">ὁ δὲ ἔφη· τί γὰρ κακὸν ἐποίησεν; οἱ δὲ περισσῶς ἔκραζον λέγοντες· σταυρωθήτω.</text:span> <text:span text:style-name="T2">24</text:span> <text:span text:style-name="T1">Ἰδὼν δὲ ὁ Π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ῦ { --- } δικαίου] { --- } τούτου· ὑμεῖς ὄψεσθε.</text:span> <text:span text:style-name="T2">25</text:span> <text:span text:style-name="T1">καὶ ἀποκριθεὶς πᾶς ὁ λαὸς εἶπεν· τὸ αἷμα αὐτοῦ ἐφ᾽ ἡμᾶς καὶ ἐπὶ τὰ τέκνα ἡμῶν.</text:span> <text:span text:style-name="T2">26</text:span> <text:span text:style-name="T1">τότε ἀπέλυσεν αὐτοῖς τὸν Βαραββᾶν, τὸν δὲ Ἰησοῦν φραγελλώσας παρέδωκεν ἵνα σταυρωθῇ.</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 --- } βασιλεῦ τῶν Ἰουδαίων,</text:span> <text:span text:style-name="T2">30</text:span> <text:span text:style-name="T1">καὶ ἐμπτύσαντες εἰς αὐτὸν ἔλαβον τὸν κάλαμον καὶ ἔτυπτον εἰς τὴν κεφαλὴν αὐτοῦ.</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text:span> <text:span text:style-name="T2">32</text:span> <text:span text:style-name="T1">Ἐξερχόμενοι δὲ εὗρον ἄνθρωπον Κυρηναῖον ὀνόματι Σίμωνα, τοῦτον ἠγγάρευσαν ἵνα ἄρῃ τὸν σταυρὸν αὐτοῦ.</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text:span> <text:span text:style-name="T2">38</text:span> <text:span text:style-name="T1">Τότε σταυροῦνται σὺν αὐτῷ δύο λῃσταί, εἷς ἐκ δεξιῶν καὶ εἷς ἐξ εὐωνύμων.</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text:span> <text:span text:style-name="T2">41</text:span> <text:span text:style-name="T1">ὁμοίως καὶ οἱ ἀρχιερεῖς ἐμπαίζοντες μετὰ τῶν γραμματέων καὶ πρεσβυτέρων ἔλεγον·</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text:span> <text:span text:style-name="T2">43</text:span> <text:span text:style-name="T1">πέποιθεν ἐπὶ τὸν θεόν, ῥυσάσθω νῦν εἰ θέλει αὐτόν· εἶπεν γὰρ ὅτι θεοῦ εἰμι υἱός.</text:span> <text:span text:style-name="T2">44</text:span> <text:span text:style-name="T1">Τὸ δ᾽ αὐτὸ καὶ οἱ λῃσταὶ οἱ συσταυρωθέντες σὺν αὐτῷ ὠνείδιζον αὐτόν.</text:span> <text:span text:style-name="T2">45</text:span> <text:span text:style-name="T1">Ἀπὸ δὲ ἕκτης ὥρας σκότος ἐγένετο ἐπὶ πᾶσαν τὴν γῆν ἕως ὥρας ἐνάτης.</text:span> <text:span text:style-name="T2">46</text:span> <text:span text:style-name="T1">περὶ δὲ τὴν ἐνάτην ὥραν ἀνεβόησεν ὁ Ἰησοῦς φωνῇ μεγάλῃ λέγων· { ηλι } { ηλι } { λεμα } { σαβαχθανι; } Ἐλωῒ { --- } Ἐλωῒ { --- } λεμὰ { --- } σαβαχθάνει; { --- } τοῦτ᾽ ἔστιν· θεέ μου θεέ μου, ἱνατί με ἐγκατέλιπες;</text:span> <text:span text:style-name="T2">47</text:span> <text:span text:style-name="T1">τινὲς δὲ τῶν ἐκεῖ ἑστηκότων ἀκούσαντες ἔλεγον ὅτι Ἠλίαν φωνεῖ οὗτος.</text:span> <text:span text:style-name="T2">48</text:span> <text:span text:style-name="T1">καὶ εὐθέως δραμὼν εἷς ἐξ αὐτῶν καὶ λαβὼν σπόγγον πλήσας τε ὄξους καὶ περιθεὶς καλάμῳ ἐπότιζεν αὐτόν.</text:span> <text:span text:style-name="T2">49</text:span> <text:span text:style-name="T1">οἱ δὲ λοιποὶ ἔλεγον· ἄφες ἴδωμεν εἰ ἔρχεται Ἠλίας σώσων αὐτόν.</text:span> <text:span text:style-name="T2">50</text:span> <text:span text:style-name="T1">ὁ δὲ Ἰησοῦς πάλιν κράξας φωνῇ μεγάλῃ ἀφῆκεν τὸ πνεῦμα.</text:span> <text:span text:style-name="T2">51</text:span> <text:span text:style-name="T1">Καὶ ἰδοὺ τὸ καταπέτασμα τοῦ ναοῦ ἐσχίσθη εἰς { --- } δύο { --- } ἀπ᾽ ἄνωθεν ἕως κάτω { εἰς } { δύο }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text:span> <text:span text:style-name="T2">56</text:span> <text:span text:style-name="T1">ἐν αἷς ἦν Μαρία ἡ Μαγδαληνὴ καὶ Μαρία ἡ τοῦ Ἰακώβου καὶ Ἰωσὴφ μήτηρ καὶ ἡ μήτηρ τῶν υἱῶν Ζεβεδαίου.</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text:span> <text:span text:style-name="T2">58</text:span> <text:span text:style-name="T1">οὗτος προσελθὼν τῷ Πιλάτῳ ᾐτήσατο τὸ σῶμα τοῦ Ἰησοῦ. τότε ὁ Πιλᾶτος ἐκέλευσεν ἀποδοθῆναι.</text:span> <text:span text:style-name="T2">59</text:span> <text:span text:style-name="T1">Καὶ λαβὼν τὸ σῶμα ὁ Ἰωσὴφ ἐνετύλιξεν αὐτὸ [ἐν]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text:span> <text:span text:style-name="T2">61</text:span> <text:span text:style-name="T1">Ἦν δὲ ἐκεῖ { Μαριὰμ } Μαρία { --- } ἡ Μαγδαληνὴ καὶ ἡ ἄλλη Μαρία καθήμεναι ἀπέναντι τοῦ τάφου.</text:span> <text:span text:style-name="T2">62</text:span> <text:span text:style-name="T1">Τῇ δὲ ἐπαύριον, ἥτις ἐστὶν μετὰ τὴν παρασκευήν, συνήχθησαν οἱ ἀρχιερεῖς καὶ οἱ Φαρισαῖοι πρὸς Πιλᾶτον</text:span> <text:span text:style-name="T2">63</text:span> <text:span text:style-name="T1">λέγοντες· κύριε, ἐμνήσθημεν ὅτι ἐκεῖνος ὁ πλάνος εἶπεν ἔτι ζῶν· μετὰ τρεῖς ἡμέρας ἐγείρομαι.</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text:span> <text:span text:style-name="T2">65</text:span> <text:span text:style-name="T1">ἔφη δὲ { --- } αὐτοῖς ὁ Πιλᾶτος· ἔχετε κουστωδίαν· ὑπάγετε ἀσφαλίσασθε ὡς οἴδατε.</text:span> <text:span text:style-name="T2">66</text:span> <text:span text:style-name="T1">οἱ δὲ πορευθέντες ἠσφαλίσαντο τὸν τάφον σφραγίσαντες τὸν λίθον μετὰ τῆς κουστωδίας.</text:span> </text:p>
      <text:p text:style-name="P4">ΚΑΤΑ ΜΑΘΘΑΙΟΝ  28</text:p>
      <text:p text:style-name="Text_20_body"><text:span text:style-name="T2">1</text:span> <text:span text:style-name="T1">Ὀψὲ δὲ σαββάτων, τῇ ἐπιφωσκούσῃ εἰς μίαν σαββάτων ἦλθεν { Μαριὰμ } Μαρία { --- } ἡ Μαγδαληνὴ καὶ ἡ ἄλλη Μαρία θεωρῆσαι τὸν τάφον.</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text:span> <text:span text:style-name="T2">3</text:span> <text:span text:style-name="T1">ἦν δὲ ἡ εἰδέα αὐτοῦ ὡς ἀστραπὴ καὶ τὸ ἔνδυμα αὐτοῦ λευκὸν ὡς χιών.</text:span> <text:span text:style-name="T2">4</text:span> <text:span text:style-name="T1">ἀπὸ δὲ τοῦ φόβου αὐτοῦ ἐσείσθησαν οἱ τηροῦντες καὶ ἐγενήθησαν ὡς νεκροί.</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text:span> <text:span text:style-name="T2">6</text:span> <text:span text:style-name="T1">οὐκ ἔστιν ὧδε, ἠγέρθη γὰρ καθὼς εἶπεν· δεῦτε ἴδετε τὸν τόπον ὅπου ἔκειτο.</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 κἀκεῖ } καὶ { --- } ἐκεῖ { --- } με ὄψονται.</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text:span> <text:span text:style-name="T2">14</text:span> <text:span text:style-name="T1">καὶ ἐὰν ἀκουσθῇ τοῦτο ἐπὶ τοῦ ἡγεμόνος, ἡμεῖς πείσομεν [αὐτὸν] καὶ ὑμᾶς ἀμερίμνους ποιήσομεν.</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text:span> <text:span text:style-name="T2">18</text:span> <text:span text:style-name="T1">καὶ προσελθὼν ὁ Ἰησοῦς ἐλάλησεν αὐτοῖς λέγων· ἐδόθη μοι πᾶσα ἐξουσία ἐν οὐρανῷ καὶ ἐπὶ [τῆς] γῆς.</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text:span> </text:p>
      <text:h text:style-name="P2" text:outline-level="3">ΚΑΤΑ ΜΑΡΚΟΝ</text:h>
      <text:p text:style-name="Text_20_body"/>
      <text:p text:style-name="P4">ΚΑΤΑ ΜΑΡΚΟΝ  1</text:p>
      <text:p text:style-name="Text_20_body"><text:span text:style-name="T2">1</text:span> <text:span text:style-name="T1">Ἀρχὴ τοῦ εὐαγγελίου Ἰησοῦ Χριστοῦ [υἱοῦ θεοῦ].</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text:span> <text:span text:style-name="T2">5</text:span> <text:span text:style-name="T1">καὶ ἐξεπορεύετο πρὸς αὐτὸν πᾶσα ἡ Ἰουδαία χώρα καὶ οἱ Ἱεροσολυμῖται πάντες, καὶ ἐβαπτίζοντο ὑπ᾽ αὐτοῦ ἐν τῷ Ἰορδάνῃ ποταμῷ ἐξομολογούμενοι τὰς ἁμαρτίας αὐτῶν.</text:span> <text:span text:style-name="T2">6</text:span> <text:span text:style-name="T1">καὶ ἦν ὁ Ἰωάννης ἐνδεδυμένος τρίχας καμήλου καὶ ζώνην δερματίνην περὶ τὴν ὀσφὺν αὐτοῦ καὶ ἐσθίων ἀκρίδας καὶ μέλι ἄγριον.</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text:span> <text:span text:style-name="T2">8</text:span> <text:span text:style-name="T1">ἐγὼ ἐβάπτισα ὑμᾶς ὕδατι, αὐτὸς δὲ βαπτίσει ὑμᾶς ἐν πνεύματι ἁγίῳ.</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text:span> <text:span text:style-name="T2">11</text:span> <text:span text:style-name="T1">καὶ φωνὴ ἐγένετο ἐκ τῶν οὐρανῶν· σὺ εἶ ὁ υἱός μου ὁ ἀγαπητός, ἐν σοὶ εὐδόκησα.</text:span> <text:span text:style-name="T2">12</text:span> <text:span text:style-name="T1">Καὶ εὐθὺς τὸ πνεῦμα αὐτὸν ἐκβάλλει εἰς τὴν ἔρημον.</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text:span> <text:span text:style-name="T2">16</text:span> <text:span text:style-name="T1">Καὶ παράγων παρὰ τὴν θάλασσαν τῆς Γαλιλαίας εἶδεν Σίμωνα καὶ Ἀνδρέαν τὸν ἀδελφὸν Σίμωνος ἀμφιβάλλοντας [ἀμφίβληστρον] { --- } ἐν τῇ θαλάσσῃ· ἦσαν γὰρ ἁλιεῖς.</text:span> <text:span text:style-name="T2">17</text:span> <text:span text:style-name="T1">καὶ εἶπεν αὐτοῖς ὁ Ἰησοῦς· δεῦτε ὀπίσω μου, καὶ ποιήσω ὑμᾶς γενέσθαι ἁλιεῖς ἀνθρώπων.</text:span> <text:span text:style-name="T2">18</text:span> <text:span text:style-name="T1">καὶ { εὐθὺς } εὐθέως { --- } ἀφέντες τὰ δίκτυα ἠκολούθησαν αὐτῷ.</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text:span> <text:span text:style-name="T2">21</text:span> <text:span text:style-name="T1">Καὶ εἰσπορεύονται εἰς Καφαρναούμ· καὶ { εὐθὺς } εὐθέως { --- } τοῖς σάββασιν εἰσελθὼν εἰς τὴν συναγωγὴν ἐδίδασκεν.</text:span> <text:span text:style-name="T2">22</text:span> <text:span text:style-name="T1">καὶ ἐξεπλήσσοντο ἐπὶ τῇ διδαχῇ αὐτοῦ· ἦν γὰρ διδάσκων αὐτοὺς ὡς ἐξουσίαν ἔχων καὶ οὐχ ὡς οἱ γραμματεῖς.</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text:span> <text:span text:style-name="T2">25</text:span> <text:span text:style-name="T1">καὶ ἐπετίμησεν αὐτῷ ὁ Ἰησοῦς λέγων· φιμώθητι καὶ ἔξελθε ἐξ αὐτοῦ.</text:span> <text:span text:style-name="T2">26</text:span> <text:span text:style-name="T1">καὶ σπαράξαν αὐτὸν τὸ πνεῦμα τὸ ἀκάθαρτον καὶ φωνῆσαν φωνῇ μεγάλῃ ἐξῆλθεν ἐξ αὐτοῦ.</text:span> <text:span text:style-name="T2">27</text:span> <text:span text:style-name="T1">καὶ ἐθαμβήθησαν ἅπαντες ὥστε συζητεῖν πρὸς { ἑαυτοὺς } αὐτοὺς { --- } λέγοντας· τί ἐστιν τοῦτο; διδαχὴ καινὴ κατ᾽ ἐξουσίαν· καὶ τοῖς πνεύμασιν τοῖς ἀκαθάρτοις ἐπιτάσσει, καὶ ὑπακούουσιν αὐτῷ.</text:span> <text:span text:style-name="T2">28</text:span> <text:span text:style-name="T1">καὶ ἐξῆλθεν ἡ ἀκοὴ αὐτοῦ εὐθὺς πανταχοῦ εἰς ὅλην τὴν περίχωρον τῆς Γαλιλαίας.</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text:span> <text:span text:style-name="T2">30</text:span> <text:span text:style-name="T1">ἡ δὲ πενθερὰ Σίμωνος κατέκειτο πυρέσσουσα, καὶ εὐθὺς λέγουσιν αὐτῷ περὶ αὐτῆς.</text:span> <text:span text:style-name="T2">31</text:span> <text:span text:style-name="T1">καὶ προσελθὼν ἤγειρεν αὐτὴν κρατήσας τῆς χειρός· καὶ ἀφῆκεν αὐτὴν ὁ πυρετός, καὶ διηκόνει αὐτοῖς.</text:span> <text:span text:style-name="T2">32</text:span> <text:span text:style-name="T1">Ὀψίας δὲ γενομένης, ὅτε ἔδυ ὁ ἥλιος, ἔφερον πρὸς αὐτὸν πάντας τοὺς κακῶς ἔχοντας καὶ τοὺς δαιμονιζομένους·</text:span> <text:span text:style-name="T2">33</text:span> <text:span text:style-name="T1">καὶ ἦν ὅλη ἡ πόλις ἐπισυνηγμένη πρὸς τὴν θύραν.</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text:span> <text:span text:style-name="T2">35</text:span> <text:span text:style-name="T1">Καὶ πρωῒ ἔννυχα λίαν ἀναστὰς ἐξῆλθεν καὶ ἀπῆλθεν εἰς ἔρημον τόπον κἀκεῖ προσηύχετο.</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text:span> <text:span text:style-name="T2">38</text:span> <text:span text:style-name="T1">καὶ λέγει αὐτοῖς· ἄγωμεν ἀλλαχοῦ εἰς τὰς ἐχομένας κωμοπόλεις, ἵνα καὶ ἐκεῖ κηρύξω· εἰς τοῦτο γὰρ ἐξῆλθον.</text:span> <text:span text:style-name="T2">39</text:span> <text:span text:style-name="T1">Καὶ ἦλθεν κηρύσσων εἰς τὰς συναγωγὰς αὐτῶν εἰς ὅλην τὴν Γαλιλαίαν καὶ τὰ δαιμόνια ἐκβάλλων.</text:span> <text:span text:style-name="T2">40</text:span> <text:span text:style-name="T1">Καὶ ἔρχεται πρὸς αὐτὸν λεπρὸς παρακαλῶν αὐτὸν [καὶ γονυπετῶν] καὶ λέγων αὐτῷ ὅτι ἐὰν θέλῃς δύνασαί με καθαρίσαι.</text:span> <text:span text:style-name="T2">41</text:span> <text:span text:style-name="T1">καὶ σπλαγχνισθεὶς ἐκτείνας τὴν χεῖρα αὐτοῦ ἥψατο καὶ λέγει αὐτῷ· θέλω, καθαρίσθητι·</text:span> <text:span text:style-name="T2">42</text:span> <text:span text:style-name="T1">καὶ εὐθὺς ἀπῆλθεν ἀπ᾽ αὐτοῦ ἡ λέπρα, καὶ { ἐκαθαρίσθη. } ἐκαθερίσθη. { ---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 ὕπαγε σεαυτὸν δεῖξον τῷ ἱερεῖ καὶ προσένεγκε περὶ τοῦ καθαρισμοῦ σου ἃ προσέταξεν Μωϋσῆς, εἰς μαρτύριον αὐτοῖς.</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text:span> </text:p>
      <text:p text:style-name="P4"><text:soft-page-break/>ΚΑΤΑ ΜΑΡΚΟΝ  2</text:p>
      <text:p text:style-name="Text_20_body"><text:span text:style-name="T2">1</text:span> <text:span text:style-name="T1">Καὶ εἰσελθὼν πάλιν εἰς Καφαρναοὺμ δι᾽ ἡμερῶν ἠκούσθη ὅτι ἐν οἴκῳ ἐστίν.</text:span> <text:span text:style-name="T2">2</text:span> <text:span text:style-name="T1">καὶ συνήχθησαν πολλοὶ ὥστε μηκέτι χωρεῖν μηδὲ τὰ πρὸς τὴν θύραν, καὶ ἐλάλει αὐτοῖς τὸν λόγον.</text:span> <text:span text:style-name="T2">3</text:span> <text:span text:style-name="T1">Καὶ ἔρχονται φέροντες πρὸς αὐτὸν παραλυτικὸν αἰρόμενον ὑπὸ τεσσάρων.</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text:span> <text:span text:style-name="T2">5</text:span> <text:span text:style-name="T1">καὶ ἰδὼν ὁ Ἰησοῦς τὴν πίστιν αὐτῶν λέγει τῷ παραλυτικῷ· τέκνον, { ἀφίενταί } ἀφέωνται { --- } σου αἱ ἁμαρτίαι.</text:span> <text:span text:style-name="T2">6</text:span> <text:span text:style-name="T1">Ἦσαν δέ τινες τῶν γραμματέων ἐκεῖ καθήμενοι καὶ διαλογιζόμενοι ἐν ταῖς καρδίαις αὐτῶν·</text:span> <text:span text:style-name="T2">7</text:span> <text:span text:style-name="T1">τί οὗτος οὕτως λαλεῖ; βλασφημεῖ· τίς δύναται ἀφιέναι ἁμαρτίας εἰ μὴ εἷς ὁ θεός;</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text:span> <text:span text:style-name="T2">10</text:span> <text:span text:style-name="T1">ἵνα δὲ εἰδῆτε ὅτι ἐξουσίαν ἔχει ὁ υἱὸς τοῦ ἀνθρώπου { ἀφιέναι } { ἁμαρτίας } ἐπὶ τῆς γῆς ἀφιέναι { --- } ἁμαρτίας { --- } – λέγει τῷ παραλυτικῷ·</text:span> <text:span text:style-name="T2">11</text:span> <text:span text:style-name="T1">σοὶ λέγω, ἔγειρε ἆρον τὸν κράβαττόν σου καὶ ὕπαγε εἰς τὸν οἶκόν σου.</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text:span> <text:span text:style-name="T2">13</text:span> <text:span text:style-name="T1">Καὶ ἐξῆλθεν πάλιν παρὰ τὴν θάλασσαν· καὶ πᾶς ὁ ὄχλος ἤρχετο πρὸς αὐτόν, καὶ ἐδίδασκεν αὐτούς.</text:span> <text:span text:style-name="T2">14</text:span> <text:span text:style-name="T1">Καὶ παράγων εἶδεν Λευὶν τὸν τοῦ Ἁλφαίου καθήμενον ἐπὶ τὸ τελώνιον, καὶ λέγει αὐτῷ· ἀκολούθει μοι. καὶ ἀναστὰς ἠκολούθησεν αὐτῷ.</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 ἁμαρτωλούς.</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text:span> <text:span text:style-name="T2">20</text:span> <text:span text:style-name="T1">ἐλεύσονται δὲ ἡμέραι ὅταν ἀπαρθῇ ἀπ᾽ αὐτῶν ὁ νυμφίος, καὶ τότε νηστεύσουσιν ἐν ἐκείνῃ τῇ ἡμέρᾳ.</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 οἶνον νέον εἰς ἀσκοὺς καινούς.</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text:span> <text:span text:style-name="T2">24</text:span> <text:span text:style-name="T1">καὶ οἱ Φαρισαῖοι ἔλεγον αὐτῷ· ἴδε τί ποιοῦσιν τοῖς σάββασιν ὃ οὐκ ἔξεστιν;</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text:span> <text:span text:style-name="T2">27</text:span> <text:span text:style-name="T1">Καὶ ἔλεγεν αὐτοῖς· τὸ σάββατον διὰ τὸν ἄνθρωπον ἐγένετο καὶ οὐχ ὁ ἄνθρωπος διὰ τὸ σάββατον·</text:span> <text:span text:style-name="T2">28</text:span> <text:span text:style-name="T1">ὥστε κύριός ἐστιν ὁ υἱὸς τοῦ ἀνθρώπου καὶ τοῦ σαββάτου.</text:span> </text:p>
      <text:p text:style-name="P4">ΚΑΤΑ ΜΑΡΚΟΝ  3</text:p>
      <text:p text:style-name="Text_20_body"><text:span text:style-name="T2">1</text:span> <text:span text:style-name="T1">Καὶ εἰσῆλθεν πάλιν εἰς τὴν συναγωγήν. καὶ ἦν ἐκεῖ ἄνθρωπος ἐξηραμμένην ἔχων τὴν χεῖρα.</text:span> <text:span text:style-name="T2">2</text:span> <text:span text:style-name="T1">καὶ παρετήρουν αὐτὸν εἰ τοῖς σάββασιν θεραπεύσει αὐτόν, ἵνα κατηγορήσωσιν αὐτοῦ.</text:span> <text:span text:style-name="T2">3</text:span> <text:span text:style-name="T1">καὶ λέγει τῷ ἀνθρώπῳ τῷ τὴν { ξηρὰν } χεῖρα { ἔχοντι· } ἔχοντι { --- } ξηράν· { --- } ἔγειρε εἰς τὸ μέσον.</text:span> <text:span text:style-name="T2">4</text:span> <text:span text:style-name="T1">καὶ λέγει αὐτοῖς· ἔξεστιν τοῖς σάββασιν { ἀγαθὸν } { ποιῆσαι } ἀγαθοποιῆσαι { --- } ἢ κακοποιῆσαι, ψυχὴν σῶσαι ἢ ἀποκτεῖναι; οἱ δὲ ἐσιώπων.</text:span> <text:span text:style-name="T2">5</text:span> <text:span text:style-name="T1">καὶ περιβλεψάμενος αὐτοὺς μετ᾽ ὀργῆς, συλλυπούμενος ἐπὶ τῇ πωρώσει τῆς καρδίας αὐτῶν λέγει τῷ ἀνθρώπῳ· ἔκτεινον τὴν { χεῖρα. } χεῖρα { --- } σου. { --- } καὶ ἐξέτεινεν καὶ ἀπεκατεστάθη ἡ χεὶρ αὐτοῦ.</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text:span> <text:span text:style-name="T2">9</text:span> <text:span text:style-name="T1">Καὶ εἶπεν τοῖς μαθηταῖς αὐτοῦ ἵνα πλοιάριον προσκαρτερῇ αὐτῷ διὰ τὸν ὄχλον ἵνα μὴ θλίβωσιν αὐτόν·</text:span> <text:span text:style-name="T2">10</text:span> <text:span text:style-name="T1">πολλοὺς γὰρ ἐθεράπευσεν, ὥστε ἐπιπίπτειν αὐτῷ ἵνα αὐτοῦ ἅψωνται ὅσοι εἶχον μάστιγας.</text:span> <text:span text:style-name="T2">11</text:span> <text:span text:style-name="T1">καὶ τὰ πνεύματα τὰ ἀκάθαρτα, ὅταν αὐτὸν ἐθεώρουν, προσέπιπτον αὐτῷ καὶ ἔκραζον { λέγοντες } λέγοντα { --- } ὅτι σὺ εἶ ὁ υἱὸς τοῦ θεοῦ.</text:span> <text:span text:style-name="T2">12</text:span> <text:span text:style-name="T1">καὶ πολλὰ ἐπετίμα αὐτοῖς ἵνα μὴ αὐτὸν φανερὸν ποιήσωσιν.</text:span> <text:span text:style-name="T2">13</text:span> <text:span text:style-name="T1">Καὶ ἀναβαίνει εἰς τὸ ὄρος καὶ προσκαλεῖται οὓς ἤθελεν αὐτός, καὶ ἀπῆλθον πρὸς αὐτόν.</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text:span> <text:span text:style-name="T2">20</text:span> <text:span text:style-name="T1">Καὶ ἔρχεται εἰς οἶκον· καὶ συνέρχεται πάλιν [ὁ] ὄχλος, ὥστε μὴ δύνασθαι αὐτοὺς μηδὲ ἄρτον φαγεῖν.</text:span> <text:span text:style-name="T2">21</text:span> <text:span text:style-name="T1">καὶ ἀκούσαντες οἱ παρ᾽ αὐτοῦ ἐξῆλθον κρατῆσαι αὐτόν· ἔλεγον γὰρ ὅτι ἐξέστη.</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text:span> <text:span text:style-name="T2">23</text:span> <text:span text:style-name="T1">Καὶ προσκαλεσάμενος αὐτοὺς ἐν παραβολαῖς ἔλεγεν αὐτοῖς· πῶς δύναται σατανᾶς σατανᾶν ἐκβάλλειν;</text:span> <text:span text:style-name="T2">24</text:span> <text:span text:style-name="T1">καὶ ἐὰν βασιλεία ἐφ᾽ ἑαυτὴν μερισθῇ, οὐ δύναται σταθῆναι ἡ βασιλεία ἐκείνη·</text:span> <text:span text:style-name="T2">25</text:span> <text:span text:style-name="T1">καὶ ἐὰν οἰκία ἐφ᾽ ἑαυτὴν μερισθῇ, οὐ δυνήσεται ἡ οἰκία ἐκείνη σταθῆναι.</text:span> <text:span text:style-name="T2">26</text:span> <text:span text:style-name="T1">καὶ εἰ ὁ σατανᾶς ἀνέστη ἐφ᾽ ἑαυτὸν καὶ ἐμερίσθη, οὐ δύναται στῆναι ἀλλὰ τέλος ἔχει.</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text:span> <text:span text:style-name="T2">29</text:span> <text:span text:style-name="T1">ὃς δ᾽ ἂν βλασφημήσῃ εἰς τὸ πνεῦμα τὸ ἅγιον, οὐκ ἔχει ἄφεσιν εἰς τὸν αἰῶνα, ἀλλ᾽ ἔνοχός ἐστιν αἰωνίου ἁμαρτήματος.</text:span> <text:span text:style-name="T2">30</text:span> <text:span text:style-name="T1">ὅτι ἔλεγον· πνεῦμα ἀκάθαρτον ἔχει.</text:span> <text:span text:style-name="T2">31</text:span> <text:span text:style-name="T1">Καὶ { ἔρχεται } ἔρχονται { --- } ἡ μήτηρ αὐτοῦ καὶ οἱ ἀδελφοὶ αὐτοῦ καὶ ἔξω στήκοντες ἀπέστειλαν πρὸς αὐτὸν καλοῦντες αὐτόν.</text:span> <text:span text:style-name="T2">32</text:span> <text:span text:style-name="T1">καὶ ἐκάθητο περὶ αὐτὸν ὄχλος, καὶ λέγουσιν αὐτῷ· ἰδοὺ ἡ μήτηρ σου καὶ οἱ ἀδελφοί σου [καὶ αἱ ἀδελφαί σου] ἔξω ζητοῦσίν σε.</text:span> <text:span text:style-name="T2">33</text:span> <text:span text:style-name="T1">καὶ ἀποκριθεὶς αὐτοῖς λέγει· τίς ἐστιν ἡ μήτηρ μου καὶ οἱ ἀδελφοί [μου];</text:span> <text:span text:style-name="T2">34</text:span> <text:span text:style-name="T1">καὶ περιβλεψάμενος τοὺς περὶ αὐτὸν κύκλῳ καθημένους λέγει· ἴδε ἡ μήτηρ μου καὶ οἱ ἀδελφοί μου.</text:span> <text:span text:style-name="T2">35</text:span> <text:span text:style-name="T1">ὃς [γὰρ] ἂν ποιήσῃ τὸ θέλημα τοῦ θεοῦ, οὗτος ἀδελφός μου καὶ ἀδελφὴ καὶ μήτηρ ἐστίν.</text:span> </text:p>
      <text:p text:style-name="P4">ΚΑΤΑ ΜΑΡΚΟΝ  4</text:p>
      <text:p text:style-name="Text_20_body"><text:span text:style-name="T2">1</text:span> <text:span text:style-name="T1">Καὶ πάλιν ἤρξατο διδάσκειν παρὰ τὴν θάλασσαν· καὶ συνάγεται πρὸς αὐτὸν ὄχλος πλεῖστος, ὥστε αὐτὸν εἰς τὸ { --- } πλοῖον ἐμβάντα καθῆσθαι ἐν τῇ θαλάσσῃ, καὶ πᾶς ὁ ὄχλος πρὸς τὴν θάλασσαν ἐπὶ τῆς γῆς ἦσαν.</text:span> <text:span text:style-name="T2">2</text:span> <text:span text:style-name="T1">καὶ ἐδίδασκεν αὐτοὺς ἐν παραβολαῖς πολλὰ καὶ ἔλεγεν αὐτοῖς ἐν τῇ διδαχῇ αὐτοῦ·</text:span> <text:span text:style-name="T2">3</text:span> <text:span text:style-name="T1">Ἀκούετε. ἰδοὺ ἐξῆλθεν ὁ σπείρων σπεῖραι.</text:span> <text:span text:style-name="T2">4</text:span> <text:span text:style-name="T1">καὶ ἐγένετο ἐν τῷ σπείρειν ὃ μὲν ἔπεσεν παρὰ τὴν ὁδόν, καὶ ἦλθεν τὰ πετεινὰ καὶ κατέφαγεν αὐτό.</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text:span> <text:span text:style-name="T2">6</text:span> <text:span text:style-name="T1">καὶ ὅτε ἀνέτειλεν ὁ ἥλιος ἐκαυματίσθη καὶ διὰ τὸ μὴ ἔχειν ῥίζαν ἐξηράνθη.</text:span> <text:span text:style-name="T2">7</text:span> <text:span text:style-name="T1">καὶ ἄλλο ἔπεσεν εἰς τὰς ἀκάνθας, καὶ ἀνέβησαν αἱ ἄκανθαι καὶ συνέπνιξαν αὐτό, καὶ καρπὸν οὐκ ἔδωκεν.</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text:span> <text:span text:style-name="T2">9</text:span> <text:span text:style-name="T1">καὶ ἔλεγεν· ὃς ἔχει ὦτα ἀκούειν ἀκουέτω.</text:span> <text:span text:style-name="T2">10</text:span> <text:span text:style-name="T1">Καὶ ὅτε ἐγένετο κατὰ μόνας, ἠρώτων αὐτὸν οἱ περὶ αὐτὸν σὺν τοῖς δώδεκα τὰς παραβολάς.</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text:span> <text:span text:style-name="T2">13</text:span> <text:span text:style-name="T1">Καὶ λέγει αὐτοῖς· οὐκ οἴδατε τὴν παραβολὴν ταύτην, καὶ πῶς πάσας τὰς παραβολὰς γνώσεσθε;</text:span> <text:span text:style-name="T2">14</text:span> <text:span text:style-name="T1">ὁ σπείρων τὸν λόγον σπείρει.</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text:span> <text:span text:style-name="T2">16</text:span> <text:span text:style-name="T1">καὶ οὗτοί εἰσιν ὁμοίως { --- }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μπνίγουσιν τὸν λόγον καὶ ἄκαρπος γίνεται.</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text:span> <text:span text:style-name="T2">22</text:span> <text:span text:style-name="T1">οὐ γάρ ἐστιν κρυπτὸν ἐὰν μὴ ἵνα φανερωθῇ, οὐδὲ ἐγένετο ἀπόκρυφον ἀλλ᾽ ἵνα ἔλθῃ εἰς φανερόν.</text:span> <text:span text:style-name="T2">23</text:span> <text:span text:style-name="T1">εἴ τις ἔχει ὦτα ἀκούειν ἀκουέτω.</text:span> <text:span text:style-name="T2">24</text:span> <text:span text:style-name="T1">Καὶ ἔλεγεν αὐτοῖς· βλέπετε τί ἀκούετε. ἐν ᾧ μέτρῳ μετρεῖτε μετρηθήσεται ὑμῖν καὶ προστεθήσεται ὑμῖν.</text:span> <text:span text:style-name="T2">25</text:span> <text:span text:style-name="T1">ὃς γὰρ ἔχει, δοθήσεται αὐτῷ· καὶ ὃς οὐκ ἔχει, καὶ ὃ ἔχει ἀρθήσεται ἀπ᾽ αὐτοῦ.</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text:span> <text:span text:style-name="T2">28</text:span> <text:span text:style-name="T1">αὐτομάτη ἡ γῆ καρποφορεῖ, πρῶτον χόρτον εἶτα στάχυν εἶτα πλήρη[ς] σῖτον ἐν τῷ στάχυϊ.</text:span> <text:span text:style-name="T2">29</text:span> <text:span text:style-name="T1">ὅταν δὲ παραδοῖ ὁ καρπός, εὐθὺς ἀποστέλλει τὸ δρέπανον, ὅτι παρέστηκεν ὁ θερισμός.</text:span> <text:span text:style-name="T2">30</text:span> <text:span text:style-name="T1">Καὶ ἔλεγεν· πῶς ὁμοιώσωμεν τὴν βασιλείαν τοῦ θεοῦ ἢ ἐν τίνι αὐτὴν παραβολῇ θῶμεν;</text:span> <text:span text:style-name="T2">31</text:span> <text:span text:style-name="T1">ὡς κόκκῳ σινάπεως, ὃς ὅταν 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text:span> <text:span text:style-name="T2">33</text:span> <text:span text:style-name="T1">Καὶ τοιαύταις παραβολαῖς πολλαῖς ἐλάλει αὐτοῖς τὸν λόγον καθὼς ἠδύναντο ἀκούειν·</text:span> <text:span text:style-name="T2">34</text:span> <text:span text:style-name="T1">χωρὶς δὲ παραβολῆς οὐκ ἐλάλει αὐτοῖς, κατ᾽ ἰδίαν δὲ τοῖς ἰδίοις μαθηταῖς ἐπέλυεν πάντα.</text:span> <text:span text:style-name="T2">35</text:span> <text:span text:style-name="T1">Καὶ λέγει αὐτοῖς ἐν ἐκείνῃ τῇ ἡμέρᾳ ὀψίας γενομένης· διέλθωμεν εἰς τὸ πέραν.</text:span> <text:span text:style-name="T2">36</text:span> <text:span text:style-name="T1">καὶ ἀφέντες τὸν ὄχλον παραλαμβάνουσιν αὐτὸν ὡς ἦν ἐν τῷ πλοίῳ, καὶ ἄλλα πλοῖα ἦν μετ᾽ αὐτοῦ.</text:span> <text:span text:style-name="T2">37</text:span> <text:span text:style-name="T1">καὶ γίνεται λαῖλαψ μεγάλη ἀνέμου καὶ τὰ κύματα ἐπέβαλλεν εἰς τὸ πλοῖον, ὥστε ἤδη γεμίζεσθαι τὸ πλοῖον.</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text:span> <text:span text:style-name="T2">40</text:span> <text:span text:style-name="T1">καὶ εἶπεν αὐτοῖς· τί δειλοί ἐστε; οὔπω ἔχετε πίστιν;</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text:span> </text:p>
      <text:p text:style-name="P4">ΚΑΤΑ ΜΑΡΚΟΝ  5</text:p>
      <text:p text:style-name="Text_20_body"><text:span text:style-name="T2">1</text:span> <text:span text:style-name="T1">Καὶ ἦλθον εἰς τὸ πέραν τῆς θαλάσσης εἰς τὴν χώραν τῶν Γερασηνῶν.</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text:span> <text:span text:style-name="T2">8</text:span> <text:span text:style-name="T1">ἔλεγεν γὰρ αὐτῷ· ἔξελθε τὸ πνεῦμα τὸ ἀκάθαρτον ἐκ τοῦ ἀνθρώπου.</text:span> <text:span text:style-name="T2">9</text:span> <text:span text:style-name="T1">καὶ ἐπηρώτα αὐτόν· τί ὄνομά σοι; καὶ λέγει αὐτῷ· λεγιὼν ὄνομά μοι, ὅτι πολλοί ἐσμεν.</text:span> <text:span text:style-name="T2">10</text:span> <text:span text:style-name="T1">καὶ παρεκάλει αὐτὸν πολλὰ ἵνα μὴ αὐτὰ ἀποστείλῃ ἔξω τῆς χώρας.</text:span> <text:span text:style-name="T2">11</text:span> <text:span text:style-name="T1">Ἦν δὲ ἐκεῖ πρὸς τῷ ὄρει ἀγέλη χοίρων μεγάλη βοσκομένη·</text:span> <text:span text:style-name="T2">12</text:span> <text:span text:style-name="T1">καὶ παρεκάλεσαν αὐτὸν λέγοντες· πέμψον ἡμᾶς εἰς τοὺς χοίρους, ἵνα εἰς αὐτοὺς εἰσέλθωμεν.</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 λεγιῶνα, } λεγεῶνα, { --- } καὶ ἐφοβήθησαν.</text:span> <text:span text:style-name="T2">16</text:span> <text:span text:style-name="T1">καὶ διηγήσαντο αὐτοῖς οἱ ἰδόντες πῶς ἐγένετο τῷ δαιμονιζομένῳ καὶ περὶ τῶν χοίρων.</text:span> <text:span text:style-name="T2">17</text:span> <text:span text:style-name="T1">καὶ ἤρξαντο παρακαλεῖν αὐτὸν ἀπελθεῖν ἀπὸ τῶν ὁρίων αὐτῶν.</text:span> <text:span text:style-name="T2">18</text:span> <text:span text:style-name="T1">Καὶ ἐμβαίνοντος αὐτοῦ εἰς τὸ πλοῖον παρεκάλει αὐτὸν ὁ δαιμονισθεὶς ἵνα μετ᾽ αὐτοῦ ᾖ.</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text:span> <text:span text:style-name="T2">20</text:span> <text:span text:style-name="T1">καὶ ἀπῆλθεν καὶ ἤρξατο κηρύσσειν ἐν τῇ Δεκαπόλει ὅσα ἐποίησεν αὐτῷ ὁ Ἰησοῦς, καὶ πάντες ἐθαύμαζον.</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text:span> <text:span text:style-name="T2">22</text:span> <text:span text:style-name="T1">Καὶ ἰδοὺ, { --- } ἔρχεται εἷς τῶν ἀρχισυναγώγων, ὀνόματι Ἰάϊ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χεῖρας αὐτῇ ἵνα σωθῇ καὶ ζήσῃ.</text:span> <text:span text:style-name="T2">24</text:span> <text:span text:style-name="T1">καὶ ἀπῆλθεν μετ᾽ αὐτοῦ. καὶ ἠκολούθει αὐτῷ ὄχλος πολὺς καὶ συνέθλιβον αὐτόν.</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 --- } περὶ τοῦ Ἰησοῦ, ἐλθοῦσα ἐν τῷ ὄχλῳ ὄπισθεν ἥψατο τοῦ ἱματίου αὐτοῦ·</text:span> <text:span text:style-name="T2">28</text:span> <text:span text:style-name="T1">ἔλεγεν γὰρ ὅτι ἐὰν ἅψωμαι κἂν τῶν ἱματίων αὐτοῦ σωθήσομαι.</text:span> <text:span text:style-name="T2">29</text:span> <text:span text:style-name="T1">καὶ εὐθὺς ἐξηράνθη ἡ πηγὴ τοῦ αἵματος αὐτῆς καὶ ἔγνω τῷ σώματι ὅτι ἴαται ἀπὸ τῆς μάστιγος.</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text:span> <text:span text:style-name="T2">31</text:span> <text:span text:style-name="T1">καὶ ἔλεγον αὐτῷ οἱ μαθηταὶ αὐτοῦ· βλέπεις τὸν ὄχλον συνθλίβοντά σε καὶ λέγεις· τίς μου ἥψατο;</text:span> <text:span text:style-name="T2">32</text:span> <text:span text:style-name="T1">καὶ περιεβλέπετο ἰδεῖν τὴν τοῦτο ποιήσασαν.</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text:span> <text:span text:style-name="T2">34</text:span> <text:span text:style-name="T1">ὁ δὲ εἶπεν αὐτῇ· θυγάτηρ, ἡ πίστις σου σέσωκέν σε· ὕπαγε εἰς εἰρήνην καὶ ἴσθι ὑγιὴς ἀπὸ τῆς μάστιγός σου.</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text:span> <text:span text:style-name="T2">36</text:span> <text:span text:style-name="T1">ὁ δὲ Ἰησοῦς παρακούσας τὸν λόγον λαλούμενον λέγει τῷ ἀρχισυναγώγῳ· μὴ φοβοῦ, μόνον πίστευε.</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text:span> <text:span text:style-name="T2">42</text:span> <text:span text:style-name="T1">καὶ εὐθὺς ἀνέστη τὸ κοράσιον καὶ περιεπάτει· ἦν γὰρ ἐτῶν δώδεκα. καὶ ἐξέστησαν [εὐθὺς] ἐκστάσει μεγάλῃ.</text:span> <text:span text:style-name="T2">43</text:span> <text:span text:style-name="T1">καὶ διεστείλατο αὐτοῖς πολλὰ ἵνα μηδεὶς γνοῖ τοῦτο, καὶ εἶπεν δοθῆναι αὐτῇ φαγεῖν.</text:span> </text:p>
      <text:p text:style-name="P4">ΚΑΤΑ ΜΑΡΚΟΝ  6</text:p>
      <text:p text:style-name="Text_20_body"><text:span text:style-name="T2">1</text:span> <text:span text:style-name="T1">Καὶ ἐξῆλθεν ἐκεῖθεν καὶ ἔρχεται εἰς τὴν πατρίδα αὐτοῦ, καὶ ἀκολουθοῦσιν αὐτῷ οἱ μαθηταὶ αὐτοῦ.</text:span> <text:span text:style-name="T2">2</text:span> <text:span text:style-name="T1">καὶ γενομένου σαββάτου ἤρξατο διδάσκειν ἐν τῇ συναγωγῇ, καὶ οἱ { --- }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text:span> <text:span text:style-name="T2">4</text:span> <text:span text:style-name="T1">καὶ ἔλεγεν αὐτοῖς ὁ Ἰησοῦς ὅτι οὐκ ἔστιν προφήτης ἄτιμος εἰ μὴ ἐν τῇ πατρίδι αὐτοῦ καὶ ἐν τοῖς { συγγενεῦσιν } συγγενέσιν { --- } αὐτοῦ καὶ ἐν τῇ οἰκίᾳ αὐτοῦ.</text:span> <text:span text:style-name="T2">5</text:span> <text:span text:style-name="T1">καὶ οὐκ ἐδύνατο ἐκεῖ ποιῆσαι οὐδεμίαν δύναμιν, εἰ μὴ ὀλίγοις ἀρρώστοις ἐπιθεὶς τὰς χεῖρας ἐθεράπευσεν.</text:span> <text:span text:style-name="T2">6</text:span> <text:span text:style-name="T1">καὶ ἐθαύμαζεν διὰ τὴν ἀπιστίαν αὐτῶν. Καὶ περιῆγεν τὰς κώμας κύκλῳ διδάσκων.</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 ὑποδεδεμένους σανδάλια, καὶ μὴ ἐνδύσησθε δύο χιτῶνας.</text:span> <text:span text:style-name="T2">10</text:span> <text:span text:style-name="T1">καὶ ἔλεγεν αὐτοῖς· ὅπου ἐὰν εἰσέλθητε εἰς οἰκίαν, ἐκεῖ μένετε ἕως ἂν ἐξέλθητε ἐκεῖθεν.</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text:span> <text:span text:style-name="T2">12</text:span> <text:span text:style-name="T1">Καὶ ἐξελθόντες ἐκήρυξαν ἵνα μετανοῶσιν,</text:span> <text:span text:style-name="T2">13</text:span> <text:span text:style-name="T1">καὶ δαιμόνια πολλὰ ἐξέβαλλον, καὶ ἤλειφον ἐλαίῳ πολλοὺς ἀρρώστους καὶ ἐθεράπευον.</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text:span> <text:span text:style-name="T2">15</text:span> <text:span text:style-name="T1">ἄλλοι δὲ ἔλεγον ὅτι Ἠλίας ἐστίν· ἄλλοι δὲ ἔλεγον ὅτι προφήτης ὡς εἷς τῶν προφητῶν.</text:span> <text:span text:style-name="T2">16</text:span> <text:span text:style-name="T1">ἀκούσας δὲ ὁ Ἡρῴδης ἔλεγεν· ὅτι { --- } ὃν ἐγὼ ἀπεκεφάλισα Ἰωάννην, οὗτος ἠγέρθη.</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text:span> <text:span text:style-name="T2">18</text:span> <text:span text:style-name="T1">ἔλεγεν γὰρ ὁ Ἰωάννης τῷ Ἡρῴδῃ ὅτι οὐκ ἔξεστίν σοι ἔχειν τὴν γυναῖκα τοῦ ἀδελφοῦ σου.</text:span> <text:span text:style-name="T2">19</text:span> <text:span text:style-name="T1">ἡ δὲ Ἡρῳδιὰς ἐνεῖχεν αὐτῷ καὶ ἤθελεν αὐτὸν ἀποκτεῖναι, καὶ οὐκ ἠδύνατο·</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 ἤρεσεν } καὶ { --- } ἀρεσάσης { --- } τῷ Ἡρῴδῃ καὶ τοῖς συνανακειμένοις. εἶπεν ὁ βασιλεὺς τῷ κορασίῳ· αἴτησόν με ὃ ἐὰν θέλῃς, καὶ δώσω σοι·</text:span> <text:span text:style-name="T2">23</text:span> <text:span text:style-name="T1">καὶ ὤμοσεν αὐτῇ [πολλὰ] ὅ τι ἐάν με αἰτήσῃς δώσω σοι ἕως ἡμίσους τῆς βασιλείας μου.</text:span> <text:span text:style-name="T2">24</text:span> <text:span text:style-name="T1">καὶ ἐξελθοῦσα εἶπεν τῇ μητρὶ αὐτῆς· τί αἰτήσωμαι; ἡ δὲ εἶπεν· τὴν κεφαλὴν Ἰωάννου τοῦ βαπτίζοντος.</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text:span> <text:span text:style-name="T2">26</text:span> <text:span text:style-name="T1">καὶ περίλυπος γενόμενος ὁ βασιλεὺς διὰ τοὺς ὅρκους καὶ τοὺς { ἀνακειμένους } συνανακειμένους { --- } οὐκ ἠθέλησεν ἀθετῆσαι αὐτήν·</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text:span> <text:span text:style-name="T2">29</text:span> <text:span text:style-name="T1">καὶ ἀκούσαντες οἱ μαθηταὶ αὐτοῦ ἦλθον καὶ ἦραν τὸ πτῶμα αὐτοῦ καὶ ἔθηκαν αὐτὸ ἐν μνημείῳ.</text:span> <text:span text:style-name="T2">30</text:span> <text:span text:style-name="T1">Καὶ συνάγονται οἱ ἀπόστολοι πρὸς τὸν Ἰησοῦν καὶ ἀπήγγειλαν αὐτῷ πάντα ὅσα ἐποίησαν καὶ ὅσα ἐδίδαξαν.</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text:span> <text:span text:style-name="T2">32</text:span> <text:span text:style-name="T1">Καὶ ἀπῆλθον ἐν τῷ πλοίῳ εἰς ἔρημον τόπον κατ᾽ ἰδίαν.</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text:span> <text:span text:style-name="T2">36</text:span> <text:span text:style-name="T1">ἀπόλυσον αὐτούς, ἵνα ἀπελθόντες εἰς τοὺς κύκλῳ ἀγροὺς καὶ κώμας ἀγοράσωσιν ἑαυτοῖς τί φάγωσιν.</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text:span> <text:span text:style-name="T2">38</text:span> <text:span text:style-name="T1">ὁ δὲ λέγει αὐτοῖς· πόσους ἄρτους ἔχετε; ὑπάγετε ἴδετε. καὶ γνόντες λέγουσιν· πέντε, καὶ δύο ἰχθύας.</text:span> <text:span text:style-name="T2">39</text:span> <text:span text:style-name="T1">καὶ ἐπέταξεν αὐτοῖς ἀνακλῖναι πάντας συμπόσια συμπόσια ἐπὶ τῷ χλωρῷ χόρτῳ.</text:span> <text:span text:style-name="T2">40</text:span> <text:span text:style-name="T1">καὶ ἀνέπεσαν πρασιαὶ πρασιαὶ κατὰ ἑκατὸν καὶ κατὰ πεντήκοντα.</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text:span> <text:span text:style-name="T2">44</text:span> <text:span text:style-name="T1">καὶ ἦσαν οἱ φαγόντες [τοὺς ἄρτους] πεντακισχίλιοι ἄνδρες.</text:span> <text:span text:style-name="T2">45</text:span> <text:span text:style-name="T1">Καὶ εὐθὺς ἠνάγκασεν τοὺς μαθητὰς αὐτοῦ ἐμβῆναι εἰς τὸ πλοῖον καὶ προάγειν εἰς τὸ πέραν πρὸς Βηθσαϊδάν, ἕως αὐτὸς ἀπολύει τὸν ὄχλον.</text:span> <text:span text:style-name="T2">46</text:span> <text:span text:style-name="T1">καὶ ἀποταξάμενος αὐτοῖς ἀπῆλθεν εἰς τὸ ὄρος προσεύξασθαι.</text:span> <text:span text:style-name="T2">47</text:span> <text:span text:style-name="T1">Καὶ ὀψίας γενομένης ἦν τὸ πλοῖον ἐν μέσῳ τῆς θαλάσσης, καὶ αὐτὸς μόνος ἐπὶ τῆς γῆς.</text:span> <text:span text:style-name="T2">48</text:span> <text:span text:style-name="T1">καὶ ἰδὼν αὐτοὺς βασανιζομένους ἐν τῷ ἐλαύνειν, ἦν γὰρ ὁ ἄνεμος ἐναντίος αὐτοῖς, καὶ { --- } περὶ τετάρτην φυλακὴν τῆς νυκτὸς ἔρχεται πρὸς αὐτοὺς περιπατῶν ἐπὶ τῆς θαλάσσης καὶ ἤθελεν παρελθεῖν αὐτούς.</text:span> <text:span text:style-name="T2">49</text:span> <text:span text:style-name="T1">οἱ δὲ ἰδόντες αὐτὸν ἐπὶ τῆς θαλάσσης περιπατοῦντα ἔδοξαν ὅτι φάντασμά ἐστιν, καὶ ἀνέκραξαν·</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text:span> <text:span text:style-name="T2">51</text:span> <text:span text:style-name="T1">καὶ ἀνέβη πρὸς αὐτοὺς εἰς τὸ πλοῖον καὶ ἐκόπασεν ὁ ἄνεμος, καὶ λίαν [ἐκ περισσοῦ] ἐν ἑαυτοῖς ἐξίσταντο·</text:span> <text:span text:style-name="T2">52</text:span> <text:span text:style-name="T1">οὐ γὰρ συνῆκαν ἐπὶ τοῖς ἄρτοις, ἀλλ᾽ ἦν αὐτῶν ἡ καρδία πεπωρωμένη.</text:span> <text:span text:style-name="T2">53</text:span> <text:span text:style-name="T1">Καὶ διαπεράσαντες ἐπὶ τὴν γῆν ἦλθον εἰς Γεννησαρὲτ καὶ προσωρμίσθησαν.</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text:span> </text:p>
      <text:p text:style-name="P4">ΚΑΤΑ ΜΑΡΚΟΝ  7</text:p>
      <text:p text:style-name="Text_20_body"><text:span text:style-name="T2">1</text:span> <text:span text:style-name="T1">Καὶ συνάγονται πρὸς αὐτὸν οἱ Φαρισαῖοι καί τινες τῶν γραμματέων ἐλθόντες ἀπὸ Ἱεροσολύμων.</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καὶ κλινῶ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text:span> <text:span text:style-name="T2">6</text:span> <text:span text:style-name="T1">Ὁ δὲ ἀποκριθεὶς { --- } εἶπεν αὐτοῖς· ὅτι { --- }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text:span> <text:span text:style-name="T2">7</text:span> <text:span text:style-name="T1">μάτην δὲ σέβονταί με διδάσκοντες διδασκαλίας ἐντάλματα ἀνθρώπων.</text:span> <text:span text:style-name="T2">8</text:span> <text:span text:style-name="T1">ἀφέντες τὴν ἐντολὴν τοῦ θεοῦ κρατεῖτε τὴν παράδοσιν τῶν ἀνθρώπων.</text:span> <text:span text:style-name="T2">9</text:span> <text:span text:style-name="T1">καὶ ἔλεγεν αὐτοῖς· καλῶς ἀθετεῖτε τὴν ἐντολὴν τοῦ θεοῦ, ἵνα τὴν παράδοσιν ὑμῶν { στήσητε. } τηρήσητε. { --- }</text:span> <text:span text:style-name="T2">10</text:span> <text:span text:style-name="T1">Μωϋσῆς γὰρ εἶπεν· τίμα τὸν πατέρα σου καὶ τὴν μητέρα σου, καί· ὁ κακολογῶν πατέρα ἢ μητέρα θανάτῳ τελευτάτω.</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text:span> <text:span text:style-name="T2">14</text:span> <text:span text:style-name="T1">Καὶ προσκαλεσάμενος πάλιν τὸν ὄχλον ἔλεγεν αὐτοῖς· ἀκούσατέ μου πάντες καὶ σύνετε.</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text:span> <text:span text:style-name="T2">16</text:span> <text:span text:style-name="T1">εἴ { --- } τις { --- } ἔχει { --- } ὦτα { --- } ἀκούειν { --- } ἀκουέτω. { --- }</text:span> <text:span text:style-name="T2">17</text:span> <text:span text:style-name="T1">Καὶ ὅτε εἰσῆλθεν εἰς οἶκον ἀπὸ τοῦ ὄχλου, ἐπηρώτων αὐτὸν οἱ μαθηταὶ αὐτοῦ τὴν παραβολήν.</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text:span> <text:span text:style-name="T2">20</text:span> <text:span text:style-name="T1">ἔλεγεν δὲ ὅτι τὸ ἐκ τοῦ ἀνθρώπου ἐκπορευόμενον, ἐκεῖνο κοινοῖ τὸν ἄνθρωπον.</text:span> <text:span text:style-name="T2">21</text:span> <text:span text:style-name="T1">ἔσωθεν γὰρ ἐκ τῆς καρδίας τῶν ἀνθρώπων οἱ διαλογισμοὶ οἱ κακοὶ 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text:span> <text:span text:style-name="T2">23</text:span> <text:span text:style-name="T1">πάντα ταῦτα τὰ πονηρὰ ἔσωθεν ἐκπορεύεται καὶ κοινοῖ τὸν ἄνθρωπον.</text:span> <text:span text:style-name="T2">24</text:span> <text:span text:style-name="T1">Ἐκεῖθεν δὲ ἀναστὰς ἀπῆλθεν εἰς τὰ ὅρια { Τύρου. } Τύρου { --- } καὶ { --- } Σιδῶνος. { --- } Καὶ εἰσελθὼν εἰς οἰκίαν οὐδένα ἤθελεν γνῶναι, καὶ οὐκ { ἠδυνήθη } ἠδυνάσθη { --- } λαθεῖν·</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text:span> <text:span text:style-name="T2">28</text:span> <text:span text:style-name="T1">ἡ δὲ ἀπεκρίθη καὶ λέγει αὐτῷ· ναί, { --- } κύριε· καὶ τὰ κυνάρια ὑποκάτω τῆς τραπέζης ἐσθίουσιν ἀπὸ τῶν ψιχίων τῶν παιδίων.</text:span> <text:span text:style-name="T2">29</text:span> <text:span text:style-name="T1">καὶ εἶπεν αὐτῇ· διὰ τοῦτον τὸν λόγον ὕπαγε, ἐξελήλυθεν τὸ { --- } δαιμόνιον { --- } ἐκ τῆς θυγατρός { σου } { τὸ } { δαιμόνιον. } σου. { ---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text:span> <text:span text:style-name="T2">32</text:span> <text:span text:style-name="T1">Καὶ φέρουσιν αὐτῷ κωφὸν καὶ μογιλάλον καὶ παρακαλοῦσιν αὐτὸν ἵνα ἐπιθῇ αὐτῷ τὴν χεῖρα.</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text:span> <text:span text:style-name="T2">35</text:span> <text:span text:style-name="T1">καὶ [εὐθέως] ἠνοίγησαν αὐτοῦ αἱ ἀκοαί, καὶ ἐλύθη ὁ δεσμὸς τῆς γλώσσης αὐτοῦ καὶ ἐλάλει ὀρθῶς.</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text:span> <text:span text:style-name="T2">37</text:span> <text:span text:style-name="T1">καὶ ὑπερπερισσῶς ἐξεπλήσσοντο λέγοντες· καλῶς πάντα πεποίηκεν, καὶ τοὺς κωφοὺς ποιεῖ ἀκούειν καὶ [τοὺς] ἀλάλους λαλεῖν.</text:span> </text:p>
      <text:p text:style-name="P4">ΚΑΤΑ ΜΑΡΚΟΝ  8</text:p>
      <text:p text:style-name="Text_20_body"><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 --- } λέγει αὐτοῖς·</text:span> <text:span text:style-name="T2">2</text:span> <text:span text:style-name="T1">σπλαγχνίζομαι ἐπὶ τὸν ὄχλον, ὅτι ἤδη ἡμέραι τρεῖς προσμένουσίν μοι καὶ οὐκ ἔχουσιν τί φάγωσιν·</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text:span> <text:span text:style-name="T2">4</text:span> <text:span text:style-name="T1">καὶ ἀπεκρίθησαν αὐτῷ οἱ μαθηταὶ αὐτοῦ { ὅτι } πόθεν τούτους δυνήσεταί τις ὧδε χορτάσαι ἄρτων ἐπ᾽ ἐρημίας;</text:span> <text:span text:style-name="T2">5</text:span> <text:span text:style-name="T1">καὶ ἠρώτα αὐτούς· πόσους ἔχετε ἄρτους; οἱ δὲ εἶπαν· ἑπτά.</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text:span> <text:span text:style-name="T2">7</text:span> <text:span text:style-name="T1">καὶ εἶχον ἰχθύδια ὀλίγα· καὶ εὐλογήσας αὐτὰ εἶπεν καὶ ταῦτα παρατιθέναι.</text:span> <text:span text:style-name="T2">8</text:span> <text:span text:style-name="T1">καὶ ἔφαγον καὶ ἐχορτάσθησαν, καὶ ἦραν περισσεύματα κλασμάτων ἑπτὰ σπυρίδας.</text:span> <text:span text:style-name="T2">9</text:span> <text:span text:style-name="T1">ἦσαν δὲ ὡς τετρακισχίλιοι. καὶ ἀπέλυσεν αὐτούς.</text:span> <text:span text:style-name="T2">10</text:span> <text:span text:style-name="T1">Καὶ εὐθὺς ἐμβὰς εἰς τὸ πλοῖον μετὰ τῶν μαθητῶν αὐτοῦ ἦλθεν εἰς τὰ μέρη Δαλμανουθά.</text:span> <text:span text:style-name="T2">11</text:span> <text:span text:style-name="T1">Καὶ ἐξῆλθον οἱ Φαρισαῖοι καὶ ἤρξαντο συζητεῖν αὐτῷ, ζητοῦντες παρ᾽ αὐτοῦ σημεῖον ἀπὸ τοῦ οὐρανοῦ, πειράζοντες αὐτόν.</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text:span> <text:span text:style-name="T2">13</text:span> <text:span text:style-name="T1">καὶ ἀφεὶς αὐτοὺς πάλιν ἐμβὰς ἀπῆλθεν εἰς τὸ πέραν.</text:span> <text:span text:style-name="T2">14</text:span> <text:span text:style-name="T1">Καὶ ἐπελάθοντο λαβεῖν ἄρτους καὶ εἰ μὴ ἕνα ἄρτον οὐκ εἶχον μεθ᾽ ἑαυτῶν ἐν τῷ πλοίῳ.</text:span> <text:span text:style-name="T2">15</text:span> <text:span text:style-name="T1">καὶ διεστέλλετο αὐτοῖς λέγων· ὁρᾶτε, βλέπετε ἀπὸ τῆς ζύμης τῶν Φαρισαίων καὶ τῆς ζύμης { Ἡρῴδου. } τῶν { --- } Ἡρῳδιανῶν. { --- }</text:span> <text:span text:style-name="T2">16</text:span> <text:span text:style-name="T1">καὶ διελογίζοντο πρὸς ἀλλήλους ὅτι ἄρτους οὐκ ἔχουσιν.</text:span> <text:span text:style-name="T2">17</text:span> <text:span text:style-name="T1">καὶ γνοὺς ὁ { --- } Ἰησοῦς { --- } λέγει αὐτοῖς· τί διαλογίζεσθε ὅτι ἄρτους οὐκ ἔχετε; οὔπω νοεῖτε οὐδὲ συνίετε; πεπωρωμένην ἔχετε τὴν καρδίαν ὑμῶν;</text:span> <text:span text:style-name="T2">18</text:span> <text:span text:style-name="T1">ὀφθαλμοὺς ἔχοντες οὐ 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text:span> <text:span text:style-name="T2">20</text:span> <text:span text:style-name="T1">ὅτε καὶ { --- } τοὺς ἑπτὰ εἰς τοὺς τετρακισχιλίους, πόσων σπυρίδων πληρώματα κλασμάτων ἤρατε; καὶ λέγουσιν [αὐτῷ]· ἑπτά.</text:span> <text:span text:style-name="T2">21</text:span> <text:span text:style-name="T1">καὶ ἔλεγεν αὐτοῖς· πῶς { --- } οὔπω συνίετε;</text:span> <text:span text:style-name="T2">22</text:span> <text:span text:style-name="T1">Καὶ ἔρχονται εἰς Βηθσαϊδάν. Καὶ φέρουσιν αὐτῷ τυφλὸν καὶ παρακαλοῦσιν αὐτὸν ἵνα αὐτοῦ ἅψηται.</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text:span> <text:span text:style-name="T2">24</text:span> <text:span text:style-name="T1">καὶ ἀναβλέψας ἔλεγεν· βλέπω τοὺς ἀνθρώπους ὅτι ὡς δένδρα ὁρῶ περιπατοῦντας.</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text:span> <text:span text:style-name="T2">26</text:span> <text:span text:style-name="T1">καὶ ἀπέστειλεν αὐτὸν εἰς οἶκον αὐτοῦ λέγων· μηδὲ εἰς τὴν κώμην εἰσέλθῃς.</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text:span> <text:span text:style-name="T2">28</text:span> <text:span text:style-name="T1">οἱ δὲ εἶπαν αὐτῷ λέγοντες [ὅτι] Ἰωάννην τὸν βαπτιστήν, καὶ ἄλλοι Ἠλίαν, ἄλλοι δὲ ὅτι εἷς τῶν προφητῶν.</text:span> <text:span text:style-name="T2">29</text:span> <text:span text:style-name="T1">καὶ αὐτὸς ἐπηρώτα αὐτούς· ὑμεῖς δὲ τίνα με λέγετε εἶναι; ἀποκριθεὶς δὲ { --- } ὁ Πέτρος λέγει αὐτῷ· σὺ εἶ ὁ χριστός.</text:span> <text:span text:style-name="T2">30</text:span> <text:span text:style-name="T1">καὶ ἐπετίμησεν αὐτοῖς ἵνα μηδενὶ λέγωσιν περὶ αὐτοῦ.</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text:span> <text:span text:style-name="T2">32</text:span> <text:span text:style-name="T1">καὶ παρρησίᾳ τὸν λόγον ἐλάλει. καὶ προσλαβόμενος αὐτὸν { --- } ὁ Πέτρος { αὐτὸν } ἤρξατο ἐπιτιμᾶν αὐτῷ.</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text:span> <text:span text:style-name="T2">36</text:span> <text:span text:style-name="T1">τί γὰρ ὠφελεῖ ἄνθρωπον κερδῆσαι τὸν κόσμον ὅλον καὶ ζημιωθῆναι τὴν ψυχὴν αὐτοῦ;</text:span> <text:span text:style-name="T2">37</text:span> <text:span text:style-name="T1">τί γὰρ δοῖ ἄνθρωπος ἀντάλλαγμα τῆς ψυχῆς αὐτοῦ;</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text:span> </text:p>
      <text:p text:style-name="P4">ΚΑΤΑ ΜΑΡΚΟΝ  9</text:p>
      <text:p text:style-name="Text_20_body"><text:span text:style-name="T2">1</text:span> <text:span text:style-name="T1">Καὶ ἔλεγεν αὐτοῖς· ἀμὴν λέγω ὑμῖν ὅτι εἰσίν τινες { ὧδε } τῶν ἑστηκότων ὧδε { --- } οἵτινες οὐ μὴ γεύσωνται θανάτου ἕως ἂν ἴδωσιν τὴν βασιλείαν τοῦ θεοῦ ἐληλυθυῖαν ἐν δυνάμει.</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text:span> <text:span text:style-name="T2">4</text:span> <text:span text:style-name="T1">καὶ ὤφθη αὐτοῖς Ἠλίας σὺν Μωϋσεῖ καὶ ἦσαν συλλαλοῦντες τῷ Ἰησοῦ.</text:span> <text:span text:style-name="T2">5</text:span> <text:span text:style-name="T1">καὶ ἀποκριθεὶς ὁ Πέτρος λέγει τῷ Ἰησοῦ· ῥαββί, καλόν ἐστιν ἡμᾶς ὧδε εἶναι, καὶ ποιήσωμεν τρεῖς σκηνάς, σοὶ μίαν καὶ Μωϋσεῖ μίαν καὶ Ἠλίᾳ μίαν.</text:span> <text:span text:style-name="T2">6</text:span> <text:span text:style-name="T1">οὐ γὰρ ᾔδει τί ἀποκριθῇ, ἔκφοβοι γὰρ ἐγένοντο.</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text:span> <text:span text:style-name="T2">8</text:span> <text:span text:style-name="T1">καὶ ἐξάπινα περιβλεψάμενοι οὐκέτι οὐδένα εἶδον ἀλλὰ τὸν Ἰησοῦν μόνον μεθ᾽ ἑαυτῶν.</text:span> <text:span text:style-name="T2">9</text:span> <text:span text:style-name="T1">Καὶ καταβαινόντων αὐτῶν ἐκ τοῦ ὄρους διεστείλατο αὐτοῖς ἵνα μηδενὶ ἃ εἶδον διηγήσωνται, εἰ μὴ ὅταν ὁ υἱὸς τοῦ ἀνθρώπου ἐκ νεκρῶν ἀναστῇ.</text:span> <text:span text:style-name="T2">10</text:span> <text:span text:style-name="T1">καὶ τὸν λόγον ἐκράτησαν πρὸς ἑαυτοὺς συζητοῦντες τί ἐστιν τὸ ἐκ νεκρῶν ἀναστῆναι.</text:span> <text:span text:style-name="T2">11</text:span> <text:span text:style-name="T1">Καὶ ἐπηρώτων αὐτὸν λέγοντες· ὅτι λέγουσιν οἱ γραμματεῖς ὅτι Ἠλίαν δεῖ ἐλθεῖν πρῶτον;</text:span> <text:span text:style-name="T2">12</text:span> <text:span text:style-name="T1">ὁ δὲ ἔφη αὐτοῖς· Ἠλίας μὲν ἐλθὼν πρῶτον ἀποκαθιστάνει πάντα· καὶ πῶς γέγραπται ἐπὶ τὸν υἱὸν τοῦ ἀνθρώπου ἵνα πολλὰ πάθῃ καὶ ἐξουδενηθῇ;</text:span> <text:span text:style-name="T2">13</text:span> <text:span text:style-name="T1">ἀλλὰ λέγω ὑμῖν ὅτι καὶ Ἠλίας ἐλήλυθεν, καὶ ἐποίησαν αὐτῷ ὅσα ἤθελον, καθὼς γέγραπται ἐπ᾽ αὐτόν.</text:span> <text:span text:style-name="T2">14</text:span> <text:span text:style-name="T1">Καὶ ἐλθόντες πρὸς τοὺς μαθητὰς εἶδον ὄχλον πολὺν περὶ αὐτοὺς καὶ γραμματεῖς συζητοῦντας πρὸς αὐτούς.</text:span> <text:span text:style-name="T2">15</text:span> <text:span text:style-name="T1">καὶ εὐθὺς πᾶς ὁ ὄχλος ἰδόντες αὐτὸν ἐξεθαμβήθησαν καὶ προστρέχοντες ἠσπάζοντο αὐτόν.</text:span> <text:span text:style-name="T2">16</text:span> <text:span text:style-name="T1">καὶ ἐπηρώτησεν αὐτούς· τί συζητεῖτε πρὸς αὐτούς;</text:span> <text:span text:style-name="T2">17</text:span> <text:span text:style-name="T1">Καὶ ἀπεκρίθη αὐτῷ εἷς ἐκ τοῦ ὄχλου· διδάσκαλε, ἤνεγκα τὸν υἱόν μου πρὸς σέ, ἔχοντα πνεῦμα ἄλαλον·</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text:span> <text:span text:style-name="T2">21</text:span> <text:span text:style-name="T1">καὶ ἐπηρώτησεν τὸν πατέρα αὐτοῦ· πόσος χρόνος ἐστὶν ὡς τοῦτο γέγονεν αὐτῷ; ὁ δὲ εἶπεν· ἐκ παιδιόθεν·</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text:span> <text:span text:style-name="T2">23</text:span> <text:span text:style-name="T1">ὁ δὲ Ἰησοῦς εἶπεν αὐτῷ· τὸ εἰ δύνῃ, πάντα δυνατὰ τῷ πιστεύοντι.</text:span> <text:span text:style-name="T2">24</text:span> <text:span text:style-name="T1">καὶ { --- } εὐθὺς κράξας ὁ πατὴρ τοῦ παιδίου ἔλεγεν· πιστεύω· βοήθει μου τῇ ἀπιστίᾳ.</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text:span> <text:span text:style-name="T2">26</text:span> <text:span text:style-name="T1">καὶ κράξας καὶ πολλὰ σπαράξας αὐτόν { --- } ἐξῆλθεν· καὶ ἐγένετο ὡσεὶ νεκρός, ὥστε τοὺς πολλοὺς λέγειν ὅτι ἀπέθανεν.</text:span> <text:span text:style-name="T2">27</text:span> <text:span text:style-name="T1">ὁ δὲ Ἰησοῦς κρατήσας τῆς χειρὸς αὐτοῦ ἤγειρεν αὐτόν, καὶ ἀνέστη.</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text:span> <text:span text:style-name="T2">29</text:span> <text:span text:style-name="T1">καὶ εἶπεν αὐτοῖς· τοῦτο τὸ γένος ἐν οὐδενὶ δύναται ἐξελθεῖν εἰ μὴ ἐν { προσευχῇ. } προσευχῇ { --- } καὶ { --- } νηστεία. { --- }</text:span> <text:span text:style-name="T2">30</text:span> <text:span text:style-name="T1">Κἀκεῖθεν ἐξελθόντες παρεπορεύοντο διὰ τῆς Γαλιλαίας, καὶ οὐκ ἤθελεν ἵνα τις γνοῖ·</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text:span> <text:span text:style-name="T2">32</text:span> <text:span text:style-name="T1">οἱ δὲ ἠγνόουν τὸ ῥῆμα, καὶ ἐφοβοῦντο αὐτὸν ἐπερωτῆσαι.</text:span> <text:span text:style-name="T2">33</text:span> <text:span text:style-name="T1">Καὶ ἦλθον εἰς Καφαρναούμ. Καὶ ἐν τῇ οἰκίᾳ γενόμενος ἐπηρώτα αὐτούς· τί ἐν τῇ ὁδῷ διελογίζεσθε;</text:span> <text:span text:style-name="T2">34</text:span> <text:span text:style-name="T1">οἱ δὲ ἐσιώπων· πρὸς ἀλλήλους γὰρ διελέχθησαν ἐν τῇ ὁδῷ τίς μείζων.</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text:span> <text:span text:style-name="T2">36</text:span> <text:span text:style-name="T1">καὶ λαβὼν παιδίον ἔστησεν αὐτὸ ἐν μέσῳ αὐτῶν καὶ ἐναγκαλισάμενος αὐτὸ εἶπεν αὐτοῖς·</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text:span> <text:span text:style-name="T2">40</text:span> <text:span text:style-name="T1">ὃς γὰρ οὐκ ἔστιν καθ᾽ ἡμῶν, ὑπὲρ ἡμῶν ἐστιν.</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αὐτοῦ καὶ βέβληται εἰς τὴν θάλασσαν.</text:span> <text:span text:style-name="T2">43</text:span> <text:span text:style-name="T1">Καὶ ἐὰν σκανδαλίζ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text:span> <text:span text:style-name="T2">44</text:span> ⟦<text:span text:style-name="T1">ὅπου { --- } ὁ { --- } σκώληξ { --- } αὐτῶν { --- } οὐ { --- } τελευτᾷ { --- } καὶ { --- } τὸ { --- } πῦρ { --- } οὐ { --- } σβέννυται.⟧ { --- }</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text:span> <text:span text:style-name="T2">46</text:span> ⟦<text:span text:style-name="T1">ὅπου { --- } ὁ { --- } σκώληξ { --- } αὐτῶν { --- } οὐ { --- } τελευτᾷ { --- } καὶ { --- } τὸ { --- } πῦρ { --- } οὐ { --- } σβέννυται.⟧ { --- }</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text:span> <text:span text:style-name="T2">49</text:span> <text:span text:style-name="T1">Πᾶς γὰρ πυρὶ ἁλισθήσεται.</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text:span> </text:p>
      <text:p text:style-name="P4">ΚΑΤΑ ΜΑΡΚΟΝ  10</text:p>
      <text:p text:style-name="Text_20_body"><text:span text:style-name="T2">1</text:span> <text:span text:style-name="T1">Καὶ ἐκεῖθεν ἀναστὰς ἔρχεται εἰς τὰ ὅρια τῆς Ἰουδαίας [καὶ] πέραν τοῦ Ἰορδάνου, καὶ συμπορεύονται πάλιν ὄχλοι πρὸς αὐτόν, καὶ ὡς εἰώθει πάλιν ἐδίδασκεν αὐτούς.</text:span> <text:span text:style-name="T2">2</text:span> <text:span text:style-name="T1">Καὶ προσελθόντες Φαρισαῖοι ἐπηρώτων αὐτὸν εἰ ἔξεστιν ἀνδρὶ γυναῖκα ἀπολῦσαι, πειράζοντες αὐτόν.</text:span> <text:span text:style-name="T2">3</text:span> <text:span text:style-name="T1">ὁ δὲ ἀποκριθεὶς εἶπεν αὐτοῖς· τί ὑμῖν ἐνετείλατο Μωϋσῆς;</text:span> <text:span text:style-name="T2">4</text:span> <text:span text:style-name="T1">οἱ δὲ εἶπαν· ἐπέτρεψεν Μωϋσῆς βιβλίον ἀποστασίου γράψαι καὶ ἀπολῦσαι.</text:span> <text:span text:style-name="T2">5</text:span> <text:span text:style-name="T1">ὁ δὲ Ἰησοῦς εἶπεν αὐτοῖς· πρὸς τὴν σκληροκαρδίαν ὑμῶν ἔγραψεν ὑμῖν τὴν ἐντολὴν ταύτην.</text:span> <text:span text:style-name="T2">6</text:span> <text:span text:style-name="T1">ἀπὸ δὲ ἀρχῆς κτίσεως ἄρσεν καὶ θῆλυ ἐποίησεν αὐτούς·</text:span> <text:span text:style-name="T2">7</text:span> <text:span text:style-name="T1">ἕνεκεν τούτου καταλείψει ἄνθρωπος τὸν πατέρα αὐτοῦ καὶ τὴν μητέρα [καὶ προσκολληθήσεται πρὸς τὴν γυναῖκα αὐτοῦ],</text:span> <text:span text:style-name="T2">8</text:span> <text:span text:style-name="T1">καὶ ἔσονται οἱ δύο εἰς σάρκα μίαν· ὥστε οὐκέτι εἰσὶν δύο ἀλλὰ μία σάρξ.</text:span> <text:span text:style-name="T2">9</text:span> <text:span text:style-name="T1">ὃ οὖν ὁ θεὸς συνέζευξεν ἄνθρωπος μὴ χωριζέτω.</text:span> <text:span text:style-name="T2">10</text:span> <text:span text:style-name="T1">Καὶ εἰς τὴν οἰκίαν πάλιν οἱ μαθηταὶ περὶ τούτου ἐπηρώτων αὐτόν.</text:span> <text:span text:style-name="T2">11</text:span> <text:span text:style-name="T1">καὶ λέγει αὐτοῖς· ὃς ἂν ἀπολύσῃ τὴν γυναῖκα αὐτοῦ καὶ γαμήσῃ ἄλλην μοιχᾶται ἐπ᾽ αὐτήν·</text:span> <text:span text:style-name="T2">12</text:span> <text:span text:style-name="T1">καὶ ἐὰν αὐτὴ ἀπολύσασα τὸν ἄνδρα αὐτῆς γαμήσῃ ἄλλον μοιχᾶται.</text:span> <text:span text:style-name="T2">13</text:span> <text:span text:style-name="T1">Καὶ προσέφερον αὐτῷ παιδία ἵνα αὐτῶν ἅψηται· οἱ δὲ μαθηταὶ ἐπετίμησαν αὐτοῖς.</text:span> <text:span text:style-name="T2">14</text:span> <text:span text:style-name="T1">ἰδὼν δὲ ὁ Ἰησοῦς ἠγανάκτησεν καὶ εἶπεν αὐτοῖς· ἄφετε τὰ παιδία ἔρχεσθαι πρός με, καὶ { --- } μὴ κωλύετε αὐτά, τῶν γὰρ τοιούτων ἐστὶν ἡ βασιλεία τοῦ θεοῦ.</text:span> <text:span text:style-name="T2">15</text:span> <text:span text:style-name="T1">ἀμὴν λέγω ὑμῖν, ὃς ἂν μὴ δέξηται τὴν βασιλείαν τοῦ θεοῦ ὡς παιδίον, οὐ μὴ εἰσέλθῃ εἰς αὐτήν.</text:span> <text:span text:style-name="T2">16</text:span> <text:span text:style-name="T1">καὶ ἐναγκαλισάμενος αὐτὰ κατευλόγει τιθεὶς τὰς χεῖρας ἐπ᾽ αὐτά.</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text:span> <text:span text:style-name="T2">18</text:span> <text:span text:style-name="T1">ὁ δὲ Ἰησοῦς εἶπεν αὐτῷ· τί με λέγεις ἀγαθόν; οὐδεὶς ἀγαθὸς εἰ μὴ εἷς ὁ θεός.</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text:span> <text:span text:style-name="T2">20</text:span> <text:span text:style-name="T1">ὁ δὲ ἔφη αὐτῷ· διδάσκαλε, ταῦτα πάντα ἐφυλαξάμην ἐκ νεότητός μου.</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text:span> <text:span text:style-name="T2">22</text:span> <text:span text:style-name="T1">ὁ δὲ στυγνάσας ἐπὶ τῷ λόγῳ ἀπῆλθεν λυπούμενος· ἦν γὰρ ἔχων κτήματα πολλά.</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text:span> <text:span text:style-name="T2">25</text:span> <text:span text:style-name="T1">εὐκοπώτερόν ἐστιν κάμηλον διὰ [τῆς] τρυμαλιᾶς [τῆς] ῥαφίδος διελθεῖν ἢ πλούσιον εἰς τὴν βασιλείαν τοῦ θεοῦ εἰσελθεῖν.</text:span> <text:span text:style-name="T2">26</text:span> <text:span text:style-name="T1">οἱ δὲ περισσῶς ἐξεπλήσσοντο λέγοντες πρὸς { ἑαυτούς· } αὐτόν· { --- } καὶ τίς δύναται σωθῆναι;</text:span> <text:span text:style-name="T2">27</text:span> <text:span text:style-name="T1">ἐμβλέψας αὐτοῖς ὁ Ἰησοῦς λέγει· παρὰ ἀνθρώποις ἀδύνατον, ἀλλ᾽ οὐ παρὰ θεῷ· πάντα γὰρ δυνατὰ παρὰ τῷ θεῷ.</text:span> <text:span text:style-name="T2">28</text:span> <text:span text:style-name="T1">Ἤρξατο λέγειν ὁ Πέτρος αὐτῷ· ἰδοὺ ἡμεῖς ἀφήκαμεν πάντα καὶ ἠκολουθήκαμέν σοι.</text:span> <text:span text:style-name="T2">29</text:span> <text:span text:style-name="T1">ἔφη ὁ Ἰησοῦς· ἀμὴν λέγω ὑμῖν, οὐδείς ἐστιν ὃς ἀφῆκεν οἰκίαν 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text:span> <text:span text:style-name="T2">31</text:span> <text:span text:style-name="T1">πολλοὶ δὲ ἔσονται πρῶτοι ἔσχατοι καὶ [οἱ] ἔσχατοι πρῶτοι.</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text:span> <text:span text:style-name="T2">36</text:span> <text:span text:style-name="T1">ὁ δὲ εἶπεν αὐτοῖς· τί θέλετέ [με] ποιήσω ὑμῖν;</text:span> <text:span text:style-name="T2">37</text:span> <text:span text:style-name="T1">οἱ δὲ εἶπαν αὐτῷ· δὸς ἡμῖν ἵνα εἷς σου ἐκ δεξιῶν καὶ εἷς ἐξ { ἀριστερῶν } εὐωνύμων { --- } σου { --- } καθίσωμεν ἐν τῇ δόξῃ σου.</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text:span> <text:span text:style-name="T2">41</text:span> <text:span text:style-name="T1">Καὶ ἀκούσαντες οἱ δέκα ἤρξαντο ἀγανακτεῖν περὶ Ἰακώβου καὶ Ἰωάννου.</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text:span> <text:span text:style-name="T2">46</text:span> <text:span text:style-name="T1">Καὶ ἔρχονται εἰς Ἰεριχώ. Καὶ ἐκπορευομένου αὐτοῦ ἀπὸ Ἰεριχὼ καὶ τῶν μαθητῶν αὐτοῦ καὶ ὄχλου ἱκανοῦ ὁ υἱὸς Τιμαίου Βαρτιμαῖος, τυφλὸς προσαίτης, ἐκάθητο παρὰ τὴν ὁδόν.</text:span> <text:span text:style-name="T2">47</text:span> <text:span text:style-name="T1">καὶ ἀκούσας ὅτι Ἰησοῦς ὁ Ναζαρηνός ἐστιν ἤρξατο κράζειν καὶ λέγειν· υἱὲ Δαυὶδ Ἰησοῦ, ἐλέησόν με.</text:span> <text:span text:style-name="T2">48</text:span> <text:span text:style-name="T1">καὶ ἐπετίμων αὐτῷ πολλοὶ ἵνα σιωπήσῃ· ὁ δὲ πολλῷ μᾶλλον ἔκραζεν· υἱὲ Δαυίδ, ἐλέησόν με.</text:span> <text:span text:style-name="T2">49</text:span> <text:span text:style-name="T1">καὶ στὰς ὁ Ἰησοῦς εἶπεν· φωνήσατε αὐτόν. καὶ φωνοῦσιν τὸν τυφλὸν λέγοντες αὐτῷ· θάρσει, ἔγειρε, φωνεῖ σε.</text:span> <text:span text:style-name="T2">50</text:span> <text:span text:style-name="T1">ὁ δὲ ἀποβαλὼν τὸ ἱμάτιον αὐτοῦ ἀναπηδήσας ἦλθεν πρὸς τὸν Ἰησοῦν.</text:span> <text:span text:style-name="T2">51</text:span> <text:span text:style-name="T1">καὶ ἀποκριθεὶς αὐτῷ ὁ Ἰησοῦς εἶπεν· τί σοι θέλεις ποιήσω; ὁ δὲ τυφλὸς εἶπεν αὐτῷ· ραββουνι, ἵνα ἀναβλέψω.</text:span> <text:span text:style-name="T2">52</text:span> <text:span text:style-name="T1">{ καὶ } ὁ δὲ { --- } Ἰησοῦς εἶπεν αὐτῷ· ὕπαγε, ἡ πίστις σου σέσωκέν σε. καὶ εὐθὺς ἀνέβλεψεν καὶ ἠκολούθει αὐτῷ ἐν τῇ ὁδῷ.</text:span> </text:p>
      <text:p text:style-name="P4">ΚΑΤΑ ΜΑΡΚΟΝ  11</text:p>
      <text:p text:style-name="Text_20_body"><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 οὔπω } ἀνθρώπων οὔπω { --- } ἐκάθισεν· λύσατε αὐτὸν καὶ φέρετε.</text:span> <text:span text:style-name="T2">3</text:span> <text:span text:style-name="T1">καὶ ἐάν τις ὑμῖν εἴπῃ· τί ποιεῖτε τοῦτο; εἴπατε· ὅτι { --- } ὁ κύριος αὐτοῦ χρείαν ἔχει, καὶ εὐθὺς αὐτὸν ἀποστέλλει πάλιν ὧδε.</text:span> <text:span text:style-name="T2">4</text:span> <text:span text:style-name="T1">Καὶ ἀπῆλθον καὶ εὗρον πῶλον δεδεμένον πρὸς τὴν { --- } θύραν ἔξω ἐπὶ τοῦ ἀμφόδου καὶ λύουσιν αὐτόν.</text:span> <text:span text:style-name="T2">5</text:span> <text:span text:style-name="T1">καί τινες τῶν ἐκεῖ ἑστηκότων ἔλεγον αὐτοῖς· τί ποιεῖτε λύοντες τὸν πῶλον;</text:span> <text:span text:style-name="T2">6</text:span> <text:span text:style-name="T1">οἱ δὲ εἶπαν αὐτοῖς καθὼς εἶπεν ὁ Ἰησοῦς, καὶ ἀφῆκαν αὐτούς.</text:span> <text:span text:style-name="T2">7</text:span> <text:span text:style-name="T1">Καὶ φέρουσιν τὸν πῶλον πρὸς τὸν Ἰησοῦν καὶ ἐπιβάλλουσιν αὐτῷ τὰ ἱμάτια αὐτῶν, καὶ ἐκάθισεν ἐπ᾽ αὐτόν.</text:span> <text:span text:style-name="T2">8</text:span> <text:span text:style-name="T1">καὶ πολλοὶ τὰ ἱμάτια αὐτῶν ἔστρωσαν εἰς τὴν ὁδόν, ἄλλοι δὲ στιβάδας κόψαντες ἐκ τῶν ἀγρῶν.</text:span> <text:span text:style-name="T2">9</text:span> <text:span text:style-name="T1">καὶ οἱ προάγοντες καὶ οἱ ἀκολουθοῦντες ἔκραζον· ὡσαννά· εὐλογημένος ὁ ἐρχόμενος ἐν ὀνόματι κυρίου·</text:span> <text:span text:style-name="T2">10</text:span> <text:span text:style-name="T1">εὐλογημένη ἡ ἐρχομένη βασιλεία τοῦ πατρὸς ἡμῶν Δαυίδ· ὡσαννὰ ἐν τοῖς ὑψίστοις.</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text:span> <text:span text:style-name="T2">12</text:span> <text:span text:style-name="T1">Καὶ τῇ ἐπαύριον ἐξελθόντων αὐτῶν ἀπὸ Βηθανίας ἐπείνασεν.</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text:span> <text:span text:style-name="T2">14</text:span> <text:span text:style-name="T1">καὶ ἀποκριθεὶς εἶπεν αὐτῇ· μηκέτι εἰς τὸν αἰῶνα ἐκ σοῦ μηδεὶς καρπὸν φάγοι. καὶ ἤκουον οἱ μαθηταὶ αὐτοῦ.</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text:span> <text:span text:style-name="T2">19</text:span> <text:span text:style-name="T1">Καὶ ὅταν ὀψὲ ἐγένετο, ἐξεπορεύοντο ἔξω τῆς πόλεως.</text:span> <text:span text:style-name="T2">20</text:span> <text:span text:style-name="T1">Καὶ παραπορευόμενοι πρωῒ εἶδον τὴν συκῆν ἐξηραμμένην ἐκ ῥιζῶν.</text:span> <text:span text:style-name="T2">21</text:span> <text:span text:style-name="T1">καὶ ἀναμνησθεὶς ὁ Πέτρος λέγει αὐτῷ· ῥαββί, ἴδε ἡ συκῆ ἣν κατηράσω ἐξήρανται.</text:span> <text:span text:style-name="T2">22</text:span> <text:span text:style-name="T1">καὶ ἀποκριθεὶς ὁ Ἰησοῦς λέγει αὐτοῖς· ἔχετε πίστιν θεοῦ.</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text:span> <text:span text:style-name="T2">24</text:span> <text:span text:style-name="T1">διὰ τοῦτο λέγω ὑμῖν, πάντα ὅσα προσεύχεσθε καὶ αἰτεῖσθε, πιστεύετε ὅτι ἐλάβετε, καὶ ἔσται ὑμῖν.</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text:span> <text:span text:style-name="T2">26</text:span> ⟦<text:span text:style-name="T1">Εἰ { --- } δὲ { --- } ὑμεῖς { --- } οὐκ { --- } ἀφίετε, { --- } οὐδὲ { --- } ὁ { --- } πατὴρ { --- } ὑμῶν { --- } ὁ { --- } ἐν { --- } τοῖς { --- } οὐρανοῖς { --- } ἀφήσει { --- } τὰ { --- } παραπτώματα { --- } ὑμῶν.⟧ { --- }</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text:span> <text:span text:style-name="T2">29</text:span> <text:span text:style-name="T1">Ὁ δὲ Ἰησοῦς εἶπεν αὐτοῖς· ἐπερωτήσω ὑμᾶς κἀγὼ { --- } ἕνα λόγον, καὶ ἀποκρίθητέ μοι καὶ ἐρῶ ὑμῖν ἐν ποίᾳ ἐξουσίᾳ ταῦτα ποιῶ·</text:span> <text:span text:style-name="T2">30</text:span> <text:span text:style-name="T1">τὸ βάπτισμα τὸ Ἰωάννου ἐξ οὐρανοῦ ἦν ἢ ἐξ ἀνθρώπων; ἀποκρίθητέ μοι.</text:span> <text:span text:style-name="T2">31</text:span> <text:span text:style-name="T1">Καὶ διελογίζοντο πρὸς ἑαυτοὺς λέγοντες· ἐὰν εἴπωμεν· ἐξ οὐρανοῦ, ἐρεῖ· διὰ τί [οὖν] οὐκ ἐπιστεύσατε αὐτῷ;</text:span> <text:span text:style-name="T2">32</text:span> <text:span text:style-name="T1">ἀλλ᾽ εἴπωμεν· ἐξ ἀνθρώπων; – ἐφοβοῦντο τὸν ὄχλον· ἅπαντες γὰρ εἶχον τὸν Ἰωάννην ὄντως ὅτι προφήτης ἦν.</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text:span> </text:p>
      <text:p text:style-name="P4">ΚΑΤΑ ΜΑΡΚΟΝ  12</text:p>
      <text:p text:style-name="Text_20_body"><text:soft-page-break/><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text:span> <text:span text:style-name="T2">3</text:span> <text:span text:style-name="T1">καὶ λαβόντες αὐτὸν ἔδειραν καὶ ἀπέστειλαν κενόν.</text:span> <text:span text:style-name="T2">4</text:span> <text:span text:style-name="T1">καὶ πάλιν ἀπέστειλεν πρὸς αὐτοὺς ἄλλον δοῦλον· κἀκεῖνον ἐκεφαλίωσαν καὶ ἠτίμασαν.</text:span> <text:span text:style-name="T2">5</text:span> <text:span text:style-name="T1">καὶ ἄλλον ἀπέστειλεν· κἀκεῖνον ἀπέκτειναν, καὶ πολλοὺς ἄλλους, οὓς μὲν δέροντες, οὓς δὲ ἀποκτέννοντες.</text:span> <text:span text:style-name="T2">6</text:span> <text:span text:style-name="T1">ἔτι ἕνα εἶχεν υἱὸν ἀγαπητόν· ἀπέστειλεν αὐτὸν ἔσχατον πρὸς αὐτοὺς λέγων ὅτι ἐντραπήσονται τὸν υἱόν μου.</text:span> <text:span text:style-name="T2">7</text:span> <text:span text:style-name="T1">ἐκεῖνοι δὲ οἱ γεωργοὶ πρὸς ἑαυτοὺς εἶπαν ὅτι οὗτός ἐστιν ὁ κληρονόμος· δεῦτε ἀποκτείνωμεν αὐτόν, καὶ ἡμῶν ἔσται ἡ κληρονομία.</text:span> <text:span text:style-name="T2">8</text:span> <text:span text:style-name="T1">καὶ λαβόντες ἀπέκτειναν αὐτὸν καὶ ἐξέβαλον αὐτὸν ἔξω τοῦ ἀμπελῶνος.</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text:span> <text:span text:style-name="T2">11</text:span> <text:span text:style-name="T1">παρὰ κυρίου ἐγένετο αὕτη καὶ ἔστιν θαυμαστὴ ἐν ὀφθαλμοῖς ἡμῶν;</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text:span> <text:span text:style-name="T2">13</text:span> <text:span text:style-name="T1">Καὶ ἀποστέλλουσιν πρὸς αὐτόν τινας τῶν Φαρισαίων καὶ τῶν Ἡρῳδιανῶν ἵνα αὐτὸν ἀγρεύσωσιν λόγῳ.</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text:span> <text:span text:style-name="T2">15</text:span> <text:span text:style-name="T1">Ὁ δὲ εἰδὼς αὐτῶν τὴν ὑπόκρισιν εἶπεν αὐτοῖς· τί με πειράζετε; φέρετέ μοι δηνάριον ἵνα ἴδω.</text:span> <text:span text:style-name="T2">16</text:span> <text:span text:style-name="T1">οἱ δὲ ἤνεγκαν. καὶ λέγει αὐτοῖς· τίνος ἡ εἰκὼν αὕτη καὶ ἡ ἐπιγραφή; οἱ δὲ εἶπαν αὐτῷ· Καίσαρος.</text:span> <text:span text:style-name="T2">17</text:span> <text:span text:style-name="T1">ὁ δὲ Ἰησοῦς εἶπεν αὐτοῖς· τὰ Καίσαρος ἀπόδοτε Καίσαρι καὶ τὰ τοῦ θεοῦ τῷ θεῷ. καὶ ἐξεθαύμαζον ἐπ᾽ αὐτῷ.</text:span> <text:span text:style-name="T2">18</text:span> <text:span text:style-name="T1">Καὶ ἔρχονται Σαδδουκαῖοι πρὸς αὐτόν, οἵτινες λέγουσιν ἀνάστασιν μὴ εἶναι, καὶ ἐπηρώτων αὐτὸν λέγοντες·</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text:span> <text:span text:style-name="T2">20</text:span> <text:span text:style-name="T1">ἑπτὰ ἀδελφοὶ ἦσαν· καὶ ὁ πρῶτος ἔλαβεν γυναῖκα καὶ ἀποθνῄσκων οὐκ ἀφῆκεν σπέρμα·</text:span> <text:span text:style-name="T2">21</text:span> <text:span text:style-name="T1">καὶ ὁ δεύτερος ἔλαβεν αὐτὴν καὶ ἀπέθανεν μὴ καταλιπὼν σπέρμα· καὶ ὁ τρίτος ὡσαύτως·</text:span> <text:span text:style-name="T2">22</text:span> <text:span text:style-name="T1">καὶ οἱ ἑπτὰ οὐκ ἀφῆκαν σπέρμα. ἔσχατον πάντων καὶ ἡ γυνὴ ἀπέθανεν.</text:span> <text:span text:style-name="T2">23</text:span> <text:span text:style-name="T1">ἐν τῇ ἀναστάσει [ὅταν ἀναστῶσιν] τίνος αὐτῶν ἔσται γυνή; οἱ γὰρ ἑπτὰ ἔσχον αὐτὴν γυναῖκα.</text:span> <text:span text:style-name="T2">24</text:span> <text:span text:style-name="T1">Ἔφη αὐτοῖς ὁ Ἰησοῦς· οὐ διὰ τοῦτο πλανᾶσθε μὴ εἰδότες τὰς γραφὰς μηδὲ τὴν δύναμιν τοῦ θεοῦ;</text:span> <text:span text:style-name="T2">25</text:span> <text:span text:style-name="T1">ὅταν γὰρ ἐκ νεκρῶν ἀναστῶσιν οὔτε γαμοῦσιν οὔτε γαμίζονται, ἀλλ᾽ εἰσὶν ὡς ἄγγελοι ἐν τοῖς οὐρανοῖς.</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text:span> <text:span text:style-name="T2">27</text:span> <text:span text:style-name="T1">οὐκ ἔστιν θεὸς νεκρῶν ἀλλὰ ζώντων· πολὺ πλανᾶσθε.</text:span> <text:span text:style-name="T2">28</text:span> <text:span text:style-name="T1">Καὶ προσελθὼν εἷς τῶν γραμματέων ἀκούσας αὐτῶν συζητούντων, ἰδὼν ὅτι καλῶς ἀπεκρίθη αὐτοῖς ἐπηρώτησεν αὐτόν· ποία ἐστὶν ἐντολὴ πρώτη πάντων;</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text:span> <text:span text:style-name="T2">31</text:span> <text:span text:style-name="T1">δευτέρα αὕτη· ἀγαπήσεις τὸν πλησίον σου ὡς σεαυτόν. μείζων τούτων ἄλλη ἐντολὴ οὐκ ἔστιν.</text:span> <text:span text:style-name="T2">32</text:span> <text:span text:style-name="T1">Καὶ εἶπεν αὐτῷ ὁ γραμματεύς· καλῶς, διδάσκαλε, ἐπ᾽ ἀληθείας { εἶπες } εἶπας { --- } ὅτι εἷς ἐστιν καὶ οὐκ ἔστιν ἄλλος πλὴν αὐτοῦ·</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text:span> <text:span text:style-name="T2">36</text:span> <text:span text:style-name="T1">αὐτὸς Δαυὶδ εἶπεν ἐν τῷ πνεύματι τῷ ἁγίῳ· εἶπεν ὁ { --- } κύριος τῷ κυρίῳ μου· κάθου ἐκ δεξιῶν μου, ἕως ἂν θῶ τοὺς ἐχθρούς σου ὑποκάτω τῶν ποδῶν σου.</text:span> <text:span text:style-name="T2">37</text:span> <text:span text:style-name="T1">αὐτὸς Δαυὶδ λέγει αὐτὸν κύριον, καὶ πόθεν αὐτοῦ ἐστιν υἱός; Καὶ [ὁ] πολὺς ὄχλος ἤκουεν αὐτοῦ ἡδέως.</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text:span> <text:span text:style-name="T2">42</text:span> <text:span text:style-name="T1">καὶ ἐλθοῦσα μία χήρα πτωχὴ ἔβαλεν λεπτὰ δύο, ὅ ἐστιν κοδράντης.</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text:span> </text:p>
      <text:p text:style-name="P4">ΚΑΤΑ ΜΑΡΚΟΝ  13</text:p>
      <text:p text:style-name="Text_20_body"><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text:span> <text:span text:style-name="T2">4</text:span> <text:span text:style-name="T1">εἰπὸν ἡμῖν, πότε ταῦτα ἔσται καὶ τί τὸ σημεῖον ὅταν μέλλῃ ταῦτα συντελεῖσθαι πάντα;</text:span> <text:span text:style-name="T2">5</text:span> <text:span text:style-name="T1">Ὁ δὲ Ἰησοῦς ἤρξατο λέγειν αὐτοῖς· βλέπετε μή τις ὑμᾶς πλανήσῃ·</text:span> <text:span text:style-name="T2">6</text:span> <text:span text:style-name="T1">πολλοὶ ἐλεύσονται ἐπὶ τῷ ὀνόματί μου λέγοντες ὅτι ἐγώ εἰμι, καὶ πολλοὺς πλανήσουσιν.</text:span> <text:span text:style-name="T2">7</text:span> <text:span text:style-name="T1">ὅταν δὲ ἀκούσητε πολέμους καὶ ἀκοὰς πολέμων, μὴ θροεῖσθε· δεῖ γενέσθαι, ἀλλ᾽ οὔπω τὸ τέλος.</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text:span> <text:span text:style-name="T2">10</text:span> <text:span text:style-name="T1">καὶ εἰς πάντα τὰ ἔθνη πρῶτον δεῖ κηρυχθῆναι τὸ εὐαγγέλιον.</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text:span> <text:span text:style-name="T2">13</text:span> <text:span text:style-name="T1">καὶ ἔσεσθε μισούμενοι ὑπὸ πάντων διὰ τὸ ὄνομά μου. ὁ δὲ ὑπομείνας εἰς τέλος οὗτος σωθήσεται.</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text:span> <text:span text:style-name="T2">17</text:span> <text:span text:style-name="T1">οὐαὶ δὲ ταῖς ἐν γαστρὶ ἐχούσαις καὶ ταῖς θηλαζούσαις ἐν ἐκείναις ταῖς ἡμέραις.</text:span> <text:span text:style-name="T2">18</text:span> <text:span text:style-name="T1">προσεύχεσθε δὲ ἵνα μὴ γένηται χειμῶνος·</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text:span> <text:span text:style-name="T2">21</text:span> <text:span text:style-name="T1">Καὶ τότε ἐάν τις ὑμῖν εἴπῃ· ἴδε ὧδε ὁ χριστός, ἴδε ἐκεῖ, μὴ πιστεύετε·</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text:span> <text:span text:style-name="T2">23</text:span> <text:span text:style-name="T1">ὑμεῖς δὲ βλέπετε· ἰδοὺ, { --- } προείρηκα ὑμῖν πάντα.</text:span> <text:span text:style-name="T2">24</text:span> <text:span text:style-name="T1">Ἀλλ᾽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text:span> <text:span text:style-name="T2">26</text:span> <text:span text:style-name="T1">καὶ τότε ὄψονται τὸν υἱὸν τοῦ ἀνθρώπου ἐρχόμενον ἐν νεφέλαις μετὰ δυνάμεως πολλῆς καὶ δόξης.</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text:span> <text:span text:style-name="T2">28</text:span> <text:span text:style-name="T1">Ἀπὸ δὲ τῆς συκῆς μάθετε τὴν παραβολήν· ὅταν ἤδη ὁ κλάδος αὐτῆς ἁπαλὸς γένηται καὶ ἐκφύῃ τὰ φύλλα, γινώσκετε ὅτι ἐγγὺς τὸ θέρος ἐστίν·</text:span> <text:span text:style-name="T2">29</text:span> <text:span text:style-name="T1">οὕτως καὶ ὑμεῖς, ὅταν ἴδητε ταῦτα γινόμενα, γινώσκετε ὅτι ἐγγύς ἐστιν ἐπὶ θύραις.</text:span> <text:span text:style-name="T2">30</text:span> <text:span text:style-name="T1">Ἀμὴν λέγω ὑμῖν ὅτι οὐ μὴ παρέλθῃ ἡ γενεὰ αὕτη μέχρις οὗ ταῦτα πάντα γένηται.</text:span> <text:span text:style-name="T2">31</text:span> <text:span text:style-name="T1">ὁ οὐρανὸς καὶ ἡ γῆ παρελεύσονται, οἱ δὲ λόγοι μου οὐ μὴ παρελεύσονται.</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text:span> <text:span text:style-name="T2">33</text:span> <text:span text:style-name="T1">Βλέπετε, ἀγρυπνεῖτε· καὶ { --- } προσεύχεσθε, { --- } οὐκ οἴδατε γὰρ πότε ὁ καιρός ἐστιν.</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text:span> <text:span text:style-name="T2">37</text:span> <text:span text:style-name="T1">ὃ δὲ ὑμῖν λέγω πᾶσιν λέγω, γρηγορεῖτε.</text:span> </text:p>
      <text:p text:style-name="P4">ΚΑΤΑ ΜΑΡΚΟΝ  14</text:p>
      <text:p text:style-name="Text_20_body"><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text:span> <text:span text:style-name="T2">2</text:span> <text:span text:style-name="T1">ἔλεγον γάρ· μὴ ἐν τῇ ἑορτῇ, μήποτε ἔσται θόρυβος τοῦ λαοῦ.</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text:span> <text:span text:style-name="T2">4</text:span> <text:span text:style-name="T1">ἦσαν δέ τινες ἀγανακτοῦντες πρὸς ἑαυτούς· εἰς τί ἡ ἀπώλεια αὕτη τοῦ μύρου γέγονεν;</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text:span> <text:span text:style-name="T2">6</text:span> <text:span text:style-name="T1">Ὁ δὲ Ἰησοῦς εἶπεν· ἄφετε αὐτήν· τί αὐτῇ κόπους παρέχετε; καλὸν ἔργον ἠργάσατο ἐν ἐμοί.</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text:span> <text:span text:style-name="T2">8</text:span> <text:span text:style-name="T1">ὃ ἔσχεν ἐποίησεν· προέλαβεν μυρίσαι τὸ σῶμά μου εἰς τὸν ἐνταφιασμόν.</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text:span> <text:span text:style-name="T2">10</text:span> <text:span text:style-name="T1">Καὶ Ἰούδας Ἰσκαριὼθ ὁ εἷς τῶν δώδεκα ἀπῆλθεν πρὸς τοὺς ἀρχιερεῖς ἵνα αὐτὸν παραδοῖ αὐτοῖς.</text:span> <text:span text:style-name="T2">11</text:span> <text:span text:style-name="T1">οἱ δὲ ἀκούσαντες ἐχάρησαν καὶ ἐπηγγείλαντο αὐτῷ ἀργύριον δοῦναι. καὶ ἐζήτει πῶς αὐτὸν εὐκαίρως παραδοῖ.</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text:span> <text:span text:style-name="T2">15</text:span> <text:span text:style-name="T1">καὶ αὐτὸς ὑμῖν δείξει ἀνάγαιον μέγα ἐστρωμένον ἕτοιμον· καὶ ἐκεῖ ἑτοιμάσατε ἡμῖν.</text:span> <text:span text:style-name="T2">16</text:span> <text:span text:style-name="T1">καὶ ἐξῆλθον οἱ μαθηταὶ καὶ ἦλθον εἰς τὴν πόλιν καὶ εὗρον καθὼς εἶπεν αὐτοῖς καὶ ἡτοίμασαν τὸ πάσχα.</text:span> <text:span text:style-name="T2">17</text:span> <text:span text:style-name="T1">Καὶ ὀψίας γενομένης ἔρχεται μετὰ τῶν δώδεκα.</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text:span> <text:span text:style-name="T2">19</text:span> <text:span text:style-name="T1">ἤρξαντο λυπεῖσθαι καὶ λέγειν αὐτῷ εἷς κατὰ εἷς· μήτι ἐγώ;</text:span> <text:span text:style-name="T2">20</text:span> <text:span text:style-name="T1">ὁ δὲ εἶπεν αὐτοῖς· εἷς τῶν δώδεκα, ὁ ἐμβαπτόμενος μετ᾽ ἐμοῦ εἰς τὸ τρύβλιον.</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 --- } αὐτῷ εἰ οὐκ ἐγεννήθη ὁ ἄνθρωπος ἐκεῖνος.</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text:span> <text:span text:style-name="T2">23</text:span> <text:span text:style-name="T1">καὶ λαβὼν ποτήριον εὐχαριστήσας ἔδωκεν αὐτοῖς, καὶ ἔπιον ἐξ αὐτοῦ πάντες.</text:span> <text:span text:style-name="T2">24</text:span> <text:span text:style-name="T1">καὶ εἶπεν αὐτοῖς· τοῦτό ἐστιν τὸ αἷμά μου τῆς διαθήκης τὸ ἐκχυννόμενον ὑπὲρ πολλῶν.</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text:span> <text:span text:style-name="T2">26</text:span> <text:span text:style-name="T1">Καὶ ὑμνήσαντες ἐξῆλθον εἰς τὸ ὄρος τῶν ἐλαιῶν.</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text:span> <text:span text:style-name="T2">28</text:span> <text:span text:style-name="T1">ἀλλὰ μετὰ τὸ ἐγερθῆναί με προάξω ὑμᾶς εἰς τὴν Γαλιλαίαν.</text:span> <text:span text:style-name="T2">29</text:span> <text:span text:style-name="T1">ὁ δὲ Πέτρος ἔφη αὐτῷ· εἰ καὶ πάντες σκανδαλισθήσονται, ἀλλ᾽ οὐκ ἐγώ.</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text:span> <text:span text:style-name="T2">31</text:span> <text:span text:style-name="T1">ὁ δὲ ἐκπερισσῶς ἐλάλει· ἐὰν δέῃ με συναποθανεῖν σοι, οὐ μή σε ἀπαρνήσομαι. ὡσαύτως δὲ καὶ πάντες ἔλεγον.</text:span> <text:span text:style-name="T2">32</text:span> <text:span text:style-name="T1">Καὶ ἔρχονται εἰς χωρίον οὗ τὸ ὄνομα Γεθσημανὶ καὶ λέγει τοῖς μαθηταῖς αὐτοῦ· καθίσατε ὧδε ἕως προσεύξωμαι.</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text:span> <text:span text:style-name="T2">38</text:span> <text:span text:style-name="T1">γρηγορεῖτε καὶ προσεύχεσθε, ἵνα μὴ ἔλθητε εἰς πειρασμόν· τὸ μὲν πνεῦμα πρόθυμον ἡ δὲ σὰρξ ἀσθενής.</text:span> <text:span text:style-name="T2">39</text:span> <text:span text:style-name="T1">Καὶ πάλιν ἀπελθὼν προσηύξατο τὸν αὐτὸν λόγον εἰπών.</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text:span> <text:span text:style-name="T2">42</text:span> <text:span text:style-name="T1">ἐγείρεσθε ἄγωμεν· ἰδοὺ ὁ παραδιδούς με ἤγγικεν.</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text:span> <text:span text:style-name="T2">45</text:span> <text:span text:style-name="T1">καὶ ἐλθὼν εὐθὺς προσελθὼν αὐτῷ λέγει· ῥαββί, καὶ κατεφίλησεν αὐτόν·</text:span> <text:span text:style-name="T2">46</text:span> <text:span text:style-name="T1">οἱ δὲ ἐπέβαλον τὰς χεῖρας αὐτῷ καὶ ἐκράτησαν αὐτόν.</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text:span> <text:span text:style-name="T2">48</text:span> <text:span text:style-name="T1">Καὶ ἀποκριθεὶς ὁ Ἰησοῦς εἶπεν αὐτοῖς· ὡς ἐπὶ λῃστὴν ἐξήλθατε μετὰ μαχαιρῶν καὶ ξύλων συλλαβεῖν με;</text:span> <text:span text:style-name="T2">49</text:span> <text:span text:style-name="T1">καθ᾽ ἡμέραν ἤμην πρὸς ὑμᾶς ἐν τῷ ἱερῷ διδάσκων καὶ οὐκ ἐκρατήσατέ με· ἀλλ᾽ ἵνα πληρωθῶσιν αἱ γραφαί.</text:span> <text:span text:style-name="T2">50</text:span> <text:span text:style-name="T1">Καὶ ἀφέντες αὐτὸν ἔφυγον πάντες.</text:span> <text:span text:style-name="T2">51</text:span> <text:span text:style-name="T1">καὶ νεανίσκος τις συνηκολούθει αὐτῷ περιβεβλημένος σινδόνα ἐπὶ γυμνοῦ, καὶ κρατοῦσιν αὐτόν·</text:span> <text:span text:style-name="T2">52</text:span> <text:span text:style-name="T1">ὁ δὲ καταλιπὼν τὴν σινδόνα γυμνὸς ἔφυγεν.</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text:span> <text:span text:style-name="T2">54</text:span> <text:span text:style-name="T1">καὶ ὁ Πέτρος ἀπὸ μακρόθεν ἠκολούθησεν αὐτῷ ἕως ἔσω εἰς τὴν αὐλὴν τοῦ ἀρχιερέως καὶ ἦν συγκαθήμενος μετὰ τῶν ὑπηρετῶν καὶ θερμαινόμενος πρὸς τὸ φῶς.</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text:span> <text:span text:style-name="T2">56</text:span> <text:span text:style-name="T1">πολλοὶ γὰρ ἐψευδομαρτύρουν κατ᾽ αὐτοῦ, καὶ ἴσαι αἱ μαρτυρίαι οὐκ ἦσαν.</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text:span> <text:span text:style-name="T2">59</text:span> <text:span text:style-name="T1">καὶ οὐδὲ οὕτως ἴση ἦν ἡ μαρτυρία αὐτῶν.</text:span> <text:span text:style-name="T2">60</text:span> <text:span text:style-name="T1">Καὶ ἀναστὰς ὁ ἀρχιερεὺς εἰς μέσον ἐπηρώτησεν τὸν Ἰησοῦν λέγων· οὐκ ἀποκρίνῃ οὐδὲν τί οὗτοί σου καταμαρτυροῦσιν;</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text:span> <text:span text:style-name="T2">63</text:span> <text:span text:style-name="T1">ὁ δὲ ἀρχιερεὺς διαρρήξας τοὺς χιτῶνας αὐτοῦ λέγει· τί ἔτι χρείαν ἔχομεν μαρτύρων;</text:span> <text:span text:style-name="T2">64</text:span> <text:span text:style-name="T1">ἠκούσατε τῆς βλασφημίας· τί ὑμῖν φαίνεται; οἱ δὲ πάντες κατέκριναν αὐτὸν ἔνοχον εἶναι θανάτου.</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text:span> <text:span text:style-name="T2">68</text:span> <text:span text:style-name="T1">ὁ δὲ ἠρνήσατο λέγων· οὔτε οἶδα οὔτε ἐπίσταμαι σὺ τί λέγεις. καὶ ἐξῆλθεν ἔξω εἰς τὸ προαύλιον [καὶ ἀλέκτωρ ἐφώνησεν].</text:span> <text:span text:style-name="T2">69</text:span> <text:span text:style-name="T1">καὶ ἡ παιδίσκη ἰδοῦσα αὐτὸν ἤρξατο πάλιν λέγειν τοῖς παρεστῶσιν ὅτι οὗτος ἐξ αὐτῶν ἐστιν.</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text:span> <text:span text:style-name="T2">71</text:span> <text:span text:style-name="T1">ὁ δὲ ἤρξατο ἀναθεματίζειν καὶ { ὀμνύναι } ὀμνύειν { --- } ὅτι οὐκ οἶδα τὸν ἄνθρωπον τοῦτον ὃν λέγετε.</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text:span> </text:p>
      <text:p text:style-name="P4">ΚΑΤΑ ΜΑΡΚΟΝ  15</text:p>
      <text:p text:style-name="Text_20_body"><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ιλάτῳ.</text:span> <text:span text:style-name="T2">2</text:span> <text:span text:style-name="T1">Καὶ ἐπηρώτησεν αὐτὸν ὁ Πιλᾶτος· σὺ εἶ ὁ βασιλεὺς τῶν Ἰουδαίων; ὁ δὲ ἀποκριθεὶς αὐτῷ λέγει· σὺ λέγεις.</text:span> <text:span text:style-name="T2">3</text:span> <text:span text:style-name="T1">καὶ κατηγόρουν αὐτοῦ οἱ ἀρχιερεῖς πολλά.</text:span> <text:span text:style-name="T2">4</text:span> <text:span text:style-name="T1">ὁ δὲ Πιλᾶτος πάλιν ἐπηρώτα αὐτὸν λέγων· οὐκ ἀποκρίνῃ οὐδέν; ἴδε πόσα σου κατηγοροῦσιν.</text:span> <text:span text:style-name="T2">5</text:span> <text:span text:style-name="T1">ὁ δὲ Ἰησοῦς οὐκέτι οὐδὲν ἀπεκρίθη, ὥστε θαυμάζειν τὸν Πιλᾶτον.</text:span> <text:span text:style-name="T2">6</text:span> <text:span text:style-name="T1">Κατὰ δὲ ἑορτὴν ἀπέλυεν αὐτοῖς ἕνα δέσμιον ὃν παρῃτοῦντο.</text:span> <text:span text:style-name="T2">7</text:span> <text:span text:style-name="T1">ἦν δὲ ὁ λεγόμενος Βαραββᾶς μετὰ τῶν στασιαστῶν δεδεμένος οἵτινες ἐν τῇ στάσει φόνον πεποιήκεισαν.</text:span> <text:span text:style-name="T2">8</text:span> <text:span text:style-name="T1">καὶ ἀναβὰς ὁ ὄχλος ἤρξατο αἰτεῖσθαι καθὼς ἐποίει αὐτοῖς.</text:span> <text:span text:style-name="T2">9</text:span> <text:span text:style-name="T1">ὁ δὲ Πιλᾶτος ἀπεκρίθη αὐτοῖς λέγων· θέλετε ἀπολύσω ὑμῖν τὸν βασιλέα τῶν Ἰουδαίων;</text:span> <text:span text:style-name="T2">10</text:span> <text:span text:style-name="T1">ἐγίνωσκεν γὰρ ὅτι διὰ φθόνον παραδεδώκεισαν αὐτὸν οἱ ἀρχιερεῖς.</text:span> <text:span text:style-name="T2">11</text:span> <text:span text:style-name="T1">οἱ δὲ ἀρχιερεῖς ἀνέσεισαν τὸν ὄχλον ἵνα μᾶλλον τὸν Βαραββᾶν ἀπολύσῃ αὐτοῖς.</text:span> <text:span text:style-name="T2">12</text:span> <text:span text:style-name="T1">ὁ δὲ Πιλᾶτος πάλιν ἀποκριθεὶς ἔλεγεν αὐτοῖς· τί οὖν [θέλετε] ποιήσω [ὃν λέγετε] τὸν βασιλέα τῶν Ἰουδαίων;</text:span> <text:span text:style-name="T2">13</text:span> <text:span text:style-name="T1">οἱ δὲ πάλιν ἔκραξαν· σταύρωσον αὐτόν.</text:span> <text:span text:style-name="T2">14</text:span> <text:span text:style-name="T1">ὁ δὲ Πιλᾶτος ἔλεγεν αὐτοῖς· τί γὰρ ἐποίησεν κακόν; οἱ δὲ περισσῶς ἔκραξαν· σταύρωσον αὐτόν.</text:span> <text:span text:style-name="T2">15</text:span> <text:span text:style-name="T1">Ὁ δὲ Πιλᾶτος βουλόμενος τῷ ὄχλῳ τὸ ἱκανὸν ποιῆσαι ἀπέλυσεν αὐτοῖς τὸν Βαραββᾶν, καὶ παρέδωκεν τὸν Ἰησοῦν φραγελλώσας ἵνα σταυρωθῇ.</text:span> <text:span text:style-name="T2">16</text:span> <text:span text:style-name="T1">Οἱ δὲ στρατιῶται ἀπήγαγον αὐτὸν ἔσω τῆς αὐλῆς, ὅ ἐστιν πραιτώριον, καὶ συγκαλοῦσιν ὅλην τὴν σπεῖραν.</text:span> <text:span text:style-name="T2">17</text:span> <text:span text:style-name="T1">καὶ ἐνδιδύσκουσιν αὐτὸν πορφύραν καὶ περιτιθέασιν αὐτῷ πλέξαντες ἀκάνθινον στέφανον·</text:span> <text:span text:style-name="T2">18</text:span> <text:span text:style-name="T1">καὶ ἤρξαντο ἀσπάζεσθαι αὐτόν· χαῖρε, βασιλεῦ τῶν Ἰουδαίων·</text:span> <text:span text:style-name="T2">19</text:span> <text:span text:style-name="T1">καὶ ἔτυπτον αὐτοῦ τὴν κεφαλὴν καλάμῳ καὶ ἐνέπτυον αὐτῷ καὶ τιθέντες τὰ γόνατα προσεκύνουν αὐτῷ.</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text:span> <text:span text:style-name="T2">22</text:span> <text:span text:style-name="T1">Καὶ φέρουσιν αὐτὸν ἐπὶ τὸν Γολγοθᾶν τόπον, ὅ ἐστιν μεθερμηνευόμενον Κρανίου Τόπος.</text:span> <text:span text:style-name="T2">23</text:span> <text:span text:style-name="T1">καὶ ἐδίδουν αὐτῷ ἐσμυρνισμένον οἶνον· ὃς δὲ οὐκ ἔλαβεν.</text:span> <text:span text:style-name="T2">24</text:span> <text:span text:style-name="T1">Καὶ σταυροῦσιν αὐτὸν καὶ διαμερίζονται τὰ ἱμάτια αὐτοῦ βάλλοντες κλῆρον ἐπ᾽ αὐτὰ τίς τί ἄρῃ.</text:span> <text:span text:style-name="T2">25</text:span> <text:span text:style-name="T1">ἦν δὲ ὥρα τρίτη καὶ ἐσταύρωσαν αὐτόν.</text:span> <text:span text:style-name="T2">26</text:span> <text:span text:style-name="T1">καὶ ἦν ἡ ἐπιγραφὴ τῆς αἰτίας αὐτοῦ ἐπιγεγραμμένη· ὁ βασιλεὺς τῶν Ἰουδαίων.</text:span> <text:span text:style-name="T2">27</text:span> <text:span text:style-name="T1">Καὶ σὺν αὐτῷ σταυροῦσιν δύο λῃστάς, ἕνα ἐκ δεξιῶν καὶ ἕνα ἐξ εὐωνύμων αὐτοῦ.</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text:span> <text:span text:style-name="T2">33</text:span> <text:span text:style-name="T1">Καὶ γενομένης ὥρας ἕκτης σκότος ἐγένετο ἐφ᾽ ὅλην τὴν γῆν ἕως ὥρας ἐνάτης.</text:span> <text:span text:style-name="T2">34</text:span> <text:span text:style-name="T1">καὶ τῇ ἐνάτῃ ὥρᾳ ἐβόησεν ὁ Ἰησοῦς φωνῇ μεγάλῃ· { ελωι } { ελωι } { λεμα } { σαβαχθανι; } Ἐλωῒ { --- } Ἐλωῒ { --- } λεμὰ { --- } σαβαχθάνει; { --- } ὅ ἐστιν μεθερμηνευόμενον· ὁ θεός μου ὁ θεός μου, εἰς τί ἐγκατέλιπές με;</text:span> <text:span text:style-name="T2">35</text:span> <text:span text:style-name="T1">καί τινες τῶν παρεστηκότων ἀκούσαντες ἔλεγον· ἴδε Ἠλίαν φωνεῖ.</text:span> <text:span text:style-name="T2">36</text:span> <text:span text:style-name="T1">δραμὼν δέ τις [καὶ] γεμίσας σπόγγον ὄξους περιθεὶς καλάμῳ ἐπότιζεν αὐτὸν λέγων· ἄφετε ἴδωμεν εἰ ἔρχεται Ἠλίας καθελεῖν αὐτόν.</text:span> <text:span text:style-name="T2">37</text:span> <text:span text:style-name="T1">ὁ δὲ Ἰησοῦς ἀφεὶς φωνὴν μεγάλην ἐξέπνευσεν.</text:span> <text:span text:style-name="T2">38</text:span> <text:span text:style-name="T1">Καὶ τὸ καταπέτασμα τοῦ ναοῦ ἐσχίσθη εἰς δύο ἀπ᾽ ἄνωθεν ἕως κάτω.</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text:span> <text:span text:style-name="T2">40</text:span> <text:span text:style-name="T1">Ἦσαν δὲ καὶ γυναῖκες ἀπὸ μακρόθεν θεωροῦσαι, ἐν αἷς καὶ Μαρία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ιλᾶτον καὶ ᾐτήσατο τὸ σῶμα τοῦ Ἰησοῦ.</text:span> <text:span text:style-name="T2">44</text:span> <text:span text:style-name="T1">ὁ δὲ Πιλᾶτος ἐθαύμασεν εἰ ἤδη τέθνηκεν καὶ προσκαλεσάμενος τὸν κεντυρίωνα ἐπηρώτησεν αὐτὸν εἰ πάλαι ἀπέθανεν·</text:span> <text:span text:style-name="T2">45</text:span> <text:span text:style-name="T1">καὶ γνοὺς ἀπὸ τοῦ κεντυρίωνος ἐδωρήσατο τὸ πτῶμα τῷ Ἰωσήφ.</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text:span> <text:span text:style-name="T2">47</text:span> <text:span text:style-name="T1">ἡ δὲ Μαρία ἡ Μαγδαληνὴ καὶ Μαρία ἡ Ἰωσῆτος ἐθεώρουν ποῦ τέθειται.</text:span> </text:p>
      <text:p text:style-name="P4">ΚΑΤΑ ΜΑΡΚΟΝ  16</text:p>
      <text:p text:style-name="Text_20_body"><text:span text:style-name="T2">1</text:span> <text:span text:style-name="T1">Καὶ διαγενομένου τοῦ σαββάτου Μαρία ἡ Μαγδαληνὴ καὶ Μαρία ἡ [τοῦ] Ἰακώβου καὶ Σαλώμη ἠγόρασαν ἀρώματα ἵνα ἐλθοῦσαι ἀλείψωσιν αὐτόν.</text:span> <text:span text:style-name="T2">2</text:span> <text:span text:style-name="T1">καὶ λίαν πρωῒ τῇ μιᾷ τῶν σαββάτων ἔρχονται ἐπὶ τὸ μνημεῖον ἀνατείλαντος τοῦ ἡλίου.</text:span> <text:span text:style-name="T2">3</text:span> <text:span text:style-name="T1">καὶ ἔλεγον πρὸς ἑαυτάς· τίς ἀποκυλίσει ἡμῖν τὸν λίθον ἐκ τῆς θύρας τοῦ μνημείου;</text:span> <text:span text:style-name="T2">4</text:span> <text:span text:style-name="T1">καὶ ἀναβλέψασαι θεωροῦσιν ὅτι ἀποκεκύλισται ὁ λίθος· ἦν γὰρ μέγας σφόδρα.</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text:span> <text:span text:style-name="T2">7</text:span> <text:span text:style-name="T1">ἀλλ᾽ ὑπάγετε εἴπατε τοῖς μαθηταῖς αὐτοῦ καὶ τῷ Πέτρῳ ὅτι προάγει ὑμᾶς εἰς τὴν Γαλιλαίαν· ἐκεῖ αὐτὸν ὄψεσθε, καθὼς εἶπεν ὑμῖν.</text:span> <text:span text:style-name="T2">8</text:span> <text:span text:style-name="T1">Καὶ ἐξελθοῦσαι ἔφυγον ἀπὸ τοῦ μνημείου, εἶχεν γὰρ αὐτὰς τρόμος καὶ ἔκστασις· καὶ οὐδενὶ οὐδὲν εἶπαν· ἐφοβοῦντο γάρ. { ⟦ } { Πάντα } { δὲ } { τὰ } { παρηγγελμένα } { τοῖς } { περὶ } { τὸν } { Πέτρον } { συντόμως } { ἐξήγγειλαν. } { Μετὰ } { δὲ } { ταῦτα } { καὶ } { αὐτὸς } { ὁ } { Ἰησοῦς } { ἀπὸ } { ἀνατολῆς } { καὶ } { ἄχρι } { δύσεως } { ἐξαπέστειλεν } { δι᾽ } { αὐτῶν } { τὸ } { ἱερὸν } { καὶ } { ἄφθαρτον } { κήρυγμα } { τῆς } { αἰωνίου } { σωτηρίας. } { ἀμήν.⟧ } { ⟦ }</text:span> <text:span text:style-name="T2">9</text:span> <text:span text:style-name="T1">Ἀναστὰς δὲ πρωῒ πρώτῃ σαββάτου ἐφάνη πρῶτον Μαρίᾳ τῇ Μαγδαληνῇ, παρ᾽ ἧς ἐκβεβλήκει ἑπτὰ δαιμόνια.</text:span> <text:span text:style-name="T2">10</text:span> <text:span text:style-name="T1">ἐκείνη πορευθεῖσα ἀπήγγειλεν τοῖς μετ᾽ αὐτοῦ γενομένοις πενθοῦσιν καὶ κλαίουσιν·</text:span> <text:span text:style-name="T2">11</text:span> <text:span text:style-name="T1">κἀκεῖνοι ἀκούσαντες ὅτι ζῇ καὶ ἐθεάθη ὑπ᾽ αὐτῆς ἠπίστησαν.</text:span> <text:span text:style-name="T2">12</text:span> <text:span text:style-name="T1">Μετὰ δὲ ταῦτα δυσὶν ἐξ αὐτῶν περιπατοῦσιν ἐφανερώθη ἐν ἑτέρᾳ μορφῇ πορευομένοις εἰς ἀγρόν·</text:span> <text:span text:style-name="T2">13</text:span> <text:span text:style-name="T1">κἀκεῖνοι ἀπελθόντες ἀπήγγειλαν τοῖς λοιποῖς· οὐδὲ ἐκείνοις ἐπίστευσαν.</text:span> <text:span text:style-name="T2">14</text:span> <text:span text:style-name="T1">Ὕστερον [δὲ] ἀνακειμένοις αὐτοῖς τοῖς ἕνδεκα ἐφανερώθη καὶ ὠνείδισεν τὴν ἀπιστίαν αὐτῶν καὶ σκληροκαρδίαν ὅτι τοῖς θεασαμένοις αὐτὸν ἐγηγερμένον οὐκ ἐπίστευσαν.</text:span> <text:span text:style-name="T2">15</text:span> <text:span text:style-name="T1">καὶ εἶπεν αὐτοῖς· πορευθέντες εἰς τὸν κόσμον ἅπαντα κηρύξατε τὸ εὐαγγέλιον πάσῃ τῇ κτίσει.</text:span> <text:span text:style-name="T2">16</text:span> <text:span text:style-name="T1">ὁ πιστεύσας καὶ βαπτισθεὶς σωθήσεται, ὁ δὲ ἀπιστήσας κατακριθήσεται.</text:span> <text:span text:style-name="T2">17</text:span> <text:span text:style-name="T1">σημεῖα δὲ τοῖς πιστεύσασιν ταῦτα παρακολουθήσει· ἐν τῷ ὀνόματί μου δαιμόνια ἐκβαλοῦσιν, γλώσσαις λαλήσουσιν καιναῖς,</text:span> <text:span text:style-name="T2">18</text:span> <text:span text:style-name="T1">[καὶ ἐν ταῖς χερσὶν] ὄφεις ἀροῦσιν κἂν θανάσιμόν τι πίωσιν οὐ μὴ αὐτοὺς βλάψῃ, ἐπὶ ἀρρώστους χεῖρας ἐπιθήσουσιν καὶ καλῶς ἕξουσιν.</text:span> <text:span text:style-name="T2">19</text:span> <text:span text:style-name="T1">Ὁ μὲν οὖν κύριος Ἰησοῦς μετὰ τὸ λαλῆσαι αὐτοῖς ἀνελήμφθη εἰς τὸν οὐρανὸν καὶ ἐκάθισεν ἐκ δεξιῶν τοῦ θεοῦ.</text:span> <text:span text:style-name="T2">20</text:span> <text:span text:style-name="T1">ἐκεῖνοι δὲ ἐξελθόντες ἐκήρυξαν πανταχοῦ, τοῦ κυρίου συνεργοῦντος καὶ τὸν λόγον βεβαιοῦντος διὰ τῶν ἐπακολουθούντων σημείων. { ⟧ }</text:span> </text:p>
      <text:h text:style-name="P2" text:outline-level="3">ΚΑΤΑ ΛΟΥΚΑΝ</text:h>
      <text:p text:style-name="Text_20_body"/>
      <text:p text:style-name="P4">ΚΑΤΑ ΛΟΥΚΑΝ  1</text:p>
      <text:p text:style-name="Text_20_body"><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ισάβετ.</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text:span> <text:span text:style-name="T2">7</text:span> <text:span text:style-name="T1">καὶ οὐκ ἦν αὐτοῖς τέκνον, καθότι ἦν ἡ Ἐλισάβετ στεῖρα, καὶ ἀμφότεροι προβεβηκότες ἐν ταῖς ἡμέραις αὐτῶν ἦσαν.</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text:span> <text:span text:style-name="T2">11</text:span> <text:span text:style-name="T1">ὤφθη δὲ αὐτῷ ἄγγελος κυρίου ἑστὼς ἐκ δεξιῶν τοῦ θυσιαστηρίου τοῦ θυμιάματος.</text:span> <text:span text:style-name="T2">12</text:span> <text:span text:style-name="T1">καὶ ἐταράχθη Ζαχαρίας ἰδὼν καὶ φόβος ἐπέπεσεν ἐπ᾽ αὐτόν.</text:span> <text:span text:style-name="T2">13</text:span> <text:span text:style-name="T1">εἶπεν δὲ πρὸς αὐτὸν ὁ ἄγγελος· μὴ φοβοῦ, Ζαχαρία, διότι εἰσηκούσθη ἡ δέησίς σου, καὶ ἡ γυνή σου Ἐλισάβετ γεννήσει υἱόν σοι καὶ καλέσεις τὸ ὄνομα αὐτοῦ Ἰωάννην.</text:span> <text:span text:style-name="T2">14</text:span> <text:span text:style-name="T1">καὶ ἔσται χαρά σοι καὶ ἀγαλλίασις καὶ πολλοὶ ἐπὶ τῇ γενέσει αὐτοῦ χαρήσονται.</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text:span> <text:span text:style-name="T2">17</text:span> <text:span text:style-name="T1">καὶ αὐτὸς προελεύσεται ἐνώπιον αὐτοῦ ἐν πνεύματι καὶ δυνάμει { Ἠλίου, } Ἠλίᾳ, { --- } ἐπιστρέψαι καρδίας πατέρων ἐπὶ τέκνα καὶ ἀπειθεῖς ἐν φρονήσει δικαίων, ἑτοιμάσαι κυρίῳ λαὸν κατεσκευασμένον.</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text:span> <text:span text:style-name="T2">21</text:span> <text:span text:style-name="T1">Καὶ ἦν ὁ λαὸς προσδοκῶν τὸν Ζαχαρίαν καὶ ἐθαύμαζον ἐν τῷ χρονίζειν αὐτόν { --- } ἐν τῷ { ναῷ } { αὐτόν. } ναῷ. { ---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text:span> <text:span text:style-name="T2">23</text:span> <text:span text:style-name="T1">καὶ ἐγένετο ὡς ἐπλήσθησαν αἱ ἡμέραι τῆς λειτουργίας αὐτοῦ, ἀπῆλθεν εἰς τὸν οἶκον αὐτοῦ.</text:span> <text:span text:style-name="T2">24</text:span> <text:span text:style-name="T1">Μετὰ δὲ ταύτας τὰς ἡμέρας συνέλαβεν Ἐλ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text:span> <text:span text:style-name="T2">26</text:span> <text:span text:style-name="T1">Ἐν δὲ τῷ μηνὶ τῷ ἕκτῳ ἀπεστάλη ὁ ἄγγελος Γαβριὴλ ἀπὸ τοῦ θεοῦ εἰς πόλιν τῆς Γαλιλαίας ᾗ ὄνομα Ναζαρὲθ</text:span> <text:span text:style-name="T2">27</text:span> <text:span text:style-name="T1">πρὸς παρθένον ἐμνηστευμένην ἀνδρὶ ᾧ ὄνομα Ἰωσὴφ ἐξ οἴκου Δαυὶδ καὶ τὸ ὄνομα τῆς παρθένου Μαριάμ.</text:span> <text:span text:style-name="T2">28</text:span> <text:span text:style-name="T1">καὶ εἰσελθὼν πρὸς αὐτὴν ὁ { --- } ἄγγελος { --- } εἶπεν· χαῖρε, κεχαριτωμένη, ὁ κύριος μετὰ σοῦ.</text:span> <text:span text:style-name="T2">29</text:span> <text:span text:style-name="T1">ἡ δὲ ἐπὶ τῷ λόγῳ διεταράχθη καὶ διελογίζετο ποταπὸς εἴη ὁ ἀσπασμὸς οὗτος.</text:span> <text:span text:style-name="T2">30</text:span> <text:span text:style-name="T1">Καὶ εἶπεν ὁ ἄγγελος αὐτῇ· μὴ φοβοῦ, Μαριάμ, εὗρες γὰρ χάριν παρὰ τῷ θεῷ.</text:span> <text:span text:style-name="T2">31</text:span> <text:span text:style-name="T1">καὶ ἰδοὺ συλλήμψῃ ἐν γαστρὶ καὶ τέξῃ υἱὸν καὶ καλέσεις τὸ ὄνομα αὐτοῦ Ἰησοῦν.</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βασιλεύσει ἐπὶ τὸν οἶκον Ἰακὼβ εἰς τοὺς αἰῶνας καὶ τῆς βασιλείας αὐτοῦ οὐκ ἔσται τέλος.</text:span> <text:span text:style-name="T2">34</text:span> <text:span text:style-name="T1">εἶπεν δὲ Μαριὰμ πρὸς τὸν ἄγγελον· πῶς ἔσται τοῦτο, ἐπεὶ ἄνδρα οὐ γινώσκω;</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text:span> <text:span text:style-name="T2">36</text:span> <text:span text:style-name="T1">καὶ ἰδοὺ Ἐλισάβετ ἡ συγγενίς σου καὶ αὐτὴ συνείληφεν υἱὸν ἐν γήρει αὐτῆς καὶ οὗτος μὴν ἕκτος ἐστὶν αὐτῇ τῇ καλουμένῃ στείρᾳ·</text:span> <text:span text:style-name="T2">37</text:span> <text:span text:style-name="T1">ὅτι οὐκ ἀδυνατήσει παρὰ τοῦ θεοῦ πᾶν ῥῆμα.</text:span> <text:span text:style-name="T2">38</text:span> <text:span text:style-name="T1">εἶπεν δὲ Μαριάμ· ἰδοὺ ἡ δούλη κυρίου· γένοιτό μοι κατὰ τὸ ῥῆμά σου. Καὶ ἀπῆλθεν ἀπ᾽ αὐτῆς ὁ ἄγγελος.</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ισάβετ.</text:span> <text:span text:style-name="T2">41</text:span> <text:span text:style-name="T1">καὶ ἐγένετο ὡς ἤκουσεν τὸν ἀσπασμὸν τῆς Μαρίας ἡ Ἐλισάβετ, ἐσκίρτησεν τὸ βρέφος ἐν τῇ κοιλίᾳ αὐτῆς, καὶ ἐπλήσθη πνεύματος ἁγίου ἡ Ἐλ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text:span> <text:span text:style-name="T2">43</text:span> <text:span text:style-name="T1">καὶ πόθεν μοι τοῦτο ἵνα ἔλθῃ ἡ μήτηρ τοῦ κυρίου μου πρὸς ἐμέ;</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text:span> <text:span text:style-name="T2">45</text:span> <text:span text:style-name="T1">καὶ μακαρία ἡ πιστεύσασα ὅτι ἔσται τελείωσις τοῖς λελαλημένοις αὐτῇ παρὰ κυρίου.</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text:span> <text:span text:style-name="T2">51</text:span> <text:span text:style-name="T1">Ἐποίησεν κράτος ἐν βραχίονι αὐτοῦ, διεσκόρπισεν ὑπερηφάνους διανοίᾳ καρδίας αὐτῶν·</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text:span> <text:span text:style-name="T2">56</text:span> <text:span text:style-name="T1">Ἔμεινεν δὲ Μαριὰμ σὺν αὐτῇ ὡς μῆνας τρεῖς, καὶ ὑπέστρεψεν εἰς τὸν οἶκον αὐτῆς.</text:span> <text:span text:style-name="T2">57</text:span> <text:span text:style-name="T1">Τῇ δὲ Ἐλισάβετ ἐπλήσθη ὁ χρόνος τοῦ τεκεῖν αὐτὴν καὶ ἐγέννησεν υἱόν.</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text:span> <text:span text:style-name="T2">60</text:span> <text:span text:style-name="T1">καὶ ἀποκριθεῖσα ἡ μήτηρ αὐτοῦ εἶπεν· οὐχί, ἀλλὰ κληθήσεται Ἰωάννης.</text:span> <text:span text:style-name="T2">61</text:span> <text:span text:style-name="T1">καὶ εἶπαν πρὸς αὐτὴν ὅτι οὐδείς ἐστιν ἐκ τῆς συγγενείας σου ὃς καλεῖται τῷ ὀνόματι τούτῳ.</text:span> <text:span text:style-name="T2">62</text:span> <text:span text:style-name="T1">ἐνένευον δὲ τῷ πατρὶ αὐτοῦ τὸ τί ἂν θέλοι καλεῖσθαι αὐτό.</text:span> <text:span text:style-name="T2">63</text:span> <text:span text:style-name="T1">καὶ αἰτήσας πινακίδιον ἔγραψεν λέγων· Ἰωάννης ἐστὶν ὄνομα αὐτοῦ. καὶ ἐθαύμασαν πάντες.</text:span> <text:span text:style-name="T2">64</text:span> <text:span text:style-name="T1">ἀνεῴχθη δὲ τὸ στόμα αὐτοῦ παραχρῆμα καὶ ἡ γλῶσσα αὐτοῦ, καὶ ἐλάλει εὐλογῶν τὸν θεόν.</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text:span> <text:span text:style-name="T2">67</text:span> <text:span text:style-name="T1">Καὶ Ζαχαρίας ὁ πατὴρ αὐτοῦ ἐπλήσθη πνεύματος ἁγίου καὶ ἐπροφήτευσεν λέγων·</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δικαιοσύνῃ ἐνώπιον αὐτοῦ πάσαις ταῖς ἡμέραις ἡμῶν.</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text:span> </text:p>
      <text:p text:style-name="P4">ΚΑΤΑ ΛΟΥΚΑΝ  2</text:p>
      <text:p text:style-name="Text_20_body"><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text:span> <text:span text:style-name="T2">2</text:span> <text:span text:style-name="T1">αὕτη ἀπογραφὴ πρώτη ἐγένετο ἡγεμονεύοντος τῆς Συρίας Κυρηνίου.</text:span> <text:span text:style-name="T2">3</text:span> <text:span text:style-name="T1">καὶ ἐπορεύοντο πάντες ἀπογράφεσθαι, ἕκαστος εἰς τὴν ἑαυτοῦ πόλιν.</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γκύῳ.</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text:span> <text:span text:style-name="T2">9</text:span> <text:span text:style-name="T1">καὶ ἄγγελος κυρίου ἐπέστη αὐτοῖς καὶ δόξα κυρίου περιέλαμψεν αὐτούς, καὶ ἐφοβήθησαν φόβον μέγαν.</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text:span> <text:span text:style-name="T2">12</text:span> <text:span text:style-name="T1">καὶ τοῦτο ὑμῖν τὸ σημεῖον, εὑρήσετε βρέφος ἐσπαργανωμένον καὶ κείμενον ἐν φάτνῃ.</text:span> <text:span text:style-name="T2">13</text:span> <text:span text:style-name="T1">καὶ ἐξαίφνης ἐγένετο σὺν τῷ ἀγγέλῳ πλῆθος στρατιᾶς οὐρανίου αἰνούντων τὸν θεὸν καὶ λεγόντων·</text:span> <text:span text:style-name="T2">14</text:span> <text:span text:style-name="T1">δόξα ἐν ὑψίστοις θεῷ καὶ ἐπὶ γῆς εἰρήνη ἐν ἀνθρώποις εὐδοκίας.</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text:span> <text:span text:style-name="T2">16</text:span> <text:span text:style-name="T1">καὶ ἦλθαν σπεύσαντες καὶ ἀνεῦραν τήν τε Μαριὰμ καὶ τὸν Ἰωσὴφ καὶ τὸ βρέφος κείμενον ἐν τῇ φάτνῃ·</text:span> <text:span text:style-name="T2">17</text:span> <text:span text:style-name="T1">ἰδόντες δὲ ἐγνώρισαν περὶ τοῦ ῥήματος τοῦ λαληθέντος αὐτοῖς περὶ τοῦ παιδίου τούτου.</text:span> <text:span text:style-name="T2">18</text:span> <text:span text:style-name="T1">καὶ πάντες οἱ ἀκούσαντες ἐθαύμασαν περὶ τῶν λαληθέντων ὑπὸ τῶν ποιμένων πρὸς αὐτούς·</text:span> <text:span text:style-name="T2">19</text:span> <text:span text:style-name="T1">ἡ δὲ Μαριὰμ πάντα συνετήρει τὰ ῥήματα ταῦτα συμβάλλουσα ἐν τῇ καρδίᾳ αὐτῆς.</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text:span> <text:span text:style-name="T2">26</text:span> <text:span text:style-name="T1">καὶ ἦν αὐτῷ κεχρηματισμένον ὑπὸ τοῦ πνεύματος τοῦ ἁγίου μὴ ἰδεῖν θάνατον πρὶν [ἢ] ἂν ἴδῃ τὸν χριστὸν κυρίου.</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ἐδέξατο αὐτὸ εἰς τὰς ἀγκάλας καὶ εὐλόγησεν τὸν θεὸν καὶ εἶπεν·</text:span> <text:span text:style-name="T2">29</text:span> <text:span text:style-name="T1">νῦν ἀπολύεις τὸν δοῦλόν σου, δέσποτα, κατὰ τὸ ῥῆμά σου ἐν εἰρήνῃ·</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text:span> <text:span text:style-name="T2">33</text:span> <text:span text:style-name="T1">καὶ ἦν ὁ πατὴρ αὐτοῦ καὶ ἡ μήτηρ θαυμάζοντες ἐπὶ τοῖς λαλουμένοις περὶ αὐτοῦ.</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text:span> <text:span text:style-name="T2">39</text:span> <text:span text:style-name="T1">Καὶ ὡς ἐτέλεσαν πάντα τὰ κατὰ τὸν νόμον κυρίου, ἐπέστρεψαν εἰς τὴν Γαλιλαίαν εἰς πόλιν ἑαυτῶν Ναζαρέθ.</text:span> <text:span text:style-name="T2">40</text:span> <text:span text:style-name="T1">Τὸ δὲ παιδίον ηὔξανεν καὶ ἐκραταιοῦτο πληρούμενον σοφίᾳ, καὶ χάρις θεοῦ ἦν ἐπ᾽ αὐτό.</text:span> <text:span text:style-name="T2">41</text:span> <text:span text:style-name="T1">Καὶ ἐπορεύοντο οἱ γονεῖς αὐτοῦ κατ᾽ ἔτος εἰς Ἰερουσαλὴμ τῇ ἑορτῇ τοῦ πάσχα.</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text:span> <text:span text:style-name="T2">47</text:span> <text:span text:style-name="T1">ἐξίσταντο δὲ πάντες οἱ ἀκούοντες αὐτοῦ ἐπὶ τῇ συνέσει καὶ ταῖς ἀποκρίσεσιν αὐτοῦ.</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 ἐζητοῦμέν } ζητοῦμεν { --- } σε.</text:span> <text:span text:style-name="T2">49</text:span> <text:span text:style-name="T1">καὶ εἶπεν πρὸς αὐτούς· τί ὅτι ἐζητεῖτέ με; οὐκ ᾔδειτε ὅτι ἐν τοῖς τοῦ πατρός μου δεῖ εἶναί με;</text:span> <text:span text:style-name="T2">50</text:span> <text:span text:style-name="T1">καὶ αὐτοὶ οὐ συνῆκαν τὸ ῥῆμα ὃ ἐλάλησεν αὐτοῖς.</text:span> <text:span text:style-name="T2">51</text:span> <text:span text:style-name="T1">καὶ κατέβη μετ᾽ αὐτῶν καὶ ἦλθεν εἰς Ναζαρὲθ καὶ ἦν ὑποτασσόμενος αὐτοῖς. καὶ ἡ μήτηρ αὐτοῦ διετήρει πάντα τὰ ῥήματα ἐν τῇ καρδίᾳ αὐτῆς.</text:span> <text:span text:style-name="T2">52</text:span> <text:span text:style-name="T1">Καὶ Ἰησοῦς προέκοπτεν [ἐν τῇ] σοφίᾳ καὶ ἡλικίᾳ καὶ χάριτι παρὰ θεῷ καὶ ἀνθρώποις.</text:span> </text:p>
      <text:p text:style-name="P4">ΚΑΤΑ ΛΟΥΚΑΝ  3</text:p>
      <text:p text:style-name="Text_20_body"><text:span text:style-name="T2">1</text:span> <text:span text:style-name="T1">Ἐν ἔτει δὲ πεντεκαιδεκάτῳ τῆς ἡγεμονίας Τιβερίου Καίσαρος, ἡγεμονεύοντος Ποντίου Πιλάτου τῆς Ἰουδαίας, καὶ τετρααρχοῦντος τῆς Γαλιλαίας Ἡρῴδου, Φιλίππου δὲ τοῦ ἀδελφοῦ αὐτοῦ τετρααρχοῦντος τῆς Ἰτουραίας καὶ Τραχωνίτιδος χώρας, καὶ Λυσανίου τῆς Ἀβιληνῆς τετρααρχοῦντος,</text:span> <text:span text:style-name="T2">2</text:span> <text:span text:style-name="T1">ἐπὶ ἀρχιερέως Ἅννα καὶ Καϊάφα, ἐγένετο ῥῆμα θεοῦ ἐπὶ Ἰωάννην τὸν Ζαχαρίου υἱὸν ἐν τῇ ἐρήμῳ.</text:span> <text:span text:style-name="T2">3</text:span> <text:span text:style-name="T1">Καὶ ἦλθεν εἰς πᾶσαν [τὴ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text:span> <text:span text:style-name="T2">6</text:span> <text:span text:style-name="T1">καὶ ὄψεται πᾶσα σὰρξ τὸ σωτήριον τοῦ θεοῦ.</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τέκνα τῷ Ἀβραάμ.</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text:span> <text:span text:style-name="T2">10</text:span> <text:span text:style-name="T1">Καὶ ἐπηρώτων αὐτὸν οἱ ὄχλοι λέγοντες· τί οὖν ποιήσωμεν;</text:span> <text:span text:style-name="T2">11</text:span> <text:span text:style-name="T1">ἀποκριθεὶς δὲ ἔλεγεν αὐτοῖς· ὁ ἔχων δύο χιτῶνας μεταδότω τῷ μὴ ἔχοντι, καὶ ὁ ἔχων βρώματα ὁμοίως ποιείτω.</text:span> <text:span text:style-name="T2">12</text:span> <text:span text:style-name="T1">ἦλθον δὲ καὶ τελῶναι βαπτισθῆναι καὶ εἶπαν πρὸς αὐτόν· διδάσκαλε, τί ποιήσωμεν;</text:span> <text:span text:style-name="T2">13</text:span> <text:span text:style-name="T1">ὁ δὲ εἶπεν πρὸς αὐτούς· μηδὲν πλέον παρὰ τὸ διατεταγμένον ὑμῖν πράσσετε.</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text:span> <text:span text:style-name="T2">18</text:span> <text:span text:style-name="T1">Πολλὰ μὲν οὖν καὶ ἕτερα παρακαλῶν εὐηγγελίζετο τὸν λαόν.</text:span> <text:span text:style-name="T2">19</text:span> <text:span text:style-name="T1">Ὁ δὲ Ἡρῴδης ὁ τετρα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ὶ] κατέκλεισεν τὸν Ἰωάννην ἐν φυλακῇ.</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text:span> <text:span text:style-name="T2">23</text:span> <text:span text:style-name="T1">Καὶ αὐτὸς ἦν Ἰησοῦς ἀρχόμενος ὡσεὶ ἐτῶν τριάκοντα, ὢν υἱός, ὡς ἐνομίζετο, Ἰωσὴφ τοῦ Ἠλὶ</text:span> <text:span text:style-name="T2">24</text:span> <text:span text:style-name="T1">τοῦ Μαθθὰτ τοῦ Λευὶ τοῦ Μελχὶ τοῦ Ἰανναὶ τοῦ Ἰωσὴφ</text:span> <text:span text:style-name="T2">25</text:span> <text:span text:style-name="T1">τοῦ Ματταθίου τοῦ Ἀμὼς τοῦ Ναοὺμ τοῦ Ἑσλὶ τοῦ Ναγγαὶ</text:span> <text:span text:style-name="T2">26</text:span> <text:span text:style-name="T1">τοῦ Μάαθ τοῦ Ματταθίου τοῦ Σεμεῒν τοῦ Ἰωσὴχ τοῦ Ἰωδὰ</text:span> <text:span text:style-name="T2">27</text:span> <text:span text:style-name="T1">τοῦ Ἰωανὰν τοῦ Ῥησὰ τοῦ Ζοροβαβὲλ τοῦ Σαλαθιὴλ τοῦ Νηρὶ</text:span> <text:span text:style-name="T2">28</text:span> <text:span text:style-name="T1">τοῦ Μελχὶ τοῦ Ἀδδὶ τοῦ Κωσὰμ τοῦ Ἐλμαδὰμ τοῦ Ἢρ</text:span> <text:span text:style-name="T2">29</text:span> <text:span text:style-name="T1">τοῦ Ἰησοῦ τοῦ Ἐλιέζερ τοῦ Ἰωρὶμ τοῦ Μαθθὰτ τοῦ Λευὶ</text:span> <text:span text:style-name="T2">30</text:span> <text:span text:style-name="T1">τοῦ Συμεὼν τοῦ Ἰούδα τοῦ Ἰωσὴφ τοῦ Ἰωνὰμ τοῦ Ἐλιακ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ὶν τοῦ Ἀρν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text:span> </text:p>
      <text:p text:style-name="P4">ΚΑΤΑ ΛΟΥΚΑΝ  4</text:p>
      <text:p text:style-name="Text_20_body"><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text:span> <text:span text:style-name="T2">3</text:span> <text:span text:style-name="T1">εἶπεν δὲ αὐτῷ ὁ διάβολος· εἰ υἱὸς εἶ τοῦ θεοῦ, εἰπὲ τῷ λίθῳ τούτῳ ἵνα γένηται ἄρτος.</text:span> <text:span text:style-name="T2">4</text:span> <text:span text:style-name="T1">καὶ ἀπεκρίθη πρὸς αὐτὸν ὁ Ἰησοῦς· γέγραπται ὅτι οὐκ ἐπ᾽ ἄρτῳ μόνῳ ζήσεται ὁ ἄνθρωπος.</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text:span> <text:span text:style-name="T2">7</text:span> <text:span text:style-name="T1">σὺ οὖν ἐὰν προσκυνήσῃς ἐνώπιον ἐμοῦ, ἔσται σοῦ πᾶσα.</text:span> <text:span text:style-name="T2">8</text:span> <text:span text:style-name="T1">καὶ ἀποκριθεὶς ὁ Ἰησοῦς εἶπεν αὐτῷ· γέγραπται· κύριον τὸν θεόν σου προσκυνήσεις καὶ αὐτῷ μόνῳ λατρεύσεις.</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ἐντεῦθεν κάτω·</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text:span> <text:span text:style-name="T2">12</text:span> <text:span text:style-name="T1">καὶ ἀποκριθεὶς εἶπεν αὐτῷ ὁ Ἰησοῦς ὅτι εἴρηται· οὐκ ἐκπειράσεις κύριον τὸν θεόν σου.</text:span> <text:span text:style-name="T2">13</text:span> <text:span text:style-name="T1">Καὶ συντελέσας πάντα πειρασμὸν ὁ διάβολος ἀπέστη ἀπ᾽ αὐτοῦ ἄχρι καιροῦ.</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text:span> <text:span text:style-name="T2">15</text:span> <text:span text:style-name="T1">καὶ αὐτὸς ἐδίδασκεν ἐν ταῖς συναγωγαῖς αὐτῶν δοξαζόμενος ὑπὸ πάντων.</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text:span> <text:span text:style-name="T2">17</text:span> <text:span text:style-name="T1">καὶ ἐπεδόθη αὐτῷ βιβλίον τοῦ προφήτου Ἠσαΐου καὶ ἀναπτύξας τὸ βιβλίον εὗρεν τὸν τόπον οὗ ἦν γεγραμμένον·</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text:span> <text:span text:style-name="T2">21</text:span> <text:span text:style-name="T1">ἤρξατο δὲ λέγειν πρὸς αὐτοὺς ὅτι σήμερον πεπλήρωται ἡ γραφὴ αὕτη ἐν τοῖς ὠσὶν ὑμῶν.</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text:span> <text:span text:style-name="T2">24</text:span> <text:span text:style-name="T1">εἶπεν δέ· ἀμὴν λέγω ὑμῖν ὅτι οὐδεὶς προφήτης δεκτός ἐστιν ἐν τῇ πατρίδι αὐτοῦ.</text:span> <text:span text:style-name="T2">25</text:span> <text:span text:style-name="T1">ἐπ᾽ ἀληθείας δὲ λέγω ὑμῖν, πολλαὶ χῆραι ἦσαν ἐν ταῖς ἡμέραις Ἠλ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ίας εἰ μὴ εἰς Σάρεπτα τῆς Σιδωνίας πρὸς γυναῖκα χήραν.</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text:span> <text:span text:style-name="T2">30</text:span> <text:span text:style-name="T1">αὐτὸς δὲ διελθὼν διὰ μέσου αὐτῶν ἐπορεύετο.</text:span> <text:span text:style-name="T2">31</text:span> <text:span text:style-name="T1">Καὶ κατῆλθεν εἰς Καφαρναοὺμ πόλιν τῆς Γαλιλαίας. καὶ ἦν διδάσκων αὐτοὺς ἐν τοῖς σάββασιν·</text:span> <text:span text:style-name="T2">32</text:span> <text:span text:style-name="T1">καὶ ἐξεπλήσσοντο ἐπὶ τῇ διδαχῇ αὐτοῦ, ὅτι ἐν ἐξουσίᾳ ἦν ὁ λόγος αὐτοῦ.</text:span> <text:span text:style-name="T2">33</text:span> <text:span text:style-name="T1">Καὶ ἐν τῇ συναγωγῇ ἦν ἄνθρωπος ἔχων πνεῦμα δαιμονίου ἀκαθάρτου καὶ ἀνέκραξεν φωνῇ μεγάλῃ·</text:span> <text:span text:style-name="T2">34</text:span> <text:span text:style-name="T1">ἔα, τί ἡμῖν καὶ σοί, Ἰησοῦ Ναζαρηνέ; ἦλθες ἀπολέσαι ἡμᾶς; οἶδά σε τίς εἶ, ὁ ἅγιος τοῦ θεοῦ.</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text:span> <text:span text:style-name="T2">37</text:span> <text:span text:style-name="T1">καὶ ἐξεπορεύετο ἦχος περὶ αὐτοῦ εἰς πάντα τόπον τῆς περιχώρου.</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text:span> <text:span text:style-name="T2">39</text:span> <text:span text:style-name="T1">καὶ ἐπιστὰς ἐπάνω αὐτῆς ἐπετίμησεν τῷ πυρετῷ καὶ ἀφῆκεν αὐτήν· παραχρῆμα δὲ ἀναστᾶσα διηκόνει αὐτοῖς.</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εἶναι.</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text:span> <text:span text:style-name="T2">44</text:span> <text:span text:style-name="T1">Καὶ ἦν κηρύσσων εἰς τὰς συναγωγὰς τῆς Ἰουδαίας.</text:span> </text:p>
      <text:p text:style-name="P4">ΚΑΤΑ ΛΟΥΚΑΝ  5</text:p>
      <text:p text:style-name="Text_20_body"><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text:span> <text:span text:style-name="T2">4</text:span> <text:span text:style-name="T1">Ὡς δὲ ἐπαύσατο λαλῶν, εἶπεν πρὸς τὸν Σίμωνα· ἐπανάγαγε εἰς τὸ βάθος καὶ χαλάσατε τὰ δίκτυα ὑμῶν εἰς ἄγραν.</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text:span> <text:span text:style-name="T2">6</text:span> <text:span text:style-name="T1">καὶ τοῦτο ποιήσαντες συνέκλεισαν πλῆθος ἰχθύων πολύ, διερρήσσετο δὲ τὰ δίκτυα αὐτῶν.</text:span> <text:span text:style-name="T2">7</text:span> <text:span text:style-name="T1">καὶ κατένευσαν τοῖς μετόχοις ἐν τῷ ἑτέρῳ πλοίῳ τοῦ ἐλθόντας συλλαβέσθαι αὐτοῖς· καὶ ἦλθον καὶ ἔπλησαν ἀμφότερα τὰ πλοῖα ὥστε βυθίζεσθαι αὐτά.</text:span> <text:span text:style-name="T2">8</text:span> <text:span text:style-name="T1">Ἰδὼν δὲ Σίμων Πέτρος προσέπεσεν τοῖς γόνασιν Ἰησοῦ λέγων· ἔξελθε ἀπ᾽ ἐμοῦ, ὅτι ἀνὴρ ἁμαρτωλός εἰμι, κύριε.</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text:span> <text:span text:style-name="T2">11</text:span> <text:span text:style-name="T1">καὶ καταγαγόντες τὰ πλοῖα ἐπὶ τὴν γῆν ἀφέντες πάντα ἠκολούθησαν αὐτῷ.</text:span> <text:span text:style-name="T2">12</text:span> <text:span text:style-name="T1">Καὶ ἐγένετο ἐν τῷ εἶναι αὐτὸν ἐν μιᾷ τῶν πόλεων καὶ ἰδοὺ ἀνὴρ πλήρης λέπρας· καὶ { --- } ἰδὼν δὲ τὸν Ἰησοῦν, πεσὼν ἐπὶ πρόσωπον ἐδεήθη αὐτοῦ λέγων· κύριε, ἐὰν θέλῃς δύνασαί με καθαρίσαι.</text:span> <text:span text:style-name="T2">13</text:span> <text:span text:style-name="T1">καὶ ἐκτείνας τὴν χεῖρα ἥψατο αὐτοῦ λέγων· θέλω, καθαρίσθητι· καὶ εὐθέως ἡ λέπρα ἀπῆλθεν ἀπ᾽ αὐτοῦ.</text:span> <text:span text:style-name="T2">14</text:span> <text:span text:style-name="T1">καὶ αὐτὸς παρήγγειλεν αὐτῷ μηδενὶ εἰπεῖν, ἀλλ᾽ ἀπελθὼν δεῖξον σεαυτὸν τῷ ἱερεῖ καὶ προσένεγκε περὶ τοῦ καθαρισμοῦ σου καθὼς προσέταξεν Μωϋσῆς, εἰς μαρτύριον αὐτοῖς.</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text:span> <text:span text:style-name="T2">16</text:span> <text:span text:style-name="T1">αὐτὸς δὲ ἦν ὑποχωρῶν ἐν ταῖς ἐρήμοις καὶ προσευχόμενος.</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αὐτὸν] ἐνώπιον αὐτοῦ.</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text:span> <text:span text:style-name="T2">20</text:span> <text:span text:style-name="T1">καὶ ἰδὼν τὴν πίστιν αὐτῶν εἶπεν· ἄνθρωπε, ἀφέωνταί σοι αἱ ἁμαρτίαι σου.</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 --- } ἁμαρτίας { ἀφεῖναι } εἰ μὴ μόνος ὁ θεός;</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text:span> <text:span text:style-name="T2">23</text:span> <text:span text:style-name="T1">τί ἐστιν εὐκοπώτερον, εἰπεῖν· ἀφέωνταί σοι αἱ ἁμαρτίαι σου, ἢ εἰπεῖν· ἔγειρε καὶ περιπάτει;</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text:span> <text:span text:style-name="T2">25</text:span> <text:span text:style-name="T1">καὶ παραχρῆμα ἀναστὰς ἐνώπιον αὐτῶν, ἄρας ἐφ᾽ ὃ κατέκειτο, ἀπῆλθεν εἰς τὸν οἶκον αὐτοῦ δοξάζων τὸν θεόν.</text:span> <text:span text:style-name="T2">26</text:span> <text:span text:style-name="T1">καὶ ἔκστασις ἔλαβεν ἅπαντας καὶ ἐδόξαζον τὸν θεὸν καὶ ἐπλήσθησαν φόβου λέγοντες ὅτι εἴδομεν παράδοξα σήμερον.</text:span> <text:span text:style-name="T2">27</text:span> <text:span text:style-name="T1">Καὶ μετὰ ταῦτα ἐξῆλθεν καὶ ἐθεάσατο τελώνην ὀνόματι Λευὶν καθήμενον ἐπὶ τὸ τελώνιον, καὶ εἶπεν αὐτῷ· ἀκολούθει μοι.</text:span> <text:span text:style-name="T2">28</text:span> <text:span text:style-name="T1">καὶ καταλιπὼν πάντα ἀναστὰς ἠκολούθει αὐτῷ.</text:span> <text:span text:style-name="T2">29</text:span> <text:span text:style-name="T1">Καὶ ἐποίησεν δοχὴν μεγάλην Λευὶς αὐτῷ ἐν τῇ οἰκίᾳ αὐτοῦ, καὶ ἦν ὄχλος πολὺς τελωνῶν καὶ ἄλλων οἳ ἦσαν μετ᾽ αὐτῶν κατακείμενοι.</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text:span> <text:span text:style-name="T2">31</text:span> <text:span text:style-name="T1">καὶ ἀποκριθεὶς ὁ Ἰησοῦς εἶπεν πρὸς αὐτούς· οὐ χρείαν ἔχουσιν οἱ ὑγιαίνοντες ἰατροῦ ἀλλ᾽ οἱ κακῶς ἔχοντες·</text:span> <text:span text:style-name="T2">32</text:span> <text:span text:style-name="T1">οὐκ ἐλήλυθα καλέσαι δικαίους ἀλλ᾽ ἁμαρτωλοὺς εἰς μετάνοιαν.</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text:span> <text:span text:style-name="T2">34</text:span> <text:span text:style-name="T1">ὁ δὲ Ἰησοῦς εἶπεν πρὸς αὐτούς· μὴ δύνασθε τοὺς υἱοὺς τοῦ νυμφῶνος ἐν ᾧ ὁ νυμφίος μετ᾽ αὐτῶν ἐστιν ποιῆσαι { νηστεῦσαι; } νηστεύειν; { --- }</text:span> <text:span text:style-name="T2">35</text:span> <text:span text:style-name="T1">ἐλεύσονται δὲ ἡμέραι, καὶ ὅταν ἀπαρθῇ ἀπ᾽ αὐτῶν ὁ νυμφίος, τότε νηστεύσουσιν ἐν ἐκείναις ταῖς ἡμέραις.</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text:span> <text:span text:style-name="T2">38</text:span> <text:span text:style-name="T1">ἀλλ᾽ οἶνον νέον εἰς ἀσκοὺς καινοὺς βλητέον.</text:span> <text:span text:style-name="T2">39</text:span> <text:span text:style-name="T1">[καὶ] οὐδεὶς πιὼν παλαιὸν θέλει νέον· λέγει γάρ· ὁ παλαιὸς χρηστός ἐστιν.</text:span> </text:p>
      <text:p text:style-name="P4"><text:soft-page-break/>ΚΑΤΑ ΛΟΥΚΑΝ  6</text:p>
      <text:p text:style-name="Text_20_body"><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text:span> <text:span text:style-name="T2">2</text:span> <text:span text:style-name="T1">τινὲς δὲ τῶν Φαρισαίων εἶπαν· τί ποιεῖτε ὃ οὐκ ἔξεστιν τοῖς σάββασιν;</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text:span> <text:span text:style-name="T2">5</text:span> <text:span text:style-name="T1">καὶ ἔλεγεν αὐτοῖς· κύριός ἐστιν τοῦ σαββάτου ὁ υἱὸς τοῦ ἀνθρώπου.</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text:span> <text:span text:style-name="T2">7</text:span> <text:span text:style-name="T1">παρετηροῦντο δὲ αὐτὸν οἱ γραμματεῖς καὶ οἱ Φαρισαῖοι εἰ ἐν τῷ σαββάτῳ { θεραπεύει, } θεραπεύσει, { --- } ἵνα εὕρωσιν κατηγορεῖν αὐτοῦ.</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text:span> <text:span text:style-name="T2">10</text:span> <text:span text:style-name="T1">καὶ περιβλεψάμενος πάντας αὐτοὺς εἶπεν αὐτῷ· ἔκτεινον τὴν χεῖρά σου. ὁ δὲ ἐποίησεν καὶ { ἀπεκατεστάθη } ἀποκατεστάθη { --- } ἡ χεὶρ αὐτοῦ.</text:span> <text:span text:style-name="T2">11</text:span> <text:span text:style-name="T1">αὐτοὶ δὲ ἐπλήσθησαν ἀνοίας καὶ διελάλουν πρὸς ἀλλήλους τί ἂν ποιήσαιεν τῷ Ἰησοῦ.</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text:span> <text:span text:style-name="T2">21</text:span> <text:span text:style-name="T1">μακάριοι οἱ πεινῶντες νῦν, ὅτι χορτασθήσεσθε. μακάριοι οἱ κλαίοντες νῦν, ὅτι γελάσετε.</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text:span> <text:span text:style-name="T2">24</text:span> <text:span text:style-name="T1">Πλὴν οὐαὶ ὑμῖν τοῖς πλουσίοις, ὅτι ἀπέχετε τὴν παράκλησιν ὑμῶν.</text:span> <text:span text:style-name="T2">25</text:span> <text:span text:style-name="T1">οὐαὶ ὑμῖν, οἱ ἐμπεπλησμένοι νῦν, ὅτι πεινάσετε. οὐαί, οἱ γελῶντες νῦν, ὅτι πενθήσετε καὶ κλαύσετε.</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text:span> <text:span text:style-name="T2">27</text:span> <text:span text:style-name="T1">Ἀλλ᾽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text:span> <text:span text:style-name="T2">30</text:span> <text:span text:style-name="T1">Παντὶ αἰτοῦντί σε δίδου, καὶ ἀπὸ τοῦ αἴροντος τὰ σὰ μὴ ἀπαίτει.</text:span> <text:span text:style-name="T2">31</text:span> <text:span text:style-name="T1">Καὶ καθὼς θέλετε ἵνα ποιῶσιν ὑμῖν οἱ ἄνθρωποι ποιεῖτε αὐτοῖς ὁμοίως.</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text:span> <text:span text:style-name="T2">36</text:span> <text:span text:style-name="T1">Γίνεσθε οἰκτίρμονες καθὼς [καὶ] ὁ πατὴρ ὑμῶν οἰκτίρμων ἐστίν.</text:span> <text:span text:style-name="T2">37</text:span> <text:span text:style-name="T1">Καὶ μὴ κρίνετε, καὶ οὐ μὴ κριθῆτε· καὶ μὴ καταδικάζετε, καὶ οὐ μὴ καταδικασθῆτε. ἀπολύετε, καὶ ἀπολυθήσεσθε·</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text:span> <text:span text:style-name="T2">40</text:span> <text:span text:style-name="T1">οὐκ ἔστιν μαθητὴς ὑπὲρ τὸν διδάσκαλον· κατηρτισμένος δὲ πᾶς ἔσται ὡς ὁ διδάσκαλος αὐτοῦ.</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text:span> <text:span text:style-name="T2">43</text:span> <text:span text:style-name="T1">Οὐ γάρ ἐστιν δένδρον καλὸν ποιοῦν καρπὸν σαπρόν, οὐδὲ πάλιν δένδρον σαπρὸν ποιοῦν καρπὸν καλόν.</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text:span> <text:span text:style-name="T2">46</text:span> <text:span text:style-name="T1">Τί δέ με καλεῖτε· κύριε κύριε, καὶ οὐ ποιεῖτε ἃ λέγω;</text:span> <text:span text:style-name="T2">47</text:span> <text:span text:style-name="T1">Πᾶς ὁ ἐρχόμενος πρός με καὶ ἀκούων μου τῶν λόγων καὶ ποιῶν αὐτούς, ὑποδείξω ὑμῖν τίνι ἐστὶν ὅμοιος·</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προσέρηξεν ὁ ποταμὸς τῇ οἰκίᾳ ἐκείνῃ, καὶ οὐκ ἴσχυσεν σαλεῦσαι αὐτὴν διὰ τὸ καλῶς οἰκοδομῆσθαι αὐτήν.</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ηξεν ὁ ποταμός, καὶ εὐθὺς συνέπεσεν καὶ ἐγένετο τὸ ῥῆγμα τῆς οἰκίας ἐκείνης μέγα.</text:span> </text:p>
      <text:p text:style-name="P4">ΚΑΤΑ ΛΟΥΚΑΝ  7</text:p>
      <text:p text:style-name="Text_20_body"><text:span text:style-name="T2">1</text:span> <text:span text:style-name="T1">Ἐπειδὴ ἐπλήρωσεν πάντα τὰ ῥήματα αὐτοῦ εἰς τὰς ἀκοὰς τοῦ λαοῦ, εἰσῆλθεν εἰς Καφαρναούμ.</text:span> <text:span text:style-name="T2">2</text:span> <text:span text:style-name="T1">Ἑκατοντάρχου δέ τινος δοῦλος κακῶς ἔχων ἤμελλεν τελευτᾶν, ὃς ἦν αὐτῷ ἔντιμος.</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text:span> <text:span text:style-name="T2">4</text:span> <text:span text:style-name="T1">οἱ δὲ παραγενόμενοι πρὸς τὸν Ἰησοῦν παρεκάλουν αὐτὸν σπουδαίως λέγοντες ὅτι ἄξιός ἐστιν ᾧ παρέξῃ τοῦτο·</text:span> <text:span text:style-name="T2">5</text:span> <text:span text:style-name="T1">ἀγαπᾷ γὰρ τὸ ἔθνος ἡμῶν καὶ τὴν συναγωγὴν αὐτὸς ᾠκοδόμησεν ἡμῖν.</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text:span> <text:span text:style-name="T2">7</text:span> <text:span text:style-name="T1">διὸ οὐδὲ ἐμαυτὸν ἠξίωσα πρὸς σὲ ἐλθεῖν· ἀλλ᾽ εἰπὲ λόγῳ, καὶ ἰαθήτω ὁ παῖς μου.</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text:span> <text:span text:style-name="T2">10</text:span> <text:span text:style-name="T1">Καὶ ὑποστρέψαντες εἰς τὸν οἶκον οἱ πεμφθέντες εὗρον τὸν δοῦλον ὑγιαίνοντα.</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text:span> <text:span text:style-name="T2">13</text:span> <text:span text:style-name="T1">καὶ ἰδὼν αὐτὴν ὁ κύριος ἐσπλαγχνίσθη ἐπ᾽ αὐτῇ καὶ εἶπεν αὐτῇ· μὴ κλαῖε.</text:span> <text:span text:style-name="T2">14</text:span> <text:span text:style-name="T1">καὶ προσελθὼν ἥψατο τῆς σοροῦ, οἱ δὲ βαστάζοντες ἔστησαν, καὶ εἶπεν· νεανίσκε, σοὶ λέγω, ἐγέρθητι.</text:span> <text:span text:style-name="T2">15</text:span> <text:span text:style-name="T1">καὶ ἀνεκάθισεν ὁ νεκρὸς καὶ ἤρξατο λαλεῖν, καὶ ἔδωκεν αὐτὸν τῇ μητρὶ αὐτοῦ.</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text:span> <text:span text:style-name="T2">17</text:span> <text:span text:style-name="T1">καὶ ἐξῆλθεν ὁ λόγος οὗτος ἐν ὅλῃ τῇ Ἰουδαίᾳ περὶ αὐτοῦ καὶ πάσῃ τῇ περιχώρῳ.</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text:span> <text:span text:style-name="T2">23</text:span> <text:span text:style-name="T1">καὶ μακάριός ἐστιν ὃς ἐὰν μὴ σκανδαλισθῇ ἐν ἐμοί.</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text:span> <text:span text:style-name="T2">26</text:span> <text:span text:style-name="T1">ἀλλὰ τί ἐξήλθατε ἰδεῖν; προφήτην; ναὶ λέγω ὑμῖν, καὶ περισσότερον προφήτου.</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text:span> <text:span text:style-name="T2">28</text:span> <text:span text:style-name="T1">λέγω ὑμῖν, μείζων ἐν γεννητοῖς γυναικῶν Ἰωάννου οὐδείς ἐστιν· ὁ δὲ μικρότερος ἐν τῇ βασιλείᾳ τοῦ θεοῦ μείζων αὐτοῦ ἐστιν.</text:span> <text:span text:style-name="T2">29</text:span> <text:span text:style-name="T1">Καὶ πᾶς ὁ λαὸς ἀκούσας καὶ οἱ τελῶναι ἐδικαίωσαν τὸν θεὸν βαπτισθέντες τὸ βάπτισμα Ἰωάννου·</text:span> <text:span text:style-name="T2">30</text:span> <text:span text:style-name="T1">οἱ δὲ Φαρισαῖοι καὶ οἱ νομικοὶ τὴν βουλὴν τοῦ θεοῦ ἠθέτησαν εἰς ἑαυτοὺς μὴ βαπτισθέντες ὑπ᾽ αὐτοῦ.</text:span> <text:span text:style-name="T2">31</text:span> <text:span text:style-name="T1">Τίνι οὖν ὁμοιώσω τοὺς ἀνθρώπους τῆς γενεᾶς ταύτης καὶ τίνι εἰσὶν ὅμοιοι;</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text:span> <text:span text:style-name="T2">33</text:span> <text:span text:style-name="T1">ἐλήλυθεν γὰρ Ἰωάννης ὁ βαπτιστὴς μὴ ἐσθίων ἄρτον μήτε πίνων οἶνον, καὶ λέγετε· δαιμόνιον ἔχει.</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text:span> <text:span text:style-name="T2">35</text:span> <text:span text:style-name="T1">καὶ ἐδικαιώθη ἡ σοφία ἀπὸ πάντων τῶν τέκνων αὐτῆς.</text:span> <text:span text:style-name="T2">36</text:span> <text:span text:style-name="T1">Ἠρώτα δέ τις αὐτὸν τῶν Φαρισαίων ἵνα φάγῃ μετ᾽ αὐτοῦ, καὶ εἰσελθὼν εἰς τὸν οἶκον τοῦ Φαρισαίου κατεκλίθη.</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text:span> <text:span text:style-name="T2">40</text:span> <text:span text:style-name="T1">Καὶ ἀποκριθεὶς ὁ Ἰησοῦς εἶπεν πρὸς αὐτόν· Σίμων, ἔχω σοί τι εἰπεῖν. ὁ δέ· διδάσκαλε, εἰπέ, φησίν.</text:span> <text:span text:style-name="T2">41</text:span> <text:span text:style-name="T1">δύο χρεοφειλέται ἦσαν δανιστῇ τινι· ὁ εἷς ὤφειλεν δηνάρια πεντακόσια, ὁ δὲ ἕτερος πεντήκοντα.</text:span> <text:span text:style-name="T2">42</text:span> <text:span text:style-name="T1">μὴ ἐχόντων αὐτῶν ἀποδοῦναι ἀμφοτέροις ἐχαρίσατο. τίς οὖν αὐτῶν πλεῖον ἀγαπήσει αὐτόν;</text:span> <text:span text:style-name="T2">43</text:span> <text:span text:style-name="T1">ἀποκριθεὶς Σίμων εἶπεν· ὑπολαμβάνω ὅτι ᾧ τὸ πλεῖον ἐχαρίσατο. ὁ δὲ εἶπεν αὐτῷ· ὀρθῶς ἔκρινας.</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text:span> <text:span text:style-name="T2">45</text:span> <text:span text:style-name="T1">φίλημά μοι οὐκ ἔδωκας· αὕτη δὲ ἀφ᾽ ἧς εἰσῆλθον οὐ διέλιπεν καταφιλοῦσά μου τοὺς πόδας.</text:span> <text:span text:style-name="T2">46</text:span> <text:span text:style-name="T1">ἐλαίῳ τὴν κεφαλήν μου οὐκ ἤλειψας· αὕτη δὲ μύρῳ ἤλειψεν τοὺς πόδας μου.</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text:span> <text:span text:style-name="T2">48</text:span> <text:span text:style-name="T1">εἶπεν δὲ αὐτῇ· ἀφέωνταί σου αἱ ἁμαρτίαι.</text:span> <text:span text:style-name="T2">49</text:span> <text:span text:style-name="T1">Καὶ ἤρξαντο οἱ συνανακείμενοι λέγειν ἐν ἑαυτοῖς· τίς οὗτός ἐστιν ὃς καὶ ἁμαρτίας ἀφίησιν;</text:span> <text:span text:style-name="T2">50</text:span> <text:span text:style-name="T1">εἶπεν δὲ πρὸς τὴν γυναῖκα· ἡ πίστις σου σέσωκέν σε· πορεύου εἰς εἰρήνην.</text:span> </text:p>
      <text:p text:style-name="P4">ΚΑΤΑ ΛΟΥΚΑΝ  8</text:p>
      <text:p text:style-name="Text_20_body"><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text:span> <text:span text:style-name="T2">4</text:span> <text:span text:style-name="T1">Συνιόντος δὲ ὄχλου πολλοῦ καὶ τῶν κατὰ πόλιν ἐπιπορευομένων πρὸς αὐτὸν εἶπεν διὰ παραβολῆς·</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text:span> <text:span text:style-name="T2">6</text:span> <text:span text:style-name="T1">καὶ ἕτερον κατέπεσεν ἐπὶ τὴν πέτραν, καὶ φυὲν ἐξηράνθη διὰ τὸ μὴ ἔχειν ἰκμάδα.</text:span> <text:span text:style-name="T2">7</text:span> <text:span text:style-name="T1">καὶ ἕτερον ἔπεσεν ἐν μέσῳ τῶν ἀκανθῶν, καὶ συμφυεῖσαι αἱ ἄκανθαι ἀπέπνιξαν αὐτό.</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text:span> <text:span text:style-name="T2">9</text:span> <text:span text:style-name="T1">Ἐπηρώτων δὲ αὐτὸν οἱ μαθηταὶ αὐτοῦ τίς αὕτη εἴη ἡ παραβολή.</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text:span> <text:span text:style-name="T2">11</text:span> <text:span text:style-name="T1">Ἔστιν δὲ αὕτη ἡ παραβολή· ὁ σπόρος ἐστὶν ὁ λόγος τοῦ θεοῦ.</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μπνίγονται καὶ οὐ τελεσφοροῦσιν.</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text:span> <text:span text:style-name="T2">17</text:span> <text:span text:style-name="T1">οὐ γάρ ἐστιν κρυπτὸν ὃ οὐ φανερὸν γενήσεται οὐδὲ ἀπόκρυφον ὃ οὐ μὴ γνωσθῇ καὶ εἰς φανερὸν ἔλθῃ.</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text:span> <text:span text:style-name="T2">19</text:span> <text:span text:style-name="T1">Παρεγένετο δὲ πρὸς αὐτὸν ἡ μήτηρ καὶ οἱ ἀδελφοὶ αὐτοῦ καὶ οὐκ ἠδύναντο συντυχεῖν αὐτῷ διὰ τὸν ὄχλον.</text:span> <text:span text:style-name="T2">20</text:span> <text:span text:style-name="T1">ἀπηγγέλη δὲ αὐτῷ· ἡ μήτηρ σου καὶ οἱ ἀδελφοί σου ἑστήκασιν ἔξω ἰδεῖν θέλοντές σε.</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text:span> <text:span text:style-name="T2">23</text:span> <text:span text:style-name="T1">πλεόντων δὲ αὐτῶν ἀφύπνωσεν. καὶ κατέβη λαῖλαψ ἀνέμου εἰς τὴν λίμνην καὶ συνεπληροῦντο καὶ ἐκινδύνευον.</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text:span> <text:span text:style-name="T2">26</text:span> <text:span text:style-name="T1">Καὶ κατέπλευσαν εἰς τὴν χώραν τῶν Γερασηνῶν, ἥτις ἐστὶν ἀντιπέρα τῆς Γαλιλαίας.</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 διαρρήσσων } διαρήσσων { --- } τὰ δεσμὰ ἠλαύνετο ὑπὸ τοῦ δαιμονίου εἰς τὰς ἐρήμους.</text:span> <text:span text:style-name="T2">30</text:span> <text:span text:style-name="T1">ἐπηρώτησεν δὲ αὐτὸν ὁ Ἰησοῦς· τί σοι ὄνομά ἐστιν; ὁ δὲ εἶπεν· { λεγιών, } λεγεών, { --- } ὅτι εἰσῆλθεν δαιμόνια πολλὰ εἰς αὐτόν.</text:span> <text:span text:style-name="T2">31</text:span> <text:span text:style-name="T1">καὶ παρεκάλουν αὐτὸν ἵνα μὴ ἐπιτάξῃ αὐτοῖς εἰς τὴν ἄβυσσον ἀπελθεῖν.</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text:span> <text:span text:style-name="T2">34</text:span> <text:span text:style-name="T1">Ἰδόντες δὲ οἱ βόσκοντες τὸ γεγονὸς ἔφυγον καὶ ἀπήγγειλαν εἰς τὴν πόλιν καὶ εἰς τοὺς ἀγρούς.</text:span> <text:span text:style-name="T2">35</text:span> <text:span text:style-name="T1">ἐξῆλθον δὲ ἰδεῖν τὸ γεγονὸς καὶ ἦλθον πρὸς τὸν Ἰησοῦν καὶ εὗρον καθήμενον τὸν ἄνθρωπον ἀφ᾽ οὗ τὰ δαιμόνια ἐξῆλθεν ἱματισμένον καὶ σωφρονοῦντα παρὰ τοὺς πόδας τοῦ Ἰησοῦ, καὶ ἐφοβήθησαν.</text:span> <text:span text:style-name="T2">36</text:span> <text:span text:style-name="T1">ἀπήγγειλαν δὲ αὐτοῖς οἱ ἰδόντες πῶς ἐσώθη ὁ δαιμονισθείς.</text:span> <text:span text:style-name="T2">37</text:span> <text:span text:style-name="T1">καὶ ἠρώτησεν αὐτὸν ἅπαν τὸ πλῆθος τῆς περιχώρου τῶν Γερασηνῶν ἀπελθεῖν ἀπ᾽ αὐτῶν, ὅτι φόβῳ μεγάλῳ συνείχοντο· αὐτὸς δὲ ἐμβὰς εἰς πλοῖον ὑπέστρεψεν.</text:span> <text:span text:style-name="T2">38</text:span> <text:span text:style-name="T1">ἐδεῖτο δὲ αὐτοῦ ὁ ἀνὴρ ἀφ᾽ οὗ ἐξεληλύθει τὰ δαιμόνια εἶναι σὺν αὐτῷ· ἀπέλυσεν δὲ αὐτὸν λέγων·</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text:span> <text:span text:style-name="T2">40</text:span> <text:span text:style-name="T1">Ἐν δὲ τῷ ὑποστρέφειν τὸν Ἰησοῦν ἀπεδέξατο αὐτὸν ὁ ὄχλος· ἦσαν γὰρ πάντες προσδοκῶντες αὐτόν.</text:span> <text:span text:style-name="T2">41</text:span> <text:span text:style-name="T1">καὶ ἰδοὺ ἦλθεν ἀνὴρ ᾧ ὄνομα Ἰάϊρος καὶ οὗτος ἄρχων τῆς συναγωγῆς ὑπῆρχεν, καὶ πεσὼν παρὰ τοὺς πόδας [τοῦ]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text:span> <text:span text:style-name="T2">46</text:span> <text:span text:style-name="T1">ὁ δὲ Ἰησοῦς εἶπεν· ἥψατό μού τις, ἐγὼ γὰρ ἔγνων δύναμιν ἐξεληλυθυῖαν ἀπ᾽ ἐμοῦ.</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text:span> <text:span text:style-name="T2">48</text:span> <text:span text:style-name="T1">ὁ δὲ εἶπεν αὐτῇ· θυγάτηρ, ἡ πίστις σου σέσωκέν σε· πορεύου εἰς εἰρήνην.</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text:span> <text:span text:style-name="T2">50</text:span> <text:span text:style-name="T1">ὁ δὲ Ἰησοῦς ἀκούσας ἀπεκρίθη αὐτῷ· μὴ φοβοῦ, μόνον πίστευσον, καὶ σωθήσεται.</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text:span> <text:span text:style-name="T2">52</text:span> <text:span text:style-name="T1">ἔκλαιον δὲ πάντες καὶ ἐκόπτοντο αὐτήν. ὁ δὲ εἶπεν· μὴ κλαίετε, οὐ γὰρ ἀπέθανεν ἀλλὰ καθεύδει.</text:span> <text:span text:style-name="T2">53</text:span> <text:span text:style-name="T1">καὶ κατεγέλων αὐτοῦ εἰδότες ὅτι ἀπέθανεν.</text:span> <text:span text:style-name="T2">54</text:span> <text:span text:style-name="T1">αὐτὸς δὲ κρατήσας τῆς χειρὸς αὐτῆς ἐφώνησεν λέγων· ἡ παῖς, ἔγειρε.</text:span> <text:span text:style-name="T2">55</text:span> <text:span text:style-name="T1">καὶ ἐπέστρεψεν τὸ πνεῦμα αὐτῆς καὶ ἀνέστη παραχρῆμα καὶ διέταξεν αὐτῇ δοθῆναι φαγεῖν.</text:span> <text:span text:style-name="T2">56</text:span> <text:span text:style-name="T1">καὶ ἐξέστησαν οἱ γονεῖς αὐτῆς· ὁ δὲ παρήγγειλεν αὐτοῖς μηδενὶ εἰπεῖν τὸ γεγονός.</text:span> </text:p>
      <text:p text:style-name="P4">ΚΑΤΑ ΛΟΥΚΑΝ  9</text:p>
      <text:p text:style-name="Text_20_body"><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ἀνὰ] δύο χιτῶνας ἔχειν.</text:span> <text:span text:style-name="T2">4</text:span> <text:span text:style-name="T1">καὶ εἰς ἣν ἂν οἰκίαν εἰσέλθητε, ἐκεῖ μένετε καὶ ἐκεῖθεν ἐξέρχεσθε.</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text:span> <text:span text:style-name="T2">6</text:span> <text:span text:style-name="T1">ἐξερχόμενοι δὲ διήρχοντο κατὰ τὰς κώμας εὐαγγελιζόμενοι καὶ θεραπεύοντες πανταχοῦ.</text:span> <text:span text:style-name="T2">7</text:span> <text:span text:style-name="T1">Ἤκουσεν δὲ Ἡρῴδης ὁ τετρα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ίας ἐφάνη, ἄλλων δὲ ὅτι προφήτης τις τῶν ἀρχαίων ἀνέστη.</text:span> <text:span text:style-name="T2">9</text:span> <text:span text:style-name="T1">εἶπεν δὲ ὁ { --- } Ἡρῴδης· Ἰωάννην ἐγὼ ἀπεκεφάλισα· τίς δέ ἐστιν οὗτος περὶ οὗ ἀκούω τοιαῦτα; καὶ ἐζήτει ἰδεῖν αὐτόν.</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text:span> <text:span text:style-name="T2">12</text:span> <text:span text:style-name="T1">Ἡ δὲ ἡμέρα ἤρξατο κλίνειν· προσελθόντες δὲ οἱ δώδεκα εἶπα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text:span> <text:span text:style-name="T2">13</text:span> <text:span text:style-name="T1">εἶπεν δὲ 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text:span> <text:span text:style-name="T2">15</text:span> <text:span text:style-name="T1">καὶ ἐποίησαν οὕτως καὶ κατέκλιναν ἅπαντας.</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text:span> <text:span text:style-name="T2">17</text:span> <text:span text:style-name="T1">καὶ ἔφαγον καὶ ἐχορτάσθησαν πάντες, καὶ ἤρθη τὸ περισσεῦσαν αὐτοῖς κλασμάτων κόφινοι δώδεκα.</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text:span> <text:span text:style-name="T2">19</text:span> <text:span text:style-name="T1">οἱ δὲ ἀποκριθέντες εἶπαν· Ἰωάννην τὸν βαπτιστήν, ἄλλοι δὲ Ἠλίαν, ἄλλοι δὲ ὅτι προφήτης τις τῶν ἀρχαίων ἀνέστη.</text:span> <text:span text:style-name="T2">20</text:span> <text:span text:style-name="T1">εἶπεν δὲ αὐτοῖς· ὑμεῖς δὲ τίνα με λέγετε εἶναι; Πέτρος δὲ ἀποκριθεὶς εἶπεν· τὸν χριστὸν τοῦ θεοῦ.</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text:span> <text:span text:style-name="T2">25</text:span> <text:span text:style-name="T1">τί γὰρ ὠφελεῖται ἄνθρωπος κερδήσας τὸν κόσμον ὅλον ἑαυτὸν δὲ ἀπολέσας ἢ ζημιωθείς;</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text:span> <text:span text:style-name="T2">28</text:span> <text:span text:style-name="T1">Ἐγένετο δὲ μετὰ τοὺς λόγους τούτους ὡσεὶ ἡμέραι ὀκτὼ [καὶ] παραλαβὼν Πέτρον καὶ Ἰωάννην καὶ Ἰάκωβον ἀνέβη εἰς τὸ ὄρος προσεύξασθαι.</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text:span> <text:span text:style-name="T2">30</text:span> <text:span text:style-name="T1">καὶ ἰδοὺ ἄνδρες δύο συνελάλουν αὐτῷ, οἵτινες ἦσαν Μωϋσῆς καὶ Ἠλίας,</text:span> <text:span text:style-name="T2">31</text:span> <text:span text:style-name="T1">οἳ ὀφθέντες ἐν δόξῃ ἔλεγον τὴν ἔξοδον αὐτοῦ, ἣν ἤμελλεν πληροῦν ἐν Ἰερουσαλήμ.</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ίᾳ, μὴ εἰδὼς ὃ λέγει.</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text:span> <text:span text:style-name="T2">35</text:span> <text:span text:style-name="T1">καὶ φωνὴ ἐγένετο ἐκ τῆς νεφέλης λέγουσα· οὗτός ἐστιν ὁ υἱός μου ὁ ἐκλελεγμένος, αὐτοῦ ἀκούετε.</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text:span> <text:span text:style-name="T2">37</text:span> <text:span text:style-name="T1">Ἐγένετο δὲ τῇ ἑξῆς ἡμέρᾳ κατελθόντων αὐτῶν ἀπὸ τοῦ ὄρους συνήντησεν αὐτῷ ὄχλος πολύς.</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text:span> <text:span text:style-name="T2">40</text:span> <text:span text:style-name="T1">καὶ ἐδεήθην τῶν μαθητῶν σου ἵνα ἐκβάλωσιν αὐτό, καὶ οὐκ ἠδυνήθησαν.</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παῖδα καὶ ἀπέδωκεν αὐτὸν τῷ πατρὶ αὐτοῦ.</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text:span> <text:span text:style-name="T2">46</text:span> <text:span text:style-name="T1">Εἰσῆλθεν δὲ διαλογισμὸς ἐν αὐτοῖς, τὸ τίς ἂν εἴη μείζων αὐτῶν.</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text:span> <text:span text:style-name="T2">50</text:span> <text:span text:style-name="T1">εἶπεν δὲ πρὸς αὐτὸν ὁ Ἰησοῦς· μὴ κωλύετε· ὃς γὰρ οὐκ ἔστιν καθ᾽ ὑμῶν, ὑπὲρ ὑμῶν ἐστιν.</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text:span> <text:span text:style-name="T2">52</text:span> <text:span text:style-name="T1">Καὶ ἀπέστειλεν ἀγγέλους πρὸ προσώπου αὐτοῦ. καὶ πορευθέντες εἰσῆλθον εἰς κώμην Σαμαριτῶν ὡς ἑτοιμάσαι αὐτῷ·</text:span> <text:span text:style-name="T2">53</text:span> <text:span text:style-name="T1">καὶ οὐκ ἐδέξαντο αὐτόν, ὅτι τὸ πρόσωπον αὐτοῦ ἦν πορευόμενον εἰς Ἰερουσαλήμ.</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text:span> <text:span text:style-name="T2">55</text:span> <text:span text:style-name="T1">στραφεὶς δὲ ἐπετίμησεν αὐτοῖς.</text:span> <text:span text:style-name="T2">56</text:span> <text:span text:style-name="T1">καὶ ἐπορεύθησαν εἰς ἑτέραν κώμην.</text:span> <text:span text:style-name="T2">57</text:span> <text:span text:style-name="T1">Καὶ πορευομένων αὐτῶν ἐν τῇ ὁδῷ εἶπέν τις πρὸς αὐτόν· ἀκολουθήσω σοι ὅπου ἐὰν ἀπέρχῃ.</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text:span> <text:span text:style-name="T2">59</text:span> <text:span text:style-name="T1">Εἶπεν δὲ πρὸς ἕτερον· ἀκολούθει μοι. ὁ δὲ εἶπεν· [κύριε,] ἐπίτρεψόν μοι ἀπελθόντι πρῶτον θάψαι τὸν πατέρα μου.</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text:span> <text:span text:style-name="T2">61</text:span> <text:span text:style-name="T1">Εἶπεν δὲ καὶ ἕτερος· ἀκολουθήσω σοι, κύριε· πρῶτον δὲ ἐπίτρεψόν μοι ἀποτάξασθαι τοῖς εἰς τὸν οἶκόν μου.</text:span> <text:span text:style-name="T2">62</text:span> <text:span text:style-name="T1">εἶπεν δὲ [πρὸς αὐτὸν] ὁ Ἰησοῦς· οὐδεὶς ἐπιβαλὼν τὴν χεῖρα αὐτοῦ { --- } ἐπ᾽ ἄροτρον καὶ βλέπων εἰς τὰ ὀπίσω εὔθετός ἐστιν τῇ βασιλείᾳ τοῦ θεοῦ.</text:span> </text:p>
      <text:p text:style-name="P4">ΚΑΤΑ ΛΟΥΚΑΝ  10</text:p>
      <text:p text:style-name="Text_20_body"><text:span text:style-name="T2">1</text:span> <text:span text:style-name="T1">Μετὰ δὲ ταῦτα ἀνέδειξεν ὁ κύριος ἑτέρους ἑβδομήκοντα [δύο] καὶ ἀπέστειλεν αὐτοὺς ἀνὰ δύο [δύο] πρὸ προσώπου αὐτοῦ εἰς πᾶσαν πόλιν καὶ τόπον οὗ ἤμελλεν αὐτὸς ἔρχεσθαι.</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text:span> <text:span text:style-name="T2">3</text:span> <text:span text:style-name="T1">ὑπάγετε· ἰδοὺ ἀποστέλλω ὑμᾶς ὡς ἄρνας ἐν μέσῳ λύκων.</text:span> <text:span text:style-name="T2">4</text:span> <text:span text:style-name="T1">μὴ βαστάζετε βαλλάντιον, μὴ πήραν, μὴ ὑποδήματα, καὶ μηδένα κατὰ τὴν ὁδὸν ἀσπάσησθε.</text:span> <text:span text:style-name="T2">5</text:span> <text:span text:style-name="T1">εἰς ἣν δ᾽ ἂν εἰσέλθητε οἰκίαν, πρῶτον λέγετε· εἰρήνη τῷ οἴκῳ τούτῳ.</text:span> <text:span text:style-name="T2">6</text:span> <text:span text:style-name="T1">καὶ ἐὰν ἐκεῖ ᾖ υἱὸς εἰρήνης, ἐπαναπαήσεται ἐπ᾽ αὐτὸν ἡ εἰρήνη ὑμῶν· εἰ δὲ μή γε, ἐφ᾽ ὑμᾶς ἀνακάμψει.</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text:span> <text:span text:style-name="T2">10</text:span> <text:span text:style-name="T1">εἰς ἣν δ᾽ ἂν πόλιν εἰσέλθητε καὶ μὴ δέχωνται ὑμᾶς, ἐξελθόντες εἰς τὰς πλατείας αὐτῆς εἴπατε·</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text:span> <text:span text:style-name="T2">12</text:span> <text:span text:style-name="T1">λέγω ὑμῖν ὅτι Σοδόμοις ἐν τῇ ἡμέρᾳ ἐκείνῃ ἀνεκτότερον ἔσται ἢ τῇ πόλει ἐκείνῃ.</text:span> <text:span text:style-name="T2">13</text:span> <text:span text:style-name="T1">Οὐαί σοι, Χοραζ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text:span> <text:span text:style-name="T2">14</text:span> <text:span text:style-name="T1">πλὴν Τύρῳ καὶ Σιδῶνι ἀνεκτότερον ἔσται ἐν τῇ κρίσει ἢ ὑμῖν.</text:span> <text:span text:style-name="T2">15</text:span> <text:span text:style-name="T1">καὶ σύ, Καφαρναούμ, μὴ ἕως οὐρανοῦ ὑψωθήσῃ; ἕως τοῦ ᾅδου καταβήσῃ.</text:span> <text:span text:style-name="T2">16</text:span> <text:span text:style-name="T1">Ὁ ἀκούων ὑμῶν ἐμοῦ ἀκούει, καὶ ὁ ἀθετῶν ὑμᾶς ἐμὲ ἀθετεῖ· ὁ δὲ ἐμὲ ἀθετῶν ἀθετεῖ τὸν ἀποστείλαντά με.</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text:span> <text:span text:style-name="T2">18</text:span> <text:span text:style-name="T1">εἶπεν δὲ αὐτοῖς· ἐθεώρουν τὸν σατανᾶν ὡς ἀστραπὴν ἐκ τοῦ οὐρανοῦ πεσόντα.</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text:span> <text:span text:style-name="T2">20</text:span> <text:span text:style-name="T1">πλὴν ἐν τούτῳ μὴ χαίρετε ὅτι τὰ πνεύματα ὑμῖν ὑποτάσσεται, χαίρετε δὲ ὅτι τὰ ὀνόματα ὑμῶν ἐγγέγραπται ἐν τοῖς οὐρανοῖς.</text:span> <text:span text:style-name="T2">21</text:span> <text:span text:style-name="T1">Ἐν αὐτῇ τῇ ὥρᾳ ἠγαλλιάσατο [ἐν]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text:span> <text:span text:style-name="T2">23</text:span> <text:span text:style-name="T1">Καὶ στραφεὶς πρὸς τοὺς μαθητὰς κατ᾽ ἰδίαν εἶπεν· μακάριοι οἱ ὀφθαλμοὶ οἱ βλέποντες ἃ βλέπετε.</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text:span> <text:span text:style-name="T2">25</text:span> <text:span text:style-name="T1">Καὶ ἰδοὺ νομικός τις ἀνέστη ἐκπειράζων αὐτὸν λέγων· διδάσκαλε, τί ποιήσας ζωὴν αἰώνιον κληρονομήσω;</text:span> <text:span text:style-name="T2">26</text:span> <text:span text:style-name="T1">ὁ δὲ εἶπεν πρὸς αὐτόν· ἐν τῷ νόμῳ τί γέγραπται; πῶς ἀναγινώσκεις;</text:span> <text:span text:style-name="T2">27</text:span> <text:span text:style-name="T1">ὁ δὲ ἀποκριθεὶς εἶπεν· ἀγαπήσεις κύριον τὸν θεόν σου ἐξ ὅλης [τῆς] καρδίας σου καὶ ἐν ὅλῃ τῇ ψυχῇ σου καὶ ἐν ὅλῃ τῇ ἰσχύϊ σου καὶ ἐν ὅλῃ τῇ διανοίᾳ σου, καὶ τὸν πλησίον σου ὡς σεαυτόν.</text:span> <text:span text:style-name="T2">28</text:span> <text:span text:style-name="T1">εἶπεν δὲ αὐτῷ· ὀρθῶς ἀπεκρίθης· τοῦτο ποίει καὶ ζήσῃ.</text:span> <text:span text:style-name="T2">29</text:span> <text:span text:style-name="T1">ὁ δὲ θέλων δικαιῶσαι ἑαυτὸν εἶπεν πρὸς τὸν Ἰησοῦν· καὶ τίς ἐστίν μου πλησίον;</text:span> <text:span text:style-name="T2">30</text:span> <text:span text:style-name="T1">Ὑπολαβὼν ὁ Ἰησοῦς εἶπεν· ἄνθρωπός τις κατέβαινεν ἀπὸ Ἰερουσαλὴμ εἰς Ἰεριχὼ καὶ λῃσταῖς περιέπεσεν, οἳ καὶ ἐκδύσαντες αὐτὸν καὶ πληγὰς ἐπιθέντες ἀπῆλθον ἀφέντες ἡμιθανῆ.</text:span> <text:span text:style-name="T2">31</text:span> <text:span text:style-name="T1">κατὰ συγκυρίαν δὲ ἱερεύς τις κατέβαινεν ἐν τῇ ὁδῷ ἐκείνῃ καὶ ἰδὼν αὐτὸν ἀντιπαρῆλθεν·</text:span> <text:span text:style-name="T2">32</text:span> <text:span text:style-name="T1">ὁμοίως δὲ καὶ Λευίτης [γενόμενος] κατὰ τὸν τόπον ἐλθὼν καὶ ἰδὼν ἀντιπαρῆλθεν.</text:span> <text:span text:style-name="T2">33</text:span> <text:span text:style-name="T1">Σαμαρ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text:span> <text:span text:style-name="T2">36</text:span> <text:span text:style-name="T1">τίς τούτων τῶν τριῶν πλησίον δοκεῖ σοι γεγονέναι τοῦ ἐμπεσόντος εἰς τοὺς λῃστάς;</text:span> <text:span text:style-name="T2">37</text:span> <text:span text:style-name="T1">ὁ δὲ εἶπεν· ὁ ποιήσας τὸ ἔλεος μετ᾽ αὐτοῦ. εἶπεν δὲ αὐτῷ ὁ Ἰησοῦς· πορεύου καὶ σὺ ποίει ὁμοίως.</text:span> <text:span text:style-name="T2">38</text:span> <text:span text:style-name="T1">Ἐν δὲ τῷ πορεύεσθαι αὐτοὺς αὐτὸς εἰσῆλθεν εἰς κώμην τινά· γυνὴ δέ τις ὀνόματι Μάρθα ὑπεδέξατο αὐτόν.</text:span> <text:span text:style-name="T2">39</text:span> <text:span text:style-name="T1">καὶ τῇδε ἦν ἀδελφὴ καλουμένη Μαριάμ, [ἣ] καὶ παρακαθεσθεῖσα πρὸς τοὺς πόδας τοῦ { κυρίου } Ἰησοῦ { --- } ἤκουεν τὸν λόγον αὐτοῦ.</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 --- } αὐτῆς.</text:span> </text:p>
      <text:p text:style-name="P4">ΚΑΤΑ ΛΟΥΚΑΝ  11</text:p>
      <text:p text:style-name="Text_20_body"><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text:span> <text:span text:style-name="T2">2</text:span> <text:span text:style-name="T1">εἶπεν δὲ αὐτοῖς· ὅταν προσεύχησθε λέγετε· Πάτερ, ἁγιασθήτω τὸ ὄνομά σου· ἐλθέτω ἡ βασιλεία σου·</text:span> <text:span text:style-name="T2">3</text:span> <text:span text:style-name="T1">τὸν ἄρτον ἡμῶν τὸν ἐπιούσιον δίδου ἡμῖν τὸ καθ᾽ ἡμέραν·</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text:span> <text:span text:style-name="T2">9</text:span> <text:span text:style-name="T1">Κἀγὼ ὑμῖν λέγω, αἰτεῖτε καὶ δοθήσεται ὑμῖν, ζητεῖτε καὶ εὑρήσετε, κρούετε καὶ ἀνοιγήσεται ὑμῖν·</text:span> <text:span text:style-name="T2">10</text:span> <text:span text:style-name="T1">πᾶς γὰρ ὁ αἰτῶν λαμβάνει καὶ ὁ ζητῶν εὑρίσκει καὶ τῷ κρούοντι ἀνοιγ[ήσ]εται.</text:span> <text:span text:style-name="T2">11</text:span> <text:span text:style-name="T1">τίνα δὲ ἐξ ὑμῶν τὸν πατέρα αἰτήσει ὁ υἱὸς ἰχθύν, καὶ ἀντὶ ἰχθύος ὄφιν αὐτῷ ἐπιδώσει;</text:span> <text:span text:style-name="T2">12</text:span> <text:span text:style-name="T1">ἢ καὶ αἰτήσει ᾠόν, ἐπιδώσει αὐτῷ σκορπίον;</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text:span> <text:span text:style-name="T2">14</text:span> <text:span text:style-name="T1">Καὶ ἦν ἐκβάλλων δαιμόνιον [καὶ αὐτὸ ἦν] κωφόν· ἐγένετο δὲ τοῦ δαιμονίου ἐξελθόντος ἐλάλησεν ὁ κωφὸς καὶ ἐθαύμασαν οἱ ὄχλοι.</text:span> <text:span text:style-name="T2">15</text:span> <text:span text:style-name="T1">τινὲς δὲ ἐξ αὐτῶν εἶπον· ἐν Βεελζεβοὺλ τῷ ἄρχοντι τῶν δαιμονίων ἐκβάλλει τὰ δαιμόνια·</text:span> <text:span text:style-name="T2">16</text:span> <text:span text:style-name="T1">ἕτεροι δὲ πειράζοντες σημεῖον ἐξ οὐρανοῦ ἐζήτουν παρ᾽ αὐτοῦ.</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text:span> <text:span text:style-name="T2">20</text:span> <text:span text:style-name="T1">εἰ δὲ ἐν δακτύλῳ θεοῦ [ἐγὼ] ἐκβάλλω τὰ δαιμόνια, ἄρα ἔφθασεν ἐφ᾽ ὑμᾶς ἡ βασιλεία τοῦ θεοῦ.</text:span> <text:span text:style-name="T2">21</text:span> <text:span text:style-name="T1">ὅταν ὁ ἰσχυρὸς καθωπλισμένος φυλάσσῃ τὴν ἑαυτοῦ αὐλήν, ἐν εἰρήνῃ ἐστὶν τὰ ὑπάρχοντα αὐτοῦ·</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text:span> <text:span text:style-name="T2">23</text:span> <text:span text:style-name="T1">Ὁ μὴ ὢν μετ᾽ ἐμοῦ κατ᾽ ἐμοῦ ἐστιν, καὶ ὁ μὴ συνάγων μετ᾽ ἐμοῦ σκορπίζει.</text:span> <text:span text:style-name="T2">24</text:span> <text:span text:style-name="T1">Ὅταν δὲ { --- }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text:span> <text:span text:style-name="T2">25</text:span> <text:span text:style-name="T1">καὶ ἐλθὸν εὑρίσκει σεσαρωμένον καὶ κεκοσμημένον.</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text:span> <text:span text:style-name="T2">28</text:span> <text:span text:style-name="T1">αὐτὸς δὲ εἶπεν· μενοῦν μακάριοι οἱ ἀκούοντες τὸν λόγον τοῦ θεοῦ καὶ φυλάσσοντες.</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text:span> <text:span text:style-name="T2">30</text:span> <text:span text:style-name="T1">καθὼς γὰρ ἐγένετο Ἰωνᾶς τοῖς Νινευίταις σημεῖον, οὕτως ἔσται καὶ ὁ υἱὸς τοῦ ἀνθρώπου τῇ γενεᾷ ταύτῃ.</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text:span> <text:span text:style-name="T2">32</text:span> <text:span text:style-name="T1">ἄνδρες Νινευ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text:span> <text:span text:style-name="T2">35</text:span> <text:span text:style-name="T1">σκόπει οὖν μὴ τὸ φῶς τὸ ἐν σοὶ σκότος ἐστίν.</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text:span> <text:span text:style-name="T2">37</text:span> <text:span text:style-name="T1">Ἐν δὲ τῷ λαλῆσαι ἐρωτᾷ αὐτὸν Φαρισαῖος ὅπως ἀριστήσῃ παρ᾽ αὐτῷ· εἰσελθὼν δὲ ἀνέπεσεν.</text:span> <text:span text:style-name="T2">38</text:span> <text:span text:style-name="T1">ὁ δὲ Φαρισαῖος ἰδὼν ἐθαύμασεν ὅτι οὐ πρῶτον ἐβαπτίσθη πρὸ τοῦ ἀρίστου.</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text:span> <text:span text:style-name="T2">40</text:span> <text:span text:style-name="T1">ἄφρονες, οὐχ ὁ ποιήσας τὸ ἔξωθεν καὶ τὸ ἔσωθεν ἐποίησεν;</text:span> <text:span text:style-name="T2">41</text:span> <text:span text:style-name="T1">πλὴν τὰ ἐνόντα δότε ἐλεημοσύνην, καὶ ἰδοὺ πάντα καθαρὰ ὑμῖν ἐστιν.</text:span> <text:span text:style-name="T2">42</text:span> <text:span text:style-name="T1">ἀλλ᾽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text:span> <text:span text:style-name="T2">44</text:span> <text:span text:style-name="T1">Οὐαὶ ὑμῖν, ὅτι ἐστὲ ὡς τὰ μνημεῖα τὰ ἄδηλα, καὶ οἱ ἄνθρωποι [οἱ] περιπατοῦντες ἐπάνω οὐκ οἴδασιν.</text:span> <text:span text:style-name="T2">45</text:span> <text:span text:style-name="T1">Ἀποκριθεὶς δέ τις τῶν νομικῶν λέγει αὐτῷ· διδάσκαλε, ταῦτα λέγων καὶ ἡμᾶς ὑβρίζεις.</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text:span> <text:span text:style-name="T2">47</text:span> <text:span text:style-name="T1">Οὐαὶ ὑμῖν, ὅτι οἰκοδομεῖτε τὰ μνημεῖα τῶν προφητῶν, οἱ δὲ πατέρες ὑμῶν ἀπέκτειναν αὐτούς.</text:span> <text:span text:style-name="T2">48</text:span> <text:span text:style-name="T1">ἄρα { μάρτυρές } { ἐστε } μαρτυρεῖτε { --- } καὶ συνευδοκεῖτε τοῖς ἔργοις τῶν πατέρων ὑμῶν, ὅτι αὐτοὶ μὲν ἀπέκτειναν αὐτούς, ὑμεῖς δὲ οἰκοδομεῖτε.</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text:span> </text:p>
      <text:p text:style-name="P4">ΚΑΤΑ ΛΟΥΚΑΝ  12</text:p>
      <text:p text:style-name="Text_20_body"><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text:span> <text:span text:style-name="T2">2</text:span> <text:span text:style-name="T1">Οὐδὲν δὲ συγκεκαλυμμένον ἐστὶν ὃ οὐκ ἀποκαλυφθήσεται καὶ κρυπτὸν ὃ οὐ γνωσθήσεται.</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text:span> <text:span text:style-name="T2">6</text:span> <text:span text:style-name="T1">οὐχὶ πέντε στρουθία πωλοῦνται ἀσσαρίων δύο; καὶ ἓν ἐξ αὐτῶν οὐκ ἔστιν ἐπιλελησμένον ἐνώπιον τοῦ θεοῦ.</text:span> <text:span text:style-name="T2">7</text:span> <text:span text:style-name="T1">ἀλλὰ καὶ αἱ τρίχες τῆς κεφαλῆς ὑμῶν πᾶσαι ἠρίθμηνται. μὴ φοβεῖσθε· πολλῶν στρουθίων διαφέρετε.</text:span> <text:span text:style-name="T2">8</text:span> <text:span text:style-name="T1">Λέγω δὲ ὑμῖν, πᾶς ὃς ἂν ὁμολογήσῃ ἐν ἐμοὶ ἔμπροσθεν τῶν ἀνθρώπων, καὶ ὁ υἱὸς τοῦ ἀνθρώπου ὁμολογήσει ἐν αὐτῷ ἔμπροσθεν τῶν ἀγγέλων τοῦ θεοῦ·</text:span> <text:span text:style-name="T2">9</text:span> <text:span text:style-name="T1">ὁ δὲ ἀρνησάμενός με ἐνώπιον τῶν ἀνθρώπων ἀπαρνηθήσεται ἐνώπιον τῶν ἀγγέλων τοῦ θεοῦ.</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text:span> <text:span text:style-name="T2">12</text:span> <text:span text:style-name="T1">τὸ γὰρ ἅγιον πνεῦμα διδάξει ὑμᾶς ἐν αὐτῇ τῇ ὥρᾳ ἃ δεῖ εἰπεῖν.</text:span> <text:span text:style-name="T2">13</text:span> <text:span text:style-name="T1">Εἶπεν δέ τις ἐκ τοῦ ὄχλου αὐτῷ· διδάσκαλε, εἰπὲ τῷ ἀδελφῷ μου μερίσασθαι μετ᾽ ἐμοῦ τὴν κληρονομίαν.</text:span> <text:span text:style-name="T2">14</text:span> <text:span text:style-name="T1">ὁ δὲ εἶπεν αὐτῷ· ἄνθρωπε, τίς με κατέστησεν κριτὴν ἢ μεριστὴν ἐφ᾽ ὑμᾶς;</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text:span> <text:span text:style-name="T2">16</text:span> <text:span text:style-name="T1">Εἶπεν δὲ παραβολὴν πρὸς αὐτοὺς λέγων· ἀνθρώπου τινὸς πλουσίου εὐφόρησεν ἡ χώρα.</text:span> <text:span text:style-name="T2">17</text:span> <text:span text:style-name="T1">καὶ διελογίζετο ἐν ἑαυτῷ λέγων· τί ποιήσω, ὅτι οὐκ ἔχω ποῦ συνάξω τοὺς καρπούς μου;</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text:span> <text:span text:style-name="T2">20</text:span> <text:span text:style-name="T1">εἶπεν δὲ αὐτῷ ὁ θεός· ἄφρων, ταύτῃ τῇ νυκτὶ τὴν ψυχήν σου ἀπαιτοῦσιν ἀπὸ σοῦ· ἃ δὲ ἡτοίμασας, τίνι ἔσται;</text:span> <text:span text:style-name="T2">21</text:span> <text:span text:style-name="T1">οὕτως ὁ θησαυρίζων ἑαυτῷ καὶ μὴ εἰς θεὸν πλουτῶν.</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text:span> <text:span text:style-name="T2">23</text:span> <text:span text:style-name="T1">ἡ γὰρ ψυχὴ πλεῖόν ἐστιν τῆς τροφῆς καὶ τὸ σῶμα τοῦ ἐνδύματος.</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text:span> <text:span text:style-name="T2">25</text:span> <text:span text:style-name="T1">τίς δὲ ἐξ ὑμῶν μεριμνῶν δύναται ἐπὶ τὴν ἡλικίαν αὐτοῦ προσθεῖναι πῆχυν;</text:span> <text:span text:style-name="T2">26</text:span> <text:span text:style-name="T1">εἰ οὖν οὐδὲ ἐλάχιστον δύνασθε, τί περὶ τῶν λοιπῶν μεριμνᾶτε;</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text:span> <text:span text:style-name="T2">29</text:span> <text:span text:style-name="T1">καὶ ὑμεῖς μὴ ζητεῖτε τί φάγητε καὶ τί πίητε καὶ μὴ μετεωρίζεσθε·</text:span> <text:span text:style-name="T2">30</text:span> <text:span text:style-name="T1">ταῦτα γὰρ πάντα τὰ ἔθνη τοῦ κόσμου ἐπιζητοῦσιν, ὑμῶν δὲ ὁ πατὴρ οἶδεν ὅτι χρῄζετε τούτων.</text:span> <text:span text:style-name="T2">31</text:span> <text:span text:style-name="T1">πλὴν ζητεῖτε τὴν βασιλείαν αὐτοῦ, καὶ ταῦτα προστεθήσεται ὑμῖν.</text:span> <text:span text:style-name="T2">32</text:span> <text:span text:style-name="T1">Μὴ φοβοῦ, τὸ μικρὸν ποίμνιον, ὅτι εὐδόκησεν ὁ πατὴρ ὑμῶν δοῦναι ὑμῖν τὴν βασιλείαν.</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text:span> <text:span text:style-name="T2">34</text:span> <text:span text:style-name="T1">ὅπου γάρ ἐστιν ὁ θησαυρὸς ὑμῶν, ἐκεῖ καὶ ἡ καρδία ὑμῶν ἔσται.</text:span> <text:span text:style-name="T2">35</text:span> <text:span text:style-name="T1">Ἔστωσαν ὑμῶν αἱ ὀσφύες περιεζωσμέναι καὶ οἱ λύχνοι καιόμενοι·</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text:span> <text:span text:style-name="T2">38</text:span> <text:span text:style-name="T1">κἂν ἐν τῇ δευτέρᾳ κἂν ἐν τῇ τρίτῃ φυλακῇ ἔλθῃ καὶ εὕρῃ οὕτως, μακάριοί εἰσιν ἐκεῖνοι.</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text:span> <text:span text:style-name="T2">40</text:span> <text:span text:style-name="T1">καὶ ὑμεῖς γίνεσθε ἕτοιμοι, ὅτι ᾗ ὥρᾳ οὐ δοκεῖτε ὁ υἱὸς τοῦ ἀνθρώπου ἔρχεται.</text:span> <text:span text:style-name="T2">41</text:span> <text:span text:style-name="T1">Εἶπεν δὲ ὁ Πέτρος· κύριε, πρὸς ἡμᾶς τὴν παραβολὴν ταύτην λέγεις ἢ καὶ πρὸς πάντας;</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text:span> <text:span text:style-name="T2">43</text:span> <text:span text:style-name="T1">μακάριος ὁ δοῦλος ἐκεῖνος, ὃν ἐλθὼν ὁ κύριος αὐτοῦ εὑρήσει ποιοῦντα οὕτως.</text:span> <text:span text:style-name="T2">44</text:span> <text:span text:style-name="T1">ἀληθῶς λέγω ὑμῖν ὅτι ἐπὶ πᾶσιν τοῖς ὑπάρχουσιν αὐτοῦ καταστήσει αὐτόν.</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text:span> <text:span text:style-name="T2">49</text:span> <text:span text:style-name="T1">Πῦρ ἦλθον βαλεῖν ἐπὶ τὴν γῆν, καὶ τί θέλω εἰ ἤδη ἀνήφθη.</text:span> <text:span text:style-name="T2">50</text:span> <text:span text:style-name="T1">βάπτισμα δὲ ἔχω βαπτισθῆναι, καὶ πῶς συνέχομαι ἕως ὅτου τελεσθῇ.</text:span> <text:span text:style-name="T2">51</text:span> <text:span text:style-name="T1">δοκεῖτε ὅτι εἰρήνην παρεγενόμην δοῦναι ἐν τῇ γῇ; οὐχί, λέγω ὑμῖν, ἀλλ᾽ ἢ διαμερισμόν.</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text:span> <text:span text:style-name="T2">54</text:span> <text:span text:style-name="T1">Ἔλεγεν δὲ καὶ τοῖς ὄχλοις· ὅταν ἴδητε [τὴν] νεφέλην ἀνατέλλουσαν ἐπὶ δυσμῶν, εὐθέως λέγετε ὅτι ὄμβρος ἔρχεται, καὶ γίνεται οὕτως·</text:span> <text:span text:style-name="T2">55</text:span> <text:span text:style-name="T1">καὶ ὅταν νότον πνέοντα, λέγετε ὅτι καύσων ἔσται, καὶ γίνεται.</text:span> <text:span text:style-name="T2">56</text:span> <text:span text:style-name="T1">ὑποκριταί, τὸ πρόσωπον { τῆς } { γῆς } { καὶ } τοῦ οὐρανοῦ καὶ { --- } τῆς { --- } γῆς { --- } οἴδατε δοκιμάζειν, τὸν καιρὸν δὲ τοῦτον πῶς οὐκ οἴδατε δοκιμάζειν;</text:span> <text:span text:style-name="T2">57</text:span> <text:span text:style-name="T1">Τί δὲ καὶ ἀφ᾽ ἑαυτῶν οὐ κρίνετε τὸ δίκαιον;</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text:span> <text:span text:style-name="T2">59</text:span> <text:span text:style-name="T1">λέγω σοι, οὐ μὴ ἐξέλθῃς ἐκεῖθεν, ἕως καὶ τὸ ἔσχατον λεπτὸν ἀποδῷς.</text:span> </text:p>
      <text:p text:style-name="P4">ΚΑΤΑ ΛΟΥΚΑΝ  13</text:p>
      <text:p text:style-name="Text_20_body"><text:span text:style-name="T2">1</text:span> <text:span text:style-name="T1">Παρῆσαν δέ τινες ἐν αὐτῷ τῷ καιρῷ ἀπαγγέλλοντες αὐτῷ περὶ τῶν Γαλιλαίων ὧν τὸ αἷμα Πιλᾶτος ἔμιξεν μετὰ τῶν θυσιῶν αὐτῶν.</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text:span> <text:span text:style-name="T2">3</text:span> <text:span text:style-name="T1">οὐχί, λέγω ὑμῖν, ἀλλ᾽ ἐὰν μὴ μετανοῆτε πάντες ὁμοίως ἀπολεῖσθε.</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text:span> <text:span text:style-name="T2">5</text:span> <text:span text:style-name="T1">οὐχί, λέγω ὑμῖν, ἀλλ᾽ ἐὰν μὴ μετανοῆτε πάντες ὡσαύτως ἀπολεῖσθε.</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οὖν] αὐτήν, ἱνατί καὶ τὴν γῆν καταργεῖ;</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text:span> <text:span text:style-name="T2">10</text:span> <text:span text:style-name="T1">Ἦν δὲ διδάσκων ἐν μιᾷ τῶν συναγωγῶν ἐν τοῖς σάββασιν.</text:span> <text:span text:style-name="T2">11</text:span> <text:span text:style-name="T1">καὶ ἰδοὺ γυνὴ πνεῦμα ἔχουσα ἀσθενείας ἔτη δεκαοκτὼ καὶ ἦν συγκύπτουσα καὶ μὴ δυναμένη ἀνακύψαι εἰς τὸ παντελές.</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text:span> <text:span text:style-name="T2">15</text:span> <text:span text:style-name="T1">ἀπεκρίθη δὲ αὐτῷ ὁ κύριος καὶ εἶπεν· ὑποκριταί, ἕκαστος ὑμῶν τῷ σαββάτῳ οὐ λύει τὸν βοῦν αὐτοῦ ἢ τὸν ὄνον ἀπὸ τῆς φάτνης καὶ ἀπαγαγὼν ποτίζει;</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text:span> <text:span text:style-name="T2">18</text:span> <text:span text:style-name="T1">Ἔλεγεν οὖν· τίνι ὁμοία ἐστὶν ἡ βασιλεία τοῦ θεοῦ καὶ τίνι ὁμοιώσω αὐτήν;</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text:span> <text:span text:style-name="T2">20</text:span> <text:span text:style-name="T1">Καὶ πάλιν εἶπεν· τίνι ὁμοιώσω τὴν βασιλείαν τοῦ θεοῦ;</text:span> <text:span text:style-name="T2">21</text:span> <text:span text:style-name="T1">ὁμοία ἐστὶν ζύμῃ, ἣν λαβοῦσα γυνὴ [ἐν]έκρυψεν εἰς ἀλεύρου σάτα τρία ἕως οὗ ἐζυμώθη ὅλον.</text:span> <text:span text:style-name="T2">22</text:span> <text:span text:style-name="T1">Καὶ διεπορεύετο κατὰ πόλεις καὶ κώμας διδάσκων καὶ πορείαν ποιούμενος εἰς Ἱεροσόλυμα.</text:span> <text:span text:style-name="T2">23</text:span> <text:span text:style-name="T1">Εἶπεν δέ τις αὐτῷ· κύριε, εἰ ὀλίγοι οἱ σῳζόμενοι; ὁ δὲ εἶπεν πρὸς αὐτούς·</text:span> <text:span text:style-name="T2">24</text:span> <text:span text:style-name="T1">ἀγωνίζεσθε εἰσελθεῖν διὰ τῆς στενῆς θύρας, ὅτι πολλοί, λέγω ὑμῖν, ζητήσουσιν εἰσελθεῖν καὶ οὐκ ἰσχύσουσιν.</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text:span> <text:span text:style-name="T2">26</text:span> <text:span text:style-name="T1">τότε ἄρξεσθε λέγειν· ἐφάγομεν ἐνώπιόν σου καὶ ἐπίομεν καὶ ἐν ταῖς πλατείαις ἡμῶν ἐδίδαξας·</text:span> <text:span text:style-name="T2">27</text:span> <text:span text:style-name="T1">καὶ ἐρεῖ λέγων ὑμῖν· οὐκ οἶδα [ὑμᾶς] πόθεν ἐστέ· ἀπόστητε ἀπ᾽ ἐμοῦ πάντες ἐργάται ἀδικίας.</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text:span> <text:span text:style-name="T2">29</text:span> <text:span text:style-name="T1">καὶ ἥξουσιν ἀπὸ ἀνατολῶν καὶ δυσμῶν καὶ ἀπὸ βορρᾶ καὶ νότου καὶ ἀνακλιθήσονται ἐν τῇ βασιλείᾳ τοῦ θεοῦ.</text:span> <text:span text:style-name="T2">30</text:span> <text:span text:style-name="T1">καὶ ἰδοὺ εἰσὶν ἔσχατοι οἳ ἔσονται πρῶτοι καὶ εἰσὶν πρῶτοι οἳ ἔσονται ἔσχατοι.</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text:span> <text:span text:style-name="T2">35</text:span> <text:span text:style-name="T1">ἰδοὺ ἀφίεται ὑμῖν ὁ οἶκος ὑμῶν. λέγω [δὲ] ὑμῖν, οὐ μὴ { ἴδητέ } με ἴδητέ { --- } ἕως [ἥξει ὅτε] εἴπητε· εὐλογημένος ὁ ἐρχόμενος ἐν ὀνόματι κυρίου.</text:span> </text:p>
      <text:p text:style-name="P4">ΚΑΤΑ ΛΟΥΚΑΝ  14</text:p>
      <text:p text:style-name="Text_20_body"><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text:span> <text:span text:style-name="T2">2</text:span> <text:span text:style-name="T1">Καὶ ἰδοὺ ἄνθρωπός τις ἦν ὑδρωπικὸς ἔμπροσθεν αὐτοῦ.</text:span> <text:span text:style-name="T2">3</text:span> <text:span text:style-name="T1">καὶ ἀποκριθεὶς ὁ Ἰησοῦς εἶπεν πρὸς τοὺς νομικοὺς καὶ Φαρισαίους λέγων· ἔξεστιν τῷ σαββάτῳ θεραπεῦσαι ἢ οὔ;</text:span> <text:span text:style-name="T2">4</text:span> <text:span text:style-name="T1">οἱ δὲ ἡσύχασαν. καὶ ἐπιλαβόμενος ἰάσατο αὐτὸν καὶ ἀπέλυσεν.</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text:span> <text:span text:style-name="T2">6</text:span> <text:span text:style-name="T1">καὶ οὐκ ἴσχυσαν ἀνταποκριθῆναι πρὸς ταῦτα.</text:span> <text:span text:style-name="T2">7</text:span> <text:span text:style-name="T1">Ἔλεγεν δὲ πρὸς τοὺς κεκλημένους παραβολήν, ἐπέχων πῶς τὰς πρωτοκλισίας ἐξελέγοντο, λέγων πρὸς αὐτούς·</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ἔσται σοι δόξα ἐνώπιον πάντων τῶν συνανακειμένων σοι.</text:span> <text:span text:style-name="T2">11</text:span> <text:span text:style-name="T1">ὅτι πᾶς ὁ ὑψῶν ἑαυτὸν ταπεινωθήσεται, καὶ ὁ ταπεινῶν ἑαυτὸν ὑψωθήσεται.</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text:span> <text:span text:style-name="T2">13</text:span> <text:span text:style-name="T1">ἀλλ᾽ ὅταν δοχὴν ποιῇς, κάλει πτωχούς, ἀναπείρους, χωλούς, τυφλούς·</text:span> <text:span text:style-name="T2">14</text:span> <text:span text:style-name="T1">καὶ μακάριος ἔσῃ, ὅτι οὐκ ἔχουσιν ἀνταποδοῦναί σοι, ἀνταποδοθήσεται γάρ σοι ἐν τῇ ἀναστάσει τῶν δικαίων.</text:span> <text:span text:style-name="T2">15</text:span> <text:span text:style-name="T1">Ἀκούσας δέ τις τῶν συνανακειμένων ταῦτα εἶπεν αὐτῷ· μακάριος ὅστις φάγεται ἄρτον ἐν τῇ βασιλείᾳ τοῦ θεοῦ.</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text:span> <text:span text:style-name="T2">19</text:span> <text:span text:style-name="T1">καὶ ἕτερος εἶπεν· ζεύγη βοῶν ἠγόρασα πέντε καὶ πορεύομαι δοκιμάσαι αὐτά· ἐρωτῶ σε, ἔχε με παρῃτημένον.</text:span> <text:span text:style-name="T2">20</text:span> <text:span text:style-name="T1">καὶ ἕτερος εἶπεν· γυναῖκα ἔγημα καὶ διὰ τοῦτο οὐ δύναμαι ἐλθεῖν.</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text:span> <text:span text:style-name="T2">22</text:span> <text:span text:style-name="T1">καὶ εἶπεν ὁ δοῦλος· κύριε, γέγονεν ὃ ἐπέταξας, καὶ ἔτι τόπος ἐστίν.</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text:span> <text:span text:style-name="T2">24</text:span> <text:span text:style-name="T1">λέγω γὰρ ὑμῖν ὅτι οὐδεὶς τῶν ἀνδρῶν ἐκείνων τῶν κεκλημένων γεύσεταί μου τοῦ δείπνου.</text:span> <text:span text:style-name="T2">25</text:span> <text:span text:style-name="T1">Συνεπορεύοντο δὲ αὐτῷ ὄχλοι πολλοί, καὶ στραφεὶς εἶπεν πρὸς αὐτούς·</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 τε } δὲ { --- } καὶ τὴν ψυχὴν ἑαυτοῦ, οὐ δύναται εἶναί μου μαθητής.</text:span> <text:span text:style-name="T2">27</text:span> <text:span text:style-name="T1">ὅστις οὐ βαστάζει τὸν σταυρὸν { ἑαυτοῦ } αὐτοῦ { --- } καὶ ἔρχεται ὀπίσω μου, οὐ δύναται εἶναί μου μαθητής.</text:span> <text:span text:style-name="T2">28</text:span> <text:span text:style-name="T1">Τίς γὰρ ἐξ ὑμῶν θέλων πύργον οἰκοδομῆσαι οὐχὶ πρῶτον καθίσας ψηφίζει τὴν δαπάνην, εἰ ἔχει εἰς ἀπαρτισμόν;</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text:span> <text:span text:style-name="T2">32</text:span> <text:span text:style-name="T1">εἰ δὲ μή γε, ἔτι αὐτοῦ πόρρω ὄντος πρεσβείαν ἀποστείλας ἐρωτᾷ τὰ πρὸς εἰρήνην.</text:span> <text:span text:style-name="T2">33</text:span> <text:span text:style-name="T1">οὕτως οὖν πᾶς ἐξ ὑμῶν ὃς οὐκ ἀποτάσσεται πᾶσιν τοῖς ἑαυτοῦ ὑπάρχουσιν οὐ δύναται εἶναί μου μαθητής.</text:span> <text:span text:style-name="T2">34</text:span> <text:span text:style-name="T1">Καλὸν οὖν τὸ ἅλας· ἐὰν δὲ καὶ τὸ ἅλας μωρανθῇ, ἐν τίνι ἀρτυθήσεται;</text:span> <text:span text:style-name="T2">35</text:span> <text:span text:style-name="T1">οὔτε εἰς γῆν οὔτε εἰς κοπρίαν εὔθετόν ἐστιν, ἔξω βάλλουσιν αὐτό. ὁ ἔχων ὦτα ἀκούειν ἀκουέτω.</text:span> </text:p>
      <text:p text:style-name="P4">ΚΑΤΑ ΛΟΥΚΑΝ  15</text:p>
      <text:p text:style-name="Text_20_body"><text:span text:style-name="T2">1</text:span> <text:span text:style-name="T1">Ἦσαν δὲ αὐτῷ ἐγγίζοντες πάντες οἱ τελῶναι καὶ οἱ ἁμαρτωλοὶ ἀκούειν αὐτοῦ.</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text:span> <text:span text:style-name="T2">3</text:span> <text:span text:style-name="T1">Εἶπεν δὲ πρὸς αὐτοὺς τὴν παραβολὴν ταύτην λέγων·</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γκαλεῖ τοὺς φίλους καὶ τοὺς γείτονας λέγων αὐτοῖς· συγχάρητέ μοι, ὅτι εὗρον τὸ πρόβατόν μου τὸ ἀπολωλός.</text:span> <text:span text:style-name="T2">7</text:span> <text:span text:style-name="T1">λέγω ὑμῖν ὅτι οὕτως χαρὰ ἐν τῷ οὐρανῷ ἔσται ἐπὶ ἑνὶ ἁμαρτωλῷ μετανοοῦντι ἢ ἐπὶ ἐνενήκοντα ἐννέα δικαίοις οἵτινες οὐ χρείαν ἔχουσιν μετανοίας.</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text:span> <text:span text:style-name="T2">9</text:span> <text:span text:style-name="T1">καὶ εὑροῦσα συγκαλεῖ τὰς φίλας καὶ γείτονας λέγουσα· συγχάρητέ μοι, ὅτι εὗρον τὴν δραχμὴν ἣν ἀπώλεσα.</text:span> <text:span text:style-name="T2">10</text:span> <text:span text:style-name="T1">οὕτως, λέγω ὑμῖν, γίνεται χαρὰ ἐνώπιον τῶν ἀγγέλων τοῦ θεοῦ ἐπὶ ἑνὶ ἁμαρτωλῷ μετανοοῦντι.</text:span> <text:span text:style-name="T2">11</text:span> <text:span text:style-name="T1">Εἶπεν δέ· ἄνθρωπός τις εἶχεν δύο υἱούς.</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text:span> <text:span text:style-name="T2">14</text:span> <text:span text:style-name="T1">δαπανήσαντος δὲ αὐτοῦ πάντα ἐγένετο λιμὸς ἰσχυρὰ κατὰ τὴν χώραν ἐκείνην, καὶ αὐτὸς ἤρξατο ὑστερεῖσθαι.</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text:span> <text:span text:style-name="T2">17</text:span> <text:span text:style-name="T1">εἰς ἑαυτὸν δὲ ἐλθὼν ἔφη· πόσοι μίσθιοι τοῦ πατρός μου περισσεύονται ἄρτων, ἐγὼ δὲ λιμῷ ὧδε ἀπόλλυμαι.</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text:span> <text:span text:style-name="T2">21</text:span> <text:span text:style-name="T1">εἶπεν δὲ ὁ υἱὸς αὐτῷ· πάτερ, ἥμαρτον εἰς τὸν οὐρανὸν καὶ ἐνώπιόν σου, οὐκέτι εἰμὶ ἄξιος κληθῆναι υἱός σου.</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text:span> <text:span text:style-name="T2">28</text:span> <text:span text:style-name="T1">ὠργίσθη δὲ καὶ οὐκ ἤθελεν εἰσελθεῖν, ὁ δὲ πατὴρ αὐτοῦ ἐξελθὼν παρεκάλει αὐτόν.</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text:span> <text:span text:style-name="T2">30</text:span> <text:span text:style-name="T1">ὅτε δὲ ὁ υἱός σου οὗτος ὁ καταφαγών σου τὸν βίον μετὰ πορνῶν ἦλθεν, ἔθυσας αὐτῷ τὸν σιτευτὸν μόσχον.</text:span> <text:span text:style-name="T2">31</text:span> <text:span text:style-name="T1">ὁ δὲ εἶπεν αὐτῷ· τέκνον, σὺ πάντοτε μετ᾽ ἐμοῦ εἶ, καὶ πάντα τὰ ἐμὰ σά ἐστιν·</text:span> <text:span text:style-name="T2">32</text:span> <text:span text:style-name="T1">εὐφρανθῆναι δὲ καὶ χαρῆναι ἔδει, ὅτι ὁ ἀδελφός σου οὗτος νεκρὸς ἦν καὶ ἔζησεν, καὶ ἀπολωλὼς καὶ εὑρέθη.</text:span> </text:p>
      <text:p text:style-name="P4">ΚΑΤΑ ΛΟΥΚΑΝ  16</text:p>
      <text:p text:style-name="Text_20_body"><text:soft-page-break/><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text:span> <text:span text:style-name="T2">4</text:span> <text:span text:style-name="T1">ἔγνων τί ποιήσω, ἵνα ὅταν μετασταθῶ ἐκ τῆς οἰκονομίας δέξωνταί με εἰς τοὺς οἴκους αὐτῶν.</text:span> <text:span text:style-name="T2">5</text:span> <text:span text:style-name="T1">καὶ προσκαλεσάμενος ἕνα ἕκαστον τῶν χρεοφειλετῶν τοῦ κυρίου ἑαυτοῦ ἔλεγεν τῷ πρώτῳ· πόσον ὀφείλεις τῷ κυρίῳ μου;</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text:span> <text:span text:style-name="T2">7</text:span> <text:span text:style-name="T1">ἔπειτα ἑτέρῳ εἶπεν· σὺ δὲ πόσον ὀφείλεις; ὁ δὲ εἶπεν· ἑκατὸν κόρους σίτου. λέγει αὐτῷ· δέξαι σου τὰ γράμματα καὶ γράψον ὀγδοήκοντα.</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text:span> <text:span text:style-name="T2">10</text:span> <text:span text:style-name="T1">Ὁ πιστὸς ἐν ἐλαχίστῳ καὶ ἐν πολλῷ πιστός ἐστιν, καὶ ὁ ἐν ἐλαχίστῳ ἄδικος καὶ ἐν πολλῷ ἄδικός ἐστιν.</text:span> <text:span text:style-name="T2">11</text:span> <text:span text:style-name="T1">εἰ οὖν ἐν τῷ ἀδίκῳ μαμωνᾷ πιστοὶ οὐκ ἐγένεσθε, τὸ ἀληθινὸν τίς ὑμῖν πιστεύσει;</text:span> <text:span text:style-name="T2">12</text:span> <text:span text:style-name="T1">καὶ εἰ ἐν τῷ ἀλλοτρίῳ πιστοὶ οὐκ ἐγένεσθε, τὸ ὑμέτερον τίς ὑμῖν δώσει;</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text:span> <text:span text:style-name="T2">14</text:span> <text:span text:style-name="T1">Ἤκουον δὲ ταῦτα πάντα οἱ Φαρισαῖοι φιλάργυροι ὑπάρχοντες καὶ ἐξεμυκτήριζον αὐτόν.</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text:span> <text:span text:style-name="T2">17</text:span> <text:span text:style-name="T1">εὐκοπώτερον δέ ἐστιν τὸν οὐρανὸν καὶ τὴν γῆν παρελθεῖν ἢ τοῦ νόμου μίαν κεραίαν πεσεῖν.</text:span> <text:span text:style-name="T2">18</text:span> <text:span text:style-name="T1">Πᾶς ὁ ἀπολύων τὴν γυναῖκα αὐτοῦ καὶ γαμῶν ἑτέραν μοιχεύει, καὶ ὁ ἀπολελυμένην ἀπὸ ἀνδρὸς γαμῶν μοιχεύει.</text:span> <text:span text:style-name="T2">19</text:span> <text:span text:style-name="T1">Ἄνθρωπος δέ τις ἦν πλούσιος, καὶ ἐνεδιδύσκετο πορφύραν καὶ βύσσον εὐφραινόμενος καθ᾽ ἡμέραν λαμπρῶς.</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text:span> <text:span text:style-name="T2">27</text:span> <text:span text:style-name="T1">εἶπεν δέ· ἐρωτῶ οὖν { --- } σε { οὖν, }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text:span> <text:span text:style-name="T2">29</text:span> <text:span text:style-name="T1">λέγει δὲ Ἀβραάμ· ἔχουσιν Μωϋσέα καὶ τοὺς προφήτας· ἀκουσάτωσαν αὐτῶν.</text:span> <text:span text:style-name="T2">30</text:span> <text:span text:style-name="T1">ὁ δὲ εἶπεν· οὐχί, πάτερ Ἀβραάμ, ἀλλ᾽ ἐάν τις ἀπὸ νεκρῶν πορευθῇ πρὸς αὐτοὺς μετανοήσουσιν.</text:span> <text:span text:style-name="T2">31</text:span> <text:span text:style-name="T1">εἶπεν δὲ αὐτῷ· εἰ Μωϋσέως καὶ τῶν προφητῶν οὐκ ἀκούουσιν, οὐδ᾽ ἐάν τις ἐκ νεκρῶν ἀναστῇ πεισθήσονται.</text:span> </text:p>
      <text:p text:style-name="P4">ΚΑΤΑ ΛΟΥΚΑΝ  17</text:p>
      <text:p text:style-name="Text_20_body"><text:span text:style-name="T2">1</text:span> <text:span text:style-name="T1">Εἶπεν δὲ πρὸς τοὺς μαθητὰς αὐτοῦ· ἀνένδεκτόν ἐστιν τοῦ τὰ σκάνδαλα μὴ ἐλθεῖν, πλὴν οὐαὶ δι᾽ οὗ ἔρχεται·</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text:span> <text:span text:style-name="T2">3</text:span> <text:span text:style-name="T1">προσέχετε ἑαυτοῖς. Ἐὰν ἁμάρτῃ ὁ ἀδελφός σου ἐπιτίμησον αὐτῷ, καὶ ἐὰν μετανοήσῃ ἄφες αὐτῷ.</text:span> <text:span text:style-name="T2">4</text:span> <text:span text:style-name="T1">καὶ ἐὰν ἑπτάκις τῆς ἡμέρας ἁμαρτήσῃ εἰς σὲ καὶ ἑπτάκις ἐπιστρέψῃ πρὸς σὲ λέγων· μετανοῶ, ἀφήσεις αὐτῷ.</text:span> <text:span text:style-name="T2">5</text:span> <text:span text:style-name="T1">Καὶ εἶπαν οἱ ἀπόστολοι τῷ κυρίῳ· πρόσθες ἡμῖν πίστιν.</text:span> <text:span text:style-name="T2">6</text:span> <text:span text:style-name="T1">εἶπεν δὲ ὁ κύριος· εἰ ἔχετε πίστιν ὡς κόκκον σινάπεως, ἐλέγετε ἂν τῇ συκαμίνῳ [ταύτῃ]· ἐκριζώθητι καὶ φυτεύθητι ἐν τῇ θαλάσσῃ· καὶ ὑπήκουσεν ἂν ὑμῖν.</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text:span> <text:span text:style-name="T2">9</text:span> <text:span text:style-name="T1">μὴ ἔχει χάριν τῷ δούλῳ ὅτι ἐποίησεν τὰ διαταχθέντα;</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text:span> <text:span text:style-name="T2">11</text:span> <text:span text:style-name="T1">Καὶ ἐγένετο ἐν τῷ πορεύεσθαι εἰς Ἰερουσαλὴμ καὶ αὐτὸς διήρχετο διὰ μέσον Σαμαρείας καὶ Γαλιλαίας.</text:span> <text:span text:style-name="T2">12</text:span> <text:span text:style-name="T1">Καὶ εἰσερχομένου αὐτοῦ εἴς τινα κώμην ἀπήντησαν [αὐτῷ] δέκα λεπροὶ ἄνδρες, οἳ ἔστησαν πόρρωθεν</text:span> <text:span text:style-name="T2">13</text:span> <text:span text:style-name="T1">καὶ αὐτοὶ ἦραν φωνὴν λέγοντες· Ἰησοῦ ἐπιστάτα, ἐλέησον ἡμᾶς.</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ίτης.</text:span> <text:span text:style-name="T2">17</text:span> <text:span text:style-name="T1">ἀποκριθεὶς δὲ ὁ Ἰησοῦς εἶπεν· οὐχὶ οἱ δέκα ἐκαθαρίσθησαν; οἱ δὲ ἐννέα ποῦ;</text:span> <text:span text:style-name="T2">18</text:span> <text:span text:style-name="T1">οὐχ εὑρέθησαν ὑποστρέψαντες δοῦναι δόξαν τῷ θεῷ εἰ μὴ ὁ ἀλλογενὴς οὗτος;</text:span> <text:span text:style-name="T2">19</text:span> <text:span text:style-name="T1">καὶ εἶπεν αὐτῷ· ἀναστὰς πορεύου· ἡ πίστις σου σέσωκέν σε.</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text:span> <text:span text:style-name="T2">23</text:span> <text:span text:style-name="T1">καὶ ἐροῦσιν ὑμῖν· ἰδοὺ ἐκεῖ, [ἤ·] ἰδοὺ ὧδε· μὴ ἀπέλθητε μηδὲ διώξητε.</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ἐν τῇ ἡμέρᾳ αὐτοῦ].</text:span> <text:span text:style-name="T2">25</text:span> <text:span text:style-name="T1">πρῶτον δὲ δεῖ αὐτὸν πολλὰ παθεῖν καὶ ἀποδοκιμασθῆναι ἀπὸ τῆς γενεᾶς ταύτης.</text:span> <text:span text:style-name="T2">26</text:span> <text:span text:style-name="T1">καὶ καθὼς ἐγένετο ἐν ταῖς ἡμέραις Νῶε, οὕτως ἔσται καὶ ἐν ταῖς ἡμέραις τοῦ υἱοῦ τοῦ ἀνθρώπου·</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text:span> <text:span text:style-name="T2">28</text:span> <text:span text:style-name="T1">Ὁμοίως καθὼς ἐγένετο ἐν ταῖς ἡμέραις Λώτ· ἤσθιον, ἔπινον, ἠγόραζον, ἐπώλουν, ἐφύτευον, ᾠκοδόμουν·</text:span> <text:span text:style-name="T2">29</text:span> <text:span text:style-name="T1">ᾗ δὲ ἡμέρᾳ ἐξῆλθεν Λὼτ ἀπὸ Σοδόμων, ἔβρεξεν πῦρ καὶ θεῖον ἀπ᾽ οὐρανοῦ καὶ ἀπώλεσεν πάντας.</text:span> <text:span text:style-name="T2">30</text:span> <text:span text:style-name="T1">κατὰ { τὰ } { αὐτὰ } ταὐτὰ { --- } ἔσται ᾗ ἡμέρᾳ ὁ υἱὸς τοῦ ἀνθρώπου ἀποκαλύπτεται.</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text:span> <text:span text:style-name="T2">32</text:span> <text:span text:style-name="T1">μνημονεύετε τῆς γυναικὸς Λώτ.</text:span> <text:span text:style-name="T2">33</text:span> <text:span text:style-name="T1">ὃς ἐὰν ζητήσῃ τὴν ψυχὴν αὐτοῦ περιποιήσασθαι ἀπολέσει αὐτήν, ὃς δ᾽ ἂν ἀπολέσῃ ζῳογονήσει αὐτήν.</text:span> <text:span text:style-name="T2">34</text:span> <text:span text:style-name="T1">λέγω ὑμῖν, ταύτῃ τῇ νυκτὶ ἔσονται δύο ἐπὶ κλίνης μιᾶς, ὁ εἷς παραλημφθήσεται καὶ ὁ ἕτερος ἀφεθήσεται·</text:span> <text:span text:style-name="T2">35</text:span> <text:span text:style-name="T1">ἔσονται δύο ἀλήθουσαι ἐπὶ τὸ αὐτό, ἡ μία παραλημφθήσεται, ἡ δὲ ἑτέρα ἀφεθήσεται.</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text:span> </text:p>
      <text:p text:style-name="P4">ΚΑΤΑ ΛΟΥΚΑΝ  18</text:p>
      <text:p text:style-name="Text_20_body"><text:span text:style-name="T2">1</text:span> <text:span text:style-name="T1">Ἔλεγεν δὲ παραβολὴν αὐτοῖς πρὸς τὸ δεῖν πάντοτε προσεύχεσθαι αὐτοὺς καὶ μὴ ἐγκακεῖν,</text:span> <text:span text:style-name="T2">2</text:span> <text:span text:style-name="T1">λέγων· κριτής τις ἦν ἔν τινι πόλει τὸν θεὸν μὴ φοβούμενος καὶ ἄνθρωπον μὴ ἐντρεπόμενος.</text:span> <text:span text:style-name="T2">3</text:span> <text:span text:style-name="T1">χήρα δὲ ἦν ἐν τῇ πόλει ἐκείνῃ καὶ ἤρχετο πρὸς αὐτὸν λέγουσα· ἐκδίκησόν με ἀπὸ τοῦ ἀντιδίκου μου.</text:span> <text:span text:style-name="T2">4</text:span> <text:span text:style-name="T1">καὶ οὐκ ἤθελεν ἐπὶ χρόνον. μετὰ { δὲ } ταῦτα δὲ { --- }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text:span> <text:span text:style-name="T2">6</text:span> <text:span text:style-name="T1">Εἶπεν δὲ ὁ κύριος· ἀκούσατε τί ὁ κριτὴς τῆς ἀδικίας λέγει·</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text:span> <text:span text:style-name="T2">10</text:span> <text:span text:style-name="T1">Ἄνθρωποι δύο ἀνέβησαν εἰς τὸ ἱερὸν προσεύξασθαι, ὁ εἷς Φαρισαῖος καὶ ὁ ἕτερος τελώνης.</text:span> <text:span text:style-name="T2">11</text:span> <text:span text:style-name="T1">ὁ Φαρισαῖος σταθεὶς ταῦτα { --- } πρὸς ἑαυτὸν { ταῦτα } προσηύχετο· ὁ θεός, εὐχαριστῶ σοι ὅτι οὐκ εἰμὶ ὥσπερ οἱ λοιποὶ τῶν ἀνθρώπων, ἅρπαγες, ἄδικοι, μοιχοί, ἢ καὶ ὡς οὗτος ὁ τελώνης·</text:span> <text:span text:style-name="T2">12</text:span> <text:span text:style-name="T1">νηστεύω δὶς τοῦ σαββάτου, { ἀποδεκατῶ } ἀποδεκατεύω { --- } πάντα ὅσα κτῶμαι.</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text:span> <text:span text:style-name="T2">15</text:span> <text:span text:style-name="T1">Προσέφερον δὲ αὐτῷ καὶ τὰ βρέφη ἵνα αὐτῶν ἅπτηται· ἰδόντες δὲ οἱ μαθηταὶ ἐπετίμων αὐτοῖς.</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text:span> <text:span text:style-name="T2">17</text:span> <text:span text:style-name="T1">ἀμὴν λέγω ὑμῖν, ὃς ἂν μὴ δέξηται τὴν βασιλείαν τοῦ θεοῦ ὡς παιδίον, οὐ μὴ εἰσέλθῃ εἰς αὐτήν.</text:span> <text:span text:style-name="T2">18</text:span> <text:span text:style-name="T1">Καὶ ἐπηρώτησέν τις αὐτὸν ἄρχων λέγων· διδάσκαλε ἀγαθέ, τί ποιήσας ζωὴν αἰώνιον κληρονομήσω;</text:span> <text:span text:style-name="T2">19</text:span> <text:span text:style-name="T1">εἶπεν δὲ αὐτῷ ὁ Ἰησοῦς· τί με λέγεις ἀγαθόν; οὐδεὶς ἀγαθὸς εἰ μὴ εἷς ὁ θεός.</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text:span> <text:span text:style-name="T2">21</text:span> <text:span text:style-name="T1">ὁ δὲ εἶπεν· ταῦτα πάντα ἐφύλαξα ἐκ { νεότητος. } νεότητος { --- } μου. { ---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τοῖς] οὐρανοῖς, καὶ δεῦρο ἀκολούθει μοι.</text:span> <text:span text:style-name="T2">23</text:span> <text:span text:style-name="T1">ὁ δὲ ἀκούσας ταῦτα περίλυπος ἐγενήθη· ἦν γὰρ πλούσιος σφόδρα.</text:span> <text:span text:style-name="T2">24</text:span> <text:span text:style-name="T1">Ἰδὼν δὲ αὐτὸν ὁ Ἰησοῦς [περίλυπον γενόμενον] εἶπεν· πῶς δυσκόλως οἱ τὰ χρήματα ἔχοντες εἰς τὴν βασιλείαν τοῦ θεοῦ εἰσπορεύονται·</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text:span> <text:span text:style-name="T2">26</text:span> <text:span text:style-name="T1">εἶπαν δὲ οἱ ἀκούσαντες· καὶ τίς δύναται σωθῆναι;</text:span> <text:span text:style-name="T2">27</text:span> <text:span text:style-name="T1">ὁ δὲ εἶπεν· τὰ ἀδύνατα παρὰ ἀνθρώποις δυνατὰ παρὰ τῷ θεῷ ἐστιν.</text:span> <text:span text:style-name="T2">28</text:span> <text:span text:style-name="T1">Εἶπεν δὲ ὁ Πέτρος· ἰδοὺ ἡμεῖς ἀφέντες τὰ ἴδια ἠκολουθήσαμέν σοι.</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ἕ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text:span> <text:span text:style-name="T2">34</text:span> <text:span text:style-name="T1">καὶ αὐτοὶ οὐδὲν τούτων συνῆκαν καὶ ἦν τὸ ῥῆμα τοῦτο κεκρυμμένον ἀπ᾽ αὐτῶν καὶ οὐκ ἐγίνωσκον τὰ λεγόμενα.</text:span> <text:span text:style-name="T2">35</text:span> <text:span text:style-name="T1">Ἐγένετο δὲ ἐν τῷ ἐγγίζειν αὐτὸν εἰς Ἰεριχὼ τυφλός τις ἐκάθητο παρὰ τὴν ὁδὸν ἐπαιτῶν.</text:span> <text:span text:style-name="T2">36</text:span> <text:span text:style-name="T1">ἀκούσας δὲ ὄχλου διαπορευομένου ἐπυνθάνετο τί εἴη τοῦτο.</text:span> <text:span text:style-name="T2">37</text:span> <text:span text:style-name="T1">ἀπήγγειλαν δὲ αὐτῷ ὅτι Ἰησοῦς ὁ Ναζωραῖος παρέρχεται.</text:span> <text:span text:style-name="T2">38</text:span> <text:span text:style-name="T1">καὶ ἐβόησεν λέγων· Ἰησοῦ υἱὲ Δαυίδ, ἐλέησόν με.</text:span> <text:span text:style-name="T2">39</text:span> <text:span text:style-name="T1">καὶ οἱ προάγοντες ἐπετίμων αὐτῷ ἵνα σιγήσῃ, αὐτὸς δὲ πολλῷ μᾶλλον ἔκραζεν· υἱὲ Δαυίδ, ἐλέησόν με.</text:span> <text:span text:style-name="T2">40</text:span> <text:span text:style-name="T1">σταθεὶς δὲ ὁ Ἰησοῦς ἐκέλευσεν αὐτὸν ἀχθῆναι πρὸς αὐτόν. ἐγγίσαντος δὲ αὐτοῦ ἐπηρώτησεν αὐτόν·</text:span> <text:span text:style-name="T2">41</text:span> <text:span text:style-name="T1">τί σοι θέλεις ποιήσω; ὁ δὲ εἶπεν· κύριε, ἵνα ἀναβλέψω.</text:span> <text:span text:style-name="T2">42</text:span> <text:span text:style-name="T1">καὶ ὁ Ἰησοῦς εἶπεν αὐτῷ· ἀνάβλεψον· ἡ πίστις σου σέσωκέν σε.</text:span> <text:span text:style-name="T2">43</text:span> <text:span text:style-name="T1">καὶ παραχρῆμα ἀνέβλεψεν καὶ ἠκολούθει αὐτῷ δοξάζων τὸν θεόν. καὶ πᾶς ὁ λαὸς ἰδὼν ἔδωκεν αἶνον τῷ θεῷ.</text:span> </text:p>
      <text:p text:style-name="P4">ΚΑΤΑ ΛΟΥΚΑΝ  19</text:p>
      <text:p text:style-name="Text_20_body"><text:span text:style-name="T2">1</text:span> <text:span text:style-name="T1">Καὶ εἰσελθὼν διήρχετο τὴν Ἰεριχώ.</text:span> <text:span text:style-name="T2">2</text:span> <text:span text:style-name="T1">Καὶ ἰδοὺ ἀνὴρ ὀνόματι καλούμενος Ζακχαῖος, καὶ αὐτὸς ἦν ἀρχιτελώνης καὶ αὐτὸς πλούσιος·</text:span> <text:span text:style-name="T2">3</text:span> <text:span text:style-name="T1">καὶ ἐζήτει ἰδεῖν τὸν Ἰησοῦν τίς ἐστιν καὶ οὐκ ἠδύνατο ἀπὸ τοῦ ὄχλου, ὅτι τῇ ἡλικίᾳ μικρὸς ἦν.</text:span> <text:span text:style-name="T2">4</text:span> <text:span text:style-name="T1">καὶ προδραμὼν εἰς τὸ ἔμπροσθεν ἀνέβη ἐπὶ συκομορέαν ἵνα ἴδῃ αὐτὸν ὅτι ἐκείνης ἤμελλεν διέρχεσθαι.</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text:span> <text:span text:style-name="T2">6</text:span> <text:span text:style-name="T1">καὶ σπεύσας κατέβη καὶ ὑπεδέξατο αὐτὸν χαίρων.</text:span> <text:span text:style-name="T2">7</text:span> <text:span text:style-name="T1">καὶ ἰδόντες πάντες διεγόγγυζον λέγοντες ὅτι παρὰ ἁμαρτωλῷ ἀνδρὶ εἰσῆλθεν καταλῦσαι.</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text:span> <text:span text:style-name="T2">10</text:span> <text:span text:style-name="T1">ἦλθεν γὰρ ὁ υἱὸς τοῦ ἀνθρώπου ζητῆσαι καὶ σῶσαι τὸ ἀπολωλός.</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text:span> <text:span text:style-name="T2">12</text:span> <text:span text:style-name="T1">εἶπεν οὖν· ἄνθρωπός τις εὐγενὴς ἐπορεύθη εἰς χώραν μακρὰν λαβεῖν ἑαυτῷ βασιλείαν καὶ ὑποστρέψαι.</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text:span> <text:span text:style-name="T2">16</text:span> <text:span text:style-name="T1">παρεγένετο δὲ ὁ πρῶτος λέγων· κύριε, ἡ μνᾶ σου δέκα προσηργάσατο μνᾶς.</text:span> <text:span text:style-name="T2">17</text:span> <text:span text:style-name="T1">καὶ εἶπεν αὐτῷ· { εὖγε, } εὖ, { --- } ἀγαθὲ δοῦλε, ὅτι ἐν ἐλαχίστῳ πιστὸς ἐγένου, ἴσθι ἐξουσίαν ἔχων ἐπάνω δέκα πόλεων.</text:span> <text:span text:style-name="T2">18</text:span> <text:span text:style-name="T1">καὶ ἦλθεν ὁ δεύτερος λέγων· ἡ μνᾶ σου, κύριε, ἐποίησεν πέντε μνᾶς.</text:span> <text:span text:style-name="T2">19</text:span> <text:span text:style-name="T1">εἶπεν δὲ καὶ τούτῳ· καὶ σὺ ἐπάνω γίνου πέντε πόλεων.</text:span> <text:span text:style-name="T2">20</text:span> <text:span text:style-name="T1">καὶ ὁ ἕτερος ἦλθεν λέγων· κύριε, ἰδοὺ ἡ μνᾶ σου ἣν εἶχον ἀποκειμένην ἐν σουδαρίῳ·</text:span> <text:span text:style-name="T2">21</text:span> <text:span text:style-name="T1">ἐφοβούμην γάρ σε, ὅτι ἄνθρωπος αὐστηρὸς εἶ, αἴρεις ὃ οὐκ ἔθηκας καὶ θερίζεις ὃ οὐκ ἔσπειρας.</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text:span> <text:span text:style-name="T2">23</text:span> <text:span text:style-name="T1">καὶ διὰ τί οὐκ ἔδωκάς μου τὸ ἀργύριον ἐπὶ τράπεζαν; κἀγὼ ἐλθὼν σὺν τόκῳ ἂν αὐτὸ ἔπραξα.</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text:span> <text:span text:style-name="T2">28</text:span> <text:span text:style-name="T1">Καὶ εἰπὼν ταῦτα ἐπορεύετο ἔμπροσθεν ἀναβαίνων εἰς Ἱεροσόλυμα.</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text:span> <text:span text:style-name="T2">31</text:span> <text:span text:style-name="T1">καὶ ἐάν τις ὑμᾶς ἐρωτᾷ· διὰ τί λύετε; οὕτως ἐρεῖτε· ὅτι ὁ κύριος αὐτοῦ χρείαν ἔχει.</text:span> <text:span text:style-name="T2">32</text:span> <text:span text:style-name="T1">Ἀπελθόντες δὲ οἱ ἀπεσταλμένοι εὗρον καθὼς εἶπεν αὐτοῖς.</text:span> <text:span text:style-name="T2">33</text:span> <text:span text:style-name="T1">λυόντων δὲ αὐτῶν τὸν πῶλον εἶπαν οἱ κύριοι αὐτοῦ πρὸς αὐτούς· τί λύετε τὸν πῶλον;</text:span> <text:span text:style-name="T2">34</text:span> <text:span text:style-name="T1">οἱ δὲ εἶπαν· ὅτι ὁ κύριος αὐτοῦ χρείαν ἔχει.</text:span> <text:span text:style-name="T2">35</text:span> <text:span text:style-name="T1">καὶ ἤγαγον αὐτὸν πρὸς τὸν Ἰησοῦν καὶ ἐπιρίψαντες αὐτῶν τὰ ἱμάτια ἐπὶ τὸν πῶλον ἐπεβίβασαν τὸν Ἰησοῦν.</text:span> <text:span text:style-name="T2">36</text:span> <text:span text:style-name="T1">πορευομένου δὲ αὐτοῦ ὑπεστρώννυον τὰ ἱμάτια { αὐτῶν } ἑαυτῶν { --- } ἐν τῇ ὁδῷ.</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text:span> <text:span text:style-name="T2">39</text:span> <text:span text:style-name="T1">καί τινες τῶν Φαρισαίων ἀπὸ τοῦ ὄχλου εἶπαν πρὸς αὐτόν· διδάσκαλε, ἐπιτίμησον τοῖς μαθηταῖς σου.</text:span> <text:span text:style-name="T2">40</text:span> <text:span text:style-name="T1">καὶ ἀποκριθεὶς εἶπεν· λέγω ὑμῖν, ὅτι { --- } ἐὰν οὗτοι σιωπήσουσιν, οἱ λίθοι κράξουσιν.</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text:span> <text:span text:style-name="T2">43</text:span> <text:span text:style-name="T1">ὅτι ἥξουσιν ἡμέραι ἐπὶ σὲ καὶ { παρεμβαλοῦσιν } περιβαλοῦσίν { --- }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ατο αὐτοῦ ἀκούων.</text:span> </text:p>
      <text:p text:style-name="P4">ΚΑΤΑ ΛΟΥΚΑΝ  20</text:p>
      <text:p text:style-name="Text_20_body"><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text:span> <text:span text:style-name="T2">3</text:span> <text:span text:style-name="T1">ἀποκριθεὶς δὲ εἶπεν πρὸς αὐτούς· ἐρωτήσω ὑμᾶς κἀγὼ λόγον, καὶ εἴπατέ μοι·</text:span> <text:span text:style-name="T2">4</text:span> <text:span text:style-name="T1">τὸ βάπτισμα Ἰωάννου ἐξ οὐρανοῦ ἦν ἢ ἐξ ἀνθρώπων;</text:span> <text:span text:style-name="T2">5</text:span> <text:span text:style-name="T1">οἱ δὲ συνελογίσαντο πρὸς ἑαυτοὺς λέγοντες ὅτι ἐὰν εἴπωμεν· ἐξ οὐρανοῦ, ἐρεῖ· διὰ τί οὐκ ἐπιστεύσατε αὐτῷ;</text:span> <text:span text:style-name="T2">6</text:span> <text:span text:style-name="T1">ἐὰν δὲ εἴπωμεν· ἐξ ἀνθρώπων, ὁ λαὸς ἅπας καταλιθάσει ἡμᾶς, πεπεισμένος γάρ ἐστιν Ἰωάννην προφήτην εἶναι.</text:span> <text:span text:style-name="T2">7</text:span> <text:span text:style-name="T1">καὶ ἀπεκρίθησαν μὴ εἰδέναι πόθεν.</text:span> <text:span text:style-name="T2">8</text:span> <text:span text:style-name="T1">καὶ ὁ Ἰησοῦς εἶπεν αὐτοῖς· οὐδὲ ἐγὼ λέγω ὑμῖν ἐν ποίᾳ ἐξουσίᾳ ταῦτα ποιῶ.</text:span> <text:span text:style-name="T2">9</text:span> <text:span text:style-name="T1">Ἤρξατο δὲ πρὸς τὸν λαὸν λέγειν τὴν παραβολὴν ταύτην· ἄνθρωπός [τις] ἐφύτευσεν ἀμπελῶνα καὶ ἐξέδετο αὐτὸν γεωργοῖς καὶ ἀπεδήμησεν χρόνους ἱκανούς.</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text:span> <text:span text:style-name="T2">11</text:span> <text:span text:style-name="T1">καὶ προσέθετο ἕτερον πέμψαι δοῦλον· οἱ δὲ κἀκεῖνον δείραντες καὶ ἀτιμάσαντες ἐξαπέστειλαν κενόν.</text:span> <text:span text:style-name="T2">12</text:span> <text:span text:style-name="T1">καὶ προσέθετο τρίτον πέμψαι· οἱ δὲ καὶ τοῦτον τραυματίσαντες ἐξέβαλον.</text:span> <text:span text:style-name="T2">13</text:span> <text:span text:style-name="T1">εἶπεν δὲ ὁ κύριος τοῦ ἀμπελῶνος· τί ποιήσω; πέμψω τὸν υἱόν μου τὸν ἀγαπητόν· ἴσως τοῦτον ἐντραπήσονται.</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text:span> <text:span text:style-name="T2">15</text:span> <text:span text:style-name="T1">καὶ ἐκβαλόντες αὐτὸν ἔξω τοῦ ἀμπελῶνος ἀπέκτειναν. τί οὖν ποιήσει αὐτοῖς ὁ κύριος τοῦ ἀμπελῶνος;</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text:span> <text:span text:style-name="T2">18</text:span> <text:span text:style-name="T1">πᾶς ὁ πεσὼν ἐπ᾽ ἐκεῖνον τὸν λίθον συνθλασθήσεται· ἐφ᾽ ὃν δ᾽ ἂν πέσῃ, λικμήσει αὐτόν.</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text:span> <text:span text:style-name="T2">20</text:span> <text:span text:style-name="T1">Καὶ παρατηρήσαντες ἀπέστειλαν ἐγκαθέτους ὑποκρινομένους ἑαυτοὺς δικαίους εἶναι, ἵνα ἐπιλάβωνται αὐτοῦ λόγου, ὥστε παραδοῦναι αὐτὸν τῇ ἀρχῇ καὶ τῇ ἐξουσίᾳ τοῦ ἡγεμόνος.</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text:span> <text:span text:style-name="T2">22</text:span> <text:span text:style-name="T1">ἔξεστιν ἡμᾶς Καίσαρι φόρον δοῦναι ἢ οὔ;</text:span> <text:span text:style-name="T2">23</text:span> <text:span text:style-name="T1">Κατανοήσας δὲ αὐτῶν τὴν πανουργίαν εἶπεν πρὸς αὐτούς·</text:span> <text:span text:style-name="T2">24</text:span> <text:span text:style-name="T1">δείξατέ μοι δηνάριον· τίνος ἔχει εἰκόνα καὶ ἐπιγραφήν; οἱ δὲ εἶπαν· Καίσαρος.</text:span> <text:span text:style-name="T2">25</text:span> <text:span text:style-name="T1">ὁ δὲ εἶπεν πρὸς αὐτούς· τοίνυν ἀπόδοτε τὰ Καίσαρος Καίσαρι καὶ τὰ τοῦ θεοῦ τῷ θεῷ.</text:span> <text:span text:style-name="T2">26</text:span> <text:span text:style-name="T1">καὶ οὐκ ἴσχυσαν ἐπιλαβέσθαι αὐτοῦ ῥήματος ἐναντίον τοῦ λαοῦ καὶ θαυμάσαντες ἐπὶ τῇ ἀποκρίσει αὐτοῦ ἐσίγησαν.</text:span> <text:span text:style-name="T2">27</text:span> <text:span text:style-name="T1">Προσελθόντες δέ τινες τῶν Σαδδουκαίων, οἱ [ἀντι]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text:span> <text:span text:style-name="T2">29</text:span> <text:span text:style-name="T1">ἑπτὰ οὖν ἀδελφοὶ ἦσαν· καὶ ὁ πρῶτος λαβὼν γυναῖκα ἀπέθανεν ἄτεκνος·</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text:span> <text:span text:style-name="T2">32</text:span> <text:span text:style-name="T1">ὕστερον καὶ ἡ γυνὴ ἀπέθανεν.</text:span> <text:span text:style-name="T2">33</text:span> <text:span text:style-name="T1">{ ἡ } { γυνὴ } { οὖν } ἐν τῇ οὖν { --- } ἀναστάσει τίνος αὐτῶν γίνεται γυνή; οἱ γὰρ ἑπτὰ ἔσχον αὐτὴν γυναῖκα.</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text:span> <text:span text:style-name="T2">36</text:span> <text:span text:style-name="T1">οὐδὲ γὰρ ἀποθανεῖν ἔτι δύνανται, ἰσάγγελοι γάρ εἰσιν καὶ υἱοί εἰσιν θεοῦ τῆς ἀναστάσεως υἱοὶ ὄντες.</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text:span> <text:span text:style-name="T2">38</text:span> <text:span text:style-name="T1">θεὸς δὲ οὐκ ἔστιν νεκρῶν ἀλλὰ ζώντων, πάντες γὰρ αὐτῷ ζῶσιν.</text:span> <text:span text:style-name="T2">39</text:span> <text:span text:style-name="T1">Ἀποκριθέντες δέ τινες τῶν γραμματέων εἶπαν· διδάσκαλε, καλῶς εἶπας.</text:span> <text:span text:style-name="T2">40</text:span> <text:span text:style-name="T1">οὐκέτι γὰρ ἐτόλμων ἐπερωτᾶν αὐτὸν οὐδέν.</text:span> <text:span text:style-name="T2">41</text:span> <text:span text:style-name="T1">Εἶπεν δὲ πρὸς αὐτούς· πῶς λέγουσιν τὸν χριστὸν εἶναι Δαυὶδ υἱόν;</text:span> <text:span text:style-name="T2">42</text:span> <text:span text:style-name="T1">αὐτὸς γὰρ Δαυὶδ λέγει ἐν βίβλῳ ψαλμῶν· εἶπεν ὁ { --- } κύριος τῷ κυρίῳ μου· κάθου ἐκ δεξιῶν μου,</text:span> <text:span text:style-name="T2">43</text:span> <text:span text:style-name="T1">ἕως ἂν θῶ τοὺς ἐχθρούς σου ὑποπόδιον τῶν ποδῶν σου.</text:span> <text:span text:style-name="T2">44</text:span> <text:span text:style-name="T1">Δαυὶδ οὖν κύριον αὐτὸν καλεῖ, καὶ πῶς { αὐτοῦ } υἱός αὐτοῦ { --- } ἐστιν;</text:span> <text:span text:style-name="T2">45</text:span> <text:span text:style-name="T1">Ἀκούοντος δὲ παντὸς τοῦ λαοῦ εἶπεν τοῖς μαθηταῖς [αὐτοῦ]·</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text:span> </text:p>
      <text:p text:style-name="P4">ΚΑΤΑ ΛΟΥΚΑΝ  21</text:p>
      <text:p text:style-name="Text_20_body"><text:span text:style-name="T2">1</text:span> <text:span text:style-name="T1">Ἀναβλέψας δὲ εἶδεν τοὺς βάλλοντας εἰς τὸ γαζοφυλάκιον τὰ δῶρα αὐτῶν πλουσίους.</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text:span> <text:span text:style-name="T2">5</text:span> <text:span text:style-name="T1">Καί τινων λεγόντων περὶ τοῦ ἱεροῦ ὅτι λίθοις καλοῖς καὶ ἀναθήμασιν κεκόσμηται εἶπεν·</text:span> <text:span text:style-name="T2">6</text:span> <text:span text:style-name="T1">ταῦτα ἃ θεωρεῖτε ἐλεύσονται ἡμέραι ἐν αἷς οὐκ ἀφεθήσεται λίθος ἐπὶ λίθῳ ὃς οὐ καταλυθήσεται.</text:span> <text:span text:style-name="T2">7</text:span> <text:span text:style-name="T1">Ἐπηρώτησαν δὲ αὐτὸν λέγοντες· διδάσκαλε, πότε οὖν ταῦτα ἔσται καὶ τί τὸ σημεῖον ὅταν μέλλῃ ταῦτα γίνεσθαι;</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text:span> <text:span text:style-name="T2">12</text:span> <text:span text:style-name="T1">Πρὸ 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text:span> <text:span text:style-name="T2">13</text:span> <text:span text:style-name="T1">ἀποβήσεται ὑμῖν εἰς μαρτύριον.</text:span> <text:span text:style-name="T2">14</text:span> <text:span text:style-name="T1">θέτε οὖν ἐν ταῖς καρδίαις ὑμῶν μὴ προμελετᾶν ἀπολογηθῆναι·</text:span> <text:span text:style-name="T2">15</text:span> <text:span text:style-name="T1">ἐγὼ γὰρ δώσω ὑμῖν στόμα καὶ σοφίαν ᾗ οὐ δυνήσονται ἀντιστῆναι ἢ ἀντειπεῖν { ἅπαντες } πάντες { --- } οἱ ἀντικείμενοι ὑμῖν.</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text:span> <text:span text:style-name="T2">18</text:span> <text:span text:style-name="T1">καὶ θρὶξ ἐκ τῆς κεφαλῆς ὑμῶν οὐ μὴ ἀπόληται.</text:span> <text:span text:style-name="T2">19</text:span> <text:span text:style-name="T1">ἐν τῇ ὑπομονῇ ὑμῶν κτήσασθε τὰς ψυχὰς ὑμῶν.</text:span> <text:span text:style-name="T2">20</text:span> <text:span text:style-name="T1">Ὅταν δὲ ἴδητε κυκλουμένην ὑπὸ στρατοπέδων Ἰερουσαλήμ, τότε γνῶτε ὅτι ἤγγικεν ἡ ἐρήμωσις αὐτῆς.</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text:span> <text:span text:style-name="T2">23</text:span> <text:span text:style-name="T1">οὐαὶ δὲ { --- }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text:span> <text:span text:style-name="T2">27</text:span> <text:span text:style-name="T1">καὶ τότε ὄψονται τὸν υἱὸν τοῦ ἀνθρώπου ἐρχόμενον ἐν νεφέλῃ μετὰ δυνάμεως καὶ δόξης πολλῆς.</text:span> <text:span text:style-name="T2">28</text:span> <text:span text:style-name="T1">ἀρχομένων δὲ τούτων γίνεσθαι ἀνακύψατε καὶ ἐπάρατε τὰς κεφαλὰς ὑμῶν, διότι ἐγγίζει ἡ ἀπολύτρωσις ὑμῶν.</text:span> <text:span text:style-name="T2">29</text:span> <text:span text:style-name="T1">Καὶ εἶπεν παραβολὴν αὐτοῖς· ἴδετε τὴν συκῆν καὶ πάντα τὰ δένδρα·</text:span> <text:span text:style-name="T2">30</text:span> <text:span text:style-name="T1">ὅταν προβάλωσιν ἤδη, βλέποντες ἀφ᾽ ἑαυτῶν γινώσκετε ὅτι ἤδη ἐγγὺς τὸ θέρος ἐστίν·</text:span> <text:span text:style-name="T2">31</text:span> <text:span text:style-name="T1">οὕτως καὶ ὑμεῖς, ὅταν ἴδητε ταῦτα γινόμενα, γινώσκετε ὅτι ἐγγύς ἐστιν ἡ βασιλεία τοῦ θεοῦ.</text:span> <text:span text:style-name="T2">32</text:span> <text:span text:style-name="T1">ἀμὴν λέγω ὑμῖν ὅτι οὐ μὴ παρέλθῃ ἡ γενεὰ αὕτη ἕως ἂν πάντα γένηται.</text:span> <text:span text:style-name="T2">33</text:span> <text:span text:style-name="T1">ὁ οὐρανὸς καὶ ἡ γῆ παρελεύσονται, οἱ δὲ λόγοι μου οὐ μὴ παρελεύσονται.</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text:span> <text:span text:style-name="T2">38</text:span> <text:span text:style-name="T1">καὶ πᾶς ὁ λαὸς ὤρθριζεν πρὸς αὐτὸν ἐν τῷ ἱερῷ ἀκούειν αὐτοῦ.</text:span> </text:p>
      <text:p text:style-name="P4">ΚΑΤΑ ΛΟΥΚΑΝ  22</text:p>
      <text:p text:style-name="Text_20_body"><text:span text:style-name="T2">1</text:span> <text:span text:style-name="T1">Ἤγγιζεν δὲ ἡ ἑορτὴ τῶν ἀζύμων ἡ λεγομένη πάσχα.</text:span> <text:span text:style-name="T2">2</text:span> <text:span text:style-name="T1">καὶ ἐζήτουν οἱ ἀρχιερεῖς καὶ οἱ γραμματεῖς τὸ πῶς ἀνέλωσιν αὐτόν, ἐφοβοῦντο γὰρ τὸν λαόν.</text:span> <text:span text:style-name="T2">3</text:span> <text:span text:style-name="T1">Εἰσῆλθεν δὲ σατανᾶς εἰς Ἰούδαν τὸν καλούμενον Ἰσκαριώτην, ὄντα ἐκ τοῦ ἀριθμοῦ τῶν δώδεκα·</text:span> <text:span text:style-name="T2">4</text:span> <text:span text:style-name="T1">καὶ ἀπελθὼν συνελάλησεν τοῖς ἀρχιερεῦσιν καὶ στρατηγοῖς τὸ πῶς αὐτοῖς παραδῷ αὐτόν.</text:span> <text:span text:style-name="T2">5</text:span> <text:span text:style-name="T1">καὶ ἐχάρησαν καὶ συνέθεντο αὐτῷ ἀργύριον δοῦναι.</text:span> <text:span text:style-name="T2">6</text:span> <text:span text:style-name="T1">καὶ ἐξωμολόγησεν, καὶ ἐζήτει εὐκαιρίαν τοῦ παραδοῦναι αὐτὸν ἄτερ ὄχλου αὐτοῖς.</text:span> <text:span text:style-name="T2">7</text:span> <text:span text:style-name="T1">Ἦλθεν δὲ ἡ ἡμέρα τῶν ἀζύμων, [ἐν] ᾗ ἔδει θύεσθαι τὸ πάσχα·</text:span> <text:span text:style-name="T2">8</text:span> <text:span text:style-name="T1">καὶ ἀπέστειλεν Πέτρον καὶ Ἰωάννην εἰπών· πορευθέντες ἑτοιμάσατε ἡμῖν τὸ πάσχα ἵνα φάγωμεν.</text:span> <text:span text:style-name="T2">9</text:span> <text:span text:style-name="T1">οἱ δὲ εἶπαν αὐτῷ· ποῦ θέλεις ἑτοιμάσωμεν;</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οἰκοδεσπότῃ τῆς οἰκίας· λέγει σοι ὁ διδάσκαλος· ποῦ ἐστιν τὸ κατάλυμα ὅπου τὸ πάσχα μετὰ τῶν μαθητῶν μου φάγω;</text:span> <text:span text:style-name="T2">12</text:span> <text:span text:style-name="T1">κἀκεῖνος ὑμῖν δείξει ἀνάγαιον μέγα ἐστρωμένον· ἐκεῖ ἑτοιμάσατε.</text:span> <text:span text:style-name="T2">13</text:span> <text:span text:style-name="T1">ἀπελθόντες δὲ εὗρον καθὼς εἰρήκει αὐτοῖς καὶ ἡτοίμασαν τὸ πάσχα.</text:span> <text:span text:style-name="T2">14</text:span> <text:span text:style-name="T1">Καὶ ὅτε ἐγένετο ἡ ὥρα, ἀνέπεσεν καὶ οἱ ἀπόστολοι σὺν αὐτῷ.</text:span> <text:span text:style-name="T2">15</text:span> <text:span text:style-name="T1">καὶ εἶπεν πρὸς αὐτούς· ἐπιθυμίᾳ ἐπεθύμησα τοῦτο τὸ πάσχα φαγεῖν μεθ᾽ ὑμῶν πρὸ τοῦ με παθεῖν·</text:span> <text:span text:style-name="T2">16</text:span> <text:span text:style-name="T1">λέγω γὰρ ὑμῖν ὅτι οὐ μὴ φάγω αὐτὸ ἕως ὅτου πληρωθῇ ἐν τῇ βασιλείᾳ τοῦ θεοῦ.</text:span> <text:span text:style-name="T2">17</text:span> <text:span text:style-name="T1">καὶ δεξάμενος ποτήριον εὐχαριστήσας εἶπεν· λάβετε τοῦτο καὶ διαμερίσατε εἰς ἑαυτούς·</text:span> <text:span text:style-name="T2">18</text:span> <text:span text:style-name="T1">λέγω γὰρ ὑμῖν, [ὅτι] οὐ μὴ πίω ἀπὸ τοῦ νῦν ἀπὸ τοῦ γενήματος τῆς ἀμπέλου ἕως οὗ ἡ βασιλεία τοῦ θεοῦ ἔλθῃ.</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text:span> <text:span text:style-name="T2">21</text:span> <text:span text:style-name="T1">Πλὴν ἰδοὺ ἡ χεὶρ τοῦ παραδιδόντος με μετ᾽ ἐμοῦ ἐπὶ τῆς τραπέζης.</text:span> <text:span text:style-name="T2">22</text:span> <text:span text:style-name="T1">ὅτι ὁ υἱὸς μὲν τοῦ ἀνθρώπου κατὰ τὸ ὡρισμένον πορεύεται, πλὴν οὐαὶ τῷ ἀνθρώπῳ ἐκείνῳ δι᾽ οὗ παραδίδοται.</text:span> <text:span text:style-name="T2">23</text:span> <text:span text:style-name="T1">καὶ αὐτοὶ ἤρξαντο συζητεῖν πρὸς ἑαυτοὺς τὸ τίς ἄρα εἴη ἐξ αὐτῶν ὁ τοῦτο μέλλων πράσσειν.</text:span> <text:span text:style-name="T2">24</text:span> <text:span text:style-name="T1">Ἐγένετο δὲ καὶ φιλονεικία ἐν αὐτοῖς, τὸ τίς αὐτῶν δοκεῖ εἶναι μείζων.</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text:span> <text:span text:style-name="T2">26</text:span> <text:span text:style-name="T1">ὑμεῖς δὲ οὐχ οὕτως, ἀλλ᾽ ὁ μείζων ἐν ὑμῖν { γινέσθω } γενέσθω { --- } ὡς ὁ νεώτερος καὶ ὁ ἡγούμενος ὡς ὁ διακονῶν.</text:span> <text:span text:style-name="T2">27</text:span> <text:span text:style-name="T1">τίς γὰρ μείζων, ὁ ἀνακείμενος ἢ ὁ διακονῶν; οὐχὶ ὁ ἀνακείμενος; ἐγὼ δὲ ἐν μέσῳ ὑμῶν εἰμι ὡς ὁ διακονῶν.</text:span> <text:span text:style-name="T2">28</text:span> <text:span text:style-name="T1">Ὑμεῖς δέ ἐστε οἱ διαμεμενηκότες μετ᾽ ἐμοῦ ἐν τοῖς πειρασμοῖς μου·</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text:span> <text:span text:style-name="T2">31</text:span> <text:span text:style-name="T1">Σίμων Σίμων, ἰδοὺ ὁ σατανᾶς ἐξῃτήσατο ὑμᾶς τοῦ σινιάσαι ὡς τὸν σῖτον·</text:span> <text:span text:style-name="T2">32</text:span> <text:span text:style-name="T1">ἐγὼ δὲ ἐδεήθην περὶ σοῦ ἵνα μὴ ἐκλίπῃ ἡ πίστις σου· καὶ σύ ποτε ἐπιστρέψας στήρισον τοὺς ἀδελφούς σου.</text:span> <text:span text:style-name="T2">33</text:span> <text:span text:style-name="T1">ὁ δὲ εἶπεν αὐτῷ· κύριε, μετὰ σοῦ ἕτοιμός εἰμι καὶ εἰς φυλακὴν καὶ εἰς θάνατον πορεύεσθαι.</text:span> <text:span text:style-name="T2">34</text:span> <text:span text:style-name="T1">ὁ δὲ εἶπεν· λέγω σοι, Πέτρε, οὐ φωνήσει σήμερον ἀλέκτωρ ἕως τρίς με ἀπαρνήσῃ εἰδέναι.</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text:span> <text:span text:style-name="T2">38</text:span> <text:span text:style-name="T1">οἱ δὲ εἶπαν· κύριε, ἰδοὺ μάχαιραι ὧδε δύο. ὁ δὲ εἶπεν αὐτοῖς· ἱκανόν ἐστιν.</text:span> <text:span text:style-name="T2">39</text:span> <text:span text:style-name="T1">Καὶ ἐξελθὼν ἐπορεύθη κατὰ τὸ ἔθος εἰς τὸ ὄρος τῶν ἐλαιῶν, ἠκολούθησαν δὲ αὐτῷ καὶ οἱ μαθηταί.</text:span> <text:span text:style-name="T2">40</text:span> <text:span text:style-name="T1">γενόμενος δὲ ἐπὶ τοῦ τόπου εἶπεν αὐτοῖς· προσεύχεσθε μὴ εἰσελθεῖν εἰς πειρασμόν.</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1">ὤφθη δὲ αὐτῷ ἄγγελος ἀπ᾽ οὐρανοῦ ἐνισχύων αὐτόν.</text:span> <text:span text:style-name="T2">44</text:span> <text:span text:style-name="T1">καὶ γενόμενος ἐν ἀγωνίᾳ ἐκτενέστερον προσηύχετο· καὶ ἐγένετο ὁ ἱδρὼς αὐτοῦ ὡσεὶ θρόμβοι αἵματος καταβαίνοντες ἐπὶ τὴν γῆν.⟧</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text:span> <text:span text:style-name="T2">48</text:span> <text:span text:style-name="T1">Ἰησοῦς δὲ εἶπεν αὐτῷ· Ἰούδα, φιλήματι τὸν υἱὸν τοῦ ἀνθρώπου παραδίδως;</text:span> <text:span text:style-name="T2">49</text:span> <text:span text:style-name="T1">Ἰδόντες δὲ οἱ περὶ αὐτὸν τὸ ἐσόμενον εἶπαν· κύριε, εἰ πατάξομεν ἐν μαχαίρῃ;</text:span> <text:span text:style-name="T2">50</text:span> <text:span text:style-name="T1">καὶ ἐπάταξεν εἷς τις ἐξ αὐτῶν { τοῦ } { ἀρχιερέως } τὸν δοῦλον τοῦ { --- } ἀρχιερέως { --- } καὶ ἀφεῖλεν τὸ οὖς αὐτοῦ τὸ δεξιόν.</text:span> <text:span text:style-name="T2">51</text:span> <text:span text:style-name="T1">ἀποκριθεὶς δὲ ὁ Ἰησοῦς εἶπεν· ἐᾶτε ἕως τούτου· καὶ ἁψάμενος τοῦ ὠτίου ἰάσατο αὐτόν.</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text:span> <text:span text:style-name="T2">54</text:span> <text:span text:style-name="T1">Συλλαβόντες δὲ αὐτὸν ἤγαγον καὶ εἰσήγαγον εἰς τὴν οἰκίαν τοῦ ἀρχιερέως· ὁ δὲ Πέτρος ἠκολούθει μακρόθεν.</text:span> <text:span text:style-name="T2">55</text:span> <text:span text:style-name="T1">περιαψάντων δὲ πῦρ ἐν μέσῳ τῆς αὐλῆς καὶ συγκαθισάντων ἐκάθητο ὁ Πέτρος μέσος αὐτῶν.</text:span> <text:span text:style-name="T2">56</text:span> <text:span text:style-name="T1">ἰδοῦσα δὲ αὐτὸν παιδίσκη τις καθήμενον πρὸς τὸ φῶς καὶ ἀτενίσασα αὐτῷ εἶπεν· καὶ οὗτος σὺν αὐτῷ ἦν.</text:span> <text:span text:style-name="T2">57</text:span> <text:span text:style-name="T1">ὁ δὲ ἠρνήσατο λέγων· οὐκ οἶδα αὐτόν, γύναι.</text:span> <text:span text:style-name="T2">58</text:span> <text:span text:style-name="T1">καὶ μετὰ βραχὺ ἕτερος ἰδὼν αὐτὸν ἔφη· καὶ σὺ ἐξ αὐτῶν εἶ. ὁ δὲ Πέτρος ἔφη· ἄνθρωπε, οὐκ εἰμί.</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text:span> <text:span text:style-name="T2">60</text:span> <text:span text:style-name="T1">εἶπεν δὲ ὁ Πέτρος· ἄνθρωπε, οὐκ οἶδα ὃ λέγεις. καὶ παραχρῆμα ἔτι λαλοῦντος αὐτοῦ ἐφώνησεν ἀλέκτωρ.</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text:span> <text:span text:style-name="T2">62</text:span> <text:span text:style-name="T1">καὶ ἐξελθὼν ἔξω ἔκλαυσεν πικρῶς.</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text:span> <text:span text:style-name="T2">65</text:span> <text:span text:style-name="T1">καὶ ἕτερα πολλὰ βλασφημοῦντες ἔλεγον εἰς αὐτόν.</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text:span> <text:span text:style-name="T2">68</text:span> <text:span text:style-name="T1">ἐὰν δὲ ἐρωτήσω, οὐ μὴ ἀποκριθῆτε.</text:span> <text:span text:style-name="T2">69</text:span> <text:span text:style-name="T1">ἀπὸ τοῦ νῦν δὲ ἔσται ὁ υἱὸς τοῦ ἀνθρώπου καθήμενος ἐκ δεξιῶν τῆς δυνάμεως τοῦ θεοῦ.</text:span> <text:span text:style-name="T2">70</text:span> <text:span text:style-name="T1">εἶπαν δὲ πάντες· σὺ οὖν εἶ ὁ υἱὸς τοῦ θεοῦ; ὁ δὲ πρὸς αὐτοὺς ἔφη· ὑμεῖς λέγετε ὅτι ἐγώ εἰμι.</text:span> <text:span text:style-name="T2">71</text:span> <text:span text:style-name="T1">οἱ δὲ εἶπαν· τί ἔτι ἔχομεν μαρτυρίας χρείαν; αὐτοὶ γὰρ ἠκούσαμεν ἀπὸ τοῦ στόματος αὐτοῦ.</text:span> </text:p>
      <text:p text:style-name="P4">ΚΑΤΑ ΛΟΥΚΑΝ  23</text:p>
      <text:p text:style-name="Text_20_body"><text:span text:style-name="T2">1</text:span> <text:span text:style-name="T1">Καὶ ἀναστὰν ἅπαν τὸ πλῆθος αὐτῶν ἤγαγον αὐτὸν ἐπὶ τὸν Πιλᾶτον.</text:span> <text:span text:style-name="T2">2</text:span> <text:span text:style-name="T1">Ἤρξαντο δὲ κατηγορεῖν αὐτοῦ λέγοντες· τοῦτον { εὕραμεν } εὕρομεν { --- } διαστρέφοντα τὸ ἔθνος ἡμῶν καὶ κωλύοντα φόρους Καίσαρι διδόναι καὶ λέγοντα ἑαυτὸν χριστὸν βασιλέα εἶναι.</text:span> <text:span text:style-name="T2">3</text:span> <text:span text:style-name="T1">ὁ δὲ Πιλᾶτος ἠρώτησεν αὐτὸν λέγων· σὺ εἶ ὁ βασιλεὺς τῶν Ἰουδαίων; ὁ δὲ ἀποκριθεὶς αὐτῷ ἔφη· σὺ λέγεις.</text:span> <text:span text:style-name="T2">4</text:span> <text:span text:style-name="T1">ὁ δὲ Πιλᾶτος εἶπεν πρὸς τοὺς ἀρχιερεῖς καὶ τοὺς ὄχλους· οὐδὲν εὑρίσκω αἴτιον ἐν τῷ ἀνθρώπῳ τούτῳ.</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text:span> <text:span text:style-name="T2">6</text:span> <text:span text:style-name="T1">Π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text:span> <text:span text:style-name="T2">8</text:span> <text:span text:style-name="T1">Ὁ δὲ Ἡρῴδης ἰδὼν τὸν Ἰησοῦν ἐχάρη λίαν, ἦν γὰρ ἐξ ἱκανῶν χρόνων θέλων ἰδεῖν αὐτὸν διὰ τὸ ἀκούειν περὶ αὐτοῦ καὶ ἤλπιζέν τι σημεῖον ἰδεῖν ὑπ᾽ αὐτοῦ γινόμενον.</text:span> <text:span text:style-name="T2">9</text:span> <text:span text:style-name="T1">ἐπηρώτα δὲ αὐτὸν ἐν λόγοις ἱκανοῖς, αὐτὸς δὲ οὐδὲν ἀπεκρίνατο αὐτῷ.</text:span> <text:span text:style-name="T2">10</text:span> <text:span text:style-name="T1">εἱστήκεισαν δὲ οἱ ἀρχιερεῖς καὶ οἱ γραμματεῖς εὐτόνως κατηγοροῦντες αὐτοῦ.</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ιλάτῳ.</text:span> <text:span text:style-name="T2">12</text:span> <text:span text:style-name="T1">ἐγένοντο δὲ φίλοι ὅ τε Ἡρῴδης καὶ ὁ Πιλᾶτος ἐν αὐτῇ τῇ ἡμέρᾳ μετ᾽ ἀλλήλων· προϋπῆρχον γὰρ ἐν ἔχθρᾳ ὄντες πρὸς αὐτούς.</text:span> <text:span text:style-name="T2">13</text:span> <text:span text:style-name="T1">Πιλᾶτος δὲ συγκαλεσάμενος τοὺς ἀρχιερεῖς καὶ τοὺς ἄρχοντας καὶ τὸν λαὸν</text:span> <text:span text:style-name="T2">14</text:span> <text:span text:style-name="T1">εἶπεν πρὸς αὐτούς· 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text:span> <text:span text:style-name="T2">15</text:span> <text:span text:style-name="T1">ἀλλ᾽ οὐδὲ Ἡρῴδης, ἀνέπεμψεν γὰρ αὐτὸν πρὸς ἡμᾶς, καὶ ἰδοὺ οὐδὲν ἄξιον θανάτου ἐστὶν πεπραγμένον αὐτῷ·</text:span> <text:span text:style-name="T2">16</text:span> <text:span text:style-name="T1">παιδεύσας οὖν αὐτὸν ἀπολύσω.</text:span> <text:span text:style-name="T2">17</text:span> <text:span text:style-name="T2">18</text:span> <text:span text:style-name="T1">Ἀνέκραγον δὲ παμπληθεὶ λέγοντες· αἶρε τοῦτον, ἀπόλυσον δὲ ἡμῖν τὸν Βαραββᾶν·</text:span> <text:span text:style-name="T2">19</text:span> <text:span text:style-name="T1">ὅστις ἦν διὰ στάσιν τινὰ γενομένην ἐν τῇ πόλει καὶ φόνον βληθεὶς ἐν τῇ φυλακῇ.</text:span> <text:span text:style-name="T2">20</text:span> <text:span text:style-name="T1">πάλιν δὲ ὁ Πιλᾶτος προσεφώνησεν αὐτοῖς θέλων ἀπολῦσαι τὸν Ἰησοῦν.</text:span> <text:span text:style-name="T2">21</text:span> <text:span text:style-name="T1">οἱ δὲ ἐπεφώνουν λέγοντες· σταύρου σταύρου αὐτόν.</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text:span> <text:span text:style-name="T2">23</text:span> <text:span text:style-name="T1">οἱ δὲ ἐπέκειντο φωναῖς μεγάλαις αἰτούμενοι αὐτὸν σταυρωθῆναι, καὶ κατίσχυον αἱ φωναὶ αὐτῶν.</text:span> <text:span text:style-name="T2">24</text:span> <text:span text:style-name="T1">Καὶ Πιλᾶτος ἐπέκρινεν γενέσθαι τὸ αἴτημα αὐτῶν·</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text:span> <text:span text:style-name="T2">27</text:span> <text:span text:style-name="T1">Ἠκολούθει δὲ αὐτῷ πολὺ πλῆθος τοῦ λαοῦ καὶ γυναικῶν αἳ ἐκόπτοντο καὶ ἐθρήνουν αὐτόν.</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text:span> <text:span text:style-name="T2">30</text:span> <text:span text:style-name="T1">τότε ἄρξονται λέγειν τοῖς ὄρεσιν· πέσετε ἐφ᾽ ἡμᾶς, καὶ τοῖς βουνοῖς· καλύψατε ἡμᾶς·</text:span> <text:span text:style-name="T2">31</text:span> <text:span text:style-name="T1">ὅτι εἰ ἐν τῷ ὑγρῷ ξύλῳ ταῦτα ποιοῦσιν, ἐν τῷ ξηρῷ τί γένηται;</text:span> <text:span text:style-name="T2">32</text:span> <text:span text:style-name="T1">Ἤγοντο δὲ καὶ ἕτεροι κακοῦργοι δύο σὺν αὐτῷ ἀναιρεθῆναι.</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text:span> <text:span text:style-name="T2">34</text:span> ⟦<text:span text:style-name="T1">ὁ δὲ Ἰησοῦς ἔλεγεν· πάτερ, ἄφες αὐτοῖς, οὐ γὰρ οἴδασιν τί ποιοῦσιν.⟧ διαμεριζόμενοι δὲ τὰ ἱμάτια αὐτοῦ ἔβαλον { κλήρους. } κλῆρον. { --- }</text:span> <text:span text:style-name="T2">35</text:span> <text:span text:style-name="T1">Καὶ εἱστήκει ὁ λαὸς θεωρῶν. ἐξεμυκτήριζον δὲ καὶ οἱ ἄρχοντες λέγοντες· ἄλλους ἔσωσεν, σωσάτω ἑαυτόν, εἰ οὗτός ἐστιν ὁ χριστὸς τοῦ θεοῦ ὁ ἐκλεκτός.</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text:span> <text:span text:style-name="T2">38</text:span> <text:span text:style-name="T1">ἦν δὲ καὶ ἐπιγραφὴ ἐπ᾽ αὐτῷ· ὁ βασιλεὺς τῶν Ἰουδαίων οὗτος.</text:span> <text:span text:style-name="T2">39</text:span> <text:span text:style-name="T1">Εἷς δὲ τῶν κρεμασθέντων κακούργων ἐβλασφήμει αὐτὸν λέγων· οὐχὶ σὺ εἶ ὁ χριστός; σῶσον σεαυτὸν καὶ ἡμᾶς.</text:span> <text:span text:style-name="T2">40</text:span> <text:span text:style-name="T1">ἀποκριθεὶς δὲ ὁ ἕτερος ἐπιτιμῶν αὐτῷ ἔφη· οὐδὲ φοβῇ σὺ τὸν θεόν, ὅτι ἐν τῷ αὐτῷ κρίματι εἶ;</text:span> <text:span text:style-name="T2">41</text:span> <text:span text:style-name="T1">καὶ ἡμεῖς μὲν δικαίως, ἄξια γὰρ ὧν ἐπράξαμεν ἀπολαμβάνομεν· οὗτος δὲ οὐδὲν ἄτοπον ἔπραξεν.</text:span> <text:span text:style-name="T2">42</text:span> <text:span text:style-name="T1">καὶ ἔλεγεν· Ἰησοῦ, μνήσθητί μου ὅταν ἔλθῃς εἰς τὴν βασιλείαν σου.</text:span> <text:span text:style-name="T2">43</text:span> <text:span text:style-name="T1">καὶ εἶπεν αὐτῷ· ἀμήν σοι λέγω, σήμερον μετ᾽ ἐμοῦ ἔσῃ ἐν τῷ παραδείσῳ.</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 ἐκλιπόντος, } ἐκλειπόντος, { --- } ἐσχίσθη δὲ τὸ καταπέτασμα τοῦ ναοῦ μέσον.</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text:span> <text:span text:style-name="T2">47</text:span> <text:span text:style-name="T1">Ἰδὼν δὲ ὁ ἑκατοντάρχης τὸ γενόμενον ἐδόξαζεν τὸν θεὸν λέγων· ὄντως ὁ ἄνθρωπος οὗτος δίκαιος ἦν.</text:span> <text:span text:style-name="T2">48</text:span> <text:span text:style-name="T1">καὶ πάντες οἱ συμπαραγενόμενοι ὄχλοι ἐπὶ τὴν θεωρίαν ταύτην, θεωρήσαντες τὰ γενόμενα, τύπτοντες τὰ στήθη ὑπέστρεφον.</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γκατατεθειμένος τῇ βουλῇ καὶ τῇ πράξει αὐτῶν – ἀπὸ Ἁριμαθαίας πόλεως τῶν Ἰουδαίων, ὃς προσεδέχετο τὴν βασιλείαν τοῦ θεοῦ,</text:span> <text:span text:style-name="T2">52</text:span> <text:span text:style-name="T1">οὗτος προσελθὼν τῷ Πιλάτῳ ᾐτήσατο τὸ σῶμα τοῦ Ἰησοῦ</text:span> <text:span text:style-name="T2">53</text:span> <text:span text:style-name="T1">καὶ καθελὼν ἐνετύλιξεν αὐτὸ σινδόνι καὶ ἔθηκεν αὐτὸν ἐν μνήματι λαξευτῷ οὗ οὐκ ἦν οὐδεὶς οὔπω κείμενος.</text:span> <text:span text:style-name="T2">54</text:span> <text:span text:style-name="T1">καὶ ἡμέρα ἦν παρασκευῆς καὶ σάββατον ἐπέφωσκεν.</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text:span> </text:p>
      <text:p text:style-name="P4">ΚΑΤΑ ΛΟΥΚΑΝ  24</text:p>
      <text:p text:style-name="Text_20_body"><text:span text:style-name="T2">1</text:span> <text:span text:style-name="T1">Τῇ δὲ μιᾷ τῶν σαββάτων ὄρθρου βαθέως ἐπὶ τὸ μνῆμα ἦλθον φέρουσαι ἃ ἡτοίμασαν ἀρώματα.</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text:span> <text:span text:style-name="T2">6</text:span> <text:span text:style-name="T1">οὐκ ἔστιν ὧδε, ἀλλ᾽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text:span> <text:span text:style-name="T2">8</text:span> <text:span text:style-name="T1">καὶ ἐμνήσθησαν τῶν ῥημάτων αὐτοῦ.</text:span> <text:span text:style-name="T2">9</text:span> <text:span text:style-name="T1">Καὶ ὑποστρέψασαι ἀπὸ τοῦ μνημείου ἀπήγγειλαν ταῦτα πάντα τοῖς ἕνδεκα καὶ πᾶσιν τοῖς λοιποῖς.</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text:span> <text:span text:style-name="T2">15</text:span> <text:span text:style-name="T1">καὶ ἐγένετο ἐν τῷ ὁμιλεῖν αὐτοὺς καὶ συ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ον λέγουσαι καὶ ὀπτασίαν ἀγγέλων ἑωρακέναι, οἳ λέγουσιν αὐτὸν ζῆν.</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text:span> <text:span text:style-name="T2">26</text:span> <text:span text:style-name="T1">οὐχὶ ταῦτα ἔδει παθεῖν τὸν χριστὸν καὶ εἰσελθεῖν εἰς τὴν δόξαν αὐτοῦ;</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text:span> <text:span text:style-name="T2">28</text:span> <text:span text:style-name="T1">Καὶ ἤγγισαν εἰς τὴν κώμην οὗ ἐπορεύοντο, καὶ αὐτὸς προσεποιήσατο πορρώτερον πορεύεσθαι.</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ὀφθαλμοὶ καὶ ἐπέγνωσαν αὐτόν· καὶ αὐτὸς ἄφαντος ἐγένετο ἀπ᾽ αὐτῶν.</text:span> <text:span text:style-name="T2">32</text:span> <text:span text:style-name="T1">καὶ εἶπαν πρὸς ἀλλήλους· οὐχὶ ἡ καρδία ἡμῶν καιομένη ἦν [ἐν ἡμῖν] ὡς ἐλάλει ἡμῖν ἐν τῇ ὁδῷ, ὡς διήνοιγεν ἡμῖν τὰς γραφάς;</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text:span> <text:span text:style-name="T2">35</text:span> <text:span text:style-name="T1">καὶ αὐτοὶ ἐξηγοῦντο τὰ ἐν τῇ ὁδῷ καὶ ὡς ἐγνώσθη αὐτοῖς ἐν τῇ κλάσει τοῦ ἄρτου.</text:span> <text:span text:style-name="T2">36</text:span> <text:span text:style-name="T1">Ταῦτα δὲ αὐτῶν λαλούντων αὐτὸς ἔστη ἐν μέσῳ αὐτῶν καὶ λέγει αὐτοῖς· εἰρήνη ὑμῖν.</text:span> <text:span text:style-name="T2">37</text:span> <text:span text:style-name="T1">πτοηθέντες δὲ καὶ ἔμφοβοι γενόμενοι ἐδόκουν πνεῦμα θεωρεῖν.</text:span> <text:span text:style-name="T2">38</text:span> <text:span text:style-name="T1">καὶ εἶπεν αὐτοῖς· τί τεταραγμένοι ἐστὲ καὶ διὰ τί διαλογισμοὶ ἀναβαίνουσιν ἐν τῇ καρδίᾳ ὑμῶν;</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text:span> <text:span text:style-name="T2">40</text:span> <text:span text:style-name="T1">καὶ τοῦτο εἰπὼν ἔδειξεν αὐτοῖς τὰς χεῖρας καὶ τοὺς πόδας.</text:span> <text:span text:style-name="T2">41</text:span> <text:span text:style-name="T1">ἔτι δὲ ἀπιστούντων αὐτῶν ἀπὸ τῆς χαρᾶς καὶ θαυμαζόντων εἶπεν αὐτοῖς· ἔχετέ τι βρώσιμον ἐνθάδε;</text:span> <text:span text:style-name="T2">42</text:span> <text:span text:style-name="T1">οἱ δὲ ἐπέδωκαν αὐτῷ ἰχθύος ὀπτοῦ μέρος·</text:span> <text:span text:style-name="T2">43</text:span> <text:span text:style-name="T1">καὶ λαβὼν ἐνώπιον αὐτῶν ἔφαγεν.</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text:span> <text:span text:style-name="T2">45</text:span> <text:span text:style-name="T1">τότε διήνοιξεν αὐτῶν τὸν νοῦν τοῦ συνιέναι τὰς γραφάς·</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text:span> <text:span text:style-name="T2">49</text:span> <text:span text:style-name="T1">καὶ [ἰδοὺ] ἐγὼ ἀποστέλλω τὴν ἐπαγγελίαν τοῦ πατρός μου ἐφ᾽ ὑμᾶς· ὑμεῖς δὲ καθίσατε ἐν τῇ πόλει ἕως οὗ ἐνδύσησθε ἐξ ὕψους δύναμιν.</text:span> <text:span text:style-name="T2">50</text:span> <text:span text:style-name="T1">Ἐξήγαγεν δὲ αὐτοὺς [ἔξω] ἕως πρὸς Βηθανίαν, καὶ ἐπάρας τὰς χεῖρας αὐτοῦ εὐλόγησεν αὐτούς.</text:span> <text:span text:style-name="T2">51</text:span> <text:span text:style-name="T1">καὶ ἐγένετο ἐν τῷ εὐλογεῖν αὐτὸν αὐτοὺς διέστη ἀπ᾽ αὐτῶν καὶ ἀνεφέρετο εἰς τὸν οὐρανόν.</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text:span> </text:p>
      <text:h text:style-name="P2" text:outline-level="3">ΚΑΤΑ ΙΩΑΝΝΗΝ</text:h>
      <text:p text:style-name="Text_20_body"/>
      <text:p text:style-name="P4">ΚΑΤΑ ΙΩΑΝΝΗΝ  1</text:p>
      <text:p text:style-name="Text_20_body"><text:span text:style-name="T2">1</text:span> <text:span text:style-name="T1">Ἐν ἀρχῇ ἦν ὁ λόγος, καὶ ὁ λόγος ἦν πρὸς τὸν θεόν, καὶ θεὸς ἦν ὁ λόγος.</text:span> <text:span text:style-name="T2">2</text:span> <text:span text:style-name="T1">οὗτος ἦν ἐν ἀρχῇ πρὸς τὸν θεόν.</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text:span> <text:span text:style-name="T2">5</text:span> <text:span text:style-name="T1">καὶ τὸ φῶς ἐν τῇ σκοτίᾳ φαίνει, καὶ ἡ σκοτία αὐτὸ οὐ κατέλαβεν.</text:span> <text:span text:style-name="T2">6</text:span> <text:span text:style-name="T1">Ἐγένετο ἄνθρωπος, ἀπεσταλμένος παρὰ θεοῦ, ὄνομα αὐτῷ Ἰωάννης·</text:span> <text:span text:style-name="T2">7</text:span> <text:span text:style-name="T1">οὗτος ἦλθεν εἰς μαρτυρίαν ἵνα μαρτυρήσῃ περὶ τοῦ φωτός, ἵνα πάντες πιστεύσωσιν δι᾽ αὐτοῦ.</text:span> <text:span text:style-name="T2">8</text:span> <text:span text:style-name="T1">οὐκ ἦν ἐκεῖνος τὸ φῶς, ἀλλ᾽ ἵνα μαρτυρήσῃ περὶ τοῦ φωτός.</text:span> <text:span text:style-name="T2">9</text:span> <text:span text:style-name="T1">Ἦν τὸ φῶς τὸ ἀληθινόν, ὃ φωτίζει πάντα ἄνθρωπον, ἐρχόμενον εἰς τὸν κόσμον.</text:span> <text:span text:style-name="T2">10</text:span> <text:span text:style-name="T1">ἐν τῷ κόσμῳ ἦν, καὶ ὁ κόσμος δι᾽ αὐτοῦ ἐγένετο, καὶ ὁ κόσμος αὐτὸν οὐκ ἔγνω.</text:span> <text:span text:style-name="T2">11</text:span> <text:span text:style-name="T1">εἰς τὰ ἴδια ἦλθεν, καὶ οἱ ἴδιοι αὐτὸν οὐ παρέλαβον.</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ὅτι πρῶτός μου ἦν.</text:span> <text:span text:style-name="T2">16</text:span> <text:span text:style-name="T1">ὅτι ἐκ τοῦ πληρώματος αὐτοῦ ἡμεῖς πάντες ἐλάβομεν καὶ χάριν ἀντὶ χάριτος·</text:span> <text:span text:style-name="T2">17</text:span> <text:span text:style-name="T1">ὅτι ὁ νόμος διὰ Μωϋσέως ἐδόθη, ἡ χάρις καὶ ἡ ἀλήθεια διὰ Ἰησοῦ Χριστοῦ ἐγένετο.</text:span> <text:span text:style-name="T2">18</text:span> <text:span text:style-name="T1">Θεὸν οὐδεὶς ἑώρακεν πώποτε· μονογενὴς θεὸς ὁ ὢν εἰς τὸν κόλπον τοῦ πατρὸς ἐκεῖνος ἐξηγήσατο.</text:span> <text:span text:style-name="T2">19</text:span> <text:span text:style-name="T1">Καὶ αὕτη ἐστὶν ἡ μαρτυρία τοῦ Ἰωάννου, ὅτε ἀπέστειλαν [πρὸς αὐτὸν] οἱ Ἰουδαῖοι ἐξ Ἱεροσολύμων ἱερεῖς καὶ Λευίτας ἵνα ἐρωτήσωσιν αὐτόν· σὺ τίς εἶ;</text:span> <text:span text:style-name="T2">20</text:span> <text:span text:style-name="T1">καὶ ὡμολόγησεν καὶ οὐκ ἠρνήσατο, καὶ ὡμολόγησεν ὅτι ἐγὼ οὐκ εἰμὶ ὁ χριστός.</text:span> <text:span text:style-name="T2">21</text:span> <text:span text:style-name="T1">καὶ ἠρώτησαν αὐτόν· τί οὖν; σὺ Ἠλίας εἶ; καὶ λέγει· οὐκ εἰμί. ὁ προφήτης εἶ σύ; καὶ ἀπεκρίθη· οὔ.</text:span> <text:span text:style-name="T2">22</text:span> <text:span text:style-name="T1">εἶπαν οὖν αὐτῷ· τίς εἶ; ἵνα ἀπόκρισιν δῶμεν τοῖς πέμψασιν ἡμᾶς· τί λέγεις περὶ σεαυτοῦ;</text:span> <text:span text:style-name="T2">23</text:span> <text:span text:style-name="T1">ἔφη· ἐγὼ φωνὴ βοῶντος ἐν τῇ ἐρήμῳ· εὐθύνατε τὴν ὁδὸν κυρίου, καθὼς εἶπεν Ἠσαΐας ὁ προφήτης.</text:span> <text:span text:style-name="T2">24</text:span> <text:span text:style-name="T1">Καὶ ἀπεσταλμένοι ἦσαν ἐκ τῶν Φαρισαίων.</text:span> <text:span text:style-name="T2">25</text:span> <text:span text:style-name="T1">καὶ ἠρώτησαν αὐτὸν καὶ εἶπαν αὐτῷ· τί οὖν βαπτίζεις εἰ σὺ οὐκ εἶ ὁ χριστὸς οὐδὲ Ἠλίας οὐδὲ ὁ προφήτης;</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text:span> <text:span text:style-name="T2">28</text:span> <text:span text:style-name="T1">ταῦτα ἐν Βηθανίᾳ ἐγένετο πέραν τοῦ Ἰορδάνου, ὅπου ἦν ὁ Ἰωάννης βαπτίζων.</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text:span> <text:span text:style-name="T2">30</text:span> <text:span text:style-name="T1">οὗτός ἐστιν ὑπὲρ οὗ ἐγὼ εἶπον· ὀπίσω μου ἔρχεται ἀνὴρ ὃς ἔμπροσθέν μου γέγονεν, ὅτι πρῶτός μου ἦν.</text:span> <text:span text:style-name="T2">31</text:span> <text:span text:style-name="T1">κἀγὼ οὐκ ᾔδειν αὐτόν, ἀλλ᾽ ἵνα φανερωθῇ τῷ Ἰσραὴλ διὰ τοῦτο ἦλθον ἐγὼ ἐν ὕδατι βαπτίζων.</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text:span> <text:span text:style-name="T2">34</text:span> <text:span text:style-name="T1">κἀγὼ ἑώρακα καὶ μεμαρτύρηκα ὅτι οὗτός ἐστιν ὁ υἱὸς τοῦ θεοῦ.</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text:span> <text:span text:style-name="T2">37</text:span> <text:span text:style-name="T1">καὶ ἤκουσαν οἱ δύο μαθηταὶ αὐτοῦ λαλοῦντος καὶ ἠκολούθησαν τῷ Ἰησοῦ.</text:span> <text:span text:style-name="T2">38</text:span> <text:span text:style-name="T1">στραφεὶς δὲ ὁ Ἰησοῦς καὶ θεασάμενος αὐτοὺς ἀκολουθοῦντας λέγει αὐτοῖς· τί ζητεῖτε; οἱ δὲ εἶπαν αὐτῷ· ῥαββί, ὃ λέγεται μεθερμηνευόμενον διδάσκαλε, ποῦ μένεις;</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text:span> <text:span text:style-name="T2">40</text:span> <text:span text:style-name="T1">Ἦν Ἀνδρέας ὁ ἀδελφὸς Σίμωνος Πέτρου εἷς ἐκ τῶν δύο τῶν ἀκουσάντων παρὰ Ἰωάννου καὶ ἀκολουθησάντων αὐτῷ·</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text:span> <text:span text:style-name="T2">44</text:span> <text:span text:style-name="T1">ἦν δὲ ὁ Φίλιππος ἀπὸ Βηθσαϊδά, ἐκ τῆς πόλεως Ἀνδρέου καὶ Πέτρου.</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text:span> <text:span text:style-name="T2">46</text:span> <text:span text:style-name="T1">καὶ εἶπεν αὐτῷ Ναθαναήλ· ἐκ Ναζαρὲτ δύναταί τι ἀγαθὸν εἶναι; λέγει αὐτῷ [ὁ] Φίλιππος· ἔρχου καὶ ἴδε.</text:span> <text:span text:style-name="T2">47</text:span> <text:span text:style-name="T1">Εἶδεν ὁ Ἰησοῦς τὸν Ναθαναὴλ ἐρχόμενον πρὸς αὐτὸν καὶ λέγει περὶ αὐτοῦ· ἴδε ἀληθῶς Ἰσραηλίτης ἐν ᾧ δόλος οὐκ ἔστιν.</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text:span> <text:span text:style-name="T2">49</text:span> <text:span text:style-name="T1">ἀπεκρίθη αὐτῷ Ναθαναήλ· ῥαββί, σὺ εἶ ὁ υἱὸς τοῦ θεοῦ, σὺ βασιλεὺς εἶ τοῦ Ἰσραήλ.</text:span> <text:span text:style-name="T2">50</text:span> <text:span text:style-name="T1">ἀπεκρίθη Ἰησοῦς καὶ εἶπεν αὐτῷ· ὅτι εἶπόν σοι ὅτι εἶδόν σε ὑποκάτω τῆς συκῆς, πιστεύεις; μείζω τούτων ὄψῃ.</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text:span> </text:p>
      <text:p text:style-name="P4"><text:soft-page-break/>ΚΑΤΑ ΙΩΑΝΝΗΝ  2</text:p>
      <text:p text:style-name="Text_20_body"><text:span text:style-name="T2">1</text:span> <text:span text:style-name="T1">Καὶ τῇ ἡμέρᾳ τῇ τρίτῃ γάμος ἐγένετο ἐν Κανὰ τῆς Γαλιλαίας, καὶ ἦν ἡ μήτηρ τοῦ Ἰησοῦ ἐκεῖ·</text:span> <text:span text:style-name="T2">2</text:span> <text:span text:style-name="T1">ἐκλήθη δὲ καὶ ὁ Ἰησοῦς καὶ οἱ μαθηταὶ αὐτοῦ εἰς τὸν γάμον.</text:span> <text:span text:style-name="T2">3</text:span> <text:span text:style-name="T1">καὶ ὑστερήσαντος οἴνου λέγει ἡ μήτηρ τοῦ Ἰησοῦ πρὸς αὐτόν· οἶνον οὐκ ἔχουσιν.</text:span> <text:span text:style-name="T2">4</text:span> <text:span text:style-name="T1">[καὶ] λέγει αὐτῇ ὁ Ἰησοῦς· τί ἐμοὶ καὶ σοί, γύναι; οὔπω ἥκει ἡ ὥρα μου.</text:span> <text:span text:style-name="T2">5</text:span> <text:span text:style-name="T1">λέγει ἡ μήτηρ αὐτοῦ τοῖς διακόνοις· ὅ τι ἂν λέγῃ ὑμῖν ποιήσατε.</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text:span> <text:span text:style-name="T2">7</text:span> <text:span text:style-name="T1">λέγει αὐτοῖς ὁ Ἰησοῦς· γεμίσατε τὰς ὑδρίας ὕδατος. καὶ ἐγέμισαν αὐτὰς ἕως ἄνω.</text:span> <text:span text:style-name="T2">8</text:span> <text:span text:style-name="T1">καὶ λέγει αὐτοῖς· ἀντλήσατε νῦν καὶ φέρετε τῷ ἀρχιτρικλίνῳ· οἱ δὲ ἤνεγκαν.</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text:span> <text:span text:style-name="T2">12</text:span> <text:span text:style-name="T1">Μετὰ τοῦτο κατέβη εἰς Καφαρναοὺμ αὐτὸς καὶ ἡ μήτηρ αὐτοῦ καὶ οἱ ἀδελφοὶ [αὐτοῦ] καὶ οἱ μαθηταὶ αὐτοῦ καὶ ἐκεῖ ἔμειναν οὐ πολλὰς ἡμέρας.</text:span> <text:span text:style-name="T2">13</text:span> <text:span text:style-name="T1">Καὶ ἐγγὺς ἦν τὸ πάσχα τῶν Ἰουδαίων, καὶ ἀνέβη εἰς Ἱεροσόλυμα ὁ Ἰησοῦς.</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 τὸ } { κέρμα } τὰ { --- } κέρματα { --- }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text:span> <text:span text:style-name="T2">17</text:span> <text:span text:style-name="T1">ἐμνήσθησαν οἱ μαθηταὶ αὐτοῦ ὅτι γεγραμμένον ἐστίν· ὁ ζῆλος τοῦ οἴκου σου καταφάγεταί με.</text:span> <text:span text:style-name="T2">18</text:span> <text:span text:style-name="T1">Ἀπεκρίθησαν οὖν οἱ Ἰουδαῖοι καὶ εἶπαν αὐτῷ· τί σημεῖον δεικνύεις ἡμῖν ὅτι ταῦτα ποιεῖς;</text:span> <text:span text:style-name="T2">19</text:span> <text:span text:style-name="T1">ἀπεκρίθη Ἰησοῦς καὶ εἶπεν αὐτοῖς· λύσατε τὸν ναὸν τοῦτον καὶ ἐν τρισὶν ἡμέραις ἐγερῶ αὐτόν.</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text:span> <text:span text:style-name="T2">21</text:span> <text:span text:style-name="T1">ἐκεῖνος δὲ ἔλεγεν περὶ τοῦ ναοῦ τοῦ σώματος αὐτοῦ.</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text:span> </text:p>
      <text:p text:style-name="P4">ΚΑΤΑ ΙΩΑΝΝΗΝ  3</text:p>
      <text:p text:style-name="Text_20_body"><text:span text:style-name="T2">1</text:span> <text:span text:style-name="T1">Ἦν δὲ ἄνθρωπος ἐκ τῶν Φαρισαίων, Νικόδημος ὄνομα αὐτῷ, ἄρχων τῶν Ἰουδαίων·</text:span> <text:span text:style-name="T2">2</text:span> <text:span text:style-name="T1">οὗτος ἦλθεν πρὸς αὐτὸν νυκτὸς καὶ εἶπεν αὐτῷ· ῥαββί, οἴδαμεν ὅτι ἀπὸ θεοῦ ἐλήλυθας διδάσκαλος· οὐδεὶς γὰρ δύναται ταῦτα τὰ σημεῖα ποιεῖν ἃ σὺ ποιεῖς, ἐὰν μὴ ᾖ ὁ θεὸς μετ᾽ αὐτοῦ.</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text:span> <text:span text:style-name="T2">4</text:span> <text:span text:style-name="T1">Λέγει πρὸς αὐτὸν [ὁ] Νικόδημος· πῶς δύναται ἄνθρωπος γεννηθῆναι γέρων ὤν; μὴ δύναται εἰς τὴν κοιλίαν τῆς μητρὸς αὐτοῦ δεύτερον εἰσελθεῖν καὶ γεννηθῆναι;</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text:span> <text:span text:style-name="T2">6</text:span> <text:span text:style-name="T1">τὸ γεγεννημένον ἐκ τῆς σαρκὸς σάρξ ἐστιν, καὶ τὸ γεγεννημένον ἐκ τοῦ πνεύματος πνεῦμά ἐστιν.</text:span> <text:span text:style-name="T2">7</text:span> <text:span text:style-name="T1">μὴ θαυμάσῃς ὅτι εἶπόν σοι· δεῖ ὑμᾶς γεννηθῆναι ἄνωθεν.</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text:span> <text:span text:style-name="T2">9</text:span> <text:span text:style-name="T1">Ἀπεκρίθη Νικόδημος καὶ εἶπεν αὐτῷ· πῶς δύναται ταῦτα γενέσθαι;</text:span> <text:span text:style-name="T2">10</text:span> <text:span text:style-name="T1">ἀπεκρίθη Ἰησοῦς καὶ εἶπεν αὐτῷ· σὺ εἶ ὁ διδάσκαλος τοῦ Ἰσραὴλ καὶ ταῦτα οὐ γινώσκεις;</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text:span> <text:span text:style-name="T2">12</text:span> <text:span text:style-name="T1">εἰ τὰ ἐπίγεια εἶπον ὑμῖν καὶ οὐ πιστεύετε, πῶς ἐὰν εἴπω ὑμῖν τὰ ἐπουράνια πιστεύσετε;</text:span> <text:span text:style-name="T2">13</text:span> <text:span text:style-name="T1">καὶ οὐδεὶς ἀναβέβηκεν εἰς τὸν οὐρανὸν εἰ μὴ ὁ ἐκ τοῦ οὐρανοῦ καταβάς, ὁ υἱὸς τοῦ ἀνθρώπου.</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text:span> <text:span text:style-name="T2">17</text:span> <text:span text:style-name="T1">οὐ γὰρ ἀπέστειλεν ὁ θεὸς τὸν υἱὸν εἰς τὸν κόσμον ἵνα κρίνῃ τὸν κόσμον, ἀλλ᾽ ἵνα σωθῇ ὁ κόσμος δι᾽ αὐτοῦ.</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text:span> <text:span text:style-name="T2">20</text:span> <text:span text:style-name="T1">πᾶς γὰρ ὁ φαῦλα πράσσων μισεῖ τὸ φῶς καὶ οὐκ ἔρχεται πρὸς τὸ φῶς, ἵνα μὴ ἐλεγχθῇ τὰ ἔργα αὐτοῦ·</text:span> <text:span text:style-name="T2">21</text:span> <text:span text:style-name="T1">ὁ δὲ ποιῶν τὴν ἀλήθειαν ἔρχεται πρὸς τὸ φῶς, ἵνα φανερωθῇ αὐτοῦ τὰ ἔργα ὅτι ἐν θεῷ ἐστιν εἰργασμένα.</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text:span> <text:span text:style-name="T2">24</text:span> <text:span text:style-name="T1">οὔπω γὰρ ἦν βεβλημένος εἰς τὴν φυλακὴν ὁ Ἰωάννης.</text:span> <text:span text:style-name="T2">25</text:span> <text:span text:style-name="T1">Ἐγένετο οὖν ζήτησις ἐκ τῶν μαθητῶν Ἰωάννου μετὰ Ἰουδαίου περὶ καθαρισμοῦ.</text:span> <text:span text:style-name="T2">26</text:span> <text:span text:style-name="T1">καὶ ἦλθον πρὸς τὸν Ἰωάννην καὶ εἶπαν αὐτῷ· ῥαββί, ὃς ἦν μετὰ σοῦ πέραν τοῦ Ἰορδάνου, ᾧ σὺ μεμαρτύρηκας, ἴδε οὗτος βαπτίζει καὶ πάντες ἔρχονται πρὸς αὐτόν.</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text:span> <text:span text:style-name="T2">28</text:span> <text:span text:style-name="T1">αὐτοὶ ὑμεῖς μοι μαρτυρεῖτε ὅτι εἶπον [ὅτι] οὐκ εἰμὶ ἐγὼ ὁ χριστός, ἀλλ᾽ ὅτι ἀπεσταλμένος εἰμὶ ἔμπροσθεν ἐκείνου.</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text:span> <text:span text:style-name="T2">30</text:span> <text:span text:style-name="T1">ἐκεῖνον δεῖ αὐξάνειν, ἐμὲ δὲ ἐλαττοῦσθαι.</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text:span> <text:span text:style-name="T2">32</text:span> <text:span text:style-name="T1">ὃ ἑώρακεν καὶ ἤκουσεν τοῦτο μαρτυρεῖ, καὶ τὴν μαρτυρίαν αὐτοῦ οὐδεὶς λαμβάνει.</text:span> <text:span text:style-name="T2">33</text:span> <text:span text:style-name="T1">ὁ λαβὼν αὐτοῦ τὴν μαρτυρίαν ἐσφράγισεν ὅτι ὁ θεὸς ἀληθής ἐστιν.</text:span> <text:span text:style-name="T2">34</text:span> <text:span text:style-name="T1">ὃν γὰρ ἀπέστειλεν ὁ θεὸς τὰ ῥήματα τοῦ θεοῦ λαλεῖ, οὐ γὰρ ἐκ μέτρου δίδωσιν τὸ πνεῦμα.</text:span> <text:span text:style-name="T2">35</text:span> <text:span text:style-name="T1">ὁ πατὴρ ἀγαπᾷ τὸν υἱὸν καὶ πάντα δέδωκεν ἐν τῇ χειρὶ αὐτοῦ.</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text:span> </text:p>
      <text:p text:style-name="P4">ΚΑΤΑ ΙΩΑΝΝΗΝ  4</text:p>
      <text:p text:style-name="Text_20_body"><text:span text:style-name="T2">1</text:span> <text:span text:style-name="T1">Ὡς οὖν ἔγνω ὁ { Ἰησοῦς } κύριος { --- }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text:span> <text:span text:style-name="T2">4</text:span> <text:span text:style-name="T1">Ἔδει δὲ αὐτὸν διέρχεσθαι διὰ τῆς Σαμαρείας.</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text:span> <text:span text:style-name="T2">7</text:span> <text:span text:style-name="T1">Ἔρχεται γυνὴ ἐκ τῆς Σαμαρείας ἀντλῆσαι ὕδωρ. λέγει αὐτῇ ὁ Ἰησοῦς· δός μοι πεῖν·</text:span> <text:span text:style-name="T2">8</text:span> <text:span text:style-name="T1">οἱ γὰρ μαθηταὶ αὐτοῦ ἀπεληλύθεισαν εἰς τὴν πόλιν ἵνα τροφὰς ἀγοράσωσιν.</text:span> <text:span text:style-name="T2">9</text:span> <text:span text:style-name="T1">λέγει οὖν αὐτῷ ἡ γυνὴ ἡ Σαμαρῖτις· πῶς σὺ Ἰουδαῖος ὢν παρ᾽ ἐμοῦ πεῖν αἰτεῖς γυναικὸς Σαμαρίτιδος οὔσης; οὐ γὰρ συγχρῶνται Ἰουδαῖοι Σαμαρίταις.</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text:span> <text:span text:style-name="T2">11</text:span> <text:span text:style-name="T1">Λέγει αὐτῷ [ἡ γυνή]· κύριε, οὔτε ἄντλημα ἔχεις καὶ τὸ φρέαρ ἐστὶν βαθύ· πόθεν οὖν ἔχεις τὸ ὕδωρ τὸ ζῶν;</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text:span> <text:span text:style-name="T2">13</text:span> <text:span text:style-name="T1">ἀπεκρίθη Ἰησοῦς καὶ εἶπεν αὐτῇ· πᾶς ὁ πίνων ἐκ τοῦ ὕδατος τούτου διψήσει πάλιν·</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text:span> <text:span text:style-name="T2">15</text:span> <text:span text:style-name="T1">Λέγει πρὸς αὐτὸν ἡ γυνή· κύριε, δός μοι τοῦτο τὸ ὕδωρ, ἵνα μὴ διψῶ μηδὲ διέρχωμαι ἐνθάδε ἀντλεῖν.</text:span> <text:span text:style-name="T2">16</text:span> <text:span text:style-name="T1">λέγει αὐτῇ· ὕπαγε φώνησον τὸν ἄνδρα σου καὶ ἐλθὲ ἐνθάδε.</text:span> <text:span text:style-name="T2">17</text:span> <text:span text:style-name="T1">ἀπεκρίθη ἡ γυνὴ καὶ εἶπεν αὐτῷ· οὐκ ἔχω ἄνδρα. λέγει αὐτῇ ὁ Ἰησοῦς· καλῶς εἶπας ὅτι ἄνδρα οὐκ ἔχω·</text:span> <text:span text:style-name="T2">18</text:span> <text:span text:style-name="T1">πέντε γὰρ ἄνδρας ἔσχες καὶ νῦν ὃν ἔχεις οὐκ ἔστιν σου ἀνήρ· τοῦτο ἀληθὲς εἴρηκας.</text:span> <text:span text:style-name="T2">19</text:span> <text:span text:style-name="T1">Λέγει αὐτῷ ἡ γυνή· κύριε, θεωρῶ ὅτι προφήτης εἶ σύ.</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text:span> <text:span text:style-name="T2">22</text:span> <text:span text:style-name="T1">ὑμεῖς προσκυνεῖτε ὃ οὐκ οἴδατε· ἡμεῖς προσκυνοῦμεν ὃ οἴδαμεν, ὅτι ἡ σωτηρία ἐκ τῶν Ἰουδαίων ἐστίν.</text:span> <text:span text:style-name="T2">23</text:span> <text:span text:style-name="T1">ἀλλ᾽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text:span> <text:span text:style-name="T2">24</text:span> <text:span text:style-name="T1">πνεῦμα ὁ θεός, καὶ τοὺς προσκυνοῦντας αὐτὸν ἐν πνεύματι καὶ ἀληθείᾳ δεῖ προσκυνεῖν.</text:span> <text:span text:style-name="T2">25</text:span> <text:span text:style-name="T1">Λέγει αὐτῷ ἡ γυνή· οἶδα ὅτι Μεσσίας ἔρχεται ὁ λεγόμενος χριστός· ὅταν ἔλθῃ ἐκεῖνος, ἀναγγελεῖ ἡμῖν ἅπαντα.</text:span> <text:span text:style-name="T2">26</text:span> <text:span text:style-name="T1">λέγει αὐτῇ ὁ Ἰησοῦς· ἐγώ εἰμι, ὁ λαλῶν σοι.</text:span> <text:span text:style-name="T2">27</text:span> <text:span text:style-name="T1">Καὶ ἐπὶ τούτῳ ἦλθαν οἱ μαθηταὶ αὐτοῦ καὶ ἐθαύμαζον ὅτι μετὰ γυναικὸς ἐλάλει· οὐδεὶς μέντοι εἶπεν· τί ζητεῖς ἢ τί λαλεῖς μετ᾽ αὐτῆς;</text:span> <text:span text:style-name="T2">28</text:span> <text:span text:style-name="T1">ἀφῆκεν οὖν τὴν ὑδρίαν αὐτῆς ἡ γυνὴ καὶ ἀπῆλθεν εἰς τὴν πόλιν καὶ λέγει τοῖς ἀνθρώποις·</text:span> <text:span text:style-name="T2">29</text:span> <text:span text:style-name="T1">δεῦτε ἴδετε ἄνθρωπον ὃς εἶπέν μοι πάντα ὅσα ἐποίησα, μήτι οὗτός ἐστιν ὁ χριστός;</text:span> <text:span text:style-name="T2">30</text:span> <text:span text:style-name="T1">ἐξῆλθον ἐκ τῆς πόλεως καὶ ἤρχοντο πρὸς αὐτόν.</text:span> <text:span text:style-name="T2">31</text:span> <text:span text:style-name="T1">Ἐν τῷ μεταξὺ ἠρώτων αὐτὸν οἱ μαθηταὶ λέγοντες· ῥαββί, φάγε.</text:span> <text:span text:style-name="T2">32</text:span> <text:span text:style-name="T1">ὁ δὲ εἶπεν αὐτοῖς· ἐγὼ βρῶσιν ἔχω φαγεῖν ἣν ὑμεῖς οὐκ οἴδατε.</text:span> <text:span text:style-name="T2">33</text:span> <text:span text:style-name="T1">ἔλεγον οὖν οἱ μαθηταὶ πρὸς ἀλλήλους· μή τις ἤνεγκεν αὐτῷ φαγεῖν;</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text:span> <text:span text:style-name="T2">37</text:span> <text:span text:style-name="T1">ἐν γὰρ τούτῳ ὁ λόγος ἐστὶν ἀληθινὸς ὅτι ἄλλος ἐστὶν ὁ σπείρων καὶ ἄλλος ὁ θερίζων.</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text:span> <text:span text:style-name="T2">39</text:span> <text:span text:style-name="T1">Ἐκ δὲ τῆς πόλεως ἐκείνης πολλοὶ ἐπίστευσαν εἰς αὐτὸν τῶν Σαμαριτῶν διὰ τὸν λόγον τῆς γυναικὸς μαρτυρούσης ὅτι εἶπέν μοι πάντα ἃ ἐποίησα.</text:span> <text:span text:style-name="T2">40</text:span> <text:span text:style-name="T1">ὡς οὖν ἦλθον πρὸς αὐτὸν οἱ Σαμαρῖται, ἠρώτων αὐτὸν μεῖναι παρ᾽ αὐτοῖς· καὶ ἔμεινεν ἐκεῖ δύο ἡμέρας.</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text:span> <text:span text:style-name="T2">43</text:span> <text:span text:style-name="T1">Μετὰ δὲ τὰς δύο ἡμέρας ἐξῆλθεν ἐκεῖθεν εἰς τὴν Γαλιλαίαν·</text:span> <text:span text:style-name="T2">44</text:span> <text:span text:style-name="T1">αὐτὸς γὰρ Ἰησοῦς ἐμαρτύρησεν ὅτι προφήτης ἐν τῇ ἰδίᾳ πατρίδι τιμὴν οὐκ ἔχει.</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text:span> <text:span text:style-name="T2">48</text:span> <text:span text:style-name="T1">εἶπεν οὖν ὁ Ἰησοῦς πρὸς αὐτόν· ἐὰν μὴ σημεῖα καὶ τέρατα ἴδητε, οὐ μὴ πιστεύσητε.</text:span> <text:span text:style-name="T2">49</text:span> <text:span text:style-name="T1">λέγει πρὸς αὐτὸν ὁ βασιλικός· κύριε, κατάβηθι πρὶν ἀποθανεῖν τὸ παιδίον μου.</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text:span> <text:span text:style-name="T2">51</text:span> <text:span text:style-name="T1">ἤδη δὲ αὐτοῦ καταβαίνοντος οἱ δοῦλοι αὐτοῦ ὑπήντησαν αὐτῷ καὶ { --- } ἀπήγγειλαν { --- } λέγοντες ὅτι ὁ παῖς αὐτοῦ ζῇ.</text:span> <text:span text:style-name="T2">52</text:span> <text:span text:style-name="T1">ἐπύθετο οὖν τὴν ὥραν παρ᾽ αὐτῶν ἐν ᾗ κομψότερον ἔσχεν· εἶπαν οὖν αὐτῷ ὅτι ἐχθὲς ὥραν ἑβδόμην ἀφῆκεν αὐτὸν ὁ πυρετός.</text:span> <text:span text:style-name="T2">53</text:span> <text:span text:style-name="T1">ἔγνω οὖν ὁ πατὴρ ὅτι [ἐν] ἐκείνῃ τῇ ὥρᾳ ἐν ᾗ εἶπεν αὐτῷ ὁ Ἰησοῦς· ὁ υἱός σου ζῇ, καὶ ἐπίστευσεν αὐτὸς καὶ ἡ οἰκία αὐτοῦ ὅλη.</text:span> <text:span text:style-name="T2">54</text:span> <text:span text:style-name="T1">Τοῦτο [δὲ] πάλιν δεύτερον σημεῖον ἐποίησεν ὁ Ἰησοῦς ἐλθὼν ἐκ τῆς Ἰουδαίας εἰς τὴν Γαλιλαίαν.</text:span> </text:p>
      <text:p text:style-name="P4">ΚΑΤΑ ΙΩΑΝΝΗΝ  5</text:p>
      <text:p text:style-name="Text_20_body"><text:span text:style-name="T2">1</text:span> <text:span text:style-name="T1">Μετὰ ταῦτα ἦν ἑορτὴ τῶν Ἰουδαίων καὶ ἀνέβη Ἰησοῦς εἰς Ἱεροσόλυμα.</text:span> <text:span text:style-name="T2">2</text:span> <text:span text:style-name="T1">Ἔστιν δὲ ἐν τοῖς Ἱεροσολύμοις ἐπὶ τῇ προβατικῇ κολυμβήθρα ἡ ἐπιλεγομένη Ἑβραϊστὶ { Βηθζαθὰ } Βηθσαϊδά { --- } πέντε στοὰς ἔχουσα.</text:span> <text:span text:style-name="T2">3</text:span> <text:span text:style-name="T1">ἐν ταύταις κατέκειτο πλῆθος τῶν ἀσθενούντων, τυφλῶν, χωλῶν, ξηρῶν.</text:span> <text:span text:style-name="T2">4</text:span> <text:span text:style-name="T2">5</text:span> <text:span text:style-name="T1">ἦν δέ τις ἄνθρωπος ἐκεῖ τριάκοντα [καὶ] ὀκτὼ ἔτη ἔχων ἐν τῇ ἀσθενείᾳ αὐτοῦ·</text:span> <text:span text:style-name="T2">6</text:span> <text:span text:style-name="T1">τοῦτον ἰδὼν ὁ Ἰησοῦς κατακείμενον καὶ γνοὺς ὅτι πολὺν ἤδη χρόνον ἔχει, λέγει αὐτῷ· θέλεις ὑγιὴς γενέσθαι;</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text:span> <text:span text:style-name="T2">8</text:span> <text:span text:style-name="T1">λέγει αὐτῷ ὁ Ἰησοῦς· ἔγειρε ἆρον τὸν κράβαττόν σου καὶ περιπάτει.</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text:span> <text:span text:style-name="T2">10</text:span> <text:span text:style-name="T1">ἔλεγον οὖν οἱ Ἰουδαῖοι τῷ τεθεραπευμένῳ· σάββατόν ἐστιν, καὶ οὐκ ἔξεστίν σοι ἆραι τὸν κράβαττόν σου.</text:span> <text:span text:style-name="T2">11</text:span> <text:span text:style-name="T1">ὁ δὲ ἀπεκρίθη αὐτοῖς· ὁ ποιήσας με ὑγιῆ ἐκεῖνός μοι εἶπεν· ἆρον τὸν κράβαττόν σου καὶ περιπάτει.</text:span> <text:span text:style-name="T2">12</text:span> <text:span text:style-name="T1">ἠρώτησαν αὐτόν· τίς ἐστιν ὁ ἄνθρωπος ὁ εἰπών σοι· ἆρον καὶ περιπάτει;</text:span> <text:span text:style-name="T2">13</text:span> <text:span text:style-name="T1">ὁ δὲ ἰαθεὶς οὐκ ᾔδει τίς ἐστιν, ὁ γὰρ Ἰησοῦς ἐξένευσεν ὄχλου ὄντος ἐν τῷ τόπῳ.</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text:span> <text:span text:style-name="T2">15</text:span> <text:span text:style-name="T1">ἀπῆλθεν ὁ ἄνθρωπος καὶ ἀνήγγειλεν τοῖς Ἰουδαίοις ὅτι Ἰησοῦς ἐστιν ὁ ποιήσας αὐτὸν ὑγιῆ.</text:span> <text:span text:style-name="T2">16</text:span> <text:span text:style-name="T1">καὶ διὰ τοῦτο ἐδίωκον οἱ Ἰουδαῖοι τὸν Ἰησοῦν, ὅτι ταῦτα ἐποίει ἐν σαββάτῳ.</text:span> <text:span text:style-name="T2">17</text:span> <text:span text:style-name="T1">Ὁ δὲ [Ἰησοῦς] ἀπεκρίνατο αὐτοῖς· ὁ πατήρ μου ἕως ἄρτι ἐργάζεται κἀγὼ ἐργάζομαι·</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text:span> <text:span text:style-name="T2">20</text:span> <text:span text:style-name="T1">ὁ γὰρ πατὴρ φιλεῖ τὸν υἱὸν καὶ πάντα δείκνυσιν αὐτῷ ἃ αὐτὸς ποιεῖ, καὶ μείζονα τούτων δείξει αὐτῷ ἔργα, ἵνα ὑμεῖς θαυμάζητε.</text:span> <text:span text:style-name="T2">21</text:span> <text:span text:style-name="T1">ὥσπερ γὰρ ὁ πατὴρ ἐγείρει τοὺς νεκροὺς καὶ ζῳοποιεῖ, οὕτως καὶ ὁ υἱὸς οὓς θέλει ζῳοποιεῖ.</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text:span> <text:span text:style-name="T2">26</text:span> <text:span text:style-name="T1">ὥσπερ γὰρ ὁ πατὴρ ἔχει ζωὴν ἐν ἑαυτῷ, οὕτως καὶ τῷ υἱῷ ἔδωκεν ζωὴν ἔχειν ἐν ἑαυτῷ.</text:span> <text:span text:style-name="T2">27</text:span> <text:span text:style-name="T1">καὶ ἐξουσίαν ἔδωκεν αὐτῷ κρίσιν ποιεῖν, ὅτι υἱὸς ἀνθρώπου ἐστίν.</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text:span> <text:span text:style-name="T2">31</text:span> <text:span text:style-name="T1">Ἐὰν ἐγὼ μαρτυρῶ περὶ ἐμαυτοῦ, ἡ μαρτυρία μου οὐκ ἔστιν ἀληθής·</text:span> <text:span text:style-name="T2">32</text:span> <text:span text:style-name="T1">ἄλλος ἐστὶν ὁ μαρτυρῶν περὶ ἐμοῦ, καὶ οἶδα ὅτι ἀληθής ἐστιν ἡ μαρτυρία ἣν μαρτυρεῖ περὶ ἐμοῦ.</text:span> <text:span text:style-name="T2">33</text:span> <text:span text:style-name="T1">ὑμεῖς ἀπεστάλκατε πρὸς Ἰωάννην, καὶ μεμαρτύρηκεν τῇ ἀληθείᾳ·</text:span> <text:span text:style-name="T2">34</text:span> <text:span text:style-name="T1">ἐγὼ δὲ οὐ παρὰ ἀνθρώπου τὴν μαρτυρίαν λαμβάνω, ἀλλὰ ταῦτα λέγω ἵνα ὑμεῖς σωθῆτε.</text:span> <text:span text:style-name="T2">35</text:span> <text:span text:style-name="T1">ἐκεῖνος ἦν ὁ λύχνος ὁ καιόμενος καὶ φαίνων, ὑμεῖς δὲ ἠθελήσατε ἀγαλλιαθῆναι πρὸς ὥραν ἐν τῷ φωτὶ αὐτοῦ.</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text:span> <text:span text:style-name="T2">40</text:span> <text:span text:style-name="T1">καὶ οὐ θέλετε ἐλθεῖν πρός με ἵνα ζωὴν ἔχητε.</text:span> <text:span text:style-name="T2">41</text:span> <text:span text:style-name="T1">Δόξαν παρὰ ἀνθρώπων οὐ λαμβάνω,</text:span> <text:span text:style-name="T2">42</text:span> <text:span text:style-name="T1">ἀλλ᾽ ἔγνωκα ὑμᾶς ὅτι τὴν ἀγάπην τοῦ θεοῦ οὐκ ἔχετε ἐν ἑαυτοῖς.</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text:span> <text:span text:style-name="T2">45</text:span> <text:span text:style-name="T1">Μὴ δοκεῖτε ὅτι ἐγὼ κατηγορήσω ὑμῶν πρὸς τὸν πατέρα· ἔστιν ὁ κατηγορῶν ὑμῶν Μωϋσῆς, εἰς ὃν ὑμεῖς ἠλπίκατε.</text:span> <text:span text:style-name="T2">46</text:span> <text:span text:style-name="T1">εἰ γὰρ ἐπιστεύετε Μωϋσεῖ, ἐπιστεύετε ἂν ἐμοί· περὶ γὰρ ἐμοῦ ἐκεῖνος ἔγραψεν.</text:span> <text:span text:style-name="T2">47</text:span> <text:span text:style-name="T1">εἰ δὲ τοῖς ἐκείνου γράμμασιν οὐ πιστεύετε, πῶς τοῖς ἐμοῖς ῥήμασιν πιστεύσετε;</text:span> </text:p>
      <text:p text:style-name="P4">ΚΑΤΑ ΙΩΑΝΝΗΝ  6</text:p>
      <text:p text:style-name="Text_20_body"><text:span text:style-name="T2">1</text:span> <text:span text:style-name="T1">Μετὰ ταῦτα ἀπῆλθεν ὁ Ἰησοῦς πέραν τῆς θαλάσσης τῆς Γαλιλαίας τῆς Τιβεριάδος.</text:span> <text:span text:style-name="T2">2</text:span> <text:span text:style-name="T1">ἠκολούθει δὲ αὐτῷ ὄχλος πολύς, ὅτι ἐθεώρουν τὰ σημεῖα ἃ ἐποίει ἐπὶ τῶν ἀσθενούντων.</text:span> <text:span text:style-name="T2">3</text:span> <text:span text:style-name="T1">ἀνῆλθεν δὲ εἰς τὸ ὄρος Ἰησοῦς καὶ ἐκεῖ ἐκάθητο μετὰ τῶν μαθητῶν αὐτοῦ.</text:span> <text:span text:style-name="T2">4</text:span> <text:span text:style-name="T1">ἦν δὲ ἐγγὺς τὸ πάσχα, ἡ ἑορτὴ τῶν Ἰουδαίων.</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text:span> <text:span text:style-name="T2">6</text:span> <text:span text:style-name="T1">τοῦτο δὲ ἔλεγεν πειράζων αὐτόν· αὐτὸς γὰρ ᾔδει τί ἔμελλεν ποιεῖν.</text:span> <text:span text:style-name="T2">7</text:span> <text:span text:style-name="T1">ἀπεκρίθη αὐτῷ [ὁ] Φίλιππος· διακοσίων δηναρίων ἄρτοι οὐκ ἀρκοῦσιν αὐτοῖς ἵνα ἕκαστος βραχύ [τι] λάβῃ.</text:span> <text:span text:style-name="T2">8</text:span> <text:span text:style-name="T1">λέγει αὐτῷ εἷς ἐκ τῶν μαθητῶν αὐτοῦ, Ἀνδρέας ὁ ἀδελφὸς Σίμωνος Πέτρου·</text:span> <text:span text:style-name="T2">9</text:span> <text:span text:style-name="T1">ἔστιν παιδάριον ὧδε ὃς ἔχει πέντε ἄρτους κριθίνους καὶ δύο ὀψάρια· ἀλλὰ ταῦτα τί ἐστιν εἰς τοσούτους;</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text:span> <text:span text:style-name="T2">12</text:span> <text:span text:style-name="T1">ὡς δὲ ἐνεπλήσθησαν, λέγει τοῖς μαθηταῖς αὐτοῦ· συναγάγετε τὰ περισσεύσαντα κλάσματα, ἵνα μή τι ἀπόληται.</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εγείρετο.</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text:span> <text:span text:style-name="T2">20</text:span> <text:span text:style-name="T1">ὁ δὲ λέγει αὐτοῖς· ἐγώ εἰμι· μὴ φοβεῖσθε.</text:span> <text:span text:style-name="T2">21</text:span> <text:span text:style-name="T1">ἤθελον οὖν λαβεῖν αὐτὸν εἰς τὸ πλοῖον, καὶ εὐθέως ἐγένετο τὸ πλοῖον ἐπὶ τῆς γῆς εἰς ἣν ὑπῆγον.</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text:span> <text:span text:style-name="T2">23</text:span> <text:span text:style-name="T1">ἄλλα ἦλθεν πλοιά[ρια] ἐκ Τιβεριάδος ἐγγὺς τοῦ τόπου ὅπου ἔφαγον τὸν ἄρτον εὐχαριστήσαντος τοῦ κυρίου.</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text:span> <text:span text:style-name="T2">25</text:span> <text:span text:style-name="T1">καὶ εὑρόντες αὐτὸν πέραν τῆς θαλάσσης εἶπον αὐτῷ· ῥαββί, πότε ὧδε γέγονας;</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text:span> <text:span text:style-name="T2">28</text:span> <text:span text:style-name="T1">εἶπον οὖν πρὸς αὐτόν· τί ποιῶμεν ἵνα ἐργαζώμεθα τὰ ἔργα τοῦ θεοῦ;</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text:span> <text:span text:style-name="T2">30</text:span> <text:span text:style-name="T1">Εἶπον οὖν αὐτῷ· τί οὖν ποιεῖς σὺ σημεῖον, ἵνα ἴδωμεν καὶ πιστεύσωμέν σοι; τί ἐργάζῃ;</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text:span> <text:span text:style-name="T2">33</text:span> <text:span text:style-name="T1">ὁ γὰρ ἄρτος τοῦ θεοῦ ἐστιν ὁ καταβαίνων ἐκ τοῦ οὐρανοῦ καὶ ζωὴν διδοὺς τῷ κόσμῳ.</text:span> <text:span text:style-name="T2">34</text:span> <text:span text:style-name="T1">εἶπον οὖν πρὸς αὐτόν· κύριε, πάντοτε δὸς ἡμῖν τὸν ἄρτον τοῦτον.</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text:span> <text:span text:style-name="T2">36</text:span> <text:span text:style-name="T1">Ἀλλ᾽ εἶπον ὑμῖν ὅτι καὶ ἑωράκατέ [με] καὶ οὐ πιστεύετε.</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text:span> <text:span text:style-name="T2">39</text:span> <text:span text:style-name="T1">τοῦτο δέ ἐστιν τὸ θέλημα τοῦ πέμψαντός με, ἵνα πᾶν ὃ δέδωκέν μοι μὴ ἀπολέσω ἐξ αὐτοῦ, ἀλλ᾽ ἀναστήσω αὐτὸ [ἐν] τῇ ἐσχάτῃ ἡμέρᾳ.</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ἐν] τῇ ἐσχάτῃ ἡμέρᾳ.</text:span> <text:span text:style-name="T2">41</text:span> <text:span text:style-name="T1">Ἐγόγγυζον οὖν οἱ Ἰουδαῖοι περὶ αὐτοῦ ὅτι εἶπεν· ἐγώ εἰμι ὁ ἄρτος ὁ καταβὰς ἐκ τοῦ 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text:span> <text:span text:style-name="T2">43</text:span> <text:span text:style-name="T1">ἀπεκρίθη Ἰησοῦς καὶ εἶπεν αὐτοῖς· μὴ γογγύζετε μετ᾽ ἀλλήλων.</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text:span> <text:span text:style-name="T2">46</text:span> <text:span text:style-name="T1">οὐχ ὅτι τὸν πατέρα ἑώρακέν τις εἰ μὴ ὁ ὢν παρὰ τοῦ θεοῦ, οὗτος ἑώρακεν τὸν πατέρα.</text:span> <text:span text:style-name="T2">47</text:span> <text:span text:style-name="T1">Ἀμὴν ἀμὴν λέγω ὑμῖν, ὁ πιστεύων ἔχει ζωὴν αἰώνιον.</text:span> <text:span text:style-name="T2">48</text:span> <text:span text:style-name="T1">Ἐγώ εἰμι ὁ ἄρτος τῆς ζωῆς.</text:span> <text:span text:style-name="T2">49</text:span> <text:span text:style-name="T1">οἱ πατέρες ὑμῶν ἔφαγον ἐν τῇ ἐρήμῳ τὸ μάννα καὶ ἀπέθανον·</text:span> <text:span text:style-name="T2">50</text:span> <text:span text:style-name="T1">οὗτός ἐστιν ὁ ἄρτος ὁ ἐκ τοῦ οὐρανοῦ καταβαίνων, ἵνα τις ἐξ αὐτοῦ φάγῃ καὶ μὴ ἀποθάνῃ.</text:span> <text:span text:style-name="T2">51</text:span> <text:span text:style-name="T1">ἐγώ εἰμι ὁ ἄρτος ὁ ζῶν ὁ ἐκ τοῦ οὐρανοῦ καταβάς· ἐάν τις φάγῃ ἐκ τούτου τοῦ ἄρτου { ζήσει } ζήσεται { --- } εἰς τὸν αἰῶνα, καὶ ὁ ἄρτος δὲ ὃν ἐγὼ δώσω ἡ σάρξ μού ἐστιν ὑπὲρ τῆς τοῦ κόσμου ζωῆς.</text:span> <text:span text:style-name="T2">52</text:span> <text:span text:style-name="T1">Ἐμάχοντο οὖν πρὸς ἀλλήλους οἱ Ἰουδαῖοι λέγοντες· πῶς δύναται οὗτος ἡμῖν δοῦναι τὴν σάρκα [αὐτοῦ] φαγεῖν;</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text:span> <text:span text:style-name="T2">54</text:span> <text:span text:style-name="T1">ὁ τρώγων μου τὴν σάρκα καὶ πίνων μου τὸ αἷμα ἔχει ζωὴν αἰώνιον, κἀγὼ ἀναστήσω αὐτὸν τῇ ἐσχάτῃ ἡμέρᾳ.</text:span> <text:span text:style-name="T2">55</text:span> <text:span text:style-name="T1">ἡ γὰρ σάρξ μου ἀληθής ἐστιν βρῶσις, καὶ τὸ αἷμά μου ἀληθής ἐστιν πόσις.</text:span> <text:span text:style-name="T2">56</text:span> <text:span text:style-name="T1">ὁ τρώγων μου τὴν σάρκα καὶ πίνων μου τὸ αἷμα ἐν ἐμοὶ μένει κἀγὼ ἐν αὐτῷ.</text:span> <text:span text:style-name="T2">57</text:span> <text:span text:style-name="T1">καθὼς ἀπέστειλέν με ὁ ζῶν πατὴρ κἀγὼ ζῶ διὰ τὸν πατέρα, καὶ ὁ τρώγων με κἀκεῖνος ζήσει δι᾽ ἐμέ.</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text:span> <text:span text:style-name="T2">59</text:span> <text:span text:style-name="T1">Ταῦτα εἶπεν ἐν συναγωγῇ διδάσκων ἐν Καφαρναούμ.</text:span> <text:span text:style-name="T2">60</text:span> <text:span text:style-name="T1">Πολλοὶ οὖν ἀκούσαντες ἐκ τῶν μαθητῶν αὐτοῦ εἶπαν· σκληρός ἐστιν ὁ λόγος οὗτος· τίς δύναται αὐτοῦ ἀκούειν;</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text:span> <text:span text:style-name="T2">62</text:span> <text:span text:style-name="T1">ἐὰν οὖν θεωρῆτε τὸν υἱὸν τοῦ ἀνθρώπου ἀναβαίνοντα ὅπου ἦν τὸ πρότερον;</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text:span> <text:span text:style-name="T2">66</text:span> <text:span text:style-name="T1">Ἐκ τούτου πολλοὶ [ἐκ] τῶν μαθητῶν αὐτοῦ ἀπῆλθον εἰς τὰ ὀπίσω καὶ οὐκέτι μετ᾽ αὐτοῦ περιεπάτουν.</text:span> <text:span text:style-name="T2">67</text:span> <text:span text:style-name="T1">εἶπεν οὖν ὁ Ἰησοῦς τοῖς δώδεκα· μὴ καὶ ὑμεῖς θέλετε ὑπάγειν;</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text:span> <text:span text:style-name="T2">70</text:span> <text:span text:style-name="T1">ἀπεκρίθη αὐτοῖς ὁ Ἰησοῦς· οὐκ ἐγὼ ὑμᾶς τοὺς δώδεκα ἐξελεξάμην; καὶ ἐξ ὑμῶν εἷς διάβολός ἐστιν.</text:span> <text:span text:style-name="T2">71</text:span> <text:span text:style-name="T1">ἔλεγεν δὲ τὸν Ἰούδαν Σίμωνος Ἰσκαριώτου· οὗτος γὰρ ἔμελλεν παραδιδόναι αὐτόν, εἷς ἐκ τῶν δώδεκα.</text:span> </text:p>
      <text:p text:style-name="P4">ΚΑΤΑ ΙΩΑΝΝΗΝ  7</text:p>
      <text:p text:style-name="Text_20_body"><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text:span> <text:span text:style-name="T2">2</text:span> <text:span text:style-name="T1">Ἦν δὲ ἐγγὺς ἡ ἑορτὴ τῶν Ἰουδαίων ἡ σκηνοπηγία.</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text:span> <text:span text:style-name="T2">5</text:span> <text:span text:style-name="T1">οὐδὲ γὰρ οἱ ἀδελφοὶ αὐτοῦ ἐπίστευον εἰς αὐτόν.</text:span> <text:span text:style-name="T2">6</text:span> <text:span text:style-name="T1">λέγει οὖν αὐτοῖς ὁ Ἰησοῦς· ὁ καιρὸς ὁ ἐμὸς οὔπω πάρεστιν, ὁ δὲ καιρὸς ὁ ὑμέτερος πάντοτέ ἐστιν ἕτοιμος.</text:span> <text:span text:style-name="T2">7</text:span> <text:span text:style-name="T1">οὐ δύναται ὁ κόσμος μισεῖν ὑμᾶς, ἐμὲ δὲ μισεῖ, ὅτι ἐγὼ μαρτυρῶ περὶ αὐτοῦ ὅτι τὰ ἔργα αὐτοῦ πονηρά ἐστιν.</text:span> <text:span text:style-name="T2">8</text:span> <text:span text:style-name="T1">ὑμεῖς ἀνάβητε εἰς τὴν ἑορτήν· ἐγὼ { οὐκ } οὔπω { --- } ἀναβαίνω εἰς τὴν ἑορτὴν ταύτην, ὅτι ὁ ἐμὸς καιρὸς οὔπω πεπλήρωται.</text:span> <text:span text:style-name="T2">9</text:span> <text:span text:style-name="T1">ταῦτα δὲ εἰπὼν { αὐτὸς } αὐτοῖς { --- } ἔμεινεν ἐν τῇ Γαλιλαίᾳ.</text:span> <text:span text:style-name="T2">10</text:span> <text:span text:style-name="T1">Ὡς δὲ ἀνέβησαν οἱ ἀδελφοὶ αὐτοῦ εἰς τὴν ἑορτήν, τότε καὶ αὐτὸς ἀνέβη οὐ φανερῶς ἀλλ᾽ [ὡς] ἐν κρυπτῷ.</text:span> <text:span text:style-name="T2">11</text:span> <text:span text:style-name="T1">οἱ οὖν Ἰουδαῖοι ἐζήτουν αὐτὸν ἐν τῇ ἑορτῇ καὶ ἔλεγον· ποῦ ἐστιν ἐκεῖνος;</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text:span> <text:span text:style-name="T2">13</text:span> <text:span text:style-name="T1">οὐδεὶς μέντοι παρρησίᾳ ἐλάλει περὶ αὐτοῦ διὰ τὸν φόβον τῶν Ἰουδαίων.</text:span> <text:span text:style-name="T2">14</text:span> <text:span text:style-name="T1">Ἤδη δὲ τῆς ἑορτῆς μεσούσης ἀνέβη Ἰησοῦς εἰς τὸ ἱερὸν καὶ ἐδίδασκεν.</text:span> <text:span text:style-name="T2">15</text:span> <text:span text:style-name="T1">ἐθαύμαζον οὖν οἱ Ἰουδαῖοι λέγοντες· πῶς οὗτος γράμματα οἶδεν μὴ μεμαθηκώς;</text:span> <text:span text:style-name="T2">16</text:span> <text:span text:style-name="T1">ἀπεκρίθη οὖν αὐτοῖς [ὁ] Ἰησοῦς καὶ εἶπεν· ἡ ἐμὴ διδαχὴ οὐκ ἔστιν ἐμὴ ἀλλὰ τοῦ πέμψαντός με·</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text:span> <text:span text:style-name="T2">19</text:span> <text:span text:style-name="T1">Οὐ Μωϋσῆς δέδωκεν ὑμῖν τὸν νόμον; καὶ οὐδεὶς ἐξ ὑμῶν ποιεῖ τὸν νόμον. τί με ζητεῖτε ἀποκτεῖναι;</text:span> <text:span text:style-name="T2">20</text:span> <text:span text:style-name="T1">ἀπεκρίθη ὁ ὄχλος· δαιμόνιον ἔχεις· τίς σε ζητεῖ ἀποκτεῖναι;</text:span> <text:span text:style-name="T2">21</text:span> <text:span text:style-name="T1">ἀπεκρίθη Ἰησοῦς καὶ εἶπεν αὐτοῖς· ἓν ἔργον ἐποίησα καὶ πάντες θαυμάζετε.</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text:span> <text:span text:style-name="T2">24</text:span> <text:span text:style-name="T1">μὴ κρίνετε κατ᾽ ὄψιν, ἀλλὰ τὴν δικαίαν κρίσιν κρίνετε.</text:span> <text:span text:style-name="T2">25</text:span> <text:span text:style-name="T1">Ἔλεγον οὖν τινες ἐκ τῶν Ἱεροσολυμιτῶν· οὐχ οὗτός ἐστιν ὃν ζητοῦσιν ἀποκτεῖναι;</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text:span> <text:span text:style-name="T2">27</text:span> <text:span text:style-name="T1">ἀλλὰ τοῦτον οἴδαμεν πόθεν ἐστίν· ὁ δὲ χριστὸς ὅταν ἔρχηται οὐδεὶς γινώσκει πόθεν ἐστίν.</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text:span> <text:span text:style-name="T2">29</text:span> <text:span text:style-name="T1">ἐγὼ οἶδα αὐτόν, ὅτι παρ᾽ αὐτοῦ εἰμι κἀκεῖνός με ἀπέστειλεν.</text:span> <text:span text:style-name="T2">30</text:span> <text:span text:style-name="T1">Ἐζήτουν οὖν αὐτὸν πιάσαι, καὶ οὐδεὶς ἐπέβαλεν ἐπ᾽ αὐτὸν τὴν χεῖρα, ὅτι οὔπω ἐληλύθει ἡ ὥρα αὐτοῦ.</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text:span> <text:span text:style-name="T2">33</text:span> <text:span text:style-name="T1">Εἶπεν οὖν ὁ Ἰησοῦς· ἔτι χρόνον μικρὸν μεθ᾽ ὑμῶν εἰμι καὶ ὑπάγω πρὸς τὸν πέμψαντά με.</text:span> <text:span text:style-name="T2">34</text:span> <text:span text:style-name="T1">ζητήσετέ με καὶ οὐχ εὑρήσετέ [με], καὶ ὅπου εἰμὶ ἐγὼ ὑμεῖς οὐ δύνασθε ἐλθεῖν.</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text:span> <text:span text:style-name="T2">37</text:span> <text:span text:style-name="T1">Ἐν δὲ τῇ ἐσχάτῃ ἡμέρᾳ τῇ μεγάλῃ τῆς ἑορτῆς εἱστήκει ὁ Ἰησοῦς καὶ ἔκραξεν λέγων· ἐάν τις διψᾷ ἐρχέσθω πρός με καὶ πινέτω.</text:span> <text:span text:style-name="T2">38</text:span> <text:span text:style-name="T1">ὁ πιστεύων εἰς ἐμέ, καθὼς εἶπεν ἡ γραφή, ποταμοὶ ἐκ τῆς κοιλίας αὐτοῦ ῥεύσουσιν ὕδατος ζῶντος.</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text:span> <text:span text:style-name="T2">40</text:span> <text:span text:style-name="T1">Ἐκ τοῦ ὄχλου οὖν ἀκούσαντες τῶν λόγων τούτων ἔλεγον· οὗτός ἐστιν ἀληθῶς ὁ προφήτης·</text:span> <text:span text:style-name="T2">41</text:span> <text:span text:style-name="T1">ἄλλοι ἔλεγον· οὗτός ἐστιν ὁ χριστός, οἱ δὲ ἔλεγον· μὴ γὰρ ἐκ τῆς Γαλιλαίας ὁ χριστὸς ἔρχεται;</text:span> <text:span text:style-name="T2">42</text:span> <text:span text:style-name="T1">οὐχ ἡ γραφὴ εἶπεν ὅτι ἐκ τοῦ σπέρματος Δαυὶδ καὶ ἀπὸ Βηθλέεμ τῆς κώμης ὅπου ἦν Δαυὶδ ἔρχεται ὁ χριστός;</text:span> <text:span text:style-name="T2">43</text:span> <text:span text:style-name="T1">σχίσμα οὖν ἐγένετο ἐν τῷ ὄχλῳ δι᾽ αὐτόν·</text:span> <text:span text:style-name="T2">44</text:span> <text:span text:style-name="T1">τινὲς δὲ ἤθελον ἐξ αὐτῶν πιάσαι αὐτόν, ἀλλ᾽ οὐδεὶς ἐπέβαλεν ἐπ᾽ αὐτὸν τὰς χεῖρας.</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text:span> <text:span text:style-name="T2">46</text:span> <text:span text:style-name="T1">ἀπεκρίθησαν οἱ ὑπηρέται· οὐδέποτε ἐλάλησεν οὕτως ἄνθρωπος.</text:span> <text:span text:style-name="T2">47</text:span> <text:span text:style-name="T1">ἀπεκρίθησαν οὖν αὐτοῖς οἱ Φαρισαῖοι· μὴ καὶ ὑμεῖς πεπλάνησθε;</text:span> <text:span text:style-name="T2">48</text:span> <text:span text:style-name="T1">μή τις ἐκ τῶν ἀρχόντων ἐπίστευσεν εἰς αὐτὸν ἢ ἐκ τῶν Φαρισαίων;</text:span> <text:span text:style-name="T2">49</text:span> <text:span text:style-name="T1">ἀλλ᾽ ὁ ὄχλος οὗτος ὁ μὴ γινώσκων τὸν νόμον ἐπάρατοί εἰσιν.</text:span> <text:span text:style-name="T2">50</text:span> <text:span text:style-name="T1">λέγει Νικόδημος πρὸς αὐτούς, ὁ ἐλθὼν πρὸς αὐτὸν [τὸ] πρότερον, εἷς ὢν ἐξ αὐτῶν·</text:span> <text:span text:style-name="T2">51</text:span> <text:span text:style-name="T1">μὴ ὁ νόμος ἡμῶν κρίνει τὸν ἄνθρωπον ἐὰν μὴ ἀκούσῃ πρῶτον παρ᾽ αὐτοῦ καὶ γνῷ τί ποιεῖ;</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span text:style-name="T1">Καὶ ἐπορεύθησαν ἕκαστος εἰς τὸν οἶκον αὐτοῦ,</text:span> </text:p>
      <text:p text:style-name="P4">ΚΑΤΑ ΙΩΑΝΝΗΝ  8</text:p>
      <text:p text:style-name="Text_20_body"><text:span text:style-name="T2">1</text:span> <text:span text:style-name="T1">Ἰησοῦς δὲ ἐπορεύθη εἰς τὸ ὄρος τῶν ἐλαιῶν.</text:span> <text:span text:style-name="T2">2</text:span> <text:span text:style-name="T1">Ὄρθρου δὲ πάλιν παρεγένετο εἰς τὸ ἱερὸν καὶ πᾶς ὁ λαὸς ἤρχετο πρὸς αὐτόν, καὶ καθίσας ἐδίδασκεν αὐτούς.</text:span> <text:span text:style-name="T2">3</text:span> <text:span text:style-name="T1">Ἄγουσιν δὲ οἱ γραμματεῖς καὶ οἱ Φαρισαῖοι γυναῖκα ἐπὶ μοιχείᾳ κατειλημμένην καὶ στήσαντες αὐτὴν ἐν μέσῳ</text:span> <text:span text:style-name="T2">4</text:span> <text:span text:style-name="T1">λέγουσιν αὐτῷ· διδάσκαλε, αὕτη ἡ γυνὴ κατείληπται ἐπ᾽ αὐτοφώρῳ μοιχευομένη·</text:span> <text:span text:style-name="T2">5</text:span> <text:span text:style-name="T1">ἐν δὲ τῷ νόμῳ ἡμῖν Μωϋσῆς ἐνετείλατο τὰς τοιαύτας λιθάζειν. σὺ οὖν τί λέγεις;</text:span> <text:span text:style-name="T2">6</text:span> <text:span text:style-name="T1">τοῦτο δὲ ἔλεγον πειράζοντες αὐτόν, ἵνα ἔχωσιν κατηγορεῖν αὐτοῦ. ὁ δὲ Ἰησοῦς κάτω κύψας τῷ δακτύλῳ κατέγραφεν εἰς τὴν γῆν.</text:span> <text:span text:style-name="T2">7</text:span> <text:span text:style-name="T1">ὡς δὲ ἐπέμενον ἐρωτῶντες αὐτόν, ἀνέκυψεν καὶ εἶπεν αὐτοῖς· ὁ ἀναμάρτητος ὑμῶν πρῶτος ἐπ᾽ αὐτὴν βαλέτω λίθον.</text:span> <text:span text:style-name="T2">8</text:span> <text:span text:style-name="T1">καὶ πάλιν κατακύψας ἔγραφεν εἰς τὴν γῆν.</text:span> <text:span text:style-name="T2">9</text:span> <text:span text:style-name="T1">οἱ δὲ ἀκούσαντες ἐξήρχοντο εἷς καθ᾽ εἷς ἀρξάμενοι ἀπὸ τῶν πρεσβυτέρων καὶ κατελείφθη μόνος καὶ ἡ γυνὴ ἐν μέσῳ οὖσα.</text:span> <text:span text:style-name="T2">10</text:span> <text:span text:style-name="T1">ἀνακύψας δὲ ὁ Ἰησοῦς εἶπεν αὐτῇ· γύναι, ποῦ εἰσιν; οὐδείς σε κατέκρινεν;</text:span> <text:span text:style-name="T2">11</text:span> <text:span text:style-name="T1">ἡ δὲ εἶπεν· οὐδείς, κύριε. εἶπεν δὲ ὁ Ἰησοῦς· οὐδὲ ἐγώ σε κατακρίνω· πορεύου, [καὶ] ἀπὸ τοῦ νῦν μηκέτι ἁμάρτανε.⟧</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text:span> <text:span text:style-name="T2">13</text:span> <text:span text:style-name="T1">Εἶπον οὖν αὐτῷ οἱ Φαρισαῖοι· σὺ περὶ σεαυτοῦ μαρτυρεῖς· ἡ μαρτυρία σου οὐκ ἔστιν ἀληθής.</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text:span> <text:span text:style-name="T2">15</text:span> <text:span text:style-name="T1">ὑμεῖς κατὰ τὴν σάρκα κρίνετε, ἐγὼ οὐ κρίνω οὐδένα.</text:span> <text:span text:style-name="T2">16</text:span> <text:span text:style-name="T1">καὶ ἐὰν κρίνω δὲ ἐγώ, ἡ κρίσις ἡ ἐμὴ ἀληθινή ἐστιν, ὅτι μόνος οὐκ εἰμί, ἀλλ᾽ ἐγὼ καὶ ὁ πέμψας με πατήρ.</text:span> <text:span text:style-name="T2">17</text:span> <text:span text:style-name="T1">καὶ ἐν τῷ νόμῳ δὲ τῷ ὑμετέρῳ γέγραπται ὅτι δύο ἀνθρώπων ἡ μαρτυρία ἀληθής ἐστιν.</text:span> <text:span text:style-name="T2">18</text:span> <text:span text:style-name="T1">ἐγώ εἰμι ὁ μαρτυρῶν περὶ ἐμαυτοῦ καὶ μαρτυρεῖ περὶ ἐμοῦ ὁ πέμψας με πατήρ.</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text:span> <text:span text:style-name="T2">22</text:span> <text:span text:style-name="T1">ἔλεγον οὖν οἱ Ἰουδαῖοι· μήτι ἀποκτενεῖ ἑαυτόν, ὅτι λέγει· ὅπου ἐγὼ ὑπάγω ὑμεῖς οὐ δύνασθε ἐλθεῖν;</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text:span> <text:span text:style-name="T2">25</text:span> <text:span text:style-name="T1">Ἔλεγον οὖν αὐτῷ· σὺ τίς εἶ; εἶπεν αὐτοῖς ὁ Ἰησοῦς· τὴν ἀρχὴν ὅ τι καὶ λαλῶ ὑμῖν;</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text:span> <text:span text:style-name="T2">27</text:span> <text:span text:style-name="T1">οὐκ ἔγνωσαν ὅτι τὸν πατέρα αὐτοῖς ἔλεγεν.</text:span> <text:span text:style-name="T2">28</text:span> <text:span text:style-name="T1">εἶπεν οὖν [αὐτοῖς] ὁ Ἰησοῦς· ὅτι { --- } ὅταν ὑψώσητε τὸν υἱὸν τοῦ ἀνθρώπου, τότε γνώσεσθε ὅτι ἐγώ εἰμι, καὶ ἀπ᾽ ἐμαυτοῦ ποιῶ οὐδέν, ἀλλὰ καθὼς ἐδίδαξέν με ὁ πατὴρ ταῦτα λαλῶ.</text:span> <text:span text:style-name="T2">29</text:span> <text:span text:style-name="T1">καὶ ὁ πέμψας με μετ᾽ ἐμοῦ ἐστιν· οὐκ ἀφῆκέν με μόνον, ὅτι ἐγὼ τὰ ἀρεστὰ αὐτῷ ποιῶ πάντοτε.</text:span> <text:span text:style-name="T2">30</text:span> <text:span text:style-name="T1">Ταῦτα αὐτοῦ λαλοῦντος πολλοὶ ἐπίστευσαν εἰς αὐτόν.</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text:span> <text:span text:style-name="T2">34</text:span> <text:span text:style-name="T1">ἀπεκρίθη αὐτοῖς ὁ Ἰησοῦς· ἀμὴν ἀμὴν λέγω ὑμῖν ὅτι πᾶς ὁ ποιῶν τὴν ἁμαρτίαν δοῦλός ἐστιν τῆς ἁμαρτίας.</text:span> <text:span text:style-name="T2">35</text:span> <text:span text:style-name="T1">ὁ δὲ δοῦλος οὐ μένει ἐν τῇ οἰκίᾳ εἰς τὸν αἰῶνα, ὁ υἱὸς μένει εἰς τὸν αἰῶνα.</text:span> <text:span text:style-name="T2">36</text:span> <text:span text:style-name="T1">ἐὰν οὖν ὁ υἱὸς ὑμᾶς ἐλευθερώσῃ, ὄντως ἐλεύθεροι ἔσεσθε.</text:span> <text:span text:style-name="T2">37</text:span> <text:span text:style-name="T1">Οἶδα ὅτι σπέρμα Ἀβραάμ ἐστε· ἀλλὰ ζητεῖτέ με ἀποκτεῖναι, ὅτι ὁ λόγος ὁ ἐμὸς οὐ χωρεῖ ἐν ὑμῖν.</text:span> <text:span text:style-name="T2">38</text:span> <text:span text:style-name="T1">ἃ ἐγὼ ἑώρακα παρὰ τῷ πατρὶ λαλῶ· καὶ ὑμεῖς οὖν ἃ ἠκούσατε παρὰ τοῦ πατρὸς ποιεῖτε.</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text:span> <text:span text:style-name="T2">43</text:span> <text:span text:style-name="T1">διὰ τί τὴν λαλιὰν τὴν ἐμὴν οὐ γινώσκετε; ὅτι οὐ δύνασθε ἀκούειν τὸν λόγον τὸν ἐμόν.</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text:span> <text:span text:style-name="T2">45</text:span> <text:span text:style-name="T1">ἐγὼ δὲ ὅτι τὴν ἀλήθειαν λέγω, οὐ πιστεύετέ μοι.</text:span> <text:span text:style-name="T2">46</text:span> <text:span text:style-name="T1">τίς ἐξ ὑμῶν ἐλέγχει με περὶ ἁμαρτίας; εἰ ἀλήθειαν λέγω, διὰ τί ὑμεῖς οὐ πιστεύετέ μοι;</text:span> <text:span text:style-name="T2">47</text:span> <text:span text:style-name="T1">ὁ ὢν ἐκ τοῦ θεοῦ τὰ ῥήματα τοῦ θεοῦ ἀκούει· διὰ τοῦτο ὑμεῖς οὐκ ἀκούετε, ὅτι ἐκ τοῦ θεοῦ οὐκ ἐστέ.</text:span> <text:span text:style-name="T2">48</text:span> <text:span text:style-name="T1">Ἀπεκρίθησαν οἱ Ἰουδαῖοι καὶ εἶπαν αὐτῷ· οὐ καλῶς λέγομεν ἡμεῖς ὅτι Σαμαρίτης εἶ σὺ καὶ δαιμόνιον ἔχεις;</text:span> <text:span text:style-name="T2">49</text:span> <text:span text:style-name="T1">ἀπεκρίθη Ἰησοῦς· ἐγὼ δαιμόνιον οὐκ ἔχω, ἀλλὰ τιμῶ τὸν πατέρα μου, καὶ ὑμεῖς ἀτιμάζετέ με.</text:span> <text:span text:style-name="T2">50</text:span> <text:span text:style-name="T1">ἐγὼ δὲ οὐ ζητῶ τὴν δόξαν μου· ἔστιν ὁ ζητῶν καὶ κρίνων.</text:span> <text:span text:style-name="T2">51</text:span> <text:span text:style-name="T1">ἀμὴν ἀμὴν λέγω ὑμῖν, ἐάν τις τὸν ἐμὸν λόγον τηρήσῃ, θάνατον οὐ μὴ θεωρήσῃ εἰς τὸν αἰῶνα.</text:span> <text:span text:style-name="T2">52</text:span> <text:span text:style-name="T1">Εἶπον [οὖ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text:span> <text:span text:style-name="T2">53</text:span> <text:span text:style-name="T1">μὴ σὺ μείζων εἶ τοῦ πατρὸς ἡμῶν Ἀβραάμ, ὅστις ἀπέθανεν; καὶ οἱ προφῆται ἀπέθανον. τίνα σεαυτὸν ποιεῖς;</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 οἶδα αὐτὸν καὶ τὸν λόγον αὐτοῦ τηρῶ.</text:span> <text:span text:style-name="T2">56</text:span> <text:span text:style-name="T1">Ἀβραὰμ ὁ πατὴρ ὑμῶν ἠγαλλιάσατο ἵνα ἴδῃ τὴν ἡμέραν τὴν ἐμήν, καὶ εἶδεν καὶ ἐχάρη.</text:span> <text:span text:style-name="T2">57</text:span> <text:span text:style-name="T1">εἶπον οὖν οἱ Ἰουδαῖοι πρὸς αὐτόν· πεντήκοντα ἔτη οὔπω ἔχεις καὶ Ἀβραὰμ ἑώρακας;</text:span> <text:span text:style-name="T2">58</text:span> <text:span text:style-name="T1">εἶπεν αὐτοῖς Ἰησοῦς· ἀμὴν ἀμὴν λέγω ὑμῖν, πρὶν Ἀβραὰμ γενέσθαι ἐγὼ εἰμί.</text:span> <text:span text:style-name="T2">59</text:span> <text:span text:style-name="T1">Ἦραν οὖν λίθους ἵνα βάλωσιν ἐπ᾽ αὐτόν. Ἰησοῦς δὲ ἐκρύβη καὶ ἐξῆλθεν ἐκ τοῦ ἱεροῦ.</text:span> </text:p>
      <text:p text:style-name="P4">ΚΑΤΑ ΙΩΑΝΝΗΝ  9</text:p>
      <text:p text:style-name="Text_20_body"><text:span text:style-name="T2">1</text:span> <text:span text:style-name="T1">Καὶ παράγων εἶδεν ἄνθρωπον τυφλὸν ἐκ γενετῆς.</text:span> <text:span text:style-name="T2">2</text:span> <text:span text:style-name="T1">καὶ ἠρώτησαν αὐτὸν οἱ μαθηταὶ αὐτοῦ λέγοντες· ῥαββί, τίς ἥμαρτεν, οὗτος ἢ οἱ γονεῖς αὐτοῦ, ἵνα τυφλὸς γεννηθῇ;</text:span> <text:span text:style-name="T2">3</text:span> <text:span text:style-name="T1">ἀπεκρίθη Ἰησοῦς· οὔτε οὗτος ἥμαρτεν οὔτε οἱ γονεῖς αὐτοῦ, ἀλλ᾽ ἵνα φανερωθῇ τὰ ἔργα τοῦ θεοῦ ἐν αὐτῷ.</text:span> <text:span text:style-name="T2">4</text:span> <text:span text:style-name="T1">ἡμᾶς δεῖ ἐργάζεσθαι τὰ ἔργα τοῦ πέμψαντός με ἕως ἡμέρα ἐστίν· ἔρχεται νὺξ ὅτε οὐδεὶς δύναται ἐργάζεσθαι.</text:span> <text:span text:style-name="T2">5</text:span> <text:span text:style-name="T1">ὅταν ἐν τῷ κόσμῳ ὦ, φῶς εἰμι τοῦ κόσμου.</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text:span> <text:span text:style-name="T2">9</text:span> <text:span text:style-name="T1">ἄλλοι ἔλεγον ὅτι οὗτός ἐστιν, ἄλλοι ἔλεγον· οὐχί, ἀλλ᾽ ὅμοιος αὐτῷ ἐστιν. ἐκεῖνος ἔλεγεν ὅτι ἐγώ εἰμι.</text:span> <text:span text:style-name="T2">10</text:span> <text:span text:style-name="T1">ἔλεγον οὖν αὐτῷ· πῶς [οὖν] ἠνεῴχθησάν σου οἱ ὀφθαλμοί;</text:span> <text:span text:style-name="T2">11</text:span> <text:span text:style-name="T1">ἀπεκρίθη ἐκεῖνος· ὁ ἄνθρωπος ὁ λεγόμενος Ἰησοῦς πηλὸν ἐποίησεν καὶ ἐπέχρισέν μου τοὺς ὀφθαλμοὺς καὶ εἶπέν μοι ὅτι ὕπαγε εἰς τὸν Σιλωὰμ καὶ νίψαι· ἀπελθὼν οὖν καὶ νιψάμενος ἀνέβλεψα.</text:span> <text:span text:style-name="T2">12</text:span> <text:span text:style-name="T1">καὶ εἶπαν αὐτῷ· ποῦ ἐστιν ἐκεῖνος; λέγει· οὐκ οἶδα.</text:span> <text:span text:style-name="T2">13</text:span> <text:span text:style-name="T1">Ἄγουσιν αὐτὸν πρὸς τοὺς Φαρισαίους τόν ποτε τυφλόν.</text:span> <text:span text:style-name="T2">14</text:span> <text:span text:style-name="T1">ἦν δὲ σάββατον ἐν ᾗ ἡμέρᾳ τὸν πηλὸν ἐποίησεν ὁ Ἰησοῦς καὶ ἀνέῳξεν αὐτοῦ τοὺς ὀφθαλμούς.</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text:span> <text:span text:style-name="T2">16</text:span> <text:span text:style-name="T1">ἔλεγον οὖν ἐκ τῶν Φαρισαίων τινές· οὐκ ἔστιν οὗτος παρὰ θεοῦ ὁ ἄνθρωπος, ὅτι τὸ σάββατον οὐ τηρεῖ. ἄλλοι [δὲ] ἔλεγον· πῶς δύναται ἄνθρωπος ἁμαρτωλὸς τοιαῦτα σημεῖα ποιεῖν; καὶ σχίσμα ἦν ἐν αὐτοῖς.</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text:span> <text:span text:style-name="T2">20</text:span> <text:span text:style-name="T1">ἀπεκρίθησαν οὖν οἱ γονεῖς αὐτοῦ καὶ εἶπαν· οἴδαμεν ὅτι οὗτός ἐστιν ὁ υἱὸς ἡμῶν καὶ ὅτι τυφλὸς ἐγεννήθη·</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text:span> <text:span text:style-name="T2">23</text:span> <text:span text:style-name="T1">διὰ τοῦτο οἱ γονεῖς αὐτοῦ εἶπαν ὅτι ἡλικίαν ἔχει, αὐτὸν ἐπερωτήσατε.</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text:span> <text:span text:style-name="T2">25</text:span> <text:span text:style-name="T1">ἀπεκρίθη οὖν ἐκεῖνος· εἰ ἁμαρτωλός ἐστιν οὐκ οἶδα· ἓν οἶδα ὅτι τυφλὸς ὢν ἄρτι βλέπω.</text:span> <text:span text:style-name="T2">26</text:span> <text:span text:style-name="T1">εἶπον οὖν αὐτῷ· τί ἐποίησέν σοι; πῶς ἤνοιξέν σου τοὺς ὀφθαλμούς;</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text:span> <text:span text:style-name="T2">28</text:span> <text:span text:style-name="T1">καὶ ἐλοιδόρησαν αὐτὸν καὶ εἶπον· σὺ μαθητὴς εἶ ἐκείνου, ἡμεῖς δὲ τοῦ Μωϋσέως ἐσμὲν μαθηταί·</text:span> <text:span text:style-name="T2">29</text:span> <text:span text:style-name="T1">ἡμεῖς οἴδαμεν ὅτι Μωϋσεῖ λελάληκεν ὁ θεός, τοῦτον δὲ οὐκ οἴδαμεν πόθεν ἐστίν.</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text:span> <text:span text:style-name="T2">31</text:span> <text:span text:style-name="T1">οἴδαμεν ὅτι ἁμαρτωλῶν ὁ θεὸς οὐκ ἀκούει, ἀλλ᾽ ἐάν τις θεοσεβὴς ᾖ καὶ τὸ θέλημα αὐτοῦ ποιῇ τούτου ἀκούει.</text:span> <text:span text:style-name="T2">32</text:span> <text:span text:style-name="T1">ἐκ τοῦ αἰῶνος οὐκ ἠκούσθη ὅτι ἠνέῳξέν τις ὀφθαλμοὺς τυφλοῦ γεγεννημένου·</text:span> <text:span text:style-name="T2">33</text:span> <text:span text:style-name="T1">εἰ μὴ ἦν οὗτος παρὰ θεοῦ, οὐκ ἠδύνατο ποιεῖν οὐδέν.</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text:span> <text:span text:style-name="T2">35</text:span> <text:span text:style-name="T1">Ἤκουσεν Ἰησοῦς ὅτι ἐξέβαλον αὐτὸν ἔξω καὶ εὑρὼν αὐτὸν εἶπεν· σὺ πιστεύεις εἰς τὸν υἱὸν τοῦ ἀνθρώπου;</text:span> <text:span text:style-name="T2">36</text:span> <text:span text:style-name="T1">ἀπεκρίθη ἐκεῖνος καὶ εἶπεν· καὶ τίς ἐστιν, κύριε, ἵνα πιστεύσω εἰς αὐτόν;</text:span> <text:span text:style-name="T2">37</text:span> <text:span text:style-name="T1">εἶπεν αὐτῷ ὁ Ἰησοῦς· καὶ ἑώρακας αὐτὸν καὶ ὁ λαλῶν μετὰ σοῦ ἐκεῖνός ἐστιν.</text:span> <text:span text:style-name="T2">38</text:span> <text:span text:style-name="T1">ὁ δὲ ἔφη· πιστεύω, κύριε· καὶ προσεκύνησεν αὐτῷ.</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text:span> <text:span text:style-name="T2">40</text:span> <text:span text:style-name="T1">ἤκουσαν ἐκ τῶν Φαρισαίων ταῦτα οἱ μετ᾽ αὐτοῦ ὄντες καὶ εἶπον αὐτῷ· μὴ καὶ ἡμεῖς τυφλοί ἐσμεν;</text:span> <text:span text:style-name="T2">41</text:span> <text:span text:style-name="T1">εἶπεν αὐτοῖς ὁ Ἰησοῦς· εἰ τυφλοὶ ἦτε, οὐκ ἂν εἴχετε ἁμαρτίαν· νῦν δὲ λέγετε ὅτι βλέπομεν, ἡ ἁμαρτία ὑμῶν μένει.</text:span> </text:p>
      <text:p text:style-name="P4">ΚΑΤΑ ΙΩΑΝΝΗΝ  10</text:p>
      <text:p text:style-name="Text_20_body"><text:span text:style-name="T2">1</text:span> <text:span text:style-name="T1">Ἀμὴν ἀμὴν λέγω ὑμῖν, ὁ μὴ εἰσερχόμενος διὰ τῆς θύρας εἰς τὴν αὐλὴν τῶν προβάτων ἀλλ᾽ ἀναβαίνων ἀλλαχόθεν ἐκεῖνος κλέπτης ἐστὶν καὶ λῃστής·</text:span> <text:span text:style-name="T2">2</text:span> <text:span text:style-name="T1">ὁ δὲ εἰσερχόμενος διὰ τῆς θύρας ποιμήν ἐστιν τῶν προβάτων.</text:span> <text:span text:style-name="T2">3</text:span> <text:span text:style-name="T1">τούτῳ ὁ θυρωρὸς ἀνοίγει καὶ τὰ πρόβατα τῆς φωνῆς αὐτοῦ ἀκούει καὶ τὰ ἴδια πρόβατα φωνεῖ κατ᾽ ὄνομα καὶ ἐξάγει αὐτά.</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text:span> <text:span text:style-name="T2">5</text:span> <text:span text:style-name="T1">ἀλλοτρίῳ δὲ οὐ μὴ { ἀκολουθήσουσιν, } ἀκολουθήσωσιν, { --- } ἀλλὰ φεύξονται ἀπ᾽ αὐτοῦ, ὅτι οὐκ οἴδασιν τῶν ἀλλοτρίων τὴν φωνήν.</text:span> <text:span text:style-name="T2">6</text:span> <text:span text:style-name="T1">Ταύτην τὴν παροιμίαν εἶπεν αὐτοῖς ὁ Ἰησοῦς, ἐκεῖνοι δὲ οὐκ ἔγνωσαν τίνα ἦν ἃ ἐλάλει αὐτοῖς.</text:span> <text:span text:style-name="T2">7</text:span> <text:span text:style-name="T1">Εἶπεν οὖν αὐτοῖς { --- } πάλιν ὁ Ἰησοῦς· ἀμὴν ἀμὴν λέγω ὑμῖν ὅτι ἐγώ εἰμι ἡ θύρα τῶν προβάτων.</text:span> <text:span text:style-name="T2">8</text:span> <text:span text:style-name="T1">πάντες ὅσοι ἦλθον [πρὸ ἐμοῦ] κλέπται εἰσὶν καὶ λῃσταί, ἀλλ᾽ οὐκ ἤκουσαν αὐτῶν τὰ πρόβατα.</text:span> <text:span text:style-name="T2">9</text:span> <text:span text:style-name="T1">ἐγώ εἰμι ἡ θύρα· δι᾽ ἐμοῦ ἐάν τις εἰσέλθῃ σωθήσεται καὶ εἰσελεύσεται καὶ ἐξελεύσεται καὶ νομὴν εὑρήσει.</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text:span> <text:span text:style-name="T2">11</text:span> <text:span text:style-name="T1">Ἐγώ εἰμι ὁ ποιμὴν ὁ καλός. ὁ ποιμὴν ὁ καλὸς τὴν ψυχὴν αὐτοῦ τίθησιν ὑπὲρ τῶν προβάτων·</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text:span> <text:span text:style-name="T2">17</text:span> <text:span text:style-name="T1">Διὰ τοῦτό με ὁ πατὴρ ἀγαπᾷ ὅτι ἐγὼ τίθημι τὴν ψυχήν μου, ἵνα πάλιν λάβω αὐτήν.</text:span> <text:span text:style-name="T2">18</text:span> <text:span text:style-name="T1">οὐδεὶς { αἴρει } ἦρεν { --- }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text:span> <text:span text:style-name="T2">19</text:span> <text:span text:style-name="T1">Σχίσμα πάλιν ἐγένετο ἐν τοῖς Ἰουδαίοις διὰ τοὺς λόγους τούτους.</text:span> <text:span text:style-name="T2">20</text:span> <text:span text:style-name="T1">ἔλεγον δὲ πολλοὶ ἐξ αὐτῶν· δαιμόνιον ἔχει καὶ μαίνεται· τί αὐτοῦ ἀκούετε;</text:span> <text:span text:style-name="T2">21</text:span> <text:span text:style-name="T1">ἄλλοι ἔλεγον· ταῦτα τὰ ῥήματα οὐκ ἔστιν δαιμονιζομένου· μὴ δαιμόνιον δύναται τυφλῶν ὀφθαλμοὺς ἀνοῖξαι;</text:span> <text:span text:style-name="T2">22</text:span> <text:span text:style-name="T1">Ἐγένετο τότε τὰ ἐγκαίνια ἐν τοῖς Ἱεροσολύμοις, χειμὼν ἦν,</text:span> <text:span text:style-name="T2">23</text:span> <text:span text:style-name="T1">καὶ περιεπάτει ὁ Ἰησοῦς ἐν τῷ ἱερῷ ἐν τῇ στοᾷ τοῦ Σολομῶνος.</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text:span> <text:span text:style-name="T2">26</text:span> <text:span text:style-name="T1">ἀλλ᾽ ὑμεῖς οὐ πιστεύετε, ὅτι οὐκ ἐστὲ ἐκ τῶν προβάτων τῶν ἐμῶν.</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text:span> <text:span text:style-name="T2">29</text:span> <text:span text:style-name="T1">ὁ πατήρ μου { ὃ } ὃς { --- } δέδωκέν μοι πάντων { μεῖζόν } μεῖζων { --- } ἐστιν, καὶ οὐδεὶς δύναται ἁρπάζειν ἐκ τῆς χειρὸς τοῦ πατρός.</text:span> <text:span text:style-name="T2">30</text:span> <text:span text:style-name="T1">ἐγὼ καὶ ὁ πατὴρ ἕν ἐσμεν.</text:span> <text:span text:style-name="T2">31</text:span> <text:span text:style-name="T1">Ἐβάστασαν πάλιν λίθους οἱ Ἰουδαῖοι ἵνα λιθάσωσιν αὐτόν.</text:span> <text:span text:style-name="T2">32</text:span> <text:span text:style-name="T1">ἀπεκρίθη αὐτοῖς ὁ Ἰησοῦς· πολλὰ ἔργα καλὰ ἔδειξα ὑμῖν ἐκ τοῦ πατρός· διὰ ποῖον αὐτῶν ἔργον ἐμὲ λιθάζετε;</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text:span> <text:span text:style-name="T2">34</text:span> <text:span text:style-name="T1">ἀπεκρίθη αὐτοῖς [ὁ] Ἰησοῦς· οὐκ ἔστιν γεγραμμένον ἐν τῷ νόμῳ ὑμῶν ὅτι ἐγὼ εἶπα· θεοί ἐστε;</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text:span> <text:span text:style-name="T2">37</text:span> <text:span text:style-name="T1">εἰ οὐ ποιῶ τὰ ἔργα τοῦ πατρός μου, μὴ πιστεύετέ μοι·</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text:span> <text:span text:style-name="T2">39</text:span> <text:span text:style-name="T1">Ἐζήτουν [οὖν] αὐτὸν πάλιν πιάσαι, καὶ ἐξῆλθεν ἐκ τῆς χειρὸς αὐτῶν.</text:span> <text:span text:style-name="T2">40</text:span> <text:span text:style-name="T1">Καὶ ἀπῆλθεν πάλιν πέραν τοῦ Ἰορδάνου εἰς τὸν τόπον ὅπου ἦν Ἰωάννης τὸ πρῶτον βαπτίζων καὶ ἔμεινεν ἐκεῖ.</text:span> <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text:span> <text:span text:style-name="T2">42</text:span> <text:span text:style-name="T1">καὶ πολλοὶ ἐπίστευσαν εἰς αὐτὸν ἐκεῖ.</text:span> </text:p>
      <text:p text:style-name="P4">ΚΑΤΑ ΙΩΑΝΝΗΝ  11</text:p>
      <text:p text:style-name="Text_20_body"><text:span text:style-name="T2">1</text:span> <text:span text:style-name="T1">Ἦν δέ τις ἀσθενῶν, Λάζαρος ἀπὸ Βηθανίας, ἐκ τῆς κώμης Μαρίας καὶ Μάρθας τῆς ἀδελφῆς αὐτῆς.</text:span> <text:span text:style-name="T2">2</text:span> <text:span text:style-name="T1">ἦν δὲ Μαριὰμ ἡ ἀλείψασα τὸν κύριον μύρῳ καὶ ἐκμάξασα τοὺς πόδας αὐτοῦ ταῖς θριξὶν αὐτῆς, ἧς ὁ ἀδελφὸς Λάζαρος ἠσθένει.</text:span> <text:span text:style-name="T2">3</text:span> <text:span text:style-name="T1">ἀπέστειλαν οὖν αἱ ἀδελφαὶ πρὸς αὐτὸν λέγουσαι· κύριε, ἴδε ὃν φιλεῖς ἀσθενεῖ.</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text:span> <text:span text:style-name="T2">5</text:span> <text:span text:style-name="T1">ἠγάπα δὲ ὁ Ἰησοῦς τὴν Μάρθαν καὶ τὴν ἀδελφὴν αὐτῆς καὶ τὸν Λάζαρον.</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text:span> <text:span text:style-name="T2">8</text:span> <text:span text:style-name="T1">λέγουσιν αὐτῷ οἱ μαθηταί· ῥαββί, νῦν ἐζήτουν σε λιθάσαι οἱ Ἰουδαῖοι, καὶ πάλιν ὑπάγεις ἐκεῖ;</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text:span> <text:span text:style-name="T2">10</text:span> <text:span text:style-name="T1">ἐὰν δέ τις περιπατῇ ἐν τῇ νυκτί, προσκόπτει, ὅτι τὸ φῶς οὐκ ἔστιν ἐν αὐτῷ.</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text:span> <text:span text:style-name="T2">12</text:span> <text:span text:style-name="T1">εἶπαν οὖν οἱ μαθηταὶ αὐτῷ· κύριε, εἰ κεκοίμηται σωθήσεται.</text:span> <text:span text:style-name="T2">13</text:span> <text:span text:style-name="T1">εἰρήκει δὲ ὁ Ἰησοῦς περὶ τοῦ θανάτου αὐτοῦ, ἐκεῖνοι δὲ ἔδοξαν ὅτι περὶ τῆς κοιμήσεως τοῦ ὕπνου λέγει.</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 ἄγωμεν πρὸς αὐτόν.</text:span> <text:span text:style-name="T2">16</text:span> <text:span text:style-name="T1">εἶπεν οὖν Θωμᾶς ὁ λεγόμενος Δίδυμος τοῖς συμμαθηταῖς· ἄγωμεν καὶ ἡμεῖς ἵνα ἀποθάνωμεν μετ᾽ αὐτοῦ.</text:span> <text:span text:style-name="T2">17</text:span> <text:span text:style-name="T1">Ἐλθὼν οὖν ὁ Ἰησοῦς εὗρεν αὐτὸν τέσσαρας ἤδη ἡμέρας ἔχοντα ἐν τῷ μνημείῳ.</text:span> <text:span text:style-name="T2">18</text:span> <text:span text:style-name="T1">ἦν δὲ ἡ Βηθανία ἐγγὺς τῶν Ἱεροσολύμων ὡς ἀπὸ σταδίων δεκαπέντε.</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text:span> <text:span text:style-name="T2">20</text:span> <text:span text:style-name="T1">Ἡ οὖν Μάρθα ὡς ἤκουσεν ὅτι Ἰησοῦς ἔρχεται ὑπήντησεν αὐτῷ· Μαριὰμ δὲ ἐν τῷ οἴκῳ ἐκαθέζετο.</text:span> <text:span text:style-name="T2">21</text:span> <text:span text:style-name="T1">εἶπεν οὖν ἡ Μάρθα πρὸς τὸν Ἰησοῦν· κύριε, εἰ ἦς ὧδε οὐκ ἂν ἀπέθανεν ὁ ἀδελφός μου·</text:span> <text:span text:style-name="T2">22</text:span> <text:span text:style-name="T1">[ἀλλὰ] καὶ νῦν οἶδα ὅτι ὅσα ἂν αἰτήσῃ τὸν θεὸν δώσει σοι ὁ θεός.</text:span> <text:span text:style-name="T2">23</text:span> <text:span text:style-name="T1">λέγει αὐτῇ ὁ Ἰησοῦς· ἀναστήσεται ὁ ἀδελφός σου.</text:span> <text:span text:style-name="T2">24</text:span> <text:span text:style-name="T1">λέγει αὐτῷ ἡ Μάρθα· οἶδα ὅτι ἀναστήσεται ἐν τῇ ἀναστάσει ἐν τῇ ἐσχάτῃ ἡμέρᾳ.</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text:span> <text:span text:style-name="T2">27</text:span> <text:span text:style-name="T1">λέγει αὐτῷ· ναὶ κύριε, ἐγὼ πεπίστευκα ὅτι σὺ εἶ ὁ χριστὸς ὁ υἱὸς τοῦ θεοῦ ὁ εἰς τὸν κόσμον ἐρχόμενος.</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text:span> <text:span text:style-name="T2">29</text:span> <text:span text:style-name="T1">ἐκείνη δὲ ὡς ἤκουσεν ἠγέρθη ταχὺ καὶ ἤρχετο πρὸς αὐτόν.</text:span> <text:span text:style-name="T2">30</text:span> <text:span text:style-name="T1">οὔπω δὲ ἐληλύθει ὁ Ἰησοῦς εἰς τὴν κώμην, ἀλλ᾽ ἦν ἔτι ἐν τῷ τόπῳ ὅπου ὑπήντησεν αὐτῷ ἡ Μάρθα.</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text:span> <text:span text:style-name="T2">35</text:span> <text:span text:style-name="T1">ἐδάκρυσεν ὁ Ἰησοῦς.</text:span> <text:span text:style-name="T2">36</text:span> <text:span text:style-name="T1">ἔλεγον οὖν οἱ Ἰουδαῖοι· ἴδε πῶς ἐφίλει αὐτόν.</text:span> <text:span text:style-name="T2">37</text:span> <text:span text:style-name="T1">τινὲς δὲ ἐξ αὐτῶν εἶπαν· οὐκ ἐδύνατο οὗτος ὁ ἀνοίξας τοὺς ὀφθαλμοὺς τοῦ τυφλοῦ ποιῆσαι ἵνα καὶ οὗτος μὴ ἀποθάνῃ;</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text:span> <text:span text:style-name="T2">40</text:span> <text:span text:style-name="T1">λέγει αὐτῇ ὁ Ἰησοῦς· οὐκ εἶπόν σοι ὅτι ἐὰν πιστεύσῃς ὄψῃ τὴν δόξαν τοῦ θεοῦ;</text:span> <text:span text:style-name="T2">41</text:span> <text:span text:style-name="T1">ἦραν οὖν τὸν λίθον. ὁ δὲ Ἰησοῦς ἦρεν τοὺς ὀφθαλμοὺς ἄνω καὶ εἶπεν· πάτερ, εὐχαριστῶ σοι ὅτι ἤκουσάς μου.</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text:span> <text:span text:style-name="T2">43</text:span> <text:span text:style-name="T1">καὶ ταῦτα εἰπὼν φωνῇ μεγάλῃ ἐκραύγασεν· Λάζαρε, δεῦρο ἔξω.</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text:span> <text:span text:style-name="T2">45</text:span> <text:span text:style-name="T1">Πολλοὶ οὖν ἐκ τῶν Ἰουδαίων οἱ ἐλθόντες πρὸς τὴν Μαριὰμ καὶ θεασάμενοι ἃ ἐποίησεν ἐπίστευσαν εἰς αὐτόν·</text:span> <text:span text:style-name="T2">46</text:span> <text:span text:style-name="T1">τινὲς δὲ ἐξ αὐτῶν ἀπῆλθον πρὸς τοὺς Φαρισαίους καὶ εἶπαν αὐτοῖς ἃ ἐποίησεν Ἰησοῦς.</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text:span> <text:span text:style-name="T2">51</text:span> <text:span text:style-name="T1">τοῦτο δὲ ἀφ᾽ ἑαυτοῦ οὐκ εἶπεν, ἀλλ᾽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text:span> <text:span text:style-name="T2">53</text:span> <text:span text:style-name="T1">ἀπ᾽ ἐκείνης οὖν τῆς ἡμέρας ἐβουλεύσαντο ἵνα ἀποκτείνωσιν αὐτόν.</text:span> <text:span text:style-name="T2">54</text:span> <text:span text:style-name="T1">Ὁ οὖν Ἰησοῦς οὐκέτι παρρησίᾳ περιεπάτει ἐν τοῖς Ἰουδαίοις, ἀλλ᾽ ἀπῆλθεν ἐκεῖθεν εἰς τὴν χώραν ἐγγὺς τῆς ἐρήμου, εἰς Ἐφραὶμ λεγομένην πόλιν, κἀκεῖ ἔμεινεν μετὰ τῶν μαθητῶν.</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text:span> </text:p>
      <text:p text:style-name="P4">ΚΑΤΑ ΙΩΑΝΝΗΝ  12</text:p>
      <text:p text:style-name="Text_20_body"><text:soft-page-break/><text:span text:style-name="T2">1</text:span> <text:span text:style-name="T1">Ὁ οὖν Ἰησοῦς πρὸ ἓξ ἡμερῶν τοῦ πάσχα ἦλθεν εἰς Βηθανίαν, ὅπου ἦν Λάζαρος, ὃν ἤγειρεν ἐκ νεκρῶν Ἰησοῦς.</text:span> <text:span text:style-name="T2">2</text:span> <text:span text:style-name="T1">ἐποίησαν οὖν αὐτῷ δεῖπνον ἐκεῖ, καὶ ἡ Μάρθα διηκόνει, ὁ δὲ Λάζαρος εἷς ἦν ἐκ τῶν ἀνακειμένων σὺν αὐτῷ.</text:span> <text:span text:style-name="T2">3</text:span> <text:span text:style-name="T1">Ἡ οὖν Μαριὰμ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text:span> <text:span text:style-name="T2">4</text:span> <text:span text:style-name="T1">Λέγει δὲ Ἰούδας ὁ Ἰσκαριώτης εἷς [ἐκ] τῶν μαθητῶν αὐτοῦ, ὁ μέλλων αὐτὸν παραδιδόναι·</text:span> <text:span text:style-name="T2">5</text:span> <text:span text:style-name="T1">διὰ τί τοῦτο τὸ μύρον οὐκ ἐπράθη τριακοσίων δηναρίων καὶ ἐδόθη πτωχοῖς;</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text:span> <text:span text:style-name="T2">7</text:span> <text:span text:style-name="T1">εἶπεν οὖν ὁ Ἰησοῦς· ἄφες αὐτήν, ἵνα εἰς τὴν ἡμέραν τοῦ ἐνταφιασμοῦ μου τηρήσῃ αὐτό·</text:span> <text:span text:style-name="T2">8</text:span> <text:span text:style-name="T1">τοὺς πτωχοὺς γὰρ πάντοτε ἔχετε μεθ᾽ ἑαυτῶν, ἐμὲ δὲ οὐ πάντοτε ἔχετε.</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text:span> <text:span text:style-name="T2">12</text:span> <text:span text:style-name="T1">Τῇ ἐπαύριον ὁ ὄχλος πολὺς ὁ ἐλθὼν εἰς τὴν ἑορτήν, 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text:span> <text:span text:style-name="T2">14</text:span> <text:span text:style-name="T1">εὑρὼν δὲ ὁ Ἰησοῦς ὀνάριον ἐκάθισεν ἐπ᾽ αὐτό, καθώς ἐστιν γεγραμμένον·</text:span> <text:span text:style-name="T2">15</text:span> <text:span text:style-name="T1">μὴ φοβοῦ, θυγάτηρ Σιών· ἰδοὺ ὁ βασιλεύς σου ἔρχεται, καθήμενος ἐπὶ πῶλον ὄνου.</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text:span> <text:span text:style-name="T2">18</text:span> <text:span text:style-name="T1">διὰ τοῦτο [καὶ] ὑπήντησεν αὐτῷ ὁ ὄχλος, ὅτι ἤκουσαν τοῦτο αὐτὸν πεποιηκέναι τὸ σημεῖον.</text:span> <text:span text:style-name="T2">19</text:span> <text:span text:style-name="T1">οἱ οὖν Φαρισαῖοι εἶπαν πρὸς ἑαυτούς· θεωρεῖτε ὅτι οὐκ ὠφελεῖτε οὐδέν· ἴδε ὁ κόσμος ὀπίσω αὐτοῦ ἀπῆλθεν.</text:span> <text:span text:style-name="T2">20</text:span> <text:span text:style-name="T1">Ἦσαν δὲ Ἕλληνές τινες ἐκ τῶν ἀναβαινόντων ἵνα προσκυνήσωσιν ἐν τῇ ἑορτῇ·</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text:span> <text:span text:style-name="T2">22</text:span> <text:span text:style-name="T1">ἔρχεται ὁ Φίλιππος καὶ λέγει τῷ Ἀνδρέᾳ, ἔρχεται Ἀνδρέας καὶ Φίλιππος καὶ λέγουσιν τῷ Ἰησοῦ.</text:span> <text:span text:style-name="T2">23</text:span> <text:span text:style-name="T1">Ὁ δὲ Ἰησοῦς ἀποκρίνεται αὐτοῖς λέγων· ἐλήλυθεν ἡ ὥρα ἵνα δοξασθῇ ὁ υἱὸς τοῦ ἀνθρώπου.</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text:span> <text:span text:style-name="T2">28</text:span> <text:span text:style-name="T1">πάτερ, δόξασόν σου τὸ ὄνομα. ἦλθεν οὖν φωνὴ ἐκ τοῦ οὐρανοῦ· καὶ ἐδόξασα καὶ πάλιν δοξάσω.</text:span> <text:span text:style-name="T2">29</text:span> <text:span text:style-name="T1">ὁ οὖν ὄχλος ὁ ἑστὼς καὶ ἀκούσας ἔλεγεν βροντὴν γεγονέναι, ἄλλοι ἔλεγον· ἄγγελος αὐτῷ λελάληκεν.</text:span> <text:span text:style-name="T2">30</text:span> <text:span text:style-name="T1">ἀπεκρίθη Ἰησοῦς καὶ εἶπεν· οὐ δι᾽ ἐμὲ ἡ φωνὴ αὕτη γέγονεν ἀλλὰ δι᾽ ὑμᾶς.</text:span> <text:span text:style-name="T2">31</text:span> <text:span text:style-name="T1">νῦν κρίσις ἐστὶν τοῦ κόσμου τούτου, νῦν ὁ ἄρχων τοῦ κόσμου τούτου ἐκβληθήσεται ἔξω·</text:span> <text:span text:style-name="T2">32</text:span> <text:span text:style-name="T1">κἀγὼ ἐὰν ὑψωθῶ ἐκ τῆς γῆς, πάντας ἑλκύσω πρὸς ἐμαυτόν.</text:span> <text:span text:style-name="T2">33</text:span> <text:span text:style-name="T1">τοῦτο δὲ ἔλεγεν σημαίνων ποίῳ θανάτῳ ἤμελλεν ἀποθνῄσκειν.</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text:span> <text:span text:style-name="T2">39</text:span> <text:span text:style-name="T1">διὰ τοῦτο οὐκ ἠδύναντο πιστεύειν, ὅτι πάλιν εἶπεν Ἠσαΐας·</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text:span> <text:span text:style-name="T2">41</text:span> <text:span text:style-name="T1">ταῦτα εἶπεν Ἠσαΐας ὅτι εἶδεν τὴν δόξαν αὐτοῦ, καὶ ἐλάλησεν περὶ αὐτοῦ.</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text:span> <text:span text:style-name="T2">43</text:span> <text:span text:style-name="T1">ἠγάπησαν γὰρ τὴν δόξαν τῶν ἀνθρώπων μᾶλλον ἤπερ τὴν δόξαν τοῦ θεοῦ.</text:span> <text:span text:style-name="T2">44</text:span> <text:span text:style-name="T1">Ἰησοῦς δὲ ἔκραξεν καὶ εἶπεν· ὁ πιστεύων εἰς ἐμὲ οὐ πιστεύει εἰς ἐμὲ ἀλλ᾽ εἰς τὸν πέμψαντά με,</text:span> <text:span text:style-name="T2">45</text:span> <text:span text:style-name="T1">καὶ ὁ θεωρῶν ἐμὲ θεωρεῖ τὸν πέμψαντά με.</text:span> <text:span text:style-name="T2">46</text:span> <text:span text:style-name="T1">ἐγὼ φῶς εἰς τὸν κόσμον ἐλήλυθα, ἵνα πᾶς ὁ πιστεύων εἰς ἐμὲ ἐν τῇ σκοτίᾳ μὴ μείνῃ.</text:span> <text:span text:style-name="T2">47</text:span> <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text:span> <text:span text:style-name="T2">49</text:span> <text:span text:style-name="T1">ὅτι ἐγὼ ἐξ ἐμαυτοῦ οὐκ ἐλάλησα, ἀλλ᾽ ὁ πέμψας με πατὴρ αὐτός μοι ἐντολὴν δέδωκεν τί εἴπω καὶ τί λαλήσω.</text:span> <text:span text:style-name="T2">50</text:span> <text:span text:style-name="T1">καὶ οἶδα ὅτι ἡ ἐντολὴ αὐτοῦ ζωὴ αἰώνιός ἐστιν. ἃ οὖν ἐγὼ λαλῶ, καθὼς εἴρηκέν μοι ὁ πατήρ, οὕτως λαλῶ.</text:span> </text:p>
      <text:p text:style-name="P4">ΚΑΤΑ ΙΩΑΝΝΗΝ  13</text:p>
      <text:p text:style-name="Text_20_body"><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text:span> <text:span text:style-name="T2">2</text:span> <text:span text:style-name="T1">Καὶ δείπνου γινομένου, τοῦ διαβόλου ἤδη βεβληκότος εἰς τὴν καρδίαν ἵνα παραδοῖ αὐτὸν Ἰούδας Σίμωνος { Ἰσκαριώτου, } Ἰσκαριώτης, { --- }</text:span> <text:span text:style-name="T2">3</text:span> <text:span text:style-name="T1">εἰδὼς ὅτι πάντα { ἔδωκεν } δέδωκεν { --- }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text:span> <text:span text:style-name="T2">6</text:span> <text:span text:style-name="T1">Ἔρχεται οὖν πρὸς Σίμωνα Πέτρον· λέγει αὐτῷ· κύριε, σύ μου νίπτεις τοὺς πόδας;</text:span> <text:span text:style-name="T2">7</text:span> <text:span text:style-name="T1">ἀπεκρίθη Ἰησοῦς καὶ εἶπεν αὐτῷ· ὃ ἐγὼ ποιῶ σὺ οὐκ οἶδας ἄρτι, γνώσῃ δὲ μετὰ ταῦτα.</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text:span> <text:span text:style-name="T2">9</text:span> <text:span text:style-name="T1">λέγει αὐτῷ Σίμων Πέτρος· κύριε, μὴ τοὺς πόδας μου μόνον ἀλλὰ καὶ τὰς χεῖρας καὶ τὴν κεφαλήν.</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text:span> <text:span text:style-name="T2">11</text:span> <text:span text:style-name="T1">ᾔδει γὰρ τὸν παραδιδόντα αὐτόν· διὰ τοῦτο εἶπεν ὅτι οὐχὶ πάντες καθαροί ἐστε.</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text:span> <text:span text:style-name="T2">13</text:span> <text:span text:style-name="T1">ὑμεῖς φωνεῖτέ με· ὁ διδάσκαλος, καί· ὁ κύριος, καὶ καλῶς λέγετε· εἰμὶ γάρ.</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text:span> <text:span text:style-name="T2">15</text:span> <text:span text:style-name="T1">ὑπόδειγμα γὰρ ἔδωκα ὑμῖν ἵνα καθὼς ἐγὼ ἐποίησα ὑμῖν καὶ ὑμεῖς ποιῆτε.</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text:span> <text:span text:style-name="T2">17</text:span> <text:span text:style-name="T1">εἰ ταῦτα οἴδατε, μακάριοί ἐστε ἐὰν ποιῆτε αὐτά.</text:span> <text:span text:style-name="T2">18</text:span> <text:span text:style-name="T1">Οὐ περὶ πάντων ὑμῶν λέγω· ἐγὼ οἶδα τίνας ἐξελεξάμην· ἀλλ᾽ ἵνα ἡ γραφὴ πληρωθῇ· ὁ τρώγων { μου } μετ᾽ { --- } ἐμοῦ { --- } τὸν ἄρτον ἐπῆρεν ἐπ᾽ ἐμὲ τὴν πτέρναν αὐτοῦ.</text:span> <text:span text:style-name="T2">19</text:span> <text:span text:style-name="T1">ἀπ᾽ ἄρτι λέγω ὑμῖν πρὸ τοῦ γενέσθαι, ἵνα πιστεύσητε ὅταν γένηται ὅτι ἐγώ εἰμι.</text:span> <text:span text:style-name="T2">20</text:span> <text:span text:style-name="T1">ἀμὴν ἀμὴν λέγω ὑμῖν, ὁ λαμβάνων ἄν τινα πέμψω ἐμὲ λαμβάνει, ὁ δὲ ἐμὲ λαμβάνων λαμβάνει τὸν πέμψαντά με.</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text:span> <text:span text:style-name="T2">22</text:span> <text:span text:style-name="T1">ἔβλεπον εἰς ἀλλήλους οἱ μαθηταὶ ἀπορούμενοι περὶ τίνος λέγει.</text:span> <text:span text:style-name="T2">23</text:span> <text:span text:style-name="T1">ἦν δὲ { --- } ἀνακείμενος εἷς ἐκ τῶν μαθητῶν αὐτοῦ ἐν τῷ κόλπῳ τοῦ Ἰησοῦ, ὃν ἠγάπα ὁ Ἰησοῦς.</text:span> <text:span text:style-name="T2">24</text:span> <text:span text:style-name="T1">νεύει οὖν τούτῳ Σίμων Πέτρος πυθέσθαι τίς ἂν εἴη περὶ οὗ λέγει.</text:span> <text:span text:style-name="T2">25</text:span> <text:span text:style-name="T1">{ ἀναπεσὼν } ἐπιπεσών { --- } οὖν ἐκεῖνος οὕτως ἐπὶ τὸ στῆθος τοῦ Ἰησοῦ λέγει αὐτῷ· κύριε, τίς ἐστιν;</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text:span> <text:span text:style-name="T2">27</text:span> <text:span text:style-name="T1">καὶ μετὰ τὸ ψωμίον τότε εἰσῆλθεν εἰς ἐκεῖνον ὁ σατανᾶς. λέγει οὖν αὐτῷ ὁ Ἰησοῦς· ὃ ποιεῖς ποίησον τάχιον.</text:span> <text:span text:style-name="T2">28</text:span> <text:span text:style-name="T1">τοῦτο [δὲ] οὐδεὶς ἔγνω τῶν ἀνακειμένων πρὸς τί εἶπεν αὐτῷ·</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text:span> <text:span text:style-name="T2">30</text:span> <text:span text:style-name="T1">λαβὼν οὖν τὸ ψωμίον ἐκεῖνος ἐξῆλθεν εὐθύς. ἦν δὲ νύξ.</text:span> <text:span text:style-name="T2">31</text:span> <text:span text:style-name="T1">Ὅτε οὖν ἐξῆλθεν, λέγει Ἰησοῦς· νῦν ἐδοξάσθη ὁ υἱὸς τοῦ ἀνθρώπου καὶ ὁ θεὸς ἐδοξάσθη ἐν αὐτῷ·</text:span> <text:span text:style-name="T2">32</text:span> <text:span text:style-name="T1">[εἰ ὁ θεὸς ἐδοξάσθη ἐν αὐτῷ], καὶ ὁ θεὸς δοξάσει αὐτὸν ἐν αὐτῷ, καὶ εὐθὺς δοξάσει αὐτόν.</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text:span> <text:span text:style-name="T2">34</text:span> <text:span text:style-name="T1">Ἐντολὴν καινὴν δίδωμι ὑμῖν, ἵνα ἀγαπᾶτε ἀλλήλους, καθὼς ἠγάπησα ὑμᾶς ἵνα καὶ ὑμεῖς ἀγαπᾶτε ἀλλήλους.</text:span> <text:span text:style-name="T2">35</text:span> <text:span text:style-name="T1">ἐν τούτῳ γνώσονται πάντες ὅτι ἐμοὶ μαθηταί ἐστε, ἐὰν ἀγάπην ἔχητε ἐν ἀλλήλοις.</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text:span> <text:span text:style-name="T2">37</text:span> <text:span text:style-name="T1">λέγει αὐτῷ ὁ Πέτρος· κύριε, διὰ τί οὐ δύναμαί σοι ἀκολουθῆσαι ἄρτι; τὴν ψυχήν μου ὑπὲρ σοῦ θήσω.</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text:span> </text:p>
      <text:p text:style-name="P4">ΚΑΤΑ ΙΩΑΝΝΗΝ  14</text:p>
      <text:p text:style-name="Text_20_body"><text:span text:style-name="T2">1</text:span> <text:span text:style-name="T1">Μὴ ταρασσέσθω ὑμῶν ἡ καρδία· πιστεύετε εἰς τὸν θεὸν καὶ εἰς ἐμὲ πιστεύετε.</text:span> <text:span text:style-name="T2">2</text:span> <text:span text:style-name="T1">ἐν τῇ οἰκίᾳ τοῦ πατρός μου μοναὶ πολλαί εἰσιν· εἰ δὲ μή, εἶπον ἂν ὑμῖν ὅτι πορεύομαι ἑτοιμάσαι τόπον ὑμῖν;</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text:span> <text:span text:style-name="T2">4</text:span> <text:span text:style-name="T1">καὶ ὅπου [ἐγὼ] ὑπάγω οἴδατε τὴν ὁδόν.</text:span> <text:span text:style-name="T2">5</text:span> <text:span text:style-name="T1">Λέγει αὐτῷ Θωμᾶς· κύριε, οὐκ οἴδαμεν ποῦ ὑπάγεις· πῶς δυνάμεθα τὴν ὁδὸν εἰδέναι;</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text:span> <text:span text:style-name="T2">7</text:span> <text:span text:style-name="T1">εἰ ἐγνώκατέ με, καὶ τὸν πατέρα μου γνώσεσθε. καὶ ἀπ᾽ ἄρτι γινώσκετε αὐτὸν καὶ ἑωράκατε αὐτόν.</text:span> <text:span text:style-name="T2">8</text:span> <text:span text:style-name="T1">Λέγει αὐτῷ Φίλιππος· κύριε, δεῖξον ἡμῖν τὸν πατέρα, καὶ ἀρκεῖ ἡμῖν.</text:span> <text:span text:style-name="T2">9</text:span> <text:span text:style-name="T1">λέγει αὐτῷ ὁ Ἰησοῦς· { τοσούτῳ } { χρόνῳ } τοσοῦτον { --- } χρόνον { --- } μεθ᾽ ὑμῶν εἰμι καὶ οὐκ ἔγνωκάς με, Φίλιππε; ὁ ἑωρακὼς ἐμὲ ἑώρακεν τὸν πατέρα· πῶς σὺ λέγεις· δεῖξον ἡμῖν τὸν πατέρα;</text:span> <text:span text:style-name="T2">10</text:span> <text:span text:style-name="T1">οὐ πιστεύεις ὅτι ἐγὼ ἐν τῷ πατρὶ καὶ ὁ πατὴρ ἐν ἐμοί ἐστιν; τὰ ῥήματα ἃ ἐγὼ { λέγω } λαλῶ { --- } ὑμῖν ἀπ᾽ ἐμαυτοῦ οὐ λαλῶ, ὁ δὲ πατὴρ ἐν ἐμοὶ μένων ποιεῖ τὰ ἔργα αὐτοῦ.</text:span> <text:span text:style-name="T2">11</text:span> <text:span text:style-name="T1">πιστεύετέ μοι ὅτι ἐγὼ ἐν τῷ πατρὶ καὶ ὁ πατὴρ ἐν ἐμοί· εἰ δὲ μή, διὰ τὰ ἔργα αὐτὰ πιστεύετε.</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text:span> <text:span text:style-name="T2">13</text:span> <text:span text:style-name="T1">καὶ ὅ τι ἂν αἰτήσητε ἐν τῷ ὀνόματί μου τοῦτο ποιήσω, ἵνα δοξασθῇ ὁ πατὴρ ἐν τῷ υἱῷ.</text:span> <text:span text:style-name="T2">14</text:span> <text:span text:style-name="T1">ἐάν τι αἰτήσητέ με ἐν τῷ ὀνόματί μου ἐγὼ ποιήσω.</text:span> <text:span text:style-name="T2">15</text:span> <text:span text:style-name="T1">Ἐὰν ἀγαπᾶτέ με, τὰς ἐντολὰς τὰς ἐμὰς τηρήσετε·</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text:span> <text:span text:style-name="T2">18</text:span> <text:span text:style-name="T1">Οὐκ ἀφήσω ὑμᾶς ὀρφανούς, ἔρχομαι πρὸς ὑμᾶς.</text:span> <text:span text:style-name="T2">19</text:span> <text:span text:style-name="T1">ἔτι μικρὸν καὶ ὁ κόσμος με οὐκέτι θεωρεῖ, ὑμεῖς δὲ θεωρεῖτέ με, ὅτι ἐγὼ ζῶ καὶ ὑμεῖς ζήσετε.</text:span> <text:span text:style-name="T2">20</text:span> <text:span text:style-name="T1">ἐν ἐκείνῃ τῇ ἡμέρᾳ γνώσεσθε ὑμεῖς ὅτι ἐγὼ ἐν τῷ πατρί μου καὶ ὑμεῖς ἐν ἐμοὶ κἀγὼ ἐν ὑμῖν.</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text:span> <text:span text:style-name="T2">22</text:span> <text:span text:style-name="T1">Λέγει αὐτῷ Ἰούδας, οὐχ ὁ Ἰσκαριώτης· κύριε, [καὶ] τί γέγονεν ὅτι ἡμῖν μέλλεις ἐμφανίζειν σεαυτὸν καὶ οὐχὶ τῷ κόσμῳ;</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text:span> <text:span text:style-name="T2">25</text:span> <text:span text:style-name="T1">Ταῦτα λελάληκα ὑμῖν παρ᾽ ὑμῖν μένων·</text:span> <text:span text:style-name="T2">26</text:span> <text:span text:style-name="T1">ὁ δὲ παράκλητος, τὸ πνεῦμα τὸ ἅγιον, ὃ πέμψει ὁ πατὴρ ἐν τῷ ὀνόματί μου, ἐκεῖνος ὑμᾶς διδάξει πάντα καὶ ὑπομνήσει ὑμᾶς πάντα ἃ εἶπον ὑμῖν [ἐγώ].</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text:span> <text:span text:style-name="T2">29</text:span> <text:span text:style-name="T1">καὶ νῦν εἴρηκα ὑμῖν πρὶν γενέσθαι, ἵνα ὅταν γένηται πιστεύσητε.</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text:span> </text:p>
      <text:p text:style-name="P4">ΚΑΤΑ ΙΩΑΝΝΗΝ  15</text:p>
      <text:p text:style-name="Text_20_body"><text:span text:style-name="T2">1</text:span> <text:span text:style-name="T1">Ἐγώ εἰμι ἡ ἄμπελος ἡ ἀληθινὴ καὶ ὁ πατήρ μου ὁ γεωργός ἐστιν.</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text:span> <text:span text:style-name="T2">3</text:span> <text:span text:style-name="T1">ἤδη ὑμεῖς καθαροί ἐστε διὰ τὸν λόγον ὃν λελάληκα ὑμῖν·</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text:span> <text:span text:style-name="T2">7</text:span> <text:span text:style-name="T1">ἐὰν μείνητε ἐν ἐμοὶ καὶ τὰ ῥήματά μου ἐν ὑμῖν μείνῃ, ὃ ἐὰν θέλητε αἰτήσασθε, καὶ γενήσεται ὑμῖν.</text:span> <text:span text:style-name="T2">8</text:span> <text:span text:style-name="T1">ἐν τούτῳ ἐδοξάσθη ὁ πατήρ μου, ἵνα καρπὸν πολὺν φέρητε καὶ γένησθε ἐμοὶ μαθηταί.</text:span> <text:span text:style-name="T2">9</text:span> <text:span text:style-name="T1">Καθὼς ἠγάπησέν με ὁ πατήρ, κἀγὼ ὑμᾶς ἠγάπησα· μείνατε ἐν τῇ ἀγάπῃ τῇ ἐμῇ.</text:span> <text:span text:style-name="T2">10</text:span> <text:span text:style-name="T1">ἐὰν τὰς ἐντολάς μου τηρήσητε, μενεῖτε ἐν τῇ ἀγάπῃ μου, καθὼς ἐγὼ { τὰς } { ἐντολὰς } τοῦ πατρός μου τὰς { --- } ἐντολὰς { --- } τετήρηκα καὶ μένω αὐτοῦ ἐν τῇ ἀγάπῃ.</text:span> <text:span text:style-name="T2">11</text:span> <text:span text:style-name="T1">Ταῦτα λελάληκα ὑμῖν ἵνα ἡ χαρὰ ἡ ἐμὴ ἐν ὑμῖν ᾖ καὶ ἡ χαρὰ ὑμῶν πληρωθῇ.</text:span> <text:span text:style-name="T2">12</text:span> <text:span text:style-name="T1">Αὕτη ἐστὶν ἡ ἐντολὴ ἡ ἐμή, ἵνα ἀγαπᾶτε ἀλλήλους καθὼς ἠγάπησα ὑμᾶς.</text:span> <text:span text:style-name="T2">13</text:span> <text:span text:style-name="T1">μείζονα ταύτης ἀγάπην οὐδεὶς ἔχει, ἵνα τις τὴν ψυχὴν αὐτοῦ θῇ ὑπὲρ τῶν φίλων αὐτοῦ.</text:span> <text:span text:style-name="T2">14</text:span> <text:span text:style-name="T1">ὑμεῖς φίλοι μού ἐστε ἐὰν ποιῆτε ἃ ἐγὼ ἐντέλλομαι ὑμῖν.</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text:span> <text:span text:style-name="T2">17</text:span> <text:span text:style-name="T1">Ταῦτα ἐντέλλομαι ὑμῖν, ἵνα ἀγαπᾶτε ἀλλήλους.</text:span> <text:span text:style-name="T2">18</text:span> <text:span text:style-name="T1">Εἰ ὁ κόσμος ὑμᾶς μισεῖ, γινώσκετε ὅτι ἐμὲ πρῶτον ὑμῶν μεμίσηκεν.</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text:span> <text:span text:style-name="T2">21</text:span> <text:span text:style-name="T1">ἀλλὰ ταῦτα πάντα ποιήσουσιν εἰς ὑμᾶς διὰ τὸ ὄνομά μου, ὅτι οὐκ οἴδασιν τὸν πέμψαντά με.</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text:span> <text:span text:style-name="T2">23</text:span> <text:span text:style-name="T1">ὁ ἐμὲ μισῶν καὶ τὸν πατέρα μου μισεῖ.</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text:span> <text:span text:style-name="T2">25</text:span> <text:span text:style-name="T1">ἀλλ᾽ ἵνα πληρωθῇ ὁ λόγος ὁ ἐν τῷ νόμῳ αὐτῶν γεγραμμένος ὅτι ἐμίσησάν με δωρεάν.</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text:span> <text:span text:style-name="T2">27</text:span> <text:span text:style-name="T1">καὶ ὑμεῖς δὲ μαρτυρεῖτε, ὅτι ἀπ᾽ ἀρχῆς μετ᾽ ἐμοῦ ἐστε.</text:span> </text:p>
      <text:p text:style-name="P4">ΚΑΤΑ ΙΩΑΝΝΗΝ  16</text:p>
      <text:p text:style-name="Text_20_body"><text:span text:style-name="T2">1</text:span> <text:span text:style-name="T1">Ταῦτα λελάληκα ὑμῖν ἵνα μὴ σκανδαλισθῆτε.</text:span> <text:span text:style-name="T2">2</text:span> <text:span text:style-name="T1">ἀποσυναγώγους ποιήσουσιν ὑμᾶς· ἀλλ᾽ ἔρχεται ὥρα ἵνα πᾶς ὁ ἀποκτείνας ὑμᾶς δόξῃ λατρείαν προσφέρειν τῷ θεῷ.</text:span> <text:span text:style-name="T2">3</text:span> <text:span text:style-name="T1">καὶ ταῦτα ποιήσουσιν ὅτι οὐκ ἔγνωσαν τὸν πατέρα οὐδὲ ἐμέ.</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text:span> <text:span text:style-name="T2">5</text:span> <text:span text:style-name="T1">νῦν δὲ ὑπάγω πρὸς τὸν πέμψαντά με, καὶ οὐδεὶς ἐξ ὑμῶν ἐρωτᾷ με· ποῦ ὑπάγεις;</text:span> <text:span text:style-name="T2">6</text:span> <text:span text:style-name="T1">ἀλλ᾽ ὅτι ταῦτα λελάληκα ὑμῖν ἡ λύπη πεπλήρωκεν ὑμῶν τὴν καρδίαν.</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text:span> <text:span text:style-name="T2">8</text:span> <text:span text:style-name="T1">Καὶ ἐλθὼν ἐκεῖνος ἐλέγξει τὸν κόσμον περὶ ἁμαρτίας καὶ περὶ δικαιοσύνης καὶ περὶ κρίσεως·</text:span> <text:span text:style-name="T2">9</text:span> <text:span text:style-name="T1">περὶ ἁμαρτίας μέν, ὅτι οὐ πιστεύουσιν εἰς ἐμέ·</text:span> <text:span text:style-name="T2">10</text:span> <text:span text:style-name="T1">περὶ δικαιοσύνης δέ, ὅτι πρὸς τὸν πατέρα ὑπάγω καὶ οὐκέτι θεωρεῖτέ με·</text:span> <text:span text:style-name="T2">11</text:span> <text:span text:style-name="T1">περὶ δὲ κρίσεως, ὅτι ὁ ἄρχων τοῦ κόσμου τούτου κέκριται.</text:span> <text:span text:style-name="T2">12</text:span> <text:span text:style-name="T1">Ἔτι πολλὰ ἔχω ὑμῖν λέγειν, ἀλλ᾽ οὐ δύνασθε βαστάζειν ἄρτι·</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text:span> <text:span text:style-name="T2">14</text:span> <text:span text:style-name="T1">ἐκεῖνος ἐμὲ δοξάσει, ὅτι ἐκ τοῦ ἐμοῦ λήμψεται καὶ ἀναγγελεῖ ὑμῖν.</text:span> <text:span text:style-name="T2">15</text:span> <text:span text:style-name="T1">πάντα ὅσα ἔχει ὁ πατὴρ ἐμά ἐστιν· διὰ τοῦτο εἶπον ὅτι ἐκ τοῦ ἐμοῦ λαμβάνει καὶ ἀναγγελεῖ ὑμῖν.</text:span> <text:span text:style-name="T2">16</text:span> <text:span text:style-name="T1">Μικρὸν καὶ οὐκέτι θεωρεῖτέ με, καὶ πάλιν μικρὸν καὶ ὄψεσθέ με.</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text:span> <text:span text:style-name="T2">18</text:span> <text:span text:style-name="T1">ἔλεγον οὖν· τί ἐστιν τοῦτο [ὃ λέγει] τὸ μικρόν; οὐκ οἴδαμεν τί λαλεῖ.</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text:span> <text:span text:style-name="T2">24</text:span> <text:span text:style-name="T1">ἕως ἄρτι οὐκ ᾐτήσατε οὐδὲν ἐν τῷ ὀνόματί μου· αἰτεῖτε καὶ λήμψεσθε, ἵνα ἡ χαρὰ ὑμῶν ᾖ πεπληρωμένη.</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text:span> <text:span text:style-name="T2">26</text:span> <text:span text:style-name="T1">ἐν ἐκείνῃ τῇ ἡμέρᾳ ἐν τῷ ὀνόματί μου αἰτήσεσθε, καὶ οὐ λέγω ὑμῖν ὅτι ἐγὼ ἐρωτήσω τὸν πατέρα περὶ ὑμῶν·</text:span> <text:span text:style-name="T2">27</text:span> <text:span text:style-name="T1">αὐτὸς γὰρ ὁ πατὴρ φιλεῖ ὑμᾶς, ὅτι ὑμεῖς ἐμὲ πεφιλήκατε καὶ πεπιστεύκατε ὅτι ἐγὼ παρὰ [τοῦ] θεοῦ ἐξῆλθον.</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text:span> <text:span text:style-name="T2">29</text:span> <text:span text:style-name="T1">Λέγουσιν οἱ μαθηταὶ αὐτοῦ· ἴδε νῦν ἐν παρρησίᾳ λαλεῖς καὶ παροιμίαν οὐδεμίαν λέγεις.</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text:span> <text:span text:style-name="T2">31</text:span> <text:span text:style-name="T1">ἀπεκρίθη αὐτοῖς Ἰησοῦς· ἄρτι πιστεύετε;</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text:span> </text:p>
      <text:p text:style-name="P4">ΚΑΤΑ ΙΩΑΝΝΗΝ  17</text:p>
      <text:p text:style-name="Text_20_body"><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text:span> <text:span text:style-name="T2">3</text:span> <text:span text:style-name="T1">αὕτη δέ ἐστιν ἡ αἰώνιος ζωὴ ἵνα γινώσκωσιν σὲ τὸν μόνον ἀληθινὸν θεὸν καὶ ὃν ἀπέστειλας Ἰησοῦν Χριστόν.</text:span> <text:span text:style-name="T2">4</text:span> <text:span text:style-name="T1">ἐγώ σε ἐδόξασα ἐπὶ τῆς γῆς τὸ ἔργον τελειώσας ὃ δέδωκάς μοι ἵνα ποιήσω·</text:span> <text:span text:style-name="T2">5</text:span> <text:span text:style-name="T1">καὶ νῦν δόξασόν με σύ, πάτερ, παρὰ σεαυτῷ τῇ δόξῃ ᾗ εἶχον πρὸ τοῦ τὸν κόσμον εἶναι παρὰ σοί.</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text:span> <text:span text:style-name="T2">7</text:span> <text:span text:style-name="T1">νῦν ἔγνωκαν ὅτι πάντα ὅσα δέδωκάς μοι παρὰ σοῦ εἰσιν·</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text:span> <text:span text:style-name="T2">13</text:span> <text:span text:style-name="T1">νῦν δὲ πρὸς σὲ ἔρχομαι καὶ ταῦτα λαλῶ ἐν τῷ κόσμῳ ἵνα ἔχωσιν τὴν χαρὰν τὴν ἐμὴν πεπληρωμένην ἐν ἑαυτοῖς.</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text:span> <text:span text:style-name="T2">15</text:span> <text:span text:style-name="T1">οὐκ ἐρωτῶ ἵνα ἄρῃς αὐτοὺς ἐκ τοῦ κόσμου, ἀλλ᾽ ἵνα τηρήσῃς αὐτοὺς ἐκ τοῦ πονηροῦ.</text:span> <text:span text:style-name="T2">16</text:span> <text:span text:style-name="T1">ἐκ τοῦ κόσμου οὐκ εἰσὶν καθὼς ἐγὼ οὐκ εἰμὶ ἐκ τοῦ κόσμου.</text:span> <text:span text:style-name="T2">17</text:span> <text:span text:style-name="T1">ἁγίασον αὐτοὺς ἐν τῇ ἀληθείᾳ· ὁ λόγος ὁ σὸς ἀλήθειά ἐστιν.</text:span> <text:span text:style-name="T2">18</text:span> <text:span text:style-name="T1">καθὼς ἐμὲ ἀπέστειλας εἰς τὸν κόσμον, κἀγὼ ἀπέστειλα αὐτοὺς εἰς τὸν κόσμον·</text:span> <text:span text:style-name="T2">19</text:span> <text:span text:style-name="T1">καὶ ὑπὲρ αὐτῶν ἐγὼ ἁγιάζω ἐμαυτόν, ἵνα ὦσιν καὶ αὐτοὶ ἡγιασμένοι ἐν ἀληθείᾳ.</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text:span> <text:span text:style-name="T2">22</text:span> <text:span text:style-name="T1">κἀγὼ τὴν δόξαν ἣν δέδωκάς μοι δέδωκα αὐτοῖς, ἵνα ὦσιν ἓν καθὼς ἡμεῖς ἕν·</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text:span> <text:span text:style-name="T2">25</text:span> <text:span text:style-name="T1">πάτερ δίκαιε, καὶ ὁ κόσμος σε οὐκ ἔγνω, ἐγὼ δέ σε ἔγνων, καὶ οὗτοι ἔγνωσαν ὅτι σύ με ἀπέστειλας·</text:span> <text:span text:style-name="T2">26</text:span> <text:span text:style-name="T1">καὶ ἐγνώρισα αὐτοῖς τὸ ὄνομά σου καὶ γνωρίσω, ἵνα ἡ ἀγάπη ἣν ἠγάπησάς με ἐν αὐτοῖς ᾖ κἀγὼ ἐν αὐτοῖς.</text:span> </text:p>
      <text:p text:style-name="P4">ΚΑΤΑ ΙΩΑΝΝΗΝ  18</text:p>
      <text:p text:style-name="Text_20_body"><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text:span> <text:span text:style-name="T2">2</text:span> <text:span text:style-name="T1">{ Ἤιδει } Ἤδει { --- } δὲ καὶ Ἰούδας ὁ παραδιδοὺς αὐτὸν τὸν τόπον, ὅτι πολλάκις συνήχθη Ἰησοῦς ἐκεῖ μετὰ τῶν μαθητῶν αὐτοῦ.</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text:span> <text:span text:style-name="T2">4</text:span> <text:span text:style-name="T1">Ἰησοῦς οὖν εἰδὼς πάντα τὰ ἐρχόμενα ἐπ᾽ αὐτὸν ἐξῆλθεν καὶ λέγει αὐτοῖς· τίνα ζητεῖτε;</text:span> <text:span text:style-name="T2">5</text:span> <text:span text:style-name="T1">ἀπεκρίθησαν αὐτῷ· Ἰησοῦν τὸν Ναζωραῖον. λέγει αὐτοῖς· ἐγώ εἰμι. εἱστήκει δὲ καὶ Ἰούδας ὁ παραδιδοὺς αὐτὸν μετ᾽ αὐτῶν.</text:span> <text:span text:style-name="T2">6</text:span> <text:span text:style-name="T1">ὡς οὖν εἶπεν αὐτοῖς· ἐγώ εἰμι, ἀπῆλθον εἰς τὰ ὀπίσω καὶ ἔπεσαν χαμαί.</text:span> <text:span text:style-name="T2">7</text:span> <text:span text:style-name="T1">Πάλιν οὖν ἐπηρώτησεν αὐτούς· τίνα ζητεῖτε; οἱ δὲ εἶπαν· Ἰησοῦν τὸν Ναζωραῖον.</text:span> <text:span text:style-name="T2">8</text:span> <text:span text:style-name="T1">ἀπεκρίθη Ἰησοῦς· εἶπον ὑμῖν ὅτι ἐγώ εἰμι. εἰ οὖν ἐμὲ ζητεῖτε, ἄφετε τούτους ὑπάγειν·</text:span> <text:span text:style-name="T2">9</text:span> <text:span text:style-name="T1">ἵνα πληρωθῇ ὁ λόγος ὃν εἶπεν ὅτι οὓς δέδωκάς μοι οὐκ ἀπώλεσα ἐξ αὐτῶν οὐδένα.</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text:span> <text:span text:style-name="T2">14</text:span> <text:span text:style-name="T1">ἦν δὲ Καϊάφας ὁ συμβουλεύσας τοῖς Ἰουδαίοις ὅτι συμφέρει ἕνα ἄνθρωπον ἀποθανεῖν ὑπὲρ τοῦ λαοῦ.</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εἱστήκει πρὸς τῇ θύρᾳ ἔξω. ἐξῆλθεν οὖν ὁ μαθητὴς ὁ ἄλλος { ὁ } ὅς { --- } ἦν { --- } γνωστὸς τοῦ ἀρχιερέως καὶ εἶπεν τῇ θυρωρῷ καὶ εἰσήγαγεν τὸν Πέτρον.</text:span> <text:span text:style-name="T2">17</text:span> <text:span text:style-name="T1">λέγει οὖν { τῷ } { Πέτρῳ } ἡ παιδίσκη ἡ { θυρωρός· } θυρωρός { --- } τῷ { --- } Πέτρῳ· { --- } μὴ καὶ σὺ ἐκ τῶν μαθητῶν εἶ τοῦ ἀνθρώπου τούτου; λέγει ἐκεῖνος· οὐκ εἰμί.</text:span> <text:span text:style-name="T2">18</text:span> <text:span text:style-name="T1">εἱ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text:span> <text:span text:style-name="T2">19</text:span> <text:span text:style-name="T1">Ὁ οὖν ἀρχιερεὺς ἠρώτησεν τὸν Ἰησοῦν περὶ τῶν μαθητῶν αὐτοῦ καὶ περὶ τῆς διδαχῆς αὐτοῦ.</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text:span> <text:span text:style-name="T2">21</text:span> <text:span text:style-name="T1">τί με ἐρωτᾷς; ἐρώτησον τοὺς ἀκηκοότας τί ἐλάλησα αὐτοῖς· ἴδε οὗτοι οἴδασιν ἃ εἶπον ἐγώ.</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text:span> <text:span text:style-name="T2">23</text:span> <text:span text:style-name="T1">ἀπεκρίθη αὐτῷ Ἰησοῦς· εἰ κακῶς ἐλάλησα, μαρτύρησον περὶ τοῦ κακοῦ· εἰ δὲ καλῶς, τί με δέρεις;</text:span> <text:span text:style-name="T2">24</text:span> <text:span text:style-name="T1">ἀπέστειλεν οὖν αὐτὸν ὁ Ἅννας δεδεμένον πρὸς Καϊάφαν τὸν ἀρχιερέα.</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text:span> <text:span text:style-name="T2">27</text:span> <text:span text:style-name="T1">πάλιν οὖν ἠρνήσατο Πέτρος, καὶ εὐθέως ἀλέκτωρ ἐφώνησεν.</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text:span> <text:span text:style-name="T2">29</text:span> <text:span text:style-name="T1">Ἐξῆλθεν οὖν ὁ Πιλᾶτος ἔξω πρὸς αὐτοὺς καὶ φησίν· τίνα κατηγορίαν φέρετε [κατὰ] τοῦ ἀνθρώπου τούτου;</text:span> <text:span text:style-name="T2">30</text:span> <text:span text:style-name="T1">ἀπεκρίθησαν καὶ εἶπαν αὐτῷ· εἰ μὴ ἦν οὗτος κακὸν ποιῶν, οὐκ ἄν σοι παρεδώκαμεν αὐτόν.</text:span> <text:span text:style-name="T2">31</text:span> <text:span text:style-name="T1">εἶπεν οὖν αὐτοῖς ὁ Πιλᾶτος· λάβετε αὐτὸν ὑμεῖς καὶ κατὰ τὸν νόμον ὑμῶν κρίνατε αὐτόν. εἶπον αὐτῷ οἱ Ἰουδαῖοι· ἡμῖν οὐκ ἔξεστιν ἀποκτεῖναι οὐδένα·</text:span> <text:span text:style-name="T2">32</text:span> <text:span text:style-name="T1">ἵνα ὁ λόγος τοῦ Ἰησοῦ πληρωθῇ ὃν εἶπεν σημαίνων ποίῳ θανάτῳ ἤμελλεν ἀποθνῄσκειν.</text:span> <text:span text:style-name="T2">33</text:span> <text:span text:style-name="T1">Εἰσῆλθεν οὖν πάλιν εἰς τὸ πραιτώριον ὁ Πιλᾶτος καὶ ἐφώνησεν τὸν Ἰησοῦν καὶ εἶπεν αὐτῷ· σὺ εἶ ὁ βασιλεὺς τῶν Ἰουδαίων;</text:span> <text:span text:style-name="T2">34</text:span> <text:span text:style-name="T1">ἀπεκρίθη Ἰησοῦς· ἀπὸ σεαυτοῦ σὺ τοῦτο λέγεις ἢ ἄλλοι εἶπόν σοι περὶ ἐμοῦ;</text:span> <text:span text:style-name="T2">35</text:span> <text:span text:style-name="T1">ἀπεκρίθη ὁ Πιλᾶτος· μήτι ἐγὼ Ἰουδαῖός εἰμι; τὸ ἔθνος τὸ σὸν καὶ οἱ ἀρχιερεῖς παρέδωκάν σε ἐμοί· τί ἐποίησας;</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text:span> <text:span text:style-name="T2">37</text:span> <text:span text:style-name="T1">εἶπεν οὖν αὐτῷ ὁ Πιλᾶτος· 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text:span> <text:span text:style-name="T2">38</text:span> <text:span text:style-name="T1">λέγει αὐτῷ ὁ Πιλᾶτος· τί ἐστιν ἀλήθεια; Καὶ τοῦτο εἰπὼν πάλιν ἐξῆλθεν πρὸς τοὺς Ἰουδαίους καὶ λέγει αὐτοῖς· ἐγὼ οὐδεμίαν αἰτίαν { --- } εὑρίσκω ἐν { αὐτῷ } { αἰτίαν. } αὐτῷ. { ---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text:span> <text:span text:style-name="T2">40</text:span> <text:span text:style-name="T1">ἐκραύγασαν οὖν πάλιν λέγοντες· μὴ τοῦτον ἀλλὰ τὸν Βαραββᾶν. ἦν δὲ ὁ Βαραββᾶς λῃστής.</text:span> </text:p>
      <text:p text:style-name="P4">ΚΑΤΑ ΙΩΑΝΝΗΝ  19</text:p>
      <text:p text:style-name="Text_20_body"><text:span text:style-name="T2">1</text:span> <text:span text:style-name="T1">Τότε οὖν ἔλαβεν ὁ Πιλᾶτος τὸν Ἰησοῦν καὶ ἐμαστίγωσεν.</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text:span> <text:span text:style-name="T2">4</text:span> <text:span text:style-name="T1">Καὶ ἐξῆλθεν πάλιν ἔξω ὁ Πιλᾶτος καὶ λέγει αὐτοῖς· ἴδε ἄγω ὑμῖν αὐτὸν ἔξω, ἵνα γνῶτε ὅτι οὐδεμίαν αἰτίαν εὑρίσκω ἐν αὐτῷ.</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ιλᾶτος· λάβετε αὐτὸν ὑμεῖς καὶ σταυρώσατε· ἐγὼ γὰρ οὐχ εὑρίσκω ἐν αὐτῷ αἰτίαν.</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text:span> <text:span text:style-name="T2">8</text:span> <text:span text:style-name="T1">Ὅτε οὖν ἤκουσεν ὁ Π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text:span> <text:span text:style-name="T2">10</text:span> <text:span text:style-name="T1">λέγει οὖν αὐτῷ ὁ Πιλᾶτος· ἐμοὶ οὐ λαλεῖς; οὐκ οἶδας ὅτι ἐξουσίαν ἔχω ἀπολῦσαί σε καὶ ἐξουσίαν ἔχω σταυρῶσαί σε;</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text:span> <text:span text:style-name="T2">12</text:span> <text:span text:style-name="T1">Ἐκ τούτου ὁ Π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text:span> <text:span text:style-name="T2">13</text:span> <text:span text:style-name="T1">ὁ οὖν Πιλᾶτος ἀκούσας τῶν λόγων τούτων ἤγαγεν ἔξω τὸν Ἰησοῦν καὶ ἐκάθισεν ἐπὶ βήματος εἰς τόπον λεγόμενον Λιθόστρωτον, Ἑβραϊστὶ δὲ Γαββαθα.</text:span> <text:span text:style-name="T2">14</text:span> <text:span text:style-name="T1">ἦν δὲ παρασκευὴ τοῦ πάσχα, ὥρα ἦν ὡς ἕκτη. καὶ λέγει τοῖς Ἰουδαίοις· ἴδε ὁ βασιλεὺς ὑμῶν.</text:span> <text:span text:style-name="T2">15</text:span> <text:span text:style-name="T1">ἐκραύγασαν οὖν ἐκεῖνοι· ἆρον ἆρον, σταύρωσον αὐτόν. λέγει αὐτοῖς ὁ Πιλᾶτος· τὸν βασιλέα ὑμῶν σταυρώσω; ἀπεκρίθησαν οἱ ἀρχιερεῖς· οὐκ ἔχομεν βασιλέα εἰ μὴ Καίσαρα.</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text:span> <text:span text:style-name="T2">19</text:span> <text:span text:style-name="T1">ἔγραψεν δὲ καὶ τίτλον ὁ Πιλᾶτος καὶ ἔθηκεν ἐπὶ τοῦ σταυροῦ· ἦν δὲ γεγραμμένον· Ἰησοῦς ὁ Ναζωραῖος ὁ βασιλεὺς τῶν Ἰουδαίων.</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text:span> <text:span text:style-name="T2">21</text:span> <text:span text:style-name="T1">ἔλεγον οὖν τῷ Πιλάτῳ οἱ ἀρχιερεῖς τῶν Ἰουδαίων· μὴ γράφε· ὁ βασιλεὺς τῶν Ἰουδαίων, ἀλλ᾽ ὅτι ἐκεῖνος εἶπεν· βασιλεύς εἰμι τῶν Ἰουδαίων.</text:span> <text:span text:style-name="T2">22</text:span> <text:span text:style-name="T1">ἀπεκρίθη ὁ Πιλᾶτος· ὃ γέγραφα, γέγραφα.</text:span> <text:span text:style-name="T2">23</text:span> <text:span text:style-name="T1">Οἱ οὖν στρατιῶται, ὅτε ἐσταύρωσαν τὸν Ἰησοῦν, ἔλαβον τὰ ἱμάτια αὐτοῦ καὶ ἐποίησαν τέσσαρα μέρη, ἑκάστῳ στρατιώτῃ μέρος, καὶ τὸν χιτῶνα. ἦν δὲ ὁ χιτὼν ἄραφος, ἐκ τῶν ἄνωθεν ὑφαντὸς δι᾽ ὅλου.</text:span> <text:span text:style-name="T2">24</text:span> <text:span text:style-name="T1">εἶπαν οὖν πρὸς ἀλλήλους· μὴ σχίσωμεν αὐτόν, ἀλλὰ λάχωμεν περὶ αὐτοῦ τίνος ἔσται· ἵνα ἡ γραφὴ πληρωθῇ [ἡ λέγουσα]· διεμερίσαντο τὰ ἱμάτιά μου ἑαυτοῖς καὶ ἐπὶ τὸν ἱματισμόν μου ἔβαλον κλῆρον. Οἱ μὲν οὖν στρατιῶται ταῦτα ἐποίησαν.</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text:span> <text:span text:style-name="T2">26</text:span> <text:span text:style-name="T1">Ἰησοῦς οὖν ἰδὼν τὴν μητέρα καὶ τὸν μαθητὴν παρεστῶτα ὃν ἠγάπα, λέγει τῇ μητρί· γύναι, { ἴδε } ἰδοὺ { --- } ὁ υἱός σου.</text:span> <text:span text:style-name="T2">27</text:span> <text:span text:style-name="T1">εἶτα λέγει τῷ μαθητῇ· ἴδε ἡ μήτηρ σου. καὶ ἀπ᾽ ἐκείνης τῆς ὥρας ἔλαβεν ὁ μαθητὴς αὐτὴν εἰς τὰ ἴδια.</text:span> <text:span text:style-name="T2">28</text:span> <text:span text:style-name="T1">Μετὰ τοῦτο εἰδὼς ὁ Ἰησοῦς ὅτι ἤδη πάντα τετέλεσται, ἵνα τελειωθῇ ἡ γραφή, λέγει· διψῶ.</text:span> <text:span text:style-name="T2">29</text:span> <text:span text:style-name="T1">σκεῦος ἔκειτο ὄξους μεστόν· σπόγγον οὖν μεστὸν τοῦ ὄξους ὑσσώπῳ περιθέντες προσήνεγκαν αὐτοῦ τῷ στόματι.</text:span> <text:span text:style-name="T2">30</text:span> <text:span text:style-name="T1">ὅτε οὖν ἔλαβεν τὸ ὄξος [ὁ] Ἰησοῦς εἶπεν· τετέλεσται, καὶ κλίνας τὴν κεφαλὴν παρέδωκεν τὸ πνεῦμα.</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ιλᾶτον ἵνα κατεαγῶσιν αὐτῶν τὰ σκέλη καὶ ἀρθῶσιν.</text:span> <text:span text:style-name="T2">32</text:span> <text:span text:style-name="T1">ἦλθον οὖν οἱ στρατιῶται καὶ τοῦ μὲν πρώτου κατέαξαν τὰ σκέλη καὶ τοῦ ἄλλου τοῦ συσταυρωθέντος αὐτῷ·</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σ]ητε.</text:span> <text:span text:style-name="T2">36</text:span> <text:span text:style-name="T1">ἐγένετο γὰρ ταῦτα ἵνα ἡ γραφὴ πληρωθῇ· ὀστοῦν οὐ συντριβήσεται αὐτοῦ.</text:span> <text:span text:style-name="T2">37</text:span> <text:span text:style-name="T1">καὶ πάλιν ἑτέρα γραφὴ λέγει· ὄψονται εἰς ὃν ἐξεκέντησαν.</text:span> <text:span text:style-name="T2">38</text:span> <text:span text:style-name="T1">Μετὰ δὲ ταῦτα ἠρώτησεν τὸν Π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ιλᾶτος. ἦλθεν οὖν καὶ ἦρεν τὸ σῶμα αὐτοῦ.</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text:span> <text:span text:style-name="T2">41</text:span> <text:span text:style-name="T1">ἦν δὲ ἐν τῷ τόπῳ ὅπου ἐσταυρώθη κῆπος, καὶ ἐν τῷ κήπῳ μνημεῖον καινὸν ἐν ᾧ οὐδέπω οὐδεὶς ἦν τεθειμένος·</text:span> <text:span text:style-name="T2">42</text:span> <text:span text:style-name="T1">ἐκεῖ οὖν διὰ τὴν παρασκευὴν τῶν Ἰουδαίων, ὅτι ἐγγὺς ἦν τὸ μνημεῖον, ἔθηκαν τὸν Ἰησοῦν.</text:span> </text:p>
      <text:p text:style-name="P4">ΚΑΤΑ ΙΩΑΝΝΗΝ  20</text:p>
      <text:p text:style-name="Text_20_body"><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text:span> <text:span text:style-name="T2">3</text:span> <text:span text:style-name="T1">Ἐξῆλθεν οὖν ὁ Πέτρος καὶ ὁ ἄλλος μαθητὴς καὶ ἤρχοντο εἰς τὸ μνημεῖον.</text:span> <text:span text:style-name="T2">4</text:span> <text:span text:style-name="T1">ἔτρεχον δὲ οἱ δύο ὁμοῦ· καὶ ὁ ἄλλος μαθητὴς προέδραμεν τάχιον τοῦ Πέτρου καὶ ἦλθεν πρῶτος εἰς τὸ μνημεῖον,</text:span> <text:span text:style-name="T2">5</text:span> <text:span text:style-name="T1">καὶ παρακύψας βλέπει κείμενα τὰ ὀθόνια, οὐ μέντοι εἰσῆλθεν.</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text:span> <text:span text:style-name="T2">8</text:span> <text:span text:style-name="T1">τότε οὖν εἰσῆλθεν καὶ ὁ ἄλλος μαθητὴς ὁ ἐλθὼν πρῶτος εἰς τὸ μνημεῖον καὶ εἶδεν καὶ ἐπίστευσεν·</text:span> <text:span text:style-name="T2">9</text:span> <text:span text:style-name="T1">οὐδέπω γὰρ ᾔδεισαν τὴν γραφὴν ὅτι δεῖ αὐτὸν ἐκ νεκρῶν ἀναστῆναι.</text:span> <text:span text:style-name="T2">10</text:span> <text:span text:style-name="T1">ἀπῆλθον οὖν πάλιν πρὸς αὐτοὺς οἱ μαθηταί.</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text:span> <text:span text:style-name="T2">14</text:span> <text:span text:style-name="T1">Ταῦτα εἰποῦσα ἐστράφη εἰς τὰ ὀπίσω καὶ θεωρεῖ τὸν Ἰησοῦν ἑστῶτα καὶ οὐκ ᾔδει ὅτι Ἰησοῦς ἐστιν.</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text:span> <text:span text:style-name="T2">16</text:span> <text:span text:style-name="T1">λέγει αὐτῇ Ἰησοῦς· Μαριάμ. στραφεῖσα ἐκείνη λέγει αὐτῷ Ἑβραϊστί· ραββουνι, ὃ λέγεται διδάσκαλε.</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text:span> <text:span text:style-name="T2">18</text:span> <text:span text:style-name="T1">Ἔρχεται { Μαριὰμ } Μαρία { --- } ἡ Μαγδαληνὴ ἀγγέλλουσα τοῖς μαθηταῖς ὅτι ἑώρακα τὸν κύριον, καὶ ταῦτα εἶπεν αὐτῇ.</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text:span> <text:span text:style-name="T2">20</text:span> <text:span text:style-name="T1">καὶ τοῦτο εἰπὼν ἔδειξεν τὰς χεῖρας καὶ τὴν πλευρὰν αὐτοῖς. ἐχάρησαν οὖν οἱ μαθηταὶ ἰδόντες τὸν κύριον.</text:span> <text:span text:style-name="T2">21</text:span> <text:span text:style-name="T1">εἶπεν οὖν αὐτοῖς [ὁ Ἰησοῦς] πάλιν· εἰρήνη ὑμῖν· καθὼς ἀπέσταλκέν με ὁ πατήρ, κἀγὼ πέμπω ὑμᾶς.</text:span> <text:span text:style-name="T2">22</text:span> <text:span text:style-name="T1">καὶ τοῦτο εἰπὼν ἐνεφύσησεν καὶ λέγει αὐτοῖς· λάβετε πνεῦμα ἅγιον·</text:span> <text:span text:style-name="T2">23</text:span> <text:span text:style-name="T1">ἄν τινων ἀφῆτε τὰς ἁμαρτίας ἀφέωνται αὐτοῖς, ἄν τινων κρατῆτε κεκράτηνται.</text:span> <text:span text:style-name="T2">24</text:span> <text:span text:style-name="T1">Θωμᾶς δὲ εἷς ἐκ τῶν δώδεκα, ὁ λεγόμενος Δίδυμος, οὐκ ἦν μετ᾽ αὐτῶν ὅτε ἦλθεν Ἰησοῦς.</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text:span> <text:span text:style-name="T2">28</text:span> <text:span text:style-name="T1">ἀπεκρίθη Θωμᾶς καὶ εἶπεν αὐτῷ· ὁ κύριός μου καὶ ὁ θεός μου.</text:span> <text:span text:style-name="T2">29</text:span> <text:span text:style-name="T1">λέγει αὐτῷ ὁ Ἰησοῦς· ὅτι ἑώρακάς με πεπίστευκας; μακάριοι οἱ μὴ ἰδόντες καὶ πιστεύσαντες.</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text:span> <text:span text:style-name="T2">31</text:span> <text:span text:style-name="T1">ταῦτα δὲ γέγραπται ἵνα πιστεύ[σ]ητε ὅτι Ἰησοῦς ἐστιν ὁ χριστὸς ὁ υἱὸς τοῦ θεοῦ, καὶ ἵνα πιστεύοντες ζωὴν ἔχητε ἐν τῷ ὀνόματι αὐτοῦ.</text:span> </text:p>
      <text:p text:style-name="P4">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text:span> <text:span text:style-name="T2">4</text:span> <text:span text:style-name="T1">Πρωΐας δὲ ἤδη γενομένης ἔστη Ἰησοῦς εἰς τὸν αἰγιαλόν, οὐ μέντοι ᾔδεισαν οἱ μαθηταὶ ὅτι Ἰησοῦς ἐστιν.</text:span> <text:span text:style-name="T2">5</text:span> <text:span text:style-name="T1">λέγει οὖν αὐτοῖς [ὁ] Ἰησοῦς· παιδία, μή τι προσφάγιον ἔχετε; ἀπεκρίθησαν αὐτῷ· οὔ.</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 ὡς ἀπὸ πηχῶν διακοσίων, σύροντες τὸ δίκτυον τῶν ἰχθύων.</text:span> <text:span text:style-name="T2">9</text:span> <text:span text:style-name="T1">Ὡς οὖν ἀπέβησαν εἰς τὴν γῆν βλέπουσιν ἀνθρακιὰν κειμένην καὶ ὀψάριον ἐπικείμενον καὶ ἄρτον.</text:span> <text:span text:style-name="T2">10</text:span> <text:span text:style-name="T1">λέγει αὐτοῖς ὁ Ἰησοῦς· ἐνέγκατε ἀπὸ τῶν ὀψαρίων ὧν ἐπιάσατε νῦν.</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text:span> <text:span text:style-name="T2">13</text:span> <text:span text:style-name="T1">ἔρχεται Ἰησοῦς καὶ λαμβάνει τὸν ἄρτον καὶ δίδωσιν αὐτοῖς, καὶ τὸ ὀψάριον ὁμοίως.</text:span> <text:span text:style-name="T2">14</text:span> <text:span text:style-name="T1">τοῦτο ἤδη τρίτον ἐφανερώθη Ἰησοῦς τοῖς μαθηταῖς ἐγερθεὶς ἐκ νεκρῶν.</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 πρόβατά } προβάτια { --- } μου.</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 σε } ζώσει σε { --- } καὶ οἴσει ὅπου οὐ θέλεις.</text:span> <text:span text:style-name="T2">19</text:span> <text:span text:style-name="T1">τοῦτο δὲ εἶπεν σημαίνων ποίῳ θανάτῳ δοξάσει τὸν θεόν. καὶ τοῦτο εἰπὼν λέγει αὐτῷ· ἀκολούθει μοι.</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text:span> <text:span text:style-name="T2">21</text:span> <text:span text:style-name="T1">τοῦτον οὖν ἰδὼν ὁ Πέτρος λέγει τῷ Ἰησοῦ· κύριε, οὗτος δὲ τί;</text:span> <text:span text:style-name="T2">22</text:span> <text:span text:style-name="T1">λέγει αὐτῷ ὁ Ἰησοῦς· ἐὰν αὐτὸν θέλω μένειν ἕως ἔρχομαι, τί πρὸς σέ; σύ μοι ἀκολούθει.</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text:span> <text:span text:style-name="T2">25</text:span> <text:span text:style-name="T1">Ἔστιν δὲ καὶ ἄλλα πολλὰ ἃ ἐποίησεν ὁ Ἰησοῦς, ἅτινα ἐὰν γράφηται καθ᾽ ἕν, οὐδ᾽ αὐτὸν οἶμαι τὸν κόσμον { χωρῆσαι } χωρήσειν { --- } τὰ γραφόμενα βιβλία.</text:span> </text:p>
      <text:h text:style-name="P2" text:outline-level="3">ΠΡΑΞΕΙΣ ΑΠΟΣΤΟΛΩΝ</text:h>
      <text:p text:style-name="Text_20_body"/>
      <text:p text:style-name="P4"><text:soft-page-break/>ΠΡΑΞΕΙΣ ΑΠΟΣΤΟΛΩΝ  1</text:p>
      <text:p text:style-name="Text_20_body"><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text:span> <text:span text:style-name="T2">9</text:span> <text:span text:style-name="T1">Καὶ ταῦτα εἰπὼν βλεπόντων αὐτῶν ἐπήρθη καὶ νεφέλη ὑπέλαβεν αὐτὸν ἀπὸ τῶν ὀφθαλμῶν αὐτῶν.</text:span> <text:span text:style-name="T2">10</text:span> <text:span text:style-name="T1">καὶ ὡς ἀτενίζοντες ἦσαν εἰς τὸν οὐρανὸν πορευομένου αὐτοῦ, καὶ ἰδοὺ ἄνδρες δύο παρειστήκεισαν αὐτοῖς ἐν ἐσθήσεσιν λευκαῖς,</text:span> <text:span text:style-name="T2">11</text:span> <text:span text:style-name="T1">οἳ καὶ εἶπαν· ἄνδρες Γαλιλαῖοι, τί ἑστήκατε [ἐμ]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text:span> <text:span text:style-name="T2">14</text:span> <text:span text:style-name="T1">οὗτοι πάντες ἦσαν προσκαρτεροῦντες ὁμοθυμαδὸν τῇ προσευχῇ σὺν γυναιξὶν καὶ Μαριὰμ τῇ μητρὶ τοῦ Ἰησοῦ καὶ τοῖς ἀδελφοῖς αὐτοῦ.</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σεὶ ἑκατὸν εἴκοσι·</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text:span> <text:span text:style-name="T2">23</text:span> <text:span text:style-name="T1">Καὶ ἔστησαν δύο, Ἰωσὴφ τὸν καλούμενον Βαρσαββᾶν ὃς ἐπεκλήθη Ἰοῦστος, καὶ Μαθθίαν.</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text:span> <text:span text:style-name="T2">26</text:span> <text:span text:style-name="T1">καὶ ἔδωκαν κλήρους αὐτοῖς καὶ ἔπεσεν ὁ κλῆρος ἐπὶ Μαθθίαν καὶ συγκατεψηφίσθη μετὰ τῶν ἕνδεκα ἀποστόλων.</text:span> </text:p>
      <text:p text:style-name="P4">ΠΡΑΞΕΙΣ ΑΠΟΣΤΟΛΩΝ  2</text:p>
      <text:p text:style-name="Text_20_body"><text:span text:style-name="T2">1</text:span> <text:span text:style-name="T1">Καὶ ἐν τῷ συμπληροῦσθαι τὴν ἡμέραν τῆς πεντηκοστῆς ἦσαν πάντες ὁμοῦ ἐπὶ τὸ αὐτό.</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text:span> <text:span text:style-name="T2">5</text:span> <text:span text:style-name="T1">Ἦσαν δὲ εἰς Ἰερουσαλὴμ κατοικοῦντες Ἰουδαῖοι, ἄνδρες εὐλαβεῖς ἀπὸ παντὸς ἔθνους τῶν ὑπὸ τὸν οὐρανόν.</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text:span> <text:span text:style-name="T2">7</text:span> <text:span text:style-name="T1">ἐξίσταντο δὲ πάντες { --- } καὶ ἐθαύμαζον λέγοντες· οὐχ ἰδοὺ ἅπαντες οὗτοί εἰσιν οἱ λαλοῦντες Γαλιλαῖοι;</text:span> <text:span text:style-name="T2">8</text:span> <text:span text:style-name="T1">καὶ πῶς ἡμεῖς ἀκούομεν ἕκαστος τῇ ἰδίᾳ διαλέκτῳ ἡμῶν ἐν ᾗ ἐγεννήθημεν;</text:span> <text:span text:style-name="T2">9</text:span> <text:span text:style-name="T1">Πάρθοι καὶ Μῆδοι καὶ Ἐλαμ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text:span> <text:span text:style-name="T2">12</text:span> <text:span text:style-name="T1">ἐξίσταντο δὲ πάντες καὶ { διηπόρουν, } διηποροῦντο, { --- } ἄλλος πρὸς ἄλλον λέγοντες· τί θέλει τοῦτο εἶναι;</text:span> <text:span text:style-name="T2">13</text:span> <text:span text:style-name="T1">ἕτεροι δὲ διαχλευάζοντες ἔλεγον ὅτι γλεύκους μεμεστωμένοι εἰσίν.</text:span> <text:span text:style-name="T2">14</text:span> <text:span text:style-name="T1">Σταθεὶς δὲ ὁ Πέτρος σὺν τοῖς 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text:span> <text:span text:style-name="T2">19</text:span> <text:span text:style-name="T1">καὶ δώσω τέρατα ἐν τῷ οὐρανῷ ἄνω καὶ σημεῖα ἐπὶ τῆς γῆς κάτω, αἷμα καὶ πῦρ καὶ ἀτμίδα καπνοῦ.</text:span> <text:span text:style-name="T2">20</text:span> <text:span text:style-name="T1">ὁ ἥλιος μεταστραφήσεται εἰς σκότος καὶ ἡ σελήνη εἰς αἷμα, πρὶν ἐλθεῖν ἡμέραν κυρίου τὴν μεγάλην καὶ ἐπιφανῆ.</text:span> <text:span text:style-name="T2">21</text:span> <text:span text:style-name="T1">καὶ ἔσται πᾶς ὃς ἂν ἐπικαλέσηται τὸ ὄνομα κυρίου σωθήσεται.</text:span> <text:span text:style-name="T2">22</text:span> <text:span text:style-name="T1">Ἄνδρες Ἰσραηλ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γκαταλείψεις τὴν ψυχήν μου εἰς ᾅδην οὐδὲ δώσεις τὸν ὅσιόν σου ἰδεῖν διαφθοράν.</text:span> <text:span text:style-name="T2">28</text:span> <text:span text:style-name="T1">ἐγνώρισάς μοι ὁδοὺς ζωῆς, πληρώσεις με εὐφροσύνης μετὰ τοῦ προσώπου σου.</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γκατελείφθη εἰς ᾅδην οὔτε ἡ σὰρξ αὐτοῦ εἶδεν διαφθοράν.</text:span> <text:span text:style-name="T2">32</text:span> <text:span text:style-name="T1">τοῦτον τὸν Ἰησοῦν ἀνέστησεν ὁ θεός, οὗ πάντες ἡμεῖς ἐσμεν μάρτυρες·</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text:span> <text:span text:style-name="T2">34</text:span> <text:span text:style-name="T1">οὐ γὰρ Δαυὶδ ἀνέβη εἰς τοὺς οὐρανούς, λέγει δὲ αὐτός· εἶπεν [ὁ] κύριος τῷ κυρίῳ μου· κάθου ἐκ δεξιῶν μου,</text:span> <text:span text:style-name="T2">35</text:span> <text:span text:style-name="T1">ἕως ἂν θῶ τοὺς ἐχθρούς σου ὑποπόδιον τῶν ποδῶν σου.</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text:span> <text:span text:style-name="T2">42</text:span> <text:span text:style-name="T1">Ἦσαν δὲ προσκαρτεροῦντες τῇ διδαχῇ τῶν ἀποστόλων καὶ τῇ κοινωνίᾳ, τῇ κλάσει τοῦ ἄρτου καὶ ταῖς προσευχαῖς.</text:span> <text:span text:style-name="T2">43</text:span> <text:span text:style-name="T1">ἐγίνετο δὲ πάσῃ ψυχῇ φόβος, πολλά τε τέρατα καὶ σημεῖα διὰ τῶν ἀποστόλων ἐγίνετο.</text:span> <text:span text:style-name="T2">44</text:span> <text:span text:style-name="T1">πάντες δὲ οἱ πιστεύοντες ἦσαν ἐπὶ τὸ αὐτὸ καὶ εἶχον ἅπαντα κοινὰ</text:span> <text:span text:style-name="T2">45</text:span> <text:span text:style-name="T1">καὶ τὰ κτήματα καὶ τὰς ὑπάρξεις ἐπίπρασκον καὶ διεμέριζον αὐτὰ πᾶσιν καθότι ἄν τις χρείαν εἶχεν·</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text:span> </text:p>
      <text:p text:style-name="P4">ΠΡΑΞΕΙΣ ΑΠΟΣΤΟΛΩΝ  3</text:p>
      <text:p text:style-name="Text_20_body"><text:span text:style-name="T2">1</text:span> <text:span text:style-name="T1">Πέτρος δὲ καὶ Ἰωάννης ἀνέβαινον εἰς τὸ ἱερὸν ἐπὶ τὴν ὥραν τῆς προσευχῆς τὴν ἐνάτην.</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text:span> <text:span text:style-name="T2">3</text:span> <text:span text:style-name="T1">ὃς ἰδὼν Πέτρον καὶ Ἰωάννην μέλλοντας εἰσιέναι εἰς τὸ ἱερόν, ἠρώτα ἐλεημοσύνην λαβεῖν.</text:span> <text:span text:style-name="T2">4</text:span> <text:span text:style-name="T1">ἀτενίσας δὲ Πέτρος εἰς αὐτὸν σὺν τῷ Ἰωάννῃ εἶπεν· βλέψον εἰς ἡμᾶς.</text:span> <text:span text:style-name="T2">5</text:span> <text:span text:style-name="T1">ὁ δὲ ἐπεῖχεν αὐτοῖς προσδοκῶν τι παρ᾽ αὐτῶν λαβεῖν.</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ἔγειρε καὶ] περιπάτει.</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text:span> <text:span text:style-name="T2">9</text:span> <text:span text:style-name="T1">καὶ εἶδεν πᾶς ὁ λαὸς αὐτὸν περιπατοῦντα καὶ αἰνοῦντα τὸν θεόν·</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text:span> <text:span text:style-name="T2">12</text:span> <text:span text:style-name="T1">ἰδὼν δὲ ὁ Πέτρος ἀπεκρίνατο πρὸς τὸν λαόν· ἄνδρες Ἰσραηλῖται, τί θαυμάζετε ἐπὶ τούτῳ ἢ ἡμῖν τί ἀτενίζετε ὡς ἰδίᾳ δυνάμει ἢ εὐσεβείᾳ πεποιηκόσιν τοῦ περιπατεῖν αὐτόν;</text:span> <text:span text:style-name="T2">13</text:span> <text:span text:style-name="T1">ὁ θεὸς Ἀβραὰμ καὶ [ὁ θεὸς] Ἰσαὰκ καὶ [ὁ θεὸς] Ἰακώβ, ὁ θεὸς τῶν πατέρων ἡμῶν, ἐδόξασεν τὸν παῖδα αὐτοῦ Ἰησοῦν ὃν ὑμεῖς μὲν παρεδώκατε καὶ ἠρνήσασθε κατὰ πρόσωπον Πιλάτου, κρίναντος ἐκείνου ἀπολύειν·</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text:span> <text:span text:style-name="T2">17</text:span> <text:span text:style-name="T1">Καὶ νῦν, ἀδελφοί, οἶδα ὅτι κατὰ ἄγνοιαν ἐπράξατε ὥσπερ καὶ οἱ ἄρχοντες ὑμῶν·</text:span> <text:span text:style-name="T2">18</text:span> <text:span text:style-name="T1">ὁ δὲ θεός, ἃ προκατήγγειλεν διὰ στόματος πάντων τῶν προφητῶν παθεῖν τὸν χριστὸν αὐτοῦ, ἐπλήρωσεν οὕτως.</text:span> <text:span text:style-name="T2">19</text:span> <text:span text:style-name="T1">μετανοήσατε οὖν καὶ ἐπιστρέψατε εἰ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text:span> <text:span text:style-name="T2">22</text:span> <text:span text:style-name="T1">Μωϋσῆς μὲν εἶπεν ὅτι προφήτην ὑμῖν ἀναστήσει κύριος ὁ θεὸς ὑμῶν ἐκ τῶν ἀδελφῶν ὑμῶν ὡς ἐμέ· αὐτοῦ ἀκούσεσθε κατὰ πάντα ὅσα ἂν λαλήσῃ πρὸς ὑμᾶς.</text:span> <text:span text:style-name="T2">23</text:span> <text:span text:style-name="T1">ἔσται δὲ πᾶσα ψυχὴ ἥτις ἐὰν μὴ ἀκούσῃ τοῦ προφήτου ἐκείνου ἐξολεθρευθήσεται ἐκ τοῦ λαοῦ.</text:span> <text:span text:style-name="T2">24</text:span> <text:span text:style-name="T1">καὶ πάντες δὲ οἱ προφῆται ἀπὸ Σαμουὴλ καὶ τῶν καθεξῆς ὅσοι ἐλάλησαν καὶ κατήγγειλαν τὰς ἡμέρας ταύτας.</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text:span> <text:span text:style-name="T2">26</text:span> <text:span text:style-name="T1">ὑμῖν πρῶτον ἀναστήσας ὁ θεὸς τὸν παῖδα αὐτοῦ ἀπέστειλεν αὐτὸν εὐλογοῦντα ὑμᾶς ἐν τῷ ἀποστρέφειν ἕκαστον ἀπὸ τῶν πονηριῶν ὑμῶν.</text:span> </text:p>
      <text:p text:style-name="P4">ΠΡΑΞΕΙΣ ΑΠΟΣΤΟΛΩΝ  4</text:p>
      <text:p text:style-name="Text_20_body"><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text:span> <text:span text:style-name="T2">4</text:span> <text:span text:style-name="T1">πολλοὶ δὲ τῶν ἀκουσάντων τὸν λόγον ἐπίστευσαν καὶ ἐγενήθη [ὁ] ἀριθμὸς τῶν ἀνδρῶν [ὡς] χιλιάδες πέντε.</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text:span> <text:span text:style-name="T2">11</text:span> <text:span text:style-name="T1">οὗτός ἐστιν ὁ λίθος, ὁ ἐξουθενηθεὶς ὑφ᾽ ὑμῶν τῶν οἰκοδόμων, ὁ γενόμενος εἰς κεφαλὴν γωνίας.</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text:span> <text:span text:style-name="T2">18</text:span> <text:span text:style-name="T1">Καὶ καλέσαντες αὐτοὺς παρήγγειλαν τὸ καθόλου μὴ φθέγγεσθαι μηδὲ διδάσκειν ἐπὶ τῷ ὀνόματι τοῦ Ἰησοῦ.</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text:span> <text:span text:style-name="T2">20</text:span> <text:span text:style-name="T1">οὐ δυνάμεθα γὰρ ἡμεῖς ἃ εἴδαμεν καὶ ἠκούσαμεν μὴ λαλεῖν.</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text:span> <text:span text:style-name="T2">22</text:span> <text:span text:style-name="T1">ἐτῶν γὰρ ἦν πλειόνων τεσσεράκοντα ὁ ἄνθρωπος ἐφ᾽ ὃν γεγόνει τὸ σημεῖον τοῦτο τῆς ἰάσεως.</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ιλᾶτος σὺν ἔθνεσιν καὶ λαοῖς Ἰσραήλ,</text:span> <text:span text:style-name="T2">28</text:span> <text:span text:style-name="T1">ποιῆσαι ὅσα ἡ χείρ σου καὶ ἡ βουλή [σου] προώρισεν γενέσθαι.</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text:span> <text:span text:style-name="T2">31</text:span> <text:span text:style-name="T1">καὶ 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 ἅπαντα } πάντα { --- } κοινά.</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text:span> <text:span text:style-name="T2">36</text:span> <text:span text:style-name="T1">Ἰωσὴφ δὲ ὁ ἐπικληθεὶς Βαρναβᾶς ἀπὸ τῶν ἀποστόλων, ὅ ἐστιν μεθερμηνευόμενον υἱὸς παρακλήσεως, Λευίτης, Κύπριος τῷ γένει,</text:span> <text:span text:style-name="T2">37</text:span> <text:span text:style-name="T1">ὑπάρχοντος αὐτῷ ἀγροῦ πωλήσας ἤνεγκεν τὸ χρῆμα καὶ ἔθηκεν { πρὸς } παρὰ { --- } τοὺς πόδας τῶν ἀποστόλων.</text:span> </text:p>
      <text:p text:style-name="P4">ΠΡΑΞΕΙΣ ΑΠΟΣΤΟΛΩΝ  5</text:p>
      <text:p text:style-name="Text_20_body"><text:span text:style-name="T2">1</text:span> <text:span text:style-name="T1">Ἀνὴρ δέ τις Ἁνανίας ὀνόματι σὺν { Σαπφίρῃ } Σαπφείρῃ { --- }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text:span> <text:span text:style-name="T2">6</text:span> <text:span text:style-name="T1">ἀναστάντες δὲ οἱ νεώτεροι συνέστειλαν αὐτὸν καὶ ἐξενέγκαντες ἔθαψαν.</text:span> <text:span text:style-name="T2">7</text:span> <text:span text:style-name="T1">Ἐγένετο δὲ ὡς ὡρῶν τριῶν διάστημα καὶ ἡ γυνὴ αὐτοῦ μὴ εἰδυῖα τὸ γεγονὸς εἰσῆλθεν.</text:span> <text:span text:style-name="T2">8</text:span> <text:span text:style-name="T1">ἀπεκρίθη δὲ πρὸς αὐτὴν Πέτρος· εἰπέ μοι, εἰ τοσούτου τὸ χωρίον ἀπέδοσθε; ἡ δὲ εἶπεν· ναί, τοσούτου.</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text:span> <text:span text:style-name="T2">12</text:span> <text:span text:style-name="T1">Διὰ δὲ τῶν χειρῶν τῶν ἀποστόλων ἐγίνετο σημεῖα καὶ τέρατα πολλὰ ἐν τῷ λαῷ. καὶ ἦσαν ὁμοθυμαδὸν { ἅπαντες } πάντες { --- } ἐν τῇ στοᾷ Σολομῶντος,</text:span> <text:span text:style-name="T2">13</text:span> <text:span text:style-name="T1">τῶν δὲ λοιπῶν οὐδεὶς ἐτόλμα κολλᾶσθαι αὐτοῖς, ἀλλ᾽ ἐμεγάλυνεν αὐτοὺς ὁ λαός.</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text:span> <text:span text:style-name="T2">19</text:span> <text:span text:style-name="T1">Ἄγγελος δὲ κυρίου διὰ νυκτὸς { ἀνοίξας } ἤνοιξε { --- } τὰς θύρας τῆς φυλακῆς ἐξαγαγών τε αὐτοὺς εἶπεν·</text:span> <text:span text:style-name="T2">20</text:span> <text:span text:style-name="T1">πορεύεσθε καὶ σταθέντες λαλεῖτε ἐν τῷ ἱερῷ τῷ λαῷ πάντα τὰ ῥήματα τῆς ζωῆς ταύτης.</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τῶν θυρῶν, ἀνοίξαντες δὲ ἔσω οὐδένα εὕρομεν.</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οὐ]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text:span> <text:span text:style-name="T2">29</text:span> <text:span text:style-name="T1">Ἀποκριθεὶς δὲ Πέτρος καὶ οἱ ἀπόστολοι εἶπαν· πειθαρχεῖν δεῖ θεῷ μᾶλλον ἢ ἀνθρώποις.</text:span> <text:span text:style-name="T2">30</text:span> <text:span text:style-name="T1">ὁ θεὸς τῶν πατέρων ἡμῶν ἤγειρεν Ἰησοῦν ὃν ὑμεῖς διεχειρίσασθε κρεμάσαντες ἐπὶ ξύλου·</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text:span> <text:span text:style-name="T2">33</text:span> <text:span text:style-name="T1">Οἱ δὲ ἀκούσαντες διεπρίοντο καὶ ἐβούλοντο ἀνελεῖν αὐτούς.</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ῖται, προσέχετε ἑαυτοῖς ἐπὶ τοῖς ἀνθρώποις τούτοις τί μέλλετε πράσσειν.</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text:span> </text:p>
      <text:p text:style-name="P4">ΠΡΑΞΕΙΣ ΑΠΟΣΤΟΛΩΝ  6</text:p>
      <text:p text:style-name="Text_20_body"><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text:span> <text:span text:style-name="T2">8</text:span> <text:span text:style-name="T1">Στέφανος δὲ πλήρης χάριτος καὶ δυνάμεως ἐποίει τέρατα καὶ σημεῖα μεγάλα ἐν τῷ λαῷ.</text:span> <text:span text:style-name="T2">9</text:span> <text:span text:style-name="T1">ἀνέστησαν δέ τινες τῶν ἐκ τῆς συναγωγῆς τῆς λεγομένης Λιβερτίνων καὶ Κυρηναίων καὶ Ἀλεξανδρέων καὶ τῶν ἀπὸ Κιλικίας καὶ Ἀσίας συζητοῦντες τῷ Στεφάνῳ,</text:span> <text:span text:style-name="T2">10</text:span> <text:span text:style-name="T1">καὶ οὐκ ἴσχυον ἀντιστῆναι τῇ σοφίᾳ καὶ τῷ πνεύματι ᾧ ἐλάλει.</text:span> <text:span text:style-name="T2">11</text:span> <text:span text:style-name="T1">τότε ὑπέβαλον ἄνδρας λέγοντας ὅτι ἀκηκόαμεν αὐτοῦ λαλοῦντος ῥήματα βλάσφημα εἰς Μωϋσῆν καὶ τὸν θεόν.</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text:span> </text:p>
      <text:p text:style-name="P4">ΠΡΑΞΕΙΣ ΑΠΟΣΤΟΛΩΝ  7</text:p>
      <text:p text:style-name="Text_20_body"><text:span text:style-name="T2">1</text:span> <text:span text:style-name="T1">Εἶπεν δὲ ὁ ἀρχιερεύς· εἰ ταῦτα οὕτως ἔχει;</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text:span> <text:span text:style-name="T2">7</text:span> <text:span text:style-name="T1">καὶ τὸ ἔθνος ᾧ ἐὰν { δουλεύσουσιν } δουλεύσωσιν { --- } κρινῶ ἐγώ, ὁ θεὸς εἶπεν, καὶ μετὰ ταῦτα ἐξελεύσονται καὶ λατρεύσουσίν μοι ἐν τῷ τόπῳ τούτῳ.</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ἐφ᾽] ὅλον τὸν οἶκον αὐτοῦ.</text:span> <text:span text:style-name="T2">11</text:span> <text:span text:style-name="T1">ἦλθεν δὲ λιμὸς ἐφ᾽ ὅλην τὴν Αἴγυπτον καὶ Χανάαν καὶ θλῖψις μεγάλη, καὶ οὐχ { ηὕρισκον } εὑρίσκον { --- } χορτάσματα οἱ πατέρες ἡμῶν.</text:span> <text:span text:style-name="T2">12</text:span> <text:span text:style-name="T1">ἀκούσας δὲ Ἰακὼβ ὄντα σιτία εἰς Αἴγυπτον ἐξαπέστειλεν τοὺς πατέρας ἡμῶν πρῶτον.</text:span> <text:span text:style-name="T2">13</text:span> <text:span text:style-name="T1">καὶ ἐν τῷ δευτέρῳ ἀνεγνωρίσθη Ἰωσὴφ τοῖς ἀδελφοῖς αὐτοῦ καὶ φανερὸν ἐγένετο τῷ Φαραὼ τὸ γένος [τοῦ] Ἰωσήφ.</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Ἑμμὼρ ἐν Συχέμ.</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text:span> <text:span text:style-name="T2">19</text:span> <text:span text:style-name="T1">οὗτος κατασοφισάμενος τὸ γένος ἡμῶν ἐκάκωσεν τοὺς πατέρας [ἡμῶν] τοῦ ποιεῖν τὰ βρέφη ἔκθετα αὐτῶν εἰς τὸ μὴ ζῳογονεῖσθαι.</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text:span> <text:span text:style-name="T2">22</text:span> <text:span text:style-name="T1">καὶ ἐπαιδεύθη Μωϋσῆς [ἐν] πάσῃ σοφίᾳ Αἰγυπτίων, ἦν δὲ δυνατὸς ἐν λόγοις καὶ ἔργοις αὐτοῦ.</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text:span> <text:span text:style-name="T2">24</text:span> <text:span text:style-name="T1">καὶ ἰδών τινα ἀδικούμενον ἠμύνατο καὶ ἐποίησεν ἐκδίκησιν τῷ καταπονουμένῳ πατάξας τὸν Αἰγύπτιον.</text:span> <text:span text:style-name="T2">25</text:span> <text:span text:style-name="T1">ἐνόμιζεν δὲ συνιέναι τοὺς ἀδελφοὺς [αὐτοῦ] ὅτι ὁ θεὸς διὰ χειρὸς αὐτοῦ δίδωσιν σωτηρίαν αὐτοῖς· οἱ δὲ οὐ συνῆκαν.</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text:span> <text:span text:style-name="T2">27</text:span> <text:span text:style-name="T1">ὁ δὲ ἀδικῶν τὸν πλησίον ἀπώσατο αὐτὸν εἰπών· τίς σε κατέστησεν ἄρχοντα καὶ δικαστὴν ἐφ᾽ ἡμῶν;</text:span> <text:span text:style-name="T2">28</text:span> <text:span text:style-name="T1">μὴ ἀνελεῖν με σὺ θέλεις ὃν τρόπον ἀνεῖλες ἐχθὲς τὸν Αἰγύπτιον;</text:span> <text:span text:style-name="T2">29</text:span> <text:span text:style-name="T1">ἔφυγεν δὲ Μωϋσῆς ἐν τῷ λόγῳ τούτῳ καὶ ἐγένετο πάροικος ἐν γῇ Μαδιάμ, οὗ ἐγέννησεν υἱοὺς δύο.</text:span> <text:span text:style-name="T2">30</text:span> <text:span text:style-name="T1">Καὶ πληρωθέντων ἐτῶν τεσσεράκοντα ὤφθη αὐτῷ ἐν τῇ ἐρήμῳ τοῦ ὄρους Σινᾶ ἄγγελος ἐν φλογὶ πυρὸς βάτου.</text:span> <text:span text:style-name="T2">31</text:span> <text:span text:style-name="T1">ὁ δὲ Μωϋσῆς ἰδὼν { ἐθαύμαζεν } ἐθαύμασεν { --- } τὸ ὅραμα, προσερχομένου δὲ αὐτοῦ κατανοῆσαι ἐγένετο φωνὴ κυρίου·</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text:span> <text:span text:style-name="T2">33</text:span> <text:span text:style-name="T1">εἶπεν δὲ αὐτῷ ὁ κύριος· λῦσον τὸ ὑπόδημα τῶν ποδῶν σου, ὁ γὰρ τόπος ἐφ᾽ ᾧ ἕστηκας γῆ ἁγία ἐστίν.</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text:span> <text:span text:style-name="T2">47</text:span> <text:span text:style-name="T1">Σολομὼν δὲ οἰκοδόμησεν αὐτῷ οἶκον.</text:span> <text:span text:style-name="T2">48</text:span> <text:span text:style-name="T1">ἀλλ᾽ οὐχ ὁ ὕψιστος ἐν χειροποιήτοις κατοικεῖ, καθὼς ὁ προφήτης λέγει·</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text:span> <text:span text:style-name="T2">50</text:span> <text:span text:style-name="T1">οὐχὶ ἡ χείρ μου ἐποίησεν ταῦτα πάντα;</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text:span> <text:span text:style-name="T2">54</text:span> <text:span text:style-name="T1">Ἀκούοντες δὲ ταῦτα διεπρίοντο ταῖς καρδίαις αὐτῶν καὶ ἔβρυχον τοὺς ὀδόντας ἐπ᾽ αὐτόν.</text:span> <text:span text:style-name="T2">55</text:span> <text:span text:style-name="T1">ὑπάρχων δὲ πλήρης 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text:span> </text:p>
      <text:p text:style-name="P4">ΠΡΑΞΕΙΣ ΑΠΟΣΤΟΛΩΝ  8</text:p>
      <text:p text:style-name="Text_20_body"><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text:span> <text:span text:style-name="T2">2</text:span> <text:span text:style-name="T1">συνεκόμισαν δὲ τὸν Στέφανον ἄνδρες εὐλαβεῖς καὶ ἐποίησαν κοπετὸν μέγαν ἐπ᾽ αὐτῷ.</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text:span> <text:span text:style-name="T2">4</text:span> <text:span text:style-name="T1">Οἱ μὲν οὖν διασπαρέντες διῆλθον εὐαγγελιζόμενοι τὸν λόγον.</text:span> <text:span text:style-name="T2">5</text:span> <text:span text:style-name="T1">Φίλιππος δὲ κατελθὼν εἰς [τὴν] πόλιν τῆς Σαμαρείας ἐκήρυσσεν αὐτοῖς τὸν Χριστόν.</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text:span> <text:span text:style-name="T2">8</text:span> <text:span text:style-name="T1">ἐγένετο δὲ πολλὴ χαρὰ ἐν τῇ πόλει ἐκείνῃ.</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text:span> <text:span text:style-name="T2">11</text:span> <text:span text:style-name="T1">προσεῖχον δὲ αὐτῷ διὰ τὸ ἱκανῷ χρόνῳ ταῖς μαγείαις ἐξεστακέναι αὐτούς.</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text:span> <text:span text:style-name="T2">16</text:span> <text:span text:style-name="T1">οὐδέπω γὰρ ἦν ἐπ᾽ οὐδενὶ αὐτῶν ἐπιπεπτωκός, μόνον δὲ βεβαπτισμένοι ὑπῆρχον εἰς τὸ ὄνομα τοῦ κυρίου Ἰησοῦ.</text:span> <text:span text:style-name="T2">17</text:span> <text:span text:style-name="T1">τότε ἐπετίθεσαν τὰς χεῖρας ἐπ᾽ αὐτοὺς καὶ ἐλάμβανον πνεῦμα ἅγιον.</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text:span> <text:span text:style-name="T2">21</text:span> <text:span text:style-name="T1">οὐκ ἔστιν σοι μερὶς οὐδὲ κλῆρος ἐν τῷ λόγῳ τούτῳ, ἡ γὰρ καρδία σου οὐκ ἔστιν εὐθεῖα ἔναντι τοῦ θεοῦ.</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ιτῶν εὐηγγελίζοντο.</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text:span> <text:span text:style-name="T2">27</text:span> <text:span text:style-name="T1">καὶ ἀναστὰς 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text:span> <text:span text:style-name="T2">29</text:span> <text:span text:style-name="T1">εἶπεν δὲ τὸ πνεῦμα τῷ Φιλίππῳ· πρόσελθε καὶ κολλήθητι τῷ ἅρματι τούτῳ.</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text:span> <text:span text:style-name="T2">33</text:span> <text:span text:style-name="T1">Ἐν τῇ ταπεινώσει [αὐτοῦ] ἡ κρίσις αὐτοῦ ἤρθη· τὴν γενεὰν αὐτοῦ τίς διηγήσεται; ὅτι αἴρεται ἀπὸ τῆς γῆς ἡ ζωὴ αὐτοῦ.</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text:span> <text:span text:style-name="T2">35</text:span> <text:span text:style-name="T1">ἀνοίξας δὲ ὁ Φίλιππος τὸ στόμα αὐτοῦ καὶ ἀρξάμενος ἀπὸ τῆς γραφῆς ταύτης εὐηγγελίσατο αὐτῷ τὸν Ἰησοῦν.</text:span> <text:span text:style-name="T2">36</text:span> <text:span text:style-name="T1">ὡς δὲ ἐπορεύοντο κατὰ τὴν ὁδόν, ἦλθον ἐπί τι ὕδωρ, καί φησιν ὁ εὐνοῦχος· ἰδοὺ ὕδωρ, τί κωλύει με βαπτισθῆναι;</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text:span> </text:p>
      <text:p text:style-name="P4">ΠΡΑΞΕΙΣ ΑΠΟΣΤΟΛΩΝ  9</text:p>
      <text:p text:style-name="Text_20_body"><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text:span> <text:span text:style-name="T2">5</text:span> <text:span text:style-name="T1">εἶπεν δέ· τίς εἶ, κύριε; ὁ δέ· ἐγώ εἰμι Ἰησοῦς ὃν σὺ διώκεις·</text:span> <text:span text:style-name="T2">6</text:span> <text:span text:style-name="T1">ἀλλ᾽ ἀνάστηθι καὶ εἴσελθε εἰς τὴν πόλιν καὶ λαληθήσεταί σοι ὅ τί σε δεῖ ποιεῖν.</text:span> <text:span text:style-name="T2">7</text:span> <text:span text:style-name="T1">οἱ δὲ ἄνδρες οἱ συνοδεύοντες αὐτῷ εἱστήκεισαν ἐνεοί, ἀκούοντες μὲν τῆς φωνῆς μηδένα δὲ θεωροῦντες.</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text:span> <text:span text:style-name="T2">9</text:span> <text:span text:style-name="T1">καὶ ἦν ἡμέρας τρεῖς μὴ βλέπων καὶ οὐκ ἔφαγεν οὐδὲ ἔπιεν.</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text:span> <text:span text:style-name="T2">14</text:span> <text:span text:style-name="T1">καὶ ὧδε ἔχει ἐξουσίαν παρὰ τῶν ἀρχιερέων δῆσαι πάντας τοὺς ἐπικαλουμένους τὸ ὄνομά σου.</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text:span> <text:span text:style-name="T2">16</text:span> <text:span text:style-name="T1">ἐγὼ γὰρ ὑποδείξω αὐτῷ ὅσα δεῖ αὐτὸν ὑπὲρ τοῦ ὀνόματός μου παθεῖν.</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text:span> <text:span text:style-name="T2">18</text:span> <text:span text:style-name="T1">καὶ εὐθέως ἀπέπεσαν αὐτοῦ ἀπὸ τῶν ὀφθαλμῶν ὡς λεπίδες, ἀνέβλεψέν τε καὶ ἀναστὰς ἐβαπτίσθη</text:span> <text:span text:style-name="T2">19</text:span> <text:span text:style-name="T1">καὶ λαβὼν τροφὴν { ἐνίσχυσεν. } ἐνισχύθη. { --- }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text:span> <text:span text:style-name="T2">21</text:span> <text:span text:style-name="T1">ἐξίσταντο δὲ πάντες οἱ ἀκούοντες καὶ ἔλεγον· οὐχ οὗτός ἐστιν ὁ πορθήσας εἰς Ἰερουσαλὴμ τοὺς ἐπικαλουμένους τὸ ὄνομα τοῦτο, καὶ ὧδε εἰς τοῦτο ἐληλύθει ἵνα δεδεμένους αὐτοὺς ἀγάγῃ ἐπὶ τοὺς ἀρχιερεῖς;</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text:span> <text:span text:style-name="T2">23</text:span> <text:span text:style-name="T1">Ὡς δὲ ἐπληροῦντο ἡμέραι ἱκαναί, συνεβουλεύσαντο οἱ Ἰουδαῖοι ἀνελεῖν αὐτόν·</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text:span> <text:span text:style-name="T2">25</text:span> <text:span text:style-name="T1">λαβόντες δὲ οἱ μαθηταὶ αὐτοῦ νυκτὸς διὰ τοῦ τείχους καθῆκαν αὐτὸν χαλάσαντες ἐν σπυρίδι.</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text:span> <text:span text:style-name="T2">30</text:span> <text:span text:style-name="T1">ἐπιγνόντες δὲ οἱ ἀδελφοὶ κατήγαγον αὐτὸν εἰς Καισάρειαν καὶ ἐξαπέστειλαν αὐτὸν εἰς Ταρσόν.</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text:span> <text:span text:style-name="T2">32</text:span> <text:span text:style-name="T1">Ἐγένετο δὲ Πέτρον διερχόμενον διὰ πάντων κατελθεῖν καὶ πρὸς τοὺς ἁγίους τοὺς κατοικοῦντας Λύδδα.</text:span> <text:span text:style-name="T2">33</text:span> <text:span text:style-name="T1">εὗρεν δὲ ἐκεῖ ἄνθρωπόν τινα ὀνόματι Αἰνέαν ἐξ ἐτῶν ὀκτὼ κατακείμενον ἐπὶ κραβάττου, ὃς ἦν παραλελυμένος.</text:span> <text:span text:style-name="T2">34</text:span> <text:span text:style-name="T1">καὶ εἶπεν αὐτῷ ὁ Πέτρος· Αἰνέα, ἰᾶταί σε Ἰησοῦς Χριστός· ἀνάστηθι καὶ στρῶσον σεαυτῷ. καὶ εὐθέως ἀνέστη.</text:span> <text:span text:style-name="T2">35</text:span> <text:span text:style-name="T1">καὶ εἶδαν αὐτὸν πάντες οἱ κατοικοῦντες Λύδδα καὶ τὸν Σαρῶνα, οἵτινες ἐπέστρεψαν ἐπὶ τὸν κύριον.</text:span> <text:span text:style-name="T2">36</text:span> <text:span text:style-name="T1">Ἐν Ἰόππῃ δέ τις ἦν μαθήτρια ὀνόματι Ταβιθά, ἣ διερμηνευομένη λέγεται Δορκάς· αὕτη ἦν πλήρης ἔργων ἀγαθῶν καὶ ἐλεημοσυνῶν ὧν ἐποίει.</text:span> <text:span text:style-name="T2">37</text:span> <text:span text:style-name="T1">ἐγένετο δὲ ἐν ταῖς ἡμέραις ἐκείναις ἀσθενήσασαν αὐτὴν ἀποθανεῖν· λούσαντες δὲ αὐτὴν { --- } ἔθηκαν { [αὐτὴν] } ἐν ὑπερῴῳ.</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text:span> <text:span text:style-name="T2">40</text:span> <text:span text:style-name="T1">ἐκβαλὼν δὲ ἔξω πάντας ὁ Πέτρος καὶ θεὶς τὰ γόνατα προσηύξατο καὶ ἐπιστρέψας πρὸς τὸ σῶμα εἶπεν· Ταβιθά, ἀνάστηθι. ἡ δὲ ἤνοιξεν τοὺς ὀφθαλμοὺς αὐτῆς, καὶ ἰδοῦσα τὸν Πέτρον ἀνεκάθισεν.</text:span> <text:span text:style-name="T2">41</text:span> <text:span text:style-name="T1">δοὺς δὲ αὐτῇ χεῖρα ἀνέστησεν αὐτήν· φωνήσας δὲ τοὺς ἁγίους καὶ τὰς χήρας παρέστησεν αὐτὴν ζῶσαν.</text:span> <text:span text:style-name="T2">42</text:span> <text:span text:style-name="T1">γνωστὸν δὲ ἐγένετο καθ᾽ ὅλης τῆς Ἰόππης καὶ ἐπίστευσαν πολλοὶ ἐπὶ τὸν κύριον.</text:span> <text:span text:style-name="T2">43</text:span> <text:span text:style-name="T1">Ἐγένετο δὲ ἡμέρας ἱκανὰς μεῖναι ἐν Ἰόππῃ παρά τινι Σίμωνι βυρσεῖ.</text:span> </text:p>
      <text:p text:style-name="P4">ΠΡΑΞΕΙΣ ΑΠΟΣΤΟΛΩΝ  10</text:p>
      <text:p text:style-name="Text_20_body"><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Κορνήλιε.</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text:span> <text:span text:style-name="T2">5</text:span> <text:span text:style-name="T1">καὶ νῦν πέμψον ἄνδρας εἰς Ἰόππην καὶ μετάπεμψαι Σίμωνά τινα ὃς ἐπικαλεῖται Πέτρος·</text:span> <text:span text:style-name="T2">6</text:span> <text:span text:style-name="T1">οὗτος ξενίζεται παρά τινι Σίμωνι βυρσεῖ, ᾧ ἐστιν οἰκία παρὰ θάλασσαν.</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text:span> <text:span text:style-name="T2">13</text:span> <text:span text:style-name="T1">καὶ ἐγένετο φωνὴ πρὸς αὐτόν· ἀναστάς, Πέτρε, θῦσον καὶ φάγε.</text:span> <text:span text:style-name="T2">14</text:span> <text:span text:style-name="T1">ὁ δὲ Πέτρος εἶπεν· μηδαμῶς, κύριε, ὅτι οὐδέποτε ἔφαγον πᾶν κοινὸν καὶ ἀκάθαρτον.</text:span> <text:span text:style-name="T2">15</text:span> <text:span text:style-name="T1">καὶ φωνὴ πάλιν ἐκ δευτέρου πρὸς αὐτόν· ἃ ὁ θεὸς ἐκαθάρισεν, σὺ μὴ κοίνου.</text:span> <text:span text:style-name="T2">16</text:span> <text:span text:style-name="T1">τοῦτο δὲ ἐγένετο ἐπὶ τρὶς καὶ εὐθὺς ἀνελήμφθη τὸ σκεῦος εἰς τὸν οὐρανόν.</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text:span> <text:span text:style-name="T2">19</text:span> <text:span text:style-name="T1">Τοῦ δὲ Πέτρου διενθυμουμένου περὶ τοῦ ὁράματος εἶπεν [αὐτῷ] τὸ πνεῦμα· ἰδοὺ ἄνδρες τρεῖς { ζητοῦντές } ζητοῦσιν { --- } σε,</text:span> <text:span text:style-name="T2">20</text:span> <text:span text:style-name="T1">ἀλλ᾽ ἀναστὰς κατάβηθι καὶ πορεύου σὺν αὐτοῖς μηδὲν διακρινόμενος ὅτι ἐγὼ ἀπέσταλκα αὐτούς.</text:span> <text:span text:style-name="T2">21</text:span> <text:span text:style-name="T1">καταβὰς δὲ Πέτρος πρὸς τοὺς ἄνδρας εἶπεν· ἰδοὺ ἐγώ εἰμι ὃν ζητεῖτε· τίς ἡ αἰτία δι᾽ ἣν πάρεστε;</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text:span> <text:span text:style-name="T2">24</text:span> <text:span text:style-name="T1">τῇ δὲ ἐπαύριον εἰσῆλθεν εἰς τὴν Καισάρειαν. ὁ δὲ Κορνήλιος ἦν προσδοκῶν αὐτοὺς συγκαλεσάμενος τοὺς συγγενεῖς αὐτοῦ καὶ τοὺς ἀναγκαίους φίλους.</text:span> <text:span text:style-name="T2">25</text:span> <text:span text:style-name="T1">Ὡς δὲ ἐγένετο τοῦ εἰσελθεῖν τὸν Πέτρον, συναντήσας αὐτῷ ὁ Κορνήλιος πεσὼν ἐπὶ τοὺς πόδας προσεκύνησεν.</text:span> <text:span text:style-name="T2">26</text:span> <text:span text:style-name="T1">ὁ δὲ Πέτρος ἤγειρεν αὐτὸν λέγων· ἀνάστηθι· καὶ ἐγὼ αὐτὸς ἄνθρωπός εἰμι.</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text:span> <text:span text:style-name="T2">29</text:span> <text:span text:style-name="T1">διὸ καὶ ἀναντιρρήτως ἦλθον μεταπεμφθείς. πυνθάνομαι οὖν τίνι λόγῳ μετεπέμψασθέ με;</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text:span> <text:span text:style-name="T2">36</text:span> <text:span text:style-name="T1">τὸν λόγον [ὃν] 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text:span> <text:span text:style-name="T2">39</text:span> <text:span text:style-name="T1">καὶ ἡμεῖς μάρτυρες πάντων ὧν ἐποίησεν ἔν τε τῇ χώρᾳ τῶν Ἰουδαίων καὶ [ἐν] Ἰερουσαλήμ. ὃν καὶ ἀνεῖλαν κρεμάσαντες ἐπὶ ξύλου,</text:span> <text:span text:style-name="T2">40</text:span> <text:span text:style-name="T1">τοῦτον ὁ θεὸς ἤγειρεν [ἐ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text:span> <text:span text:style-name="T2">46</text:span> <text:span text:style-name="T1">ἤκουον γὰρ αὐτῶν λαλούντων γλώσσαις καὶ μεγαλυνόντων τὸν θεόν. τότε ἀπεκρίθη Πέτρος·</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text:span> </text:p>
      <text:p text:style-name="P4">ΠΡΑΞΕΙΣ ΑΠΟΣΤΟΛΩΝ  11</text:p>
      <text:p text:style-name="Text_20_body"><text:soft-page-break/><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 εἰσῆλθες } εἰσῆλθεν { --- } πρὸς ἄνδρας ἀκροβυστίαν ἔχοντας καὶ { συνέφαγες } συνέφαγεν { --- } αὐτοῖς.</text:span> <text:span text:style-name="T2">4</text:span> <text:span text:style-name="T1">Ἀρξάμενος δὲ Πέτρος ἐξετίθετο αὐτοῖς καθεξῆς λέγων·</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text:span> <text:span text:style-name="T2">7</text:span> <text:span text:style-name="T1">ἤκουσα δὲ καὶ φωνῆς λεγούσης μοι· ἀναστάς, Πέτρε, θῦσον καὶ φάγε.</text:span> <text:span text:style-name="T2">8</text:span> <text:span text:style-name="T1">εἶπον δέ· μηδαμῶς, κύριε, ὅτι κοινὸν ἢ ἀκάθαρτον οὐδέποτε εἰσῆλθεν εἰς τὸ στόμα μου.</text:span> <text:span text:style-name="T2">9</text:span> <text:span text:style-name="T1">ἀπεκρίθη δὲ φωνὴ ἐκ δευτέρου ἐκ τοῦ οὐρανοῦ· ἃ ὁ θεὸς ἐκαθάρισεν, σὺ μὴ κοίνου.</text:span> <text:span text:style-name="T2">10</text:span> <text:span text:style-name="T1">τοῦτο δὲ ἐγένετο ἐπὶ τρίς, καὶ ἀνεσπάσθη πάλιν ἅπαντα εἰς τὸν οὐρανόν.</text:span> <text:span text:style-name="T2">11</text:span> <text:span text:style-name="T1">Καὶ ἰδοὺ ἐξαυτῆς τρεῖς ἄνδρες ἐπέστησαν ἐπὶ τὴν οἰκίαν ἐν ᾗ ἦμεν, ἀπεσταλμένοι ἀπὸ Καισαρείας πρός με.</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text:span> <text:span text:style-name="T2">15</text:span> <text:span text:style-name="T1">ἐν δὲ τῷ ἄρξασθαί με λαλεῖν ἐπέπεσεν τὸ πνεῦμα τὸ ἅγιον ἐπ᾽ αὐτοὺς ὥσπερ καὶ ἐφ᾽ ἡμᾶς ἐν ἀρχῇ.</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text:span> <text:span text:style-name="T2">19</text:span> <text:span text:style-name="T1">Οἱ μὲν οὖν διασπαρέντες ἀπὸ τῆς θλίψεως τῆς γενομένης ἐπὶ Στεφάνῳ διῆλθον ἕως Φοινίκης καὶ Κύπρου καὶ Ἀντιοχείας μηδενὶ λαλοῦντες τὸν λόγον εἰ μὴ μόνον Ἰουδαίοις.</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text:span> <text:span text:style-name="T2">21</text:span> <text:span text:style-name="T1">καὶ ἦν χεὶρ κυρίου μετ᾽ αὐτῶν, πολύς τε ἀριθμὸς ὁ πιστεύσας ἐπέστρεψεν ἐπὶ τὸν κύριον.</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διελθεῖν] ἕως Ἀντιοχείας.</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text:span> <text:span text:style-name="T2">27</text:span> <text:span text:style-name="T1">Ἐν ταύταις δὲ ταῖς ἡμέραις κατῆλθον ἀπὸ Ἱεροσολύμων προφῆται εἰς Ἀντιόχειαν.</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text:span> <text:span text:style-name="T2">30</text:span> <text:span text:style-name="T1">ὃ καὶ ἐποίησαν ἀποστείλαντες πρὸς τοὺς πρεσβυτέρους διὰ χειρὸς Βαρναβᾶ καὶ Σαύλου.</text:span> </text:p>
      <text:p text:style-name="P4">ΠΡΑΞΕΙΣ ΑΠΟΣΤΟΛΩΝ  12</text:p>
      <text:p text:style-name="Text_20_body"><text:span text:style-name="T2">1</text:span> <text:span text:style-name="T1">Κατ᾽ ἐκεῖνον δὲ τὸν καιρὸν ἐπέβαλεν Ἡρῴδης ὁ βασιλεὺς τὰς χεῖρας κακῶσαί τινας τῶν ἀπὸ τῆς ἐκκλησίας.</text:span> <text:span text:style-name="T2">2</text:span> <text:span text:style-name="T1">ἀνεῖλεν δὲ Ἰάκωβον τὸν ἀδελφὸν Ἰωάννου μαχαίρῃ.</text:span> <text:span text:style-name="T2">3</text:span> <text:span text:style-name="T1">Ἰδὼν δὲ ὅτι ἀρεστόν ἐστιν τοῖς Ἰουδαίοις, προσέθετο συλλαβεῖν καὶ Πέτρον, – ἦσαν δὲ [αἱ]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text:span> <text:span text:style-name="T2">15</text:span> <text:span text:style-name="T1">οἱ δὲ πρὸς αὐτὴν εἶπαν· μαίνῃ. ἡ δὲ διϊσχυρίζετο οὕτως ἔχειν. οἱ δὲ ἔλεγον· ὁ ἄγγελός ἐστιν αὐτοῦ.</text:span> <text:span text:style-name="T2">16</text:span> <text:span text:style-name="T1">ὁ δὲ Πέτρος ἐπέμενεν κρούων· ἀνοίξαντες δὲ εἶδαν αὐτὸν καὶ ἐξέστησαν.</text:span> <text:span text:style-name="T2">17</text:span> <text:span text:style-name="T1">κατασείσας δὲ αὐτοῖς τῇ χειρὶ σιγᾶν διηγήσατο [αὐτοῖς] πῶς ὁ κύριος αὐτὸν ἐξήγαγεν ἐκ τῆς φυλακῆς εἶπέν τε· ἀπαγγείλατε Ἰακώβῳ καὶ τοῖς ἀδελφοῖς ταῦτα. καὶ ἐξελθὼν ἐπορεύθη εἰς ἕτερον τόπον.</text:span> <text:span text:style-name="T2">18</text:span> <text:span text:style-name="T1">Γενομένης δὲ ἡμέρας ἦν τάραχος οὐκ ὀλίγος ἐν τοῖς στρατιώταις τί ἄρα ὁ Πέτρος ἐγένετο.</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text:span> <text:span text:style-name="T2">24</text:span> <text:span text:style-name="T1">Ὁ δὲ λόγος τοῦ θεοῦ ηὔξανεν καὶ ἐπληθύνετο.</text:span> <text:span text:style-name="T2">25</text:span> <text:span text:style-name="T1">Βαρναβᾶς δὲ καὶ Σαῦλος ὑπέστρεψαν εἰς Ἰερουσαλὴμ πληρώσαντες τὴν διακονίαν, συμπαραλαβόντες Ἰωάννην τὸν ἐπικληθέντα Μᾶρκον.</text:span> </text:p>
      <text:p text:style-name="P4">ΠΡΑΞΕΙΣ ΑΠΟΣΤΟΛΩΝ  13</text:p>
      <text:p text:style-name="Text_20_body"><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αάρχου σύντροφος καὶ Σαῦλος.</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text:span> <text:span text:style-name="T2">3</text:span> <text:span text:style-name="T1">τότε νηστεύσαντες καὶ προσευξάμενοι καὶ ἐπιθέντες τὰς χεῖρας αὐτοῖς ἀπέλυσαν.</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text:span> <text:span text:style-name="T2">6</text:span> <text:span text:style-name="T1">Διελθόντες δὲ ὅλην τὴν νῆσον ἄχρι Πάφου εὗρον ἄνδρα τινὰ μάγον ψευδοπροφήτην Ἰουδαῖον ᾧ ὄνομα { Βαριησοῦ } Βαριησοῦς { --- }</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text:span> <text:span text:style-name="T2">11</text:span> <text:span text:style-name="T1">καὶ νῦν ἰδοὺ χεὶρ κυρίου ἐπὶ σὲ καὶ ἔσῃ τυφλὸς μὴ βλέπων τὸν ἥλιον ἄχρι καιροῦ. { παραχρῆμά } παραχρῆμα { --- } τε ἔπεσεν ἐπ᾽ αὐτὸν ἀχλὺς καὶ σκότος καὶ περιάγων ἐζήτει χειραγωγούς.</text:span> <text:span text:style-name="T2">12</text:span> <text:span text:style-name="T1">τότε ἰδὼν ὁ ἀνθύπατος τὸ γεγονὸς ἐπίστευσεν ἐκπλησσόμενος ἐπὶ τῇ διδαχῇ τοῦ κυρίου.</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text:span> <text:span text:style-name="T2">14</text:span> <text:span text:style-name="T1">Αὐτοὶ δὲ διελθόντες ἀπὸ τῆς Πέργης παρεγένοντο εἰς Ἀντιόχειαν τὴν Πισιδίαν, καὶ [εἰσ]ελθόντες εἰς τὴν συναγωγὴν τῇ ἡμέρᾳ τῶν σαββάτων ἐκάθισαν.</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text:span> <text:span text:style-name="T2">16</text:span> <text:span text:style-name="T1">Ἀναστὰς δὲ Παῦλος καὶ κατασείσας τῇ χειρὶ εἶπεν· ἄνδρες Ἰσραηλῖται καὶ οἱ φοβούμενοι τὸν θεόν, ἀκούσατε.</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καὶ μετὰ ταῦτα ἔδωκεν κριτὰς ἕως Σαμουὴλ [τοῦ] προφήτου.</text:span> <text:span text:style-name="T2">21</text:span> <text:span text:style-name="T1">κἀκεῖθεν ᾐτήσαντο βασιλέα καὶ ἔδωκεν αὐτοῖς ὁ θεὸς τὸν Σαοὺλ υἱὸν Κίς, ἄνδρα ἐκ φυλῆς Βενιαμ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ιλᾶτον ἀναιρεθῆναι αὐτόν.</text:span> <text:span text:style-name="T2">29</text:span> <text:span text:style-name="T1">ὡς δὲ ἐτέλεσαν πάντα τὰ περὶ αὐτοῦ γεγραμμένα, καθελόντες ἀπὸ τοῦ ξύλου ἔθηκαν εἰς μνημεῖον.</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 [αὐτῶν] } { ἡμῖν } ἡμῶν { --- } ἀναστήσας Ἰησοῦν ὡς καὶ ἐν τῷ ψαλμῷ γέγραπται τῷ δευτέρῳ· υἱός μου εἶ σύ, ἐγὼ σήμερον γεγέννηκά σε.</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text:span> <text:span text:style-name="T2">35</text:span> <text:span text:style-name="T1">διότι καὶ ἐν ἑτέρῳ λέγει· οὐ δώσεις τὸν ὅσιόν σου ἰδεῖν διαφθοράν.</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text:span> <text:span text:style-name="T2">37</text:span> <text:span text:style-name="T1">ὃν δὲ ὁ θεὸς ἤγειρεν, οὐκ εἶδεν διαφθοράν.</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text:span> <text:span text:style-name="T2">40</text:span> <text:span text:style-name="T1">βλέπετε οὖν μὴ ἐπέλθῃ τὸ εἰρημένον ἐν τοῖς προφήταις·</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text:span> <text:span text:style-name="T2">42</text:span> <text:span text:style-name="T1">Ἐξιόντων δὲ αὐτῶν παρεκάλουν εἰς τὸ μεταξὺ σάββατον λαληθῆναι αὐτοῖς τὰ ῥήματα ταῦτα.</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text:span> <text:span text:style-name="T2">44</text:span> <text:span text:style-name="T1">Τῷ δὲ ἐρχομένῳ σαββάτῳ σχεδὸν πᾶσα ἡ πόλις συνήχθη ἀκοῦσαι τὸν λόγον τοῦ κυρίου.</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text:span> <text:span text:style-name="T2">49</text:span> <text:span text:style-name="T1">διεφέρετο δὲ ὁ λόγος τοῦ κυρίου δι᾽ ὅλης τῆς χώρας.</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καὶ πνεύματος ἁγίου.</text:span> </text:p>
      <text:p text:style-name="P4">ΠΡΑΞΕΙΣ ΑΠΟΣΤΟΛΩΝ  14</text:p>
      <text:p text:style-name="Text_20_body"><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text:span> <text:span text:style-name="T2">2</text:span> <text:span text:style-name="T1">οἱ δὲ ἀπειθήσαντες Ἰουδαῖοι ἐπήγειραν καὶ ἐκάκωσαν τὰς ψυχὰς τῶν ἐθνῶν κατὰ τῶν ἀδελφῶν.</text:span> <text:span text:style-name="T2">3</text:span> <text:span text:style-name="T1">ἱκανὸν μὲν οὖν χρόνον διέτριψαν παρρησιαζόμενοι ἐπὶ τῷ κυρίῳ τῷ μαρτυροῦντι [ἐπὶ] τῷ λόγῳ τῆς χάριτος αὐτοῦ, διδόντι σημεῖα καὶ τέρατα γίνεσθαι διὰ τῶν χειρῶν αὐτῶν.</text:span> <text:span text:style-name="T2">4</text:span> <text:span text:style-name="T1">ἐσχίσθη δὲ τὸ πλῆθος τῆς πόλεως, καὶ οἱ μὲν ἦσαν σὺν τοῖς Ἰουδαίοις, οἱ δὲ σὺν τοῖς ἀποστόλοις.</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text:span> <text:span text:style-name="T2">14</text:span> <text:span text:style-name="T1">Ἀκούσαντες δὲ οἱ ἀπόστολοι Βαρναβᾶς καὶ Παῦλος διαρρήξαντες τὰ ἱμάτια { αὐτῶν } ἑαυτῶν { --- }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text:span> <text:span text:style-name="T2">16</text:span> <text:span text:style-name="T1">ὃς ἐν ταῖς παρῳχημέναις γενεαῖς εἴασεν πάντα τὰ ἔθνη πορεύεσθαι ταῖς ὁδοῖς αὐτῶν·</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text:span> <text:span text:style-name="T2">18</text:span> <text:span text:style-name="T1">καὶ ταῦτα λέγοντες μόλις κατέπαυσαν τοὺς ὄχλους τοῦ μὴ θύειν αὐτοῖς.</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ειαν</text:span> <text:span text:style-name="T2">26</text:span> <text:span text:style-name="T1">κἀκεῖθεν ἀπέπλευσαν εἰς Ἀντιόχειαν, ὅθεν ἦσαν παραδεδομένοι τῇ χάριτι τοῦ θεοῦ εἰς τὸ ἔργον ὃ ἐπλήρωσαν.</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text:span> <text:span text:style-name="T2">28</text:span> <text:span text:style-name="T1">διέτριβον δὲ χρόνον οὐκ ὀλίγον σὺν τοῖς μαθηταῖς.</text:span> </text:p>
      <text:p text:style-name="P4">ΠΡΑΞΕΙΣ ΑΠΟΣΤΟΛΩΝ  15</text:p>
      <text:p text:style-name="Text_20_body"><text:span text:style-name="T2">1</text:span> <text:span text:style-name="T1">Καί τινες κατελθόντες ἀπὸ τῆς Ἰουδαίας ἐδίδασκον τοὺς ἀδελφοὺς ὅτι, ἐὰν μὴ περιτμηθῆτε τῷ ἔθει τῷ Μωϋσέως, οὐ δύνασθε σωθῆναι.</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text:span> <text:span text:style-name="T2">4</text:span> <text:span text:style-name="T1">παραγενόμενοι δὲ εἰς { Ἰερουσαλὴμ } Ἱεροσόλυμα { --- } παρεδέχθησαν ἀπὸ τῆς ἐκκλησίας καὶ τῶν ἀποστόλων καὶ τῶν πρεσβυτέρων, ἀνήγγειλάν τε ὅσα ὁ θεὸς ἐποίησεν μετ᾽ αὐτῶν.</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text:span> <text:span text:style-name="T2">6</text:span> <text:span text:style-name="T1">Συνήχθησάν { τε } δὲ { --- } οἱ ἀπόστολοι καὶ οἱ πρεσβύτεροι ἰδεῖν περὶ τοῦ λόγου τούτου.</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 οὐθὲν } οὐδὲν { --- } διέκρινεν μεταξὺ ἡμῶν τε καὶ αὐτῶν τῇ πίστει καθαρίσας τὰς καρδίας αὐτῶν.</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text:span> <text:span text:style-name="T2">11</text:span> <text:span text:style-name="T1">ἀλλὰ διὰ τῆς χάριτος τοῦ κυρίου Ἰησοῦ πιστεύομεν σωθῆναι καθ᾽ ὃν τρόπον κἀκεῖνοι.</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text:span> <text:span text:style-name="T2">13</text:span> <text:span text:style-name="T1">Μετὰ δὲ τὸ σιγῆσαι αὐτοὺς ἀπεκρίθη Ἰάκωβος λέγων· ἄνδρες ἀδελφοί, ἀκούσατέ μου.</text:span> <text:span text:style-name="T2">14</text:span> <text:span text:style-name="T1">Συμεὼν ἐξηγήσατο καθὼς πρῶτον ὁ θεὸς ἐπεσκέψατο λαβεῖν ἐξ ἐθνῶν λαὸν τῷ ὀνόματι αὐτοῦ.</text:span> <text:span text:style-name="T2">15</text:span> <text:span text:style-name="T1">καὶ τούτῳ συμφωνοῦσιν οἱ λόγοι τῶν προφητῶν καθὼς γέγραπται·</text:span> <text:span text:style-name="T2">16</text:span> <text:span text:style-name="T1">μετὰ ταῦτα ἀναστρέψω καὶ ἀνοικοδομήσω τὴν σκηνὴν Δαυὶδ τὴν πεπτωκυῖαν καὶ τὰ { κατεσκαμμένα } κατεστραμμένα { --- }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 ἐπιστεῖλαι αὐτοῖς τοῦ ἀπέχεσθαι τῶν ἀλισγημάτων τῶν εἰδώλων καὶ τῆς πορνείας καὶ τοῦ πνικτοῦ καὶ τοῦ αἵματος.</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text:span> <text:span text:style-name="T2">27</text:span> <text:span text:style-name="T1">ἀπεστάλκαμεν οὖν Ἰούδαν καὶ Σιλᾶν καὶ αὐτοὺς διὰ λόγου ἀπαγγέλλοντας τὰ αὐτά.</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text:span> <text:span text:style-name="T2">30</text:span> <text:span text:style-name="T1">Οἱ μὲν οὖν ἀπολυθέντες κατῆλθον εἰς Ἀντιόχειαν, καὶ συναγαγόντες τὸ πλῆθος ἐπέδωκαν τὴν ἐπιστολήν.</text:span> <text:span text:style-name="T2">31</text:span> <text:span text:style-name="T1">ἀναγνόντες δὲ ἐχάρησαν ἐπὶ τῇ παρακλήσει.</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text:span> <text:span text:style-name="T2">37</text:span> <text:span text:style-name="T1">Βαρναβᾶς δὲ ἐβούλετο συμπαραλαβεῖν καὶ τὸν Ἰωάννην τὸν καλούμενον Μᾶρκον·</text:span> <text:span text:style-name="T2">38</text:span> <text:span text:style-name="T1">Παῦλος δὲ ἠξίου, τὸν ἀποστάντα ἀπ᾽ αὐτῶν ἀπὸ Παμφυλίας καὶ μὴ συνελθόντα αὐτοῖς εἰς τὸ ἔργον μὴ συμπαραλαμβάνειν τοῦτον.</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text:span> <text:span text:style-name="T2">41</text:span> <text:span text:style-name="T1">διήρχετο δὲ τὴν Συρίαν καὶ [τὴν] Κιλικίαν ἐπιστηρίζων τὰς ἐκκλησίας.</text:span> </text:p>
      <text:p text:style-name="P4">ΠΡΑΞΕΙΣ ΑΠΟΣΤΟΛΩΝ  16</text:p>
      <text:p text:style-name="Text_20_body"><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text:span> <text:span text:style-name="T2">5</text:span> <text:span text:style-name="T1">Αἱ μὲν οὖν ἐκκλησίαι ἐστερεοῦντο τῇ πίστει καὶ ἐπερίσσευον τῷ ἀριθμῷ καθ᾽ ἡμέραν.</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text:span> <text:span text:style-name="T2">7</text:span> <text:span text:style-name="T1">ἐλθόντες δὲ κατὰ τὴν Μυσίαν ἐπείραζον εἰς τὴν Βιθυνίαν πορευθῆναι, καὶ οὐκ εἴασεν αὐτοὺς τὸ πνεῦμα Ἰησοῦ·</text:span> <text:span text:style-name="T2">8</text:span> <text:span text:style-name="T1">παρελθόντες δὲ τὴν Μυσίαν κατέβησαν εἰς Τρῳάδα.</text:span> <text:span text:style-name="T2">9</text:span> <text:span text:style-name="T1">Καὶ ὅραμα διὰ [τῆς] νυκτὸς τῷ Παύλῳ ὤφθη, ἀνὴρ Μακεδών τις ἦν ἑστὼς καὶ παρακαλῶν αὐτὸν καὶ λέγων· διαβὰς εἰς Μακεδονίαν βοήθησον ἡμῖν.</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 πρώτη[ς] } { μερίδος } πρώτη { --- } τῆς μερίδος { --- } Μακεδονίας πόλις, κολωνία. Ἦμεν δὲ ἐν ταύτῃ τῇ πόλει διατρίβοντες ἡμέρας τινάς.</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text:span> <text:span text:style-name="T2">19</text:span> <text:span text:style-name="T1">Ἰδόντες δὲ οἱ κύριοι αὐτῆς ὅτι ἐξῆλθεν ἡ ἐλπὶς τῆς ἐργασίας αὐτῶν, ἐπιλαβόμενοι τὸν Παῦλον καὶ 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text:span> <text:span text:style-name="T2">25</text:span> <text:span text:style-name="T1">Κατὰ δὲ τὸ μεσονύκτιον Παῦλος καὶ Σιλᾶς προσευχόμενοι ὕμνουν τὸν θεόν, ἐπηκροῶντο δὲ αὐτῶν οἱ δέσμιοι.</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text:span> <text:span text:style-name="T2">28</text:span> <text:span text:style-name="T1">ἐφώνησεν δὲ { μεγάλῃ } φωνῇ μεγάλῃ { --- } [ὁ] Παῦλος λέγων· μηδὲν πράξῃς σεαυτῷ κακόν, ἅπαντες γάρ ἐσμεν ἐνθάδε.</text:span> <text:span text:style-name="T2">29</text:span> <text:span text:style-name="T1">αἰτήσας δὲ φῶτα εἰσεπήδησεν καὶ ἔντρομος γενόμενος προσέπεσεν τῷ Παύλῳ καὶ [τῷ] Σιλᾷ</text:span> <text:span text:style-name="T2">30</text:span> <text:span text:style-name="T1">καὶ προαγαγὼν αὐτοὺς ἔξω ἔφη· κύριοι, τί με δεῖ ποιεῖν ἵνα σωθῶ;</text:span> <text:span text:style-name="T2">31</text:span> <text:span text:style-name="T1">οἱ δὲ εἶπαν· πίστευσον ἐπὶ τὸν κύριον Ἰησοῦν καὶ σωθήσῃ σὺ καὶ ὁ οἶκός σου.</text:span> <text:span text:style-name="T2">32</text:span> <text:span text:style-name="T1">καὶ ἐλάλησαν αὐτῷ τὸν λόγον τοῦ κυρίου σὺν πᾶσιν τοῖς ἐν τῇ οἰκίᾳ αὐτοῦ.</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text:span> <text:span text:style-name="T2">35</text:span> <text:span text:style-name="T1">Ἡμέρας δὲ γενομένης ἀπέστειλαν οἱ στρατηγοὶ τοὺς ῥαβδούχους λέγοντες· ἀπόλυσον τοὺς ἀνθρώπους ἐκείνους.</text:span> <text:span text:style-name="T2">36</text:span> <text:span text:style-name="T1">ἀπήγγειλεν δὲ ὁ δεσμοφύλαξ τοὺς λόγους [τούτους] πρὸς τὸν Παῦλον ὅτι ἀπέσταλκαν οἱ στρατηγοὶ ἵνα ἀπολυθῆτε· νῦν οὖν ἐξελθόντες πορεύεσθε ἐν εἰρήνῃ.</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 ἐλθόντες αὐτοὶ ἡμᾶς ἐξαγαγέτωσαν.</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text:span> </text:p>
      <text:p text:style-name="P4">ΠΡΑΞΕΙΣ ΑΠΟΣΤΟΛΩΝ  17</text:p>
      <text:p text:style-name="Text_20_body"><text:span text:style-name="T2">1</text:span> <text:span text:style-name="T1">Διοδεύσαντες δὲ τὴν Ἀμφίπολιν καὶ τὴν Ἀπολλωνίαν ἦλθον εἰς Θεσσαλονίκην ὅπου ἦν συναγωγὴ τῶν Ἰουδαίων.</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αὐτούς.</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text:span> <text:span text:style-name="T2">12</text:span> <text:span text:style-name="T1">πολλοὶ μὲν οὖν ἐξ αὐτῶν ἐπίστευσαν καὶ τῶν Ἑλληνίδων γυναικῶν τῶν εὐσχημόνων καὶ ἀνδρῶν οὐκ ὀλίγοι.</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text:span> <text:span text:style-name="T2">18</text:span> <text:span text:style-name="T1">τινὲς δὲ καὶ τῶν Ἐπικουρε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text:span> <text:span text:style-name="T2">20</text:span> <text:span text:style-name="T1">ξενίζοντα γάρ τινα εἰσφέρεις εἰς τὰς ἀκοὰς ἡμῶν· βουλόμεθα οὖν γνῶναι τίνα θέλει ταῦτα εἶναι.</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text:span> <text:span text:style-name="T2">22</text:span> <text:span text:style-name="T1">Σταθεὶς δὲ [ὁ] Παῦλος ἐν μέσῳ τοῦ Ἀρείου πάγου ἔφη· ἄνδρες Ἀθηναῖοι, κατὰ πάντα ὡς δεισιδαιμονεστέρους ὑμᾶς θεωρῶ.</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text:span> <text:span text:style-name="T2">32</text:span> <text:span text:style-name="T1">Ἀκούσαντες δὲ ἀνάστασιν νεκρῶν οἱ μὲν ἐχλεύαζον, οἱ δὲ εἶπαν· ἀκουσόμεθά σου περὶ τούτου καὶ πάλιν.</text:span> <text:span text:style-name="T2">33</text:span> <text:span text:style-name="T1">οὕτως ὁ Παῦλος ἐξῆλθεν ἐκ μέσου αὐτῶν.</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text:span> </text:p>
      <text:p text:style-name="P4">ΠΡΑΞΕΙΣ ΑΠΟΣΤΟΛΩΝ  18</text:p>
      <text:p text:style-name="Text_20_body"><text:span text:style-name="T2">1</text:span> <text:span text:style-name="T1">Μετὰ ταῦτα χωρισθεὶς ἐκ τῶν Ἀθηνῶν ἦλθεν εἰς Κόρινθον.</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Ῥώμης, προσῆλθεν αὐτοῖς</text:span> <text:span text:style-name="T2">3</text:span> <text:span text:style-name="T1">καὶ διὰ τὸ ὁμότεχνον εἶναι ἔμενεν παρ᾽ αὐτοῖς, καὶ { ἠργάζετο· } ἠργάζοντο· { --- } ἦσαν γὰρ σκηνοποιοὶ τῇ τέχνῃ.</text:span> <text:span text:style-name="T2">4</text:span> <text:span text:style-name="T1">Διελέγετο δὲ ἐν τῇ συναγωγῇ κατὰ πᾶν σάββατον ἔπειθέν τε Ἰουδαίους καὶ Ἕλληνας.</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text:span> <text:span text:style-name="T2">11</text:span> <text:span text:style-name="T1">Ἐκάθισεν δὲ ἐνιαυτὸν καὶ μῆνας ἓξ διδάσκων ἐν αὐτοῖς τὸν λόγον τοῦ θεοῦ.</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text:span> <text:span text:style-name="T2">16</text:span> <text:span text:style-name="T1">καὶ ἀπήλασεν αὐτοὺς ἀπὸ τοῦ βήματος.</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γχρεαῖς τὴν κεφαλήν, εἶχεν γὰρ εὐχήν.</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text:span> <text:span text:style-name="T2">20</text:span> <text:span text:style-name="T1">ἐρωτώντων δὲ αὐτῶν ἐπὶ πλείονα χρόνον μεῖναι οὐκ ἐπένευσεν,</text:span> <text:span text:style-name="T2">21</text:span> <text:span text:style-name="T1">ἀλλ᾽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text:span> <text:span text:style-name="T2">23</text:span> <text:span text:style-name="T1">Καὶ ποιήσας χρόνον τινὰ ἐξῆλθεν διερχόμενος καθεξῆς τὴν Γαλατικὴν χώραν καὶ Φρυγίαν, { ἐπιστηρίζων } στηρίζων { --- } πάντας τοὺς μαθητάς.</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text:span> <text:span text:style-name="T2">28</text:span> <text:span text:style-name="T1">εὐτόνως γὰρ τοῖς Ἰουδαίοις διακατηλέγχετο δημοσίᾳ ἐπιδεικνὺς διὰ τῶν γραφῶν εἶναι τὸν χριστὸν Ἰησοῦν.</text:span> </text:p>
      <text:p text:style-name="P4">ΠΡΑΞΕΙΣ ΑΠΟΣΤΟΛΩΝ  19</text:p>
      <text:p text:style-name="Text_20_body"><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text:span> <text:span text:style-name="T2">3</text:span> <text:span text:style-name="T1">εἶπέν τε· εἰς τί οὖν ἐβαπτίσθητε; οἱ δὲ εἶπαν· εἰς τὸ Ἰωάννου βάπτισμα.</text:span> <text:span text:style-name="T2">4</text:span> <text:span text:style-name="T1">εἶπεν δὲ Παῦλος· Ἰωάννης ἐβάπτισεν βάπτισμα μετανοίας τῷ λαῷ λέγων εἰς τὸν ἐρχόμενον μετ᾽ αὐτὸν ἵνα πιστεύσωσιν, τοῦτ᾽ ἔστιν εἰς τὸν Ἰησοῦν.</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τὰς] χεῖρας ἦλθεν τὸ πνεῦμα τὸ ἅγιον ἐπ᾽ αὐτούς, ἐλάλουν τε γλώσσαις καὶ ἐπροφήτευον.</text:span> <text:span text:style-name="T2">7</text:span> <text:span text:style-name="T1">ἦσαν δὲ οἱ πάντες ἄνδρες ὡσεὶ δώδεκα.</text:span> <text:span text:style-name="T2">8</text:span> <text:span text:style-name="T1">Εἰσελθὼν δὲ εἰς τὴν συναγωγὴν ἐπαρρησιάζετο ἐπὶ μῆνας τρεῖς διαλεγόμενος καὶ πείθων [τὰ] περὶ τῆς βασιλείας τοῦ θεοῦ.</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text:span> <text:span text:style-name="T2">14</text:span> <text:span text:style-name="T1">ἦσαν δέ τινος Σκευᾶ Ἰουδαίου ἀρχιερέως ἑπτὰ υἱοὶ τοῦτο ποιοῦντες.</text:span> <text:span text:style-name="T2">15</text:span> <text:span text:style-name="T1">ἀποκριθὲν δὲ τὸ πνεῦμα τὸ πονηρὸν εἶπεν αὐτοῖς· τὸν [μὲν] Ἰησοῦν γινώσκω καὶ τὸν Παῦλον ἐπίσταμαι, ὑμεῖς δὲ τίνες ἐστέ;</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text:span> <text:span text:style-name="T2">18</text:span> <text:span text:style-name="T1">Πολλοί τε τῶν πεπιστευκότων ἤρχοντο ἐξομολογούμενοι καὶ ἀναγγέλλοντες τὰς πράξεις αὐτῶν.</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text:span> <text:span text:style-name="T2">20</text:span> <text:span text:style-name="T1">Οὕτως κατὰ κράτος τοῦ κυρίου ὁ λόγος ηὔξανεν καὶ ἴσχυεν.</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text:span> <text:span text:style-name="T2">23</text:span> <text:span text:style-name="T1">Ἐγένετο δὲ κατὰ τὸν καιρὸν ἐκεῖνον τάραχος οὐκ ὀλίγος περὶ τῆς ὁδοῦ.</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text:span> <text:span text:style-name="T2">28</text:span> <text:span text:style-name="T1">Ἀκούσαντες δὲ καὶ γενόμενοι πλήρεις θυμοῦ ἔκραζον λέγοντες· μεγάλη ἡ Ἄρτεμις Ἐφεσίων.</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text:span> <text:span text:style-name="T2">30</text:span> <text:span text:style-name="T1">Παύλου δὲ βουλομένου εἰσελθεῖν εἰς τὸν δῆμον οὐκ εἴων αὐτὸν οἱ μαθηταί·</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text:span> <text:span text:style-name="T2">32</text:span> <text:span text:style-name="T1">ἄλλοι μὲν οὖν ἄλλο τι ἔκραζον· ἦν γὰρ ἡ ἐκκλησία συγκεχυμένη καὶ οἱ πλείους οὐκ ᾔδεισαν τίνος ἕνεκα συνεληλύθεισαν.</text:span> <text:span text:style-name="T2">33</text:span> <text:span text:style-name="T1">ἐκ δὲ τοῦ ὄχλου συνεβίβασαν Ἀλέξανδρον, προβαλόντων αὐτὸν τῶν Ἰουδαίων· ὁ δὲ Ἀλέξανδρος κατασείσας τὴν χεῖρα ἤθελεν ἀπολογεῖσθαι τῷ δήμῳ.</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text:span> <text:span text:style-name="T2">36</text:span> <text:span text:style-name="T1">ἀναντιρρήτων οὖν ὄντων τούτων δέον ἐστὶν ὑμᾶς κατεσταλμένους ὑπάρχειν καὶ μηδὲν προπετὲς πράσσειν.</text:span> <text:span text:style-name="T2">37</text:span> <text:span text:style-name="T1">ἠγάγετε γὰρ τοὺς ἄνδρας τούτους οὔτε ἱεροσύλους οὔτε βλασφημοῦντας τὴν θεὸν ἡμῶν.</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text:span> <text:span text:style-name="T2">39</text:span> <text:span text:style-name="T1">εἰ δέ τι { περαιτέρω } περὶ { --- } ἑτέρων { --- } ἐπιζητεῖτε, ἐν τῇ ἐννόμῳ ἐκκλησίᾳ ἐπιλυθήσεται.</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text:span> </text:p>
      <text:p text:style-name="P4">ΠΡΑΞΕΙΣ ΑΠΟΣΤΟΛΩΝ  20</text:p>
      <text:p text:style-name="Text_20_body"><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text:span> <text:span text:style-name="T2">5</text:span> <text:span text:style-name="T1">οὗτοι δὲ { προελθόντες } προσελθόντες { --- }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 ὅπου } οὗ { --- } διετρίψαμεν ἡμέρας ἑπτά.</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text:span> <text:span text:style-name="T2">8</text:span> <text:span text:style-name="T1">ἦσαν δὲ λαμπάδες ἱκαναὶ ἐν τῷ ὑπερῴῳ οὗ ἦμεν συνηγμένοι.</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text:span> <text:span text:style-name="T2">10</text:span> <text:span text:style-name="T1">καταβὰς δὲ ὁ Παῦλος ἐπέπεσεν αὐτῷ καὶ συμπεριλαβὼν εἶπεν· μὴ θορυβεῖσθε, ἡ γὰρ ψυχὴ αὐτοῦ ἐν αὐτῷ ἐστιν.</text:span> <text:span text:style-name="T2">11</text:span> <text:span text:style-name="T1">ἀναβὰς δὲ καὶ κλάσας τὸν ἄρτον καὶ γευσάμενος ἐφ᾽ ἱκανόν τε ὁμιλήσας ἄχρι αὐγῆς, οὕτως ἐξῆλθεν.</text:span> <text:span text:style-name="T2">12</text:span> <text:span text:style-name="T1">ἤγαγον δὲ τὸν παῖδα ζῶντα καὶ παρεκλήθησαν οὐ μετρίως.</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text:span> <text:span text:style-name="T2">17</text:span> <text:span text:style-name="T1">Ἀπὸ δὲ τῆς Μιλήτου πέμψας εἰς Ἔφεσον μετεκαλέσατο τοὺς πρεσβυτέρους τῆς ἐκκλησίας.</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τὸν κύριον ἡμῶν Ἰησοῦν.</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text:span> <text:span text:style-name="T2">26</text:span> <text:span text:style-name="T1">διότι μαρτύρομαι ὑμῖν ἐν τῇ σήμερον ἡμέρᾳ ὅτι καθαρός εἰμι ἀπὸ τοῦ αἵματος πάντων·</text:span> <text:span text:style-name="T2">27</text:span> <text:span text:style-name="T1">οὐ γὰρ ὑπεστειλάμην τοῦ μὴ ἀναγγεῖλαι πᾶσαν τὴν βουλὴν τοῦ θεοῦ ὑμῖν.</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 αὐτῶν. } ἑαυτῶν. { ---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text:span> <text:span text:style-name="T2">33</text:span> <text:span text:style-name="T1">ἀργυρίου ἢ χρυσίου ἢ ἱματισμοῦ οὐδενὸς ἐπεθύμησα·</text:span> <text:span text:style-name="T2">34</text:span> <text:span text:style-name="T1">αὐτοὶ γινώσκετε ὅτι ταῖς χρείαις μου καὶ τοῖς οὖσιν μετ᾽ ἐμοῦ ὑπηρέτησαν αἱ χεῖρες αὗται.</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text:span> <text:span text:style-name="T2">36</text:span> <text:span text:style-name="T1">Καὶ ταῦτα εἰπὼν θεὶς τὰ γόνατα αὐτοῦ σὺν πᾶσιν αὐτοῖς προσηύξατο.</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text:span> </text:p>
      <text:p text:style-name="P4">ΠΡΑΞΕΙΣ ΑΠΟΣΤΟΛΩΝ  21</text:p>
      <text:p text:style-name="Text_20_body"><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text:span> <text:span text:style-name="T2">9</text:span> <text:span text:style-name="T1">τούτῳ δὲ ἦσαν θυγατέρες τέσσαρες παρθένοι προφητεύουσαι.</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text:span> <text:span text:style-name="T2">12</text:span> <text:span text:style-name="T1">ὡς δὲ ἠκούσαμεν ταῦτα, παρεκαλοῦμεν ἡμεῖς τε καὶ οἱ ἐντόπιοι τοῦ μὴ ἀναβαίνειν αὐτὸν εἰς Ἰερουσαλήμ.</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text:span> <text:span text:style-name="T2">14</text:span> <text:span text:style-name="T1">μὴ πειθομένου δὲ αὐτοῦ ἡσυχάσαμεν εἰπόντες· τοῦ κυρίου τὸ θέλημα γινέσθω.</text:span> <text:span text:style-name="T2">15</text:span> <text:span text:style-name="T1">Μετὰ δὲ τὰς ἡμέρας ταύτας ἐπισκευασάμενοι ἀνεβαίνομεν εἰς Ἱεροσόλυμα·</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text:span> <text:span text:style-name="T2">17</text:span> <text:span text:style-name="T1">Γενομένων δὲ ἡμῶν εἰς Ἱεροσόλυμα ἀσμένως ἀπεδέξαντο ἡμᾶς οἱ ἀδελφοί.</text:span> <text:span text:style-name="T2">18</text:span> <text:span text:style-name="T1">Τῇ δὲ ἐπιούσῃ εἰσῄει ὁ Παῦλος σὺν ἡμῖν πρὸς Ἰάκωβον, πάντες τε παρεγένοντο οἱ πρεσβύτεροι.</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text:span> <text:span text:style-name="T2">22</text:span> <text:span text:style-name="T1">τί οὖν ἐστιν; πάντως ἀκούσονται ὅτι ἐλήλυθας.</text:span> <text:span text:style-name="T2">23</text:span> <text:span text:style-name="T1">τοῦτο οὖν ποίησον ὅ σοι λέγομεν· εἰσὶν ἡμῖν ἄνδρες τέσσαρες εὐχὴν ἔχοντες ἐφ᾽ ἑαυτῶν.</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text:span> <text:span text:style-name="T2">25</text:span> <text:span text:style-name="T1">περὶ δὲ τῶν πεπιστευκότων ἐθνῶν ἡμεῖς { ἐπεστείλαμεν } ἀπεστείλαμεν { --- } κρίναντες φυλάσσεσθαι αὐτοὺς τό τε εἰδωλόθυτον καὶ αἷμα καὶ πνικτὸν καὶ πορνείαν.</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text:span> <text:span text:style-name="T2">31</text:span> <text:span text:style-name="T1">Ζητούντων τε αὐτὸν ἀποκτεῖναι ἀνέβη φάσις τῷ χιλιάρχῳ τῆς σπείρης ὅτι ὅλη συγχύννεται Ἰερουσαλήμ.</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text:span> <text:span text:style-name="T2">40</text:span> <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text:span> </text:p>
      <text:p text:style-name="P4"><text:soft-page-break/>ΠΡΑΞΕΙΣ ΑΠΟΣΤΟΛΩΝ  22</text:p>
      <text:p text:style-name="Text_20_body"><text:span text:style-name="T2">1</text:span> <text:span text:style-name="T1">Ἄνδρες ἀδελφοὶ καὶ πατέρες, ἀκούσατέ μου τῆς πρὸς ὑμᾶς νυνὶ ἀπολογίας.</text:span> <text:span text:style-name="T2">2</text:span> <text:span text:style-name="T1">ἀκούσαντες δὲ ὅτι τῇ Ἑβραΐδι διαλέκτῳ προσεφώνει αὐτοῖς, μᾶλλον παρέσχον ἡσυχίαν. καὶ φησίν·</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text:span> <text:span text:style-name="T2">8</text:span> <text:span text:style-name="T1">ἐγὼ δὲ ἀπεκρίθην· τίς εἶ, κύριε; εἶπέν τε πρός { με· } ἐμέ· { --- } ἐγώ εἰμι Ἰησοῦς ὁ Ναζωραῖος, ὃν σὺ διώκεις.</text:span> <text:span text:style-name="T2">9</text:span> <text:span text:style-name="T1">οἱ δὲ σὺν ἐμοὶ ὄντες τὸ μὲν φῶς ἐθεάσαντο τὴν δὲ φωνὴν οὐκ ἤκουσαν τοῦ λαλοῦντός μοι.</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 με } ἐμὲ { --- } καὶ ἐπιστὰς εἶπέν μοι· Σαοὺλ ἀδελφέ, ἀνάβλεψον. κἀγὼ αὐτῇ τῇ ὥρᾳ ἀνέβλεψα εἰς αὐτόν.</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text:span> <text:span text:style-name="T2">16</text:span> <text:span text:style-name="T1">καὶ νῦν τί μέλλεις; ἀναστὰς βάπτισαι καὶ ἀπόλουσαι τὰς ἁμαρτίας σου ἐπικαλεσάμενος τὸ ὄνομα αὐτοῦ.</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text:span> <text:span text:style-name="T2">21</text:span> <text:span text:style-name="T1">καὶ εἶπεν πρός με· πορεύου, ὅτι ἐγὼ εἰς ἔθνη μακρὰν ἐξαποστελῶ σε.</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text:span> <text:span text:style-name="T2">27</text:span> <text:span text:style-name="T1">προσελθὼν δὲ ὁ χιλίαρχος εἶπεν αὐτῷ· λέγε μοι, σὺ Ῥωμαῖος εἶ; ὁ δὲ ἔφη· ναί.</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text:span> <text:span text:style-name="T2">29</text:span> <text:span text:style-name="T1">εὐθέως οὖν ἀπέστησαν ἀπ᾽ αὐτοῦ οἱ μέλλοντες αὐτὸν ἀνετάζειν, καὶ ὁ χιλίαρχος δὲ ἐφοβήθη ἐπιγνοὺς ὅτι Ῥωμαῖός ἐστιν καὶ ὅτι αὐτὸν ἦν δεδεκώς.</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text:span> </text:p>
      <text:p text:style-name="P4">ΠΡΑΞΕΙΣ ΑΠΟΣΤΟΛΩΝ  23</text:p>
      <text:p text:style-name="Text_20_body"><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text:span> <text:span text:style-name="T2">2</text:span> <text:span text:style-name="T1">ὁ δὲ ἀρχιερεὺς Ἁνανίας ἐπέταξεν τοῖς παρεστῶσιν αὐτῷ τύπτειν αὐτοῦ τὸ στόμα.</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text:span> <text:span text:style-name="T2">4</text:span> <text:span text:style-name="T1">οἱ δὲ παρεστῶτες εἶπαν· τὸν ἀρχιερέα τοῦ θεοῦ λοιδορεῖς;</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text:span> <text:span text:style-name="T2">7</text:span> <text:span text:style-name="T1">τοῦτο δὲ αὐτοῦ { εἰπόντος } λαλοῦντος { --- } ἐγένετο στάσις τῶν Φαρισαίων καὶ Σαδδουκαίων καὶ ἐσχίσθη τὸ πλῆθος.</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text:span> <text:span text:style-name="T2">11</text:span> <text:span text:style-name="T1">Τῇ δὲ ἐπιούσῃ νυκτὶ ἐπιστὰς αὐτῷ ὁ κύριος εἶπεν· θάρσει· ὡς γὰρ διεμαρτύρω τὰ περὶ ἐμοῦ εἰς Ἰερουσαλήμ, οὕτως σε δεῖ καὶ εἰς Ῥώμην μαρτυρῆσαι.</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text:span> <text:span text:style-name="T2">17</text:span> <text:span text:style-name="T1">προσκαλεσάμενος δὲ ὁ Παῦλος ἕνα τῶν ἑκατονταρχῶν ἔφη· τὸν νεανίαν τοῦτον { ἀπάγαγε } ἄπαγε { --- } πρὸς τὸν χιλίαρχον, ἔχει γὰρ ἀπαγγεῖλαί τι αὐτῷ.</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σκον ἀγαγεῖν πρὸς σὲ ἔχοντά τι λαλῆσαί σοι.</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text:span> <text:span text:style-name="T2">20</text:span> <text:span text:style-name="T1">εἶπεν δὲ ὅτι οἱ Ἰουδαῖοι συνέθεντο τοῦ ἐρωτῆσαί σε ὅπως αὔριον τὸν Παῦλον καταγάγῃς εἰς τὸ συνέδριον ὡς { μέλλον } μέλλων { --- } τι ἀκριβέστερον πυνθάνεσθαι περὶ αὐτοῦ.</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text:span> <text:span text:style-name="T2">22</text:span> <text:span text:style-name="T1">ὁ μὲν οὖν χιλίαρχος ἀπέλυσεν τὸν νεανίσκον παραγγείλας μηδενὶ ἐκλαλῆσαι ὅτι ταῦτα ἐνεφάνισας πρός { με. } ἐμέ. { --- }</text:span> <text:span text:style-name="T2">23</text:span> <text:span text:style-name="T1">Καὶ προσκαλεσάμενος τινας { --- } δύο { [τινὰς] } τῶν ἑκατονταρχῶν εἶπεν· ἑτοιμάσατε στρατιώτας διακοσίους, ὅπως πορευθῶσιν 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text:span> <text:span text:style-name="T2">26</text:span> <text:span text:style-name="T1">Κλαύδιος Λυσίας τῷ κρατίστῳ ἡγεμόνι Φήλικι χαίρειν.</text:span> <text:span text:style-name="T2">27</text:span> <text:span text:style-name="T1">Τὸν ἄνδρα τοῦτον συλλημφθέντα ὑπὸ τῶν Ἰουδαίων καὶ μέλλοντα ἀναιρεῖσθαι ὑπ᾽ αὐτῶν ἐπιστὰς σὺν τῷ στρατεύματι ἐξειλάμην μαθὼν ὅτι Ῥωμαῖός ἐστιν.</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γκαλούμενον περὶ ζητημάτων τοῦ νόμου αὐτῶν, μηδὲν δὲ ἄξιον θανάτου ἢ δεσμῶν ἔχοντα ἔγκλημα.</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τὰ] πρὸς αὐτὸν ἐπὶ σοῦ.</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text:span> </text:p>
      <text:p text:style-name="P4">ΠΡΑΞΕΙΣ ΑΠΟΣΤΟΛΩΝ  24</text:p>
      <text:p text:style-name="Text_20_body"><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text:span> <text:span text:style-name="T2">4</text:span> <text:span text:style-name="T1">ἵνα δὲ μὴ ἐπὶ πλεῖόν σε ἐγκόπτω, παρακαλῶ ἀκοῦσαί σε ἡμῶν συντόμως τῇ σῇ ἐπιεικείᾳ.</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text:span> <text:span text:style-name="T2">9</text:span> <text:span text:style-name="T1">συνεπέθεντο δὲ καὶ οἱ Ἰουδαῖοι φάσκοντες ταῦτα οὕτως ἔχειν.</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text:span> <text:span text:style-name="T2">16</text:span> <text:span text:style-name="T1">ἐν τούτῳ καὶ αὐτὸς ἀσκῶ ἀπρόσκοπον συνείδησιν ἔχειν πρὸς τὸν θεὸν καὶ τοὺς ἀνθρώπους διὰ παντός.</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text:span> <text:span text:style-name="T2">22</text:span> <text:span text:style-name="T1">Ἀνεβάλετο δὲ αὐτοὺς ὁ Φῆλιξ, ἀκριβέστερον εἰδὼς τὰ περὶ τῆς ὁδοῦ εἴπας· ὅταν Λυσίας ὁ χιλίαρχος καταβῇ, διαγνώσομαι τὰ καθ᾽ ὑμᾶς·</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text:span> </text:p>
      <text:p text:style-name="P4">ΠΡΑΞΕΙΣ ΑΠΟΣΤΟΛΩΝ  25</text:p>
      <text:p text:style-name="Text_20_body"><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text:span> <text:span text:style-name="T2">4</text:span> <text:span text:style-name="T1">ὁ μὲν οὖν Φῆστος ἀπεκρίθη τηρεῖσθαι τὸν Παῦλον εἰς Καισάρειαν, ἑαυτὸν δὲ μέλλειν ἐν τάχει ἐκπορεύεσθαι·</text:span> <text:span text:style-name="T2">5</text:span> <text:span text:style-name="T1">οἱ οὖν ἐν ὑμῖν, φησίν, δυνατοὶ συγκαταβάντες εἴ τί ἐστιν ἐν τῷ ἀνδρὶ ἄτοπον κατηγορείτωσαν αὐτοῦ.</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text:span> <text:span text:style-name="T2">12</text:span> <text:span text:style-name="T1">τότε ὁ Φῆστος συλλαλήσας μετὰ τοῦ συμβουλίου ἀπεκρίθη· Καίσαρα ἐπικέκλησαι, ἐπὶ Καίσαρα πορεύσῃ.</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γκλήματος.</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text:span> <text:span text:style-name="T2">22</text:span> <text:span text:style-name="T1">Ἀγρίππας δὲ πρὸς τὸν Φῆστον· ἐβουλόμην καὶ αὐτὸς τοῦ ἀνθρώπου ἀκοῦσαι. αὔριον, φησίν, ἀκούσῃ αὐτοῦ.</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text:span> <text:span text:style-name="T2">24</text:span> <text:span text:style-name="T1">καί φησιν ὁ Φῆστος· Ἀγρίππα βασιλεῦ καὶ πάντες οἱ συμ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text:span> <text:span text:style-name="T2">27</text:span> <text:span text:style-name="T1">ἄλογον γάρ μοι δοκεῖ πέμποντα δέσμιον μὴ καὶ τὰς κατ᾽ αὐτοῦ αἰτίας σημᾶναι.</text:span> </text:p>
      <text:p text:style-name="P4">ΠΡΑΞΕΙΣ ΑΠΟΣΤΟΛΩΝ  26</text:p>
      <text:p text:style-name="Text_20_body"><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text:span> <text:span text:style-name="T2">2</text:span> <text:span text:style-name="T1">Περὶ πάντων ὧν ἐγ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γκαλοῦμαι ὑπὸ Ἰουδαίων, βασιλεῦ.</text:span> <text:span text:style-name="T2">8</text:span> <text:span text:style-name="T1">τί ἄπιστον κρίνεται παρ᾽ ὑμῖν εἰ ὁ θεὸς νεκροὺς ἐγείρει;</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text:span> <text:span text:style-name="T2">15</text:span> <text:span text:style-name="T1">ἐγὼ δὲ εἶπα· τίς εἶ, κύριε; ὁ δὲ κύριος εἶπεν· ἐγώ εἰμι Ἰησοῦς ὃν σὺ διώκεις.</text:span> <text:span text:style-name="T2">16</text:span> <text:span text:style-name="T1">ἀλλ᾽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text:span> <text:span text:style-name="T2">21</text:span> <text:span text:style-name="T1">ἕνεκα τούτων με Ἰουδαῖοι συλλαβόμενοι [ὄντα] ἐν τῷ ἱερῷ ἐπειρῶντο διαχειρίσασθαι.</text:span> <text:span text:style-name="T2">22</text:span> <text:span text:style-name="T1">ἐπικουρίας οὖν τυχὼν τῆς ἀπὸ τοῦ θεοῦ ἄχρι τῆς ἡμέρας ταύτης ἕστηκα μαρτυρόμενος 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text:span> <text:span text:style-name="T2">25</text:span> <text:span text:style-name="T1">ὁ δὲ Παῦλος· οὐ μαίνομαι, φησίν, κράτιστε Φῆστε, ἀλλ᾽ ἀληθείας καὶ σωφροσύνης ῥήματα ἀποφθέγγομαι.</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text:span> <text:span text:style-name="T2">27</text:span> <text:span text:style-name="T1">πιστεύεις, βασιλεῦ Ἀγρίππα, τοῖς προφήταις; οἶδα ὅτι πιστεύεις.</text:span> <text:span text:style-name="T2">28</text:span> <text:span text:style-name="T1">ὁ δὲ Ἀγρίππας πρὸς τὸν Παῦλον· ἐν ὀλίγῳ με πείθεις Χριστιανὸν ποιῆσαι.</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text:span> <text:span text:style-name="T2">30</text:span> <text:span text:style-name="T1">Ἀνέστη τε ὁ βασιλεὺς καὶ ὁ ἡγεμὼν ἥ τε Βερνίκη καὶ οἱ συγ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text:span> <text:span text:style-name="T2">32</text:span> <text:span text:style-name="T1">Ἀγρίππας δὲ τῷ Φήστῳ ἔφη· ἀπολελύσθαι ἐδύνατο ὁ ἄνθρωπος οὗτος εἰ μὴ ἐπεκέκλητο Καίσαρα.</text:span> </text:p>
      <text:p text:style-name="P4">ΠΡΑΞΕΙΣ ΑΠΟΣΤΟΛΩΝ  27</text:p>
      <text:p text:style-name="Text_20_body"><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ομεν εἰς Μύρα τῆς Λυκίας.</text:span> <text:span text:style-name="T2">6</text:span> <text:span text:style-name="T1">Κἀκεῖ εὑρὼν ὁ ἑκατοντάρχης πλοῖον Ἀλεξανδρῖνον πλέον εἰς τὴν Ἰταλίαν ἐνεβίβασεν ἡμᾶς εἰς αὐτό.</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text:span> <text:span text:style-name="T2">11</text:span> <text:span text:style-name="T1">ὁ δὲ ἑκατοντάρχης τῷ κυβερνήτῃ καὶ τῷ ναυκλήρῳ μᾶλλον ἐπείθετο ἢ τοῖς ὑπὸ Παύλου λεγομένοις.</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text:span> <text:span text:style-name="T2">13</text:span> <text:span text:style-name="T1">Ὑποπνεύσαντος δὲ νότου δόξαντες τῆς προθέσεως κεκρατηκέναι, ἄραντες ἆσσον παρελέγοντο τὴν Κρήτην.</text:span> <text:span text:style-name="T2">14</text:span> <text:span text:style-name="T1">μετ᾽ οὐ πολὺ δὲ ἔβαλεν κατ᾽ αὐτῆς ἄνεμος τυφωνικὸς ὁ καλούμενος εὐρακύλων·</text:span> <text:span text:style-name="T2">15</text:span> <text:span text:style-name="T1">συναρπασθέντος δὲ τοῦ πλοίου καὶ μὴ δυναμένου ἀντοφθαλμεῖν τῷ ἀνέμῳ ἐπιδόντες ἐφερόμεθα.</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ριψαν.</text:span> <text:span text:style-name="T2">20</text:span> <text:span text:style-name="T1">μήτε δὲ ἡλίου μήτε ἄστρων ἐπιφαινόντων ἐπὶ πλείονας ἡμέρας, χειμῶνός τε οὐκ ὀλίγου ἐπικειμένου, λοιπὸν περιῃρεῖτο ἐλπὶς πᾶσα τοῦ σῴζεσθαι ἡμᾶς.</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text:span> <text:span text:style-name="T2">22</text:span> <text:span text:style-name="T1">καὶ τὰ νῦν παραινῶ ὑμᾶς εὐθυμεῖν· ἀποβολὴ γὰρ ψυχῆς οὐδεμία ἔσται ἐξ ὑμῶν πλὴν τοῦ πλοίου.</text:span> <text:span text:style-name="T2">23</text:span> <text:span text:style-name="T1">παρέστη γάρ μοι ταύτῃ τῇ νυκτὶ τοῦ θεοῦ, οὗ εἰμι [ἐγὼ]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text:span> <text:span text:style-name="T2">25</text:span> <text:span text:style-name="T1">διὸ εὐθυμεῖτε, ἄνδρες· πιστεύω γὰρ τῷ θεῷ ὅτι οὕτως ἔσται καθ᾽ ὃν τρόπον λελάληταί μοι.</text:span> <text:span text:style-name="T2">26</text:span> <text:span text:style-name="T1">εἰς νῆσον δέ τινα δεῖ ἡμᾶς ἐκπεσεῖν.</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text:span> <text:span text:style-name="T2">28</text:span> <text:span text:style-name="T1">καὶ βολίσαντες εὗρον ὀργυιὰς εἴκοσι, βραχὺ δὲ διαστήσαντες καὶ πάλιν βολίσαντες εὗρον ὀργυιὰς δεκαπέντε·</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text:span> <text:span text:style-name="T2">32</text:span> <text:span text:style-name="T1">τότε ἀπέκοψαν οἱ στρατιῶται τὰ σχοινία τῆς σκάφης καὶ εἴασαν αὐτὴν ἐκπεσεῖν.</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text:span> <text:span text:style-name="T2">35</text:span> <text:span text:style-name="T1">εἴπας δὲ ταῦτα καὶ λαβὼν ἄρτον εὐχαρίστησεν τῷ θεῷ ἐνώπιον πάντων καὶ κλάσας ἤρξατο ἐσθίειν.</text:span> <text:span text:style-name="T2">36</text:span> <text:span text:style-name="T1">εὔθυμοι δὲ γενόμενοι πάντες καὶ αὐτοὶ προσελάβοντο τροφῆς.</text:span> <text:span text:style-name="T2">37</text:span> <text:span text:style-name="T1">ἤμεθα δὲ αἱ πᾶσαι ψυχαὶ ἐν τῷ πλοίῳ διακόσιαι ἑβδομήκοντα ἕξ.</text:span> <text:span text:style-name="T2">38</text:span> <text:span text:style-name="T1">κορεσθέντες δὲ τροφῆς ἐκούφιζον τὸ πλοῖον ἐκβαλλόμενοι τὸν σῖτον εἰς τὴν θάλασσαν.</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τῶν κυμάτων].</text:span> <text:span text:style-name="T2">42</text:span> <text:span text:style-name="T1">Τῶν δὲ στρατιωτῶν βουλὴ ἐγένετο ἵνα τοὺς δεσμώτας ἀποκτείνωσιν, μή τις ἐκκολυμβήσας διαφύγῃ.</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text:span> </text:p>
      <text:p text:style-name="P4">ΠΡΑΞΕΙΣ ΑΠΟΣΤΟΛΩΝ  28</text:p>
      <text:p text:style-name="Text_20_body"><text:span text:style-name="T2">1</text:span> <text:span text:style-name="T1">Καὶ διασωθέντες τότε ἐπέγνωμεν ὅτι Μελίτη ἡ νῆσος καλεῖται.</text:span> <text:span text:style-name="T2">2</text:span> <text:span text:style-name="T1">οἵ τε βάρβαροι παρεῖχον οὐ τὴν τυχοῦσαν φιλανθρωπίαν ἡμῖν, ἅψαντες γὰρ πυρὰν προσελάβοντο πάντας ἡμᾶς διὰ τὸν ὑετὸν τὸν ἐφεστῶτα καὶ διὰ τὸ ψῦχος.</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text:span> <text:span text:style-name="T2">5</text:span> <text:span text:style-name="T1">ὁ μὲν οὖν ἀποτινάξας τὸ θηρίον εἰς τὸ πῦρ ἔπαθεν οὐδὲν κακόν,</text:span> <text:span text:style-name="T2">6</text:span> <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text:span> <text:span text:style-name="T2">11</text:span> <text:span text:style-name="T1">Μετὰ δὲ τρεῖς μῆνας ἀνήχθημεν ἐν πλοίῳ παρακεχειμακότι ἐν τῇ νήσῳ, Ἀλεξανδρίνῳ, παρασήμῳ Διοσκούροις.</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text:span> <text:span text:style-name="T2">16</text:span> <text:span text:style-name="T1">Ὅτε δὲ εἰσήλθομεν εἰς Ῥώμην, ἐπετράπη τῷ Παύλῳ μένειν καθ᾽ ἑαυτὸν σὺν τῷ φυλάσσοντι αὐτὸν στρατιώτῃ.</text:span> <text:span text:style-name="T2">17</text:span> <text:span text:style-name="T1">Ἐγένετο δὲ μετὰ ἡμέρας τρεῖς συγ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text:span> <text:span text:style-name="T2">19</text:span> <text:span text:style-name="T1">ἀντιλεγόντων δὲ τῶν Ἰουδαίων ἠναγκάσθην ἐπικαλέσασθαι Καίσαρα οὐχ ὡς τοῦ ἔθνους μου ἔχων τι κατηγορεῖν.</text:span> <text:span text:style-name="T2">20</text:span> <text:span text:style-name="T1">διὰ ταύτην οὖν τὴν αἰτίαν παρεκάλεσα ὑμᾶς ἰδεῖν καὶ προσλαλῆσαι, ἕνεκεν γὰρ τῆς ἐλπίδος τοῦ Ἰσραὴλ τὴν ἅλυσιν ταύτην περίκειμαι.</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text:span> <text:span text:style-name="T2">24</text:span> <text:span text:style-name="T1">καὶ οἱ μὲν ἐπείθοντο τοῖς λεγομένοις, οἱ δὲ ἠπίστουν·</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text:span> <text:span text:style-name="T2">28</text:span> <text:span text:style-name="T1">γνωστὸν οὖν ἔστω ὑμῖν ὅτι τοῖς ἔθνεσιν ἀπεστάλη τοῦτο τὸ σωτήριον τοῦ θεοῦ· αὐτοὶ καὶ ἀκούσονται.</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text:span> </text:p>
      <text:h text:style-name="P2" text:outline-level="3">ΠΡΟΣ ΡΩΜΑΙΟΥΣ</text:h>
      <text:p text:style-name="Text_20_body"/>
      <text:p text:style-name="P4">ΠΡΟΣ ΡΩΜΑΙΟΥΣ  1</text:p>
      <text:p text:style-name="Text_20_body"><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μπαρακληθῆναι ἐν ὑμῖν διὰ τῆς ἐν ἀλλήλοις πίστεως ὑμῶν τε καὶ ἐμοῦ.</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ἀστόργους ἀνελεήμονας·</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text:span> </text:p>
      <text:p text:style-name="P4">ΠΡΟΣ ΡΩΜΑΙΟΥΣ  2</text:p>
      <text:p text:style-name="Text_20_body"><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text:span> <text:span text:style-name="T2">2</text:span> <text:span text:style-name="T1">οἴδαμεν δὲ ὅτι τὸ κρίμα τοῦ θεοῦ ἐστιν κατὰ ἀλήθειαν ἐπὶ τοὺς τὰ τοιαῦτα πράσσοντας.</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text:span> <text:span text:style-name="T2">10</text:span> <text:span text:style-name="T1">δόξα δὲ καὶ τιμὴ καὶ εἰρήνη παντὶ τῷ ἐργαζομένῳ τὸ ἀγαθόν, Ἰουδαίῳ τε πρῶτον καὶ Ἕλληνι·</text:span> <text:span text:style-name="T2">11</text:span> <text:span text:style-name="T1">οὐ γάρ ἐστιν προσωπολημψία παρὰ τῷ θεῷ.</text:span> <text:span text:style-name="T2">12</text:span> <text:span text:style-name="T1">Ὅσοι γὰρ ἀνόμως ἥμαρτον, ἀνόμως καὶ ἀπολοῦνται, καὶ ὅσοι ἐν νόμῳ ἥμαρτον, διὰ νόμου κριθήσονται·</text:span> <text:span text:style-name="T2">13</text:span> <text:span text:style-name="T1">οὐ γὰρ οἱ ἀκροαταὶ νόμου δίκαιοι παρὰ [τῷ] θεῷ, ἀλλ᾽ οἱ ποιηταὶ νόμου δικαιωθήσονται.</text:span> <text:span text:style-name="T2">14</text:span> <text:span text:style-name="T1">ὅταν γὰρ ἔθνη τὰ μὴ νόμον ἔχοντα φύσει τὰ τοῦ νόμου ποιῶσιν, οὗτοι νόμον μὴ ἔχοντες ἑαυτοῖς εἰσιν νόμος·</text:span> <text:span text:style-name="T2">15</text:span> <text:span text:style-name="T1">οἵτινες ἐνδείκνυνται τὸ ἔργον τοῦ νόμου γραπτὸν ἐν ταῖς καρδίαις αὐτῶν, συμ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text:span> <text:span text:style-name="T2">21</text:span> <text:span text:style-name="T1">ὁ οὖν διδάσκων ἕτερον σεαυτὸν οὐ διδάσκεις; ὁ κηρύσσων μὴ κλέπτειν κλέπτεις;</text:span> <text:span text:style-name="T2">22</text:span> <text:span text:style-name="T1">ὁ λέγων μὴ μοιχεύειν μοιχεύεις; ὁ βδελυσσόμενος τὰ εἴδωλα ἱεροσυλεῖς;</text:span> <text:span text:style-name="T2">23</text:span> <text:span text:style-name="T1">ὃς ἐν νόμῳ καυχᾶσαι, διὰ τῆς παραβάσεως τοῦ νόμου τὸν θεὸν ἀτιμάζεις·</text:span> <text:span text:style-name="T2">24</text:span> <text:span text:style-name="T1">τὸ γὰρ ὄνομα τοῦ θεοῦ δι᾽ ὑμᾶς βλασφημεῖται ἐν τοῖς ἔθνεσιν, καθὼς γέγραπται.</text:span> <text:span text:style-name="T2">25</text:span> <text:span text:style-name="T1">Περιτομὴ μὲν γὰρ ὠφελεῖ ἐὰν νόμον πράσσῃς· ἐὰν δὲ παραβάτης νόμου ᾖς, ἡ περιτομή σου ἀκροβυστία γέγονεν.</text:span> <text:span text:style-name="T2">26</text:span> <text:span text:style-name="T1">ἐὰν οὖν ἡ ἀκροβυστία τὰ δικαιώματα τοῦ νόμου φυλάσσῃ, οὐχ ἡ ἀκροβυστία αὐτοῦ εἰς περιτομὴν λογισθήσεται;</text:span> <text:span text:style-name="T2">27</text:span> <text:span text:style-name="T1">καὶ κρινεῖ ἡ ἐκ φύσεως ἀκροβυστία τὸν νόμον τελοῦσα σὲ τὸν διὰ γράμματος καὶ περιτομῆς παραβάτην νόμου.</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text:span> </text:p>
      <text:p text:style-name="P4">ΠΡΟΣ ΡΩΜΑΙΟΥΣ  3</text:p>
      <text:p text:style-name="Text_20_body"><text:soft-page-break/><text:span text:style-name="T2">1</text:span> <text:span text:style-name="T1">Τί οὖν τὸ περισσὸν τοῦ Ἰουδαίου ἢ τίς ἡ ὠφέλεια τῆς περιτομῆς;</text:span> <text:span text:style-name="T2">2</text:span> <text:span text:style-name="T1">πολὺ κατὰ πάντα τρόπον. πρῶτον μὲν [γὰρ] ὅτι ἐπιστεύθησαν τὰ λόγια τοῦ θεοῦ.</text:span> <text:span text:style-name="T2">3</text:span> <text:span text:style-name="T1">τί γάρ; εἰ ἠπίστησάν τινες, μὴ ἡ ἀπιστία αὐτῶν τὴν πίστιν τοῦ θεοῦ καταργήσει;</text:span> <text:span text:style-name="T2">4</text:span> <text:span text:style-name="T1">μὴ γένοιτο· γινέσθω δὲ ὁ θεὸς ἀληθής, πᾶς δὲ ἄνθρωπος ψεύστης, καθὼς γέγραπται· ὅπως ἂν δικαιωθῇς ἐν τοῖς λόγοις σου καὶ νικήσεις ἐν τῷ κρίνεσθαί σε.</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text:span> <text:span text:style-name="T2">6</text:span> <text:span text:style-name="T1">μὴ γένοιτο· ἐπεὶ πῶς κρινεῖ ὁ θεὸς τὸν κόσμον;</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text:span> <text:span text:style-name="T2">12</text:span> <text:span text:style-name="T1">πάντες ἐξέκλιναν ἅμα ἠχρεώθησαν· οὐκ ἔστιν { ὁ } ποιῶν χρηστότητα, { [οὐκ } { ἔστιν] } οὐκ { --- } ἔστιν { --- } ἕως ἑνός.</text:span> <text:span text:style-name="T2">13</text:span> <text:span text:style-name="T1">τάφος ἀνεῳγμένος ὁ λάρυγξ αὐτῶν, ταῖς γλώσσαις αὐτῶν ἐδολιοῦσαν, ἰὸς ἀσπίδων ὑπὸ τὰ χείλη αὐτῶν·</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text:span> <text:span text:style-name="T2">18</text:span> <text:span text:style-name="T1">οὐκ ἔστιν φόβος θεοῦ ἀπέναντι τῶν ὀφθαλμῶν αὐτῶν.</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text:span> <text:span text:style-name="T2">20</text:span> <text:span text:style-name="T1">διότι ἐξ ἔργων νόμου οὐ δικαιωθήσεται πᾶσα σὰρξ ἐνώπιον αὐτοῦ, διὰ γὰρ νόμου ἐπίγνωσις ἁμαρτίας.</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text:span> <text:span text:style-name="T2">25</text:span> <text:span text:style-name="T1">ὃν προέθετο ὁ θεὸς ἱλαστήριον διὰ [τῆς]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text:span> <text:span text:style-name="T2">27</text:span> <text:span text:style-name="T1">Ποῦ οὖν ἡ καύχησις; ἐξεκλείσθη. διὰ ποίου νόμου; τῶν ἔργων; οὐχί, ἀλλὰ διὰ νόμου πίστεως.</text:span> <text:span text:style-name="T2">28</text:span> <text:span text:style-name="T1">λογιζόμεθα γὰρ δικαιοῦσθαι πίστει ἄνθρωπον χωρὶς ἔργων νόμου.</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text:span> <text:span text:style-name="T2">31</text:span> <text:span text:style-name="T1">νόμον οὖν καταργοῦμεν διὰ τῆς πίστεως; μὴ γένοιτο· ἀλλὰ νόμον ἱστάνομεν.</text:span> </text:p>
      <text:p text:style-name="P4">ΠΡΟΣ ΡΩΜΑΙΟΥΣ  4</text:p>
      <text:p text:style-name="Text_20_body"><text:span text:style-name="T2">1</text:span> <text:span text:style-name="T1">Τί οὖν ἐροῦμεν εὑρηκέναι Ἀβραὰμ τὸν προπάτορα ἡμῶν κατὰ σάρκα;</text:span> <text:span text:style-name="T2">2</text:span> <text:span text:style-name="T1">εἰ γὰρ Ἀβραὰμ ἐξ ἔργων ἐδικαιώθη, ἔχει καύχημα, ἀλλ᾽ οὐ πρὸς θεόν.</text:span> <text:span text:style-name="T2">3</text:span> <text:span text:style-name="T1">τί γὰρ ἡ γραφὴ λέγει; ἐπίστευσεν δὲ Ἀβραὰμ τῷ θεῷ καὶ ἐλογίσθη αὐτῷ εἰς δικαιοσύνην.</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text:span> <text:span text:style-name="T2">6</text:span> <text:span text:style-name="T1">καθάπερ καὶ Δαυὶδ λέγει τὸν μακαρισμὸν τοῦ ἀνθρώπου ᾧ ὁ θεὸς λογίζεται δικαιοσύνην χωρὶς ἔργων·</text:span> <text:span text:style-name="T2">7</text:span> <text:span text:style-name="T1">μακάριοι ὧν ἀφέθησαν αἱ ἀνομίαι καὶ ὧν ἐπεκαλύφθησαν αἱ ἁμαρτίαι·</text:span> <text:span text:style-name="T2">8</text:span> <text:span text:style-name="T1">μακάριος ἀνὴρ οὗ οὐ μὴ λογίσηται κύριος ἁμαρτίαν.</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text:span> <text:span text:style-name="T2">10</text:span> <text:span text:style-name="T1">πῶς οὖν ἐλογίσθη; ἐν περιτομῇ ὄντι ἢ ἐν ἀκροβυστίᾳ; οὐκ ἐν περιτομῇ ἀλλ᾽ ἐν ἀκροβυστίᾳ·</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καὶ] αὐτοῖς [τὴν] δικαιοσύνην,</text:span> <text:span text:style-name="T2">12</text:span> <text:span text:style-name="T1">καὶ πατέρα περιτομῆς τοῖς οὐκ ἐκ περιτομῆς μόνον ἀλλὰ καὶ τοῖς στοιχοῦσιν τοῖς ἴχνεσιν τῆς ἐν ἀκροβυστίᾳ πίστεως τοῦ πατρὸς ἡμῶν Ἀβραάμ.</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text:span> <text:span text:style-name="T2">14</text:span> <text:span text:style-name="T1">εἰ γὰρ οἱ ἐκ νόμου κληρονόμοι, κεκένωται ἡ πίστις καὶ κατήργηται ἡ ἐπαγγελία·</text:span> <text:span text:style-name="T2">15</text:span> <text:span text:style-name="T1">ὁ γὰρ νόμος ὀργὴν κατεργάζεται· οὗ δὲ οὐκ ἔστιν νόμος οὐδὲ παράβασις.</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text:span> <text:span text:style-name="T2">22</text:span> <text:span text:style-name="T1">διὸ [καὶ] ἐλογίσθη αὐτῷ εἰς δικαιοσύνην.</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text:span> </text:p>
      <text:p text:style-name="P4">ΠΡΟΣ ΡΩΜΑΙΟΥΣ  5</text:p>
      <text:p text:style-name="Text_20_body"><text:span text:style-name="T2">1</text:span> <text:span text:style-name="T1">Δικαιωθέντες οὖν ἐκ πίστεως εἰρήνην { ἔχομεν } ἔχωμεν { --- }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text:span> <text:span text:style-name="T2">6</text:span> <text:span text:style-name="T1">Ἔτι γὰρ Χριστὸς ὄντων ἡμῶν ἀσθενῶν ἔτι κατὰ καιρὸν ὑπὲρ ἀσεβῶν ἀπέθανεν.</text:span> <text:span text:style-name="T2">7</text:span> <text:span text:style-name="T1">μόλις γὰρ ὑπὲρ δικαίου τις ἀποθανεῖται· ὑπὲρ γὰρ τοῦ ἀγαθοῦ τάχα τις καὶ τολμᾷ ἀποθανεῖν·</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text:span> <text:span text:style-name="T2">9</text:span> <text:span text:style-name="T1">πολλῷ οὖν μᾶλλον δικαιωθέντες νῦν ἐν τῷ αἵματι αὐτοῦ σωθησόμεθα δι᾽ αὐτοῦ ἀπὸ τῆς ὀργῆς.</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text:span> <text:span text:style-name="T2">18</text:span> <text:span text:style-name="T1">Ἄρα οὖν ὡς δι᾽ ἑνὸς παραπτώματος εἰς πάντας ἀνθρώπους εἰς κατάκριμα, οὕτως καὶ δι᾽ ἑνὸς δικαιώματος εἰς πάντας ἀνθρώπους εἰς δικαίωσιν ζωῆς·</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text:span> </text:p>
      <text:p text:style-name="P4">ΠΡΟΣ ΡΩΜΑΙΟΥΣ  6</text:p>
      <text:p text:style-name="Text_20_body"><text:span text:style-name="T2">1</text:span> <text:span text:style-name="T1">Τί οὖν ἐροῦμεν; ἐπιμένωμεν τῇ ἁμαρτίᾳ, ἵνα ἡ χάρις πλεονάσῃ;</text:span> <text:span text:style-name="T2">2</text:span> <text:span text:style-name="T1">μὴ γένοιτο. οἵτινες ἀπεθάνομεν τῇ ἁμαρτίᾳ, πῶς ἔτι ζήσομεν ἐν αὐτῇ;</text:span> <text:span text:style-name="T2">3</text:span> <text:span text:style-name="T1">ἢ ἀγνοεῖτε ὅτι, ὅσοι ἐβαπτίσθημεν εἰς Χριστὸν Ἰησοῦν, εἰς τὸν θάνατον αὐτοῦ ἐβαπτίσθημεν;</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text:span> <text:span text:style-name="T2">5</text:span> <text:span text:style-name="T1">εἰ γὰρ σύμφυτοι γεγόναμεν τῷ ὁμοιώματι τοῦ θανάτου αὐτοῦ, ἀλλὰ καὶ τῆς ἀναστάσεως ἐσόμεθα·</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text:span> <text:span text:style-name="T2">7</text:span> <text:span text:style-name="T1">ὁ γὰρ ἀποθανὼν δεδικαίωται ἀπὸ τῆς ἁμαρτίας.</text:span> <text:span text:style-name="T2">8</text:span> <text:span text:style-name="T1">εἰ δὲ ἀπεθάνομεν σὺν Χριστῷ, πιστεύομεν ὅτι καὶ συζήσομεν αὐτῷ,</text:span> <text:span text:style-name="T2">9</text:span> <text:span text:style-name="T1">εἰδότες ὅτι Χριστὸς ἐγερθεὶς ἐκ νεκρῶν οὐκέτι ἀποθνῄσκει, θάνατος αὐτοῦ οὐκέτι κυριεύει.</text:span> <text:span text:style-name="T2">10</text:span> <text:span text:style-name="T1">ὃ γὰρ ἀπέθανεν, τῇ ἁμαρτίᾳ ἀπέθανεν ἐφάπαξ· ὃ δὲ ζῇ, ζῇ τῷ θεῷ.</text:span> <text:span text:style-name="T2">11</text:span> <text:span text:style-name="T1">οὕτως καὶ ὑμεῖς λογίζεσθε ἑαυτοὺς [εἶναι] νεκροὺς μὲν τῇ ἁμαρτίᾳ ζῶντας δὲ τῷ θεῷ ἐν Χριστῷ Ἰησοῦ.</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text:span> <text:span text:style-name="T2">14</text:span> <text:span text:style-name="T1">ἁμαρτία γὰρ ὑμῶν οὐ κυριεύσει· οὐ γάρ ἐστε ὑπὸ νόμον ἀλλ᾽ ὑπὸ χάριν.</text:span> <text:span text:style-name="T2">15</text:span> <text:span text:style-name="T1">Τί οὖν; ἁμαρτήσωμεν, ὅτι οὐκ ἐσμὲν ὑπὸ νόμον ἀλλ᾽ ὑπὸ χάριν; μὴ γένοιτο.</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text:span> <text:span text:style-name="T2">20</text:span> <text:span text:style-name="T1">ὅτε γὰρ δοῦλοι ἦτε τῆς ἁμαρτίας, ἐλεύθεροι ἦτε τῇ δικαιοσύνῃ.</text:span> <text:span text:style-name="T2">21</text:span> <text:span text:style-name="T1">τίνα οὖν καρπὸν εἴχετε τότε; ἐφ᾽ οἷς νῦν ἐπαισχύνεσθε, τὸ γὰρ τέλος ἐκείνων θάνατος.</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text:span> <text:span text:style-name="T2">23</text:span> <text:span text:style-name="T1">τὰ γὰρ ὀψώνια τῆς ἁμαρτίας θάνατος, τὸ δὲ χάρισμα τοῦ θεοῦ ζωὴ αἰώνιος ἐν Χριστῷ Ἰησοῦ τῷ κυρίῳ ἡμῶν.</text:span> </text:p>
      <text:p text:style-name="P4">ΠΡΟΣ ΡΩΜΑΙΟΥΣ  7</text:p>
      <text:p text:style-name="Text_20_body"><text:span text:style-name="T2">1</text:span> <text:span text:style-name="T1">Ἢ ἀγνοεῖτε, ἀδελφοί, γινώσκουσιν γὰρ νόμον λαλῶ, ὅτι ὁ νόμος κυριεύει τοῦ ἀνθρώπου ἐφ᾽ ὅσον χρόνον ζῇ;</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text:span> <text:span text:style-name="T2">4</text:span> <text:span text:style-name="T1">ὥστε, ἀδελφοί μου, καὶ ὑμεῖς ἐθανατώθητε τῷ νόμῳ διὰ τοῦ σώματος τοῦ Χριστοῦ, εἰς τὸ γενέσθαι ὑμᾶς ἑτέρῳ, τῷ ἐκ νεκρῶν ἐγερθέντι, ἵνα καρποφορήσωμεν τῷ θεῷ.</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text:span> <text:span text:style-name="T2">11</text:span> <text:span text:style-name="T1">ἡ γὰρ ἁμαρτία ἀφορμὴν λαβοῦσα διὰ τῆς ἐντολῆς ἐξηπάτησέν με καὶ δι᾽ αὐτῆς ἀπέκτεινεν.</text:span> <text:span text:style-name="T2">12</text:span> <text:span text:style-name="T1">ὥστε ὁ μὲν νόμος ἅγιος καὶ ἡ ἐντολὴ ἁγία καὶ δικαία καὶ ἀγαθή.</text:span> <text:span text:style-name="T2">13</text:span> <text:span text:style-name="T1">Τὸ οὖν ἀγαθὸν ἐμοὶ ἐγένετο θάνατος; μὴ γένοιτο· ἀλλ᾽ ἡ ἁμαρτία, ἵνα φανῇ ἁμαρτία, διὰ τοῦ ἀγαθοῦ μοι κατεργαζομένη θάνατον, ἵνα γένηται καθ᾽ ὑπερβολὴν ἁμαρτωλὸς ἡ ἁμαρτία διὰ τῆς ἐντολῆς.</text:span> <text:span text:style-name="T2">14</text:span> <text:span text:style-name="T1">Οἴδαμεν γὰρ ὅτι ὁ νόμος πνευματικός ἐστιν, ἐγὼ δὲ σάρκινός εἰμι πεπραμένος ὑπὸ τὴν ἁμαρτίαν.</text:span> <text:span text:style-name="T2">15</text:span> <text:span text:style-name="T1">ὃ γὰρ κατεργάζομαι οὐ γινώσκω· οὐ γὰρ ὃ θέλω τοῦτο πράσσω, ἀλλ᾽ ὃ μισῶ τοῦτο ποιῶ.</text:span> <text:span text:style-name="T2">16</text:span> <text:span text:style-name="T1">εἰ δὲ ὃ οὐ θέλω τοῦτο ποιῶ, σύμφημι τῷ νόμῳ ὅτι καλός.</text:span> <text:span text:style-name="T2">17</text:span> <text:span text:style-name="T1">νυνὶ δὲ οὐκέτι ἐγὼ κατεργάζομαι αὐτὸ ἀλλ᾽ ἡ { οἰκοῦσα } ἐνοικοῦσα { --- } ἐν ἐμοὶ ἁμαρτία.</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text:span> <text:span text:style-name="T2">19</text:span> <text:span text:style-name="T1">οὐ γὰρ ὃ θέλω ποιῶ ἀγαθόν, ἀλλ᾽ ὃ οὐ θέλω κακὸν τοῦτο πράσσω.</text:span> <text:span text:style-name="T2">20</text:span> <text:span text:style-name="T1">εἰ δὲ ὃ οὐ θέλω [ἐγὼ] τοῦτο ποιῶ, οὐκέτι ἐγὼ κατεργάζομαι αὐτὸ ἀλλ᾽ ἡ οἰκοῦσα ἐν ἐμοὶ ἁμαρτία.</text:span> <text:span text:style-name="T2">21</text:span> <text:span text:style-name="T1">εὑρίσκω ἄρα τὸν νόμον, τῷ θέλοντι ἐμοὶ ποιεῖν τὸ καλόν, ὅτι ἐμοὶ τὸ κακὸν παράκειται·</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text:span> <text:span text:style-name="T2">24</text:span> <text:span text:style-name="T1">Ταλαίπωρος ἐγὼ ἄνθρωπος· τίς με ῥύσεται ἐκ τοῦ σώματος τοῦ θανάτου τούτου;</text:span> <text:span text:style-name="T2">25</text:span> <text:span text:style-name="T1">χάρις { δὲ } τῷ θεῷ διὰ Ἰησοῦ Χριστοῦ τοῦ κυρίου ἡμῶν. Ἄρα οὖν αὐτὸς ἐγὼ τῷ μὲν νοῒ δουλεύω νόμῳ θεοῦ τῇ δὲ σαρκὶ νόμῳ ἁμαρτίας.</text:span> </text:p>
      <text:p text:style-name="P4">ΠΡΟΣ ΡΩΜΑΙΟΥΣ  8</text:p>
      <text:p text:style-name="Text_20_body"><text:span text:style-name="T2">1</text:span> <text:span text:style-name="T1">Οὐδὲν ἄρα νῦν κατάκριμα τοῖς ἐν Χριστῷ Ἰησοῦ.</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text:span> <text:span text:style-name="T2">5</text:span> <text:span text:style-name="T1">οἱ γὰρ κατὰ σάρκα ὄντες τὰ τῆς σαρκὸς φρονοῦσιν, οἱ δὲ κατὰ πνεῦμα τὰ τοῦ πνεύματος.</text:span> <text:span text:style-name="T2">6</text:span> <text:span text:style-name="T1">τὸ γὰρ φρόνημα τῆς σαρκὸς θάνατος, τὸ δὲ φρόνημα τοῦ πνεύματος ζωὴ καὶ εἰρήνη·</text:span> <text:span text:style-name="T2">7</text:span> <text:span text:style-name="T1">διότι τὸ φρόνημα τῆς σαρκὸς ἔχθρα εἰς θεόν, τῷ γὰρ νόμῳ τοῦ θεοῦ οὐχ ὑποτάσσεται, οὐδὲ γὰρ δύναται·</text:span> <text:span text:style-name="T2">8</text:span> <text:span text:style-name="T1">οἱ δὲ ἐν σαρκὶ ὄντες θεῷ ἀρέσαι οὐ δύνανται.</text:span> <text:span text:style-name="T2">9</text:span> <text:span text:style-name="T1">Ὑμεῖς δὲ οὐκ ἐστὲ ἐν σαρκὶ ἀλλ᾽ ἐν πνεύματι, εἴπερ πνεῦμα θεοῦ οἰκεῖ ἐν ὑμῖν. εἰ δέ τις πνεῦμα Χριστοῦ οὐκ ἔχει, οὗτος οὐκ ἔστιν αὐτοῦ.</text:span> <text:span text:style-name="T2">10</text:span> <text:span text:style-name="T1">εἰ δὲ Χριστὸς ἐν ὑμῖν, τὸ μὲν σῶμα νεκρὸν διὰ ἁμαρτίαν τὸ δὲ πνεῦμα ζωὴ διὰ δικαιοσύνην.</text:span> <text:span text:style-name="T2">11</text:span> <text:span text:style-name="T1">εἰ δὲ τὸ πνεῦμα τοῦ ἐγείραντος τὸν Ἰησοῦν ἐκ νεκρῶν οἰκεῖ ἐν ὑμῖν, ὁ ἐγείρας { Χριστὸν } ἐκ νεκρῶν Χριστὸν { --- } Ἰησοῦν { --- } ζῳοποιήσει καὶ τὰ θνητὰ σώματα ὑμῶν διὰ τοῦ ἐνοικοῦντος αὐτοῦ πνεύματος ἐν ὑμῖν.</text:span> <text:span text:style-name="T2">12</text:span> <text:span text:style-name="T1">Ἄρα οὖν, ἀδελφοί, 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text:span> <text:span text:style-name="T2">14</text:span> <text:span text:style-name="T1">ὅσοι γὰρ πνεύματι θεοῦ ἄγονται, οὗτοι υἱοὶ θεοῦ εἰσιν.</text:span> <text:span text:style-name="T2">15</text:span> <text:span text:style-name="T1">οὐ γὰρ ἐλάβετε πνεῦμα δουλείας πάλιν εἰς φόβον ἀλλ᾽ ἐλάβετε πνεῦμα υἱοθεσίας ἐν ᾧ κράζομεν· αββα ὁ πατήρ.</text:span> <text:span text:style-name="T2">16</text:span> <text:span text:style-name="T1">αὐτὸ τὸ πνεῦμα συμμαρτυρεῖ τῷ πνεύματι ἡμῶν ὅτι ἐσμὲν τέκνα θεοῦ.</text:span> <text:span text:style-name="T2">17</text:span> <text:span text:style-name="T1">εἰ δὲ τέκνα, καὶ κληρονόμοι· κληρονόμοι μὲν θεοῦ, συγκληρονόμοι δὲ Χριστοῦ, εἴπερ συμπάσχομεν ἵνα καὶ συνδοξασθῶμεν.</text:span> <text:span text:style-name="T2">18</text:span> <text:span text:style-name="T1">Λογίζομαι γὰρ ὅτι οὐκ ἄξια τὰ παθήματα τοῦ νῦν καιροῦ πρὸς τὴν μέλλουσαν δόξαν ἀποκαλυφθῆναι εἰς ἡμᾶς.</text:span> <text:span text:style-name="T2">19</text:span> <text:span text:style-name="T1">ἡ γὰρ ἀποκαραδοκία τῆς κτίσεως τὴν ἀποκάλυψιν τῶν υἱῶν τοῦ θεοῦ ἀπεκδέχεται.</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text:span> <text:span text:style-name="T2">22</text:span> <text:span text:style-name="T1">οἴδαμεν γὰρ ὅτι πᾶσα ἡ κτίσις συστενάζει καὶ συνωδίνει ἄχρι τοῦ νῦν·</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text:span> <text:span text:style-name="T2">24</text:span> <text:span text:style-name="T1">τῇ γὰρ ἐλπίδι ἐσώθημεν· ἐλπὶς δὲ βλεπομένη οὐκ ἔστιν ἐλπίς· ὃ γὰρ βλέπει τίς ἐλπίζει;</text:span> <text:span text:style-name="T2">25</text:span> <text:span text:style-name="T1">εἰ δὲ ὃ οὐ βλέπομεν ἐλπίζομεν, δι᾽ ὑπομονῆς ἀπεκδεχόμεθα.</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 αὐτὸ τὸ πνεῦμα ὑπερεντυγχάνει στεναγμοῖς ἀλαλήτοις·</text:span> <text:span text:style-name="T2">27</text:span> <text:span text:style-name="T1">ὁ δὲ ἐραυνῶν τὰς καρδίας οἶδεν τί τὸ φρόνημα τοῦ πνεύματος, ὅτι κατὰ θεὸν ἐντυγχάνει ὑπὲρ ἁγίων.</text:span> <text:span text:style-name="T2">28</text:span> <text:span text:style-name="T1">Οἴδαμεν δὲ ὅτι τοῖς ἀγαπῶσιν τὸν θεὸν πάντα συνεργεῖ εἰς ἀγαθόν, τοῖς κατὰ πρόθεσιν κλητοῖς οὖσιν.</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text:span> <text:span text:style-name="T2">31</text:span> <text:span text:style-name="T1">Τί οὖν ἐροῦμεν πρὸς ταῦτα; εἰ ὁ θεὸς ὑπὲρ ἡμῶν, τίς καθ᾽ ἡμῶν;</text:span> <text:span text:style-name="T2">32</text:span> <text:span text:style-name="T1">ὅς γε τοῦ ἰδίου υἱοῦ οὐκ ἐφείσατο ἀλλ᾽ ὑπὲρ ἡμῶν πάντων παρέδωκεν αὐτόν, πῶς οὐχὶ καὶ σὺν αὐτῷ τὰ πάντα ἡμῖν χαρίσεται;</text:span> <text:span text:style-name="T2">33</text:span> <text:span text:style-name="T1">τίς ἐγκαλέσει κατὰ ἐκλεκτῶν θεοῦ; θεὸς ὁ δικαιῶν·</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text:span> <text:span text:style-name="T2">36</text:span> <text:span text:style-name="T1">καθὼς γέγραπται ὅτι ἕνεκεν σοῦ θανατούμεθα ὅλην τὴν ἡμέραν, ἐλογίσθημεν ὡς πρόβατα σφαγῆς.</text:span> <text:span text:style-name="T2">37</text:span> <text:span text:style-name="T1">ἀλλ᾽ ἐν τούτοις πᾶσιν ὑπερνικῶμεν διὰ τοῦ ἀγαπήσαντος ἡμᾶς.</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text:span> </text:p>
      <text:p text:style-name="P4">ΠΡΟΣ ΡΩΜΑΙΟΥΣ  9</text:p>
      <text:p text:style-name="Text_20_body"><text:span text:style-name="T2">1</text:span> <text:span text:style-name="T1">Ἀλήθειαν λέγω ἐν Χριστῷ, οὐ ψεύδομαι, συμ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text:span> <text:span text:style-name="T2">6</text:span> <text:span text:style-name="T1">Οὐχ οἷον δὲ ὅτι ἐκπέπτωκεν ὁ λόγος τοῦ θεοῦ. οὐ γὰρ πάντες οἱ ἐξ Ἰσραὴλ οὗτοι Ἰσραήλ·</text:span> <text:span text:style-name="T2">7</text:span> <text:span text:style-name="T1">οὐδ᾽ ὅτι εἰσὶν σπέρμα Ἀβραὰμ πάντες τέκνα, ἀλλ᾽· ἐν Ἰσαὰκ κληθήσεταί σοι σπέρμα.</text:span> <text:span text:style-name="T2">8</text:span> <text:span text:style-name="T1">τοῦτ᾽ ἔστιν, οὐ τὰ τέκνα τῆς σαρκὸς ταῦτα τέκνα τοῦ θεοῦ ἀλλὰ τὰ τέκνα τῆς ἐπαγγελίας λογίζεται εἰς σπέρμα.</text:span> <text:span text:style-name="T2">9</text:span> <text:span text:style-name="T1">ἐπαγγελίας γὰρ ὁ λόγος οὗτος· κατὰ τὸν καιρὸν τοῦτον ἐλεύσομαι καὶ ἔσται τῇ Σάρρᾳ υἱός.</text:span> <text:span text:style-name="T2">10</text:span> <text:span text:style-name="T1">Οὐ μόνον δέ, ἀλλὰ καὶ Ῥεβέκκα ἐξ ἑνὸς κοίτην ἔχουσα, Ἰσαὰκ τοῦ πατρὸς ἡμῶν·</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text:span> <text:span text:style-name="T2">14</text:span> <text:span text:style-name="T1">Τί οὖν ἐροῦμεν; μὴ ἀδικία παρὰ τῷ θεῷ; μὴ γένοιτο.</text:span> <text:span text:style-name="T2">15</text:span> <text:span text:style-name="T1">τῷ Μωϋσεῖ γὰρ λέγει· ἐλεήσω ὃν ἂν ἐλεῶ καὶ { οἰκτιρήσω } οἰκτειρήσω { --- } ὃν ἂν { οἰκτίρω. } οἰκτείρω. { --- }</text:span> <text:span text:style-name="T2">16</text:span> <text:span text:style-name="T1">ἄρα οὖν οὐ τοῦ θέλοντος οὐδὲ τοῦ τρέχοντος ἀλλὰ τοῦ ἐλεῶντος θεοῦ.</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text:span> <text:span text:style-name="T2">18</text:span> <text:span text:style-name="T1">ἄρα οὖν ὃν θέλει ἐλεεῖ, ὃν δὲ θέλει σκληρύνει.</text:span> <text:span text:style-name="T2">19</text:span> <text:span text:style-name="T1">Ἐρεῖς μοι οὖν· τί [οὖν] ἔτι μέμφεται; τῷ γὰρ βουλήματι αὐτοῦ τίς ἀνθέστηκεν;</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text:span> <text:span text:style-name="T2">26</text:span> <text:span text:style-name="T1">καὶ ἔσται ἐν τῷ τόπῳ οὗ ἐρρέθη αὐτοῖς· οὐ λαός μου ὑμεῖς, ἐκεῖ κληθήσονται υἱοὶ θεοῦ ζῶντος.</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text:span> <text:span text:style-name="T2">28</text:span> <text:span text:style-name="T1">λόγον γὰρ συντελῶν καὶ συντέμνων ποιήσει κύριος ἐπὶ τῆς γῆς.</text:span> <text:span text:style-name="T2">29</text:span> <text:span text:style-name="T1">καὶ καθὼς προείρηκεν Ἠσαΐας· εἰ μὴ κύριος σαβαὼθ ἐγκατέλιπεν ἡμῖν σπέρμα, ὡς Σόδομα ἂν ἐγενήθημεν καὶ ὡς Γόμορρα ἂν ὡμοιώθημεν.</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text:span> </text:p>
      <text:p text:style-name="P4">ΠΡΟΣ ΡΩΜΑΙΟΥΣ  10</text:p>
      <text:p text:style-name="Text_20_body"><text:span text:style-name="T2">1</text:span> <text:span text:style-name="T1">Ἀδελφοί, ἡ μὲν εὐδοκία τῆς ἐμῆς καρδίας καὶ ἡ δέησις πρὸς τὸν θεὸν ὑπὲρ αὐτῶν εἰς σωτηρίαν.</text:span> <text:span text:style-name="T2">2</text:span> <text:span text:style-name="T1">μαρτυρῶ γὰρ αὐτοῖς ὅτι ζῆλον θεοῦ ἔχουσιν ἀλλ᾽ οὐ κατ᾽ ἐπίγνωσιν·</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text:span> <text:span text:style-name="T2">4</text:span> <text:span text:style-name="T1">τέλος γὰρ νόμου Χριστὸς εἰς δικαιοσύνην παντὶ τῷ πιστεύοντι.</text:span> <text:span text:style-name="T2">5</text:span> <text:span text:style-name="T1">Μωϋσῆς γὰρ γράφει τὴν δικαιοσύνην τὴν ἐκ [τοῦ] νόμου ὅτι ὁ ποιήσας αὐτὰ ἄνθρωπος ζήσεται ἐν αὐτοῖς.</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text:span> <text:span text:style-name="T2">7</text:span> <text:span text:style-name="T1">ἤ· τίς καταβήσεται εἰς τὴν ἄβυσσον; τοῦτ᾽ ἔστιν Χριστὸν ἐκ νεκρῶν ἀναγαγεῖν.</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text:span> <text:span text:style-name="T2">10</text:span> <text:span text:style-name="T1">καρδίᾳ γὰρ πιστεύεται εἰς δικαιοσύνην, στόματι δὲ ὁμολογεῖται εἰς σωτηρίαν.</text:span> <text:span text:style-name="T2">11</text:span> <text:span text:style-name="T1">λέγει γὰρ ἡ γραφή· πᾶς ὁ πιστεύων ἐπ᾽ αὐτῷ οὐ καταισχυνθήσεται.</text:span> <text:span text:style-name="T2">12</text:span> <text:span text:style-name="T1">οὐ γάρ ἐστιν διαστολὴ Ἰουδαίου τε καὶ Ἕλληνος, ὁ γὰρ αὐτὸς κύριος πάντων, πλουτῶν εἰς πάντας τοὺς ἐπικαλουμένους αὐτόν·</text:span> <text:span text:style-name="T2">13</text:span> <text:span text:style-name="T1">πᾶς γὰρ ὃς ἂν ἐπικαλέσηται τὸ ὄνομα κυρίου σωθήσεται.</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text:span> <text:span text:style-name="T2">15</text:span> <text:span text:style-name="T1">πῶς δὲ κηρύξωσιν ἐὰν μὴ ἀποσταλῶσιν; καθὼς γέγραπται· ὡς ὡραῖοι οἱ πόδες τῶν εὐαγγελιζομένων [τὰ] ἀγαθά.</text:span> <text:span text:style-name="T2">16</text:span> <text:span text:style-name="T1">Ἀλλ᾽ οὐ πάντες ὑπήκουσαν τῷ εὐαγγελίῳ. Ἠσαΐας γὰρ λέγει· κύριε, τίς ἐπίστευσεν τῇ ἀκοῇ ἡμῶν;</text:span> <text:span text:style-name="T2">17</text:span> <text:span text:style-name="T1">ἄρα ἡ πίστις ἐξ ἀκοῆς, ἡ δὲ ἀκοὴ διὰ ῥήματος Χριστοῦ.</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text:span> <text:span text:style-name="T2">20</text:span> <text:span text:style-name="T1">Ἠσαΐας δὲ ἀποτολμᾷ καὶ λέγει· εὑρέθην [ἐν] τοῖς ἐμὲ μὴ ζητοῦσιν, ἐμφανὴς ἐγενόμην τοῖς ἐμὲ μὴ ἐπερωτῶσιν.</text:span> <text:span text:style-name="T2">21</text:span> <text:span text:style-name="T1">πρὸς δὲ τὸν Ἰσραὴλ λέγει· ὅλην τὴν ἡμέραν ἐξεπέτασα τὰς χεῖράς μου πρὸς λαὸν ἀπειθοῦντα καὶ ἀντιλέγοντα.</text:span> </text:p>
      <text:p text:style-name="P4">ΠΡΟΣ ΡΩΜΑΙΟΥΣ  11</text:p>
      <text:p text:style-name="Text_20_body"><text:span text:style-name="T2">1</text:span> <text:span text:style-name="T1">Λέγω οὖν, μὴ ἀπώσατο ὁ θεὸς τὸν λαὸν αὐτοῦ; μὴ γένοιτο· καὶ γὰρ ἐγὼ Ἰσραηλίτης εἰμί, ἐκ σπέρματος Ἀβραάμ, φυλῆς Βενιαμίν.</text:span> <text:span text:style-name="T2">2</text:span> <text:span text:style-name="T1">οὐκ ἀπώσατο ὁ θεὸς τὸν λαὸν αὐτοῦ ὃν προέγνω. ἢ οὐκ οἴδατε ἐν Ἠλίᾳ τί λέγει ἡ γραφή, ὡς ἐντυγχάνει τῷ θεῷ κατὰ τοῦ Ἰσραήλ;</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text:span> <text:span text:style-name="T2">5</text:span> <text:span text:style-name="T1">οὕτως οὖν καὶ ἐν τῷ νῦν καιρῷ λεῖμμα κατ᾽ ἐκλογὴν χάριτος γέγονεν·</text:span> <text:span text:style-name="T2">6</text:span> <text:span text:style-name="T1">εἰ δὲ χάριτι, οὐκέτι ἐξ ἔργων, ἐπεὶ ἡ χάρις οὐκέτι γίνεται χάρις.</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γκαμψον.</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text:span> <text:span text:style-name="T2">12</text:span> <text:span text:style-name="T1">εἰ δὲ τὸ παράπτωμα αὐτῶν πλοῦτος κόσμου καὶ τὸ ἥττημα αὐτῶν πλοῦτος ἐθνῶν, πόσῳ μᾶλλον τὸ πλήρωμα αὐτῶν.</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text:span> <text:span text:style-name="T2">15</text:span> <text:span text:style-name="T1">εἰ γὰρ ἡ ἀποβολὴ αὐτῶν καταλλαγὴ κόσμου, τίς ἡ πρόσλημψις εἰ μὴ ζωὴ ἐκ νεκρῶν;</text:span> <text:span text:style-name="T2">16</text:span> <text:span text:style-name="T1">εἰ δὲ ἡ ἀπαρχὴ ἁγία, καὶ τὸ φύραμα· καὶ εἰ ἡ ῥίζα ἁγία, καὶ οἱ κλάδοι.</text:span> <text:span text:style-name="T2">17</text:span> <text:span text:style-name="T1">Εἰ δέ τινες τῶν κλάδων ἐξεκλάσθησαν, σὺ δὲ ἀγριέλαιος ὢν ἐνεκεντρίσθης ἐν αὐτοῖς καὶ συγ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 ἡ ῥίζα σέ.</text:span> <text:span text:style-name="T2">19</text:span> <text:span text:style-name="T1">ἐρεῖς οὖν· ἐξεκλάσθησαν κλάδοι ἵνα ἐγὼ ἐγκεντρισθῶ.</text:span> <text:span text:style-name="T2">20</text:span> <text:span text:style-name="T1">καλῶς· τῇ ἀπιστίᾳ ἐξεκλάσθησαν, σὺ δὲ τῇ πίστει ἕστηκας. μὴ ὑψηλὰ φρόνει ἀλλὰ φοβοῦ·</text:span> <text:span text:style-name="T2">21</text:span> <text:span text:style-name="T1">εἰ γὰρ ὁ θεὸς τῶν κατὰ { φύσιν } φύσει { --- } κλάδων οὐκ ἐφείσατο, [μή πως] οὐδὲ σοῦ φείσεται.</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text:span> <text:span text:style-name="T2">23</text:span> <text:span text:style-name="T1">κἀκεῖνοι δέ, ἐὰν μὴ ἐπιμένωσιν τῇ ἀπιστίᾳ, ἐγκεντρισθήσονται· δυνατὸς γάρ ἐστιν ὁ θεὸς πάλιν ἐγκεντρίσαι αὐτούς.</text:span> <text:span text:style-name="T2">24</text:span> <text:span text:style-name="T1">εἰ γὰρ σὺ ἐκ τῆς κατὰ φύσιν ἐξεκόπης ἀγριελαίου καὶ παρὰ φύσιν ἐνεκεντρίσθης εἰς καλλιέλαιον, πόσῳ μᾶλλον οὗτοι οἱ κατὰ φύσιν ἐγκεντρισθήσονται τῇ ἰδίᾳ ἐλαίᾳ.</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text:span> <text:span text:style-name="T2">27</text:span> <text:span text:style-name="T1">καὶ αὕτη αὐτοῖς ἡ παρ᾽ ἐμοῦ διαθήκη, ὅταν ἀφέλωμαι τὰς ἁμαρτίας αὐτῶν.</text:span> <text:span text:style-name="T2">28</text:span> <text:span text:style-name="T1">κατὰ μὲν τὸ εὐαγγέλιον ἐχθροὶ δι᾽ ὑμᾶς, κατὰ δὲ τὴν ἐκλογὴν ἀγαπητοὶ διὰ τοὺς πατέρας·</text:span> <text:span text:style-name="T2">29</text:span> <text:span text:style-name="T1">ἀμεταμέλητα γὰρ τὰ χαρίσματα καὶ ἡ κλῆσις τοῦ θεοῦ.</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text:span> <text:span text:style-name="T2">32</text:span> <text:span text:style-name="T1">συνέκλεισεν γὰρ ὁ θεὸς τοὺς πάντας εἰς ἀπείθειαν, ἵνα τοὺς πάντας ἐλεήσῃ.</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text:span> <text:span text:style-name="T2">34</text:span> <text:span text:style-name="T1">τίς γὰρ ἔγνω νοῦν κυρίου; ἢ τίς σύμβουλος αὐτοῦ ἐγένετο;</text:span> <text:span text:style-name="T2">35</text:span> <text:span text:style-name="T1">ἢ τίς προέδωκεν αὐτῷ, καὶ ἀνταποδοθήσεται αὐτῷ;</text:span> <text:span text:style-name="T2">36</text:span> <text:span text:style-name="T1">ὅτι ἐξ αὐτοῦ καὶ δι᾽ αὐτοῦ καὶ εἰς αὐτὸν τὰ πάντα· αὐτῷ ἡ δόξα εἰς τοὺς αἰῶνας, ἀμήν.</text:span> </text:p>
      <text:p text:style-name="P4">ΠΡΟΣ ΡΩΜΑΙΟΥΣ  12</text:p>
      <text:p text:style-name="Text_20_body"><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text:span> <text:span text:style-name="T2">2</text:span> <text:span text:style-name="T1">καὶ μὴ συ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text:span> <text:span text:style-name="T2">14</text:span> <text:span text:style-name="T1">εὐλογεῖτε τοὺς διώκοντας [ὑμᾶς], εὐλογεῖτε καὶ μὴ καταρᾶσθε.</text:span> <text:span text:style-name="T2">15</text:span> <text:span text:style-name="T1">χαίρειν μετὰ χαιρόντων, κλαίειν μετὰ κλαιόντων.</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text:span> <text:span text:style-name="T2">17</text:span> <text:span text:style-name="T1">μηδενὶ κακὸν ἀντὶ κακοῦ ἀποδιδόντες, προνοούμενοι καλὰ ἐνώπιον πάντων ἀνθρώπων·</text:span> <text:span text:style-name="T2">18</text:span> <text:span text:style-name="T1">εἰ δυνατὸν τὸ ἐξ ὑμῶν, μετὰ πάντων ἀνθρώπων εἰρηνεύοντες·</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text:span> <text:span text:style-name="T2">20</text:span> <text:span text:style-name="T1">ἀλλ᾽ ἐὰν πεινᾷ ὁ ἐχθρός σου, ψώμιζε αὐτόν· ἐὰν διψᾷ, πότιζε αὐτόν· τοῦτο γὰρ ποιῶν ἄνθρακας πυρὸς σωρεύσεις ἐπὶ τὴν κεφαλὴν αὐτοῦ.</text:span> <text:span text:style-name="T2">21</text:span> <text:span text:style-name="T1">μὴ νικῶ ὑπὸ τοῦ κακοῦ ἀλλὰ νίκα ἐν τῷ ἀγαθῷ τὸ κακόν.</text:span> </text:p>
      <text:p text:style-name="P4">ΠΡΟΣ ΡΩΜΑΙΟΥΣ  13</text:p>
      <text:p text:style-name="Text_20_body"><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text:span> <text:span text:style-name="T2">2</text:span> <text:span text:style-name="T1">ὥστε ὁ ἀντιτασσόμενος τῇ ἐξουσίᾳ τῇ τοῦ θεοῦ διαταγῇ ἀνθέστηκεν, οἱ δὲ ἀνθεστηκότες ἑαυτοῖς κρίμα λήμψονται.</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text:span> <text:span text:style-name="T2">5</text:span> <text:span text:style-name="T1">διὸ ἀνάγκη ὑποτάσσεσθαι, οὐ μόνον διὰ τὴν ὀργὴν ἀλλὰ καὶ διὰ τὴν συνείδησιν.</text:span> <text:span text:style-name="T2">6</text:span> <text:span text:style-name="T1">διὰ τοῦτο γὰρ καὶ φόρους τελεῖτε· λειτουργοὶ γὰρ θεοῦ εἰσιν εἰς αὐτὸ τοῦτο προσκαρτεροῦντες.</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text:span> <text:span text:style-name="T2">8</text:span> <text:span text:style-name="T1">Μηδενὶ μηδὲν ὀφείλετε εἰ μὴ τὸ ἀλλήλους ἀγαπᾶν· ὁ γὰρ ἀγαπῶν τὸν ἕτερον νόμον πεπλήρωκεν.</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ἐν τῷ]· ἀγαπήσεις τὸν πλησίον σου ὡς σεαυτόν.</text:span> <text:span text:style-name="T2">10</text:span> <text:span text:style-name="T1">ἡ ἀγάπη τῷ πλησίον κακὸν οὐκ ἐργάζεται· πλήρωμα οὖν νόμου ἡ ἀγάπη.</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text:span> <text:span text:style-name="T2">12</text:span> <text:span text:style-name="T1">ἡ νὺξ προέκοψεν, ἡ δὲ ἡμέρα ἤγγικεν. ἀποθώμεθα οὖν τὰ ἔργα τοῦ σκότους, ἐνδυσώμεθα [δὲ] τὰ ὅπλα τοῦ φωτός.</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 ἐνδύσασθε τὸν κύριον Ἰησοῦν Χριστὸν καὶ τῆς σαρκὸς πρόνοιαν μὴ ποιεῖσθε εἰς ἐπιθυμίας.</text:span> </text:p>
      <text:p text:style-name="P4"><text:soft-page-break/>ΠΡΟΣ ΡΩΜΑΙΟΥΣ  14</text:p>
      <text:p text:style-name="Text_20_body"><text:span text:style-name="T2">1</text:span> <text:span text:style-name="T1">Τὸν δὲ ἀσθενοῦντα τῇ πίστει προσλαμβάνεσθε, μὴ εἰς διακρίσεις διαλογισμῶν.</text:span> <text:span text:style-name="T2">2</text:span> <text:span text:style-name="T1">ὃς μὲν πιστεύει φαγεῖν πάντα, ὁ δὲ ἀσθενῶν λάχανα ἐσθίει.</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text:span> <text:span text:style-name="T2">5</text:span> <text:span text:style-name="T1">Ὃς μὲν [γὰρ] κρίνει ἡμέραν παρ᾽ ἡμέραν, ὃς δὲ κρίνει πᾶσαν ἡμέραν· ἕκαστος ἐν τῷ ἰδίῳ νοῒ πληροφορείσθω.</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text:span> <text:span text:style-name="T2">7</text:span> <text:span text:style-name="T1">οὐδεὶς γὰρ ἡμῶν ἑαυτῷ ζῇ καὶ οὐδεὶς ἑαυτῷ ἀποθνῄσκει·</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text:span> <text:span text:style-name="T2">9</text:span> <text:span text:style-name="T1">εἰς τοῦτο γὰρ Χριστὸς ἀπέθανεν καὶ ἔζησεν, ἵνα καὶ νεκρῶν καὶ ζώντων κυριεύσῃ.</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text:span> <text:span text:style-name="T2">12</text:span> <text:span text:style-name="T1">ἄρα [οὖν] ἕκαστος ἡμῶν περὶ ἑαυτοῦ λόγον δώσει [τῷ θεῷ].</text:span> <text:span text:style-name="T2">13</text:span> <text:span text:style-name="T1">Μηκέτι οὖν ἀλλήλους κρίνωμεν· ἀλλὰ τοῦτο κρίνατε μᾶλλον, τὸ μὴ τιθέναι πρόσκομμα τῷ ἀδελφῷ ἢ σκάνδαλον.</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text:span> <text:span text:style-name="T2">16</text:span> <text:span text:style-name="T1">μὴ βλασφημείσθω οὖν ὑμῶν τὸ ἀγαθόν.</text:span> <text:span text:style-name="T2">17</text:span> <text:span text:style-name="T1">οὐ γάρ ἐστιν ἡ βασιλεία τοῦ θεοῦ βρῶσις καὶ πόσις ἀλλὰ δικαιοσύνη καὶ εἰρήνη καὶ χαρὰ ἐν πνεύματι ἁγίῳ·</text:span> <text:span text:style-name="T2">18</text:span> <text:span text:style-name="T1">ὁ γὰρ ἐν τούτῳ δουλεύων τῷ Χριστῷ εὐάρεστος τῷ θεῷ καὶ δόκιμος τοῖς ἀνθρώποις.</text:span> <text:span text:style-name="T2">19</text:span> <text:span text:style-name="T1">Ἄρα οὖν τὰ τῆς εἰρήνης διώκωμεν καὶ τὰ τῆς οἰκοδομῆς τῆς εἰς ἀλλήλους.</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text:span> <text:span text:style-name="T2">21</text:span> <text:span text:style-name="T1">καλὸν τὸ μὴ φαγεῖν κρέα μηδὲ πιεῖν οἶνον μηδὲ ἐν ᾧ ὁ ἀδελφός σου { προσκόπτει. } προσκόπτει { --- } ἢ { --- } σκανδαλίζεται, { --- } ἢ { --- } ἀσθενεῖ· { --- }</text:span> <text:span text:style-name="T2">22</text:span> <text:span text:style-name="T1">σὺ πίστιν [ἣν] ἔχεις κατὰ σεαυτὸν ἔχε ἐνώπιον τοῦ θεοῦ. μακάριος ὁ μὴ κρίνων ἑαυτὸν ἐν ᾧ δοκιμάζει·</text:span> <text:span text:style-name="T2">23</text:span> <text:span text:style-name="T1">ὁ δὲ διακρινόμενος ἐὰν φάγῃ κατακέκριται, ὅτι οὐκ ἐκ πίστεως· πᾶν δὲ ὃ οὐκ ἐκ πίστεως ἁμαρτία ἐστίν.</text:span> </text:p>
      <text:p text:style-name="P4">ΠΡΟΣ ΡΩΜΑΙΟΥΣ  15</text:p>
      <text:p text:style-name="Text_20_body"><text:span text:style-name="T2">1</text:span> <text:span text:style-name="T1">Ὀφείλομεν δὲ ἡμεῖς οἱ δυνατοὶ τὰ ἀσθενήματα τῶν ἀδυνάτων βαστάζειν καὶ μὴ ἑαυτοῖς ἀρέσκειν.</text:span> <text:span text:style-name="T2">2</text:span> <text:span text:style-name="T1">ἕκαστος ἡμῶν τῷ πλησίον ἀρεσκέτω εἰς τὸ ἀγαθὸν πρὸς οἰκοδομήν·</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text:span> <text:span text:style-name="T2">7</text:span> <text:span text:style-name="T1">Διὸ προσλαμβάνεσθε ἀλλήλους, καθὼς καὶ ὁ Χριστὸς προσελάβετο ὑμᾶς εἰς δόξαν τοῦ θεοῦ.</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text:span> <text:span text:style-name="T2">10</text:span> <text:span text:style-name="T1">καὶ πάλιν λέγει· εὐφράνθητε, ἔθνη, μετὰ τοῦ λαοῦ αὐτοῦ.</text:span> <text:span text:style-name="T2">11</text:span> <text:span text:style-name="T1">καὶ πάλιν· αἰνεῖτε, πάντα τὰ ἔθνη, τὸν κύριον καὶ ἐπαινεσάτωσαν αὐτὸν πάντες οἱ λαοί.</text:span> <text:span text:style-name="T2">12</text:span> <text:span text:style-name="T1">καὶ πάλιν Ἠσαΐας λέγει· ἔσται ἡ ῥίζα τοῦ Ἰεσσαὶ καὶ ὁ ἀνιστάμενος ἄρχειν ἐθνῶν, ἐπ᾽ αὐτῷ ἔθνη ἐλπιοῦσιν.</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τῆς] γνώσεως, δυνάμενοι καὶ ἀλλήλους νουθετεῖν.</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text:span> <text:span text:style-name="T2">17</text:span> <text:span text:style-name="T1">ἔχω οὖν [τὴν] καύχησιν ἐν Χριστῷ Ἰησοῦ τὰ πρὸς τὸν θεόν·</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text:span> <text:span text:style-name="T2">22</text:span> <text:span text:style-name="T1">Διὸ καὶ ἐνεκοπτόμην τὰ πολλὰ τοῦ ἐλθεῖν πρὸς ὑμᾶς·</text:span> <text:span text:style-name="T2">23</text:span> <text:span text:style-name="T1">νυνὶ δὲ μηκέτι τόπον ἔχων ἐν τοῖς κλίμασιν τούτοις, ἐπιποθ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text:span> <text:span text:style-name="T2">25</text:span> <text:span text:style-name="T1">Νυνὶ δὲ πορεύομαι εἰς Ἰερουσαλὴμ διακονῶν τοῖς ἁγίοις.</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text:span> <text:span text:style-name="T2">28</text:span> <text:span text:style-name="T1">τοῦτο οὖν ἐπιτελέσας καὶ σφραγισάμενος αὐτοῖς τὸν καρπὸν τοῦτον, ἀπελεύσομαι δι᾽ ὑμῶν εἰς Σπανίαν·</text:span> <text:span text:style-name="T2">29</text:span> <text:span text:style-name="T1">οἶδα δὲ ὅτι ἐρχόμενος πρὸς ὑμᾶς ἐν πληρώματι εὐλογίας Χριστοῦ ἐλεύσομαι.</text:span> <text:span text:style-name="T2">30</text:span> <text:span text:style-name="T1">Παρακαλῶ δὲ ὑμᾶς [,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 ἐλθὼν } ἔλθω { --- } πρὸς ὑμᾶς διὰ θελήματος θεοῦ συναναπαύσωμαι ὑμῖν.</text:span> <text:span text:style-name="T2">33</text:span> <text:span text:style-name="T1">Ὁ δὲ θεὸς τῆς εἰρήνης μετὰ πάντων ὑμῶν, ἀμήν.</text:span> </text:p>
      <text:p text:style-name="P4">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γ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text:span> <text:span text:style-name="T2">6</text:span> <text:span text:style-name="T1">ἀσπάσασθε Μαρίαν, ἥτις πολλὰ ἐκοπίασεν εἰς ὑμᾶς.</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text:span> <text:span text:style-name="T2">8</text:span> <text:span text:style-name="T1">ἀσπάσασθε Ἀμπλιᾶτον τὸν ἀγαπητόν μου ἐν κυρίῳ.</text:span> <text:span text:style-name="T2">9</text:span> <text:span text:style-name="T1">ἀσπάσασθε Οὐρβανὸν τὸν συνεργὸν ἡμῶν ἐν Χριστῷ καὶ Στάχυν τὸν ἀγαπητόν μου.</text:span> <text:span text:style-name="T2">10</text:span> <text:span text:style-name="T1">ἀσπάσασθε Ἀπελλῆν τὸν δόκιμον ἐν Χριστῷ. ἀσπάσασθε τοὺς ἐκ τῶν Ἀριστοβούλου.</text:span> <text:span text:style-name="T2">11</text:span> <text:span text:style-name="T1">ἀσπάσασθε Ἡρῳδίωνα τὸν συγγενῆ μου. ἀσπάσασθε τοὺς ἐκ τῶν Ναρκίσσου τοὺς ὄντας ἐν κυρίῳ.</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text:span> <text:span text:style-name="T2">13</text:span> <text:span text:style-name="T1">ἀσπάσασθε Ῥοῦφον τὸν ἐκλεκτὸν ἐν κυρίῳ καὶ τὴν μητέρα αὐτοῦ καὶ ἐμοῦ.</text:span> <text:span text:style-name="T2">14</text:span> <text:span text:style-name="T1">ἀσπάσασθε Ἀσύγκριτον, Φλέγοντα, Ἑρμῆν, Πατροβᾶν, Ἑρμᾶν καὶ τοὺς σὺν αὐτοῖς ἀδελφούς.</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text:span> <text:span text:style-name="T2">16</text:span> <text:span text:style-name="T1">ἀσπάσασθε ἀλλήλους ἐν φιλήματι ἁγίῳ. ἀσπάζονται ὑμᾶς αἱ ἐκκλησίαι πᾶσαι τοῦ Χριστοῦ.</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text:span> <text:span text:style-name="T2">21</text:span> <text:span text:style-name="T1">Ἀσπάζεται ὑμᾶς Τιμόθεος ὁ συνεργός μου καὶ Λούκιος καὶ Ἰάσων καὶ Σωσίπατρος οἱ συγγενεῖς μου.</text:span> <text:span text:style-name="T2">22</text:span> <text:span text:style-name="T1">ἀσπάζομαι ὑμᾶς ἐγὼ Τέρτιος ὁ γράψας τὴν ἐπιστολὴν ἐν κυρίῳ.</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2" text:outline-level="3">ΠΡΟΣ ΚΟΡΙΝΘΙΟΥΣ Α</text:h>
      <text:p text:style-name="Text_20_body"/>
      <text:p text:style-name="P4">ΠΡΟΣ ΚΟΡΙΝΘΙΟΥΣ Α  1</text:p>
      <text:p text:style-name="Text_20_body"><text:span text:style-name="T2">1</text:span> <text:span text:style-name="T1">Παῦλος κλητὸς ἀπόστολος Χριστοῦ Ἰησοῦ διὰ θελήματος θεοῦ καὶ Σωσθένης ὁ ἀδελφὸς</text:span> <text:span text:style-name="T2">2</text:span> <text:span text:style-name="T1">τῇ ἐκκλησίᾳ τοῦ θεοῦ { τῇ } { οὔσῃ } { ἐν } { Κορίνθῳ, } ἡγιασμένοις ἐν Χριστῷ Ἰησοῦ, τῇ { --- } οὔσῃ { --- } ἐν { --- } Κορίνθῳ, { --- } κλητοῖς ἁγίοις, σὺν πᾶσιν τοῖς ἐπικαλουμένοις τὸ ὄνομα τοῦ κυρίου ἡμῶν Ἰησοῦ Χριστοῦ ἐν παντὶ τόπῳ, αὐτῶν καὶ ἡμῶν·</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text:span> <text:span text:style-name="T2">8</text:span> <text:span text:style-name="T1">ὃς καὶ βεβαιώσει ὑμᾶς ἕως τέλους ἀνεγκλήτους ἐν τῇ ἡμέρᾳ τοῦ κυρίου ἡμῶν Ἰησοῦ [Χριστοῦ].</text:span> <text:span text:style-name="T2">9</text:span> <text:span text:style-name="T1">πιστὸς ὁ θεός, δι᾽ οὗ ἐκλήθητε εἰς κοινωνίαν τοῦ υἱοῦ αὐτοῦ Ἰησοῦ Χριστοῦ τοῦ κυρίου ἡμῶν.</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text:span> <text:span text:style-name="T2">11</text:span> <text:span text:style-name="T1">ἐδηλώθη γάρ μοι περὶ ὑμῶν, ἀδελφοί μου, ὑπὸ τῶν Χλόης ὅτι ἔριδες ἐν ὑμῖν εἰσιν.</text:span> <text:span text:style-name="T2">12</text:span> <text:span text:style-name="T1">λέγω δὲ τοῦτο ὅτι ἕκαστος ὑμῶν λέγει· ἐγὼ μέν εἰμι Παύλου, ἐγὼ δὲ Ἀπολλῶ, ἐγὼ δὲ Κηφᾶ, ἐγὼ δὲ Χριστοῦ.</text:span> <text:span text:style-name="T2">13</text:span> <text:span text:style-name="T1">μεμέρισται ὁ Χριστός; μὴ Παῦλος ἐσταυρώθη ὑπὲρ ὑμῶν, ἢ εἰς τὸ ὄνομα Παύλου ἐβαπτίσθητε;</text:span> <text:span text:style-name="T2">14</text:span> <text:span text:style-name="T1">εὐχαριστῶ [τῷ θεῷ] ὅτι οὐδένα ὑμῶν ἐβάπτισα εἰ μὴ Κρίσπον καὶ Γάϊον,</text:span> <text:span text:style-name="T2">15</text:span> <text:span text:style-name="T1">ἵνα μή τις εἴπῃ ὅτι εἰς τὸ ἐμὸν ὄνομα ἐβαπτίσθητε.</text:span> <text:span text:style-name="T2">16</text:span> <text:span text:style-name="T1">ἐβάπτισα δὲ καὶ τὸν Στεφανᾶ οἶκον, λοιπὸν οὐκ οἶδα εἴ τινα ἄλλον ἐβάπτισα.</text:span> <text:span text:style-name="T2">17</text:span> <text:span text:style-name="T1">οὐ γὰρ ἀπέστειλέν με Χριστὸς βαπτίζειν ἀλλ᾽ εὐαγγελίζεσθαι, οὐκ ἐν σοφίᾳ λόγου, ἵνα μὴ κενωθῇ ὁ σταυρὸς τοῦ Χριστοῦ.</text:span> <text:span text:style-name="T2">18</text:span> <text:span text:style-name="T1">Ὁ λόγος γὰρ ὁ τοῦ σταυροῦ τοῖς μὲν ἀπολλυμένοις μωρία ἐστίν, τοῖς δὲ σῳζομένοις ἡμῖν δύναμις θεοῦ ἐστιν.</text:span> <text:span text:style-name="T2">19</text:span> <text:span text:style-name="T1">γέγραπται γάρ· ἀπολῶ τὴν σοφίαν τῶν σοφῶν καὶ τὴν σύνεσιν τῶν συνετῶν ἀθετήσω.</text:span> <text:span text:style-name="T2">20</text:span> <text:span text:style-name="T1">ποῦ σοφός; ποῦ γραμματεύς; ποῦ συζητητὴς τοῦ αἰῶνος τούτου; οὐχὶ ἐμώρανεν ὁ θεὸς τὴν σοφίαν τοῦ κόσμου;</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text:span> <text:span text:style-name="T2">25</text:span> <text:span text:style-name="T1">ὅτι τὸ μωρὸν τοῦ θεοῦ σοφώτερον τῶν ἀνθρώπων ἐστὶν καὶ τὸ ἀσθενὲς τοῦ θεοῦ ἰσχυρότερον τῶν ἀνθρώπων.</text:span> <text:span text:style-name="T2">26</text:span> <text:span text:style-name="T1">Βλέπετε γὰρ τὴν κλῆσιν ὑμῶν, ἀδελφοί, ὅτι οὐ πολλοὶ σοφοὶ κατὰ σάρκα, οὐ πολλοὶ δυνατοί, οὐ πολλοὶ εὐγενεῖς·</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text:span> </text:p>
      <text:p text:style-name="P4">ΠΡΟΣ ΚΟΡΙΝΘΙΟΥΣ Α  2</text:p>
      <text:p text:style-name="Text_20_body"><text:span text:style-name="T2">1</text:span> <text:span text:style-name="T1">Κἀγὼ ἐλθὼν πρὸς ὑμᾶς, ἀδελφοί, ἦλθον οὐ καθ᾽ ὑπεροχὴν λόγου ἢ σοφίας καταγγέλλων ὑμῖν τὸ μυστήριον τοῦ θεοῦ.</text:span> <text:span text:style-name="T2">2</text:span> <text:span text:style-name="T1">οὐ γὰρ ἔκρινά τι εἰδέναι ἐν ὑμῖν εἰ μὴ Ἰησοῦν Χριστὸν καὶ τοῦτον ἐσταυρωμένον.</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text:span> <text:span text:style-name="T2">7</text:span> <text:span text:style-name="T1">ἀλλὰ λαλοῦμεν θεοῦ σοφίαν ἐν 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text:span> <text:span text:style-name="T2">10</text:span> <text:span text:style-name="T1">ἡμῖν { δὲ } γὰρ { --- } ἀπεκάλυψεν ὁ θεὸς διὰ τοῦ πνεύματος· τὸ γὰρ πνεῦμα πάντα ἐραυνᾷ, καὶ τὰ βάθη τοῦ θεοῦ.</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γκρίνοντες.</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text:span> <text:span text:style-name="T2">15</text:span> <text:span text:style-name="T1">ὁ δὲ πνευματικὸς ἀνακρίνει [τὰ] πάντα, αὐτὸς δὲ ὑπ᾽ οὐδενὸς ἀνακρίνεται.</text:span> <text:span text:style-name="T2">16</text:span> <text:span text:style-name="T1">τίς γὰρ ἔγνω νοῦν κυρίου, ὃς συμβιβάσει αὐτόν; ἡμεῖς δὲ νοῦν Χριστοῦ ἔχομεν.</text:span> </text:p>
      <text:p text:style-name="P4">ΠΡΟΣ ΚΟΡΙΝΘΙΟΥΣ Α  3</text:p>
      <text:p text:style-name="Text_20_body"><text:span text:style-name="T2">1</text:span> <text:span text:style-name="T1">Κἀγώ, ἀδελφοί, οὐκ ἠδυνήθην λαλῆσαι ὑμῖν ὡς πνευματικοῖς ἀλλ᾽ ὡς σαρκίνοις, ὡς νηπίοις ἐν Χριστῷ.</text:span> <text:span text:style-name="T2">2</text:span> <text:span text:style-name="T1">γάλα ὑμᾶς ἐπότισα, οὐ βρῶμα· οὔπω γὰρ ἐδύνασθε. ἀλλ᾽ οὐδὲ ἔτι νῦν δύνασθε,</text:span> <text:span text:style-name="T2">3</text:span> <text:span text:style-name="T1">ἔτι γὰρ σαρκικοί ἐστε. ὅπου γὰρ ἐν ὑμῖν ζῆλος καὶ ἔρις, οὐχὶ σαρκικοί ἐστε καὶ κατὰ ἄνθρωπον περιπατεῖτε;</text:span> <text:span text:style-name="T2">4</text:span> <text:span text:style-name="T1">ὅταν γὰρ λέγῃ τις· ἐγὼ μέν εἰμι Παύλου, ἕτερος δέ· ἐγὼ Ἀπολλῶ, οὐκ ἄνθρωποί ἐστε;</text:span> <text:span text:style-name="T2">5</text:span> <text:span text:style-name="T1">Τί οὖν ἐστιν Ἀπολλῶς; τί δέ ἐστιν Παῦλος; διάκονοι δι᾽ ὧν ἐπιστεύσατε, καὶ ἑκάστῳ ὡς ὁ κύριος ἔδωκεν.</text:span> <text:span text:style-name="T2">6</text:span> <text:span text:style-name="T1">ἐγὼ ἐφύτευσα, Ἀπολλῶς ἐπότισεν, ἀλλ᾽ ὁ θεὸς ηὔξανεν·</text:span> <text:span text:style-name="T2">7</text:span> <text:span text:style-name="T1">ὥστε οὔτε ὁ φυτεύων ἐστίν τι οὔτε ὁ ποτίζων ἀλλ᾽ ὁ αὐξάνων θεός.</text:span> <text:span text:style-name="T2">8</text:span> <text:span text:style-name="T1">ὁ φυτεύων δὲ καὶ ὁ ποτίζων ἕν εἰσιν, ἕκαστος δὲ τὸν ἴδιον μισθὸν λήμψεται κατὰ τὸν ἴδιον κόπον·</text:span> <text:span text:style-name="T2">9</text:span> <text:span text:style-name="T1">θεοῦ γάρ ἐσμεν συνεργοί, θεοῦ γεώργιον, θεοῦ οἰκοδομή ἐστε.</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text:span> <text:span text:style-name="T2">11</text:span> <text:span text:style-name="T1">θεμέλιον γὰρ ἄλλον οὐδεὶς δύναται θεῖναι παρὰ τὸν κείμενον, ὅς ἐστιν Ἰησοῦς Χριστός.</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text:span> <text:span text:style-name="T2">14</text:span> <text:span text:style-name="T1">εἴ τινος τὸ ἔργον μενεῖ ὃ ἐποικοδόμησεν, μισθὸν λήμψεται·</text:span> <text:span text:style-name="T2">15</text:span> <text:span text:style-name="T1">εἴ τινος τὸ ἔργον κατακαήσεται, ζημιωθήσεται, αὐτὸς δὲ σωθήσεται, οὕτως δὲ ὡς διὰ πυρός.</text:span> <text:span text:style-name="T2">16</text:span> <text:span text:style-name="T1">Οὐκ οἴδατε ὅτι ναὸς θεοῦ ἐστε καὶ τὸ πνεῦμα τοῦ θεοῦ οἰκεῖ ἐν ὑμῖν;</text:span> <text:span text:style-name="T2">17</text:span> <text:span text:style-name="T1">εἴ τις τὸν ναὸν τοῦ θεοῦ φθείρει, φθερεῖ τοῦτον ὁ θεός· ὁ γὰρ ναὸς τοῦ θεοῦ ἅγιός ἐστιν, οἵτινές ἐστε ὑμεῖς.</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text:span> <text:span text:style-name="T2">20</text:span> <text:span text:style-name="T1">καὶ πάλιν· κύριος γινώσκει τοὺς διαλογισμοὺς τῶν σοφῶν ὅτι εἰσὶν μάταιοι.</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text:span> </text:p>
      <text:p text:style-name="P4">ΠΡΟΣ ΚΟΡΙΝΘΙΟΥΣ Α  4</text:p>
      <text:p text:style-name="Text_20_body"><text:span text:style-name="T2">1</text:span> <text:span text:style-name="T1">Οὕτως ἡμᾶς λογιζέσθω ἄνθρωπος ὡς ὑπηρέτας Χριστοῦ καὶ οἰκονόμους μυστηρίων θεοῦ.</text:span> <text:span text:style-name="T2">2</text:span> <text:span text:style-name="T1">ὧδε λοιπὸν ζητεῖται ἐν τοῖς οἰκονόμοις, ἵνα πιστός τις εὑρεθῇ.</text:span> <text:span text:style-name="T2">3</text:span> <text:span text:style-name="T1">ἐμοὶ δὲ εἰς ἐλάχιστόν ἐστιν, ἵνα ὑφ᾽ ὑμῶν ἀνακριθῶ ἢ ὑπὸ ἀνθρωπίνης ἡμέρας· ἀλλ᾽ οὐδὲ ἐμαυτὸν ἀνακρίνω.</text:span> <text:span text:style-name="T2">4</text:span> <text:span text:style-name="T1">οὐδὲν γὰρ ἐμαυτῷ σύνοιδα, ἀλλ᾽ οὐκ ἐν τούτῳ δεδικαίωμαι, ὁ δὲ ἀνακρίνων με κύριός ἐστιν.</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text:span> <text:span text:style-name="T2">7</text:span> <text:span text:style-name="T1">τίς γάρ σε διακρίνει; τί δὲ ἔχεις ὃ οὐκ ἔλαβες; εἰ δὲ καὶ ἔλαβες, τί καυχᾶσαι ὡς μὴ λαβών;</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μβασιλεύσωμεν.</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text:span> <text:span text:style-name="T2">14</text:span> <text:span text:style-name="T1">Οὐκ ἐντρέπων ὑμᾶς γράφω ταῦτα ἀλλ᾽ ὡς τέκνα μου ἀγαπητὰ νουθετῶ[ν].</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text:span> <text:span text:style-name="T2">16</text:span> <text:span text:style-name="T1">Παρακαλῶ οὖν ὑμᾶς, μιμηταί μου γίνεσθε.</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text:span> <text:span text:style-name="T2">18</text:span> <text:span text:style-name="T1">Ὡς μὴ ἐρχομένου δέ μου πρὸς ὑμᾶς ἐφυσιώθησάν τινες·</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text:span> <text:span text:style-name="T2">20</text:span> <text:span text:style-name="T1">οὐ γὰρ ἐν λόγῳ ἡ βασιλεία τοῦ θεοῦ ἀλλ᾽ ἐν δυνάμει.</text:span> <text:span text:style-name="T2">21</text:span> <text:span text:style-name="T1">τί θέλετε; ἐν ῥάβδῳ ἔλθω πρὸς ὑμᾶς ἢ ἐν ἀγάπῃ πνεύματί τε πραΰτητος;</text:span> </text:p>
      <text:p text:style-name="P4">ΠΡΟΣ ΚΟΡΙΝΘΙΟΥΣ Α  5</text:p>
      <text:p text:style-name="Text_20_body"><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text:span> <text:span text:style-name="T2">2</text:span> <text:span text:style-name="T1">καὶ ὑμεῖς πεφυσιωμένοι ἐστὲ καὶ οὐχὶ μᾶλλον ἐπενθήσατε, ἵνα ἀρθῇ ἐκ μέσου ὑμῶν ὁ τὸ ἔργον τοῦτο { πράξας; } ποιήσας; { --- }</text:span> <text:span text:style-name="T2">3</text:span> <text:span text:style-name="T1">ἐγὼ μὲν γάρ, ἀπὼν τῷ σώματι παρὼν δὲ τῷ πνεύματι, ἤδη κέκρικα ὡς παρὼν τὸν οὕτως τοῦτο κατεργασάμενον·</text:span> <text:span text:style-name="T2">4</text:span> <text:span text:style-name="T1">ἐν τῷ ὀνόματι τοῦ κυρίου [ἡμῶν] Ἰησοῦ Χριστοῦ { --- }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text:span> <text:span text:style-name="T2">6</text:span> <text:span text:style-name="T1">Οὐ καλὸν τὸ καύχημα ὑμῶν. οὐκ οἴδατε ὅτι μικρὰ ζύμη ὅλον τὸ φύραμα ζυμοῖ;</text:span> <text:span text:style-name="T2">7</text:span> <text:span text:style-name="T1">ἐκκαθάρατε τὴν παλαιὰν ζύμην, ἵνα ἦτε νέον φύραμα, καθώς ἐστε ἄζυμοι· καὶ γὰρ τὸ πάσχα ἡμῶν ἐτύθη Χριστός.</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text:span> <text:span text:style-name="T2">12</text:span> <text:span text:style-name="T1">τί γάρ μοι τοὺς ἔξω κρίνειν; οὐχὶ τοὺς ἔσω ὑμεῖς κρίνετε;</text:span> <text:span text:style-name="T2">13</text:span> <text:span text:style-name="T1">τοὺς δὲ ἔξω ὁ θεὸς κρινεῖ. ἐξάρατε τὸν πονηρὸν ἐξ ὑμῶν αὐτῶν.</text:span> </text:p>
      <text:p text:style-name="P4">ΠΡΟΣ ΚΟΡΙΝΘΙΟΥΣ Α  6</text:p>
      <text:p text:style-name="Text_20_body"><text:span text:style-name="T2">1</text:span> <text:span text:style-name="T1">Τολμᾷ τις ὑμῶν πρᾶγμα ἔχων πρὸς τὸν ἕτερον κρίνεσθαι ἐπὶ τῶν ἀδίκων καὶ οὐχὶ ἐπὶ τῶν ἁγίων;</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text:span> <text:span text:style-name="T2">3</text:span> <text:span text:style-name="T1">οὐκ οἴδατε ὅτι ἀγγέλους κρινοῦμεν, μήτι γε βιωτικά;</text:span> <text:span text:style-name="T2">4</text:span> <text:span text:style-name="T1">βιωτικὰ μὲν οὖν κριτήρια ἐὰν ἔχητε, τοὺς ἐξουθενημένους ἐν τῇ ἐκκλησίᾳ, τούτους καθίζετε;</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text:span> <text:span text:style-name="T2">6</text:span> <text:span text:style-name="T1">ἀλλ᾽ ἀδελφὸς μετὰ ἀδελφοῦ κρίνεται καὶ τοῦτο ἐπὶ ἀπίστων;</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text:span> <text:span text:style-name="T2">8</text:span> <text:span text:style-name="T1">ἀλλ᾽ ὑμεῖς ἀδικεῖτε καὶ ἀποστερεῖτε, καὶ τοῦτο ἀδελφούς.</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text:span> <text:span text:style-name="T2">11</text:span> <text:span text:style-name="T1">καὶ ταῦτά τινες ἦτε· ἀλλ᾽ ἀπελούσασθε, ἀλλ᾽ ἡγιάσθητε, ἀλλ᾽ ἐδικαιώθητε ἐν τῷ ὀνόματι τοῦ κυρίου Ἰησοῦ Χριστοῦ καὶ ἐν τῷ πνεύματι τοῦ θεοῦ ἡμῶν.</text:span> <text:span text:style-name="T2">12</text:span> <text:span text:style-name="T1">Πάντα μοι ἔξεστιν ἀλλ᾽ οὐ πάντα συμφέρει· πάντα μοι ἔξεστιν ἀλλ᾽ οὐκ ἐγὼ ἐξουσιασθήσομαι ὑπό τινος.</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text:span> <text:span text:style-name="T2">14</text:span> <text:span text:style-name="T1">ὁ δὲ θεὸς καὶ τὸν κύριον ἤγειρεν καὶ ἡμᾶς ἐξεγερεῖ διὰ τῆς δυνάμεως αὐτοῦ.</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text:span> <text:span text:style-name="T2">16</text:span> <text:span text:style-name="T1">[ἢ] οὐκ οἴδατε ὅτι ὁ κολλώμενος τῇ πόρνῃ ἓν σῶμά ἐστιν; ἔσονται γάρ, φησίν, οἱ δύο εἰς σάρκα μίαν.</text:span> <text:span text:style-name="T2">17</text:span> <text:span text:style-name="T1">ὁ δὲ κολλώμενος τῷ κυρίῳ ἓν πνεῦμά ἐστιν.</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text:span> <text:span text:style-name="T2">20</text:span> <text:span text:style-name="T1">ἠγοράσθητε γὰρ τιμῆς· δοξάσατε δὴ τὸν θεὸν ἐν τῷ σώματι ὑμῶν.</text:span> </text:p>
      <text:p text:style-name="P4">ΠΡΟΣ ΚΟΡΙΝΘΙΟΥΣ Α  7</text:p>
      <text:p text:style-name="Text_20_body"><text:soft-page-break/><text:span text:style-name="T2">1</text:span> <text:span text:style-name="T1">Περὶ δὲ ὧν ἐγράψατε, καλὸν ἀνθρώπῳ γυναικὸς μὴ ἅπτεσθαι·</text:span> <text:span text:style-name="T2">2</text:span> <text:span text:style-name="T1">διὰ δὲ τὰς πορνείας ἕκαστος τὴν ἑαυτοῦ γυναῖκα ἐχέτω καὶ ἑκάστη τὸν ἴδιον ἄνδρα ἐχέτω.</text:span> <text:span text:style-name="T2">3</text:span> <text:span text:style-name="T1">τῇ γυναικὶ ὁ ἀνὴρ τὴν ὀφειλὴν ἀποδιδότω, ὁμοίως δὲ καὶ ἡ γυνὴ τῷ ἀνδρί.</text:span> <text:span text:style-name="T2">4</text:span> <text:span text:style-name="T1">ἡ γυνὴ τοῦ ἰδίου σώματος οὐκ ἐξουσιάζει ἀλλ᾽ ὁ ἀνήρ, ὁμοίως δὲ καὶ ὁ ἀνὴρ τοῦ ἰδίου σώματος οὐκ ἐξουσιάζει ἀλλ᾽ ἡ γυνή.</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text:span> <text:span text:style-name="T2">6</text:span> <text:span text:style-name="T1">τοῦτο δὲ λέγω κατὰ συγγνώμην οὐ κατ᾽ ἐπιταγήν.</text:span> <text:span text:style-name="T2">7</text:span> <text:span text:style-name="T1">θέλω δὲ πάντας ἀνθρώπους εἶναι ὡς καὶ ἐμαυτόν· ἀλλ᾽ ἕκαστος ἴδιον ἔχει χάρισμα ἐκ θεοῦ, ὁ μὲν οὕτως, ὁ δὲ οὕτως.</text:span> <text:span text:style-name="T2">8</text:span> <text:span text:style-name="T1">Λέγω δὲ τοῖς ἀγάμοις καὶ ταῖς χήραις, καλὸν αὐτοῖς ἐὰν μείνωσιν ὡς κἀγώ·</text:span> <text:span text:style-name="T2">9</text:span> <text:span text:style-name="T1">εἰ δὲ οὐκ ἐγκρατεύονται, γαμησάτωσαν, κρεῖττον γάρ ἐστιν γαμῆσαι ἢ πυροῦσθαι.</text:span> <text:span text:style-name="T2">10</text:span> <text:span text:style-name="T1">Τοῖς δὲ γεγαμηκόσιν παραγγέλλω, οὐκ ἐγὼ ἀλλ᾽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text:span> <text:span text:style-name="T2">13</text:span> <text:span text:style-name="T1">καὶ γυνὴ εἴ τις ἔχει ἄνδρα ἄπιστον καὶ οὗτος συνευδοκεῖ οἰκεῖν μετ᾽ αὐτῆς, μὴ ἀφιέτω τὸν ἄνδρα.</text:span> <text:span text:style-name="T2">14</text:span> <text:span text:style-name="T1">ἡγίασται γὰρ ὁ ἀνὴρ ὁ ἄπιστος ἐν τῇ γυναικὶ καὶ ἡγίασται ἡ γυνὴ ἡ ἄπιστος ἐν τῷ ἀδελφῷ· ἐπεὶ ἄρα τὰ τέκνα ὑμῶν ἀκάθαρτά ἐστιν, νῦν δὲ ἅγιά ἐστιν.</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 ὑμᾶς } ἡμᾶς { --- } ὁ θεός.</text:span> <text:span text:style-name="T2">16</text:span> <text:span text:style-name="T1">τί γὰρ οἶδας, γύναι, εἰ τὸν ἄνδρα σώσεις; ἢ τί οἶδας, ἄνερ, εἰ τὴν γυναῖκα σώσεις;</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text:span> <text:span text:style-name="T2">18</text:span> <text:span text:style-name="T1">περιτετμημένος τις ἐκλήθη, μὴ ἐπισπάσθω· ἐν ἀκροβυστίᾳ κέκληταί τις, μὴ περιτεμνέσθω.</text:span> <text:span text:style-name="T2">19</text:span> <text:span text:style-name="T1">ἡ περιτομὴ οὐδέν ἐστιν καὶ ἡ ἀκροβυστία οὐδέν ἐστιν, ἀλλὰ τήρησις ἐντολῶν θεοῦ.</text:span> <text:span text:style-name="T2">20</text:span> <text:span text:style-name="T1">ἕκαστος ἐν τῇ κλήσει ᾗ ἐκλήθη, ἐν ταύτῃ μενέτω.</text:span> <text:span text:style-name="T2">21</text:span> <text:span text:style-name="T1">δοῦλος ἐκλήθης, μή σοι μελέτω· ἀλλ᾽ εἰ καὶ δύνασαι ἐλεύθερος γενέσθαι, μᾶλλον χρῆσαι.</text:span> <text:span text:style-name="T2">22</text:span> <text:span text:style-name="T1">ὁ γὰρ ἐν κυρίῳ κληθεὶς δοῦλος ἀπελεύθερος κυρίου ἐστίν, ὁμοίως ὁ ἐλεύθερος κληθεὶς δοῦλός ἐστιν Χριστοῦ.</text:span> <text:span text:style-name="T2">23</text:span> <text:span text:style-name="T1">τιμῆς ἠγοράσθητε· μὴ γίνεσθε δοῦλοι ἀνθρώπων.</text:span> <text:span text:style-name="T2">24</text:span> <text:span text:style-name="T1">ἕκαστος ἐν ᾧ ἐκλήθη, ἀδελφοί, ἐν τούτῳ μενέτω παρὰ θεῷ.</text:span> <text:span text:style-name="T2">25</text:span> <text:span text:style-name="T1">Περὶ δὲ τῶν παρθένων ἐπιταγὴν κυρίου οὐκ ἔχω, γνώμην δὲ δίδωμι ὡς ἠλεημένος ὑπὸ κυρίου πιστὸς εἶναι.</text:span> <text:span text:style-name="T2">26</text:span> <text:span text:style-name="T1">Νομίζω οὖν τοῦτο καλὸν ὑπάρχειν διὰ τὴν ἐνεστῶσαν ἀνάγκην, ὅτι καλὸν ἀνθρώπῳ τὸ οὕτως εἶναι.</text:span> <text:span text:style-name="T2">27</text:span> <text:span text:style-name="T1">δέδεσαι γυναικί, μὴ ζήτει λύσιν· λέλυσαι ἀπὸ γυναικός, μὴ ζήτει γυναῖκα.</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text:span> <text:span text:style-name="T2">32</text:span> <text:span text:style-name="T1">Θέλω δὲ ὑμᾶς ἀμερίμνους εἶναι. ὁ ἄγαμος μεριμνᾷ τὰ τοῦ κυρίου, πῶς ἀρέσῃ τῷ κυρίῳ·</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text:span> <text:span text:style-name="T2">38</text:span> <text:span text:style-name="T1">ὥστε καὶ ὁ γαμίζων τὴν ἑαυτοῦ παρθένον καλῶς ποιεῖ καὶ ὁ μὴ γαμίζων κρεῖσσον ποιήσει.</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text:span> <text:span text:style-name="T2">40</text:span> <text:span text:style-name="T1">μακαριωτέρα δέ ἐστιν ἐὰν οὕτως μείνῃ, κατὰ τὴν ἐμὴν γνώμην· δοκῶ δὲ κἀγὼ πνεῦμα θεοῦ ἔχειν.</text:span> </text:p>
      <text:p text:style-name="P4">ΠΡΟΣ ΚΟΡΙΝΘΙΟΥΣ Α  8</text:p>
      <text:p text:style-name="Text_20_body"><text:span text:style-name="T2">1</text:span> <text:span text:style-name="T1">Περὶ δὲ τῶν εἰδωλοθύτων, οἴδαμεν ὅτι πάντες γνῶσιν ἔχομεν. ἡ γνῶσις φυσιοῖ, ἡ δὲ ἀγάπη οἰκοδομεῖ·</text:span> <text:span text:style-name="T2">2</text:span> <text:span text:style-name="T1">εἴ τις δοκεῖ ἐγνωκέναι τι, οὔπω ἔγνω καθὼς δεῖ γνῶναι·</text:span> <text:span text:style-name="T2">3</text:span> <text:span text:style-name="T1">εἰ δέ τις ἀγαπᾷ τὸν θεόν, οὗτος ἔγνωσται ὑπ᾽ αὐτοῦ.</text:span> <text:span text:style-name="T2">4</text:span> <text:span text:style-name="T1">Περὶ τῆς βρώσεως οὖν τῶν εἰδωλοθύτων, οἴδαμεν ὅτι οὐδὲν εἴδωλον ἐν κόσμῳ καὶ ὅτι οὐδεὶς θεὸς εἰ μὴ εἷς.</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οὖσα μολύνεται.</text:span> <text:span text:style-name="T2">8</text:span> <text:span text:style-name="T1">βρῶμα δὲ ἡμᾶς οὐ παραστήσει τῷ θεῷ· οὔτε ἐὰν μὴ φάγωμεν ὑστερούμεθα, οὔτε ἐὰν φάγωμεν περισσεύομεν.</text:span> <text:span text:style-name="T2">9</text:span> <text:span text:style-name="T1">βλέπετε δὲ μή πως ἡ ἐξουσία ὑμῶν αὕτη πρόσκομμα γένηται τοῖς ἀσθενέσιν.</text:span> <text:span text:style-name="T2">10</text:span> <text:span text:style-name="T1">ἐὰν γάρ τις ἴδῃ { σὲ } τὸν ἔχοντα γνῶσιν ἐν εἰδωλείῳ κατακείμενον, οὐχὶ ἡ συνείδησις αὐτοῦ ἀσθενοῦς ὄντος οἰκοδομηθήσεται εἰς τὸ τὰ εἰδωλόθυτα ἐσθίειν;</text:span> <text:span text:style-name="T2">11</text:span> <text:span text:style-name="T1">ἀπόλλυται γὰρ ὁ ἀσθενῶν ἐν τῇ σῇ γνώσει, ὁ ἀδελφὸς δι᾽ ὃν Χριστὸς ἀπέθανεν.</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text:span> </text:p>
      <text:p text:style-name="P4">ΠΡΟΣ ΚΟΡΙΝΘΙΟΥΣ Α  9</text:p>
      <text:p text:style-name="Text_20_body"><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text:span> <text:span text:style-name="T2">2</text:span> <text:span text:style-name="T1">εἰ ἄλλοις οὐκ εἰμὶ ἀπόστολος, ἀλλά γε ὑμῖν εἰμι· ἡ γὰρ σφραγίς μου τῆς ἀποστολῆς ὑμεῖς ἐστε ἐν κυρίῳ.</text:span> <text:span text:style-name="T2">3</text:span> <text:span text:style-name="T1">Ἡ ἐμὴ ἀπολογία τοῖς ἐμὲ ἀνακρίνουσίν ἐστιν αὕτη.</text:span> <text:span text:style-name="T2">4</text:span> <text:span text:style-name="T1">μὴ οὐκ ἔχομεν ἐξουσίαν φαγεῖν καὶ πεῖν;</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text:span> <text:span text:style-name="T2">6</text:span> <text:span text:style-name="T1">ἢ μόνος ἐγὼ καὶ Βαρναβᾶς οὐκ ἔχομεν ἐξουσίαν μὴ ἐργάζεσθαι;</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text:span> <text:span text:style-name="T2">8</text:span> <text:span text:style-name="T1">Μὴ κατὰ ἄνθρωπον ταῦτα λαλῶ ἢ καὶ ὁ νόμος ταῦτα οὐ λέγει;</text:span> <text:span text:style-name="T2">9</text:span> <text:span text:style-name="T1">ἐν γὰρ τῷ Μωϋσέως νόμῳ γέγραπται· οὐ { κημώσεις } φιμώσεις { --- }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text:span> <text:span text:style-name="T2">11</text:span> <text:span text:style-name="T1">εἰ ἡμεῖς ὑμῖν τὰ πνευματικὰ ἐσπείραμεν, μέγα εἰ ἡμεῖς ὑμῶν τὰ σαρκικὰ θερίσομεν;</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μμερίζονται;</text:span> <text:span text:style-name="T2">14</text:span> <text:span text:style-name="T1">οὕτως καὶ ὁ κύριος διέταξεν τοῖς τὸ εὐαγγέλιον καταγγέλλουσιν ἐκ τοῦ εὐαγγελίου ζῆν.</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text:span> <text:span text:style-name="T2">16</text:span> <text:span text:style-name="T1">ἐὰν γὰρ εὐαγγελίζωμαι, οὐκ ἔστιν μοι καύχημα· ἀνάγκη γάρ μοι ἐπίκειται· οὐαὶ γάρ μοί ἐστιν ἐὰν μὴ { εὐαγγελίσωμαι. } εὐαγγελίζωμαι. { --- }</text:span> <text:span text:style-name="T2">17</text:span> <text:span text:style-name="T1">εἰ γὰρ ἑκὼν τοῦτο πράσσω, μισθὸν ἔχω· εἰ δὲ ἄκων, οἰκονομίαν πεπίστευμαι·</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text:span> <text:span text:style-name="T2">19</text:span> <text:span text:style-name="T1">Ἐλεύθερος γὰρ ὢν ἐκ πάντων πᾶσιν ἐμαυτὸν ἐδούλωσα, ἵνα τοὺς πλείονας κερδήσω·</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text:span> <text:span text:style-name="T2">21</text:span> <text:span text:style-name="T1">τοῖς ἀνόμοις ὡς ἄνομος, μὴ ὢν ἄνομος θεοῦ ἀλλ᾽ ἔννομος Χριστοῦ, ἵνα κερδάνω τοὺς ἀνόμους·</text:span> <text:span text:style-name="T2">22</text:span> <text:span text:style-name="T1">ἐγενόμην τοῖς ἀσθενέσιν ἀσθενής, ἵνα τοὺς ἀσθενεῖς κερδήσω· τοῖς πᾶσιν γέγονα πάντα, ἵνα πάντως τινὰς σώσω.</text:span> <text:span text:style-name="T2">23</text:span> <text:span text:style-name="T1">πάντα δὲ ποιῶ διὰ τὸ εὐαγγέλιον, ἵνα συγκοινωνὸς αὐτοῦ γένωμαι.</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text:span> <text:span text:style-name="T2">25</text:span> <text:span text:style-name="T1">πᾶς δὲ ὁ ἀγωνιζόμενος πάντα ἐγκρατεύεται, ἐκεῖνοι μὲν οὖν ἵνα φθαρτὸν στέφανον λάβωσιν, ἡμεῖς δὲ ἄφθαρτον.</text:span> <text:span text:style-name="T2">26</text:span> <text:span text:style-name="T1">ἐγὼ τοίνυν οὕτως τρέχω ὡς οὐκ ἀδήλως, οὕτως πυκτεύω ὡς οὐκ ἀέρα δέρων·</text:span> <text:span text:style-name="T2">27</text:span> <text:span text:style-name="T1">ἀλλ᾽ ὑπωπιάζω μου τὸ σῶμα καὶ δουλαγωγῶ, μή πως ἄλλοις κηρύξας αὐτὸς ἀδόκιμος γένωμαι.</text:span> </text:p>
      <text:p text:style-name="P4">ΠΡΟΣ ΚΟΡΙΝΘΙΟΥΣ Α  10</text:p>
      <text:p text:style-name="Text_20_body"><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 ἐβαπτίσθησαν } ἐβαπτίσαντο { --- }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 πέτρα } δὲ πέτρα { --- } ἦν ὁ Χριστός.</text:span> <text:span text:style-name="T2">5</text:span> <text:span text:style-name="T1">Ἀλλ᾽ οὐκ ἐν τοῖς πλείοσιν αὐτῶν εὐδόκησεν ὁ θεός, κατεστρώθησαν γὰρ ἐν τῇ ἐρήμῳ.</text:span> <text:span text:style-name="T2">6</text:span> <text:span text:style-name="T1">Ταῦτα δὲ τύποι ἡμῶν ἐγενήθησαν, εἰς τὸ μὴ εἶναι ἡμᾶς ἐπιθυμητὰς κακῶν, καθὼς κἀκεῖνοι ἐπεθύμησαν.</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text:span> <text:span text:style-name="T2">8</text:span> <text:span text:style-name="T1">μηδὲ πορνεύωμεν, καθώς τινες αὐτῶν ἐπόρνευσαν καὶ ἔπεσαν μιᾷ ἡμέρᾳ εἴκοσι τρεῖς χιλιάδες.</text:span> <text:span text:style-name="T2">9</text:span> <text:span text:style-name="T1">μηδὲ ἐκπειράζωμεν τὸν Χριστόν, καθώς τινες αὐτῶν { ἐπείρασαν } ἐξεπείρασαν { --- } καὶ ὑπὸ τῶν ὄφεων ἀπώλλυντο.</text:span> <text:span text:style-name="T2">10</text:span> <text:span text:style-name="T1">μηδὲ γογγύζετε, καθάπερ τινὲς αὐτῶν ἐγόγγυσαν καὶ ἀπώλοντο ὑπὸ τοῦ ὀλοθρευτοῦ.</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text:span> <text:span text:style-name="T2">12</text:span> <text:span text:style-name="T1">Ὥστε ὁ δοκῶν ἑστάναι βλεπέτω μὴ πέσῃ.</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text:span> <text:span text:style-name="T2">14</text:span> <text:span text:style-name="T1">Διόπερ, ἀγαπητοί μου, φεύγετε ἀπὸ τῆς εἰδωλολατρίας.</text:span> <text:span text:style-name="T2">15</text:span> <text:span text:style-name="T1">ὡς φρονίμοις λέγω· κρίνατε ὑμεῖς ὅ φημι.</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text:span> <text:span text:style-name="T2">17</text:span> <text:span text:style-name="T1">ὅτι εἷς ἄρτος, ἓν σῶμα οἱ πολλοί ἐσμεν, οἱ γὰρ πάντες ἐκ τοῦ ἑνὸς ἄρτου μετέχομεν.</text:span> <text:span text:style-name="T2">18</text:span> <text:span text:style-name="T1">βλέπετε τὸν Ἰσραὴλ κατὰ σάρκα· { οὐχ } οὐχὶ { --- } οἱ ἐσθίοντες τὰς θυσίας κοινωνοὶ τοῦ θυσιαστηρίου εἰσίν;</text:span> <text:span text:style-name="T2">19</text:span> <text:span text:style-name="T1">Τί οὖν φημι; ὅτι εἰδωλόθυτόν τί ἐστιν ἢ ὅτι εἴδωλόν τί ἐστιν;</text:span> <text:span text:style-name="T2">20</text:span> <text:span text:style-name="T1">ἀλλ᾽ ὅτι ἃ { θύουσιν, } θύουσιν { --- } τὰ { --- } ἔθνη, { --- } δαιμονίοις καὶ οὐ θεῷ { [θύουσιν]· } θύουσιν· { --- } οὐ θέλω δὲ ὑμᾶς κοινωνοὺς τῶν δαιμονίων γίνεσθαι.</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text:span> <text:span text:style-name="T2">22</text:span> <text:span text:style-name="T1">ἢ παραζηλοῦμεν τὸν κύριον; μὴ ἰσχυρότεροι αὐτοῦ ἐσμεν;</text:span> <text:span text:style-name="T2">23</text:span> <text:span text:style-name="T1">Πάντα ἔξεστιν ἀλλ᾽ οὐ πάντα συμφέρει· πάντα ἔξεστιν ἀλλ᾽ οὐ πάντα οἰκοδομεῖ.</text:span> <text:span text:style-name="T2">24</text:span> <text:span text:style-name="T1">μηδεὶς τὸ ἑαυτοῦ ζητείτω ἀλλὰ τὸ τοῦ ἑτέρου.</text:span> <text:span text:style-name="T2">25</text:span> <text:span text:style-name="T1">Πᾶν τὸ ἐν μακέλλῳ πωλούμενον ἐσθίετε μηδὲν ἀνακρίνοντες διὰ τὴν συνείδησιν·</text:span> <text:span text:style-name="T2">26</text:span> <text:span text:style-name="T1">τοῦ κυρίου γὰρ ἡ γῆ καὶ τὸ πλήρωμα αὐτῆς.</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text:span> <text:span text:style-name="T2">28</text:span> <text:span text:style-name="T1">ἐὰν δέ τις ὑμῖν εἴπῃ· τοῦτο ἱερόθυτόν ἐστιν, μὴ ἐσθίετε δι᾽ ἐκεῖνον τὸν μηνύσαντα καὶ τὴν συνείδησιν·</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text:span> <text:span text:style-name="T2">30</text:span> <text:span text:style-name="T1">εἰ ἐγὼ χάριτι μετέχω, τί βλασφημοῦμαι ὑπὲρ οὗ ἐγὼ εὐχαριστῶ;</text:span> <text:span text:style-name="T2">31</text:span> <text:span text:style-name="T1">Εἴτε οὖν ἐσθίετε εἴτε πίνετε εἴτε τι ποιεῖτε, πάντα εἰς δόξαν θεοῦ ποιεῖτε.</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text:span> </text:p>
      <text:p text:style-name="P4">ΠΡΟΣ ΚΟΡΙΝΘΙΟΥΣ Α  11</text:p>
      <text:p text:style-name="Text_20_body"><text:span text:style-name="T2">1</text:span> <text:span text:style-name="T1">μιμηταί μου γίνεσθε καθὼς κἀγὼ Χριστοῦ.</text:span> <text:span text:style-name="T2">2</text:span> <text:span text:style-name="T1">Ἐπαινῶ δὲ ὑμᾶς ὅτι πάντα μου μέμνησθε καί, καθὼς παρέδωκα ὑμῖν, τὰς παραδόσεις κατέχετε.</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text:span> <text:span text:style-name="T2">4</text:span> <text:span text:style-name="T1">πᾶς ἀνὴρ προσευχόμενος ἢ προφητεύων κατὰ κεφαλῆς ἔχων καταισχύνει τὴν κεφαλὴν αὐτοῦ.</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text:span> <text:span text:style-name="T2">6</text:span> <text:span text:style-name="T1">εἰ γὰρ οὐ κατακαλύπτεται γυνή, καὶ κειράσθω· εἰ δὲ αἰσχρὸν γυναικὶ τὸ κείρασθαι ἢ ξυρᾶσθαι, κατακαλυπτέσθω.</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text:span> <text:span text:style-name="T2">8</text:span> <text:span text:style-name="T1">οὐ γάρ ἐστιν ἀνὴρ ἐκ γυναικὸς ἀλλὰ γυνὴ ἐξ ἀνδρός·</text:span> <text:span text:style-name="T2">9</text:span> <text:span text:style-name="T1">καὶ γὰρ οὐκ ἐκτίσθη ἀνὴρ διὰ τὴν γυναῖκα ἀλλὰ γυνὴ διὰ τὸν ἄνδρα.</text:span> <text:span text:style-name="T2">10</text:span> <text:span text:style-name="T1">διὰ τοῦτο ὀφείλει ἡ γυνὴ ἐξουσίαν ἔχειν ἐπὶ τῆς κεφαλῆς διὰ τοὺς ἀγγέλους.</text:span> <text:span text:style-name="T2">11</text:span> <text:span text:style-name="T1">πλὴν οὔτε γυνὴ χωρὶς ἀνδρὸς οὔτε ἀνὴρ χωρὶς γυναικὸς ἐν κυρίῳ·</text:span> <text:span text:style-name="T2">12</text:span> <text:span text:style-name="T1">ὥσπερ γὰρ ἡ γυνὴ ἐκ τοῦ ἀνδρός, οὕτως καὶ ὁ ἀνὴρ διὰ τῆς γυναικός· τὰ δὲ πάντα ἐκ τοῦ θεοῦ.</text:span> <text:span text:style-name="T2">13</text:span> <text:span text:style-name="T1">Ἐν ὑμῖν αὐτοῖς κρίνατε· πρέπον ἐστὶν γυναῖκα ἀκατακάλυπτον τῷ θεῷ προσεύχεσθαι;</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text:span> <text:span text:style-name="T2">16</text:span> <text:span text:style-name="T1">Εἰ δέ τις δοκεῖ φιλόνεικος εἶναι, ἡμεῖς τοιαύτην συνήθειαν οὐκ ἔχομεν οὐδὲ αἱ ἐκκλησίαι τοῦ θεοῦ.</text:span> <text:span text:style-name="T2">17</text:span> <text:span text:style-name="T1">Τοῦτο δὲ παραγγέλλων οὐκ ἐπαινῶ ὅτι οὐκ εἰς τὸ κρεῖσσον ἀλλ᾽ εἰς τὸ ἧσσον συνέρχεσθε.</text:span> <text:span text:style-name="T2">18</text:span> <text:span text:style-name="T1">πρῶτον μὲν γὰρ συνερχομένων ὑμῶν ἐν ἐκκλησίᾳ ἀκούω σχίσματα ἐν ὑμῖν ὑπάρχειν καὶ μέρος τι πιστεύω.</text:span> <text:span text:style-name="T2">19</text:span> <text:span text:style-name="T1">δεῖ γὰρ καὶ αἱρέσεις ἐν ὑμῖν εἶναι, ἵνα [καὶ] οἱ δόκιμοι φανεροὶ γένωνται ἐν ὑμῖν.</text:span> <text:span text:style-name="T2">20</text:span> <text:span text:style-name="T1">Συνερχομένων οὖν ὑμῶν ἐπὶ τὸ αὐτὸ οὐκ ἔστιν κυριακὸν δεῖπνον φαγεῖν·</text:span> <text:span text:style-name="T2">21</text:span> <text:span text:style-name="T1">ἕκαστος γὰρ τὸ ἴδιον δεῖπνον προλαμβάνει ἐν τῷ φαγεῖν, καὶ ὃς μὲν πεινᾷ ὃς δὲ μεθύει.</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text:span> <text:span text:style-name="T2">28</text:span> <text:span text:style-name="T1">δοκιμαζέτω δὲ ἄνθρωπος ἑαυτὸν καὶ οὕτως ἐκ τοῦ ἄρτου ἐσθιέτω καὶ ἐκ τοῦ ποτηρίου πινέτω·</text:span> <text:span text:style-name="T2">29</text:span> <text:span text:style-name="T1">ὁ γὰρ ἐσθίων καὶ πίνων κρίμα ἑαυτῷ ἐσθίει καὶ πίνει μὴ διακρίνων τὸ σῶμα.</text:span> <text:span text:style-name="T2">30</text:span> <text:span text:style-name="T1">διὰ τοῦτο ἐν ὑμῖν πολλοὶ ἀσθενεῖς καὶ ἄρρωστοι καὶ κοιμῶνται ἱκανοί.</text:span> <text:span text:style-name="T2">31</text:span> <text:span text:style-name="T1">εἰ δὲ ἑαυτοὺς διεκρίνομεν, οὐκ ἂν ἐκρινόμεθα·</text:span> <text:span text:style-name="T2">32</text:span> <text:span text:style-name="T1">κρινόμενοι δὲ ὑπὸ [τοῦ] κυρίου παιδευόμεθα, ἵνα μὴ σὺν τῷ κόσμῳ κατακριθῶμεν.</text:span> <text:span text:style-name="T2">33</text:span> <text:span text:style-name="T1">Ὥστε, ἀδελφοί μου, συνερχόμενοι εἰς τὸ φαγεῖν ἀλλήλους ἐκδέχεσθε.</text:span> <text:span text:style-name="T2">34</text:span> <text:span text:style-name="T1">εἴ τις πεινᾷ, ἐν οἴκῳ ἐσθιέτω, ἵνα μὴ εἰς κρίμα συνέρχησθε. τὰ δὲ λοιπὰ ὡς ἂν ἔλθω διατάξομαι.</text:span> </text:p>
      <text:p text:style-name="P4">ΠΡΟΣ ΚΟΡΙΝΘΙΟΥΣ Α  12</text:p>
      <text:p text:style-name="Text_20_body"><text:span text:style-name="T2">1</text:span> <text:span text:style-name="T1">Περὶ δὲ τῶν πνευματικῶν, ἀδελφοί, οὐ θέλω ὑμᾶς ἀγνοεῖν.</text:span> <text:span text:style-name="T2">2</text:span> <text:span text:style-name="T1">Οἴδατε ὅτι ὅτε ἔθνη ἦτε πρὸς τὰ εἴδωλα τὰ ἄφωνα ὡς ἂν ἤγεσθε ἀπαγόμενοι.</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text:span> <text:span text:style-name="T2">4</text:span> <text:span text:style-name="T1">Διαιρέσεις δὲ χαρισμάτων εἰσίν, τὸ δὲ αὐτὸ πνεῦμα·</text:span> <text:span text:style-name="T2">5</text:span> <text:span text:style-name="T1">καὶ διαιρέσεις διακονιῶν εἰσιν, καὶ ὁ αὐτὸς κύριος·</text:span> <text:span text:style-name="T2">6</text:span> <text:span text:style-name="T1">καὶ διαιρέσεις ἐνεργημάτων εἰσίν, καὶ { --- } ὁ { δὲ } αὐτὸς θεὸς ὁ ἐνεργῶν τὰ πάντα ἐν πᾶσιν.</text:span> <text:span text:style-name="T2">7</text:span> <text:span text:style-name="T1">ἑκάστῳ δὲ δίδοται ἡ φανέρωσις τοῦ πνεύματος πρὸς τὸ συμφέρον.</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ἰαμάτων ἐν τῷ ἑνὶ πνεύματι,</text:span> <text:span text:style-name="T2">10</text:span> <text:span text:style-name="T1">ἄλλῳ δὲ ἐνεργήματα δυνάμεων, ἄλλῳ [δὲ] προφητεία, ἄλλῳ [δὲ] διακρίσεις πνευμάτων, ἑτέρῳ γένη γλωσσῶν, ἄλλῳ δὲ ἑρμηνεία γλωσσῶν·</text:span> <text:span text:style-name="T2">11</text:span> <text:span text:style-name="T1">πάντα δὲ ταῦτα ἐνεργεῖ τὸ ἓν καὶ τὸ αὐτὸ πνεῦμα διαιροῦν ἰδίᾳ ἑκάστῳ καθὼς βούλεται.</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text:span> <text:span text:style-name="T2">14</text:span> <text:span text:style-name="T1">Καὶ γὰρ τὸ σῶμα οὐκ ἔστιν ἓν μέλος ἀλλὰ πολλά.</text:span> <text:span text:style-name="T2">15</text:span> <text:span text:style-name="T1">ἐὰν εἴπῃ ὁ πούς· ὅτι οὐκ εἰμὶ χείρ, οὐκ εἰμὶ ἐκ τοῦ σώματος, οὐ παρὰ τοῦτο οὐκ ἔστιν ἐκ τοῦ σώματος;</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text:span> <text:span text:style-name="T2">17</text:span> <text:span text:style-name="T1">εἰ ὅλον τὸ σῶμα ὀφθαλμός, ποῦ ἡ ἀκοή; εἰ ὅλον ἀκοή, ποῦ ἡ ὄσφρησις;</text:span> <text:span text:style-name="T2">18</text:span> <text:span text:style-name="T1">νυνὶ δὲ ὁ θεὸς ἔθετο τὰ μέλη, ἓν ἕκαστον αὐτῶν ἐν τῷ σώματι καθὼς ἠθέλησεν.</text:span> <text:span text:style-name="T2">19</text:span> <text:span text:style-name="T1">εἰ δὲ ἦν τὰ πάντα ἓν μέλος, ποῦ τὸ σῶμα;</text:span> <text:span text:style-name="T2">20</text:span> <text:span text:style-name="T1">νῦν δὲ πολλὰ μὲν μέλη, ἓν δὲ σῶμα.</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text:span> <text:span text:style-name="T2">26</text:span> <text:span text:style-name="T1">καὶ εἴτε πάσχει ἓν μέλος, συμπάσχει πάντα τὰ μέλη· εἴτε δοξάζεται [ἓν] μέλος, συγχαίρει πάντα τὰ μέλη.</text:span> <text:span text:style-name="T2">27</text:span> <text:span text:style-name="T1">Ὑμεῖς δέ ἐστε σῶμα Χριστοῦ καὶ μέλη ἐκ μέρους.</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text:span> <text:span text:style-name="T2">29</text:span> <text:span text:style-name="T1">μὴ πάντες ἀπόστολοι; μὴ πάντες προφῆται; μὴ πάντες διδάσκαλοι; μὴ πάντες δυνάμεις;</text:span> <text:span text:style-name="T2">30</text:span> <text:span text:style-name="T1">μὴ πάντες χαρίσματα ἔχουσιν ἰαμάτων; μὴ πάντες γλώσσαις λαλοῦσιν; μὴ πάντες διερμηνεύουσιν;</text:span> <text:span text:style-name="T2">31</text:span> <text:span text:style-name="T1">ζηλοῦτε δὲ τὰ χαρίσματα τὰ μείζονα. Καὶ ἔτι καθ᾽ ὑπερβολὴν ὁδὸν ὑμῖν δείκνυμι.</text:span> </text:p>
      <text:p text:style-name="P4">ΠΡΟΣ ΚΟΡΙΝΘΙΟΥΣ Α  13</text:p>
      <text:p text:style-name="Text_20_body"><text:span text:style-name="T2">1</text:span> <text:span text:style-name="T1">Ἐὰν ταῖς γλώσσαις τῶν ἀνθρώπων λαλῶ καὶ τῶν ἀγγέλων, ἀγάπην δὲ μὴ ἔχω, γέγονα χαλκὸς ἠχῶν ἢ κύμβαλον ἀλαλάζον.</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γχαίρει δὲ τῇ ἀληθείᾳ·</text:span> <text:span text:style-name="T2">7</text:span> <text:span text:style-name="T1">πάντα στέγει, πάντα πιστεύει, πάντα ἐλπίζει, πάντα ὑπομένει.</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text:span> <text:span text:style-name="T2">9</text:span> <text:span text:style-name="T1">ἐκ μέρους γὰρ γινώσκομεν καὶ ἐκ μέρους προφητεύομεν·</text:span> <text:span text:style-name="T2">10</text:span> <text:span text:style-name="T1">ὅταν δὲ ἔλθῃ τὸ τέλειον, τὸ ἐκ μέρους καταργηθήσεται.</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text:span> <text:span text:style-name="T2">13</text:span> <text:span text:style-name="T1">Νυνὶ δὲ μένει πίστις, ἐλπίς, ἀγάπη, τὰ τρία ταῦτα· μείζων δὲ τούτων ἡ ἀγάπη.</text:span> </text:p>
      <text:p text:style-name="P4">ΠΡΟΣ ΚΟΡΙΝΘΙΟΥΣ Α  14</text:p>
      <text:p text:style-name="Text_20_body"><text:span text:style-name="T2">1</text:span> <text:span text:style-name="T1">Διώκετε τὴν ἀγάπην, ζηλοῦτε δὲ τὰ πνευματικά, μᾶλλον δὲ ἵνα προφητεύητε.</text:span> <text:span text:style-name="T2">2</text:span> <text:span text:style-name="T1">ὁ γὰρ λαλῶν γλώσσῃ οὐκ ἀνθρώποις λαλεῖ ἀλλὰ θεῷ· οὐδεὶς γὰρ ἀκούει, πνεύματι δὲ λαλεῖ μυστήρια·</text:span> <text:span text:style-name="T2">3</text:span> <text:span text:style-name="T1">ὁ δὲ προφητεύων ἀνθρώποις λαλεῖ οἰκοδομὴν καὶ παράκλησιν καὶ παραμυθίαν.</text:span> <text:span text:style-name="T2">4</text:span> <text:span text:style-name="T1">ὁ λαλῶν γλώσσῃ ἑαυτὸν οἰκοδομεῖ· ὁ δὲ προφητεύων ἐκκλησίαν οἰκοδομεῖ.</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text:span> <text:span text:style-name="T2">8</text:span> <text:span text:style-name="T1">καὶ γὰρ ἐὰν ἄδηλον σάλπιγξ φωνὴν δῷ, τίς παρασκευάσεται εἰς πόλεμον;</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text:span> <text:span text:style-name="T2">10</text:span> <text:span text:style-name="T1">τοσαῦτα εἰ τύχοι γένη φωνῶν εἰσιν ἐν κόσμῳ καὶ οὐδὲν ἄφωνον·</text:span> <text:span text:style-name="T2">11</text:span> <text:span text:style-name="T1">ἐὰν οὖν μὴ εἰδῶ τὴν δύναμιν τῆς φωνῆς, ἔσομαι τῷ λαλοῦντι βάρβαρος καὶ ὁ λαλῶν ἐν ἐμοὶ βάρβαρος.</text:span> <text:span text:style-name="T2">12</text:span> <text:span text:style-name="T1">οὕτως καὶ ὑμεῖς, ἐπεὶ ζηλωταί ἐστε πνευμάτων, πρὸς τὴν οἰκοδομὴν τῆς ἐκκλησίας ζητεῖτε ἵνα περισσεύητε.</text:span> <text:span text:style-name="T2">13</text:span> <text:span text:style-name="T1">Διὸ ὁ λαλῶν γλώσσῃ προσευχέσθω ἵνα διερμηνεύῃ.</text:span> <text:span text:style-name="T2">14</text:span> <text:span text:style-name="T1">ἐὰν [γὰρ] προσεύχωμαι γλώσσῃ, τὸ πνεῦμά μου προσεύχεται, ὁ δὲ νοῦς μου ἄκαρπός ἐστιν.</text:span> <text:span text:style-name="T2">15</text:span> <text:span text:style-name="T1">τί οὖν ἐστιν; προσεύξομαι τῷ πνεύματι, προσεύξομαι δὲ καὶ τῷ νοΐ· ψαλῶ τῷ πνεύματι, ψαλῶ δὲ καὶ τῷ νοΐ.</text:span> <text:span text:style-name="T2">16</text:span> <text:span text:style-name="T1">ἐπεὶ ἐὰν εὐλογῇς [ἐν] πνεύματι, ὁ ἀναπληρῶν τὸν τόπον τοῦ ἰδιώτου πῶς ἐρεῖ τὸ ἀμὴν ἐπὶ τῇ σῇ εὐχαριστίᾳ; ἐπειδὴ τί λέγεις οὐκ οἶδεν·</text:span> <text:span text:style-name="T2">17</text:span> <text:span text:style-name="T1">σὺ μὲν γὰρ καλῶς εὐχαριστεῖς ἀλλ᾽ ὁ ἕτερος οὐκ οἰκοδομεῖται.</text:span> <text:span text:style-name="T2">18</text:span> <text:span text:style-name="T1">Εὐχαριστῶ τῷ θεῷ, πάντων ὑμῶν μᾶλλον γλώσσαις λαλῶ·</text:span> <text:span text:style-name="T2">19</text:span> <text:span text:style-name="T1">ἀλλ᾽ ἐν ἐκκλησίᾳ θέλω πέντε λόγους τῷ νοΐ μου λαλῆσαι, ἵνα καὶ ἄλλους κατηχήσω, ἢ μυρίους λόγους ἐν γλώσσῃ.</text:span> <text:span text:style-name="T2">20</text:span> <text:span text:style-name="T1">Ἀδελφοί, μὴ παιδία γίνεσθε ταῖς φρεσὶν ἀλλὰ τῇ κακίᾳ νηπιάζετε, ταῖς δὲ φρεσὶν τέλειοι γίνεσθε.</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text:span> <text:span text:style-name="T2">26</text:span> <text:span text:style-name="T1">Τί οὖν ἐστιν, ἀδελφοί; ὅταν συνέρχησθε, ἕκαστος ψαλμὸν ἔχει, διδαχὴν ἔχει, ἀποκάλυψιν ἔχει, γλῶσσαν ἔχει, ἑρμηνείαν ἔχει· πάντα πρὸς οἰκοδομὴν γινέσθω.</text:span> <text:span text:style-name="T2">27</text:span> <text:span text:style-name="T1">εἴτε γλώσσῃ τις λαλεῖ, κατὰ δύο ἢ τὸ πλεῖστον τρεῖς καὶ ἀνὰ μέρος, καὶ εἷς διερμηνευέτω·</text:span> <text:span text:style-name="T2">28</text:span> <text:span text:style-name="T1">ἐὰν δὲ μὴ ᾖ διερμηνευτής, σιγάτω ἐν ἐκκλησίᾳ, ἑαυτῷ δὲ λαλείτω καὶ τῷ θεῷ.</text:span> <text:span text:style-name="T2">29</text:span> <text:span text:style-name="T1">προφῆται δὲ δύο ἢ τρεῖς λαλείτωσαν καὶ οἱ ἄλλοι διακρινέτωσαν·</text:span> <text:span text:style-name="T2">30</text:span> <text:span text:style-name="T1">ἐὰν δὲ ἄλλῳ ἀποκαλυφθῇ καθημένῳ, ὁ πρῶτος σιγάτω.</text:span> <text:span text:style-name="T2">31</text:span> <text:span text:style-name="T1">δύνασθε γὰρ καθ᾽ ἕνα πάντες προφητεύειν, ἵνα πάντες μανθάνωσιν καὶ πάντες παρακαλῶνται.</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 ὑποτασσέσθωσαν, καθὼς καὶ ὁ νόμος λέγει.</text:span> <text:span text:style-name="T2">35</text:span> <text:span text:style-name="T1">εἰ δέ τι μαθεῖν θέλουσιν, ἐν οἴκῳ τοὺς ἰδίους ἄνδρας ἐπερωτάτωσαν· αἰσχρὸν γάρ ἐστιν γυναικὶ λαλεῖν ἐν ἐκκλησίᾳ.</text:span> <text:span text:style-name="T2">36</text:span> <text:span text:style-name="T1">ἢ ἀφ᾽ ὑμῶν ὁ λόγος τοῦ θεοῦ ἐξῆλθεν, ἢ εἰς ὑμᾶς μόνους κατήντησεν;</text:span> <text:span text:style-name="T2">37</text:span> <text:span text:style-name="T1">Εἴ τις δοκεῖ προφήτης εἶναι ἢ πνευματικός, ἐπιγινωσκέτω ἃ γράφω ὑμῖν ὅτι κυρίου ἐστὶν ἐντολή·</text:span> <text:span text:style-name="T2">38</text:span> <text:span text:style-name="T1">εἰ δέ τις ἀγνοεῖ, { ἀγνοεῖται. } ἀγνοείτω. { --- }</text:span> <text:span text:style-name="T2">39</text:span> <text:span text:style-name="T1">Ὥστε, ἀδελφοί [μου], ζηλοῦτε τὸ προφητεύειν καὶ τὸ λαλεῖν μὴ κωλύετε ἐν { --- } γλώσσαις·</text:span> <text:span text:style-name="T2">40</text:span> <text:span text:style-name="T1">πάντα δὲ εὐσχημόνως καὶ κατὰ τάξιν γινέσθω.</text:span> </text:p>
      <text:p text:style-name="P4">ΠΡΟΣ ΚΟΡΙΝΘΙΟΥΣ Α  15</text:p>
      <text:p text:style-name="Text_20_body"><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text:span> <text:span text:style-name="T2">6</text:span> <text:span text:style-name="T1">ἔπειτα ὤφθη ἐπάνω πεντακοσίοις ἀδελφοῖς ἐφάπαξ, ἐξ ὧν οἱ πλείονες μένουσιν ἕως ἄρτι, τινὲς δὲ ἐκοιμήθησαν·</text:span> <text:span text:style-name="T2">7</text:span> <text:span text:style-name="T1">ἔπειτα ὤφθη Ἰακώβῳ εἶτα τοῖς ἀποστόλοις πᾶσιν·</text:span> <text:span text:style-name="T2">8</text:span> <text:span text:style-name="T1">ἔσχατον δὲ πάντων ὡσπερεὶ τῷ ἐκτρώματι ὤφθη κἀμοί.</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 ἡ χάρις τοῦ θεοῦ [ἡ] { σὺν } { ἐμοί. } εἰς { --- } ἐμέ. { --- }</text:span> <text:span text:style-name="T2">11</text:span> <text:span text:style-name="T1">εἴτε οὖν ἐγὼ εἴτε ἐκεῖνοι, οὕτως κηρύσσομεν καὶ οὕτως ἐπιστεύσατε.</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text:span> <text:span text:style-name="T2">13</text:span> <text:span text:style-name="T1">εἰ δὲ ἀνάστασις νεκρῶν οὐκ ἔστιν, οὐδὲ Χριστὸς ἐγήγερται·</text:span> <text:span text:style-name="T2">14</text:span> <text:span text:style-name="T1">εἰ δὲ Χριστὸς οὐκ ἐγήγερται, κενὸν ἄρα [καὶ] τὸ κήρυγμα ἡμῶν, κενὴ καὶ ἡ πίστις ὑμῶν·</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text:span> <text:span text:style-name="T2">16</text:span> <text:span text:style-name="T1">εἰ γὰρ νεκροὶ οὐκ ἐγείρονται, οὐδὲ Χριστὸς ἐγήγερται·</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text:span> <text:span text:style-name="T2">19</text:span> <text:span text:style-name="T1">εἰ ἐν τῇ ζωῇ ταύτῃ ἐν Χριστῷ ἠλπικότες ἐσμὲν μόνον, ἐλεεινότεροι πάντων ἀνθρώπων ἐσμέν.</text:span> <text:span text:style-name="T2">20</text:span> <text:span text:style-name="T1">Νυνὶ δὲ Χριστὸς ἐγήγερται ἐκ νεκρῶν ἀπαρχὴ τῶν κεκοιμημένων.</text:span> <text:span text:style-name="T2">21</text:span> <text:span text:style-name="T1">ἐπειδὴ γὰρ δι᾽ ἀνθρώπου θάνατος, καὶ δι᾽ ἀνθρώπου ἀνάστασις νεκρῶν.</text:span> <text:span text:style-name="T2">22</text:span> <text:span text:style-name="T1">ὥσπερ γὰρ ἐν τῷ Ἀδὰμ πάντες ἀποθνῄσκουσιν, οὕτως καὶ ἐν τῷ Χριστῷ πάντες ζῳοποιηθήσονται.</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text:span> <text:span text:style-name="T2">25</text:span> <text:span text:style-name="T1">δεῖ γὰρ αὐτὸν βασιλεύειν ἄχρι οὗ θῇ πάντας τοὺς ἐχθροὺς ὑπὸ τοὺς πόδας αὐτοῦ.</text:span> <text:span text:style-name="T2">26</text:span> <text:span text:style-name="T1">ἔσχατος ἐχθρὸς καταργεῖται ὁ θάνατος·</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τὰ] πάντα ἐν πᾶσιν.</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text:span> <text:span text:style-name="T2">30</text:span> <text:span text:style-name="T1">Τί καὶ ἡμεῖς κινδυνεύομεν πᾶσαν ὥραν;</text:span> <text:span text:style-name="T2">31</text:span> <text:span text:style-name="T1">καθ᾽ ἡμέραν ἀποθνῄσκω, νὴ τὴν ὑμετέραν καύχησιν, [ἀδελφοί], ἣν ἔχω ἐν Χριστῷ Ἰησοῦ τῷ κυρίῳ ἡμῶν.</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text:span> <text:span text:style-name="T2">33</text:span> <text:span text:style-name="T1">μὴ πλανᾶσθε· φθείρουσιν ἤθη χρηστὰ ὁμιλίαι κακαί.</text:span> <text:span text:style-name="T2">34</text:span> <text:span text:style-name="T1">ἐκνήψατε δικαίως καὶ μὴ ἁμαρτάνετε, ἀγνωσίαν γὰρ θεοῦ τινες ἔχουσιν, πρὸς ἐντροπὴν ὑμῖν λαλῶ.</text:span> <text:span text:style-name="T2">35</text:span> <text:span text:style-name="T1">Ἀλλ᾽ ἐρεῖ τις· πῶς ἐγείρονται οἱ νεκροί; ποίῳ δὲ σώματι ἔρχονται;</text:span> <text:span text:style-name="T2">36</text:span> <text:span text:style-name="T1">ἄφρων, σὺ ὃ σπείρεις, οὐ ζῳοποιεῖται ἐὰν μὴ ἀποθάνῃ·</text:span> <text:span text:style-name="T2">37</text:span> <text:span text:style-name="T1">καὶ ὃ σπείρεις, οὐ τὸ σῶμα τὸ γενησόμενον σπείρεις ἀλλὰ γυμνὸν κόκκον εἰ τύχοι σίτου ἤ τινος τῶν λοιπῶν·</text:span> <text:span text:style-name="T2">38</text:span> <text:span text:style-name="T1">ὁ δὲ θεὸς δίδωσιν αὐτῷ σῶμα καθὼς ἠθέλησεν, καὶ ἑκάστῳ τῶν σπερμάτων ἴδιον σῶμα.</text:span> <text:span text:style-name="T2">39</text:span> <text:span text:style-name="T1">Οὐ πᾶσα σὰρξ ἡ αὐτὴ σὰρξ ἀλλ᾽ ἄλλη μὲν ἀνθρώπων, ἄλλη δὲ σὰρξ κτηνῶν, ἄλλη δὲ σὰρξ πτηνῶν, ἄλλη δὲ ἰχθύων.</text:span> <text:span text:style-name="T2">40</text:span> <text:span text:style-name="T1">καὶ σώματα ἐπουράνια, καὶ σώματα ἐπίγεια· ἀλλ᾽ ἑτέρα μὲν ἡ τῶν ἐπουρανίων δόξα, ἑτέρα δὲ ἡ τῶν ἐπιγείων.</text:span> <text:span text:style-name="T2">41</text:span> <text:span text:style-name="T1">ἄλλη δόξα ἡλίου, καὶ ἄλλη δόξα σελήνης, καὶ ἄλλη δόξα ἀστέρων· ἀστὴρ γὰρ ἀστέρος διαφέρει ἐν δόξῃ.</text:span> <text:span text:style-name="T2">42</text:span> <text:span text:style-name="T1">Οὕτως καὶ ἡ ἀνάστασις τῶν νεκρῶν. σπείρεται ἐν φθορᾷ, ἐγείρεται ἐν ἀφθαρσίᾳ·</text:span> <text:span text:style-name="T2">43</text:span> <text:span text:style-name="T1">σπείρεται ἐν ἀτιμίᾳ, ἐγείρεται ἐν δόξῃ· σπείρεται ἐν ἀσθενείᾳ, ἐγείρεται ἐν δυνάμει·</text:span> <text:span text:style-name="T2">44</text:span> <text:span text:style-name="T1">σπείρεται σῶμα ψυχικόν, ἐγείρεται σῶμα πνευματικόν. Εἰ ἔστιν σῶμα ψυχικόν, ἔστιν καὶ πνευματικόν.</text:span> <text:span text:style-name="T2">45</text:span> <text:span text:style-name="T1">οὕτως καὶ γέγραπται· ἐγένετο ὁ πρῶτος ἄνθρωπος Ἀδὰμ εἰς ψυχὴν ζῶσαν, ὁ ἔσχατος Ἀδὰμ εἰς πνεῦμα ζῳοποιοῦν.</text:span> <text:span text:style-name="T2">46</text:span> <text:span text:style-name="T1">ἀλλ᾽ οὐ πρῶτον τὸ πνευματικὸν ἀλλὰ τὸ ψυχικόν, ἔπειτα τὸ πνευματικόν.</text:span> <text:span text:style-name="T2">47</text:span> <text:span text:style-name="T1">ὁ πρῶτος ἄνθρωπος ἐκ γῆς χοϊκός, ὁ δεύτερος ἄνθρωπος ἐξ οὐρανοῦ.</text:span> <text:span text:style-name="T2">48</text:span> <text:span text:style-name="T1">οἷος ὁ χοϊκός, τοιοῦτοι καὶ οἱ χοϊκοί, καὶ οἷος ὁ ἐπουράνιος, τοιοῦτοι καὶ οἱ ἐπουράνιοι·</text:span> <text:span text:style-name="T2">49</text:span> <text:span text:style-name="T1">καὶ καθὼς ἐφορέσαμεν τὴν εἰκόνα τοῦ χοϊκοῦ, { φορέσομεν } φορέσωμεν { --- } δή { --- } καὶ τὴν εἰκόνα τοῦ ἐπουρανίου.</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text:span> <text:span text:style-name="T2">53</text:span> <text:span text:style-name="T1">Δεῖ γὰρ τὸ φθαρτὸν τοῦτο ἐνδύσασθαι ἀφθαρσίαν καὶ τὸ θνητὸν τοῦτο ἐνδύσασθαι ἀθανασίαν.</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text:span> <text:span text:style-name="T2">55</text:span> <text:span text:style-name="T1">ποῦ σου, θάνατε, τὸ νῖκος; ποῦ σου, θάνατε, τὸ κέντρον;</text:span> <text:span text:style-name="T2">56</text:span> <text:span text:style-name="T1">τὸ δὲ κέντρον τοῦ θανάτου ἡ ἁμαρτία, ἡ δὲ δύναμις τῆς ἁμαρτίας ὁ νόμος·</text:span> <text:span text:style-name="T2">57</text:span> <text:span text:style-name="T1">τῷ δὲ θεῷ χάρις τῷ διδόντι ἡμῖν τὸ νῖκος διὰ τοῦ κυρίου ἡμῶν Ἰησοῦ Χριστοῦ.</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text:span> </text:p>
      <text:p text:style-name="P4">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text:span> <text:span text:style-name="T2">4</text:span> <text:span text:style-name="T1">ἐὰν δὲ ἄξιον ᾖ τοῦ κἀμὲ πορεύεσθαι, σὺν ἐμοὶ πορεύσονται.</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text:span> <text:span text:style-name="T2">8</text:span> <text:span text:style-name="T1">ἐπιμενῶ δὲ ἐν Ἐφέσῳ ἕως τῆς πεντηκοστῆς·</text:span> <text:span text:style-name="T2">9</text:span> <text:span text:style-name="T1">θύρα γάρ μοι ἀνέῳγεν μεγάλη καὶ ἐνεργής, καὶ ἀντικείμενοι πολλοί.</text:span> <text:span text:style-name="T2">10</text:span> <text:span text:style-name="T1">Ἐὰν δὲ ἔλθῃ Τιμόθεος, βλέπετε, ἵνα ἀφόβως γένηται πρὸς ὑμᾶς· τὸ γὰρ ἔργον κυρίου ἐργάζεται ὡς κἀγώ·</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text:span> <text:span text:style-name="T2">13</text:span> <text:span text:style-name="T1">Γρηγορεῖτε, στήκετε ἐν τῇ πίστει, ἀνδρίζεσθε, κραταιοῦσθε.</text:span> <text:span text:style-name="T2">14</text:span> <text:span text:style-name="T1">πάντα ὑμῶν ἐν ἀγάπῃ γινέσθω.</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text:span> <text:span text:style-name="T2">16</text:span> <text:span text:style-name="T1">ἵνα καὶ ὑμεῖς ὑποτάσσησθε τοῖς τοιούτοις καὶ παντὶ τῷ συνεργοῦντι καὶ κοπιῶντι.</text:span> <text:span text:style-name="T2">17</text:span> <text:span text:style-name="T1">χαίρω δὲ ἐπὶ τῇ παρουσίᾳ Στεφανᾶ καὶ Φορτουνάτου καὶ Ἀχαϊκοῦ, ὅτι τὸ { ὑμέτερον } ὑμῶν { --- } ὑστέρημα οὗτοι ἀνεπλήρωσαν·</text:span> <text:span text:style-name="T2">18</text:span> <text:span text:style-name="T1">ἀνέπαυσαν γὰρ τὸ ἐμὸν πνεῦμα καὶ τὸ ὑμῶν. ἐπιγινώσκετε οὖν τοὺς τοιούτους.</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text:span> <text:span text:style-name="T2">20</text:span> <text:span text:style-name="T1">ἀσπάζονται ὑμᾶς οἱ ἀδελφοὶ πάντες. Ἀσπάσασθε ἀλλήλους ἐν φιλήματι ἁγίῳ.</text:span> <text:span text:style-name="T2">21</text:span> <text:span text:style-name="T1">Ὁ ἀσπασμὸς τῇ ἐμῇ χειρὶ Παύλου.</text:span> <text:span text:style-name="T2">22</text:span> <text:span text:style-name="T1">εἴ τις οὐ φιλεῖ τὸν κύριον, ἤτω ἀνάθεμα. μαράνα θά.</text:span> <text:span text:style-name="T2">23</text:span> <text:span text:style-name="T1">ἡ χάρις τοῦ κυρίου Ἰησοῦ μεθ᾽ ὑμῶν.</text:span> <text:span text:style-name="T2">24</text:span> <text:span text:style-name="T1">ἡ ἀγάπη μου μετὰ πάντων ὑμῶν ἐν Χριστῷ Ἰησοῦ.</text:span> </text:p>
      <text:h text:style-name="P2" text:outline-level="3">ΠΡΟΣ ΚΟΡΙΝΘΙΟΥΣ Β</text:h>
      <text:p text:style-name="Text_20_body"/>
      <text:p text:style-name="P4"><text:soft-page-break/>ΠΡΟΣ ΚΟΡΙΝΘΙΟΥΣ Β  1</text:p>
      <text:p text:style-name="Text_20_body"><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text:span> <text:span text:style-name="T2">7</text:span> <text:span text:style-name="T1">καὶ ἡ ἐλπὶς ἡμῶν βεβαία ὑπὲρ ὑμῶν εἰδότες ὅτι ὡς κοινωνοί ἐστε τῶν παθημάτων, οὕτως καὶ τῆς παρακλήσεως.</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text:span> <text:span text:style-name="T2">9</text:span> <text:span text:style-name="T1">ἀλλ᾽ αὐτοὶ ἐν ἑαυτοῖς τὸ ἀπόκριμα τοῦ θανάτου ἐσχήκαμεν, ἵνα μὴ πεποιθότες ὦμεν ἐφ᾽ ἑαυτοῖς ἀλλ᾽ ἐπὶ τῷ θεῷ τῷ ἐγείροντι τοὺς νεκρούς·</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text:span> <text:span text:style-name="T2">12</text:span> <text:span text:style-name="T1">Ἡ γὰρ καύχησις ἡμῶν αὕτη ἐστίν, τὸ μαρτύριον τῆς συνειδήσεως ἡμῶν, ὅτι ἐν { ἁπλότητι } ἁγιότητι { --- } καὶ εἰλικρινείᾳ τοῦ θεοῦ, [καὶ] οὐκ ἐν σοφίᾳ σαρκικῇ ἀλλ᾽ ἐν χάριτι θεοῦ, ἀνεστράφημεν ἐν τῷ κόσμῳ, περισσοτέρως δὲ πρὸς ὑμᾶς.</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text:span> <text:span text:style-name="T2">18</text:span> <text:span text:style-name="T1">πιστὸς δὲ ὁ θεὸς ὅτι ὁ λόγος ἡμῶν ὁ πρὸς ὑμᾶς οὐκ ἔστιν ναὶ καὶ οὔ.</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text:span> <text:span text:style-name="T2">20</text:span> <text:span text:style-name="T1">ὅσαι γὰρ ἐπαγγελίαι θεοῦ, ἐν αὐτῷ τὸ ναί· διὸ καὶ δι᾽ αὐτοῦ τὸ ἀμὴν τῷ θεῷ πρὸς δόξαν δι᾽ ἡμῶν.</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text:span> <text:span text:style-name="T2">23</text:span> <text:span text:style-name="T1">Ἐγὼ δὲ μάρτυρα τὸν θεὸν ἐπικαλοῦμαι ἐπὶ τὴν ἐμὴν ψυχήν, ὅτι φειδόμενος ὑμῶν οὐκέτι ἦλθον εἰς Κόρινθον.</text:span> <text:span text:style-name="T2">24</text:span> <text:span text:style-name="T1">οὐχ ὅτι κυριεύομεν ὑμῶν τῆς πίστεως ἀλλὰ συνεργοί ἐσμεν τῆς χαρᾶς ὑμῶν· τῇ γὰρ πίστει ἑστήκατε.</text:span> </text:p>
      <text:p text:style-name="P4">ΠΡΟΣ ΚΟΡΙΝΘΙΟΥΣ Β  2</text:p>
      <text:p text:style-name="Text_20_body"><text:span text:style-name="T2">1</text:span> <text:span text:style-name="T1">Ἔκρινα γὰρ ἐμαυτῷ τοῦτο τὸ μὴ πάλιν ἐν λύπῃ πρὸς ὑμᾶς ἐλθεῖν.</text:span> <text:span text:style-name="T2">2</text:span> <text:span text:style-name="T1">εἰ γὰρ ἐγὼ λυπῶ ὑμᾶς, καὶ τίς ὁ εὐφραίνων με εἰ μὴ ὁ λυπούμενος ἐξ ἐμοῦ;</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text:span> <text:span text:style-name="T2">5</text:span> <text:span text:style-name="T1">Εἰ δέ τις λελύπηκεν, οὐκ ἐμὲ λελύπηκεν, ἀλλ᾽ ἀπὸ μέρους, ἵνα μὴ ἐπιβαρῶ, πάντας ὑμᾶς.</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text:span> <text:span text:style-name="T2">8</text:span> <text:span text:style-name="T1">διὸ παρακαλῶ ὑμᾶς κυρῶσαι εἰς αὐτὸν ἀγάπην·</text:span> <text:span text:style-name="T2">9</text:span> <text:span text:style-name="T1">εἰς τοῦτο γὰρ καὶ ἔγραψα, ἵνα γνῶ τὴν δοκιμὴν ὑμῶν, εἰ εἰς πάντα ὑπήκοοί ἐστε.</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 ἀποταξάμενος αὐτοῖς ἐξῆλθον εἰς Μακεδονίαν.</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text:span> </text:p>
      <text:p text:style-name="P4">ΠΡΟΣ ΚΟΡΙΝΘΙΟΥΣ Β  3</text:p>
      <text:p text:style-name="Text_20_body"><text:span text:style-name="T2">1</text:span> <text:span text:style-name="T1">Ἀρχόμεθα πάλιν ἑαυτοὺς συνιστάνειν; ἢ μὴ χρῄζομεν ὥς τινες συστατικῶν ἐπιστολῶν πρὸς ὑμᾶς ἢ ἐξ ὑμῶν;</text:span> <text:span text:style-name="T2">2</text:span> <text:span text:style-name="T1">ἡ ἐπιστολὴ ἡμῶν ὑμεῖς ἐστε, ἐγ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γγεγραμμένη οὐ μέλανι ἀλλὰ πνεύματι θεοῦ ζῶντος, οὐκ ἐν πλαξὶν λιθίναις ἀλλ᾽ ἐν πλαξὶν καρδίαις σαρκίναις.</text:span> <text:span text:style-name="T2">4</text:span> <text:span text:style-name="T1">Πεποίθησιν δὲ τοιαύτην ἔχομεν διὰ τοῦ Χριστοῦ πρὸς τὸν θεόν.</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text:span> <text:span text:style-name="T2">9</text:span> <text:span text:style-name="T1">εἰ γὰρ τῇ διακονίᾳ τῆς κατακρίσεως δόξα, πολλῷ μᾶλλον περισσεύει ἡ διακονία τῆς δικαιοσύνης δόξῃ.</text:span> <text:span text:style-name="T2">10</text:span> <text:span text:style-name="T1">καὶ γὰρ οὐ δεδόξασται τὸ δεδοξασμένον ἐν τούτῳ τῷ μέρει εἵνεκεν τῆς ὑπερβαλλούσης δόξης.</text:span> <text:span text:style-name="T2">11</text:span> <text:span text:style-name="T1">εἰ γὰρ τὸ καταργούμενον διὰ δόξης, πολλῷ μᾶλλον τὸ μένον ἐν δόξῃ.</text:span> <text:span text:style-name="T2">12</text:span> <text:span text:style-name="T1">Ἔχοντες οὖν τοιαύτην ἐλπίδα πολλῇ παρρησίᾳ 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text:span> <text:span text:style-name="T2">14</text:span> <text:span text:style-name="T1">ἀλλ᾽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text:span> <text:span text:style-name="T2">15</text:span> <text:span text:style-name="T1">ἀλλ᾽ ἕως σήμερον ἡνίκα ἂν ἀναγινώσκηται Μωϋσῆς, κάλυμμα ἐπὶ τὴν καρδίαν αὐτῶν κεῖται·</text:span> <text:span text:style-name="T2">16</text:span> <text:span text:style-name="T1">ἡνίκα δὲ ἐὰν ἐπιστρέψῃ πρὸς κύριον, περιαιρεῖται τὸ κάλυμμα.</text:span> <text:span text:style-name="T2">17</text:span> <text:span text:style-name="T1">ὁ δὲ κύριος τὸ πνεῦμά ἐστιν· οὗ δὲ τὸ πνεῦμα κυρίου, ἐλευθερία.</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text:span> </text:p>
      <text:p text:style-name="P4">ΠΡΟΣ ΚΟΡΙΝΘΙΟΥΣ Β  4</text:p>
      <text:p text:style-name="Text_20_body"><text:span text:style-name="T2">1</text:span> <text:span text:style-name="T1">Διὰ τοῦτο, ἔχοντες τὴν διακονίαν ταύτην καθὼς ἠλεήθημεν, οὐκ ἐγκακοῦμεν</text:span> <text:span text:style-name="T2">2</text:span> <text:span text:style-name="T1">ἀλλ᾽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text:span> <text:span text:style-name="T2">5</text:span> <text:span text:style-name="T1">Οὐ γὰρ ἑαυτοὺς κηρύσσομεν ἀλλ᾽ Ἰησοῦν Χριστὸν κύριον, ἑαυτοὺς δὲ δούλους ὑμῶν διὰ Ἰησοῦν.</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γ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text:span> <text:span text:style-name="T2">12</text:span> <text:span text:style-name="T1">ὥστε ὁ θάνατος ἐν ἡμῖν ἐνεργεῖται, ἡ δὲ ζωὴ ἐν ὑμῖν.</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 κύριον } Ἰησοῦν καὶ ἡμᾶς σὺν Ἰησοῦ ἐγερεῖ καὶ παραστήσει σὺν ὑμῖν.</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text:span> <text:span text:style-name="T2">16</text:span> <text:span text:style-name="T1">Διὸ οὐκ ἐγκακοῦμεν, ἀλλ᾽ εἰ καὶ ὁ ἔξω ἡμῶν ἄνθρωπος διαφθείρεται, ἀλλ᾽ ὁ ἔσω ἡμῶν ἀνακαινοῦται ἡμέρᾳ καὶ ἡμέρᾳ.</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text:span> </text:p>
      <text:p text:style-name="P4">ΠΡΟΣ ΚΟΡΙΝΘΙΟΥΣ Β  5</text:p>
      <text:p text:style-name="Text_20_body"><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 εἴ } { γε } εἴπερ { --- } καὶ { ἐκδυσάμενοι } ἐνδυσάμενοι { --- } οὐ γυμνοὶ εὑρεθησόμεθα.</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text:span> <text:span text:style-name="T2">5</text:span> <text:span text:style-name="T1">ὁ δὲ κατεργασάμενος ἡμᾶς εἰς αὐτὸ τοῦτο θεός, ὁ δοὺς ἡμῖν τὸν ἀρραβῶνα τοῦ πνεύματος.</text:span> <text:span text:style-name="T2">6</text:span> <text:span text:style-name="T1">Θαρροῦντες οὖν πάντοτε καὶ εἰδότες ὅτι ἐνδημοῦντες ἐν τῷ σώματι ἐκδημοῦμεν ἀπὸ τοῦ κυρίου·</text:span> <text:span text:style-name="T2">7</text:span> <text:span text:style-name="T1">διὰ πίστεως γὰρ περιπατοῦμεν, οὐ διὰ εἴδους·</text:span> <text:span text:style-name="T2">8</text:span> <text:span text:style-name="T1">θαρροῦμεν δὲ καὶ εὐδοκοῦμεν μᾶλλον ἐκδημῆσαι ἐκ τοῦ σώματος καὶ ἐνδημῆσαι πρὸς τὸν κύριον.</text:span> <text:span text:style-name="T2">9</text:span> <text:span text:style-name="T1">διὸ καὶ φιλοτιμούμεθα, εἴτε ἐνδημοῦντες εἴτε ἐκδημοῦντες, εὐάρεστοι αὐτῷ εἶναι.</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 φαῦλον. } κακὸν. { ---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text:span> <text:span text:style-name="T2">12</text:span> <text:span text:style-name="T1">οὐ πάλιν ἑαυτοὺς συνιστάνομεν ὑμῖν ἀλλ᾽ ἀφορμὴν διδόντες ὑμῖν καυχήματος ὑπὲρ ἡμῶν, ἵνα ἔχητε πρὸς τοὺς ἐν προσώπῳ καυχωμένους καὶ μὴ ἐν καρδίᾳ.</text:span> <text:span text:style-name="T2">13</text:span> <text:span text:style-name="T1">εἴτε γὰρ ἐξέστημεν, θεῷ· εἴτε σωφρονοῦμεν, ὑμῖν.</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text:span> <text:span text:style-name="T2">17</text:span> <text:span text:style-name="T1">ὥστε εἴ τις ἐν Χριστῷ, καινὴ κτίσις· τὰ ἀρχαῖα παρῆλθεν, ἰδοὺ γέγονεν καινά.</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text:span> <text:span text:style-name="T2">20</text:span> <text:span text:style-name="T1">Ὑπὲρ Χριστοῦ οὖν πρεσβεύομεν ὡς τοῦ θεοῦ παρακαλοῦντος δι᾽ ἡμῶν· δεόμεθα ὑπὲρ Χριστοῦ, καταλλάγητε τῷ θεῷ.</text:span> <text:span text:style-name="T2">21</text:span> <text:span text:style-name="T1">τὸν μὴ γνόντα ἁμαρτίαν ὑπὲρ ἡμῶν ἁμαρτίαν ἐποίησεν, ἵνα ἡμεῖς γενώμεθα δικαιοσύνη θεοῦ ἐν αὐτῷ.</text:span> </text:p>
      <text:p text:style-name="P4">ΠΡΟΣ ΚΟΡΙΝΘΙΟΥΣ Β  6</text:p>
      <text:p text:style-name="Text_20_body"><text:span text:style-name="T2">1</text:span> <text:span text:style-name="T1">Συνεργοῦντες δὲ καὶ παρακαλοῦμεν μὴ εἰς κενὸν τὴν χάριν τοῦ θεοῦ δέξασθαι ὑμᾶς·</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text:span> <text:span text:style-name="T2">11</text:span> <text:span text:style-name="T1">Τὸ στόμα ἡμῶν ἀνέῳγεν πρὸς ὑμᾶς, Κορίνθιοι, ἡ καρδία ἡμῶν πεπλάτυνται·</text:span> <text:span text:style-name="T2">12</text:span> <text:span text:style-name="T1">οὐ στενοχωρεῖσθε ἐν ἡμῖν, στενοχωρεῖσθε δὲ ἐν τοῖς σπλάγχνοις ὑμῶν·</text:span> <text:span text:style-name="T2">13</text:span> <text:span text:style-name="T1">τὴν δὲ αὐτὴν ἀντιμισθίαν, ὡς τέκνοις λέγω, πλατύνθητε καὶ ὑμεῖς.</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text:span> <text:span text:style-name="T2">15</text:span> <text:span text:style-name="T1">τίς δὲ συμφώνησις Χριστοῦ πρὸς Βελιάρ, ἢ τίς μερὶς πιστῷ μετὰ ἀπίστου;</text:span> <text:span text:style-name="T2">16</text:span> <text:span text:style-name="T1">τίς δὲ συγκατάθεσις ναῷ θεοῦ μετὰ εἰδώλων; ἡμεῖς γὰρ ναὸς θεοῦ ἐσμεν ζῶντος, καθὼς εἶπεν ὁ θεὸς ὅτι ἐνοικήσω ἐν αὐτοῖς καὶ ἐμπεριπατήσω καὶ ἔσομαι αὐτῶν θεὸς καὶ αὐτοὶ ἔσονταί μου λαός.</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text:span> </text:p>
      <text:p text:style-name="P4">ΠΡΟΣ ΚΟΡΙΝΘΙΟΥΣ Β  7</text:p>
      <text:p text:style-name="Text_20_body"><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text:span> <text:span text:style-name="T2">2</text:span> <text:span text:style-name="T1">Χωρήσατε ἡμᾶς· οὐδένα ἠδικήσαμεν, οὐδένα ἐφθείραμεν, οὐδένα ἐπλεονεκτήσαμεν.</text:span> <text:span text:style-name="T2">3</text:span> <text:span text:style-name="T1">πρὸς κατάκρισιν οὐ λέγω· προείρηκα γὰρ ὅτι ἐν ταῖς καρδίαις ἡμῶν ἐστε εἰς τὸ συναποθανεῖν καὶ συζῆν.</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text:span> <text:span text:style-name="T2">8</text:span> <text:span text:style-name="T1">Ὅτι εἰ καὶ ἐλύπησα ὑμᾶς ἐν τῇ ἐπιστολῇ, οὐ μεταμέλομαι· εἰ καὶ μετεμελόμην, βλέπω [γὰρ]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text:span> <text:span text:style-name="T2">11</text:span> <text:span text:style-name="T1">ἰδοὺ γὰρ αὐτὸ τοῦτο τὸ κατὰ θεὸν λυπηθῆναι πόσην κατειργάσατο ὑμῖν σπουδήν, ἀλλ᾽ ἀπολογίαν, ἀλλ᾽ ἀγανάκτησιν, ἀλλὰ φόβον, ἀλλ᾽ ἐπιπόθησιν, ἀλλὰ ζῆλον, ἀλλ᾽ ἐκδίκησιν. ἐν παντὶ συνεστήσατε ἑαυτοὺς ἁγνοὺς εἶναι τῷ πράγματι.</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text:span> <text:span text:style-name="T2">16</text:span> <text:span text:style-name="T1">χαίρω ὅτι ἐν παντὶ θαρρῶ ἐν ὑμῖν.</text:span> </text:p>
      <text:p text:style-name="P4">ΠΡΟΣ ΚΟΡΙΝΘΙΟΥΣ Β  8</text:p>
      <text:p text:style-name="Text_20_body"><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text:span> <text:span text:style-name="T2">8</text:span> <text:span text:style-name="T1">Οὐ κατ᾽ ἐπιταγὴν λέγω ἀλλὰ διὰ τῆς ἑτέρων σπουδῆς καὶ τὸ τῆς ὑμετέρας ἀγάπης γνήσιον δοκιμάζων·</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text:span> <text:span text:style-name="T2">10</text:span> <text:span text:style-name="T1">καὶ γνώμην ἐν τούτῳ δίδωμι· τοῦτο γὰρ ὑμῖν συμφέρει, οἵτινες οὐ μόνον τὸ ποιῆσαι ἀλλὰ καὶ τὸ θέλειν προενήρξασθε ἀπὸ πέρυσι·</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text:span> <text:span text:style-name="T2">12</text:span> <text:span text:style-name="T1">εἰ γὰρ ἡ προθυμία πρόκειται, καθὸ ἐὰν ἔχῃ εὐπρόσδεκτος, οὐ καθὸ οὐκ ἔχει.</text:span> <text:span text:style-name="T2">13</text:span> <text:span text:style-name="T1">οὐ γὰρ ἵνα ἄλλοις ἄνεσις, ὑμῖν θλῖψις, ἀλλ᾽ ἐξ ἰσότητος·</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αὐτοῦ]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text:span> <text:span text:style-name="T2">21</text:span> <text:span text:style-name="T1">προνοοῦμεν γὰρ καλὰ οὐ μόνον ἐνώπιον κυρίου ἀλλὰ καὶ ἐνώπιον ἀνθρώπων.</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text:span> </text:p>
      <text:p text:style-name="P4">ΠΡΟΣ ΚΟΡΙΝΘΙΟΥΣ Β  9</text:p>
      <text:p text:style-name="Text_20_body"><text:span text:style-name="T2">1</text:span> <text:span text:style-name="T1">Περὶ μὲν γὰρ τῆς διακονίας τῆς εἰς τοὺς ἁγίους περισσόν μοί ἐστιν τὸ γράφειν ὑμῖν·</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text:span> <text:span text:style-name="T2">6</text:span> <text:span text:style-name="T1">Τοῦτο δέ, ὁ σπείρων φειδομένως φειδομένως καὶ θερίσει, καὶ ὁ σπείρων ἐπ᾽ εὐλογίαις ἐπ᾽ εὐλογίαις καὶ θερίσει.</text:span> <text:span text:style-name="T2">7</text:span> <text:span text:style-name="T1">ἕκαστος καθὼς προῄρηται τῇ καρδίᾳ, μὴ ἐκ λύπης ἢ ἐξ ἀνάγκης· ἱλαρὸν γὰρ δότην ἀγαπᾷ ὁ θεός.</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text:span> <text:span text:style-name="T2">11</text:span> <text:span text:style-name="T1">ἐν παντὶ πλουτιζόμενοι εἰς πᾶσαν ἁπλότητα, ἥτις κατεργάζεται δι᾽ ἡμῶν εὐχαριστίαν τῷ θεῷ·</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text:span> <text:span text:style-name="T2">15</text:span> <text:span text:style-name="T1">Χάρις τῷ θεῷ ἐπὶ τῇ ἀνεκδιηγήτῳ αὐτοῦ δωρεᾷ.</text:span> </text:p>
      <text:p text:style-name="P4">ΠΡΟΣ ΚΟΡΙΝΘΙΟΥΣ Β  10</text:p>
      <text:p text:style-name="Text_20_body"><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text:span> <text:span text:style-name="T2">9</text:span> <text:span text:style-name="T1">ἵνα μὴ δόξω ὡς ἂν ἐκφοβεῖν ὑμᾶς διὰ τῶν ἐπιστολῶν·</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text:span> <text:span text:style-name="T2">11</text:span> <text:span text:style-name="T1">τοῦτο λογιζέσθω ὁ τοιοῦτος, ὅτι οἷοί ἐσμεν τῷ λόγῳ δι᾽ ἐπιστολῶν ἀπόντες, τοιοῦτοι καὶ παρόντες τῷ ἔργῳ.</text:span> <text:span text:style-name="T2">12</text:span> <text:span text:style-name="T1">Οὐ γὰρ τολμῶμεν ἐγκρῖναι ἢ συγκρῖναι ἑαυτούς τισιν τῶν ἑαυτοὺς συνιστανόντων, ἀλλ᾽ αὐτοὶ ἐν ἑαυτοῖς ἑαυτοὺς μετροῦντες καὶ συγκρίνοντες ἑαυτοὺς ἑαυτοῖς οὐ συνιᾶσιν.</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text:span> <text:span text:style-name="T2">17</text:span> <text:span text:style-name="T1">Ὁ δὲ καυχώμενος ἐν κυρίῳ καυχάσθω·</text:span> <text:span text:style-name="T2">18</text:span> <text:span text:style-name="T1">οὐ γὰρ ὁ ἑαυτὸν συνιστάνων, ἐκεῖνός ἐστιν δόκιμος, ἀλλ᾽ ὃν ὁ κύριος συνίστησιν.</text:span> </text:p>
      <text:p text:style-name="P4">ΠΡΟΣ ΚΟΡΙΝΘΙΟΥΣ Β  11</text:p>
      <text:p text:style-name="Text_20_body"><text:soft-page-break/><text:span text:style-name="T2">1</text:span> <text:span text:style-name="T1">Ὄφελον ἀνείχεσθέ μου μικρόν τι ἀφροσύνης· ἀλλὰ καὶ ἀνέχεσθέ μου.</text:span> <text:span text:style-name="T2">2</text:span> <text:span text:style-name="T1">ζηλῶ γὰρ ὑμᾶς θεοῦ ζήλῳ, ἡρμοσάμην γὰρ ὑμᾶς ἑνὶ ἀνδρὶ παρθένον ἁγνὴν παραστῆσαι τῷ Χριστῷ·</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text:span> <text:span text:style-name="T2">5</text:span> <text:span text:style-name="T1">Λογίζομαι γὰρ μηδὲν ὑστερηκέναι τῶν ὑπερλίαν ἀποστόλων.</text:span> <text:span text:style-name="T2">6</text:span> <text:span text:style-name="T1">εἰ δὲ καὶ ἰδιώτης τῷ λόγῳ, ἀλλ᾽ οὐ τῇ γνώσει, ἀλλ᾽ ἐν παντὶ φανερώσαντες ἐν πᾶσιν εἰς ὑμᾶς.</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text:span> <text:span text:style-name="T2">10</text:span> <text:span text:style-name="T1">ἔστιν ἀλήθεια Χριστοῦ ἐν ἐμοὶ ὅτι ἡ καύχησις αὕτη οὐ φραγήσεται εἰς ἐμὲ ἐν τοῖς κλίμασιν τῆς Ἀχαΐας.</text:span> <text:span text:style-name="T2">11</text:span> <text:span text:style-name="T1">διὰ τί; ὅτι οὐκ ἀγαπῶ ὑμᾶς; ὁ θεὸς οἶδεν.</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text:span> <text:span text:style-name="T2">13</text:span> <text:span text:style-name="T1">οἱ γὰρ τοιοῦτοι ψευδαπόστολοι, ἐργάται δόλιοι, μετασχηματιζόμενοι εἰς ἀποστόλους Χριστοῦ.</text:span> <text:span text:style-name="T2">14</text:span> <text:span text:style-name="T1">καὶ οὐ θαῦμα· αὐτὸς γὰρ ὁ σατανᾶς μετασχηματίζεται εἰς ἄγγελον φωτός.</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text:span> <text:span text:style-name="T2">16</text:span> <text:span text:style-name="T1">Πάλιν λέγω, μή τίς με δόξῃ ἄφρονα εἶναι· εἰ δὲ μή γε, κἂν ὡς ἄφρονα δέξασθέ με, ἵνα κἀγὼ μικρόν τι καυχήσωμαι.</text:span> <text:span text:style-name="T2">17</text:span> <text:span text:style-name="T1">ὃ λαλῶ, οὐ κατὰ κύριον λαλῶ ἀλλ᾽ ὡς ἐν ἀφροσύνῃ, ἐν ταύτῃ τῇ ὑποστάσει τῆς καυχήσεως.</text:span> <text:span text:style-name="T2">18</text:span> <text:span text:style-name="T1">ἐπεὶ πολλοὶ καυχῶνται κατὰ σάρκα, κἀγὼ καυχήσομαι.</text:span> <text:span text:style-name="T2">19</text:span> <text:span text:style-name="T1">ἡδέως γὰρ ἀνέχεσθε τῶν ἀφρόνων φρόνιμοι ὄντες·</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text:span> <text:span text:style-name="T2">21</text:span> <text:span text:style-name="T1">κατὰ ἀτιμίαν λέγω, ὡς ὅτι ἡμεῖς ἠσθενήκαμεν. Ἐν ᾧ δ᾽ ἄν τις τολμᾷ, ἐν ἀφροσύνῃ λέγω, τολμῶ κἀγώ.</text:span> <text:span text:style-name="T2">22</text:span> <text:span text:style-name="T1">Ἑβραῖοί εἰσιν; κἀγώ. Ἰσραηλῖταί εἰσιν; κἀγώ. σπέρμα Ἀβραάμ εἰσιν; κἀγώ.</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text:span> <text:span text:style-name="T2">24</text:span> <text:span text:style-name="T1">Ὑπὸ Ἰουδαίων πεντάκις τεσσεράκοντα παρὰ μίαν ἔλαβον,</text:span> <text:span text:style-name="T2">25</text:span> <text:span text:style-name="T1">τρὶς ἐρραβδίσθην, ἅπαξ ἐλιθάσθην, τρὶς ἐναυάγησα, νυχθήμερον ἐν τῷ βυθῷ πεποίηκα·</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text:span> <text:span text:style-name="T2">28</text:span> <text:span text:style-name="T1">χωρὶς τῶν παρεκτὸς ἡ ἐπίστασίς μοι ἡ καθ᾽ ἡμέραν, ἡ μέριμνα πασῶν τῶν ἐκκλησιῶν.</text:span> <text:span text:style-name="T2">29</text:span> <text:span text:style-name="T1">τίς ἀσθενεῖ καὶ οὐκ ἀσθενῶ; τίς σκανδαλίζεται καὶ οὐκ ἐγὼ πυροῦμαι;</text:span> <text:span text:style-name="T2">30</text:span> <text:span text:style-name="T1">Εἰ καυχᾶσθαι δεῖ, τὰ τῆς ἀσθενείας μου καυχήσομαι.</text:span> <text:span text:style-name="T2">31</text:span> <text:span text:style-name="T1">ὁ θεὸς καὶ πατὴρ τοῦ κυρίου Ἰησοῦ οἶδεν, ὁ ὢν εὐλογητὸς εἰς τοὺς αἰῶνας, ὅτι οὐ ψεύδομαι.</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text:span> </text:p>
      <text:p text:style-name="P4">ΠΡΟΣ ΚΟΡΙΝΘΙΟΥΣ Β  12</text:p>
      <text:p text:style-name="Text_20_body"><text:span text:style-name="T2">1</text:span> <text:span text:style-name="T1">Καυχᾶσθαι δεῖ, οὐ συμφέρον μέν, ἐλεύσομαι δὲ εἰς ὀπτασίας καὶ ἀποκαλύψεις κυρίου.</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text:span> <text:span text:style-name="T2">5</text:span> <text:span text:style-name="T1">ὑπὲρ τοῦ τοιούτου καυχήσομαι, ὑπὲρ δὲ ἐμαυτοῦ οὐ καυχήσομαι εἰ μὴ ἐν ταῖς ἀσθενείαις.</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τ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text:span> <text:span text:style-name="T2">8</text:span> <text:span text:style-name="T1">ὑπὲρ τούτου τρὶς τὸν κύριον παρεκάλεσα ἵνα ἀποστῇ ἀπ᾽ ἐμοῦ.</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text:span> <text:span text:style-name="T2">12</text:span> <text:span text:style-name="T1">τὰ μὲν σημεῖα τοῦ ἀποστόλου κατειργάσθη ἐν ὑμῖν ἐν πάσῃ ὑπομονῇ, σημείοις τε καὶ τέρασιν καὶ δυνάμεσιν.</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text:span> <text:span text:style-name="T2">14</text:span> <text:span text:style-name="T1">Ἰδοὺ τρίτον τοῦτο ἑτοίμως ἔχω ἐλθεῖν πρὸς ὑμᾶς, καὶ οὐ καταναρκήσω· οὐ γὰρ ζητῶ τὰ ὑμῶν ἀλλ᾽ ὑμᾶς. οὐ γὰρ ὀφείλει τὰ τέκνα τοῖς γονεῦσιν θησαυρίζειν ἀλλ᾽ οἱ γονεῖς τοῖς τέκνοις.</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text:span> <text:span text:style-name="T2">16</text:span> <text:span text:style-name="T1">Ἔστω δέ, ἐγὼ οὐ κατεβάρησα ὑμᾶς· ἀλλ᾽ ὑπάρχων πανοῦργος δόλῳ ὑμᾶς ἔλαβον.</text:span> <text:span text:style-name="T2">17</text:span> <text:span text:style-name="T1">μή τινα ὧν ἀπέσταλκα πρὸς ὑμᾶς, δι᾽ αὐτοῦ ἐπλεονέκτησα ὑμᾶς;</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text:span> </text:p>
      <text:p text:style-name="P4">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text:span> <text:span text:style-name="T2">6</text:span> <text:span text:style-name="T1">ἐλπίζω δὲ ὅτι γνώσεσθε ὅτι ἡμεῖς οὐκ ἐσμὲν ἀδόκιμοι.</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text:span> <text:span text:style-name="T2">8</text:span> <text:span text:style-name="T1">οὐ γὰρ δυνάμεθά τι κατὰ τῆς ἀληθείας ἀλλ᾽ ὑπὲρ τῆς ἀληθείας.</text:span> <text:span text:style-name="T2">9</text:span> <text:span text:style-name="T1">χαίρομεν γὰρ ὅταν ἡμεῖς ἀσθενῶμεν, ὑμεῖς δὲ δυνατοὶ ἦτε· τοῦτο καὶ εὐχόμεθα, τὴν ὑμῶν κατάρτισιν.</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text:span> <text:span text:style-name="T2">12</text:span> <text:span text:style-name="T1">Ἀσπάσασθε ἀλλήλους ἐν ἁγίῳ φιλήματι. Ἀσπάζονται ὑμᾶς οἱ ἅγιοι πάντες.</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text:span> </text:p>
      <text:h text:style-name="P2" text:outline-level="3">ΠΡΟΣ ΓΑΛΑΤΑΣ</text:h>
      <text:p text:style-name="Text_20_body"/>
      <text:p text:style-name="P4">ΠΡΟΣ ΓΑΛΑΤΑΣ  1</text:p>
      <text:p text:style-name="Text_20_body"><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 ἡμῶν } καὶ κυρίου ἡμῶν { --- } Ἰησοῦ Χριστοῦ</text:span> <text:span text:style-name="T2">4</text:span> <text:span text:style-name="T1">τοῦ δόντος ἑαυτὸν { ὑπὲρ } περὶ { --- }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ταράσσοντες ὑμᾶς καὶ θέλοντες μεταστρέψαι τὸ εὐαγγέλιον τοῦ Χριστοῦ.</text:span> <text:span text:style-name="T2">8</text:span> <text:span text:style-name="T1">ἀλλὰ καὶ ἐὰν ἡμεῖς ἢ ἄγγελος ἐξ οὐρανοῦ εὐαγγελίζηται [ὑμῖν] παρ᾽ ὃ εὐηγγελισάμεθα ὑμῖν, ἀνάθεμα ἔστω.</text:span> <text:span text:style-name="T2">9</text:span> <text:span text:style-name="T1">ὡς προειρήκαμεν καὶ ἄρτι πάλιν λέγω· εἴ τις ὑμᾶς εὐαγγελίζεται παρ᾽ ὃ παρελάβετε, ἀνάθεμα ἔστω.</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text:span> <text:span text:style-name="T2">11</text:span> <text:span text:style-name="T1">Γνωρίζω γὰρ ὑμῖν, ἀδελφοί, τὸ εὐαγγέλιον τὸ εὐαγγελισθὲν ὑπ᾽ ἐμοῦ ὅτι οὐκ ἔστιν κατὰ ἄνθρωπον·</text:span> <text:span text:style-name="T2">12</text:span> <text:span text:style-name="T1">οὐδὲ γὰρ ἐγὼ παρὰ ἀνθρώπου παρέλαβον αὐτὸ οὔτε ἐδιδάχθην, ἀλλὰ δι᾽ ἀποκαλύψεως Ἰησοῦ Χριστοῦ.</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text:span> <text:span text:style-name="T2">15</text:span> <text:span text:style-name="T1">Ὅτε δὲ εὐδόκησεν [ὁ θεὸς]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 ἀπῆλθον εἰς Ἀραβίαν καὶ πάλιν ὑπέστρεψα εἰς Δαμασκόν.</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text:span> <text:span text:style-name="T2">20</text:span> <text:span text:style-name="T1">ἃ δὲ γράφω ὑμῖν, ἰδοὺ ἐνώπιον τοῦ θεοῦ ὅτι οὐ ψεύδομαι.</text:span> <text:span text:style-name="T2">21</text:span> <text:span text:style-name="T1">Ἔπειτα ἦλθον εἰς τὰ κλίματα τῆς Συρίας καὶ τῆς Κιλικίας·</text:span> <text:span text:style-name="T2">22</text:span> <text:span text:style-name="T1">ἤμην δὲ ἀγνοούμενος τῷ προσώπῳ ταῖς ἐκκλησίαις τῆς Ἰουδαίας ταῖς ἐν Χριστῷ.</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text:span> </text:p>
      <text:p text:style-name="P4">ΠΡΟΣ ΓΑΛΑΤΑΣ  2</text:p>
      <text:p text:style-name="Text_20_body"><text:span text:style-name="T2">1</text:span> <text:span text:style-name="T1">Ἔπειτα διὰ δεκατεσσάρων ἐτῶν πάλιν ἀνέβην εἰς Ἱεροσόλυμα μετὰ Βαρναβᾶ συμπαραλαβὼν καὶ Τίτον·</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text:span> <text:span text:style-name="T2">3</text:span> <text:span text:style-name="T1">ἀλλ᾽ οὐδὲ Τίτος ὁ σὺν ἐμοί, Ἕλλην ὤν, ἠναγκάσθη περιτμηθῆναι·</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text:span> <text:span text:style-name="T2">10</text:span> <text:span text:style-name="T1">μόνον τῶν πτωχῶν ἵνα μνημονεύωμεν, ὃ καὶ ἐσπούδασα αὐτὸ τοῦτο ποιῆσαι.</text:span> <text:span text:style-name="T2">11</text:span> <text:span text:style-name="T1">Ὅτε δὲ ἦλθεν Κηφᾶς εἰς Ἀντιόχειαν, κατὰ πρόσωπον αὐτῷ ἀντέστην, ὅτι κατεγνωσμένος ἦν.</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text:span> <text:span text:style-name="T2">13</text:span> <text:span text:style-name="T1">καὶ συνυπεκρίθησαν αὐτῷ [καὶ] οἱ λοιποὶ Ἰουδαῖοι, ὥστε καὶ Βαρναβᾶς συναπήχθη αὐτῶν τῇ ὑποκρίσει.</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 οὐχὶ } οὐκ { --- } Ἰουδαϊκῶς ζῇς, πῶς τὰ ἔθνη ἀναγκάζεις ἰουδαΐζειν;</text:span> <text:span text:style-name="T2">15</text:span> <text:span text:style-name="T1">Ἡμεῖς φύσει Ἰουδαῖοι καὶ οὐκ ἐξ ἐθνῶν ἁμαρτωλοί·</text:span> <text:span text:style-name="T2">16</text:span> <text:span text:style-name="T1">εἰδότες [δὲ] ὅτι οὐ 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text:span> <text:span text:style-name="T2">18</text:span> <text:span text:style-name="T1">εἰ γὰρ ἃ κατέλυσα ταῦτα πάλιν οἰκοδομῶ, παραβάτην ἐμαυτὸν συνιστάνω.</text:span> <text:span text:style-name="T2">19</text:span> <text:span text:style-name="T1">ἐγὼ γὰρ διὰ νόμου νόμῳ ἀπέθανον, ἵνα θεῷ ζήσω. Χριστῷ συνεσταύρωμαι·</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text:span> <text:span text:style-name="T2">21</text:span> <text:span text:style-name="T1">Οὐκ ἀθετῶ τὴν χάριν τοῦ θεοῦ· εἰ γὰρ διὰ νόμου δικαιοσύνη, ἄρα Χριστὸς δωρεὰν ἀπέθανεν.</text:span> </text:p>
      <text:p text:style-name="P4">ΠΡΟΣ ΓΑΛΑΤΑΣ  3</text:p>
      <text:p text:style-name="Text_20_body"><text:span text:style-name="T2">1</text:span> <text:span text:style-name="T1">Ὦ ἀνόητοι Γαλάται, τίς ὑμᾶς ἐβάσκανεν, οἷς κατ᾽ ὀφθαλμοὺς Ἰησοῦς Χριστὸς προεγράφη ἐσταυρωμένος;</text:span> <text:span text:style-name="T2">2</text:span> <text:span text:style-name="T1">τοῦτο μόνον θέλω μαθεῖν ἀφ᾽ ὑμῶν· ἐξ ἔργων νόμου τὸ πνεῦμα ἐλάβετε ἢ ἐξ ἀκοῆς πίστεως;</text:span> <text:span text:style-name="T2">3</text:span> <text:span text:style-name="T1">οὕτως ἀνόητοί ἐστε, ἐναρξάμενοι πνεύματι νῦν σαρκὶ ἐπιτελεῖσθε;</text:span> <text:span text:style-name="T2">4</text:span> <text:span text:style-name="T1">τοσαῦτα ἐπάθετε εἰκῇ; εἴ γε καὶ εἰκῇ.</text:span> <text:span text:style-name="T2">5</text:span> <text:span text:style-name="T1">ὁ οὖν ἐπιχορηγῶν ὑμῖν τὸ πνεῦμα καὶ ἐνεργῶν δυνάμεις ἐν ὑμῖν, ἐξ ἔργων νόμου ἢ ἐξ ἀκοῆς πίστεως;</text:span> <text:span text:style-name="T2">6</text:span> <text:span text:style-name="T1">Καθὼς Ἀβραὰμ ἐπίστευσεν τῷ θεῷ, καὶ ἐλογίσθη αὐτῷ εἰς δικαιοσύνην·</text:span> <text:span text:style-name="T2">7</text:span> <text:span text:style-name="T1">γινώσκετε ἄρα ὅτι οἱ ἐκ πίστεως, οὗτοι υἱοί εἰσιν Ἀβραάμ.</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text:span> <text:span text:style-name="T2">9</text:span> <text:span text:style-name="T1">ὥστε οἱ ἐκ πίστεως εὐλογοῦνται σὺν τῷ πιστῷ Ἀβραάμ.</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text:span> <text:span text:style-name="T2">11</text:span> <text:span text:style-name="T1">ὅτι δὲ ἐν νόμῳ οὐδεὶς δικαιοῦται παρὰ τῷ θεῷ δῆλον, ὅτι ὁ δίκαιος ἐκ πίστεως ζήσεται·</text:span> <text:span text:style-name="T2">12</text:span> <text:span text:style-name="T1">ὁ δὲ νόμος οὐκ ἔστιν ἐκ πίστεως, ἀλλ᾽ ὁ ποιήσας αὐτὰ ζήσεται ἐν αὐτοῖς.</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text:span> <text:span text:style-name="T2">15</text:span> <text:span text:style-name="T1">Ἀδελφοί, κατὰ ἄνθρωπον λέγω· ὅμως ἀνθρώπου κεκυρωμένην διαθήκην οὐδεὶς ἀθετεῖ ἢ ἐπιδιατάσσεται.</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text:span> <text:span text:style-name="T2">18</text:span> <text:span text:style-name="T1">εἰ γὰρ ἐκ νόμου ἡ κληρονομία, οὐκέτι ἐξ ἐπαγγελίας· τῷ δὲ Ἀβραὰμ δι᾽ ἐπαγγελίας κεχάρισται ὁ θεός.</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text:span> <text:span text:style-name="T2">20</text:span> <text:span text:style-name="T1">ὁ δὲ μεσίτης ἑνὸς οὐκ ἔστιν, ὁ δὲ θεὸς εἷς ἐστιν.</text:span> <text:span text:style-name="T2">21</text:span> <text:span text:style-name="T1">ὁ οὖν νόμος κατὰ τῶν ἐπαγγελιῶν [τοῦ θεοῦ]; μὴ γένοιτο. εἰ γὰρ ἐδόθη νόμος ὁ δυνάμενος ζῳοποιῆσαι, ὄντως { ἐκ } { νόμου } ἐν { --- } νόμῳ { --- } ἂν ἦν ἡ δικαιοσύνη·</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text:span> <text:span text:style-name="T2">23</text:span> <text:span text:style-name="T1">Πρὸ τοῦ δὲ ἐλθεῖν τὴν πίστιν ὑπὸ νόμον ἐφρουρούμεθα συγ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text:span> <text:span text:style-name="T2">25</text:span> <text:span text:style-name="T1">ἐλθούσης δὲ τῆς πίστεως οὐκέτι ὑπὸ παιδαγωγόν ἐσμεν.</text:span> <text:span text:style-name="T2">26</text:span> <text:span text:style-name="T1">Πάντες γὰρ υἱοὶ θεοῦ ἐστε διὰ τῆς πίστεως ἐν Χριστῷ Ἰησοῦ·</text:span> <text:span text:style-name="T2">27</text:span> <text:span text:style-name="T1">ὅσοι γὰρ εἰς Χριστὸν ἐβαπτίσθητε, Χριστὸν ἐνεδύσασθε.</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text:span> <text:span text:style-name="T2">29</text:span> <text:span text:style-name="T1">εἰ δὲ ὑμεῖς Χριστοῦ, ἄρα τοῦ Ἀβραὰμ σπέρμα ἐστέ, κατ᾽ ἐπαγγελίαν κληρονόμοι.</text:span> </text:p>
      <text:p text:style-name="P4">ΠΡΟΣ ΓΑΛΑΤΑΣ  4</text:p>
      <text:p text:style-name="Text_20_body"><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 ὑπὸ ἐπιτρόπους ἐστὶν καὶ οἰκονόμους ἄχρι τῆς προθεσμίας τοῦ πατρός.</text:span> <text:span text:style-name="T2">3</text:span> <text:span text:style-name="T1">οὕτως καὶ ἡμεῖς, ὅτε ἦμεν νήπιοι, ὑπὸ τὰ στοιχεῖα τοῦ κόσμου ἤμεθα δεδουλωμένοι·</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text:span> <text:span text:style-name="T2">6</text:span> <text:span text:style-name="T1">Ὅτι δέ ἐστε υἱοί, ἐξαπέστειλεν ὁ θεὸς τὸ πνεῦμα τοῦ υἱοῦ αὐτοῦ εἰς τὰς καρδίας ἡμῶν κρᾶζον· αββα ὁ πατήρ.</text:span> <text:span text:style-name="T2">7</text:span> <text:span text:style-name="T1">ὥστε οὐκέτι εἶ δοῦλος ἀλλ᾽ υἱός· εἰ δὲ υἱός, καὶ κληρονόμος διὰ θεοῦ.</text:span> <text:span text:style-name="T2">8</text:span> <text:span text:style-name="T1">Ἀλλὰ τότε μὲν οὐκ εἰδότες θεὸν ἐδουλεύσατε τοῖς φύσει μὴ οὖσιν θεοῖς·</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text:span> <text:span text:style-name="T2">12</text:span> <text:span text:style-name="T1">Γίνεσθε ὡς ἐγώ, ὅτι κἀγὼ ὡς ὑμεῖς, ἀδελφοί, δέομαι ὑμῶν. οὐδέν με ἠδικήσατε·</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 ὡς ἄγγελον θεοῦ ἐδέξασθέ με, ὡς Χριστὸν Ἰησοῦν.</text:span> <text:span text:style-name="T2">15</text:span> <text:span text:style-name="T1">ποῦ οὖν ὁ μακαρισμὸς ὑμῶν; μαρτυρῶ γὰρ ὑμῖν ὅτι εἰ δυνατὸν τοὺς ὀφθαλμοὺς ὑμῶν ἐξορύξαντες ἐδώκατέ μοι.</text:span> <text:span text:style-name="T2">16</text:span> <text:span text:style-name="T1">ὥστε ἐχθρὸς ὑμῶν γέγονα ἀληθεύων ὑμῖν;</text:span> <text:span text:style-name="T2">17</text:span> <text:span text:style-name="T1">ζηλοῦσιν ὑμᾶς οὐ καλῶς, ἀλλ᾽ ἐκκλεῖσαι ὑμᾶς θέλουσιν, ἵνα αὐτοὺς ζηλοῦτε·</text:span> <text:span text:style-name="T2">18</text:span> <text:span text:style-name="T1">καλὸν δὲ ζηλοῦσθαι ἐν καλῷ πάντοτε καὶ μὴ μόνον ἐν τῷ παρεῖναί με πρὸς ὑμᾶς.</text:span> <text:span text:style-name="T2">19</text:span> <text:span text:style-name="T1">τέκνα μου, οὓς πάλιν ὠδίνω μέχρις οὗ μορφωθῇ Χριστὸς ἐν ὑμῖν·</text:span> <text:span text:style-name="T2">20</text:span> <text:span text:style-name="T1">ἤθελον δὲ παρεῖναι πρὸς ὑμᾶς ἄρτι καὶ ἀλλάξαι τὴν φωνήν μου, ὅτι ἀποροῦμαι ἐν ὑμῖν.</text:span> <text:span text:style-name="T2">21</text:span> <text:span text:style-name="T1">Λέγετέ μοι, οἱ ὑπὸ νόμον θέλοντες εἶναι, τὸν νόμον οὐκ ἀκούετε;</text:span> <text:span text:style-name="T2">22</text:span> <text:span text:style-name="T1">γέγραπται γὰρ ὅτι Ἀβραὰμ δύο υἱοὺς ἔσχεν, ἕνα ἐκ τῆς παιδίσκης καὶ ἕνα ἐκ τῆς ἐλευθέρας.</text:span> <text:span text:style-name="T2">23</text:span> <text:span text:style-name="T1">ἀλλ᾽ ὁ μὲν ἐκ τῆς παιδίσκης κατὰ σάρκα γεγέννηται, ὁ δὲ ἐκ τῆς ἐλευθέρας δι᾽ ἐπαγγελίας.</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text:span> <text:span text:style-name="T2">25</text:span> <text:span text:style-name="T1">τὸ δὲ Ἁγὰρ Σινᾶ ὄρος ἐστὶν ἐν τῇ Ἀραβίᾳ· συστοιχεῖ δὲ τῇ νῦν Ἰερουσαλήμ, δουλεύει γὰρ μετὰ τῶν τέκνων αὐτῆς.</text:span> <text:span text:style-name="T2">26</text:span> <text:span text:style-name="T1">ἡ δὲ ἄνω Ἰερουσαλὴμ ἐλευθέρα ἐστίν, ἥτις ἐστὶν μήτηρ ἡμῶν·</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text:span> <text:span text:style-name="T2">28</text:span> <text:span text:style-name="T1">Ὑμεῖς δέ, ἀδελφοί, κατὰ Ἰσαὰκ ἐπαγγελίας τέκνα ἐστέ.</text:span> <text:span text:style-name="T2">29</text:span> <text:span text:style-name="T1">ἀλλ᾽ ὥσπερ τότε ὁ κατὰ σάρκα γεννηθεὶς ἐδίωκεν τὸν κατὰ πνεῦμα, οὕτως καὶ νῦν.</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text:span> <text:span text:style-name="T2">31</text:span> <text:span text:style-name="T1">διό, ἀδελφοί, οὐκ ἐσμὲν παιδίσκης τέκνα ἀλλὰ τῆς ἐλευθέρας.</text:span> </text:p>
      <text:p text:style-name="P4">ΠΡΟΣ ΓΑΛΑΤΑΣ  5</text:p>
      <text:p text:style-name="Text_20_body"><text:span text:style-name="T2">1</text:span> <text:span text:style-name="T1">Τῇ ἐλευθερίᾳ ἡμᾶς Χριστὸς ἠλευθέρωσεν· στήκετε οὖν καὶ μὴ πάλιν ζυγῷ δουλείας ἐνέχεσθε.</text:span> <text:span text:style-name="T2">2</text:span> <text:span text:style-name="T1">Ἴδε ἐγὼ Παῦλος λέγω ὑμῖν ὅτι ἐὰν περιτέμνησθε, Χριστὸς ὑμᾶς οὐδὲν ὠφελήσει.</text:span> <text:span text:style-name="T2">3</text:span> <text:span text:style-name="T1">μαρτύρομαι δὲ πάλιν παντὶ ἀνθρώπῳ περιτεμνομένῳ ὅτι ὀφειλέτης ἐστὶν ὅλον τὸν νόμον ποιῆσαι.</text:span> <text:span text:style-name="T2">4</text:span> <text:span text:style-name="T1">κατηργήθητε ἀπὸ Χριστοῦ, οἵτινες ἐν νόμῳ δικαιοῦσθε, τῆς χάριτος ἐξεπέσατε.</text:span> <text:span text:style-name="T2">5</text:span> <text:span text:style-name="T1">ἡμεῖς γὰρ πνεύματι ἐκ πίστεως ἐλπίδα δικαιοσύνης ἀπεκδεχόμεθα.</text:span> <text:span text:style-name="T2">6</text:span> <text:span text:style-name="T1">ἐν γὰρ Χριστῷ Ἰησοῦ οὔτε περιτομή τι ἰσχύει οὔτε ἀκροβυστία ἀλλὰ πίστις δι᾽ ἀγάπης ἐνεργουμένη.</text:span> <text:span text:style-name="T2">7</text:span> <text:span text:style-name="T1">Ἐτρέχετε καλῶς· τίς ὑμᾶς ἐνέκοψεν [τῇ] ἀληθείᾳ μὴ πείθεσθαι;</text:span> <text:span text:style-name="T2">8</text:span> <text:span text:style-name="T1">ἡ πεισμονὴ οὐκ ἐκ τοῦ καλοῦντος ὑμᾶς.</text:span> <text:span text:style-name="T2">9</text:span> <text:span text:style-name="T1">μικρὰ ζύμη ὅλον τὸ φύραμα ζυμοῖ.</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text:span> <text:span text:style-name="T2">11</text:span> <text:span text:style-name="T1">Ἐγὼ δέ, ἀδελφοί, εἰ περιτομὴν ἔτι κηρύσσω, τί ἔτι διώκομαι; ἄρα κατήργηται τὸ σκάνδαλον τοῦ σταυροῦ.</text:span> <text:span text:style-name="T2">12</text:span> <text:span text:style-name="T1">Ὄφελον καὶ ἀποκόψονται οἱ ἀναστατοῦντες ὑμᾶς.</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text:span> <text:span text:style-name="T2">14</text:span> <text:span text:style-name="T1">ὁ γὰρ πᾶς νόμος ἐν ἑνὶ λόγῳ πεπλήρωται, ἐν τῷ· ἀγαπήσεις τὸν πλησίον σου ὡς σεαυτόν.</text:span> <text:span text:style-name="T2">15</text:span> <text:span text:style-name="T1">εἰ δὲ ἀλλήλους δάκνετε καὶ κατεσθίετε, βλέπετε μὴ ὑπ᾽ ἀλλήλων ἀναλωθῆτε.</text:span> <text:span text:style-name="T2">16</text:span> <text:span text:style-name="T1">Λέγω δέ, πνεύματι περιπατεῖτε καὶ ἐπιθυμίαν σαρκὸς οὐ μὴ τελέσητε.</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text:span> <text:span text:style-name="T2">18</text:span> <text:span text:style-name="T1">εἰ δὲ πνεύματι ἄγεσθε, οὐκ ἐστὲ ὑπὸ νόμον.</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 ζῆλος, } ζῆλοι, { --- }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γκράτεια· κατὰ τῶν τοιούτων οὐκ ἔστιν νόμος.</text:span> <text:span text:style-name="T2">24</text:span> <text:span text:style-name="T1">οἱ δὲ τοῦ Χριστοῦ [Ἰησοῦ] τὴν σάρκα ἐσταύρωσαν σὺν τοῖς παθήμασιν καὶ ταῖς ἐπιθυμίαις.</text:span> <text:span text:style-name="T2">25</text:span> <text:span text:style-name="T1">Εἰ ζῶμεν πνεύματι, πνεύματι καὶ στοιχῶμεν.</text:span> <text:span text:style-name="T2">26</text:span> <text:span text:style-name="T1">μὴ γινώμεθα κενόδοξοι, ἀλλήλους προκαλούμενοι, ἀλλήλοις φθονοῦντες.</text:span> </text:p>
      <text:p text:style-name="P4">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text:span> <text:span text:style-name="T2">2</text:span> <text:span text:style-name="T1">Ἀλλήλων τὰ βάρη βαστάζετε καὶ οὕτως ἀναπληρώσετε τὸν νόμον τοῦ Χριστοῦ.</text:span> <text:span text:style-name="T2">3</text:span> <text:span text:style-name="T1">εἰ γὰρ δοκεῖ τις εἶναί τι μηδὲν ὤν, φρεναπατᾷ ἑαυτόν.</text:span> <text:span text:style-name="T2">4</text:span> <text:span text:style-name="T1">τὸ δὲ ἔργον ἑαυτοῦ δοκιμαζέτω ἕκαστος, καὶ τότε εἰς ἑαυτὸν μόνον τὸ καύχημα ἕξει καὶ οὐκ εἰς τὸν ἕτερον·</text:span> <text:span text:style-name="T2">5</text:span> <text:span text:style-name="T1">ἕκαστος γὰρ τὸ ἴδιον φορτίον βαστάσει.</text:span> <text:span text:style-name="T2">6</text:span> <text:span text:style-name="T1">Κοινωνείτω δὲ ὁ κατηχούμενος τὸν λόγον τῷ κατηχοῦντι ἐν πᾶσιν ἀγαθοῖς.</text:span> <text:span text:style-name="T2">7</text:span> <text:span text:style-name="T1">Μὴ πλανᾶσθε, θεὸς οὐ μυκτηρίζεται. ὃ γὰρ ἐὰν σπείρῃ ἄνθρωπος, τοῦτο καὶ θερίσει·</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text:span> <text:span text:style-name="T2">9</text:span> <text:span text:style-name="T1">τὸ δὲ καλὸν ποιοῦντες μὴ ἐγκακῶμεν, καιρῷ γὰρ ἰδίῳ θερίσομεν μὴ ἐκλυόμενοι.</text:span> <text:span text:style-name="T2">10</text:span> <text:span text:style-name="T1">Ἄρα οὖν ὡς καιρὸν ἔχομεν, ἐργαζώμεθα τὸ ἀγαθὸν πρὸς πάντας, μάλιστα δὲ πρὸς τοὺς οἰκείους τῆς πίστεως.</text:span> <text:span text:style-name="T2">11</text:span> <text:span text:style-name="T1">Ἴδετε πηλίκοις ὑμῖν γράμμασιν ἔγραψα τῇ ἐμῇ χειρί.</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 --- } μὴ διώκωνται.</text:span> <text:span text:style-name="T2">13</text:span> <text:span text:style-name="T1">οὐδὲ γὰρ οἱ { περιτεμνόμενοι } περιτετμημένοι { --- } αὐτοὶ νόμον φυλάσσουσιν ἀλλὰ θέλουσιν ὑμᾶς περιτέμνεσθαι, ἵνα ἐν τῇ ὑμετέρᾳ σαρκὶ καυχήσωνται.</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text:span> <text:span text:style-name="T2">15</text:span> <text:span text:style-name="T1">οὔτε γὰρ περιτομή τί ἐστιν οὔτε ἀκροβυστία ἀλλὰ καινὴ κτίσις.</text:span> <text:span text:style-name="T2">16</text:span> <text:span text:style-name="T1">καὶ ὅσοι τῷ κανόνι τούτῳ στοιχήσουσιν, εἰρήνη ἐπ᾽ αὐτοὺς καὶ ἔλεος καὶ ἐπὶ τὸν Ἰσραὴλ τοῦ θεοῦ.</text:span> <text:span text:style-name="T2">17</text:span> <text:span text:style-name="T1">Τοῦ λοιποῦ κόπους μοι μηδεὶς παρεχέτω· ἐγὼ γὰρ τὰ στίγματα τοῦ Ἰησοῦ ἐν τῷ σώματί μου βαστάζω.</text:span> <text:span text:style-name="T2">18</text:span> <text:span text:style-name="T1">Ἡ χάρις τοῦ κυρίου ἡμῶν Ἰησοῦ Χριστοῦ μετὰ τοῦ πνεύματος ὑμῶν, ἀδελφοί· ἀμήν.</text:span> </text:p>
      <text:h text:style-name="P2" text:outline-level="3">ΠΡΟΣ ΕΦΕΣΙΟΥΣ</text:h>
      <text:p text:style-name="Text_20_body"/>
      <text:p text:style-name="P4"><text:soft-page-break/>ΠΡΟΣ ΕΦΕΣΙΟΥΣ  1</text:p>
      <text:p text:style-name="Text_20_body"><text:span text:style-name="T2">1</text:span> <text:span text:style-name="T1">Παῦλος ἀπόστολος Χριστοῦ Ἰησοῦ διὰ θελήματος θεοῦ τοῖς ἁγίοις τοῖς οὖσιν [ἐν Ἐφέσῳ] καὶ πιστοῖς ἐν Χριστῷ Ἰησοῦ,</text:span> <text:span text:style-name="T2">2</text:span> <text:span text:style-name="T1">χάρις ὑμῖν καὶ εἰρήνη ἀπὸ θεοῦ πατρὸς ἡμῶν καὶ κυρίου Ἰησοῦ Χριστοῦ.</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text:span> <text:span text:style-name="T2">15</text:span> <text:span text:style-name="T1">Διὰ τοῦτο κἀγὼ ἀκούσας τὴν καθ᾽ ὑμᾶς πίστιν ἐν τῷ κυρίῳ Ἰησοῦ καὶ [τὴν { --- } ἀγάπην] { --- } τὴν { ἀγάπην } { τὴν } εἰς πάντας τοὺς { ἁγίους } ἁγίους, { --- }</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ὑμῶν]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text:span> <text:span text:style-name="T2">20</text:span> <text:span text:style-name="T1">Ἣν { ἐνήργησεν } ἐνήργηκεν { --- }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text:span> </text:p>
      <text:p text:style-name="P4">ΠΡΟΣ ΕΦΕΣΙΟΥΣ  2</text:p>
      <text:p text:style-name="Text_20_body"><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αἰῶσιν τοῖς ἐπερχομένοις τὸ ὑπερβάλλον πλοῦτος τῆς χάριτος αὐτοῦ ἐν χρηστότητι ἐφ᾽ ἡμᾶς ἐν Χριστῷ Ἰησοῦ.</text:span> <text:span text:style-name="T2">8</text:span> <text:span text:style-name="T1">Τῇ γὰρ χάριτί ἐστε σεσῳσμένοι διὰ πίστεως· καὶ τοῦτο οὐκ ἐξ ὑμῶν, θεοῦ τὸ δῶρον·</text:span> <text:span text:style-name="T2">9</text:span> <text:span text:style-name="T1">οὐκ ἐξ ἔργων, ἵνα μή τις καυχήσηται.</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text:span> <text:span text:style-name="T2">13</text:span> <text:span text:style-name="T1">νυνὶ δὲ ἐν Χριστῷ Ἰησοῦ ὑμεῖς οἵ ποτε ὄντες μακρὰν ἐγενήθητε ἐγγὺς ἐν τῷ αἵματι τοῦ Χριστοῦ.</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text:span> <text:span text:style-name="T2">17</text:span> <text:span text:style-name="T1">καὶ ἐλθὼν εὐηγγελίσατο εἰρήνην ὑμῖν τοῖς μακρὰν καὶ εἰρήνην τοῖς ἐγγύς·</text:span> <text:span text:style-name="T2">18</text:span> <text:span text:style-name="T1">ὅτι δι᾽ αὐτοῦ ἔχομεν τὴν προσαγωγὴν οἱ ἀμφότεροι ἐν ἑνὶ πνεύματι πρὸς τὸν πατέρα.</text:span> <text:span text:style-name="T2">19</text:span> <text:span text:style-name="T1">Ἄρα οὖν οὐκέτι ἐστὲ ξένοι καὶ πάροικοι ἀλλ᾽ ἐστὲ συμ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text:span> </text:p>
      <text:p text:style-name="P4">ΠΡΟΣ ΕΦΕΣΙΟΥΣ  3</text:p>
      <text:p text:style-name="Text_20_body"><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ὅτι] 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γκληρονόμα καὶ σύσσωμα καὶ συμ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text:span> <text:span text:style-name="T2">13</text:span> <text:span text:style-name="T1">διὸ αἰτοῦμαι μὴ ἐγκακεῖν ἐν ταῖς θλίψεσίν μου ὑπὲρ ὑμῶν, ἥτις ἐστὶν δόξα ὑμῶν.</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ἐκκλησίᾳ καὶ ἐν Χριστῷ Ἰησοῦ εἰς πάσας τὰς γενεὰς τοῦ αἰῶνος τῶν αἰώνων, ἀμήν.</text:span> </text:p>
      <text:p text:style-name="P4">ΠΡΟΣ ΕΦΕΣΙΟΥΣ  4</text:p>
      <text:p text:style-name="Text_20_body"><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text:span> <text:span text:style-name="T2">4</text:span> <text:span text:style-name="T1">Ἓν σῶμα καὶ ἓν πνεῦμα, καθὼς καὶ ἐκλήθητε ἐν μιᾷ ἐλπίδι τῆς κλήσεως ὑμῶν·</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text:span> <text:span text:style-name="T2">7</text:span> <text:span text:style-name="T1">Ἑνὶ δὲ ἑκάστῳ ἡμῶν ἐδόθη ἡ χάρις κατὰ τὸ μέτρον τῆς δωρεᾶς τοῦ Χριστοῦ.</text:span> <text:span text:style-name="T2">8</text:span> <text:span text:style-name="T1">διὸ λέγει· ἀναβὰς εἰς ὕψος ᾐχμαλώτευσεν αἰχμαλωσίαν, ἔδωκεν δόματα τοῖς ἀνθρώποις.</text:span> <text:span text:style-name="T2">9</text:span> <text:span text:style-name="T1">τὸ δὲ ἀνέβη τί ἐστιν, εἰ μὴ ὅτι καὶ κατέβη εἰς τὰ κατώτερα [μέρη] τῆς γῆς;</text:span> <text:span text:style-name="T2">10</text:span> <text:span text:style-name="T1">ὁ καταβὰς αὐτός ἐστιν καὶ ὁ ἀναβὰς ὑπεράνω πάντων τῶν οὐρανῶν, ἵνα πληρώσῃ τὰ πάντα.</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είᾳ τῶν ἀνθρώπων, ἐν πανουργίᾳ πρὸς τὴν μεθοδε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μ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text:span> <text:span text:style-name="T2">25</text:span> <text:span text:style-name="T1">Διὸ ἀποθέμενοι τὸ ψεῦδος λαλεῖτε ἀλήθειαν ἕκαστος μετὰ τοῦ πλησίον αὐτοῦ, ὅτι ἐσμὲν ἀλλήλων μέλη.</text:span> <text:span text:style-name="T2">26</text:span> <text:span text:style-name="T1">ὀργίζεσθε καὶ μὴ ἁμαρτάνετε· ὁ ἥλιος μὴ ἐπιδυέτω ἐπὶ [τῷ] παροργισμῷ ὑμῶν,</text:span> <text:span text:style-name="T2">27</text:span> <text:span text:style-name="T1">μηδὲ δίδοτε τόπον τῷ διαβόλῳ.</text:span> <text:span text:style-name="T2">28</text:span> <text:span text:style-name="T1">ὁ κλέπτων μηκέτι κλεπτέτω, μᾶλλον δὲ κοπιάτω ἐργαζόμενος ταῖς [ἰδίαις] χερσὶν τὸ ἀγαθόν, ἵνα ἔχῃ μεταδιδόναι τῷ χρείαν ἔχοντι.</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text:span> <text:span text:style-name="T2">30</text:span> <text:span text:style-name="T1">καὶ μὴ λυπεῖτε τὸ πνεῦμα τὸ ἅγιον τοῦ θεοῦ, ἐν ᾧ ἐσφραγίσθητε εἰς ἡμέραν ἀπολυτρώσεως.</text:span> <text:span text:style-name="T2">31</text:span> <text:span text:style-name="T1">πᾶσα πικρία καὶ θυμὸς καὶ ὀργὴ καὶ κραυγὴ καὶ βλασφημία ἀρθήτω ἀφ᾽ ὑμῶν σὺν πάσῃ κακίᾳ.</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text:span> </text:p>
      <text:p text:style-name="P4">ΠΡΟΣ ΕΦΕΣΙΟΥΣ  5</text:p>
      <text:p text:style-name="Text_20_body"><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εἰς ὀσμὴν εὐωδίας.</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text:span> <text:span text:style-name="T2">6</text:span> <text:span text:style-name="T1">Μηδεὶς ὑμᾶς ἀπατάτω κενοῖς λόγοις· διὰ ταῦτα γὰρ ἔρχεται ἡ ὀργὴ τοῦ θεοῦ ἐπὶ τοὺς υἱοὺς τῆς ἀπειθείας.</text:span> <text:span text:style-name="T2">7</text:span> <text:span text:style-name="T1">μὴ οὖν γίνεσθε συμμέτοχοι αὐτῶν·</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γκοινωνεῖτε τοῖς ἔργοις τοῖς ἀκάρποις τοῦ σκότους, μᾶλλον δὲ καὶ ἐλέγχετε.</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text:span> <text:span text:style-name="T2">17</text:span> <text:span text:style-name="T1">διὰ τοῦτο μὴ γίνεσθε ἄφρονες, ἀλλὰ συνίετε τί τὸ θέλημα τοῦ κυρίου.</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text:span> <text:span text:style-name="T2">24</text:span> <text:span text:style-name="T1">ἀλλ᾽ ὡς ἡ ἐκκλησία ὑποτάσσεται τῷ Χριστῷ, οὕτως καὶ αἱ γυναῖκες τοῖς ἀνδράσιν ἐν παντί.</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text:span> <text:span text:style-name="T2">29</text:span> <text:span text:style-name="T1">Οὐδεὶς γάρ ποτε τὴν ἑαυτοῦ σάρκα ἐμίσησεν ἀλλ᾽ ἐκτρέφει καὶ θάλπει αὐτήν, καθὼς καὶ ὁ Χριστὸς τὴν ἐκκλησίαν,</text:span> <text:span text:style-name="T2">30</text:span> <text:span text:style-name="T1">ὅτι μέλη ἐσμὲν τοῦ σώματος αὐτοῦ.</text:span> <text:span text:style-name="T2">31</text:span> <text:span text:style-name="T1">ἀντὶ τούτου καταλείψει ἄνθρωπος [τὸν] πατέρα καὶ [τὴν] μητέρα καὶ προσκολληθήσεται πρὸς τὴν γυναῖκα αὐτοῦ, καὶ ἔσονται οἱ δύο εἰς σάρκα μίαν.</text:span> <text:span text:style-name="T2">32</text:span> <text:span text:style-name="T1">τὸ μυστήριον τοῦτο μέγα ἐστίν· ἐγὼ δὲ λέγω εἰς Χριστὸν καὶ εἰς τὴν ἐκκλησίαν.</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text:span> </text:p>
      <text:p text:style-name="P4">ΠΡΟΣ ΕΦΕΣΙΟΥΣ  6</text:p>
      <text:p text:style-name="Text_20_body"><text:span text:style-name="T2">1</text:span> <text:span text:style-name="T1">Τὰ τέκνα, ὑπακούετε τοῖς γονεῦσιν ὑμῶν [ἐν κυρίῳ]· τοῦτο γάρ ἐστιν δίκαιον.</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text:span> <text:span text:style-name="T2">4</text:span> <text:span text:style-name="T1">Καὶ οἱ πατέρες, μὴ παροργίζετε τὰ τέκνα ὑμῶν ἀλλ᾽ ἐκτρέφετε αὐτὰ ἐν παιδείᾳ καὶ νουθεσίᾳ κυρίου.</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 ὀφθαλμοδουλίαν } ὀφθαλμοδουλείαν { --- }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text:span> <text:span text:style-name="T2">10</text:span> <text:span text:style-name="T1">Τοῦ λοιποῦ, ἐνδυναμοῦσθε ἐν κυρίῳ καὶ ἐν τῷ κράτει τῆς ἰσχύος αὐτοῦ.</text:span> <text:span text:style-name="T2">11</text:span> <text:span text:style-name="T1">ἐνδύσασθε τὴν πανοπλίαν τοῦ θεοῦ πρὸς τὸ δύνασθαι ὑμᾶς στῆναι πρὸς τὰς μεθοδείας τοῦ διαβόλου·</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τὰ] πεπυρωμένα σβέσαι·</text:span> <text:span text:style-name="T2">17</text:span> <text:span text:style-name="T1">καὶ τὴν περικεφαλαίαν τοῦ σωτηρίου δέξασθε καὶ τὴν μάχαιραν τοῦ πνεύματος, ὅ ἐστιν ῥῆμα θεοῦ.</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text:span> <text:span text:style-name="T2">23</text:span> <text:span text:style-name="T1">Εἰρήνη τοῖς ἀδελφοῖς καὶ ἀγάπη μετὰ πίστεως ἀπὸ θεοῦ πατρὸς καὶ κυρίου Ἰησοῦ Χριστοῦ.</text:span> <text:span text:style-name="T2">24</text:span> <text:span text:style-name="T1">ἡ χάρις μετὰ πάντων τῶν ἀγαπώντων τὸν κύριον ἡμῶν Ἰησοῦν Χριστὸν ἐν ἀφθαρσίᾳ.</text:span> </text:p>
      <text:h text:style-name="P2" text:outline-level="3">ΠΡΟΣ ΦΙΛΙΠΠΗΣΙΟΥΣ</text:h>
      <text:p text:style-name="Text_20_body"/>
      <text:p text:style-name="P4">ΠΡΟΣ ΦΙΛΙΠΠΗΣΙΟΥΣ  1</text:p>
      <text:p text:style-name="Text_20_body"><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γκοινωνούς μου τῆς χάριτος πάντας ὑμᾶς ὄντας.</text:span> <text:span text:style-name="T2">8</text:span> <text:span text:style-name="T1">μάρτυς γάρ μου ὁ θεὸς ὡς ἐπιποθῶ πάντας ὑμᾶς ἐν σπλάγχνοις Χριστοῦ Ἰησοῦ.</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text:span> <text:span text:style-name="T2">15</text:span> <text:span text:style-name="T1">τινὲς μὲν καὶ διὰ φθόνον καὶ ἔριν, τινὲς δὲ καὶ δι᾽ εὐδοκίαν τὸν Χριστὸν κηρύσσουσιν·</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ἁγνῶς, οἰόμενοι θλῖψιν ἐγείρειν τοῖς δεσμοῖς μου.</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text:span> <text:span text:style-name="T2">21</text:span> <text:span text:style-name="T1">Ἐμοὶ γὰρ τὸ ζῆν Χριστὸς καὶ τὸ ἀποθανεῖν κέρδος.</text:span> <text:span text:style-name="T2">22</text:span> <text:span text:style-name="T1">εἰ δὲ τὸ ζῆν ἐν σαρκί, τοῦτό μοι καρπὸς ἔργου, καὶ τί αἱρήσομαι οὐ γνωρίζω.</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text:span> <text:span text:style-name="T2">24</text:span> <text:span text:style-name="T1">τὸ δὲ ἐπιμένειν [ἐν] τῇ σαρκὶ ἀναγκαιότερον δι᾽ ὑμᾶς.</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text:span> </text:p>
      <text:p text:style-name="P4">ΠΡΟΣ ΦΙΛΙΠΠΗΣΙΟΥΣ  2</text:p>
      <text:p text:style-name="Text_20_body"><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μ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text:span> <text:span text:style-name="T2">13</text:span> <text:span text:style-name="T1">θεὸς γάρ ἐστιν ὁ ἐνεργῶν ἐν ὑμῖν καὶ τὸ θέλειν καὶ τὸ ἐνεργεῖν ὑπὲρ τῆς εὐδοκίας.</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text:span> <text:span text:style-name="T2">17</text:span> <text:span text:style-name="T1">Ἀλλ᾽ εἰ καὶ σπένδομαι ἐπὶ τῇ θυσίᾳ καὶ λειτουργίᾳ τῆς πίστεως ὑμῶν, χαίρω καὶ συγχαίρω πᾶσιν ὑμῖν·</text:span> <text:span text:style-name="T2">18</text:span> <text:span text:style-name="T1">τὸ δὲ αὐτὸ καὶ ὑμεῖς χαίρετε καὶ συγχαίρετέ μοι.</text:span> <text:span text:style-name="T2">19</text:span> <text:span text:style-name="T1">Ἐλπίζω δὲ ἐν κυρίῳ Ἰησοῦ Τιμόθεον ταχέως πέμψαι ὑμῖν, ἵνα κἀγὼ εὐψυχῶ γνοὺς τὰ περὶ ὑμῶν.</text:span> <text:span text:style-name="T2">20</text:span> <text:span text:style-name="T1">οὐδένα γὰρ ἔχω ἰσόψυχον, ὅστις γνησίως τὰ περὶ ὑμῶν μεριμνήσει·</text:span> <text:span text:style-name="T2">21</text:span> <text:span text:style-name="T1">οἱ πάντες γὰρ τὰ ἑαυτῶν ζητοῦσιν, οὐ τὰ Ἰησοῦ Χριστοῦ.</text:span> <text:span text:style-name="T2">22</text:span> <text:span text:style-name="T1">τὴν δὲ δοκιμὴν αὐτοῦ γινώσκετε, ὅτι ὡς πατρὶ τέκνον σὺν ἐμοὶ ἐδούλευσεν εἰς τὸ εὐαγγέλιον.</text:span> <text:span text:style-name="T2">23</text:span> <text:span text:style-name="T1">τοῦτον μὲν οὖν ἐλπίζω πέμψαι ὡς ἂν ἀφίδω τὰ περὶ ἐμὲ ἐξαυτῆς·</text:span> <text:span text:style-name="T2">24</text:span> <text:span text:style-name="T1">πέποιθα δὲ ἐν κυρίῳ ὅτι καὶ αὐτὸς ταχέως ἐλεύσομαι.</text:span> <text:span text:style-name="T2">25</text:span> <text:span text:style-name="T1">Ἀναγκαῖον δὲ ἡγησάμην Ἐπαφρόδιτον τὸν ἀδελφὸν καὶ συνεργὸν καὶ συ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text:span> <text:span text:style-name="T2">27</text:span> <text:span text:style-name="T1">καὶ γὰρ ἠσθένησεν παραπλήσιον θανάτῳ· ἀλλ᾽ ὁ θεὸς ἠλέησεν αὐτόν, οὐκ αὐτὸν δὲ μόνον ἀλλὰ καὶ ἐμέ, ἵνα μὴ λύπην ἐπὶ λύπην σχῶ.</text:span> <text:span text:style-name="T2">28</text:span> <text:span text:style-name="T1">σπουδαιοτέρως οὖν ἔπεμψα αὐτόν, ἵνα ἰδόντες αὐτὸν πάλιν χαρῆτε κἀγὼ ἀλυπότερος ὦ.</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text:span> </text:p>
      <text:p text:style-name="P4">ΠΡΟΣ ΦΙΛΙΠΠΗΣΙΟΥΣ  3</text:p>
      <text:p text:style-name="Text_20_body"><text:span text:style-name="T2">1</text:span> <text:span text:style-name="T1">Τὸ λοιπόν, ἀδελφοί μου, χαίρετε ἐν κυρίῳ. τὰ αὐτὰ γράφειν ὑμῖν ἐμοὶ μὲν οὐκ ὀκνηρόν, ὑμῖν δὲ ἀσφαλές.</text:span> <text:span text:style-name="T2">2</text:span> <text:span text:style-name="T1">Βλέπετε τοὺς κύνας, βλέπετε τοὺς κακοὺς ἐργάτας, βλέπετε τὴν κατατομήν.</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text:span> <text:span text:style-name="T2">5</text:span> <text:span text:style-name="T1">περιτομῇ ὀκταήμερος, ἐκ γένους Ἰσραήλ, φυλῆς Βενιαμ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text:span> <text:span text:style-name="T2">7</text:span> <text:span text:style-name="T1">[Ἀλλ᾽] ἅτινα ἦν μοι κέρδη, ταῦτα ἥγημαι διὰ τὸν Χριστὸν ζημίαν.</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τὴν] κοινωνίαν [τῶν] παθημάτων αὐτοῦ, συμμορφιζόμενος τῷ θανάτῳ αὐτοῦ,</text:span> <text:span text:style-name="T2">11</text:span> <text:span text:style-name="T1">εἴ πως καταντήσω εἰς τὴν ἐξανάστασιν τὴν ἐκ νεκρῶν.</text:span> <text:span text:style-name="T2">12</text:span> <text:span text:style-name="T1">Οὐχ ὅτι ἤδη ἔλαβον ἢ ἤδη τετελείωμαι, διώκω δὲ εἰ καὶ καταλάβω, ἐφ᾽ ᾧ καὶ κατελήμφθην ὑπὸ Χριστοῦ [Ἰησοῦ].</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text:span> <text:span text:style-name="T2">15</text:span> <text:span text:style-name="T1">Ὅσοι οὖν τέλειοι, τοῦτο φρονῶμεν· καὶ εἴ τι ἑτέρως φρονεῖτε, καὶ τοῦτο ὁ θεὸς ὑμῖν ἀποκαλύψει·</text:span> <text:span text:style-name="T2">16</text:span> <text:span text:style-name="T1">πλὴν εἰς ὃ ἐφθάσαμεν, τῷ αὐτῷ στοιχεῖν.</text:span> <text:span text:style-name="T2">17</text:span> <text:span text:style-name="T1">Συμμιμηταί μου γίνεσθε, ἀδελφοί, καὶ σκοπεῖτε τοὺς οὕτως περιπατοῦντας καθὼς ἔχετε τύπον ἡμᾶς.</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text:span> </text:p>
      <text:p text:style-name="P4">ΠΡΟΣ ΦΙΛΙΠΠΗΣΙΟΥΣ  4</text:p>
      <text:p text:style-name="Text_20_body"><text:soft-page-break/><text:span text:style-name="T2">1</text:span> <text:span text:style-name="T1">Ὥστε, ἀδελφοί μου ἀγαπητοὶ καὶ ἐπιπόθητοι, χαρὰ καὶ στέφανός μου, οὕτως στήκετε ἐν κυρίῳ, ἀγαπητοί.</text:span> <text:span text:style-name="T2">2</text:span> <text:span text:style-name="T1">Εὐοδίαν παρακαλῶ καὶ Συντύχην παρακαλῶ τὸ αὐτὸ φρονεῖν ἐν κυρίῳ.</text:span> <text:span text:style-name="T2">3</text:span> <text:span text:style-name="T1">ναὶ ἐρωτῶ καὶ σέ, γνήσιε σύζυγε, συλλαμβάνου αὐταῖς, αἵτινες ἐν τῷ εὐαγγελίῳ συνήθλησάν μοι μετὰ καὶ Κλήμεντος καὶ τῶν λοιπῶν συνεργῶν μου, ὧν τὰ ὀνόματα ἐν βίβλῳ ζωῆς.</text:span> <text:span text:style-name="T2">4</text:span> <text:span text:style-name="T1">Χαίρετε ἐν κυρίῳ πάντοτε· πάλιν ἐρῶ, χαίρετε.</text:span> <text:span text:style-name="T2">5</text:span> <text:span text:style-name="T1">τὸ ἐπιεικὲς ὑμῶν γνωσθήτω πᾶσιν ἀνθρώποις. ὁ κύριος ἐγγύς.</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text:span> <text:span text:style-name="T2">11</text:span> <text:span text:style-name="T1">οὐχ ὅτι καθ᾽ ὑστέρησιν λέγω, ἐγὼ γὰρ ἔμαθον ἐν οἷς εἰμι αὐτάρκης εἶναι.</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text:span> <text:span text:style-name="T2">13</text:span> <text:span text:style-name="T1">πάντα ἰσχύω ἐν τῷ ἐνδυναμοῦντί με.</text:span> <text:span text:style-name="T2">14</text:span> <text:span text:style-name="T1">Πλὴν καλῶς ἐποιήσατε συγκοινωνήσαντές μου τῇ θλίψει.</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text:span> <text:span text:style-name="T2">17</text:span> <text:span text:style-name="T1">οὐχ ὅτι ἐπιζητῶ τὸ δόμα, ἀλλ᾽ ἐπιζητῶ τὸν καρπὸν τὸν πλεονάζοντα εἰς λόγον ὑμῶν.</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text:span> <text:span text:style-name="T2">19</text:span> <text:span text:style-name="T1">ὁ δὲ θεός μου πληρώσει πᾶσαν χρείαν ὑμῶν κατὰ τὸ πλοῦτος αὐτοῦ ἐν δόξῃ ἐν Χριστῷ Ἰησοῦ.</text:span> <text:span text:style-name="T2">20</text:span> <text:span text:style-name="T1">τῷ δὲ θεῷ καὶ πατρὶ ἡμῶν ἡ δόξα εἰς τοὺς αἰῶνας τῶν αἰώνων, ἀμήν.</text:span> <text:span text:style-name="T2">21</text:span> <text:span text:style-name="T1">Ἀσπάσασθε πάντα ἅγιον ἐν Χριστῷ Ἰησοῦ. ἀσπάζονται ὑμᾶς οἱ σὺν ἐμοὶ ἀδελφοί.</text:span> <text:span text:style-name="T2">22</text:span> <text:span text:style-name="T1">ἀσπάζονται ὑμᾶς πάντες οἱ ἅγιοι, μάλιστα δὲ οἱ ἐκ τῆς Καίσαρος οἰκίας.</text:span> <text:span text:style-name="T2">23</text:span> <text:span text:style-name="T1">Ἡ χάρις τοῦ κυρίου Ἰησοῦ Χριστοῦ μετὰ τοῦ πνεύματος { ὑμῶν. } ὑμῶν, { --- } ἀμήν. { --- }</text:span> </text:p>
      <text:h text:style-name="P2" text:outline-level="3">ΠΡΟΣ ΚΟΛΟΣΣΑΕΙΣ</text:h>
      <text:p text:style-name="Text_20_body"/>
      <text:p text:style-name="P4">ΠΡΟΣ ΚΟΛΟΣΣΑΕΙΣ  1</text:p>
      <text:p text:style-name="Text_20_body"><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 ἡμῶν. } ἡμῶν { --- } καὶ { --- } κυρίου { --- } Ἰησοῦ { --- } Χριστοῦ. { ---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text:span> <text:span text:style-name="T2">7</text:span> <text:span text:style-name="T1">καθὼς ἐμάθετε ἀπὸ Ἐπαφρᾶ τοῦ ἀγαπητοῦ συνδούλου ἡμῶν, ὅς ἐστιν πιστὸς ὑπὲρ { ὑμῶν } ἡμῶν { --- } διάκονος τοῦ Χριστοῦ,</text:span> <text:span text:style-name="T2">8</text:span> <text:span text:style-name="T1">ὁ καὶ δηλώσας ἡμῖν τὴν ὑμῶν ἀγάπην ἐν πνεύματι.</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φωτί·</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 --- }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 ἀποκατήλλαξεν } ἀποκατηλλάγητε { --- }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text:span> <text:span text:style-name="T2">29</text:span> <text:span text:style-name="T1">εἰς ὃ καὶ κοπιῶ ἀγωνιζόμενος κατὰ τὴν ἐνέργειαν αὐτοῦ τὴν ἐνεργουμένην ἐν ἐμοὶ ἐν δυνάμει.</text:span> </text:p>
      <text:p text:style-name="P4">ΠΡΟΣ ΚΟΛΟΣΣΑΕΙΣ  2</text:p>
      <text:p text:style-name="Text_20_body"><text:span text:style-name="T2">1</text:span> <text:span text:style-name="T1">Θέλω γὰρ ὑμᾶς εἰδέναι ἡλίκον ἀγῶνα ἔχω ὑπὲρ ὑμῶν καὶ τῶν ἐν Λαοδικε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 θεοῦ, } { Χριστοῦ, } θεοῦ { --- } Χριστοῦ· { --- }</text:span> <text:span text:style-name="T2">3</text:span> <text:span text:style-name="T1">ἐν ᾧ εἰσιν πάντες οἱ θησαυροὶ τῆς σοφίας καὶ γνώσεως ἀπόκρυφοι.</text:span> <text:span text:style-name="T2">4</text:span> <text:span text:style-name="T1">Τοῦτο λέγω, ἵνα μηδεὶς ὑμᾶς παραλογίζηται ἐν πιθανολογίᾳ.</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text:span> <text:span text:style-name="T2">14</text:span> <text:span text:style-name="T1">ἐξαλείψας τὸ καθ᾽ ἡμῶν χειρόγραφον τοῖς δόγμασιν ὃ ἦν ὑπεναντίον ἡμῖν, καὶ αὐτὸ ἦρκεν ἐκ τοῦ μέσου προσηλώσας αὐτὸ τῷ σταυρῷ·</text:span> <text:span text:style-name="T2">15</text:span> <text:span text:style-name="T1">ἀπεκδυσάμενος τὰς ἀρχὰς καὶ τὰς ἐξουσίας ἐδειγμάτισεν ἐν παρρησίᾳ, θριαμβεύσας αὐτοὺς ἐν αὐτῷ.</text:span> <text:span text:style-name="T2">16</text:span> <text:span text:style-name="T1">Μὴ οὖν τις ὑμᾶς κρινέτω ἐν βρώσει καὶ ἐν πόσει ἢ ἐν μέρει ἑορτῆς ἢ { νεομηνίας } νουμηνίας { --- } ἢ σαββάτων·</text:span> <text:span text:style-name="T2">17</text:span> <text:span text:style-name="T1">ἅ ἐστιν σκιὰ τῶν μελλόντων, τὸ δὲ σῶμα τοῦ Χριστοῦ.</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μβιβαζόμενον αὔξει τὴν αὔξησιν τοῦ θεοῦ.</text:span> <text:span text:style-name="T2">20</text:span> <text:span text:style-name="T1">Εἰ ἀπεθάνετε σὺν Χριστῷ ἀπὸ τῶν στοιχείων τοῦ κόσμου, τί ὡς ζῶντες ἐν κόσμῳ δογματίζεσθε;</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 ἐθελοθρησκίᾳ } ἐθελοθρησκείᾳ { --- } καὶ ταπεινοφροσύνῃ [καὶ] ἀφειδίᾳ σώματος, οὐκ ἐν τιμῇ τινι πρὸς πλησμονὴν τῆς σαρκός.</text:span> </text:p>
      <text:p text:style-name="P4">ΠΡΟΣ ΚΟΛΟΣΣΑΕΙΣ  3</text:p>
      <text:p text:style-name="Text_20_body"><text:span text:style-name="T2">1</text:span> <text:span text:style-name="T1">Εἰ οὖν συνηγέρθητε τῷ Χριστῷ, τὰ ἄνω ζητεῖτε, οὗ ὁ Χριστός ἐστιν ἐν δεξιᾷ τοῦ θεοῦ καθήμενος·</text:span> <text:span text:style-name="T2">2</text:span> <text:span text:style-name="T1">τὰ ἄνω φρονεῖτε, μὴ τὰ ἐπὶ τῆς γῆς.</text:span> <text:span text:style-name="T2">3</text:span> <text:span text:style-name="T1">ἀπεθάνετε γὰρ καὶ ἡ ζωὴ ὑμῶν κέκρυπται σὺν τῷ Χριστῷ ἐν τῷ θεῷ·</text:span> <text:span text:style-name="T2">4</text:span> <text:span text:style-name="T1">ὅταν ὁ Χριστὸς φανερωθῇ, ἡ ζωὴ ὑμῶν, τότε καὶ ὑμεῖς σὺν αὐτῷ φανερωθήσεσθε ἐν δόξῃ.</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 δι᾽ } { ἃ } διά { --- } ταῦτα { --- } γάρ { --- } ἔρχεται ἡ ὀργὴ τοῦ θεοῦ [ἐπὶ τοὺς υἱοὺς τῆς ἀπειθείας].</text:span> <text:span text:style-name="T2">7</text:span> <text:span text:style-name="T1">ἐν οἷς καὶ ὑμεῖς περιεπατήσατέ ποτε, ὅτε ἐζῆτε ἐν τούτοις·</text:span> <text:span text:style-name="T2">8</text:span> <text:span text:style-name="T1">νυνὶ δὲ ἀπόθεσθε καὶ ὑμεῖς τὰ πάντα, ὀργήν, θυμόν, κακίαν, βλασφημίαν, αἰσχρολογίαν ἐκ τοῦ στόματος ὑμῶν·</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τὰ] πάντα καὶ ἐν πᾶσιν Χριστός.</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text:span> <text:span text:style-name="T2">14</text:span> <text:span text:style-name="T1">ἐπὶ πᾶσιν δὲ τούτοις τὴν ἀγάπην, ὅ ἐστιν σύνδεσμος τῆς τελειότητος.</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text:span> <text:span text:style-name="T2">18</text:span> <text:span text:style-name="T1">Αἱ γυναῖκες, ὑποτάσσεσθε τοῖς ἀνδράσιν ὡς ἀνῆκεν ἐν κυρίῳ.</text:span> <text:span text:style-name="T2">19</text:span> <text:span text:style-name="T1">Οἱ ἄνδρες, ἀγαπᾶτε τὰς γυναῖκας καὶ μὴ πικραίνεσθε πρὸς αὐτάς.</text:span> <text:span text:style-name="T2">20</text:span> <text:span text:style-name="T1">Τὰ τέκνα, ὑπακούετε τοῖς γονεῦσιν κατὰ πάντα, τοῦτο γὰρ εὐάρεστόν ἐστιν ἐν κυρίῳ.</text:span> <text:span text:style-name="T2">21</text:span> <text:span text:style-name="T1">Οἱ πατέρες, μὴ ἐρεθίζετε τὰ τέκνα ὑμῶν, ἵνα μὴ ἀθυμῶσιν.</text:span> <text:span text:style-name="T2">22</text:span> <text:span text:style-name="T1">Οἱ δοῦλοι, ὑπακούετε κατὰ πάντα τοῖς κατὰ σάρκα κυρίοις, μὴ ἐν { ὀφθαλμοδουλίᾳ } ὀφθαλμοδουλεία { --- } ὡς ἀνθρωπάρεσκοι, ἀλλ᾽ ἐν ἁπλότητι καρδίας φοβούμενοι τὸν κύριον.</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text:span> <text:span text:style-name="T2">25</text:span> <text:span text:style-name="T1">ὁ γὰρ ἀδικῶν { κομίσεται } κομιεῖται { --- } ὃ ἠδίκησεν, καὶ οὐκ ἔστιν προσωπολημψία.</text:span> </text:p>
      <text:p text:style-name="P4">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text:span> <text:span text:style-name="T2">5</text:span> <text:span text:style-name="T1">Ἐν σοφίᾳ περιπατεῖτε πρὸς τοὺς ἔξω τὸν καιρὸν ἐξαγοραζόμενοι.</text:span> <text:span text:style-name="T2">6</text:span> <text:span text:style-name="T1">ὁ λόγος ὑμῶν πάντοτε ἐν χάριτι, ἅλατι ἠρτυμένος, εἰδέναι πῶς δεῖ ὑμᾶς ἑνὶ ἑκάστῳ ἀποκρίνεσθαι.</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text:span> <text:span text:style-name="T2">13</text:span> <text:span text:style-name="T1">μαρτυρῶ γὰρ αὐτῷ ὅτι ἔχει πολὺν πόνον ὑπὲρ ὑμῶν καὶ τῶν ἐν Λαοδικείᾳ καὶ τῶν ἐν Ἱεραπόλει.</text:span> <text:span text:style-name="T2">14</text:span> <text:span text:style-name="T1">ἀσπάζεται ὑμᾶς Λουκᾶς ὁ ἰατρὸς ὁ ἀγαπητὸς καὶ Δημᾶς.</text:span> <text:span text:style-name="T2">15</text:span> <text:span text:style-name="T1">Ἀσπάσασθε τοὺς ἐν Λαοδικείᾳ ἀδελφοὺς καὶ Νύμφαν καὶ τὴν κατ᾽ οἶκον { αὐτῆς } αὐτῶν { --- } ἐκκλησίαν.</text:span> <text:span text:style-name="T2">16</text:span> <text:span text:style-name="T1">καὶ ὅταν ἀναγνωσθῇ παρ᾽ ὑμῖν ἡ ἐπιστολή, ποιήσατε ἵνα καὶ ἐν τῇ Λαοδικέων ἐκκλησίᾳ ἀναγνωσθῇ, καὶ τὴν ἐκ Λαοδικείας ἵνα καὶ ὑμεῖς ἀναγνῶτε.</text:span> <text:span text:style-name="T2">17</text:span> <text:span text:style-name="T1">καὶ εἴπατε Ἀρχίππῳ· βλέπε τὴν διακονίαν ἣν παρέλαβες ἐν κυρίῳ, ἵνα αὐτὴν πληροῖς.</text:span> <text:span text:style-name="T2">18</text:span> <text:span text:style-name="T1">Ὁ ἀσπασμὸς τῇ ἐμῇ χειρὶ Παύλου. μνημονεύετέ μου τῶν δεσμῶν. ἡ χάρις μεθ᾽ ὑμῶν.</text:span> </text:p>
      <text:h text:style-name="P2" text:outline-level="3">ΠΡΟΣ ΘΕΣΣΑΛΟΝΙΚΕΙΣ Α</text:h>
      <text:p text:style-name="Text_20_body"/>
      <text:p text:style-name="P4">ΠΡΟΣ ΘΕΣΣΑΛΟΝΙΚΕΙΣ Α  1</text:p>
      <text:p text:style-name="Text_20_body"><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 εἰρήνη. } εἰρήνη { --- } [ἀπὸ { --- } θεοῦ { --- } πατρὸς { --- } ἡμῶν { --- } καὶ { --- } κυρίου { --- } Ἰησοῦ { --- } Χριστοῦ]. { --- }</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ἐν] πληροφορίᾳ πολλῇ, καθὼς οἴδατε οἷοι ἐγενήθημεν [ἐν] ὑμῖν δι᾽ ὑμᾶς.</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ἐρχομένης.</text:span> </text:p>
      <text:p text:style-name="P4">ΠΡΟΣ ΘΕΣΣΑΛΟΝΙΚΕΙΣ Α  2</text:p>
      <text:p text:style-name="Text_20_body"><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text:span> <text:span text:style-name="T2">5</text:span> <text:span text:style-name="T1">Οὔτε γάρ ποτε ἐν λόγῳ κολακε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 ἐστιν } ἀληθῶς ἐστὶν { --- } λόγον θεοῦ, ὃς καὶ ἐνεργεῖται ἐν ὑμῖν τοῖς πιστεύουσιν.</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text:span> <text:span text:style-name="T2">18</text:span> <text:span text:style-name="T1">διότι ἠθελήσαμεν ἐλθεῖν πρὸς ὑμᾶς, ἐγὼ μὲν Παῦλος καὶ ἅπαξ καὶ δίς, καὶ ἐνέκοψεν ἡμᾶς ὁ σατανᾶς.</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text:span> <text:span text:style-name="T2">20</text:span> <text:span text:style-name="T1">ὑμεῖς γάρ ἐστε ἡ δόξα ἡμῶν καὶ ἡ χαρά.</text:span> </text:p>
      <text:p text:style-name="P4">ΠΡΟΣ ΘΕΣΣΑΛΟΝΙΚΕΙΣ Α  3</text:p>
      <text:p text:style-name="Text_20_body"><text:span text:style-name="T2">1</text:span> <text:span text:style-name="T1">Διὸ μηκέτι στέγοντες { εὐδοκήσαμεν } ηὐδοκήσαμεν { --- } καταλειφθῆναι ἐν Ἀθήναις μόνοι</text:span> <text:span text:style-name="T2">2</text:span> <text:span text:style-name="T1">καὶ ἐπέμψαμεν Τιμόθεον, τὸν ἀδελφὸν ἡμῶν καὶ { συνεργὸν } διάκονον { --- }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text:span> <text:span text:style-name="T2">4</text:span> <text:span text:style-name="T1">καὶ γὰρ ὅτε πρὸς ὑμᾶς ἦμεν, προελέγομεν ὑμῖν ὅτι μέλλομεν θλίβεσθαι, καθὼς καὶ ἐγένετο καὶ οἴδατε.</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text:span> <text:span text:style-name="T2">11</text:span> <text:span text:style-name="T1">Αὐτὸς δὲ ὁ θεὸς καὶ πατὴρ ἡμῶν καὶ ὁ κύριος ἡμῶν Ἰησοῦς κατευθύναι τὴν ὁδὸν ἡμῶν πρὸς ὑμᾶς·</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text:span> </text:p>
      <text:p text:style-name="P4">ΠΡΟΣ ΘΕΣΣΑΛΟΝΙΚΕΙΣ Α  4</text:p>
      <text:p text:style-name="Text_20_body"><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text:span> <text:span text:style-name="T2">2</text:span> <text:span text:style-name="T1">οἴδατε γὰρ τίνας παραγγελίας ἐδώκαμεν ὑμῖν διὰ τοῦ κυρίου Ἰησοῦ.</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text:span> <text:span text:style-name="T2">7</text:span> <text:span text:style-name="T1">οὐ γὰρ ἐκάλεσεν ἡμᾶς ὁ θεὸς ἐπὶ ἀκαθαρσίᾳ ἀλλ᾽ ἐν ἁγιασμῷ.</text:span> <text:span text:style-name="T2">8</text:span> <text:span text:style-name="T1">τοιγαροῦν ὁ ἀθετῶν οὐκ ἄνθρωπον ἀθετεῖ ἀλλὰ τὸν θεὸν τὸν [καὶ] διδόντα τὸ πνεῦμα αὐτοῦ τὸ ἅγιον εἰς ὑμᾶς.</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text:span> <text:span text:style-name="T2">18</text:span> <text:span text:style-name="T1">Ὥστε παρακαλεῖτε ἀλλήλους ἐν τοῖς λόγοις τούτοις.</text:span> </text:p>
      <text:p text:style-name="P4"><text:soft-page-break/>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text:span> <text:span text:style-name="T2">4</text:span> <text:span text:style-name="T1">ὑμεῖς δέ, ἀδελφοί, οὐκ ἐστὲ ἐν σκότει, ἵνα ἡ ἡμέρα ὑμᾶς ὡς { κλέπτης } κλέπτας { --- } καταλάβῃ·</text:span> <text:span text:style-name="T2">5</text:span> <text:span text:style-name="T1">πάντες γὰρ ὑμεῖς υἱοὶ φωτός ἐστε καὶ υἱοὶ ἡμέρας. Οὐκ ἐσμὲν νυκτὸς οὐδὲ σκότους·</text:span> <text:span text:style-name="T2">6</text:span> <text:span text:style-name="T1">ἄρα οὖν μὴ καθεύδωμεν ὡς οἱ λοιποὶ ἀλλὰ γρηγορῶμεν καὶ νήφωμεν.</text:span> <text:span text:style-name="T2">7</text:span> <text:span text:style-name="T1">Οἱ γὰρ καθεύδοντες νυκτὸς καθεύδουσιν καὶ οἱ μεθυσκόμενοι νυκτὸς μεθύουσιν·</text:span> <text:span text:style-name="T2">8</text:span> <text:span text:style-name="T1">ἡμεῖς δὲ ἡμέρας ὄντες νήφωμεν ἐνδυσάμενοι θώρακα πίστεως καὶ ἀγάπης καὶ περικεφαλαίαν ἐλπίδα σωτηρίας·</text:span> <text:span text:style-name="T2">9</text:span> <text:span text:style-name="T1">ὅτι οὐκ ἔθετο ἡμᾶς ὁ θεὸς εἰς ὀργὴν ἀλλ᾽ εἰς περιποίησιν σωτηρίας διὰ τοῦ κυρίου ἡμῶν Ἰησοῦ Χριστοῦ</text:span> <text:span text:style-name="T2">10</text:span> <text:span text:style-name="T1">τοῦ ἀποθανόντος ὑπὲρ ἡμῶν, ἵνα εἴτε γρηγορῶμεν εἴτε καθεύδωμεν ἅμα σὺν αὐτῷ ζήσωμεν.</text:span> <text:span text:style-name="T2">11</text:span> <text:span text:style-name="T1">Διὸ παρακαλεῖτε ἀλλήλους καὶ οἰκοδομεῖτε εἷς τὸν ἕνα, καθὼς καὶ ποιεῖτε.</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text:span> <text:span text:style-name="T2">15</text:span> <text:span text:style-name="T1">ὁρᾶτε μή τις κακὸν ἀντὶ κακοῦ τινι ἀποδῷ, ἀλλὰ πάντοτε τὸ ἀγαθὸν διώκετε [καὶ] εἰς ἀλλήλους καὶ εἰς πάντας.</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text:span> <text:span text:style-name="T2">24</text:span> <text:span text:style-name="T1">πιστὸς ὁ καλῶν ὑμᾶς, ὃς καὶ ποιήσει.</text:span> <text:span text:style-name="T2">25</text:span> <text:span text:style-name="T1">Ἀδελφοί, προσεύχεσθε [καὶ] περὶ ἡμῶν.</text:span> <text:span text:style-name="T2">26</text:span> <text:span text:style-name="T1">Ἀσπάσασθε τοὺς ἀδελφοὺς πάντας ἐν φιλήματι ἁγίῳ.</text:span> <text:span text:style-name="T2">27</text:span> <text:span text:style-name="T1">Ἐνορκίζω ὑμᾶς τὸν κύριον ἀναγνωσθῆναι τὴν ἐπιστολὴν πᾶσιν τοῖς ἀδελφοῖς.</text:span> <text:span text:style-name="T2">28</text:span> <text:span text:style-name="T1">Ἡ χάρις τοῦ κυρίου ἡμῶν Ἰησοῦ Χριστοῦ μεθ᾽ ὑμῶν.</text:span> </text:p>
      <text:h text:style-name="P2" text:outline-level="3">ΠΡΟΣ ΘΕΣΣΑΛΟΝΙΚΕΙΣ Β</text:h>
      <text:p text:style-name="Text_20_body"/>
      <text:p text:style-name="P4">ΠΡΟΣ ΘΕΣΣΑΛΟΝΙΚΕΙΣ Β  1</text:p>
      <text:p text:style-name="Text_20_body"><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ἡμῶν] καὶ κυρίου Ἰησοῦ Χριστοῦ.</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γ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text:span> </text:p>
      <text:p text:style-name="P4">ΠΡΟΣ ΘΕΣΣΑΛΟΝΙΚΕΙΣ Β  2</text:p>
      <text:p text:style-name="Text_20_body"><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text:span> <text:span text:style-name="T2">5</text:span> <text:span text:style-name="T1">Οὐ μνημονεύετε ὅτι ἔτι ὢν πρὸς ὑμᾶς ταῦτα ἔλεγον ὑμῖν;</text:span> <text:span text:style-name="T2">6</text:span> <text:span text:style-name="T1">καὶ νῦν τὸ κατέχον οἴδατε εἰς τὸ ἀποκαλυφθῆναι αὐτὸν ἐν τῷ ἑαυτοῦ καιρῷ.</text:span> <text:span text:style-name="T2">7</text:span> <text:span text:style-name="T1">τὸ γὰρ μυστήριον ἤδη ἐνεργεῖται τῆς ἀνομίας· μόνον ὁ κατέχων ἄρτι ἕως ἐκ μέσου γένηται.</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 εὐδοκήσαντες τῇ ἀδικίᾳ.</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καὶ] ἐκάλεσεν ὑμᾶς διὰ τοῦ εὐαγγελίου ἡμῶν εἰς περιποίησιν δόξης τοῦ κυρίου ἡμῶν Ἰησοῦ Χριστοῦ.</text:span> <text:span text:style-name="T2">15</text:span> <text:span text:style-name="T1">Ἄρα οὖν, ἀδελφοί, στήκετε καὶ κρατεῖτε τὰς παραδόσεις ἃς ἐδιδάχθητε εἴτε διὰ λόγου εἴτε δι᾽ ἐπιστολῆς ἡμῶν.</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text:span> </text:p>
      <text:p text:style-name="P4">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text:span> <text:span text:style-name="T2">3</text:span> <text:span text:style-name="T1">Πιστὸς δέ ἐστιν ὁ κύριος, ὃς στηρίξει ὑμᾶς καὶ φυλάξει ἀπὸ τοῦ πονηροῦ.</text:span> <text:span text:style-name="T2">4</text:span> <text:span text:style-name="T1">πεποίθαμεν δὲ ἐν κυρίῳ ἐφ᾽ ὑμᾶς, ὅτι ἃ παραγγέλλομεν { [καὶ] } [καὶ { --- } ἐποιήσατε { --- } καὶ] { --- } ποιεῖτε καὶ ποιήσετε.</text:span> <text:span text:style-name="T2">5</text:span> <text:span text:style-name="T1">Ὁ δὲ κύριος κατευθύναι ὑμῶν τὰς καρδίας εἰς τὴν ἀγάπην τοῦ θεοῦ καὶ εἰς τὴν ὑπομονὴν τοῦ Χριστοῦ.</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text:span> <text:span text:style-name="T2">9</text:span> <text:span text:style-name="T1">οὐχ ὅτι οὐκ ἔχομεν ἐξουσίαν, ἀλλ᾽ ἵνα ἑαυτοὺς τύπον δῶμεν ὑμῖν εἰς τὸ μιμεῖσθαι ἡμᾶς.</text:span> <text:span text:style-name="T2">10</text:span> <text:span text:style-name="T1">καὶ γὰρ ὅτε ἦμεν πρὸς ὑμᾶς, τοῦτο παρηγγέλλομεν ὑμῖν, ὅτι εἴ τις οὐ θέλει ἐργάζεσθαι μηδὲ ἐσθιέτω.</text:span> <text:span text:style-name="T2">11</text:span> <text:span text:style-name="T1">Ἀκούομεν γάρ τινας περιπατοῦντας ἐν ὑμῖν ἀτάκτως μηδὲν ἐργαζομένους ἀλλὰ περιεργαζομένους·</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text:span> <text:span text:style-name="T2">13</text:span> <text:span text:style-name="T1">Ὑμεῖς δέ, ἀδελφοί, μὴ ἐγκακήσητε καλοποιοῦντες.</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text:span> <text:span text:style-name="T2">15</text:span> <text:span text:style-name="T1">καὶ μὴ ὡς ἐχθρὸν ἡγεῖσθε, ἀλλὰ νουθετεῖτε ὡς ἀδελφόν.</text:span> <text:span text:style-name="T2">16</text:span> <text:span text:style-name="T1">Αὐτὸς δὲ ὁ κύριος τῆς εἰρήνης δῴη ὑμῖν τὴν εἰρήνην διὰ παντὸς ἐν παντὶ τρόπῳ. ὁ κύριος μετὰ πάντων ὑμῶν.</text:span> <text:span text:style-name="T2">17</text:span> <text:span text:style-name="T1">Ὁ ἀσπασμὸς τῇ ἐμῇ χειρὶ Παύλου, ὅ ἐστιν σημεῖον ἐν πάσῃ ἐπιστολῇ· οὕτως γράφω.</text:span> <text:span text:style-name="T2">18</text:span> <text:span text:style-name="T1">Ἡ χάρις τοῦ κυρίου ἡμῶν Ἰησοῦ Χριστοῦ μετὰ πάντων ὑμῶν.</text:span> </text:p>
      <text:h text:style-name="P2" text:outline-level="3">ΠΡΟΣ ΤΙΜΟΘΕΟΝ Α</text:h>
      <text:p text:style-name="Text_20_body"/>
      <text:p text:style-name="P4">ΠΡΟΣ ΤΙΜΟΘΕΟΝ Α  1</text:p>
      <text:p text:style-name="Text_20_body"><text:span text:style-name="T2">1</text:span> <text:span text:style-name="T1">Παῦλος ἀπόστολος Χριστοῦ Ἰησοῦ κατ᾽ ἐπιταγὴν θεοῦ σωτῆρος ἡμῶν καὶ { Χριστοῦ } κυρίου { --- } Ἰησοῦ Χριστοῦ { --- } τῆς ἐλπίδος { ἡμῶν } ἡμῶν· { --- }</text:span> <text:span text:style-name="T2">2</text:span> <text:span text:style-name="T1">Τιμοθέῳ γνησίῳ τέκνῳ ἐν πίστει, χάρις ἔλεος εἰρήνη ἀπὸ θεοῦ πατρὸς καὶ Χριστοῦ Ἰησοῦ τοῦ κυρίου ἡμῶν.</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 ἠλεήθην, ὅτι ἀγνοῶν ἐποίησα ἐν ἀπιστίᾳ·</text:span> <text:span text:style-name="T2">14</text:span> <text:span text:style-name="T1">ὑπερεπλεόνασεν δὲ ἡ χάρις τοῦ κυρίου ἡμῶν μετὰ πίστεως καὶ ἀγάπης τῆς ἐν Χριστῷ Ἰησοῦ.</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text:span> <text:span text:style-name="T2">16</text:span> <text:span text:style-name="T1">ἀλλὰ διὰ τοῦτο ἠλεήθην, ἵνα ἐν ἐμοὶ πρώτῳ ἐνδείξηται { Χριστὸς } Ἰησοῦς Χριστὸς { --- } τὴν ἅπασαν μακροθυμίαν πρὸς ὑποτύπωσιν τῶν μελλόντων πιστεύειν ἐπ᾽ αὐτῷ εἰς ζωὴν αἰώνιον.</text:span> <text:span text:style-name="T2">17</text:span> <text:span text:style-name="T1">Τῷ δὲ βασιλεῖ τῶν αἰώνων, ἀφθάρτῳ ἀοράτῳ μόνῳ θεῷ, τιμὴ καὶ δόξα εἰς τοὺς αἰῶνας τῶν αἰώνων, ἀμήν.</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text:span> </text:p>
      <text:p text:style-name="P4">ΠΡΟΣ ΤΙΜΟΘΕΟΝ Α  2</text:p>
      <text:p text:style-name="Text_20_body"><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text:span> <text:span text:style-name="T2">7</text:span> <text:span text:style-name="T1">εἰς ὃ ἐτέθην ἐγὼ κῆρυξ καὶ ἀπόστολος, ἀλήθειαν λέγω ἐν { --- } Χριστῷ, { --- } οὐ ψεύδομαι, διδάσκαλος ἐθνῶν ἐν πίστει καὶ ἀληθείᾳ.</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text:span> <text:span text:style-name="T2">9</text:span> <text:span text:style-name="T1">Ὡσαύτως [καὶ] γυναῖκας ἐν καταστολῇ κοσμίῳ μετὰ αἰδοῦς καὶ σωφροσύνης κοσμεῖν ἑαυτάς, μὴ ἐν πλέγμασιν καὶ { χρυσίῳ } χρυσῷ, { --- } ἢ μαργαρίταις ἢ ἱματισμῷ πολυτελεῖ,</text:span> <text:span text:style-name="T2">10</text:span> <text:span text:style-name="T1">ἀλλ᾽ ὃ πρέπει γυναιξὶν ἐπαγγελλομέναις θεοσέβειαν, δι᾽ ἔργων ἀγαθῶν.</text:span> <text:span text:style-name="T2">11</text:span> <text:span text:style-name="T1">Γυνὴ ἐν ἡσυχίᾳ μανθανέτω ἐν πάσῃ ὑποταγῇ·</text:span> <text:span text:style-name="T2">12</text:span> <text:span text:style-name="T1">διδάσκειν δὲ γυναικὶ οὐκ ἐπιτρέπω οὐδὲ αὐθεντεῖν ἀνδρός, ἀλλ᾽ εἶναι ἐν ἡσυχίᾳ.</text:span> <text:span text:style-name="T2">13</text:span> <text:span text:style-name="T1">Ἀδὰμ γὰρ πρῶτος ἐπλάσθη, εἶτα Εὕα.</text:span> <text:span text:style-name="T2">14</text:span> <text:span text:style-name="T1">καὶ Ἀδὰμ οὐκ ἠπατήθη, ἡ δὲ γυνὴ ἐξαπατηθεῖσα ἐν παραβάσει γέγονεν·</text:span> <text:span text:style-name="T2">15</text:span> <text:span text:style-name="T1">σωθήσεται δὲ διὰ τῆς τεκνογονίας, ἐὰν μείνωσιν ἐν πίστει καὶ ἀγάπῃ καὶ ἁγιασμῷ μετὰ σωφροσύνης·</text:span> </text:p>
      <text:p text:style-name="P4">ΠΡΟΣ ΤΙΜΟΘΕΟΝ Α  3</text:p>
      <text:p text:style-name="Text_20_body"><text:span text:style-name="T2">1</text:span> <text:span text:style-name="T1">πιστὸς ὁ λόγος. Εἴ τις ἐπισκοπῆς ὀρέγεται, καλοῦ ἔργου ἐπιθυμεῖ.</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text:span> <text:span text:style-name="T2">6</text:span> <text:span text:style-name="T1">μὴ νεόφυτον, ἵνα μὴ τυφωθεὶς εἰς κρίμα ἐμπέσῃ τοῦ διαβόλου.</text:span> <text:span text:style-name="T2">7</text:span> <text:span text:style-name="T1">δεῖ δὲ καὶ μαρτυρίαν καλὴν ἔχειν ἀπὸ τῶν ἔξωθεν, ἵνα μὴ εἰς ὀνειδισμὸν ἐμπέσῃ καὶ παγίδα τοῦ διαβόλου.</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text:span> <text:span text:style-name="T2">10</text:span> <text:span text:style-name="T1">καὶ οὗτοι δὲ δοκιμαζέσθωσαν πρῶτον, εἶτα διακονείτωσαν ἀνέγκλητοι ὄντες.</text:span> <text:span text:style-name="T2">11</text:span> <text:span text:style-name="T1">Γυναῖκας ὡσαύτως σεμνάς, μὴ διαβόλους, νηφαλίους, πιστὰς ἐν πᾶσιν.</text:span> <text:span text:style-name="T2">12</text:span> <text:span text:style-name="T1">διάκονοι ἔστωσαν μιᾶς γυναικὸς ἄνδρες, τέκνων καλῶς προϊστάμενοι καὶ τῶν ἰδίων οἴκων.</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text:span> <text:span text:style-name="T2">14</text:span> <text:span text:style-name="T1">Ταῦτά σοι γράφω ἐλπίζων ἐλθεῖν πρὸς σὲ ἐν τάχει·</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text:span> </text:p>
      <text:p text:style-name="P4">ΠΡΟΣ ΤΙΜΟΘΕΟΝ Α  4</text:p>
      <text:p text:style-name="Text_20_body"><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text:span> <text:span text:style-name="T2">4</text:span> <text:span text:style-name="T1">ὅτι πᾶν κτίσμα θεοῦ καλὸν καὶ οὐδὲν ἀπόβλητον μετὰ εὐχαριστίας λαμβανόμενον·</text:span> <text:span text:style-name="T2">5</text:span> <text:span text:style-name="T1">ἁγιάζεται γὰρ διὰ λόγου θεοῦ καὶ ἐντεύξεως.</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text:span> <text:span text:style-name="T2">7</text:span> <text:span text:style-name="T1">τοὺς δὲ βεβήλους καὶ γραώδεις μύθους παραιτοῦ. Γύμναζε δὲ σεαυτὸν πρὸς εὐσέβειαν·</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text:span> <text:span text:style-name="T2">9</text:span> <text:span text:style-name="T1">πιστὸς ὁ λόγος καὶ πάσης ἀποδοχῆς ἄξιος·</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text:span> <text:span text:style-name="T2">11</text:span> <text:span text:style-name="T1">Παράγγελλε ταῦτα καὶ δίδασκε.</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text:span> <text:span text:style-name="T2">13</text:span> <text:span text:style-name="T1">ἕως ἔρχομαι πρόσεχε τῇ ἀναγνώσει, τῇ παρακλήσει, τῇ διδασκαλίᾳ.</text:span> <text:span text:style-name="T2">14</text:span> <text:span text:style-name="T1">μὴ ἀμέλει τοῦ ἐν σοὶ χαρίσματος, ὃ ἐδόθη σοι διὰ προφητείας μετὰ ἐπιθέσεως τῶν χειρῶν τοῦ πρεσβυτερίου.</text:span> <text:span text:style-name="T2">15</text:span> <text:span text:style-name="T1">ταῦτα μελέτα, ἐν τούτοις ἴσθι, ἵνα σου ἡ προκοπὴ φανερὰ ᾖ πᾶσιν.</text:span> <text:span text:style-name="T2">16</text:span> <text:span text:style-name="T1">ἔπεχε σεαυτῷ καὶ τῇ διδασκαλίᾳ, ἐπίμενε αὐτοῖς· τοῦτο γὰρ ποιῶν καὶ σεαυτὸν σώσεις καὶ τοὺς ἀκούοντάς σου.</text:span> </text:p>
      <text:p text:style-name="P4">ΠΡΟΣ ΤΙΜΟΘΕΟΝ Α  5</text:p>
      <text:p text:style-name="Text_20_body"><text:soft-page-break/><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text:span> <text:span text:style-name="T2">3</text:span> <text:span text:style-name="T1">Χήρας τίμα τὰς ὄντως χήρας.</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text:span> <text:span text:style-name="T2">7</text:span> <text:span text:style-name="T1">καὶ ταῦτα παράγγελλε, ἵνα ἀνεπίλημπτοι ὦσιν.</text:span> <text:span text:style-name="T2">8</text:span> <text:span text:style-name="T1">εἰ δέ τις τῶν ἰδίων καὶ μάλιστα οἰκείων οὐ προνοεῖ, τὴν πίστιν ἤρνηται καὶ ἔστιν ἀπίστου χείρων.</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text:span> <text:span text:style-name="T2">15</text:span> <text:span text:style-name="T1">ἤδη γάρ τινες ἐξετράπησαν ὀπίσω τοῦ σατανᾶ.</text:span> <text:span text:style-name="T2">16</text:span> <text:span text:style-name="T1">εἴ τις πιστὴ ἔχει χήρας, ἐπαρκείτω αὐταῖς καὶ μὴ βαρείσθω ἡ ἐκκλησία, ἵνα ταῖς ὄντως χήραις ἐπαρκέσῃ.</text:span> <text:span text:style-name="T2">17</text:span> <text:span text:style-name="T1">Οἱ καλῶς προεστῶτες πρεσβύτεροι διπλῆς τιμῆς ἀξιούσθωσαν, μάλιστα οἱ κοπιῶντες ἐν λόγῳ καὶ διδασκαλίᾳ.</text:span> <text:span text:style-name="T2">18</text:span> <text:span text:style-name="T1">λέγει γὰρ ἡ γραφή· βοῦν ἀλοῶντα οὐ φιμώσεις, καί· ἄξιος ὁ ἐργάτης τοῦ μισθοῦ αὐτοῦ.</text:span> <text:span text:style-name="T2">19</text:span> <text:span text:style-name="T1">κατὰ πρεσβυτέρου κατηγορίαν μὴ παραδέχου, ἐκτὸς εἰ μὴ ἐπὶ δύο ἢ τριῶν μαρτύρων.</text:span> <text:span text:style-name="T2">20</text:span> <text:span text:style-name="T1">Τοὺς ἁμαρτάνοντας ἐνώπιον πάντων ἔλεγχε, ἵνα καὶ οἱ λοιποὶ φόβον ἔχωσιν.</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text:span> <text:span text:style-name="T2">22</text:span> <text:span text:style-name="T1">χεῖρας ταχέως μηδενὶ ἐπιτίθει μηδὲ κοινώνει ἁμαρτίαις ἀλλοτρίαις· σεαυτὸν ἁγνὸν τήρει.</text:span> <text:span text:style-name="T2">23</text:span> <text:span text:style-name="T1">Μηκέτι ὑδροπότει, ἀλλ᾽ οἴνῳ ὀλίγῳ χρῶ διὰ τὸν στόμαχον καὶ τὰς πυκνάς σου ἀσθενείας.</text:span> <text:span text:style-name="T2">24</text:span> <text:span text:style-name="T1">Τινῶν ἀνθρώπων αἱ ἁμαρτίαι πρόδηλοί εἰσιν προάγουσαι εἰς κρίσιν, τισὶν δὲ καὶ ἐπακολουθοῦσιν·</text:span> <text:span text:style-name="T2">25</text:span> <text:span text:style-name="T1">ὡσαύτως καὶ τὰ ἔργα τὰ καλὰ πρόδηλα, καὶ τὰ ἄλλως ἔχοντα κρυβῆναι οὐ { δύνανται. } δύναταί. { --- }</text:span> </text:p>
      <text:p text:style-name="P4">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νομιζόντων πορισμὸν εἶναι τὴν εὐσέβειαν.</text:span> <text:span text:style-name="T2">6</text:span> <text:span text:style-name="T1">Ἔστιν δὲ πορισμὸς μέγας ἡ εὐσέβεια μετὰ αὐταρκείας·</text:span> <text:span text:style-name="T2">7</text:span> <text:span text:style-name="T1">οὐδὲν γὰρ εἰσηνέγκαμεν εἰς τὸν κόσμον, ὅτι οὐδὲ ἐξενεγκεῖν τι δυνάμεθα·</text:span> <text:span text:style-name="T2">8</text:span> <text:span text:style-name="T1">ἔχοντες δὲ διατροφὰς καὶ σκεπάσματα, τούτοις ἀρκεσθησόμεθα.</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text:span> <text:span text:style-name="T2">11</text:span> <text:span text:style-name="T1">Σὺ δέ, ὦ ἄνθρωπε θεοῦ, ταῦτα φεῦγε· δίωκε δὲ δικαιοσύνην εὐσέβειαν πίστιν, ἀγάπην ὑπομονὴν πραϋπαθίαν.</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text:span> <text:span text:style-name="T2">13</text:span> <text:span text:style-name="T1">παραγγέλλω [σοι] ἐνώπιον τοῦ θεοῦ τοῦ { ζῳογονοῦντος } ζῳοποιοῦντος { --- } τὰ πάντα καὶ Χριστοῦ Ἰησοῦ τοῦ μαρτυρήσαντος ἐπὶ Ποντίου Π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text:span> </text:p>
      <text:h text:style-name="P2" text:outline-level="3">ΠΡΟΣ ΤΙΜΟΘΕΟΝ Β</text:h>
      <text:p text:style-name="Text_20_body"/>
      <text:p text:style-name="P4">ΠΡΟΣ ΤΙΜΟΘΕΟΝ Β  1</text:p>
      <text:p text:style-name="Text_20_body"><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text:span> <text:span text:style-name="T2">7</text:span> <text:span text:style-name="T1">οὐ γὰρ ἔδωκεν ἡμῖν ὁ θεὸς πνεῦμα δειλίας ἀλλὰ δυνάμεως καὶ ἀγάπης καὶ σωφρονισμοῦ.</text:span> <text:span text:style-name="T2">8</text:span> <text:span text:style-name="T1">μὴ οὖν ἐπαισχυνθῇς τὸ μαρτύριον τοῦ κυρίου ἡμῶν μηδὲ ἐμὲ τὸν δέσμιον αὐτοῦ, ἀλλὰ συγ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πέπεισμαι ὅτι δυνατός ἐστιν τὴν παραθήκην μου φυλάξαι εἰς ἐκείνην τὴν ἡμέραν.</text:span> <text:span text:style-name="T2">13</text:span> <text:span text:style-name="T1">Ὑποτύπωσιν ἔχε ὑγιαινόντων λόγων ὧν παρ᾽ ἐμοῦ ἤκουσας ἐν πίστει καὶ ἀγάπῃ τῇ ἐν Χριστῷ Ἰησοῦ·</text:span> <text:span text:style-name="T2">14</text:span> <text:span text:style-name="T1">τὴν καλὴν παραθήκην φύλαξον διὰ πνεύματος ἁγίου τοῦ ἐνοικοῦντος ἐν ἡμῖν.</text:span> <text:span text:style-name="T2">15</text:span> <text:span text:style-name="T1">Οἶδας τοῦτο, ὅτι ἀπεστράφησάν με πάντες οἱ ἐν τῇ Ἀσίᾳ, ὧν ἐστιν Φύγελος καὶ Ἑρμογένης.</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text:span> </text:p>
      <text:p text:style-name="P4">ΠΡΟΣ ΤΙΜΟΘΕΟΝ Β  2</text:p>
      <text:p text:style-name="Text_20_body"><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text:span> <text:span text:style-name="T2">3</text:span> <text:span text:style-name="T1">Συγκακοπάθησον ὡς καλὸς στρατιώτης Χριστοῦ Ἰησοῦ.</text:span> <text:span text:style-name="T2">4</text:span> <text:span text:style-name="T1">οὐδεὶς στρατευόμενος ἐμπλέκεται ταῖς τοῦ βίου πραγματείαις, ἵνα τῷ στρατολογήσαντι ἀρέσῃ.</text:span> <text:span text:style-name="T2">5</text:span> <text:span text:style-name="T1">ἐὰν δὲ καὶ ἀθλῇ τις, οὐ στεφανοῦται ἐὰν μὴ νομίμως ἀθλήσῃ.</text:span> <text:span text:style-name="T2">6</text:span> <text:span text:style-name="T1">τὸν κοπιῶντα γεωργὸν δεῖ πρῶτον τῶν καρπῶν μεταλαμβάνειν.</text:span> <text:span text:style-name="T2">7</text:span> <text:span text:style-name="T1">νόει ὃ λέγω· δώσει γάρ σοι ὁ κύριος σύνεσιν ἐν πᾶσιν.</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 ὁ λόγος τοῦ θεοῦ οὐ δέδεται·</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text:span> <text:span text:style-name="T2">11</text:span> <text:span text:style-name="T1">πιστὸς ὁ λόγος· εἰ γὰρ συναπεθάνομεν, καὶ συζήσομεν·</text:span> <text:span text:style-name="T2">12</text:span> <text:span text:style-name="T1">εἰ ὑπομένομεν, καὶ συμβασιλεύσομεν· εἰ ἀρνησόμεθα, κἀκεῖνος ἀρνήσεται ἡμᾶς·</text:span> <text:span text:style-name="T2">13</text:span> <text:span text:style-name="T1">εἰ ἀπιστοῦμεν, ἐκεῖνος πιστὸς μένει, ἀρνήσασθαι γὰρ ἑαυτὸν οὐ δύναται.</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text:span> <text:span text:style-name="T2">15</text:span> <text:span text:style-name="T1">σπούδασον σεαυτὸν δόκιμον παραστῆσαι τῷ θεῷ, ἐργάτην ἀνεπαίσχυντον, ὀρθοτομοῦντα τὸν λόγον τῆς ἀληθείας.</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text:span> <text:span text:style-name="T2">23</text:span> <text:span text:style-name="T1">τὰς δὲ μωρὰς καὶ ἀπαιδεύτους ζητήσεις παραιτοῦ, εἰδὼς ὅτι γεννῶσιν μάχας·</text:span> <text:span text:style-name="T2">24</text:span> <text:span text:style-name="T1">δοῦλον δὲ κυρίου οὐ δεῖ μάχεσθαι ἀλλ᾽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text:span> </text:p>
      <text:p text:style-name="P4">ΠΡΟΣ ΤΙΜΟΘΕΟΝ Β  3</text:p>
      <text:p text:style-name="Text_20_body"><text:span text:style-name="T2">1</text:span> <text:span text:style-name="T1">Τοῦτο δὲ γίνωσκε, ὅτι ἐν ἐσχάταις ἡμέραις ἐνστήσονται καιροὶ χαλεποί·</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text:span> <text:span text:style-name="T2">9</text:span> <text:span text:style-name="T1">ἀλλ᾽ οὐ προκόψουσιν ἐπὶ πλεῖον· ἡ γὰρ ἄνοια αὐτῶν ἔκδηλος ἔσται πᾶσιν, ὡς καὶ ἡ ἐκείνων ἐγένετο.</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text:span> <text:span text:style-name="T2">12</text:span> <text:span text:style-name="T1">καὶ πάντες δὲ οἱ θέλοντες { εὐσεβῶς } ζῆν εὐσεβῶς { --- } ἐν Χριστῷ Ἰησοῦ διωχθήσονται.</text:span> <text:span text:style-name="T2">13</text:span> <text:span text:style-name="T1">πονηροὶ δὲ ἄνθρωποι καὶ γόητες προκόψουσιν ἐπὶ τὸ χεῖρον πλανῶντες καὶ πλανώμενοι.</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text:span> </text:p>
      <text:p text:style-name="P4">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text:span> <text:span text:style-name="T2">5</text:span> <text:span text:style-name="T1">Σὺ δὲ νῆφε ἐν πᾶσιν, κακοπάθησον, ἔργον ποίησον εὐαγγελιστοῦ, τὴν διακονίαν σου πληροφόρησον.</text:span> <text:span text:style-name="T2">6</text:span> <text:span text:style-name="T1">Ἐγὼ γὰρ ἤδη σπένδομαι, καὶ ὁ καιρὸς τῆς ἀναλύσεώς μου ἐφέστηκεν.</text:span> <text:span text:style-name="T2">7</text:span> <text:span text:style-name="T1">τὸν καλὸν ἀγῶνα ἠγώνισμαι, τὸν δρόμον τετέλεκα, τὴν πίστιν τετήρηκα·</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text:span> <text:span text:style-name="T2">9</text:span> <text:span text:style-name="T1">Σπούδασον ἐλθεῖν πρός με ταχέως·</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text:span> <text:span text:style-name="T2">11</text:span> <text:span text:style-name="T1">Λουκᾶς ἐστιν μόνος μετ᾽ ἐμοῦ. Μᾶρκον ἀναλαβὼν ἄγε μετὰ σεαυτοῦ, ἔστιν γάρ μοι εὔχρηστος εἰς διακονίαν.</text:span> <text:span text:style-name="T2">12</text:span> <text:span text:style-name="T1">Τύχικον δὲ ἀπέστειλα εἰς Ἔφεσον.</text:span> <text:span text:style-name="T2">13</text:span> <text:span text:style-name="T1">τὸν { φαιλόνην } φελόνην { --- } ὃν ἀπέλιπον ἐν Τρῳάδι παρὰ Κάρπῳ ἐρχόμενος φέρε, καὶ τὰ βιβλία μάλιστα τὰς μεμβράνας.</text:span> <text:span text:style-name="T2">14</text:span> <text:span text:style-name="T1">Ἀλέξανδρος ὁ χαλκεὺς πολλά μοι κακὰ ἐνεδείξατο· ἀποδώσει αὐτῷ ὁ κύριος κατὰ τὰ ἔργα αὐτοῦ·</text:span> <text:span text:style-name="T2">15</text:span> <text:span text:style-name="T1">ὃν καὶ σὺ φυλάσσου, λίαν γὰρ ἀντέστη τοῖς ἡμετέροις λόγοις.</text:span> <text:span text:style-name="T2">16</text:span> <text:span text:style-name="T1">Ἐν τῇ πρώτῃ μου ἀπολογίᾳ οὐδείς μοι παρεγένετο, ἀλλὰ πάντες με ἐγκατέλιπον· μὴ αὐτοῖς λογισθείη·</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ρύσθην ἐκ στόματος λέοντος.</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text:span> <text:span text:style-name="T2">19</text:span> <text:span text:style-name="T1">Ἄσπασαι Πρίσκαν καὶ Ἀκύλαν καὶ τὸν Ὀνησιφόρου οἶκον.</text:span> <text:span text:style-name="T2">20</text:span> <text:span text:style-name="T1">Ἔραστος ἔμεινεν ἐν Κορίνθῳ, Τρόφιμον δὲ ἀπέλιπον ἐν Μιλήτῳ ἀσθενοῦντα.</text:span> <text:span text:style-name="T2">21</text:span> <text:span text:style-name="T1">Σπούδασον πρὸ χειμῶνος ἐλθεῖν. Ἀσπάζεταί σε Εὔβουλος καὶ Πούδης καὶ Λίνος καὶ Κλαυδία καὶ οἱ ἀδελφοὶ πάντες.</text:span> <text:span text:style-name="T2">22</text:span> <text:span text:style-name="T1">Ὁ κύριος μετὰ τοῦ πνεύματός σου. ἡ χάρις μεθ᾽ ὑμῶν.</text:span> </text:p>
      <text:h text:style-name="P2" text:outline-level="3">ΠΡΟΣ ΤΙΤΟΝ</text:h>
      <text:p text:style-name="Text_20_body"/>
      <text:p text:style-name="P4">ΠΡΟΣ ΤΙΤΟΝ  1</text:p>
      <text:p text:style-name="Text_20_body"><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text:span> <text:span text:style-name="T2">12</text:span> <text:span text:style-name="T1">εἶπέν τις ἐξ αὐτῶν ἴδιος αὐτῶν προφήτης· Κρῆτες ἀεὶ ψεῦσται, κακὰ θηρία, γαστέρες ἀργαί.</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text:span> </text:p>
      <text:p text:style-name="P4">ΠΡΟΣ ΤΙΤΟΝ  2</text:p>
      <text:p text:style-name="Text_20_body"><text:span text:style-name="T2">1</text:span> <text:span text:style-name="T1">Σὺ δὲ λάλει ἃ πρέπει τῇ ὑγιαινούσῃ διδασκαλίᾳ.</text:span> <text:span text:style-name="T2">2</text:span> <text:span text:style-name="T1">Πρεσβύτας νηφαλίους εἶναι, σεμνούς, σώφρονας, ὑγιαίνοντας τῇ πίστει, τῇ ἀγάπῃ, τῇ ὑπομονῇ·</text:span> <text:span text:style-name="T2">3</text:span> <text:span text:style-name="T1">πρεσβύτιδας ὡσαύτως ἐν καταστήματι ἱεροπρεπεῖς, μὴ διαβόλους { μὴ } μηδὲ { --- }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περιούσιον, ζηλωτὴν καλῶν ἔργων.</text:span> <text:span text:style-name="T2">15</text:span> <text:span text:style-name="T1">Ταῦτα λάλει καὶ παρακάλει καὶ ἔλεγχε μετὰ πάσης ἐπιταγῆς· μηδείς σου περιφρονείτω.</text:span> </text:p>
      <text:p text:style-name="P4">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γ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text:span> <text:span text:style-name="T2">9</text:span> <text:span text:style-name="T1">μωρὰς δὲ ζητήσεις καὶ γενεαλογίας καὶ ἔρεις καὶ μάχας νομικὰς περιΐστασο· εἰσὶν γὰρ ἀνωφελεῖς καὶ μάταιοι.</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text:span> <text:span text:style-name="T2">13</text:span> <text:span text:style-name="T1">Ζηνᾶν τὸν νομικὸν καὶ Ἀπολλῶν σπουδαίως πρόπεμψον, ἵνα μηδὲν αὐτοῖς λείπῃ.</text:span> <text:span text:style-name="T2">14</text:span> <text:span text:style-name="T1">μανθανέτωσαν δὲ καὶ οἱ ἡμέτεροι καλῶν ἔργων προΐστασθαι εἰς τὰς ἀναγκαίας χρείας, ἵνα μὴ ὦσιν ἄκαρποι.</text:span> <text:span text:style-name="T2">15</text:span> <text:span text:style-name="T1">Ἀσπάζονταί σε οἱ μετ᾽ ἐμοῦ πάντες. ἄσπασαι τοὺς φιλοῦντας ἡμᾶς ἐν πίστει. Ἡ χάρις μετὰ πάντων ὑμῶν.</text:span> </text:p>
      <text:h text:style-name="P2" text:outline-level="3"><text:soft-page-break/>ΠΡΟΣ ΦΙΛΗΜΟΝΑ</text:h>
      <text:p text:style-name="Text_20_body"/>
      <text:p text:style-name="P4">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 ὑπὲρ δοῦλον, ἀδελφὸν ἀγαπητόν, μάλιστα ἐμοί, πόσῳ δὲ μᾶλλον σοὶ καὶ ἐν σαρκὶ καὶ ἐν κυρίῳ.</text:span> <text:span text:style-name="T2">17</text:span> <text:span text:style-name="T1">εἰ οὖν με ἔχεις κοινωνόν, προσλαβοῦ αὐτὸν ὡς ἐμέ.</text:span> <text:span text:style-name="T2">18</text:span> <text:span text:style-name="T1">εἰ δέ τι ἠδίκησέν σε ἢ ὀφείλει, τοῦτο ἐμοὶ ἐλλόγα.</text:span> <text:span text:style-name="T2">19</text:span> <text:span text:style-name="T1">ἐγὼ Παῦλος ἔγραψα τῇ ἐμῇ χειρί, ἐγὼ ἀποτίσω· ἵνα μὴ λέγω σοι ὅτι καὶ σεαυτόν μοι προσοφείλεις.</text:span> <text:span text:style-name="T2">20</text:span> <text:span text:style-name="T1">ναὶ ἀδελφέ, ἐγώ σου ὀναίμην ἐν κυρίῳ· ἀνάπαυσόν μου τὰ σπλάγχνα ἐν Χριστῷ.</text:span> <text:span text:style-name="T2">21</text:span> <text:span text:style-name="T1">Πεποιθὼς τῇ ὑπακοῇ σου ἔγραψά σοι, εἰδὼς ὅτι καὶ ὑπὲρ ἃ λέγω ποιήσεις.</text:span> <text:span text:style-name="T2">22</text:span> <text:span text:style-name="T1">ἅμα δὲ καὶ ἑτοίμαζέ μοι ξενίαν· ἐλπίζω γὰρ ὅτι διὰ τῶν προσευχῶν ὑμῶν χαρισθήσομαι ὑμῖν.</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text:span> <text:span text:style-name="T2">25</text:span> <text:span text:style-name="T1">Ἡ χάρις τοῦ κυρίου ἡμῶν { --- } Ἰησοῦ Χριστοῦ μετὰ τοῦ πνεύματος ὑμῶν. ἀμήν. { --- }</text:span> </text:p>
      <text:h text:style-name="P2" text:outline-level="3">ΠΡΟΣ ΕΒΡΑΙΟΥΣ</text:h>
      <text:p text:style-name="Text_20_body"/>
      <text:p text:style-name="P4">ΠΡΟΣ ΕΒΡΑΙΟΥΣ  1</text:p>
      <text:p text:style-name="Text_20_body"><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 σου. } αὐτοῦ. { ---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text:span> <text:span text:style-name="T2">10</text:span> <text:span text:style-name="T1">καί· σὺ κατ᾽ ἀρχάς, κύριε, τὴν γῆν ἐθεμελίωσας, καὶ ἔργα τῶν χειρῶν σού εἰσιν οἱ οὐρανοί·</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text:span> </text:p>
      <text:p text:style-name="P4">ΠΡΟΣ ΕΒΡΑΙΟΥΣ  2</text:p>
      <text:p text:style-name="Text_20_body"><text:span text:style-name="T2">1</text:span> <text:span text:style-name="T1">Διὰ τοῦτο δεῖ περισσοτέρως προσέχειν ἡμᾶς τοῖς ἀκουσθεῖσιν, μήποτε παραρυῶμεν.</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text:span> <text:span text:style-name="T2">5</text:span> <text:span text:style-name="T1">Οὐ γὰρ ἀγγέλοις ὑπέταξεν τὴν οἰκουμένην τὴν μέλλουσαν, περὶ ἧς λαλοῦμεν.</text:span> <text:span text:style-name="T2">6</text:span> <text:span text:style-name="T1">διεμαρτύρατο δέ πού τις λέγων· τί ἐστιν ἄνθρωπος ὅτι μιμνῄσκῃ αὐτοῦ, ἢ υἱὸς ἀνθρώπου ὅτι ἐπισκέπτῃ αὐτόν;</text:span> <text:span text:style-name="T2">7</text:span> <text:span text:style-name="T1">ἠλάττωσας αὐτὸν 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αὐτῷ] τὰ πάντα οὐδὲν ἀφῆκεν αὐτῷ ἀνυπότακτον. Νῦν δὲ οὔπω ὁρῶμεν αὐτῷ τὰ πάντα ὑποτεταγμένα·</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text:span> <text:span text:style-name="T2">16</text:span> <text:span text:style-name="T1">οὐ γὰρ δήπου ἀγγέλων ἐπιλαμβάνεται ἀλλὰ σπέρματος Ἀβραὰμ ἐπιλαμβάνεται.</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text:span> <text:span text:style-name="T2">18</text:span> <text:span text:style-name="T1">ἐν ᾧ γὰρ πέπονθεν αὐτὸς πειρασθείς, δύναται τοῖς πειραζομένοις βοηθῆσαι.</text:span> </text:p>
      <text:p text:style-name="P4">ΠΡΟΣ ΕΒΡΑΙΟΥΣ  3</text:p>
      <text:p text:style-name="Text_20_body"><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ὅλῳ] τῷ οἴκῳ αὐτοῦ.</text:span> <text:span text:style-name="T2">3</text:span> <text:span text:style-name="T1">πλείονος γὰρ οὗτος δόξης παρὰ Μωϋσῆν ἠξίωται, καθ᾽ ὅσον πλείονα τιμὴν ἔχει τοῦ οἴκου ὁ κατασκευάσας αὐτόν·</text:span> <text:span text:style-name="T2">4</text:span> <text:span text:style-name="T1">πᾶς γὰρ οἶκος κατασκευάζεται ὑπό τινος, ὁ δὲ πάντα κατασκευάσας θεός.</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text:span> <text:span text:style-name="T2">16</text:span> <text:span text:style-name="T1">τίνες γὰρ ἀκούσαντες παρεπίκραναν; ἀλλ᾽ οὐ πάντες οἱ ἐξελθόντες ἐξ Αἰγύπτου διὰ Μωϋσέως;</text:span> <text:span text:style-name="T2">17</text:span> <text:span text:style-name="T1">τίσιν δὲ προσώχθισεν τεσσεράκοντα ἔτη; οὐχὶ τοῖς ἁμαρτήσασιν, ὧν τὰ κῶλα ἔπεσεν ἐν τῇ ἐρήμῳ;</text:span> <text:span text:style-name="T2">18</text:span> <text:span text:style-name="T1">τίσιν δὲ ὤμοσεν μὴ εἰσελεύσεσθαι εἰς τὴν κατάπαυσιν αὐτοῦ εἰ μὴ τοῖς ἀπειθήσασιν;</text:span> <text:span text:style-name="T2">19</text:span> <text:span text:style-name="T1">καὶ βλέπομεν ὅτι οὐκ ἠδυνήθησαν εἰσελθεῖν δι᾽ ἀπιστίαν.</text:span> </text:p>
      <text:p text:style-name="P4">ΠΡΟΣ ΕΒΡΑΙΟΥΣ  4</text:p>
      <text:p text:style-name="Text_20_body"><text:span text:style-name="T2">1</text:span> <text:span text:style-name="T1">Φοβηθῶμεν οὖν, μήποτε καταλειπομένης ἐπαγγελίας εἰσελθεῖν εἰς τὴν κατάπαυσιν αὐτοῦ δοκῇ τις ἐξ ὑμῶν ὑστερηκέναι.</text:span> <text:span text:style-name="T2">2</text:span> <text:span text:style-name="T1">καὶ γάρ ἐσμεν εὐηγγελισμένοι καθάπερ κἀκεῖνοι· ἀλλ᾽ οὐκ ὠφέλησεν ὁ λόγος τῆς ἀκοῆς ἐκείνους μὴ συγκεκερασμένους τῇ πίστει τοῖς ἀκούσασιν.</text:span> <text:span text:style-name="T2">3</text:span> <text:span text:style-name="T1">Εἰσερχόμεθα γὰρ εἰς [τὴν]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text:span> <text:span text:style-name="T2">8</text:span> <text:span text:style-name="T1">εἰ γὰρ αὐτοὺς Ἰησοῦς κατέπαυσεν, οὐκ ἂν περὶ ἄλλης ἐλάλει μετὰ ταῦτα ἡμέρας.</text:span> <text:span text:style-name="T2">9</text:span> <text:span text:style-name="T1">ἄρα ἀπολείπεται σαββατισμὸς τῷ λαῷ τοῦ θεοῦ.</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text:span> <text:span text:style-name="T2">14</text:span> <text:span text:style-name="T1">Ἔχοντες οὖν ἀρχιερέα μέγαν διεληλυθότα τοὺς οὐρανούς, Ἰησοῦν τὸν υἱὸν τοῦ θεοῦ, κρατῶμεν τῆς ὁμολογίας.</text:span> <text:span text:style-name="T2">15</text:span> <text:span text:style-name="T1">οὐ γὰρ ἔχομεν ἀρχιερέα μὴ δυνάμενον συμπαθῆσαι ταῖς ἀσθενείαις ἡμῶν, πεπειρασμένον δὲ κατὰ πάντα καθ᾽ ὁμοιότητα χωρὶς ἁμαρτίας.</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text:span> </text:p>
      <text:p text:style-name="P4">ΠΡΟΣ ΕΒΡΑΙΟΥΣ  5</text:p>
      <text:p text:style-name="Text_20_body"><text:span text:style-name="T2">1</text:span> <text:span text:style-name="T1">Πᾶς γὰρ ἀρχιερεὺς ἐξ ἀνθρώπων λαμβανόμενος ὑπὲρ ἀνθρώπων καθίσταται τὰ πρὸς τὸν θεόν, ἵνα προσφέρῃ δῶρά τε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text:span> <text:span text:style-name="T2">4</text:span> <text:span text:style-name="T1">καὶ οὐχ ἑαυτῷ τις λαμβάνει τὴν τιμὴν ἀλλὰ καλούμενος ὑπὸ τοῦ θεοῦ καθώσπερ καὶ Ἀαρών.</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text:span> <text:span text:style-name="T2">11</text:span> <text:span text:style-name="T1">Περὶ οὗ πολὺς ἡμῖν ὁ λόγος καὶ δυσερμήνευτος λέγειν, ἐπεὶ νωθροὶ γεγόνατε ταῖς ἀκοαῖς.</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καὶ] οὐ στερεᾶς τροφῆς.</text:span> <text:span text:style-name="T2">13</text:span> <text:span text:style-name="T1">πᾶς γὰρ ὁ μετέχων γάλακτος ἄπειρος λόγου δικαιοσύνης, νήπιος γάρ ἐστιν·</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text:span> </text:p>
      <text:p text:style-name="P4">ΠΡΟΣ ΕΒΡΑΙΟΥΣ  6</text:p>
      <text:p text:style-name="Text_20_body"><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 διδαχῆς } διδαχὴν, { --- } ἐπιθέσεώς τε χειρῶν, ἀναστάσεώς τε νεκρῶν καὶ κρίματος αἰωνίου.</text:span> <text:span text:style-name="T2">3</text:span> <text:span text:style-name="T1">καὶ τοῦτο ποιήσομεν, ἐάνπερ ἐπιτρέπῃ ὁ θεός.</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text:span> <text:span text:style-name="T2">8</text:span> <text:span text:style-name="T1">ἐκφέρουσα δὲ ἀκάνθας καὶ τριβόλους, ἀδόκιμος καὶ κατάρας ἐγγύς, ἧς τὸ τέλος εἰς καῦσιν.</text:span> <text:span text:style-name="T2">9</text:span> <text:span text:style-name="T1">Πεπείσμεθα δὲ περὶ ὑμῶν, ἀγαπητοί, τὰ κρείσσονα καὶ ἐχόμενα σωτηρίας, εἰ καὶ οὕτως λαλοῦμεν.</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text:span> <text:span text:style-name="T2">15</text:span> <text:span text:style-name="T1">καὶ οὕτως μακροθυμήσας ἐπέτυχεν τῆς ἐπαγγελίας.</text:span> <text:span text:style-name="T2">16</text:span> <text:span text:style-name="T1">ἄνθρωποι γὰρ κατὰ τοῦ μείζονος ὀμνύουσιν, καὶ πάσης αὐτοῖς ἀντιλογίας πέρας εἰς βεβαίωσιν ὁ ὅρκος·</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text:span> </text:p>
      <text:p text:style-name="P4">ΠΡΟΣ ΕΒΡΑΙΟΥΣ  7</text:p>
      <text:p text:style-name="Text_20_body"><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text:span> <text:span text:style-name="T2">4</text:span> <text:span text:style-name="T1">Θεωρεῖτε δὲ πηλίκος οὗτος, ᾧ [καὶ] δεκάτην Ἀβραὰμ ἔδωκεν ἐκ τῶν ἀκροθινίων ὁ πατριάρχης.</text:span> <text:span text:style-name="T2">5</text:span> <text:span text:style-name="T1">καὶ οἱ μὲν ἐκ τῶν υἱῶν Λευ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text:span> <text:span text:style-name="T2">6</text:span> <text:span text:style-name="T1">ὁ δὲ μὴ γενεαλογούμενος ἐξ αὐτῶν δεδεκάτωκεν Ἀβραὰμ καὶ τὸν ἔχοντα τὰς ἐπαγγελίας εὐλόγηκεν.</text:span> <text:span text:style-name="T2">7</text:span> <text:span text:style-name="T1">χωρὶς δὲ πάσης ἀντιλογίας τὸ ἔλαττον ὑπὸ τοῦ κρείττονος εὐλογεῖται.</text:span> <text:span text:style-name="T2">8</text:span> <text:span text:style-name="T1">καὶ ὧδε μὲν δεκάτας ἀποθνῄσκοντες ἄνθρωποι λαμβάνουσιν, ἐκεῖ δὲ μαρτυρούμενος ὅτι ζῇ.</text:span> <text:span text:style-name="T2">9</text:span> <text:span text:style-name="T1">καὶ ὡς ἔπος εἰπεῖν, δι᾽ Ἀβραὰμ καὶ Λευὶ ὁ δεκάτας λαμβάνων δεδεκάτωται·</text:span> <text:span text:style-name="T2">10</text:span> <text:span text:style-name="T1">ἔτι γὰρ ἐν τῇ ὀσφύϊ τοῦ πατρὸς ἦν ὅτε συνήντησεν αὐτῷ Μελχισέδεκ.</text:span> <text:span text:style-name="T2">11</text:span> <text:span text:style-name="T1">Εἰ μὲν οὖν τελείωσις διὰ τῆς Λευ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text:span> <text:span text:style-name="T2">12</text:span> <text:span text:style-name="T1">μετατιθεμένης γὰρ τῆς ἱερωσύνης ἐξ ἀνάγκης καὶ νόμου μετάθεσις γίνεται.</text:span> <text:span text:style-name="T2">13</text:span> <text:span text:style-name="T1">ἐφ᾽ ὃν γὰρ λέγεται ταῦτα, φυλῆς ἑτέρας μετέσχηκεν, ἀφ᾽ ἧς οὐδεὶς προσέσχηκεν τῷ θυσιαστηρίῳ·</text:span> <text:span text:style-name="T2">14</text:span> <text:span text:style-name="T1">πρόδηλον γὰρ ὅτι ἐξ Ἰούδα ἀνατέταλκεν ὁ κύριος ἡμῶν, εἰς ἣν φυλὴν περὶ ἱερέων οὐδὲν Μωϋσῆς ἐλάλησεν.</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text:span> <text:span text:style-name="T2">17</text:span> <text:span text:style-name="T1">μαρτυρεῖται γὰρ ὅτι σὺ ἱερεὺς εἰς τὸν αἰῶνα κατὰ τὴν τάξιν Μελχισέδεκ.</text:span> <text:span text:style-name="T2">18</text:span> <text:span text:style-name="T1">ἀθέτησις μὲν γὰρ γίνεται προαγούσης ἐντολῆς διὰ τὸ αὐτῆς ἀσθενὲς καὶ ἀνωφελές –</text:span> <text:span text:style-name="T2">19</text:span> <text:span text:style-name="T1">οὐδὲν γὰρ ἐτελείωσεν ὁ νόμος – ἐπεισαγωγὴ δὲ κρείττονος ἐλπίδος δι᾽ ἧς ἐγγίζομεν τῷ θεῷ.</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text:span> <text:span text:style-name="T2">22</text:span> <text:span text:style-name="T1">κατὰ τοσοῦτο [καὶ] κρείττονος διαθήκης γέγονεν ἔγγυος Ἰησοῦς.</text:span> <text:span text:style-name="T2">23</text:span> <text:span text:style-name="T1">Καὶ οἱ μὲν πλείονές εἰσιν γεγονότες ἱερεῖς διὰ τὸ θανάτῳ κωλύεσθαι παραμένειν·</text:span> <text:span text:style-name="T2">24</text:span> <text:span text:style-name="T1">ὁ δὲ διὰ τὸ μένειν αὐτὸν εἰς τὸν αἰῶνα ἀπαράβατον ἔχει τὴν ἱερωσύνην·</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text:span> </text:p>
      <text:p text:style-name="P4">ΠΡΟΣ ΕΒΡΑΙΟΥΣ  8</text:p>
      <text:p text:style-name="Text_20_body"><text:soft-page-break/><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text:span> <text:span text:style-name="T2">4</text:span> <text:span text:style-name="T1">εἰ μὲν οὖν ἦν ἐπὶ γῆς, οὐδ᾽ ἂν ἦν ἱερεύς, ὄντων τῶν προσφερόντων κατὰ νόμον τὰ δῶρα·</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text:span> <text:span text:style-name="T2">7</text:span> <text:span text:style-name="T1">Εἰ γὰρ ἡ πρώτη ἐκείνη ἦν ἄμεμπτος, οὐκ ἂν δευτέρας ἐζητεῖτο τόπος.</text:span> <text:span text:style-name="T2">8</text:span> <text:span text:style-name="T1">μεμφόμενος γὰρ { αὐτοὺς } αὐτοῖς { --- }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text:span> <text:span text:style-name="T2">13</text:span> <text:span text:style-name="T1">ἐν τῷ λέγειν καινὴν πεπαλαίωκεν τὴν πρώτην· τὸ δὲ παλαιούμενον καὶ γηράσκον ἐγγὺς ἀφανισμοῦ.</text:span> </text:p>
      <text:p text:style-name="P4">ΠΡΟΣ ΕΒΡΑΙΟΥΣ  9</text:p>
      <text:p text:style-name="Text_20_body"><text:span text:style-name="T2">1</text:span> <text:span text:style-name="T1">Εἶχεν μὲν οὖν [καὶ] ἡ πρώτη δικαιώματα λατρείας τό τε ἅγιον κοσμικόν.</text:span> <text:span text:style-name="T2">2</text:span> <text:span text:style-name="T1">σκηνὴ γὰρ κατεσκευάσθη ἡ πρώτη ἐν ᾗ ἥ τε λυχνία καὶ ἡ τράπεζα καὶ ἡ πρόθεσις τῶν ἄρτων, ἥτις λέγεται Ἅγια·</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ὶν δόξης κατασκιάζοντα τὸ ἱλαστήριον· περὶ ὧν οὐκ ἔστιν νῦν λέγειν κατὰ μέρος.</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 ἡμῶν } ὑμῶν { --- } ἀπὸ νεκρῶν ἔργων εἰς τὸ λατρεύειν θεῷ ζῶντι.</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text:span> <text:span text:style-name="T2">16</text:span> <text:span text:style-name="T1">Ὅπου γὰρ διαθήκη, θάνατον ἀνάγκη φέρεσθαι τοῦ διαθεμένου·</text:span> <text:span text:style-name="T2">17</text:span> <text:span text:style-name="T1">διαθήκη γὰρ ἐπὶ νεκροῖς βεβαία, ἐπεὶ μήποτε ἰσχύει ὅτε ζῇ ὁ διαθέμενος.</text:span> <text:span text:style-name="T2">18</text:span> <text:span text:style-name="T1">ὅθεν οὐδὲ ἡ πρώτη χωρὶς αἵματος ἐγκεκαίνισται·</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ράντισεν</text:span> <text:span text:style-name="T2">20</text:span> <text:span text:style-name="T1">λέγων· τοῦτο τὸ αἷμα τῆς διαθήκης ἧς ἐνετείλατο πρὸς ὑμᾶς ὁ θεός.</text:span> <text:span text:style-name="T2">21</text:span> <text:span text:style-name="T1">καὶ τὴν σκηνὴν δὲ καὶ πάντα τὰ σκεύη τῆς λειτουργίας τῷ αἵματι ὁμοίως ἐρράντισεν.</text:span> <text:span text:style-name="T2">22</text:span> <text:span text:style-name="T1">καὶ σχεδὸν ἐν αἵματι πάντα καθαρίζεται κατὰ τὸν νόμον καὶ χωρὶς αἱματεκχυσίας οὐ γίνεται ἄφεσις.</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τῆς] ἁμαρτίας διὰ τῆς θυσίας αὐτοῦ πεφανέρωται.</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text:span> </text:p>
      <text:p text:style-name="P4">ΠΡΟΣ ΕΒΡΑΙΟΥΣ  10</text:p>
      <text:p text:style-name="Text_20_body"><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text:span> <text:span text:style-name="T2">3</text:span> <text:span text:style-name="T1">ἀλλ᾽ ἐν αὐταῖς ἀνάμνησις ἁμαρτιῶν κατ᾽ ἐνιαυτόν·</text:span> <text:span text:style-name="T2">4</text:span> <text:span text:style-name="T1">ἀδύνατον γὰρ αἷμα ταύρων καὶ τράγων ἀφαιρεῖν ἁμαρτίας.</text:span> <text:span text:style-name="T2">5</text:span> <text:span text:style-name="T1">Διὸ εἰσερχόμενος εἰς τὸν κόσμον λέγει· θυσίαν καὶ προσφορὰν οὐκ ἠθέλησας, σῶμα δὲ κατηρτίσω μοι·</text:span> <text:span text:style-name="T2">6</text:span> <text:span text:style-name="T1">ὁλοκαυτώματα καὶ περὶ ἁμαρτίας οὐκ εὐδόκησας.</text:span> <text:span text:style-name="T2">7</text:span> <text:span text:style-name="T1">τότε εἶπον· ἰδοὺ ἥκω, ἐν κεφαλίδι βιβλίου γέγραπται περὶ ἐμοῦ, τοῦ ποιῆσαι ὁ θεὸς τὸ θέλημά σου.</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text:span> <text:span text:style-name="T2">14</text:span> <text:span text:style-name="T1">μιᾷ γὰρ προσφορᾷ τετελείωκεν εἰς τὸ διηνεκὲς τοὺς ἁγιαζομένους.</text:span> <text:span text:style-name="T2">15</text:span> <text:span text:style-name="T1">Μαρτυρεῖ δὲ ἡμῖν καὶ τὸ πνεῦμα τὸ ἅγιον· μετὰ γὰρ τὸ εἰρηκέναι·</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text:span> <text:span text:style-name="T2">18</text:span> <text:span text:style-name="T1">ὅπου δὲ ἄφεσις τούτων, οὐκέτι προσφορὰ περὶ ἁμαρτίας.</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 λελουσμένοι } λελουμένοι { --- } τὸ σῶμα ὕδατι καθαρῷ·</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text:span> <text:span text:style-name="T2">28</text:span> <text:span text:style-name="T1">ἀθετήσας τις νόμον Μωϋσέως χωρὶς οἰκτιρμῶν ἐπὶ δυσὶν ἢ τρισὶν μάρτυσιν ἀποθνῄσκει·</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text:span> <text:span text:style-name="T2">30</text:span> <text:span text:style-name="T1">οἴδαμεν γὰρ τὸν εἰπόντα· ἐμοὶ ἐκδίκησις, ἐγὼ ἀνταποδώσω. καὶ πάλιν· κρινεῖ κύριος τὸν λαὸν αὐτοῦ.</text:span> <text:span text:style-name="T2">31</text:span> <text:span text:style-name="T1">φοβερὸν τὸ ἐμπεσεῖν εἰς χεῖρας θεοῦ ζῶντος.</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 κρείττονα } κρείσσονα { --- } ὕπαρξιν καὶ μένουσαν.</text:span> <text:span text:style-name="T2">35</text:span> <text:span text:style-name="T1">Μὴ ἀποβάλητε οὖν τὴν παρρησίαν ὑμῶν, ἥτις ἔχει μεγάλην μισθαποδοσίαν.</text:span> <text:span text:style-name="T2">36</text:span> <text:span text:style-name="T1">ὑπομονῆς γὰρ ἔχετε χρείαν ἵνα τὸ θέλημα τοῦ θεοῦ ποιήσαντες κομίσησθε τὴν ἐπαγγελίαν.</text:span> <text:span text:style-name="T2">37</text:span> <text:span text:style-name="T1">ἔτι γὰρ μικρὸν ὅσον ὅσον, ὁ ἐρχόμενος ἥξει καὶ οὐ χρονίσει·</text:span> <text:span text:style-name="T2">38</text:span> <text:span text:style-name="T1">ὁ δὲ δίκαιός μου ἐκ πίστεως ζήσεται, καὶ ἐὰν ὑποστείληται, οὐκ εὐδοκεῖ ἡ ψυχή μου ἐν αὐτῷ.</text:span> <text:span text:style-name="T2">39</text:span> <text:span text:style-name="T1">ἡμεῖς δὲ οὐκ ἐσμὲν ὑποστολῆς εἰς ἀπώλειαν ἀλλὰ πίστεως εἰς περιποίησιν ψυχῆς.</text:span> </text:p>
      <text:p text:style-name="P4">ΠΡΟΣ ΕΒΡΑΙΟΥΣ  11</text:p>
      <text:p text:style-name="Text_20_body"><text:span text:style-name="T2">1</text:span> <text:span text:style-name="T1">Ἔστιν δὲ πίστις ἐλπιζομένων ὑπόστασις, πραγμάτων ἔλεγχος οὐ βλεπομένων.</text:span> <text:span text:style-name="T2">2</text:span> <text:span text:style-name="T1">ἐν ταύτῃ γὰρ ἐμαρτυρήθησαν οἱ πρεσβύτεροι.</text:span> <text:span text:style-name="T2">3</text:span> <text:span text:style-name="T1">Πίστει νοοῦμεν κατηρτίσθαι τοὺς αἰῶνας ῥήματι θεοῦ, εἰς τὸ μὴ ἐκ φαινομένων τὸ βλεπόμενον γεγονέναι.</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 εὐαρεστηκέναι } εὐηρεστηκέναι { --- } τῷ θεῷ·</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text:span> <text:span text:style-name="T2">9</text:span> <text:span text:style-name="T1">Πίστει παρῴκησεν εἰς γῆν τῆς ἐπαγγελίας ὡς ἀλλοτρίαν ἐν σκηναῖς κατοικήσας μετὰ Ἰσαὰκ καὶ Ἰακὼβ τῶν συγκληρονόμων τῆς ἐπαγγελίας τῆς αὐτῆς·</text:span> <text:span text:style-name="T2">10</text:span> <text:span text:style-name="T1">ἐξεδέχετο γὰρ τὴν τοὺς θεμελίους ἔχουσαν πόλιν ἧς τεχνίτης καὶ δημιουργὸς ὁ θεός.</text:span> <text:span text:style-name="T2">11</text:span> <text:span text:style-name="T1">Πίστει καὶ αὐτὴ Σάρρα στεῖρα δύναμιν εἰς καταβολὴν σπέρματος ἔλαβεν καὶ παρὰ καιρὸν ἡλικίας, ἐπεὶ πιστὸν ἡγήσατο τὸν ἐπαγγειλάμενον.</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text:span> <text:span text:style-name="T2">14</text:span> <text:span text:style-name="T1">οἱ γὰρ τοιαῦτα λέγοντες ἐμφανίζουσιν ὅτι πατρίδα ἐπιζητοῦσιν.</text:span> <text:span text:style-name="T2">15</text:span> <text:span text:style-name="T1">καὶ εἰ μὲν ἐκείνης { ἐμνημόνευον } μνημονεύουσιν { --- } ἀφ᾽ ἧς ἐξέβησαν, εἶχον ἂν καιρὸν ἀνακάμψαι·</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text:span> <text:span text:style-name="T2">20</text:span> <text:span text:style-name="T1">Πίστει καὶ περὶ μελλόντων εὐλόγησεν Ἰσαὰκ τὸν Ἰακὼβ καὶ τὸν Ἠσαῦ.</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γ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text:span> <text:span text:style-name="T2">27</text:span> <text:span text:style-name="T1">Πίστει { κατέλιπεν } κατέλειπεν { --- } Αἴγυπτον μὴ φοβηθεὶς τὸν θυμὸν τοῦ βασιλέως· τὸν γὰρ ἀόρατον ὡς ὁρῶν ἐκαρτέρησεν.</text:span> <text:span text:style-name="T2">28</text:span> <text:span text:style-name="T1">Πίστει πεποίηκεν τὸ πάσχα καὶ τὴν πρόσχυσιν τοῦ αἵματος, ἵνα μὴ ὁ ὀλοθρεύων τὰ πρωτότοκα θίγῃ αὐτῶν.</text:span> <text:span text:style-name="T2">29</text:span> <text:span text:style-name="T1">Πίστει διέβησαν τὴν ἐρυθρὰν θάλασσαν ὡς διὰ ξηρᾶς γῆς, ἧς πεῖραν λαβόντες οἱ Αἰγύπτιοι κατεπόθησαν.</text:span> <text:span text:style-name="T2">30</text:span> <text:span text:style-name="T1">Πίστει τὰ τείχη Ἰεριχὼ ἔπεσαν κυκλωθέντα ἐπὶ ἑπτὰ ἡμέρας.</text:span> <text:span text:style-name="T2">31</text:span> <text:span text:style-name="T1">Πίστει Ῥαὰβ ἡ πόρνη οὐ συναπώλετο τοῖς ἀπειθήσασιν δεξαμένη τοὺς κατασκόπους μετ᾽ εἰρήνης.</text:span> <text:span text:style-name="T2">32</text:span> <text:span text:style-name="T1">Καὶ τί ἔτι λέγω; ἐπιλείψει { με } γὰρ με { --- }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text:span> <text:span text:style-name="T2">36</text:span> <text:span text:style-name="T1">ἕτεροι δὲ ἐμπαιγμῶν καὶ μαστίγων πεῖραν ἔλαβον, ἔτι δὲ δεσμῶν καὶ φυλακῆς·</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text:span> </text:p>
      <text:p text:style-name="P4">ΠΡΟΣ ΕΒΡΑΙΟΥΣ  12</text:p>
      <text:p text:style-name="Text_20_body"><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text:span> <text:span text:style-name="T2">3</text:span> <text:span text:style-name="T1">ἀναλογίσασθε γὰρ τὸν τοιαύτην ὑπομεμενηκότα ὑπὸ τῶν ἁμαρτωλῶν εἰς { ἑαυτὸν } αὐτοὺς { --- } ἀντιλογίαν, ἵνα μὴ κάμητε ταῖς ψυχαῖς ὑμῶν ἐκλυόμενοι.</text:span> <text:span text:style-name="T2">4</text:span> <text:span text:style-name="T1">Οὔπω μέχρις αἵματος ἀντικατέστητε πρὸς τὴν ἁμαρτίαν ἀνταγωνιζόμενοι.</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text:span> <text:span text:style-name="T2">6</text:span> <text:span text:style-name="T1">ὃν γὰρ ἀγαπᾷ κύριος παιδεύει, μαστιγοῖ δὲ πάντα υἱὸν ὃν παραδέχεται.</text:span> <text:span text:style-name="T2">7</text:span> <text:span text:style-name="T1">εἰς παιδείαν ὑπομένετε, ὡς υἱοῖς ὑμῖν προσφέρεται ὁ θεός. τίς γὰρ υἱὸς ὃν οὐ παιδεύει πατήρ;</text:span> <text:span text:style-name="T2">8</text:span> <text:span text:style-name="T1">εἰ δὲ χωρίς ἐστε παιδείας ἧς μέτοχοι γεγόνασιν πάντες, ἄρα νόθοι καὶ οὐχ υἱοί ἐστε.</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text:span> <text:span text:style-name="T2">21</text:span> <text:span text:style-name="T1">καί, οὕτως φοβερὸν ἦν τὸ φανταζόμενον, Μωϋσῆς εἶπεν· ἔκφοβός εἰμι καὶ ἔντρομος.</text:span> <text:span text:style-name="T2">22</text:span> <text:span text:style-name="T1">ἀλλὰ προσεληλύθατε Σιὼν ὄρει καὶ πόλει 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text:span> <text:span text:style-name="T2">27</text:span> <text:span text:style-name="T1">τὸ δὲ ἔτι ἅπαξ δηλοῖ [τὴν] τῶν σαλευομένων μετάθεσιν ὡς πεποιημένων, ἵνα μείνῃ τὰ μὴ σαλευόμενα.</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text:span> <text:span text:style-name="T2">29</text:span> <text:span text:style-name="T1">καὶ γὰρ ὁ θεὸς ἡμῶν πῦρ καταναλίσκον.</text:span> </text:p>
      <text:p text:style-name="P4">ΠΡΟΣ ΕΒΡΑΙΟΥΣ  13</text:p>
      <text:p text:style-name="Text_20_body"><text:span text:style-name="T2">1</text:span> <text:span text:style-name="T1">Ἡ φιλαδελφία μενέτω.</text:span> <text:span text:style-name="T2">2</text:span> <text:span text:style-name="T1">τῆς φιλοξενίας μὴ ἐπιλανθάνεσθε, διὰ ταύτης γὰρ ἔλαθόν τινες ξενίσαντες ἀγγέλους.</text:span> <text:span text:style-name="T2">3</text:span> <text:span text:style-name="T1">μιμνῄσκεσθε τῶν δεσμίων ὡς συνδεδεμένοι, τῶν κακουχουμένων ὡς καὶ αὐτοὶ ὄντες ἐν σώματι.</text:span> <text:span text:style-name="T2">4</text:span> <text:span text:style-name="T1">Τίμιος ὁ γάμος ἐν πᾶσιν καὶ ἡ κοίτη ἀμίαντος, πόρνους γὰρ καὶ μοιχοὺς κρινεῖ ὁ θεός.</text:span> <text:span text:style-name="T2">5</text:span> <text:span text:style-name="T1">Ἀφιλάργυρος ὁ τρόπος, ἀρκούμενοι τοῖς παροῦσιν. αὐτὸς γὰρ εἴρηκεν· οὐ μή σε ἀνῶ οὐδ᾽ οὐ μή σε ἐγκαταλίπω,</text:span> <text:span text:style-name="T2">6</text:span> <text:span text:style-name="T1">ὥστε θαρροῦντας ἡμᾶς λέγειν· κύριος ἐμοὶ βοηθός, [καὶ] οὐ φοβηθήσομαι, τί ποιήσει μοι ἄνθρωπος;</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text:span> <text:span text:style-name="T2">8</text:span> <text:span text:style-name="T1">Ἰησοῦς Χριστὸς ἐχθὲς καὶ σήμερον ὁ αὐτὸς καὶ εἰς τοὺς αἰῶνας.</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text:span> <text:span text:style-name="T2">10</text:span> <text:span text:style-name="T1">ἔχομεν θυσιαστήριον ἐξ οὗ φαγεῖν οὐκ ἔχουσιν ἐξουσίαν οἱ τῇ σκηνῇ λατρεύοντες.</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text:span> <text:span text:style-name="T2">12</text:span> <text:span text:style-name="T1">Διὸ καὶ Ἰησοῦς, ἵνα ἁγιάσῃ διὰ τοῦ ἰδίου αἵματος τὸν λαόν, ἔξω τῆς πύλης ἔπαθεν.</text:span> <text:span text:style-name="T2">13</text:span> <text:span text:style-name="T1">τοίνυν ἐξερχώμεθα πρὸς αὐτὸν ἔξω τῆς παρεμβολῆς τὸν ὀνειδισμὸν αὐτοῦ φέροντες·</text:span> <text:span text:style-name="T2">14</text:span> <text:span text:style-name="T1">οὐ γὰρ ἔχομεν ὧδε μένουσαν πόλιν ἀλλὰ τὴν μέλλουσαν ἐπιζητοῦμεν.</text:span> <text:span text:style-name="T2">15</text:span> <text:span text:style-name="T1">Δι᾽ αὐτοῦ [οὖν] ἀναφέρωμεν θυσίαν αἰνέσεως διὰ παντὸς τῷ θεῷ, τοῦτ᾽ ἔστιν καρπὸν χειλέων ὁμολογούντων τῷ ὀνόματι αὐτοῦ.</text:span> <text:span text:style-name="T2">16</text:span> <text:span text:style-name="T1">τῆς δὲ εὐποιΐας καὶ κοινωνίας μὴ ἐπιλανθάνεσθε· τοιαύταις γὰρ θυσίαις εὐαρεστεῖται ὁ θεός.</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text:span> <text:span text:style-name="T2">18</text:span> <text:span text:style-name="T1">Προσεύχεσθε περὶ ἡμῶν· πειθόμεθα γὰρ ὅτι καλὴν συνείδησιν ἔχομεν, ἐν πᾶσιν καλῶς θέλοντες ἀναστρέφεσθαι.</text:span> <text:span text:style-name="T2">19</text:span> <text:span text:style-name="T1">περισσοτέρως δὲ παρακαλῶ τοῦτο ποιῆσαι, ἵνα τάχιον ἀποκατασταθῶ ὑμῖν.</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text:span> <text:span text:style-name="T2">22</text:span> <text:span text:style-name="T1">Παρακαλῶ δὲ ὑμᾶς, ἀδελφοί, ἀνέχεσθε τοῦ λόγου τῆς παρακλήσεως, καὶ γὰρ διὰ βραχέων ἐπέστειλα ὑμῖν.</text:span> <text:span text:style-name="T2">23</text:span> <text:span text:style-name="T1">Γινώσκετε τὸν ἀδελφὸν ἡμῶν Τιμόθεον ἀπολελυμένον, μεθ᾽ οὗ ἐὰν τάχιον ἔρχηται ὄψομαι ὑμᾶς.</text:span> <text:span text:style-name="T2">24</text:span> <text:span text:style-name="T1">Ἀσπάσασθε πάντας τοὺς ἡγουμένους ὑμῶν καὶ πάντας τοὺς ἁγίους. Ἀσπάζονται ὑμᾶς οἱ ἀπὸ τῆς Ἰταλίας.</text:span> <text:span text:style-name="T2">25</text:span> <text:span text:style-name="T1">Ἡ χάρις μετὰ πάντων ὑμῶν.</text:span> </text:p>
      <text:h text:style-name="P2" text:outline-level="3">ΙΑΚΩΒΟΥ</text:h>
      <text:p text:style-name="Text_20_body"/>
      <text:p text:style-name="P4">ΙΑΚΩΒΟΥ  1</text:p>
      <text:p text:style-name="Text_20_body"><text:span text:style-name="T2">1</text:span> <text:span text:style-name="T1">Ἰάκωβος θεοῦ καὶ κυρίου Ἰησοῦ Χριστοῦ δοῦλος ταῖς δώδεκα φυλαῖς ταῖς ἐν τῇ διασπορᾷ χαίρειν.</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text:span> <text:span text:style-name="T2">4</text:span> <text:span text:style-name="T1">ἡ δὲ ὑπομονὴ ἔργον τέλειον ἐχέτω, ἵνα ἦτε τέλειοι καὶ ὁλόκληροι ἐν μηδενὶ λειπόμενοι.</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text:span> <text:span text:style-name="T2">14</text:span> <text:span text:style-name="T1">ἕκαστος δὲ πειράζεται ὑπὸ τῆς ἰδίας ἐπιθυμίας ἐξελκόμενος καὶ δελεαζόμενος·</text:span> <text:span text:style-name="T2">15</text:span> <text:span text:style-name="T1">εἶτα ἡ ἐπιθυμία συλλαβοῦσα τίκτει ἁμαρτίαν, ἡ δὲ ἁμαρτία ἀποτελεσθεῖσα ἀποκύει θάνατον.</text:span> <text:span text:style-name="T2">16</text:span> <text:span text:style-name="T1">Μὴ πλανᾶσθε, ἀδελφοί μου ἀγαπητοί.</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text:span> <text:span text:style-name="T2">18</text:span> <text:span text:style-name="T1">βουληθεὶς ἀπεκύησεν ἡμᾶς λόγῳ ἀληθείας εἰς τὸ εἶναι ἡμᾶς ἀπαρχήν τινα τῶν αὐτοῦ κτισμάτων.</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text:span> <text:span text:style-name="T2">20</text:span> <text:span text:style-name="T1">ὀργὴ γὰρ ἀνδρὸς δικαιοσύνην θεοῦ { οὐ } { κατεργάζεται. } οὐκ { --- } ἐργάζεται. { ---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text:span> <text:span text:style-name="T2">22</text:span> <text:span text:style-name="T1">Γίνεσθε δὲ ποιηταὶ λόγου καὶ μὴ μόνον ἀκροαταὶ παραλογιζόμενοι ἑαυτούς.</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text:span> <text:span text:style-name="T2">24</text:span> <text:span text:style-name="T1">κατενόησεν γὰρ ἑαυτὸν καὶ ἀπελήλυθεν καὶ εὐθέως ἐπελάθετο ὁποῖος ἦν.</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text:span> <text:span text:style-name="T2">26</text:span> <text:span text:style-name="T1">Εἴ τις δοκεῖ θρησκὸς εἶναι μὴ χαλιναγωγῶν γλῶσσαν αὐτοῦ ἀλλ᾽ ἀπατῶν καρδίαν αὐτοῦ, τούτου μάταιος ἡ θρησκεία.</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text:span> </text:p>
      <text:p text:style-name="P4">ΙΑΚΩΒΟΥ  2</text:p>
      <text:p text:style-name="Text_20_body"><text:span text:style-name="T2">1</text:span> <text:span text:style-name="T1">Ἀδελφοί μου, μὴ ἐν προσωπολημψίαις ἔχετε τὴν πίστιν τοῦ κυρίου ἡμῶν Ἰησοῦ Χριστοῦ τῆς δόξης.</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 καὶ } οὐ διεκρίθητε ἐν ἑαυτοῖς καὶ ἐγένεσθε κριταὶ διαλογισμῶν πονηρῶν;</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text:span> <text:span text:style-name="T2">7</text:span> <text:span text:style-name="T1">οὐκ αὐτοὶ βλασφημοῦσιν τὸ καλὸν ὄνομα τὸ ἐπικληθὲν ἐφ᾽ ὑμᾶς;</text:span> <text:span text:style-name="T2">8</text:span> <text:span text:style-name="T1">Εἰ μέντοι νόμον τελεῖτε βασιλικὸν κατὰ τὴν γραφήν· ἀγαπήσεις τὸν πλησίον σου ὡς σεαυτόν, καλῶς ποιεῖτε·</text:span> <text:span text:style-name="T2">9</text:span> <text:span text:style-name="T1">εἰ δὲ προσωπολημπτεῖτε, ἁμαρτίαν ἐργάζεσθε ἐλεγχόμενοι ὑπὸ τοῦ νόμου ὡς παραβάται.</text:span> <text:span text:style-name="T2">10</text:span> <text:span text:style-name="T1">ὅστις γὰρ ὅλον τὸν νόμον τηρήσῃ, πταίσῃ δὲ ἐν ἑνί, γέγονεν πάντων ἔνοχος.</text:span> <text:span text:style-name="T2">11</text:span> <text:span text:style-name="T1">ὁ γὰρ εἰπών· μὴ μοιχεύσῃς, εἶπεν καί· μὴ φονεύσῃς· εἰ δὲ οὐ μοιχεύεις, φονεύεις δέ, γέγονας παραβάτης νόμου.</text:span> <text:span text:style-name="T2">12</text:span> <text:span text:style-name="T1">Οὕτως λαλεῖτε καὶ οὕτως ποιεῖτε ὡς διὰ νόμου ἐλευθερίας μέλλοντες κρίνεσθαι.</text:span> <text:span text:style-name="T2">13</text:span> <text:span text:style-name="T1">ἡ γὰρ κρίσις ἀνέλεος τῷ μὴ ποιήσαντι ἔλεος· κατακαυχᾶται ἔλεος κρίσεως.</text:span> <text:span text:style-name="T2">14</text:span> <text:span text:style-name="T1">Τί τὸ ὄφελος, ἀδελφοί μου, ἐὰν πίστιν λέγῃ τις ἔχειν, ἔργα δὲ μὴ ἔχῃ; μὴ δύναται ἡ πίστις σῶσαι αὐτόν;</text:span> <text:span text:style-name="T2">15</text:span> <text:span text:style-name="T1">ἐὰν ἀδελφὸς ἢ ἀδελφὴ γυμνοὶ ὑπάρχωσιν καὶ λειπόμενοι { ὦσιν }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text:span> <text:span text:style-name="T2">17</text:span> <text:span text:style-name="T1">οὕτως καὶ ἡ πίστις, ἐὰν μὴ ἔχῃ ἔργα, νεκρά ἐστιν καθ᾽ ἑαυτήν.</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text:span> <text:span text:style-name="T2">19</text:span> <text:span text:style-name="T1">σὺ πιστεύεις ὅτι εἷς ἐστιν ὁ θεός, καλῶς ποιεῖς· καὶ τὰ δαιμόνια πιστεύουσιν καὶ φρίσσουσιν.</text:span> <text:span text:style-name="T2">20</text:span> <text:span text:style-name="T1">Θέλεις δὲ γνῶναι, ὦ ἄνθρωπε κενέ, ὅτι ἡ πίστις χωρὶς τῶν ἔργων ἀργή ἐστιν;</text:span> <text:span text:style-name="T2">21</text:span> <text:span text:style-name="T1">Ἀβραὰμ ὁ πατὴρ ἡμῶν οὐκ ἐξ ἔργων ἐδικαιώθη ἀνενέγκας Ἰσαὰκ τὸν υἱὸν αὐτοῦ ἐπὶ τὸ θυσιαστήριον;</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text:span> <text:span text:style-name="T2">24</text:span> <text:span text:style-name="T1">ὁρᾶτε ὅτι ἐξ ἔργων δικαιοῦται ἄνθρωπος καὶ οὐκ ἐκ πίστεως μόνον.</text:span> <text:span text:style-name="T2">25</text:span> <text:span text:style-name="T1">ὁμοίως δὲ καὶ Ῥαὰβ ἡ πόρνη οὐκ ἐξ ἔργων ἐδικαιώθη ὑποδεξαμένη τοὺς ἀγγέλους καὶ ἑτέρᾳ ὁδῷ ἐκβαλοῦσα;</text:span> <text:span text:style-name="T2">26</text:span> <text:span text:style-name="T1">ὥσπερ γὰρ τὸ σῶμα χωρὶς πνεύματος νεκρόν ἐστιν, οὕτως καὶ ἡ πίστις χωρὶς ἔργων νεκρά ἐστιν.</text:span> </text:p>
      <text:p text:style-name="P4">ΙΑΚΩΒΟΥ  3</text:p>
      <text:p text:style-name="Text_20_body"><text:span text:style-name="T2">1</text:span> <text:span text:style-name="T1">Μὴ πολλοὶ διδάσκαλοι γίνεσθε, ἀδελφοί μου, εἰδότες ὅτι μεῖζον κρίμα λημψόμεθα.</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text:span> <text:span text:style-name="T2">5</text:span> <text:span text:style-name="T1">οὕτως καὶ ἡ γλῶσσα μικρὸν μέλος ἐστὶν καὶ μεγάλα αὐχεῖ. ἰδοὺ ἡλίκον πῦρ ἡλίκην ὕλην ἀνάπτει.</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text:span> <text:span text:style-name="T2">10</text:span> <text:span text:style-name="T1">ἐκ τοῦ αὐτοῦ στόματος ἐξέρχεται εὐλογία καὶ κατάρα. οὐ χρή, ἀδελφοί μου, ταῦτα οὕτως γίνεσθαι.</text:span> <text:span text:style-name="T2">11</text:span> <text:span text:style-name="T1">μήτι ἡ πηγὴ ἐκ τῆς αὐτῆς ὀπῆς βρύει τὸ γλυκὺ καὶ τὸ πικρόν;</text:span> <text:span text:style-name="T2">12</text:span> <text:span text:style-name="T1">μὴ δύναται, ἀδελφοί μου, συκῆ ἐλαίας ποιῆσαι ἢ ἄμπελος σῦκα; οὔτε ἁλυκὸν γλυκὺ ποιῆσαι ὕδωρ.</text:span> <text:span text:style-name="T2">13</text:span> <text:span text:style-name="T1">Τίς σοφὸς καὶ ἐπιστήμων ἐν ὑμῖν; δειξάτω ἐκ τῆς καλῆς ἀναστροφῆς τὰ ἔργα αὐτοῦ ἐν πραΰτητι σοφίας.</text:span> <text:span text:style-name="T2">14</text:span> <text:span text:style-name="T1">εἰ δὲ ζῆλον πικρὸν ἔχετε καὶ ἐριθείαν ἐν τῇ καρδίᾳ ὑμῶν, μὴ κατακαυχᾶσθε καὶ ψεύδεσθε κατὰ τῆς ἀληθείας.</text:span> <text:span text:style-name="T2">15</text:span> <text:span text:style-name="T1">οὐκ ἔστιν αὕτη ἡ σοφία ἄνωθεν κατερχομένη ἀλλ᾽ ἐπίγειος, ψυχική, δαιμονιώδης.</text:span> <text:span text:style-name="T2">16</text:span> <text:span text:style-name="T1">ὅπου γὰρ ζῆλος καὶ ἐριθεία, ἐκεῖ ἀκαταστασία καὶ πᾶν φαῦλον πρᾶγμα.</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text:span> <text:span text:style-name="T2">18</text:span> <text:span text:style-name="T1">καρπὸς δὲ δικαιοσύνης ἐν εἰρήνῃ σπείρεται τοῖς ποιοῦσιν εἰρήνην.</text:span> </text:p>
      <text:p text:style-name="P4">ΙΑΚΩΒΟΥ  4</text:p>
      <text:p text:style-name="Text_20_body"><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 χάριν; } χάριν· { --- } διὸ λέγει· ὁ θεὸς ὑπερηφάνοις ἀντιτάσσεται, ταπεινοῖς δὲ δίδωσιν χάριν.</text:span> <text:span text:style-name="T2">7</text:span> <text:span text:style-name="T1">ὑποτάγητε οὖν τῷ θεῷ, ἀντίστητε δὲ τῷ διαβόλῳ, καὶ φεύξεται ἀφ᾽ ὑμῶν·</text:span> <text:span text:style-name="T2">8</text:span> <text:span text:style-name="T1">ἐγγίσατε τῷ θεῷ καὶ ἐγγιεῖ ὑμῖν. καθαρίσατε χεῖρας, ἁμαρτωλοί, καὶ ἁγνίσατε καρδίας, δίψυχοι.</text:span> <text:span text:style-name="T2">9</text:span> <text:span text:style-name="T1">ταλαιπωρήσατε καὶ πενθήσατε καὶ κλαύσατε. ὁ γέλως ὑμῶν εἰς πένθος μετατραπήτω καὶ ἡ χαρὰ εἰς κατήφειαν.</text:span> <text:span text:style-name="T2">10</text:span> <text:span text:style-name="T1">ταπεινώθητε ἐνώπιον τοῦ κυρίου καὶ ὑψώσει ὑμᾶς.</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text:span> <text:span text:style-name="T2">12</text:span> <text:span text:style-name="T1">εἷς ἐστιν ὁ νομοθέτης καὶ κριτὴς ὁ δυνάμενος σῶσαι καὶ ἀπολέσαι· σὺ δὲ τίς εἶ ὁ κρίνων τὸν πλησίον;</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text:span> <text:span text:style-name="T2">16</text:span> <text:span text:style-name="T1">νῦν δὲ καυχᾶσθε ἐν ταῖς ἀλαζονείαις ὑμῶν· πᾶσα καύχησις τοιαύτη πονηρά ἐστιν.</text:span> <text:span text:style-name="T2">17</text:span> <text:span text:style-name="T1">εἰδότι οὖν καλὸν ποιεῖν καὶ μὴ ποιοῦντι, ἁμαρτία αὐτῷ ἐστιν.</text:span> </text:p>
      <text:p text:style-name="P4"><text:soft-page-break/>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text:span> <text:span text:style-name="T2">4</text:span> <text:span text:style-name="T1">ἰδοὺ ὁ μισθὸς τῶν ἐργατῶν τῶν ἀμησάντων τὰς χώρας ὑμῶν ὁ { ἀπεστερημένος } ἀφυστερημένος { --- } ἀφ᾽ ὑμῶν κράζει, καὶ αἱ βοαὶ τῶν θερισάντων εἰς τὰ ὦτα κυρίου σαβαὼθ { εἰσεληλύθασιν. } εἰσελήλυθαν. { ---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text:span> <text:span text:style-name="T2">8</text:span> <text:span text:style-name="T1">μακροθυμήσατε καὶ ὑμεῖς, στηρίξατε τὰς καρδίας ὑμῶν, ὅτι ἡ παρουσία τοῦ κυρίου ἤγγικεν.</text:span> <text:span text:style-name="T2">9</text:span> <text:span text:style-name="T1">μὴ στενάζετε, ἀδελφοί, κατ᾽ ἀλλήλων, ἵνα μὴ κριθῆτε· ἰδοὺ ὁ κριτὴς πρὸ τῶν θυρῶν ἕστηκεν.</text:span> <text:span text:style-name="T2">10</text:span> <text:span text:style-name="T1">ὑπόδειγμα λάβετε, ἀδελφοί, τῆς κακοπαθείας καὶ τῆς μακροθυμίας τοὺς προφήτας οἳ ἐλάλησαν ἐν τῷ ὀνόματι κυρίου.</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text:span> <text:span text:style-name="T2">13</text:span> <text:span text:style-name="T1">Κακοπαθεῖ τις ἐν ὑμῖν, προσευχέσθω· εὐθυμεῖ τις, ψαλλέτω·</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text:span> <text:span text:style-name="T2">16</text:span> <text:span text:style-name="T1">ἐξομολογεῖσθε οὖν ἀλλήλοις τὰς ἁμαρτίας καὶ { εὔχεσθε } προσεύχεσθε { --- } ὑπὲρ ἀλλήλων, ὅπως ἰαθῆτε. πολὺ ἰσχύει δέησις δικαίου ἐνεργουμένη.</text:span> <text:span text:style-name="T2">17</text:span> <text:span text:style-name="T1">Ἠλίας ἄνθρωπος ἦν ὁμοιοπαθὴς ἡμῖν καὶ προσευχῇ προσηύξατο τοῦ μὴ βρέξαι, καὶ οὐκ ἔβρεξεν ἐπὶ τῆς γῆς ἐνιαυτοὺς τρεῖς καὶ μῆνας ἕξ·</text:span> <text:span text:style-name="T2">18</text:span> <text:span text:style-name="T1">καὶ πάλιν προσηύξατο, καὶ ὁ οὐρανὸς ὑετὸν ἔδωκεν καὶ ἡ γῆ ἐβλάστησεν τὸν καρπὸν αὐτῆς.</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text:span> </text:p>
      <text:h text:style-name="P2" text:outline-level="3">ΠΕΤΡΟΥ Α</text:h>
      <text:p text:style-name="Text_20_body"/>
      <text:p text:style-name="P4">ΠΕΤΡΟΥ Α  1</text:p>
      <text:p text:style-name="Text_20_body"><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 λυπηθέντας } λυπηθέντες { --- }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text:span> <text:span text:style-name="T2">14</text:span> <text:span text:style-name="T1">ὡς τέκνα ὑπακοῆς μὴ συ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text:span> <text:span text:style-name="T2">17</text:span> <text:span text:style-name="T1">καὶ εἰ πατέρα ἐπικαλεῖσθε τὸν 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 ἀφθάρτου διὰ λόγου ζῶντος θεοῦ καὶ μένοντος.</text:span> <text:span text:style-name="T2">24</text:span> <text:span text:style-name="T1">διότι πᾶσα σὰρξ ὡς χόρτος καὶ πᾶσα δόξα αὐτῆς ὡς ἄνθος χόρτου· ἐξηράνθη ὁ χόρτος καὶ τὸ ἄνθος ἐξέπεσεν·</text:span> <text:span text:style-name="T2">25</text:span> <text:span text:style-name="T1">τὸ δὲ ῥῆμα κυρίου μένει εἰς τὸν αἰῶνα. τοῦτο δέ ἐστιν τὸ ῥῆμα τὸ εὐαγγελισθὲν εἰς ὑμᾶς.</text:span> </text:p>
      <text:p text:style-name="P4">ΠΕΤΡΟΥ Α  2</text:p>
      <text:p text:style-name="Text_20_body"><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text:span> <text:span text:style-name="T2">10</text:span> <text:span text:style-name="T1">οἵ ποτε οὐ λαός, νῦν δὲ λαὸς θεοῦ, οἱ οὐκ ἠλεημένοι, νῦν δὲ ἐλεηθέντες.</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text:span> <text:span text:style-name="T2">17</text:span> <text:span text:style-name="T1">πάντας τιμήσατε, τὴν ἀδελφότητα ἀγαπᾶτε, τὸν θεὸν φοβεῖσθε, τὸν βασιλέα τιμᾶτε.</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text:span> <text:span text:style-name="T2">19</text:span> <text:span text:style-name="T1">τοῦτο γὰρ χάρις, εἰ διὰ συνείδησιν θεοῦ ὑποφέρει τις λύπας πάσχων ἀδίκως.</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text:span> <text:span text:style-name="T2">25</text:span> <text:span text:style-name="T1">ἦτε γὰρ ὡς πρόβατα πλανώμενοι, ἀλλ᾽ ἐπεστράφητε νῦν ἐπὶ τὸν ποιμένα καὶ ἐπίσκοπον τῶν ψυχῶν ὑμῶν.</text:span> </text:p>
      <text:p text:style-name="P4">ΠΕΤΡΟΥ Α  3</text:p>
      <text:p text:style-name="Text_20_body"><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γκληρονόμοις χάριτος ζωῆς εἰς τὸ μὴ ἐγκόπτεσθαι τὰς προσευχὰς ὑμῶν.</text:span> <text:span text:style-name="T2">8</text:span> <text:span text:style-name="T1">Τὸ δὲ τέλος πάντες ὁμόφρονες, συμ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text:span> <text:span text:style-name="T2">12</text:span> <text:span text:style-name="T1">ὅτι ὀφθαλμοὶ κυρίου ἐπὶ δικαίους καὶ ὦτα αὐτοῦ εἰς δέησιν αὐτῶν, πρόσωπον δὲ κυρίου ἐπὶ ποιοῦντας κακά.</text:span> <text:span text:style-name="T2">13</text:span> <text:span text:style-name="T1">Καὶ τίς ὁ κακώσων ὑμᾶς, ἐὰν τοῦ ἀγαθοῦ ζηλωταὶ γένησθε;</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text:span> <text:span text:style-name="T2">17</text:span> <text:span text:style-name="T1">κρεῖττον γὰρ ἀγαθοποιοῦντας, εἰ θέλοι τὸ θέλημα τοῦ θεοῦ, πάσχειν ἢ κακοποιοῦντας.</text:span> <text:span text:style-name="T2">18</text:span> <text:span text:style-name="T1">ὅτι καὶ Χριστὸς ἅπαξ περὶ ἁμαρτιῶν { ἔπαθεν, } ὑπὲρ { --- } ὑμῶν { --- } ἀπέθανεν, { --- } δίκαιος ὑπὲρ ἀδίκων, ἵνα ὑμᾶς προσαγάγῃ τῷ θεῷ θανατωθεὶς μὲν σαρκί, ζῳοποιηθεὶς δὲ πνεύματι·</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text:span> </text:p>
      <text:p text:style-name="P4">ΠΕΤΡΟΥ Α  4</text:p>
      <text:p text:style-name="Text_20_body"><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text:span> <text:span text:style-name="T2">6</text:span> <text:span text:style-name="T1">εἰς τοῦτο γὰρ καὶ νεκροῖς εὐηγγελίσθη, ἵνα κριθῶσιν μὲν κατὰ ἀνθρώπους σαρκί, ζῶσιν δὲ κατὰ θεὸν πνεύματι.</text:span> <text:span text:style-name="T2">7</text:span> <text:span text:style-name="T1">Πάντων δὲ τὸ τέλος ἤγγικεν. σωφρονήσατε οὖν καὶ νήψατε εἰς { προσευχὰς } προσευχὰς. { --- }</text:span> <text:span text:style-name="T2">8</text:span> <text:span text:style-name="T1">πρὸ πάντων τὴν εἰς ἑαυτοὺς ἀγάπην ἐκτενῆ 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text:span> <text:span text:style-name="T2">14</text:span> <text:span text:style-name="T1">εἰ ὀνειδίζεσθε ἐν ὀνόματι Χριστοῦ, μακάριοι, ὅτι τὸ τῆς δόξης καὶ τὸ τοῦ θεοῦ πνεῦμα ἐφ᾽ ὑμᾶς ἀναπαύεται.</text:span> <text:span text:style-name="T2">15</text:span> <text:span text:style-name="T1">μὴ γάρ τις ὑμῶν πασχέτω ὡς φονεὺς ἢ κλέπτης ἢ κακοποιὸς ἢ ὡς ἀλλοτριεπίσκοπος·</text:span> <text:span text:style-name="T2">16</text:span> <text:span text:style-name="T1">εἰ δὲ ὡς χριστιανός, μὴ αἰσχυνέσθω, δοξαζέτω δὲ τὸν θεὸν ἐν τῷ { μέρει } ὀνόματι { --- } τούτῳ.</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text:span> <text:span text:style-name="T2">18</text:span> <text:span text:style-name="T1">καὶ εἰ ὁ δίκαιος μόλις σῴζεται, ὁ ἀσεβὴς καὶ ἁμαρτωλὸς ποῦ φανεῖται;</text:span> <text:span text:style-name="T2">19</text:span> <text:span text:style-name="T1">ὥστε καὶ οἱ πάσχοντες κατὰ τὸ θέλημα τοῦ θεοῦ πιστῷ κτίστῃ παρατιθέσθωσαν τὰς ψυχὰς αὐτῶν ἐν ἀγαθοποιΐᾳ.</text:span> </text:p>
      <text:p text:style-name="P4">ΠΕΤΡΟΥ Α  5</text:p>
      <text:p text:style-name="Text_20_body"><text:span text:style-name="T2">1</text:span> <text:span text:style-name="T1">Πρεσβυτέρους { τοὺς } οὖν { --- } ἐν ὑμῖν παρακαλῶ ὁ συμπρεσβύτερος καὶ μάρτυς τῶν τοῦ Χριστοῦ παθημάτων, ὁ καὶ τῆς μελλούσης ἀποκαλύπτεσθαι δόξης κοινωνός·</text:span> <text:span text:style-name="T2">2</text:span> <text:span text:style-name="T1">ποιμάνατε τὸ ἐν ὑμῖν ποίμνιον τοῦ θεοῦ ἐπισκοποῦντες μὴ ἀναγκαστῶς ἀλλ᾽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text:span> <text:span text:style-name="T2">4</text:span> <text:span text:style-name="T1">καὶ φανερωθέντος τοῦ ἀρχιποίμενος κομιεῖσθε τὸν ἀμαράντινον τῆς δόξης στέφανον.</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text:span> <text:span text:style-name="T2">8</text:span> <text:span text:style-name="T1">νήψατε, γρηγορήσατε. ὁ ἀντίδικος ὑμῶν διάβολος ὡς λέων ὠρυόμενος περιπατεῖ ζητῶν τινα καταπιεῖν·</text:span> <text:span text:style-name="T2">9</text:span> <text:span text:style-name="T1">ᾧ ἀντίστητε στερεοὶ τῇ πίστει εἰδότες τὰ αὐτὰ τῶν παθημάτων τῇ ἐν τῷ { --- } κόσμῳ ὑμῶν ἀδελφότητι ἐπιτελεῖσθαι.</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text:span> <text:span text:style-name="T2">11</text:span> <text:span text:style-name="T1">αὐτῷ τὸ κράτος εἰς τοὺς αἰῶνας, ἀμήν.</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text:span> <text:span text:style-name="T2">13</text:span> <text:span text:style-name="T1">ἀσπάζεται ὑμᾶς ἡ ἐν Βαβυλῶνι συνεκλεκτὴ καὶ Μᾶρκος ὁ υἱός μου.</text:span> <text:span text:style-name="T2">14</text:span> <text:span text:style-name="T1">ἀσπάσασθε ἀλλήλους ἐν φιλήματι ἀγάπης. Εἰρήνη ὑμῖν πᾶσιν τοῖς ἐν Χριστῷ.</text:span> </text:p>
      <text:h text:style-name="P2" text:outline-level="3">ΠΕΤΡΟΥ Β</text:h>
      <text:p text:style-name="Text_20_body"/>
      <text:p text:style-name="P4">ΠΕΤΡΟΥ Β  1</text:p>
      <text:p text:style-name="Text_20_body"><text:span text:style-name="T2">1</text:span> <text:span text:style-name="T1">{ Συμεὼν } Σίμων { --- }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text:span> <text:span text:style-name="T2">3</text:span> <text:span text:style-name="T1">Ὡς πάντα ἡμῖν τῆς θείας δυνάμεως αὐτοῦ τὰ πρὸς ζωὴν καὶ εὐσέβειαν δεδωρημένης διὰ τῆς ἐπιγνώσεως τοῦ καλέσαντος ἡμᾶς { ἰδίᾳ } { δόξῃ } διὰ { --- } δόξης { --- } καὶ { ἀρετῇ } ἀρετῆς { --- }</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γκράτειαν, ἐν δὲ τῇ ἐγ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text:span> <text:span text:style-name="T2">9</text:span> <text:span text:style-name="T1">ᾧ γὰρ μὴ πάρεστιν ταῦτα, τυφλός ἐστιν μυωπάζων λήθην λαβὼν τοῦ καθαρισμοῦ τῶν πάλαι αὐτοῦ ἁμαρτιῶν.</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text:span> <text:span text:style-name="T2">12</text:span> <text:span text:style-name="T1">Διὸ μελλήσω ἀεὶ ὑμᾶς ὑπομιμνῄσκειν περὶ τούτων καίπερ εἰδότας καὶ ἐστηριγμένους ἐν τῇ παρούσῃ ἀληθείᾳ.</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text:span> <text:span text:style-name="T2">15</text:span> <text:span text:style-name="T1">σπουδάσω δὲ καὶ ἑκάστοτε ἔχειν ὑμᾶς μετὰ τὴν ἐμὴν ἔξοδον τὴν τούτων μνήμην ποιεῖσθαι.</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text:span> <text:span text:style-name="T2">21</text:span> <text:span text:style-name="T1">οὐ γὰρ θελήματι ἀνθρώπου ἠνέχθη προφητεία ποτέ, ἀλλ᾽ ὑπὸ πνεύματος ἁγίου φερόμενοι ἐλάλησαν ἀπὸ θεοῦ ἄνθρωποι.</text:span> </text:p>
      <text:p text:style-name="P4">ΠΕΤΡΟΥ Β  2</text:p>
      <text:p text:style-name="Text_20_body"><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 ἀσεβεῖν } ἀσεβέσιν { --- } τεθεικὼς</text:span> <text:span text:style-name="T2">7</text:span> <text:span text:style-name="T1">καὶ δίκαιον Λὼτ καταπονούμενον ὑπὸ τῆς τῶν ἀθέσμων ἐν ἀσελγείᾳ ἀναστροφῆς ἐρρύσατο·</text:span> <text:span text:style-name="T2">8</text:span> <text:span text:style-name="T1">βλέμματι γὰρ καὶ ἀκοῇ ὁ δίκαιος ἐγκατοικῶν ἐν αὐτοῖς ἡμέραν ἐξ ἡμέρας ψυχὴν δικαίαν ἀνόμοις ἔργοις ἐβασάνιζεν.</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text:span> <text:span text:style-name="T2">12</text:span> <text:span text:style-name="T1">Οὗτοι δὲ ὡς ἄλογα ζῷα 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text:span> <text:span text:style-name="T2">15</text:span> <text:span text:style-name="T1">καταλ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text:span> <text:span text:style-name="T2">17</text:span> <text:span text:style-name="T1">οὗτοί εἰσιν πηγαὶ ἄνυδροι καὶ ὁμίχλαι ὑπὸ λαίλαπος ἐλαυνόμεναι οἷς ὁ ζόφος τοῦ σκότους τετήρηται.</text:span> <text:span text:style-name="T2">18</text:span> <text:span text:style-name="T1">ὑπέρογκα γὰρ ματαιότητος φθεγγόμενοι δελεάζουσιν ἐν ἐπιθυμίαις σαρκὸς ἀσελγείαις τοὺς { ὄντως } ὀλίγως { --- }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text:span> <text:span text:style-name="T2">20</text:span> <text:span text:style-name="T1">εἰ γὰρ ἀποφυγόντες τὰ μιάσματα τοῦ κόσμου ἐν ἐπιγνώσει τοῦ κυρίου ἡμῶν { --- } καὶ σωτῆρος Ἰησοῦ Χριστοῦ, τούτοις δὲ πάλιν ἐμπλακέντες ἡττῶνται, γέγονεν αὐτοῖς τὰ ἔσχατα χείρονα τῶν πρώτων.</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text:span> </text:p>
      <text:p text:style-name="P4">ΠΕΤΡΟΥ Β  3</text:p>
      <text:p text:style-name="Text_20_body"><text:soft-page-break/><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 ὃν } ὧν { --- } ὁ τότε κόσμος ὕδατι κατακλυσθεὶς ἀπώλετο·</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text:span> <text:span text:style-name="T2">8</text:span> <text:span text:style-name="T1">Ἓν δὲ τοῦτο μὴ λανθανέτω ὑμᾶς, ἀγαπητοί, ὅτι μία ἡμέρα παρὰ κυρίῳ ὡς χίλια ἔτη καὶ χίλια ἔτη ὡς ἡμέρα μία.</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 οὐχ } { εὑρεθήσεται. } εὑρεθήσεται { --- } λυόμενα. { --- }</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text:span> <text:span text:style-name="T2">13</text:span> <text:span text:style-name="T1">καινοὺς δὲ οὐρανοὺς καὶ γῆν καινὴν κατὰ τὸ ἐπάγγελμα αὐτοῦ προσδοκῶμεν ἐν οἷς δικαιοσύνη κατοικεῖ.</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 ταῖς } ἐπιστολαῖς λαλῶν ἐν αὐταῖς περὶ τούτων ἐν αἷς ἐστιν δυσνόητά τινα ἃ οἱ ἀμαθεῖς καὶ ἀστήρικτοι { στρεβλώσουσιν } στρεβλοῦσιν { --- } ὡς καὶ τὰς λοιπὰς γραφὰς πρὸς τὴν ἰδίαν αὐτῶν ἀπώλειαν.</text:span> <text:span text:style-name="T2">17</text:span> <text:span text:style-name="T1">Ὑμεῖς οὖν, ἀγαπητοί, προγινώσκοντες 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 --- }</text:span> </text:p>
      <text:h text:style-name="P2" text:outline-level="3">ΙΩΑΝΝΟΥ Α</text:h>
      <text:p text:style-name="Text_20_body"/>
      <text:p text:style-name="P4">ΙΩΑΝΝΟΥ Α  1</text:p>
      <text:p text:style-name="Text_20_body"><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text:span> <text:span text:style-name="T2">4</text:span> <text:span text:style-name="T1">καὶ ταῦτα γράφομεν ἡμεῖς, ἵνα ἡ χαρὰ ἡμῶν ᾖ πεπληρωμένη.</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text:span> <text:span text:style-name="T2">7</text:span> <text:span text:style-name="T1">ἐὰν δὲ { --- }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text:span> <text:span text:style-name="T2">8</text:span> <text:span text:style-name="T1">ἐὰν εἴπωμεν ὅτι ἁμαρτίαν οὐκ ἔχομεν, ἑαυτοὺς πλανῶμεν καὶ ἡ ἀλήθεια οὐκ ἔστιν ἐν ἡμῖν.</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text:span> <text:span text:style-name="T2">10</text:span> <text:span text:style-name="T1">ἐὰν εἴπωμεν ὅτι οὐχ ἡμαρτήκαμεν, ψεύστην ποιοῦμεν αὐτόν, καὶ ὁ λόγος αὐτοῦ οὐκ ἔστιν ἐν ἡμῖν.</text:span> </text:p>
      <text:p text:style-name="P4">ΙΩΑΝΝΟΥ Α  2</text:p>
      <text:p text:style-name="Text_20_body"><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text:span> <text:span text:style-name="T2">3</text:span> <text:span text:style-name="T1">Καὶ ἐν τούτῳ γινώσκομεν ὅτι ἐγνώκαμεν αὐτόν, ἐὰν τὰς ἐντολὰς αὐτοῦ τηρῶμεν.</text:span> <text:span text:style-name="T2">4</text:span> <text:span text:style-name="T1">ὁ λέγων ὅτι ἔγνωκα αὐτὸν καὶ τὰς ἐντολὰς αὐτοῦ μὴ τηρῶν ψεύστης ἐστίν, καὶ ἐν τούτῳ ἡ ἀλήθεια οὐκ ἔστιν·</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text:span> <text:span text:style-name="T2">6</text:span> <text:span text:style-name="T1">ὁ λέγων ἐν αὐτῷ μένειν ὀφείλει, καθὼς ἐκεῖνος περιεπάτησεν, καὶ αὐτὸς οὕτως περιπατεῖν.</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text:span> <text:span text:style-name="T2">8</text:span> <text:span text:style-name="T1">πάλιν ἐντολὴν καινὴν γράφω { ὑμῖν } ὑμῖν· { --- } ὅ ἐστιν ἀληθὲς ἐν αὐτῷ καὶ ἐν ὑμῖν, ὅτι ἡ σκοτία παράγεται καὶ τὸ φῶς τὸ ἀληθινὸν ἤδη φαίνει.</text:span> <text:span text:style-name="T2">9</text:span> <text:span text:style-name="T1">Ὁ λέγων ἐν τῷ φωτὶ εἶναι καὶ τὸν ἀδελφὸν αὐτοῦ μισῶν ἐν τῇ σκοτίᾳ ἐστὶν ἕως ἄρτι.</text:span> <text:span text:style-name="T2">10</text:span> <text:span text:style-name="T1">ὁ ἀγαπῶν τὸν ἀδελφὸν αὐτοῦ ἐν τῷ φωτὶ μένει, καὶ σκάνδαλον ἐν αὐτῷ οὐκ ἔστιν·</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text:span> <text:span text:style-name="T2">12</text:span> <text:span text:style-name="T1">Γράφω ὑμῖν, τεκνία, ὅτι ἀφέωνται ὑμῖν αἱ ἁμαρτίαι διὰ τὸ ὄνομα αὐτοῦ.</text:span> <text:span text:style-name="T2">13</text:span> <text:span text:style-name="T1">γράφω ὑμῖν, πατέρες, ὅτι ἐγνώκατε τὸν ἀπ᾽ ἀρχῆς. γράφω ὑμῖν, νεανίσκοι, ὅτι νενικήκατε τὸν πονηρόν.</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text:span> <text:span text:style-name="T2">15</text:span> <text:span text:style-name="T1">Μὴ ἀγαπᾶτε τὸν κόσμον μηδὲ τὰ ἐν τῷ κόσμῳ. ἐάν τις ἀγαπᾷ τὸν κόσμον, οὐκ ἔστιν ἡ ἀγάπη τοῦ πατρὸς ἐν αὐτῷ·</text:span> <text:span text:style-name="T2">16</text:span> <text:span text:style-name="T1">ὅτι πᾶν τὸ ἐν τῷ κόσμῳ, ἡ ἐπιθυμία τῆς σαρκὸς καὶ ἡ ἐπιθυμία τῶν ὀφθαλμῶν καὶ ἡ ἀλαζονεία τοῦ βίου, οὐκ ἔστιν ἐκ τοῦ πατρὸς ἀλλ᾽ ἐκ τοῦ κόσμου ἐστίν.</text:span> <text:span text:style-name="T2">17</text:span> <text:span text:style-name="T1">καὶ ὁ κόσμος παράγεται καὶ ἡ ἐπιθυμία αὐτοῦ, ὁ δὲ ποιῶν τὸ θέλημα τοῦ θεοῦ μένει εἰς τὸν αἰῶνα.</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text:span> <text:span text:style-name="T2">20</text:span> <text:span text:style-name="T1">καὶ ὑμεῖς χρῖσμα ἔχετε ἀπὸ τοῦ ἁγίου καὶ οἴδατε πάντες.</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text:span> <text:span text:style-name="T2">23</text:span> <text:span text:style-name="T1">πᾶς ὁ ἀρνούμενος τὸν υἱὸν οὐδὲ τὸν πατέρα ἔχει, ὁ ὁμολογῶν τὸν υἱὸν καὶ τὸν πατέρα ἔχει.</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text:span> <text:span text:style-name="T2">25</text:span> <text:span text:style-name="T1">καὶ αὕτη ἐστὶν ἡ ἐπαγγελία ἣν αὐτὸς ἐπηγγείλατο ἡμῖν, τὴν ζωὴν τὴν αἰώνιον.</text:span> <text:span text:style-name="T2">26</text:span> <text:span text:style-name="T1">Ταῦτα ἔγραψα ὑμῖν περὶ τῶν πλανώντων ὑμᾶς.</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text:span> <text:span text:style-name="T2">29</text:span> <text:span text:style-name="T1">ἐὰν εἰδῆτε ὅτι δίκαιός ἐστιν, γινώσκετε ὅτι καὶ πᾶς ὁ ποιῶν τὴν δικαιοσύνην ἐξ αὐτοῦ γεγέννηται.</text:span> </text:p>
      <text:p text:style-name="P4">ΙΩΑΝΝΟΥ Α  3</text:p>
      <text:p text:style-name="Text_20_body"><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text:span> <text:span text:style-name="T2">3</text:span> <text:span text:style-name="T1">καὶ πᾶς ὁ ἔχων τὴν ἐλπίδα ταύτην ἐπ᾽ αὐτῷ ἁγνίζει ἑαυτόν, καθὼς ἐκεῖνος ἁγνός ἐστιν.</text:span> <text:span text:style-name="T2">4</text:span> <text:span text:style-name="T1">Πᾶς ὁ ποιῶν τὴν ἁμαρτίαν καὶ τὴν ἀνομίαν ποιεῖ, καὶ ἡ ἁμαρτία ἐστὶν ἡ ἀνομία.</text:span> <text:span text:style-name="T2">5</text:span> <text:span text:style-name="T1">καὶ οἴδατε ὅτι ἐκεῖνος ἐφανερώθη, ἵνα τὰς ἁμαρτίας ἄρῃ, καὶ ἁμαρτία ἐν αὐτῷ οὐκ ἔστιν.</text:span> <text:span text:style-name="T2">6</text:span> <text:span text:style-name="T1">πᾶς ὁ ἐν αὐτῷ μένων οὐχ ἁμαρτάνει· πᾶς ὁ ἁμαρτάνων οὐχ ἑώρακεν αὐτὸν οὐδὲ ἔγνωκεν αὐτόν.</text:span> <text:span text:style-name="T2">7</text:span> <text:span text:style-name="T1">{ Παιδία, } Τεκνία, { --- } μηδεὶς πλανάτω ὑμᾶς· ὁ ποιῶν τὴν δικαιοσύνην δίκαιός ἐστιν, καθὼς ἐκεῖνος δίκαιός ἐστιν·</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text:span> <text:span text:style-name="T2">13</text:span> <text:span text:style-name="T1">{ Καὶ } { μὴ } Μὴ { --- } θαυμάζετε, ἀδελφοί, εἰ μισεῖ ὑμᾶς ὁ κόσμος.</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 αὐτῷ } ἑαυτῷ { --- } μένουσαν.</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text:span> <text:span text:style-name="T2">17</text:span> <text:span text:style-name="T1">ὃς δ᾽ ἂν ἔχῃ τὸν βίον τοῦ κόσμου καὶ θεωρῇ τὸν ἀδελφὸν αὐτοῦ χρείαν ἔχοντα καὶ κλείσῃ τὰ σπλάγχνα αὐτοῦ ἀπ᾽ αὐτοῦ, πῶς ἡ ἀγάπη τοῦ θεοῦ μένει ἐν αὐτῷ;</text:span> <text:span text:style-name="T2">18</text:span> <text:span text:style-name="T1">Τεκνία, μὴ ἀγαπῶμεν λόγῳ μηδὲ τῇ γλώσσῃ, ἀλλ᾽ ἐν ἔργῳ καὶ ἀληθείᾳ,</text:span> <text:span text:style-name="T2">19</text:span> <text:span text:style-name="T1">{ καὶ } { ἐν } Ἐν { --- }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text:span> </text:p>
      <text:p text:style-name="P4">ΙΩΑΝΝΟΥ Α  4</text:p>
      <text:p text:style-name="Text_20_body"><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text:span> <text:span text:style-name="T2">4</text:span> <text:span text:style-name="T1">Ὑμεῖς ἐκ τοῦ θεοῦ ἐστε, τεκνία, καὶ νενικήκατε αὐτούς, ὅτι μείζων ἐστὶν ὁ ἐν ὑμῖν ἢ ὁ ἐν τῷ κόσμῳ.</text:span> <text:span text:style-name="T2">5</text:span> <text:span text:style-name="T1">αὐτοὶ ἐκ τοῦ κόσμου εἰσίν, διὰ τοῦτο ἐκ τοῦ κόσμου λαλοῦσιν καὶ ὁ κόσμος αὐτῶν ἀκούει.</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text:span> <text:span text:style-name="T2">8</text:span> <text:span text:style-name="T1">ὁ μὴ ἀγαπῶν οὐκ ἔγνω τὸν θεόν, ὅτι ὁ θεὸς ἀγάπη ἐστίν.</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text:span> <text:span text:style-name="T2">11</text:span> <text:span text:style-name="T1">Ἀγαπητοί, εἰ οὕτως ὁ θεὸς ἠγάπησεν ἡμᾶς, καὶ ἡμεῖς ὀφείλομεν ἀλλήλους ἀγαπᾶν.</text:span> <text:span text:style-name="T2">12</text:span> <text:span text:style-name="T1">θεὸν οὐδεὶς πώποτε τεθέαται. ἐὰν ἀγαπῶμεν ἀλλήλους, ὁ θεὸς ἐν ἡμῖν μένει καὶ ἡ ἀγάπη αὐτοῦ τετελειωμένη { --- } ἐν ἡμῖν { τετελειωμένη } ἐστίν.</text:span> <text:span text:style-name="T2">13</text:span> <text:span text:style-name="T1">Ἐν τούτῳ γινώσκομεν ὅτι ἐν αὐτῷ μένομεν καὶ αὐτὸς ἐν ἡμῖν, ὅτι ἐκ τοῦ πνεύματος αὐτοῦ δέδωκεν ἡμῖν.</text:span> <text:span text:style-name="T2">14</text:span> <text:span text:style-name="T1">καὶ ἡμεῖς τεθεάμεθα καὶ μαρτυροῦμεν ὅτι ὁ πατὴρ ἀπέσταλκεν τὸν υἱὸν σωτῆρα τοῦ κόσμου.</text:span> <text:span text:style-name="T2">15</text:span> <text:span text:style-name="T1">ὃς ἐὰν ὁμολογήσῃ ὅτι Ἰησοῦς ἐστιν ὁ υἱὸς τοῦ θεοῦ, ὁ θεὸς ἐν αὐτῷ μένει καὶ αὐτὸς ἐν τῷ θεῷ.</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text:span> <text:span text:style-name="T2">19</text:span> <text:span text:style-name="T1">ἡμεῖς ἀγαπῶμεν, ὅτι αὐτὸς πρῶτος ἠγάπησεν ἡμᾶς.</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text:span> <text:span text:style-name="T2">21</text:span> <text:span text:style-name="T1">καὶ ταύτην τὴν ἐντολὴν ἔχομεν ἀπ᾽ αὐτοῦ, ἵνα ὁ ἀγαπῶν τὸν θεὸν ἀγαπᾷ καὶ τὸν ἀδελφὸν αὐτοῦ.</text:span> </text:p>
      <text:p text:style-name="P4">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text:span> <text:span text:style-name="T2">2</text:span> <text:span text:style-name="T1">ἐν τούτῳ γινώσκομεν ὅτι ἀγαπῶμεν τὰ τέκνα τοῦ θεοῦ, ὅταν τὸν θεὸν ἀγαπῶμεν καὶ τὰς ἐντολὰς αὐτοῦ ποιῶμεν.</text:span> <text:span text:style-name="T2">3</text:span> <text:span text:style-name="T1">αὕτη γάρ ἐστιν ἡ ἀγάπη τοῦ θεοῦ, ἵνα τὰς ἐντολὰς αὐτοῦ τηρῶμεν, καὶ αἱ ἐντολαὶ αὐτοῦ βαρεῖαι οὐκ εἰσίν.</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text:span> <text:span text:style-name="T2">5</text:span> <text:span text:style-name="T1">Τίς { δέ } ἐστιν δέ { --- } ὁ νικῶν τὸν κόσμον εἰ μὴ ὁ πιστεύων ὅτι Ἰησοῦς ἐστιν ὁ υἱὸς τοῦ θεοῦ;</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text:span> <text:span text:style-name="T2">11</text:span> <text:span text:style-name="T1">καὶ αὕτη ἐστὶν ἡ μαρτυρία, ὅτι ζωὴν αἰώνιον ἔδωκεν ἡμῖν ὁ θεός, καὶ αὕτη ἡ ζωὴ ἐν τῷ υἱῷ αὐτοῦ ἐστιν.</text:span> <text:span text:style-name="T2">12</text:span> <text:span text:style-name="T1">ὁ ἔχων τὸν υἱὸν ἔχει τὴν ζωήν· ὁ μὴ ἔχων τὸν υἱὸν τοῦ θεοῦ τὴν ζωὴν οὐκ ἔχει.</text:span> <text:span text:style-name="T2">13</text:span> <text:span text:style-name="T1">Ταῦτα ἔγραψα ὑμῖν, ἵνα εἰδῆτε ὅτι ζωὴν ἔχετε αἰώνιον, τοῖς πιστεύουσιν εἰς τὸ ὄνομα τοῦ υἱοῦ τοῦ θεοῦ.</text:span> <text:span text:style-name="T2">14</text:span> <text:span text:style-name="T1">καὶ αὕτη ἐστὶν ἡ παρρησία ἣν ἔχομεν πρὸς αὐτόν, ὅτι ἐάν τι αἰτώμεθα κατὰ τὸ θέλημα αὐτοῦ ἀκούει ἡμῶν.</text:span> <text:span text:style-name="T2">15</text:span> <text:span text:style-name="T1">καὶ ἐὰν οἴδαμεν ὅτι ἀκούει ἡμῶν ὃ { ἐὰν } ἂν { --- } αἰτώμεθα, οἴδαμεν ὅτι ἔχομεν τὰ αἰτήματα ἃ ᾐτήκαμεν ἀπ᾽ αὐτοῦ.</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text:span> <text:span text:style-name="T2">17</text:span> <text:span text:style-name="T1">πᾶσα ἀδικία ἁμαρτία ἐστίν, καὶ ἔστιν ἁμαρτία οὐ πρὸς θάνατον.</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text:span> <text:span text:style-name="T2">19</text:span> <text:span text:style-name="T1">οἴδαμεν ὅτι ἐκ τοῦ θεοῦ ἐσμεν καὶ ὁ κόσμος ὅλος ἐν τῷ πονηρῷ κεῖται.</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text:span> <text:span text:style-name="T2">21</text:span> <text:span text:style-name="T1">Τεκνία, φυλάξατε ἑαυτὰ ἀπὸ τῶν εἰδώλων.</text:span> </text:p>
      <text:h text:style-name="P2" text:outline-level="3">ΙΩΑΝΝΟΥ Β</text:h>
      <text:p text:style-name="Text_20_body"/>
      <text:p text:style-name="P4">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text:span> <text:span text:style-name="T2">5</text:span> <text:span text:style-name="T1">καὶ νῦν ἐρωτῶ σε, κυρία, οὐχ ὡς ἐντολὴν γράφων σοι καινὴν ἀλλ᾽ ἣν εἴχομεν ἀπ᾽ ἀρχῆς, ἵνα ἀγαπῶμεν ἀλλήλους.</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text:span> <text:span text:style-name="T2">7</text:span> <text:span text:style-name="T1">Ὅτι πολλοὶ πλάνοι ἐξῆλθον εἰς τὸν κόσμον, οἱ μὴ ὁμολογοῦντες Ἰησοῦν Χριστὸν ἐρχόμενον ἐν σαρκί· οὗτός ἐστιν ὁ πλάνος καὶ ὁ ἀντίχριστος.</text:span> <text:span text:style-name="T2">8</text:span> <text:span text:style-name="T1">βλέπετε ἑαυτούς, ἵνα μὴ ἀπολέσητε ἃ εἰργασάμεθα ἀλλὰ μισθὸν πλήρη ἀπολάβητε.</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text:span> <text:span text:style-name="T2">11</text:span> <text:span text:style-name="T1">ὁ λέγων γὰρ αὐτῷ χαίρειν κοινωνεῖ τοῖς ἔργοις αὐτοῦ τοῖς πονηροῖς.</text:span> <text:span text:style-name="T2">12</text:span> <text:span text:style-name="T1">Πολλὰ ἔχων ὑμῖν γράφειν οὐκ ἐβουλήθην διὰ χάρτου καὶ μέλανος, ἀλλ᾽ ἐλπίζω γενέσθαι πρὸς ὑμᾶς καὶ στόμα πρὸς στόμα λαλῆσαι, ἵνα ἡ χαρὰ { ἡμῶν } ὑμῶν { --- } ᾖ πεπληρωμένη.</text:span> <text:span text:style-name="T2">13</text:span> <text:span text:style-name="T1">Ἀσπάζεταί σε τὰ τέκνα τῆς ἀδελφῆς σου τῆς ἐκλεκτῆς.</text:span> </text:p>
      <text:h text:style-name="P2" text:outline-level="3">ΙΩΑΝΝΟΥ Γ</text:h>
      <text:p text:style-name="Text_20_body"/>
      <text:p text:style-name="P4">ΙΩΑΝΝΟΥ Γ  1</text:p>
      <text:p text:style-name="Text_20_body"><text:span text:style-name="T2">1</text:span> <text:span text:style-name="T1">Ὁ πρεσβύτερος Γαΐῳ τῷ ἀγαπητῷ, ὃν ἐγὼ ἀγαπῶ ἐν ἀληθείᾳ.</text:span> <text:span text:style-name="T2">2</text:span> <text:span text:style-name="T1">Ἀγαπητέ, περὶ πάντων εὔχομαί σε εὐοδοῦσθαι καὶ ὑγιαίνειν, καθὼς εὐοδοῦταί σου ἡ ψυχή.</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 --- } ἀληθείᾳ περιπατοῦντα.</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text:span> <text:span text:style-name="T2">7</text:span> <text:span text:style-name="T1">ὑπὲρ γὰρ τοῦ ὀνόματος ἐξῆλθον μηδὲν λαμβάνοντες ἀπὸ τῶν ἐθνικῶν.</text:span> <text:span text:style-name="T2">8</text:span> <text:span text:style-name="T1">ἡμεῖς οὖν ὀφείλομεν ὑπολαμβάνειν τοὺς τοιούτους, ἵνα συνεργοὶ γινώμεθα τῇ ἀληθείᾳ.</text:span> <text:span text:style-name="T2">9</text:span> <text:span text:style-name="T1">Ἔγραψά τι τῇ ἐκκλησίᾳ· ἀλλ᾽ ὁ φιλοπρωτεύων αὐτῶν Διοτρέφης οὐκ ἐπιδέχεται ἡμᾶς.</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text:span> <text:span text:style-name="T2">13</text:span> <text:span text:style-name="T1">Πολλὰ εἶχον γράψαι σοι ἀλλ᾽ οὐ θέλω διὰ μέλανος καὶ καλάμου σοι γράφειν·</text:span> <text:span text:style-name="T2">14</text:span> <text:span text:style-name="T1">ἐλπίζω δὲ εὐθέως σε ἰδεῖν, καὶ στόμα πρὸς στόμα λαλήσομεν.</text:span> <text:span text:style-name="T2">15</text:span> <text:span text:style-name="T1">Εἰρήνη σοι. ἀσπάζονταί σε οἱ φίλοι. ἀσπάζου τοὺς φίλους κατ᾽ ὄνομα.</text:span> </text:p>
      <text:h text:style-name="P2" text:outline-level="3"><text:soft-page-break/>ΙΟΥΔΑ</text:h>
      <text:p text:style-name="Text_20_body"/>
      <text:p text:style-name="P4">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text:span> <text:span text:style-name="T2">2</text:span> <text:span text:style-name="T1">ἔλεος ὑμῖν καὶ εἰρήνη καὶ ἀγάπη πληθυνθείη.</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 ἀπολιπόντας τὸ ἴδιον 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 εἶπεν· ἐπιτιμήσαι σοι κύριος.</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text:span> <text:span text:style-name="T2">14</text:span> <text:span text:style-name="T1">{ Προεφήτευσεν } Ἐπροφήτευσεν { --- }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text:span> <text:span text:style-name="T2">16</text:span> <text:span text:style-name="T1">οὗτοί εἰσιν γογγυσταὶ μεμψίμοιροι κατὰ τὰς ἐπιθυμίας { ἑαυτῶν } αὐτῶν { --- } πορευόμενοι, καὶ τὸ στόμα αὐτῶν λαλεῖ ὑπέρογκα, θαυμάζοντες πρόσωπα ὠφελείας χάριν.</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text:span> <text:span text:style-name="T2">19</text:span> <text:span text:style-name="T1">Οὗτοί εἰσιν οἱ ἀποδιορίζοντες, ψυχικοί, πνεῦμα μὴ ἔχοντες.</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text:span> </text:p>
      <text:h text:style-name="P2" text:outline-level="3">ΑΠΟΚΑΛΥΨΙΣ ΙΩΑΝΝΟΥ</text:h>
      <text:p text:style-name="Text_20_body"/>
      <text:p text:style-name="P4">ΑΠΟΚΑΛΥΨΙΣ ΙΩΑΝΝΟΥ  1</text:p>
      <text:p text:style-name="Text_20_body"><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ἱερεῖς τῷ θεῷ καὶ πατρὶ αὐτοῦ, αὐτῷ ἡ δόξα καὶ τὸ κράτος εἰς τοὺς αἰῶνας [τῶν αἰώνων]· ἀμήν.</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text:span> <text:span text:style-name="T2">8</text:span> <text:span text:style-name="T1">Ἐγώ εἰμι τὸ ἄλφα καὶ τὸ ὦ, [ἀρχὴ { --- } καὶ { --- } τέλος,] { --- } λέγει κύριος ὁ θεός, ὁ ὢν καὶ ὁ ἦν καὶ ὁ ἐρχόμενος, ὁ παντοκράτωρ.</text:span> <text:span text:style-name="T2">9</text:span> <text:span text:style-name="T1">Ἐγὼ Ἰωάννης, ὁ ἀδελφὸς ὑμῶν καὶ συγ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ειαν καὶ εἰς Λαοδίκειαν.</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text:span> <text:span text:style-name="T2">19</text:span> <text:span text:style-name="T1">γράψον οὖν ἃ εἶδες καὶ ἃ εἰσὶν καὶ ἃ μέλλει γενέσθαι μετὰ ταῦτα.</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text:span> </text:p>
      <text:p text:style-name="P4">ΑΠΟΚΑΛΥΨΙΣ ΙΩΑΝΝΟΥ  2</text:p>
      <text:p text:style-name="Text_20_body"><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text:span> <text:span text:style-name="T2">4</text:span> <text:span text:style-name="T1">ἀλλ᾽ ἔχω κατὰ σοῦ ὅτι τὴν ἀγάπην σου τὴν πρώτην { ἀφῆκες. } ἀφῆκας. { --- }</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text:span> <text:span text:style-name="T2">6</text:span> <text:span text:style-name="T1">ἀλλὰ τοῦτο ἔχεις, ὅτι μισεῖς τὰ ἔργα τῶν Νικολαϊτῶν ἃ κἀγὼ μισῶ.</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text:span> <text:span text:style-name="T2">12</text:span> <text:span text:style-name="T1">Καὶ τῷ ἀγγέλῳ τῆς ἐν Περγάμῳ ἐκκλησίας γράψον· Τάδε λέγει ὁ ἔχων τὴν ῥομφαίαν τὴν δίστομον τὴν ὀξεῖαν·</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ταῖς ἡμέραις Ἀντιπᾶς ὁ μάρτυς μου ὁ πιστός μου, ὃς ἀπεκτάνθη παρ᾽ ὑμῖν, ὅπου ὁ σατανᾶς κατοικεῖ.</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text:span> <text:span text:style-name="T2">15</text:span> <text:span text:style-name="T1">οὕτως ἔχεις καὶ σὺ κρατοῦντας τὴν διδαχὴν [τῶν] Νικολαϊτῶν ὁμοίως.</text:span> <text:span text:style-name="T2">16</text:span> <text:span text:style-name="T1">μετανόησον οὖν· εἰ δὲ μή, ἔρχομαί σοι ταχὺ καὶ πολεμήσω μετ᾽ αὐτῶν ἐν τῇ ῥομφαίᾳ τοῦ στόματός μου.</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text:span> <text:span text:style-name="T2">21</text:span> <text:span text:style-name="T1">καὶ ἔδωκα αὐτῇ χρόνον ἵνα μετανοήσῃ, καὶ οὐ θέλει μετανοῆσαι ἐκ τῆς πορνείας αὐτῆς.</text:span> <text:span text:style-name="T2">22</text:span> <text:span text:style-name="T1">ἰδοὺ βάλλω αὐτὴν εἰς κλίνην καὶ τοὺς μοιχεύοντας μετ᾽ αὐτῆς εἰς θλῖψιν μεγάλην, ἐὰν μὴ { μετανοήσωσιν } μετανοήσουσιν { --- }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ς] οὗ ἂν ἥξω.</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text:span> <text:span text:style-name="T2">29</text:span> <text:span text:style-name="T1">Ὁ ἔχων οὖς ἀκουσάτω τί τὸ πνεῦμα λέγει ταῖς ἐκκλησίαις.</text:span> </text:p>
      <text:p text:style-name="P4">ΑΠΟΚΑΛΥΨΙΣ ΙΩΑΝΝΟΥ  3</text:p>
      <text:p text:style-name="Text_20_body"><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text:span> <text:span text:style-name="T2">4</text:span> <text:span text:style-name="T1">ἀλλ᾽ ἔχεις ὀλίγα ὀνόματα ἐν Σάρδεσιν ἃ οὐκ ἐμόλυναν τὰ ἱμάτια αὐτῶν, καὶ περιπατήσουσιν μετ᾽ ἐμοῦ ἐν λευκοῖς, ὅτι ἄξιοί εἰσιν.</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text:span> <text:span text:style-name="T2">6</text:span> <text:span text:style-name="T1">Ὁ ἔχων οὖς ἀκουσάτω τί τὸ πνεῦμα λέγει ταῖς ἐκκλησίαις.</text:span> <text:span text:style-name="T2">7</text:span> <text:span text:style-name="T1">Καὶ τῷ ἀγγέλῳ τῆς ἐν Φιλαδελφείᾳ ἐκκλησίας γράψον· Τάδε λέγει ὁ ἅγιος, ὁ ἀληθινός, ὁ ἔχων τὴν κλεῖν Δαυίδ, ὁ ἀνοίγων καὶ οὐδεὶς κλείσει καὶ κλείων καὶ οὐδεὶς ἀνοίγει·</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text:span> <text:span text:style-name="T2">11</text:span> <text:span text:style-name="T1">ἔρχομαι ταχύ· κράτει ὃ ἔχεις, ἵνα μηδεὶς λάβῃ τὸν στέφανόν σου.</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text:span> <text:span text:style-name="T2">13</text:span> <text:span text:style-name="T1">Ὁ ἔχων οὖς ἀκουσάτω τί τὸ πνεῦμα λέγει ταῖς ἐκκλησίαις.</text:span> <text:span text:style-name="T2">14</text:span> <text:span text:style-name="T1">Καὶ τῷ ἀγγέλῳ τῆς ἐν Λαοδικείᾳ ἐκκλησίας γράψον· Τάδε λέγει ὁ ἀμήν, ὁ μάρτυς ὁ πιστὸς καὶ ἀληθινός, ἡ ἀρχὴ τῆς κτίσεως τοῦ θεοῦ·</text:span> <text:span text:style-name="T2">15</text:span> <text:span text:style-name="T1">οἶδά σου τὰ ἔργα ὅτι οὔτε ψυχρὸς εἶ οὔτε ζεστός. ὄφελον ψυχρὸς ἦς ἢ ζεστός.</text:span> <text:span text:style-name="T2">16</text:span> <text:span text:style-name="T1">οὕτως ὅτι χλιαρὸς εἶ καὶ οὔτε ζεστὸς οὔτε ψυχρός, μέλλω σε ἐμέσαι ἐκ τοῦ στόματός μου.</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text:span> <text:span text:style-name="T2">19</text:span> <text:span text:style-name="T1">ἐγὼ ὅσους ἐὰν φιλῶ ἐλέγχω καὶ παιδεύω· ζήλευε οὖν καὶ μετανόησον.</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text:span> <text:span text:style-name="T2">22</text:span> <text:span text:style-name="T1">Ὁ ἔχων οὖς ἀκουσάτω τί τὸ πνεῦμα λέγει ταῖς ἐκκλησίαις.</text:span> </text:p>
      <text:p text:style-name="P4">ΑΠΟΚΑΛΥΨΙΣ ΙΩΑΝΝΟΥ  4</text:p>
      <text:p text:style-name="Text_20_body"><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text:span> <text:span text:style-name="T2">8</text:span> <text:span text:style-name="T1">καὶ τὰ τέσσα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text:span> </text:p>
      <text:p text:style-name="P4">ΑΠΟΚΑΛΥΨΙΣ ΙΩΑΝΝΟΥ  5</text:p>
      <text:p text:style-name="Text_20_body"><text:span text:style-name="T2">1</text:span> <text:span text:style-name="T1">Καὶ εἶδον ἐπὶ τὴν δεξιὰν τοῦ καθημένου ἐπὶ τοῦ θρόνου βιβλίον γεγραμμένον ἔσωθεν καὶ ὄπισθεν κατεσφραγισμένον σφραγῖσιν ἑπτά.</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text:span> <text:span text:style-name="T2">4</text:span> <text:span text:style-name="T1">καὶ ἔκλαιον πολύ, ὅτι οὐδεὶς ἄξιος εὑρέθη ἀνοῖξαι τὸ βιβλίον οὔτε βλέπειν αὐτό.</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text:span> <text:span text:style-name="T2">7</text:span> <text:span text:style-name="T1">καὶ ἦλθεν καὶ εἴληφεν ἐκ τῆς δεξιᾶς τοῦ καθημένου ἐπὶ τοῦ θρόνου.</text:span> <text:span text:style-name="T2">8</text:span> <text:span text:style-name="T1">Καὶ ὅτε ἔλαβεν τὸ βιβλίον, τὰ τέσσα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text:span> <text:span text:style-name="T2">14</text:span> <text:span text:style-name="T1">καὶ τὰ τέσσαρα ζῷα ἔλεγον· ἀμήν. καὶ οἱ πρεσβύτεροι ἔπεσαν καὶ προσεκύνησαν.</text:span> </text:p>
      <text:p text:style-name="P4">ΑΠΟΚΑΛΥΨΙΣ ΙΩΑΝΝΟΥ  6</text:p>
      <text:p text:style-name="Text_20_body"><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text:span> <text:span text:style-name="T2">3</text:span> <text:span text:style-name="T1">Καὶ ὅτε ἤνοιξεν τὴν σφραγῖδα τὴν δευτέραν, ἤκουσα τοῦ δευτέρου ζῴου λέγοντος· ἔρχου.</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text:span> <text:span text:style-name="T2">7</text:span> <text:span text:style-name="T1">Καὶ ὅτε ἤνοιξεν τὴν σφραγῖδα τὴν τετάρτην, ἤκουσα φωνὴν τοῦ τετάρτου ζῴου λέγοντος· ἔρχου.</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text:span> <text:span text:style-name="T2">11</text:span> <text:span text:style-name="T1">καὶ ἐδόθη αὐτοῖς ἑκάστῳ στολὴ λευκὴ καὶ ἐρρέθη αὐτοῖς ἵνα { ἀναπαύσονται } ἀναπαύσωνται { --- } ἔτι χρόνον μικρόν, ἕως πληρωθῶσιν καὶ οἱ σύνδουλοι αὐτῶν καὶ οἱ ἀδελφοὶ αὐτῶν οἱ μέλλοντες ἀποκτέννεσθαι ὡς καὶ αὐτοί.</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text:span> </text:p>
      <text:p text:style-name="P4">ΑΠΟΚΑΛΥΨΙΣ ΙΩΑΝΝΟΥ  7</text:p>
      <text:p text:style-name="Text_20_body"><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ὶν δώδεκα χιλιάδες ἐσφραγισμένοι.</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text:span> <text:span text:style-name="T2">11</text:span> <text:span text:style-name="T1">Καὶ πάντες οἱ ἄγγελοι εἱ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text:span> </text:p>
      <text:p text:style-name="P4">ΑΠΟΚΑΛΥΨΙΣ ΙΩΑΝΝΟΥ  8</text:p>
      <text:p text:style-name="Text_20_body"><text:soft-page-break/><text:span text:style-name="T2">1</text:span> <text:span text:style-name="T1">Καὶ ὅταν ἤνοιξεν τὴν σφραγῖδα τὴν ἑβδόμην, ἐγένετο σιγὴ ἐν τῷ οὐρανῷ ὡς ἡμιώριον.</text:span> <text:span text:style-name="T2">2</text:span> <text:span text:style-name="T1">Καὶ εἶδον τοὺς ἑπτὰ ἀγγέλους οἳ ἐνώπιον τοῦ θεοῦ ἑστήκασιν, καὶ ἐδόθησαν αὐτοῖς ἑπτὰ σάλπιγγες.</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text:span> <text:span text:style-name="T2">4</text:span> <text:span text:style-name="T1">καὶ ἀνέβη ὁ καπνὸς τῶν θυμιαμάτων ταῖς προσευχαῖς τῶν ἁγίων ἐκ χειρὸς τοῦ ἀγγέλου ἐνώπιον τοῦ θεοῦ.</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text:span> <text:span text:style-name="T2">6</text:span> <text:span text:style-name="T1">Καὶ οἱ ἑπτὰ ἄγγελοι οἱ ἔχοντες τὰς ἑπτὰ σάλπιγγας ἡτοίμασαν αὐτοὺς ἵνα σαλπίσωσιν.</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text:span> </text:p>
      <text:p text:style-name="P4">ΑΠΟΚΑΛΥΨΙΣ ΙΩΑΝΝΟΥ  9</text:p>
      <text:p text:style-name="Text_20_body"><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ο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text:span> <text:span text:style-name="T2">12</text:span> <text:span text:style-name="T1">Ἡ οὐαὶ ἡ μία ἀπῆλθεν· ἰδοὺ ἔρχεται ἔτι δύο οὐαὶ μετὰ ταῦτα.</text:span> <text:span text:style-name="T2">13</text:span> <text:span text:style-name="T1">Καὶ ὁ ἕκτος ἄγγελος ἐσάλπισεν· καὶ ἤκουσα φωνὴν μίαν ἐκ τῶν [τεσσάρων] κεράτων τοῦ θυσιαστηρίου τοῦ χρυσοῦ τοῦ ἐνώπιον τοῦ θεοῦ,</text:span> <text:span text:style-name="T2">14</text:span> <text:span text:style-name="T1">{ λέγοντα } λέγουσαν { --- } τῷ ἕκτῳ ἀγγέλῳ, ὁ ἔχων τὴν σάλπιγγα· λῦσον τοὺς τέσσαρας ἀγγέλους τοὺς δεδεμένους ἐπὶ τῷ ποταμῷ τῷ μεγάλῳ Εὐφράτῃ.</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text:span> <text:span text:style-name="T2">16</text:span> <text:span text:style-name="T1">καὶ ὁ ἀριθμὸς τῶν στρατευμάτων τοῦ ἱππικοῦ { δισμυριάδες } δὶς { --- } μυριάδες { --- } μυριάδων, ἤκουσα τὸν ἀριθμὸν αὐτῶν.</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text:span> </text:p>
      <text:p text:style-name="P4">ΑΠΟΚΑΛΥΨΙΣ ΙΩΑΝΝΟΥ  10</text:p>
      <text:p text:style-name="Text_20_body"><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ἐ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text:span> <text:span text:style-name="T2">11</text:span> <text:span text:style-name="T1">καὶ λέγουσίν μοι· δεῖ σε πάλιν προφητεῦσαι ἐπὶ λαοῖς καὶ ἔθνεσιν καὶ γλώσσαις καὶ βασιλεῦσιν πολλοῖς.</text:span> </text:p>
      <text:p text:style-name="P4">ΑΠΟΚΑΛΥΨΙΣ ΙΩΑΝΝΟΥ  11</text:p>
      <text:p text:style-name="Text_20_body"><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text:span> <text:span text:style-name="T2">3</text:span> <text:span text:style-name="T1">Καὶ δώσω τοῖς δυσὶν μάρτυσίν μου καὶ προφητεύσουσιν ἡμέρας χιλίας διακοσίας ἑξήκοντα περιβεβλημένοι σάκκους.</text:span> <text:span text:style-name="T2">4</text:span> <text:span text:style-name="T1">οὗτοί εἰσιν αἱ δύο ἐλαῖαι καὶ αἱ δύο λυχνίαι αἱ ἐνώπιον τοῦ κυρίου τῆς γῆς ἑστῶτες.</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text:span> <text:span text:style-name="T2">8</text:span> <text:span text:style-name="T1">καὶ { τὸ } { πτῶμα } τὰ { --- } πτώματα { --- } αὐτῶν ἐπὶ τῆς πλατείας τῆς πόλεως τῆς μεγάλης, ἥτις καλεῖται πνευματικῶς Σόδομα καὶ Αἴγυπτος, ὅπου καὶ ὁ κύριος αὐτῶν ἐσταυρώθη.</text:span> <text:span text:style-name="T2">9</text:span> <text:span text:style-name="T1">καὶ βλέπουσιν ἐκ τῶν λαῶν καὶ φυλῶν καὶ γλωσσῶν καὶ ἐθνῶν { τὸ } { πτῶμα } τὰ { --- } πτώματα { --- } αὐτῶν ἡμέρας τρεῖς καὶ ἥμισυ καὶ τὰ πτώματα αὐτῶν οὐκ ἀφίουσιν τεθῆναι εἰς μνῆμα.</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text:span> <text:span text:style-name="T2">11</text:span> <text:span text:style-name="T1">Καὶ μετὰ τὰς τρεῖς ἡμέρας καὶ ἥμισυ πνεῦμα ζωῆς ἐκ τοῦ θεοῦ εἰσῆλθεν { ἐν } { αὐτοῖς, } εἰς { --- } αὐτούς, { --- } καὶ ἔστησαν ἐπὶ τοὺς πόδας αὐτῶν, καὶ φόβος μέγας ἐπέπεσεν ἐπὶ τοὺς θεωροῦντας αὐτούς.</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text:span> <text:span text:style-name="T2">14</text:span> <text:span text:style-name="T1">Ἡ οὐαὶ ἡ δευτέρα ἀπῆλθεν· ἰδοὺ ἡ οὐαὶ ἡ τρίτη ἔρχεται ταχύ.</text:span> <text:span text:style-name="T2">15</text:span> <text:span text:style-name="T1">Καὶ ὁ ἕβδομος ἄγγελος ἐσάλπισεν· καὶ ἐγένοντο φωναὶ μεγάλαι ἐν τῷ οὐρανῷ { λέγοντες· } λέγουσαι· { --- } ἐγένετο ἡ βασιλεία τοῦ κόσμου τοῦ κυρίου ἡμῶν καὶ τοῦ χριστοῦ αὐτοῦ, καὶ βασιλεύσει εἰς τοὺς αἰῶνας τῶν αἰώνων.</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 --- } ὅτι εἴληφας τὴν δύναμίν σου τὴν μεγάλην καὶ ἐβασίλευσας.</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text:span> <text:span text:style-name="T2">19</text:span> <text:span text:style-name="T1">Καὶ ἠνοίγη ὁ ναὸς τοῦ θεοῦ ὁ ἐν τῷ οὐρανῷ καὶ ὤφθη ἡ κιβωτὸς τῆς διαθήκης { αὐτοῦ } τοῦ { --- } κυρίου { --- } ἐν τῷ ναῷ αὐτοῦ, καὶ ἐγένοντο ἀστραπαὶ καὶ φωναὶ καὶ βρονταὶ καὶ σεισμὸς καὶ χάλαζα μεγάλη.</text:span> </text:p>
      <text:p text:style-name="P4">ΑΠΟΚΑΛΥΨΙΣ ΙΩΑΝΝΟΥ  12</text:p>
      <text:p text:style-name="Text_20_body"><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text:span> <text:span text:style-name="T2">3</text:span> <text:span text:style-name="T1">καὶ ὤφθη ἄλλο σημεῖον ἐν τῷ οὐρανῷ, καὶ ἰδοὺ δράκων πυρρός { --- } μέγας { πυρρὸς }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text:span> <text:span text:style-name="T2">5</text:span> <text:span text:style-name="T1">καὶ ἔτεκεν υἱὸν ἄρσεν, ὃς μέλλει ποιμαίνειν πάντα τὰ ἔθνη ἐν ῥάβδῳ σιδηρᾷ. καὶ ἡρπάσθη τὸ τέκνον αὐτῆς πρὸς τὸν θεὸν καὶ πρὸς τὸν θρόνον αὐτοῦ.</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text:span> <text:span text:style-name="T2">7</text:span> <text:span text:style-name="T1">Καὶ ἐγένετο πόλεμος ἐν τῷ οὐρανῷ, ὁ Μιχαὴλ καὶ οἱ ἄγγελοι αὐτοῦ { τοῦ } [τοῦ] { --- } πολεμῆσαι μετὰ τοῦ δράκοντος. καὶ ὁ δράκων ἐπολέμησεν καὶ οἱ ἄγγελοι αὐτοῦ,</text:span> <text:span text:style-name="T2">8</text:span> <text:span text:style-name="T1">καὶ οὐκ { ἴσχυσεν } ἴσχυσαν { --- } οὐδὲ τόπος εὑρέθη αὐτῶν ἔτι ἐν τῷ οὐρανῷ.</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 κατήγωρ } κατήγορος { --- } τῶν ἀδελφῶν ἡμῶν, ὁ κατηγορῶν αὐτοὺς ἐνώπιον τοῦ θεοῦ ἡμῶν ἡμέρας καὶ νυκτός.</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text:span> <text:span text:style-name="T2">13</text:span> <text:span text:style-name="T1">Καὶ ὅτε εἶδεν ὁ δράκων ὅτι ἐβλήθη εἰς τὴν γῆν, ἐδίωξεν τὴν γυναῖκα ἥτις ἔτεκεν τὸν ἄρσενα.</text:span> <text:span text:style-name="T2">14</text:span> <text:span text:style-name="T1">καὶ ἐδόθησαν τῇ γυναικὶ { αἱ }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text:span> <text:span text:style-name="T2">18</text:span> <text:span text:style-name="T1">Καὶ ἐστάθη ἐπὶ τὴν ἄμμον τῆς θαλάσσης.</text:span> </text:p>
      <text:p text:style-name="P4">ΑΠΟΚΑΛΥΨΙΣ ΙΩΑΝΝΟΥ  13</text:p>
      <text:p text:style-name="Text_20_body"><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τα] βλασφημίας.</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text:span> <text:span text:style-name="T2">5</text:span> <text:span text:style-name="T1">Καὶ ἐδόθη αὐτῷ στόμα λαλοῦν μεγάλα καὶ βλασφημίας καὶ ἐδόθη αὐτῷ ἐξουσία ποιῆσαι μῆνας τεσσεράκοντα [καὶ] δύο.</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text:span> <text:span text:style-name="T2">8</text:span> <text:span text:style-name="T1">καὶ προσκυνήσουσιν αὐτὸν πάντες οἱ κατοικοῦντες ἐπὶ τῆς γῆς, { οὗ } ὧν { --- } οὐ γέγραπται τὸ ὄνομα αὐτοῦ ἐν τῷ βιβλίῳ τῆς ζωῆς τοῦ ἀρνίου τοῦ ἐσφαγμένου ἀπὸ καταβολῆς κόσμου.</text:span> <text:span text:style-name="T2">9</text:span> <text:span text:style-name="T1">Εἴ τις ἔχει οὖς ἀκουσάτω.</text:span> <text:span text:style-name="T2">10</text:span> <text:span text:style-name="T1">εἴ τις εἰς αἰχμαλωσίαν, εἰς αἰχμαλωσίαν ὑπάγει· εἴ τις ἐν μαχαίρῃ { ἀποκτανθῆναι } ἀποκτενεῖ { --- } δεῖ { --- } αὐτὸν ἐν μαχαίρῃ ἀποκτανθῆναι. Ὧδέ ἐστιν ἡ ὑπομονὴ καὶ ἡ πίστις τῶν ἁγίων.</text:span> <text:span text:style-name="T2">11</text:span> <text:span text:style-name="T1">Καὶ εἶδον ἄλλο θηρίον ἀναβαῖνον ἐκ τῆς γῆς, καὶ εἶχεν κέρατα δύο ὅμοια ἀρνίῳ καὶ ἐλάλει ὡς δράκων.</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text:span> <text:span text:style-name="T2">13</text:span> <text:span text:style-name="T1">καὶ ποιεῖ σημεῖα μεγάλα, ἵνα καὶ πῦρ ποιῇ καταβαίνειν { --- } ἐκ τοῦ οὐρανοῦ { καταβαίνειν } εἰς τὴν γῆν ἐνώπιον 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 --- } ἑξακόσιοι ἑξήκοντα ἕξ.</text:span> </text:p>
      <text:p text:style-name="P4">ΑΠΟΚΑΛΥΨΙΣ ΙΩΑΝΝΟΥ  14</text:p>
      <text:p text:style-name="Text_20_body"><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text:span> <text:span text:style-name="T2">3</text:span> <text:span text:style-name="T1">καὶ ᾄδουσιν [ὡς]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 ὑπάγῃ. } ὑπάγει. { --- }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 --- } εἰσιν.</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text:span> <text:span text:style-name="T2">12</text:span> <text:span text:style-name="T1">Ὧδε ἡ ὑπομονὴ τῶν ἁγίων ἐστίν, οἱ τηροῦντες τὰς ἐντολὰς τοῦ θεοῦ καὶ τὴν πίστιν Ἰησοῦ.</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text:span> <text:span text:style-name="T2">16</text:span> <text:span text:style-name="T1">καὶ ἔβαλεν ὁ καθήμενος ἐπὶ τῆς νεφέλης τὸ δρέπανον αὐτοῦ ἐπὶ τὴν γῆν καὶ ἐθερίσθη ἡ γῆ.</text:span> <text:span text:style-name="T2">17</text:span> <text:span text:style-name="T1">Καὶ ἄλλος ἄγγελος ἐξῆλθεν ἐκ τοῦ ναοῦ τοῦ ἐν τῷ οὐρανῷ ἔχων καὶ αὐτὸς δρέπανον ὀξύ.</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text:span> </text:p>
      <text:p text:style-name="P4">ΑΠΟΚΑΛΥΨΙΣ ΙΩΑΝΝΟΥ  15</text:p>
      <text:p text:style-name="Text_20_body"><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 ἐθνῶν· } αἰώνων. { ---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 λίνον } λινοῦν { --- } καθαρὸν λαμπρὸν καὶ περιεζωσμένοι περὶ τὰ στήθη ζώνας χρυσᾶς.</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text:span> </text:p>
      <text:p text:style-name="P4">ΑΠΟΚΑΛΥΨΙΣ ΙΩΑΝΝΟΥ  16</text:p>
      <text:p text:style-name="Text_20_body"><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text:span> <text:span text:style-name="T2">3</text:span> <text:span text:style-name="T1">Καὶ ὁ δεύτερος ἐξέχεεν τὴν φιάλην αὐτοῦ εἰς τὴν θάλασσαν, καὶ ἐγένετο αἷμα ὡς νεκροῦ, καὶ πᾶσα ψυχὴ { ζωῆς } ζῶσα { --- } ἀπέθανεν { τὰ } ἐν τῇ θαλάσσῃ.</text:span> <text:span text:style-name="T2">4</text:span> <text:span text:style-name="T1">Καὶ ὁ τρίτος ἐξέχεεν τὴν φιάλην αὐτοῦ εἰς τοὺς ποταμοὺς καὶ τὰς πηγὰς τῶν ὑδάτων, καὶ ἐγένετο αἷμα.</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δ]έδωκας πιεῖν, ἄξιοί εἰσιν.</text:span> <text:span text:style-name="T2">7</text:span> <text:span text:style-name="T1">Καὶ ἤκουσα τοῦ θυσιαστηρίου λέγοντος· ναὶ κύριε ὁ θεὸς ὁ παντοκράτωρ, ἀληθιναὶ καὶ δίκαιαι αἱ κρίσεις σου.</text:span> <text:span text:style-name="T2">8</text:span> <text:span text:style-name="T1">Καὶ ὁ τέταρτος ἐξέχεεν τὴν φιάλην αὐτοῦ ἐπὶ τὸν ἥλιον, καὶ ἐδόθη αὐτῷ καυματίσαι τοὺς ἀνθρώπους ἐν πυρί.</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ἑτοιμασθῇ ἡ ὁδὸς τῶν βασιλέων τῶν ἀπὸ ἀνατολῆς ἡλίου.</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text:span> <text:span text:style-name="T2">16</text:span> <text:span text:style-name="T1">Καὶ συνήγαγεν αὐτοὺς εἰς τὸν τόπον τὸν καλούμενον Ἑβραϊστὶ Ἁρμαγεδών.</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text:span> <text:span text:style-name="T2">18</text:span> <text:span text:style-name="T1">καὶ ἐγένοντο ἀστραπαὶ καὶ φωναὶ καὶ βρονταὶ καὶ σεισμὸς ἐγένετο μέγας, οἷος οὐκ ἐγένετο ἀφ᾽ οὗ ἄνθρωπος ἐγένετο ἐπὶ τῆς γῆς τηλικοῦτος σεισμὸς οὕτως μέγας.</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text:span> <text:span text:style-name="T2">20</text:span> <text:span text:style-name="T1">καὶ πᾶσα νῆσος ἔφυγεν καὶ ὄρη οὐχ εὑρέθησαν.</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text:span> </text:p>
      <text:p text:style-name="P4">ΑΠΟΚΑΛΥΨΙΣ ΙΩΑΝΝΟΥ  17</text:p>
      <text:p text:style-name="Text_20_body"><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text:span> <text:span text:style-name="T2">7</text:span> <text:span text:style-name="T1">Καὶ εἶπέν μοι ὁ ἄγγελος· διὰ τί ἐθαύμασας; ἐγὼ { ἐρῶ } σοι ἐρῶ { --- } τὸ μυστήριον τῆς γυναικὸς καὶ τοῦ θηρίου τοῦ βαστάζοντος αὐτὴν τοῦ ἔχοντος τὰς ἑπτὰ κεφαλὰς καὶ τὰ δέκα κέρατα.</text:span> <text:span text:style-name="T2">8</text:span> <text:span text:style-name="T1">Τὸ θηρίον ὃ εἶδες ἦν καὶ οὐκ ἔστιν καὶ μέλλει ἀναβαίνειν ἐκ τῆς ἀβύσσου καὶ εἰς ἀπώλειαν ὑπάγει, καὶ { θαυμασθήσονται } θαυμάσονται { --- } οἱ κατοικοῦντες ἐπὶ τῆς γῆς, ὧν οὐ γέγραπται { τὸ } { ὄνομα } τὰ { --- } ὀνόματα { --- } ἐπὶ τὸ βιβλίον τῆς ζωῆς ἀπὸ καταβολῆς κόσμου, βλεπόντων τὸ θηρίον ὅτι ἦν καὶ οὐκ ἔστιν καὶ παρέσται.</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text:span> <text:span text:style-name="T2">10</text:span> <text:span text:style-name="T1">οἱ πέντε ἔπεσαν, ὁ εἷς ἔστιν, ὁ ἄλλος οὔπω ἦλθεν, καὶ ὅταν ἔλθῃ ὀλίγον αὐτὸν δεῖ μεῖναι.</text:span> <text:span text:style-name="T2">11</text:span> <text:span text:style-name="T1">καὶ τὸ θηρίον ὃ ἦν καὶ οὐκ ἔστιν καὶ αὐτὸς ὄγδοός ἐστιν καὶ ἐκ τῶν ἑπτά ἐστιν, καὶ εἰς ἀπώλειαν ὑπάγει.</text:span> <text:span text:style-name="T2">12</text:span> <text:span text:style-name="T1">Καὶ τὰ δέκα κέρατα ἃ εἶδες δέκα βασιλεῖς εἰσιν, οἵτινες βασιλείαν οὔπω ἔλαβον, ἀλλ᾽ ἐξουσίαν ὡς βασιλεῖς μίαν ὥραν λαμβάνουσιν μετὰ τοῦ θηρίου.</text:span> <text:span text:style-name="T2">13</text:span> <text:span text:style-name="T1">οὗτοι μίαν γνώμην ἔχουσιν καὶ τὴν δύναμιν καὶ τὴν { --- } ἐξουσίαν αὐτῶν τῷ θηρίῳ διδόασιν.</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text:span> <text:span text:style-name="T2">15</text:span> <text:span text:style-name="T1">Καὶ λέγει μοι· τὰ ὕδατα ἃ εἶδες οὗ ἡ πόρνη κάθηται, λαοὶ καὶ ὄχλοι εἰσὶν καὶ ἔθνη καὶ γλῶσσαι.</text:span> <text:span text:style-name="T2">16</text:span> <text:span text:style-name="T1">καὶ τὰ δέκα κέρατα ἃ εἶδες καὶ τὸ θηρίον οὗτοι μισήσουσιν τὴν πόρνην καὶ ἠρημωμένην ποιήσουσιν αὐτὴν καὶ γυμνὴν καὶ τὰς σάρκας αὐτῆς φάγονται καὶ αὐτὴν κατακαύσουσιν ἐν πυρί.</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text:span> <text:span text:style-name="T2">18</text:span> <text:span text:style-name="T1">καὶ ἡ γυνὴ ἣν εἶδες ἔστιν ἡ πόλις ἡ μεγάλη ἡ ἔχουσα βασιλείαν ἐπὶ τῶν βασιλέων τῆς γῆς.</text:span> </text:p>
      <text:p text:style-name="P4">ΑΠΟΚΑΛΥΨΙΣ ΙΩΑΝΝΟΥ  18</text:p>
      <text:p text:style-name="Text_20_body"><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φυλακὴ παντὸς θηρί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text:span> <text:span text:style-name="T2">4</text:span> <text:span text:style-name="T1">Καὶ ἤκουσα ἄλλην φωνὴν ἐκ τοῦ οὐρανοῦ λέγουσαν· ἐξέλθατε ὁ λαός μου ἐξ αὐτῆς ἵνα μὴ συγ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text:span> <text:span text:style-name="T2">9</text:span> <text:span text:style-name="T1">Καὶ { κλαύσουσιν } κλαύσονται { --- }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text:span> <text:span text:style-name="T2">21</text:span> <text:span text:style-name="T1">Καὶ ἦρεν εἷς ἄγγελος ἰσχυρὸς λίθον ὡς μύλινον μέγαν καὶ ἔβαλεν εἰς τὴν θάλασσαν λέγων· οὕτως ὁρμήματι βληθήσεται Βαβυλὼν ἡ μεγάλη πόλις καὶ οὐ μὴ εὑρεθῇ ἔτι.</text:span> <text:span text:style-name="T2">22</text:span> <text:span text:style-name="T1">καὶ φωνὴ κιθαρῳδῶν καὶ μουσικῶν καὶ αὐλητῶν καὶ σαλπιστῶν οὐ μὴ ἀκουσθῇ ἐν σοὶ ἔτι, καὶ πᾶς τεχνίτης πάσης τέχν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text:span> </text:p>
      <text:p text:style-name="P4"><text:soft-page-break/>ΑΠΟΚΑΛΥΨΙΣ ΙΩΑΝΝΟΥ  19</text:p>
      <text:p text:style-name="Text_20_body"><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text:span> <text:span text:style-name="T2">3</text:span> <text:span text:style-name="T1">Καὶ δεύτερον εἴρηκαν· ἁλληλουϊά· καὶ ὁ καπνὸς αὐτῆς ἀναβαίνει εἰς τοὺς αἰῶνας τῶν αἰώνων.</text:span> <text:span text:style-name="T2">4</text:span> <text:span text:style-name="T1">καὶ ἔπεσαν οἱ πρεσβύτεροι οἱ εἴκοσι τέσσαρες καὶ τὰ τέσσαρα ζῷα καὶ προσεκύνησαν τῷ θεῷ τῷ καθημένῳ ἐπὶ τῷ θρόνῳ λέγοντες· ἀμὴν ἁλληλουϊά.</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text:span> <text:span text:style-name="T2">7</text:span> <text:span text:style-name="T1">χαίρωμεν καὶ ἀγαλλιῶμεν καὶ { δώσωμεν } δῶμεν { --- }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τοῦ θεοῦ εἰσιν.</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text:span> <text:span text:style-name="T2">11</text:span> <text:span text:style-name="T1">Καὶ εἶδον τὸν οὐρανὸν ἠνεῳγμένον, καὶ ἰδοὺ ἵππος λευκὸς καὶ ὁ καθήμενος ἐπ᾽ αὐτὸν { [καλούμενος] } πιστὸς καλούμενος { --- } καὶ ἀληθινός, καὶ ἐν δικαιοσύνῃ κρίνει καὶ πολεμεῖ.</text:span> <text:span text:style-name="T2">12</text:span> <text:span text:style-name="T1">οἱ δὲ ὀφθαλμοὶ αὐτοῦ [ὡς]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text:span> <text:span text:style-name="T2">14</text:span> <text:span text:style-name="T1">Καὶ τὰ στρατεύματα [τὰ] ἐν τῷ οὐρανῷ ἠκολούθει αὐτῷ ἐφ᾽ ἵπποις λευκοῖς, ἐνδεδυμένοι βύσσινον λευκὸν καὶ { --- } καθαρόν.</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 αὐτῶν } αὐτοῖς { --- } καὶ σάρκας πάντων ἐλευθέρων τε καὶ δούλων καὶ μικρῶν καὶ μεγάλων.</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καὶ τοὺς προσκυνοῦντας τῇ εἰκόνι αὐτοῦ· ζῶντες ἐβλήθησαν οἱ δύο εἰς τὴν λίμνην τοῦ πυρὸς τῆς καιομένης ἐν θείῳ.</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text:span> </text:p>
      <text:p text:style-name="P4">ΑΠΟΚΑΛΥΨΙΣ ΙΩΑΝΝΟΥ  20</text:p>
      <text:p text:style-name="Text_20_body"><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λυθῆναι αὐτὸν μικρὸν χρόνον.</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text:span> <text:span text:style-name="T2">5</text:span> <text:span text:style-name="T1">οἱ λοιποὶ τῶν νεκρῶν οὐκ ἔζησαν ἄχρι τελεσθῇ τὰ χίλια ἔτη. Αὕτη ἡ ἀνάστασις ἡ πρώτη.</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text:span> <text:span text:style-name="T2">9</text:span> <text:span text:style-name="T1">καὶ ἀνέβησαν ἐπὶ τὸ πλάτος τῆς γῆς καὶ { ἐκύκλευσαν } ἐκύκλωσαν { --- } τὴν παρεμβολὴν τῶν ἁγίων καὶ τὴν πόλιν τὴν ἠγαπημένην, καὶ κατέβη πῦρ ἐκ τοῦ οὐρανοῦ καὶ κατέφαγεν αὐτούς.</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text:span> <text:span text:style-name="T2">11</text:span> <text:span text:style-name="T1">Καὶ εἶδον θρόνον μέγαν λευκὸν καὶ τὸν καθήμενον ἐπ᾽ { αὐτόν, } αὐτοῦ, { --- } οὗ ἀπὸ τοῦ προσώπου ἔφυγεν ἡ γῆ καὶ ὁ οὐρανὸς καὶ τόπος οὐχ εὑρέθη αὐτοῖς.</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 ἠνοίχθη, } ἠνεῴχθη, { --- } ὅ ἐστιν τῆς ζωῆς, καὶ ἐκρίθησαν οἱ νεκροὶ ἐκ τῶν γεγραμμένων ἐν τοῖς βιβλίοις κατὰ τὰ ἔργα αὐτῶν.</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text:span> <text:span text:style-name="T2">15</text:span> <text:span text:style-name="T1">καὶ εἴ τις οὐχ εὑρέθη ἐν τῇ βίβλῳ τῆς ζωῆς γεγραμμένος, ἐβλήθη εἰς τὴν λίμνην τοῦ πυρός.</text:span> </text:p>
      <text:p text:style-name="P4">ΑΠΟΚΑΛΥΨΙΣ ΙΩΑΝΝΟΥ  21</text:p>
      <text:p text:style-name="Text_20_body"><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μετ᾽ αὐτῶν ἔσται [αὐτῶν θεός],</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text:span> <text:span text:style-name="T2">5</text:span> <text:span text:style-name="T1">Καὶ εἶπεν ὁ καθήμενος ἐπὶ τῷ θρόνῳ· ἰδοὺ καινὰ ποιῶ πάντα καὶ { λέγει· } λέγει { --- } μοι· { --- } γράψον, ὅτι οὗτοι οἱ λόγοι πιστοὶ καὶ ἀληθινοί εἰσιν.</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text:span> <text:span text:style-name="T2">7</text:span> <text:span text:style-name="T1">ὁ νικῶν κληρονομήσει ταῦτα καὶ ἔσομαι αὐτῷ θεὸς καὶ αὐτὸς ἔσται μοι υἱός.</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ὰ ὀνόματα] τῶν δώδεκα φυλῶν υἱῶν Ἰσραήλ·</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text:span> <text:span text:style-name="T2">16</text:span> <text:span text:style-name="T1">καὶ ἡ πόλις τετράγωνος κεῖται καὶ τὸ μῆκος αὐτῆς ὅσον [καὶ] τὸ πλάτος. καὶ ἐμέτρησεν τὴν πόλιν τῷ καλάμῳ ἐπὶ σταδίων δώδεκα χιλιάδων, τὸ μῆκος καὶ τὸ πλάτος καὶ τὸ ὕψος αὐτῆς ἴσα ἐστίν.</text:span> <text:span text:style-name="T2">17</text:span> <text:span text:style-name="T1">καὶ ἐμέτρησεν τὸ τεῖχος αὐτῆς ἑκατὸν τεσσεράκοντα τεσσάρων πηχῶν μέτρον ἀνθρώπου, ὅ ἐστιν ἀγγέλου.</text:span> <text:span text:style-name="T2">18</text:span> <text:span text:style-name="T1">καὶ ἡ ἐνδώμησις τοῦ τείχους αὐτῆς ἴασπις καὶ ἡ πόλις χρυσίον καθαρὸν ὅμοιον ὑάλῳ καθαρῷ.</text:span> <text:span text:style-name="T2">19</text:span> <text:span text:style-name="T1">οἱ θεμέλιοι τοῦ τείχους τῆς πόλεως παντὶ λίθῳ τιμίῳ κεκοσμημένοι· ὁ θεμέλιος ὁ πρῶτος ἴασπις, ὁ δεύτερος { σάπφιρος, } σάπφειρος, { --- }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text:span> <text:span text:style-name="T2">22</text:span> <text:span text:style-name="T1">Καὶ ναὸν οὐκ εἶδον ἐν αὐτῇ, ὁ γὰρ κύριος ὁ θεὸς ὁ παντοκράτωρ ναὸς αὐτῆς ἐστιν καὶ τὸ ἀρνίον.</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text:span> </text:p>
      <text:p text:style-name="P4">ΑΠΟΚΑΛΥΨΙΣ ΙΩΑΝΝΟΥ  22</text:p>
      <text:p text:style-name="P3"><text:span text:style-name="T2">1</text:span> <text:span text:style-name="T1">Καὶ ἔδειξέν μοι ποταμὸν ὕδατος ζωῆς λαμπρὸν ὡς κρύσταλλον, ἐκπορευόμενον ἐκ τοῦ θρόνου τοῦ θεοῦ καὶ τοῦ ἀρνίου.</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 ἀποδιδοῦν } { τὸν } { καρπὸν } ἀποδιδούς { --- } τοὺς { --- } καρποὺς { --- } αὐτοῦ, καὶ τὰ φύλλα τοῦ ξύλου εἰς θεραπείαν τῶν ἐθνῶν.</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text:span> <text:span text:style-name="T2">5</text:span> <text:span text:style-name="T1">καὶ νὺξ οὐκ ἔσται ἔτι καὶ οὐκ ἔχουσιν χρείαν φωτὸς λύχνου καὶ φωτὸς ἡλίου, ὅτι κύριος ὁ θεὸς { φωτίσει } φωτιεῖ { --- } ἐπ᾽ αὐτούς, καὶ βασιλεύσουσιν εἰς τοὺς αἰῶνας τῶν αἰώνων.</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text:span> <text:span text:style-name="T2">7</text:span> <text:span text:style-name="T1">καὶ ἰδοὺ ἔρχομαι ταχύ. μακάριος ὁ τηρῶν τοὺς λόγους τῆς προφητείας τοῦ βιβλίου τούτου.</text:span> <text:span text:style-name="T2">8</text:span> <text:span text:style-name="T1">Κἀγὼ Ἰωάννης ὁ { ἀκούων } { καὶ } βλέπων καὶ { --- } ἀκούων { --- } ταῦτα. καὶ ὅτε ἤκουσα καὶ ἔβλεψα, ἔπεσα προσκυνῆσαι ἔμπροσθεν τῶν ποδῶν τοῦ ἀγγέλου τοῦ δεικνύοντός μοι ταῦτα.</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text:span> <text:span text:style-name="T2">10</text:span> <text:span text:style-name="T1">Καὶ λέγει μοι· μὴ σφραγίσῃς τοὺς λόγους τῆς προφητείας τοῦ βιβλίου τούτου, ὁ καιρὸς γὰρ ἐγγύς ἐστιν.</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text:span> <text:span text:style-name="T2">12</text:span> <text:span text:style-name="T1">Ἰδοὺ ἔρχομαι ταχύ, καὶ ὁ μισθός μου μετ᾽ ἐμοῦ ἀποδοῦναι ἑκάστῳ ὡς τὸ ἔργον ἐστὶν αὐτοῦ.</text:span> <text:span text:style-name="T2">13</text:span> <text:span text:style-name="T1">ἐγὼ τὸ ἄλφα καὶ τὸ ὦ, ὁ πρῶτος καὶ ὁ ἔσχατος, ἡ ἀρχὴ καὶ τὸ τέλος.</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text:span> <text:span text:style-name="T2">20</text:span> <text:span text:style-name="T1">Λέγει ὁ μαρτυρῶν ταῦτα· ναί, ἔρχομαι ταχύ. Ἀμήν, ἔρχου κύριε Ἰησοῦ.</text:span> <text:span text:style-name="T2">21</text:span> <text:span text:style-name="T1">Ἡ χάρις τοῦ κυρίου Ἰησοῦ μετὰ πάντων.</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149883" meta:character-count="875845" meta:non-whitespace-character-count="725947"/>
    <meta:generator>LibreOffice/7.2.4.1$Windows_X86_64 LibreOffice_project/27d75539669ac387bb498e35313b970b7fe9c4f9</meta:generator>
    <meta:user-defined meta:name="viewport">width=device-width, initial-scale=1</meta:user-defined>
  </office:meta>
</office:document-meta>
</file>